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d1c24"/>
    </style:style>
    <number:number-style style:name="N4">
      <number:number number:decimal-places="2" loext:min-decimal-places="2" number:min-integer-digits="1" number:grouping="true"/>
    </number:number-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51" style:family="table-cell" style:parent-style-name="Default">
      <style:text-properties fo:language="en" fo:country="US" style:font-name-asian="Droid Sans Fallback" style:font-name-complex="FreeSans"/>
    </style:style>
    <style:style style:name="ce4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language="pt" fo:country="BR" style:font-name-asian="Noto Sans CJK SC Regular" style:font-name-complex="Lohit Devanagari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language="en" fo:country="US" style:text-underline-style="none" style:font-name-asian="Droid Sans Fallback" style:font-name-complex="Free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4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1-n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02" calcext:value-type="float">
            <text:p>0,02</text:p>
          </table:table-cell>
          <table:table-cell table:formula="of:=[.D3]*100" office:value-type="float" office:value="2" calcext:value-type="float">
            <text:p>2</text:p>
          </table:table-cell>
          <table:table-cell table:style-name="ce51" table:formula="of:=QUARTILE([.$AM$3:.$AM$102];2)" office:value-type="float" office:value="0.1" calcext:value-type="float">
            <text:p>0,1</text:p>
          </table:table-cell>
          <table:table-cell table:formula="of:=[.F3]*100" office:value-type="float" office:value="10" calcext:value-type="float">
            <text:p>10</text:p>
          </table:table-cell>
          <table:table-cell table:style-name="ce51" table:formula="of:=QUARTILE([.$AM$3:.$AM$102];3)" office:value-type="float" office:value="0.32" calcext:value-type="float">
            <text:p>0,32</text:p>
          </table:table-cell>
          <table:table-cell table:formula="of:=[.H3]*100" office:value-type="float" office:value="32" calcext:value-type="float">
            <text:p>32</text:p>
          </table:table-cell>
          <table:table-cell table:style-name="ce51" table:formula="of:=QUARTILE([.$AM$3:.$AM$102];4)" office:value-type="float" office:value="0.88" calcext:value-type="float">
            <text:p>0,88</text:p>
          </table:table-cell>
          <table:table-cell table:formula="of:=[.J3]*100" office:value-type="float" office:value="88" calcext:value-type="float">
            <text:p>88</text:p>
          </table:table-cell>
          <table:table-cell table:style-name="ce51" table:formula="of:=QUARTILE([.$AO$3:.$AO$102];0)" office:value-type="float" office:value="1" calcext:value-type="float">
            <text:p>1</text:p>
          </table:table-cell>
          <table:table-cell table:formula="of:=[.L3]*100" office:value-type="float" office:value="100" calcext:value-type="float">
            <text:p>100</text:p>
          </table:table-cell>
          <table:table-cell table:style-name="ce51" table:formula="of:=QUARTILE([.$AO$3:.$AO$102];1)" office:value-type="float" office:value="1" calcext:value-type="float">
            <text:p>1</text:p>
          </table:table-cell>
          <table:table-cell table:formula="of:=[.N3]*100" office:value-type="float" office:value="100" calcext:value-type="float">
            <text:p>100</text:p>
          </table:table-cell>
          <table:table-cell table:style-name="ce51" table:formula="of:=QUARTILE([.$AO$3:.$AO$102];2)" office:value-type="float" office:value="1" calcext:value-type="float">
            <text:p>1</text:p>
          </table:table-cell>
          <table:table-cell table:formula="of:=[.P3]*100" office:value-type="float" office:value="100" calcext:value-type="float">
            <text:p>100</text:p>
          </table:table-cell>
          <table:table-cell table:style-name="ce51" table:formula="of:=QUARTILE([.$AO$3:.$AO$102];3)" office:value-type="float" office:value="1" calcext:value-type="float">
            <text:p>1</text:p>
          </table:table-cell>
          <table:table-cell table:formula="of:=[.R3]*100" office:value-type="float" office:value="100" calcext:value-type="float">
            <text:p>100</text:p>
          </table:table-cell>
          <table:table-cell table:style-name="ce51" table:formula="of:=QUARTILE([.$AO$3:.$AO$102];4)" office:value-type="float" office:value="1" calcext:value-type="float">
            <text:p>1</text:p>
          </table:table-cell>
          <table:table-cell table:formula="of:=[.T3]*100" office:value-type="float" office:value="100" calcext:value-type="float">
            <text:p>1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-[.AH3]" office:value-type="float" office:value="0" calcext:value-type="float">
            <text:p>0</text:p>
          </table:table-cell>
          <table:table-cell table:formula="of:=[.AL3]/[.AD3]" office:value-type="float" office:value="0" calcext:value-type="float">
            <text:p>0</text:p>
          </table:table-cell>
          <table:table-cell table:formula="of:=[.AE3]-[.AI3]" office:value-type="float" office:value="250" calcext:value-type="float">
            <text:p>250</text:p>
          </table:table-cell>
          <table:table-cell table:formula="of:=[.AN3]/[.A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3]-[.AU3]" office:value-type="float" office:value="0" calcext:value-type="float">
            <text:p>0</text:p>
          </table:table-cell>
          <table:table-cell table:formula="of:=[.AY3]/[.AQ3]" office:value-type="float" office:value="0" calcext:value-type="float">
            <text:p>0</text:p>
          </table:table-cell>
          <table:table-cell table:formula="of:=[.AR3]-[.AV3]" office:value-type="float" office:value="1000" calcext:value-type="float">
            <text:p>1000</text:p>
          </table:table-cell>
          <table:table-cell table:formula="of:=[.BA3]/[.AR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3]-[.BH3]" office:value-type="float" office:value="57" calcext:value-type="float">
            <text:p>57</text:p>
          </table:table-cell>
          <table:table-cell table:formula="of:=[.BL3]/[.BD3]" office:value-type="float" office:value="0.38" calcext:value-type="float">
            <text:p>0,38</text:p>
          </table:table-cell>
          <table:table-cell table:formula="of:=[.BE3]-[.BI3]" office:value-type="float" office:value="2250" calcext:value-type="float">
            <text:p>2250</text:p>
          </table:table-cell>
          <table:table-cell table:formula="of:=[.BN3]/[.BE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3]-[.BU3]" office:value-type="float" office:value="90" calcext:value-type="float">
            <text:p>90</text:p>
          </table:table-cell>
          <table:table-cell table:formula="of:=[.BY3]/[.BQ3]" office:value-type="float" office:value="0.45" calcext:value-type="float">
            <text:p>0,45</text:p>
          </table:table-cell>
          <table:table-cell table:formula="of:=[.BR3]-[.BV3]" office:value-type="float" office:value="4000" calcext:value-type="float">
            <text:p>4000</text:p>
          </table:table-cell>
          <table:table-cell table:formula="of:=[.CA3]/[.BR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3]-[.CH3]" office:value-type="float" office:value="71" calcext:value-type="float">
            <text:p>71</text:p>
          </table:table-cell>
          <table:table-cell table:formula="of:=[.CL3]/[.CD3]" office:value-type="float" office:value="0.284" calcext:value-type="float">
            <text:p>0,284</text:p>
          </table:table-cell>
          <table:table-cell table:formula="of:=[.CE3]-[.CI3]" office:value-type="float" office:value="6250" calcext:value-type="float">
            <text:p>6250</text:p>
          </table:table-cell>
          <table:table-cell table:formula="of:=[.CN3]/[.C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.04" calcext:value-type="float">
            <text:p>0,04</text:p>
          </table:table-cell>
          <table:table-cell table:formula="of:=[.D4]*100" office:value-type="float" office:value="4" calcext:value-type="float">
            <text:p>4</text:p>
          </table:table-cell>
          <table:table-cell table:style-name="ce51" table:formula="of:=QUARTILE([.$AZ$3:.$AZ$102];2)" office:value-type="float" office:value="0.2" calcext:value-type="float">
            <text:p>0,2</text:p>
          </table:table-cell>
          <table:table-cell table:formula="of:=[.F4]*100" office:value-type="float" office:value="20" calcext:value-type="float">
            <text:p>20</text:p>
          </table:table-cell>
          <table:table-cell table:style-name="ce51" table:formula="of:=QUARTILE([.$AZ$3:.$AZ$102];3)" office:value-type="float" office:value="0.43" calcext:value-type="float">
            <text:p>0,43</text:p>
          </table:table-cell>
          <table:table-cell table:formula="of:=[.H4]*100" office:value-type="float" office:value="43" calcext:value-type="float">
            <text:p>43</text:p>
          </table:table-cell>
          <table:table-cell table:style-name="ce51" table:formula="of:=QUARTILE([.$AZ$3:.$AZ$102];4)" office:value-type="float" office:value="0.85" calcext:value-type="float">
            <text:p>0,85</text:p>
          </table:table-cell>
          <table:table-cell table:formula="of:=[.J4]*100" office:value-type="float" office:value="85" calcext:value-type="float">
            <text:p>85</text:p>
          </table:table-cell>
          <table:table-cell table:style-name="ce51" table:formula="of:=QUARTILE([.$BB$3:.$BB$102];0)" office:value-type="float" office:value="1" calcext:value-type="float">
            <text:p>1</text:p>
          </table:table-cell>
          <table:table-cell table:formula="of:=[.L4]*100" office:value-type="float" office:value="100" calcext:value-type="float">
            <text:p>100</text:p>
          </table:table-cell>
          <table:table-cell table:style-name="ce51" table:formula="of:=QUARTILE([.$BB$3:.$BB$102];1)" office:value-type="float" office:value="1" calcext:value-type="float">
            <text:p>1</text:p>
          </table:table-cell>
          <table:table-cell table:formula="of:=[.N4]*100" office:value-type="float" office:value="100" calcext:value-type="float">
            <text:p>100</text:p>
          </table:table-cell>
          <table:table-cell table:style-name="ce51" table:formula="of:=QUARTILE([.$BB$3:.$BB$102];2)" office:value-type="float" office:value="1" calcext:value-type="float">
            <text:p>1</text:p>
          </table:table-cell>
          <table:table-cell table:formula="of:=[.P4]*100" office:value-type="float" office:value="100" calcext:value-type="float">
            <text:p>100</text:p>
          </table:table-cell>
          <table:table-cell table:style-name="ce51" table:formula="of:=QUARTILE([.$BB$3:.$BB$102];3)" office:value-type="float" office:value="1" calcext:value-type="float">
            <text:p>1</text:p>
          </table:table-cell>
          <table:table-cell table:formula="of:=[.R4]*100" office:value-type="float" office:value="100" calcext:value-type="float">
            <text:p>100</text:p>
          </table:table-cell>
          <table:table-cell table:style-name="ce51" table:formula="of:=QUARTILE([.$BB$3:.$BB$102];4)" office:value-type="float" office:value="1" calcext:value-type="float">
            <text:p>1</text:p>
          </table:table-cell>
          <table:table-cell table:formula="of:=[.T4]*100"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-[.AH4]" office:value-type="float" office:value="33" calcext:value-type="float">
            <text:p>33</text:p>
          </table:table-cell>
          <table:table-cell table:formula="of:=[.AL4]/[.AD4]" office:value-type="float" office:value="0.66" calcext:value-type="float">
            <text:p>0,66</text:p>
          </table:table-cell>
          <table:table-cell table:formula="of:=[.AE4]-[.AI4]" office:value-type="float" office:value="250" calcext:value-type="float">
            <text:p>250</text:p>
          </table:table-cell>
          <table:table-cell table:formula="of:=[.AN4]/[.A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4]-[.AU4]" office:value-type="float" office:value="27" calcext:value-type="float">
            <text:p>27</text:p>
          </table:table-cell>
          <table:table-cell table:formula="of:=[.AY4]/[.AQ4]" office:value-type="float" office:value="0.27" calcext:value-type="float">
            <text:p>0,27</text:p>
          </table:table-cell>
          <table:table-cell table:formula="of:=[.AR4]-[.AV4]" office:value-type="float" office:value="1000" calcext:value-type="float">
            <text:p>1000</text:p>
          </table:table-cell>
          <table:table-cell table:formula="of:=[.BA4]/[.AR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4]-[.BH4]" office:value-type="float" office:value="13" calcext:value-type="float">
            <text:p>13</text:p>
          </table:table-cell>
          <table:table-cell table:formula="of:=[.BL4]/[.BD4]" office:value-type="float" office:value="0.0866666666666667" calcext:value-type="float">
            <text:p>0,086666666666667</text:p>
          </table:table-cell>
          <table:table-cell table:formula="of:=[.BE4]-[.BI4]" office:value-type="float" office:value="2250" calcext:value-type="float">
            <text:p>2250</text:p>
          </table:table-cell>
          <table:table-cell table:formula="of:=[.BN4]/[.BE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4]-[.BU4]" office:value-type="float" office:value="126" calcext:value-type="float">
            <text:p>126</text:p>
          </table:table-cell>
          <table:table-cell table:formula="of:=[.BY4]/[.BQ4]" office:value-type="float" office:value="0.63" calcext:value-type="float">
            <text:p>0,63</text:p>
          </table:table-cell>
          <table:table-cell table:formula="of:=[.BR4]-[.BV4]" office:value-type="float" office:value="4000" calcext:value-type="float">
            <text:p>4000</text:p>
          </table:table-cell>
          <table:table-cell table:formula="of:=[.CA4]/[.BR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4]-[.CH4]" office:value-type="float" office:value="54" calcext:value-type="float">
            <text:p>54</text:p>
          </table:table-cell>
          <table:table-cell table:formula="of:=[.CL4]/[.CD4]" office:value-type="float" office:value="0.216" calcext:value-type="float">
            <text:p>0,216</text:p>
          </table:table-cell>
          <table:table-cell table:formula="of:=[.CE4]-[.CI4]" office:value-type="float" office:value="6250" calcext:value-type="float">
            <text:p>6250</text:p>
          </table:table-cell>
          <table:table-cell table:formula="of:=[.CN4]/[.C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.141666666666667" calcext:value-type="float">
            <text:p>0,141666666666667</text:p>
          </table:table-cell>
          <table:table-cell table:formula="of:=[.D5]*100" office:value-type="float" office:value="14.1666666666667" calcext:value-type="float">
            <text:p>14,1666666666667</text:p>
          </table:table-cell>
          <table:table-cell table:style-name="ce51" table:formula="of:=QUARTILE([.$BM$3:.$BM$102];2)" office:value-type="float" office:value="0.193333333333333" calcext:value-type="float">
            <text:p>0,193333333333333</text:p>
          </table:table-cell>
          <table:table-cell table:formula="of:=[.F5]*100" office:value-type="float" office:value="19.3333333333333" calcext:value-type="float">
            <text:p>19,3333333333333</text:p>
          </table:table-cell>
          <table:table-cell table:style-name="ce51" table:formula="of:=QUARTILE([.$BM$3:.$BM$102];3)" office:value-type="float" office:value="0.38" calcext:value-type="float">
            <text:p>0,38</text:p>
          </table:table-cell>
          <table:table-cell table:formula="of:=[.H5]*100" office:value-type="float" office:value="38" calcext:value-type="float">
            <text:p>38</text:p>
          </table:table-cell>
          <table:table-cell table:style-name="ce51" table:formula="of:=QUARTILE([.$BM$3:.$BM$102];4)" office:value-type="float" office:value="0.906666666666667" calcext:value-type="float">
            <text:p>0,906666666666667</text:p>
          </table:table-cell>
          <table:table-cell table:formula="of:=[.J5]*100" office:value-type="float" office:value="90.6666666666667" calcext:value-type="float">
            <text:p>90,6666666666667</text:p>
          </table:table-cell>
          <table:table-cell table:style-name="ce51" table:formula="of:=QUARTILE([.$BO$3:.$BO$102];0)" office:value-type="float" office:value="1" calcext:value-type="float">
            <text:p>1</text:p>
          </table:table-cell>
          <table:table-cell table:formula="of:=[.L5]*100" office:value-type="float" office:value="100" calcext:value-type="float">
            <text:p>100</text:p>
          </table:table-cell>
          <table:table-cell table:style-name="ce51" table:formula="of:=QUARTILE([.$BO$3:.$BO$102];1)" office:value-type="float" office:value="1" calcext:value-type="float">
            <text:p>1</text:p>
          </table:table-cell>
          <table:table-cell table:formula="of:=[.N5]*100" office:value-type="float" office:value="100" calcext:value-type="float">
            <text:p>100</text:p>
          </table:table-cell>
          <table:table-cell table:style-name="ce51" table:formula="of:=QUARTILE([.$BO$3:.$BO$102];2)" office:value-type="float" office:value="1" calcext:value-type="float">
            <text:p>1</text:p>
          </table:table-cell>
          <table:table-cell table:formula="of:=[.P5]*100" office:value-type="float" office:value="100" calcext:value-type="float">
            <text:p>100</text:p>
          </table:table-cell>
          <table:table-cell table:style-name="ce51" table:formula="of:=QUARTILE([.$BO$3:.$BO$102];3)" office:value-type="float" office:value="1" calcext:value-type="float">
            <text:p>1</text:p>
          </table:table-cell>
          <table:table-cell table:formula="of:=[.R5]*100" office:value-type="float" office:value="100" calcext:value-type="float">
            <text:p>100</text:p>
          </table:table-cell>
          <table:table-cell table:style-name="ce51" table:formula="of:=QUARTILE([.$BO$3:.$BO$102];4)" office:value-type="float" office:value="1" calcext:value-type="float">
            <text:p>1</text:p>
          </table:table-cell>
          <table:table-cell table:formula="of:=[.T5]*100" office:value-type="float" office:value="100" calcext:value-type="float">
            <text:p>1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-[.AH5]" office:value-type="float" office:value="16" calcext:value-type="float">
            <text:p>16</text:p>
          </table:table-cell>
          <table:table-cell table:formula="of:=[.AL5]/[.AD5]" office:value-type="float" office:value="0.32" calcext:value-type="float">
            <text:p>0,32</text:p>
          </table:table-cell>
          <table:table-cell table:formula="of:=[.AE5]-[.AI5]" office:value-type="float" office:value="250" calcext:value-type="float">
            <text:p>250</text:p>
          </table:table-cell>
          <table:table-cell table:formula="of:=[.AN5]/[.A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5]-[.AU5]" office:value-type="float" office:value="4" calcext:value-type="float">
            <text:p>4</text:p>
          </table:table-cell>
          <table:table-cell table:formula="of:=[.AY5]/[.AQ5]" office:value-type="float" office:value="0.04" calcext:value-type="float">
            <text:p>0,04</text:p>
          </table:table-cell>
          <table:table-cell table:formula="of:=[.AR5]-[.AV5]" office:value-type="float" office:value="1000" calcext:value-type="float">
            <text:p>1000</text:p>
          </table:table-cell>
          <table:table-cell table:formula="of:=[.BA5]/[.AR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5]-[.BH5]" office:value-type="float" office:value="13" calcext:value-type="float">
            <text:p>13</text:p>
          </table:table-cell>
          <table:table-cell table:formula="of:=[.BL5]/[.BD5]" office:value-type="float" office:value="0.0866666666666667" calcext:value-type="float">
            <text:p>0,086666666666667</text:p>
          </table:table-cell>
          <table:table-cell table:formula="of:=[.BE5]-[.BI5]" office:value-type="float" office:value="2250" calcext:value-type="float">
            <text:p>2250</text:p>
          </table:table-cell>
          <table:table-cell table:formula="of:=[.BN5]/[.BE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5]-[.BU5]" office:value-type="float" office:value="181" calcext:value-type="float">
            <text:p>181</text:p>
          </table:table-cell>
          <table:table-cell table:formula="of:=[.BY5]/[.BQ5]" office:value-type="float" office:value="0.905" calcext:value-type="float">
            <text:p>0,905</text:p>
          </table:table-cell>
          <table:table-cell table:formula="of:=[.BR5]-[.BV5]" office:value-type="float" office:value="4000" calcext:value-type="float">
            <text:p>4000</text:p>
          </table:table-cell>
          <table:table-cell table:formula="of:=[.CA5]/[.BR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6250" calcext:value-type="float">
            <text:p>6250</text:p>
          </table:table-cell>
          <table:table-cell table:formula="of:=[.CN5]/[.C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.045" calcext:value-type="float">
            <text:p>0,045</text:p>
          </table:table-cell>
          <table:table-cell table:formula="of:=[.D6]*100" office:value-type="float" office:value="4.5" calcext:value-type="float">
            <text:p>4,5</text:p>
          </table:table-cell>
          <table:table-cell table:style-name="ce51" table:formula="of:=QUARTILE([.$BZ$3:.$BZ$102];2)" office:value-type="float" office:value="0.27" calcext:value-type="float">
            <text:p>0,27</text:p>
          </table:table-cell>
          <table:table-cell table:formula="of:=[.F6]*100" office:value-type="float" office:value="27" calcext:value-type="float">
            <text:p>27</text:p>
          </table:table-cell>
          <table:table-cell table:style-name="ce51" table:formula="of:=QUARTILE([.$BZ$3:.$BZ$102];3)" office:value-type="float" office:value="0.45" calcext:value-type="float">
            <text:p>0,45</text:p>
          </table:table-cell>
          <table:table-cell table:formula="of:=[.H6]*100" office:value-type="float" office:value="45" calcext:value-type="float">
            <text:p>45</text:p>
          </table:table-cell>
          <table:table-cell table:style-name="ce51" table:formula="of:=QUARTILE([.$BZ$3:.$BZ$102];4)" office:value-type="float" office:value="0.905" calcext:value-type="float">
            <text:p>0,905</text:p>
          </table:table-cell>
          <table:table-cell table:formula="of:=[.J6]*100" office:value-type="float" office:value="90.5" calcext:value-type="float">
            <text:p>90,5</text:p>
          </table:table-cell>
          <table:table-cell table:style-name="ce12" table:formula="of:=QUARTILE([.$CB$3:.$CB$102];0)" office:value-type="float" office:value="1" calcext:value-type="float">
            <text:p>1</text:p>
          </table:table-cell>
          <table:table-cell table:formula="of:=[.L6]*100" office:value-type="float" office:value="100" calcext:value-type="float">
            <text:p>100</text:p>
          </table:table-cell>
          <table:table-cell table:style-name="ce51" table:formula="of:=QUARTILE([.$CB$3:.$CB$102];1)" office:value-type="float" office:value="1" calcext:value-type="float">
            <text:p>1</text:p>
          </table:table-cell>
          <table:table-cell table:formula="of:=[.N6]*100" office:value-type="float" office:value="100" calcext:value-type="float">
            <text:p>100</text:p>
          </table:table-cell>
          <table:table-cell table:style-name="ce51" table:formula="of:=QUARTILE([.$CB$3:.$CB$102];2)" office:value-type="float" office:value="1" calcext:value-type="float">
            <text:p>1</text:p>
          </table:table-cell>
          <table:table-cell table:formula="of:=[.P6]*100" office:value-type="float" office:value="100" calcext:value-type="float">
            <text:p>100</text:p>
          </table:table-cell>
          <table:table-cell table:style-name="ce51" table:formula="of:=QUARTILE([.$CB$3:.$CB$102];3)" office:value-type="float" office:value="1" calcext:value-type="float">
            <text:p>1</text:p>
          </table:table-cell>
          <table:table-cell table:formula="of:=[.R6]*100" office:value-type="float" office:value="100" calcext:value-type="float">
            <text:p>100</text:p>
          </table:table-cell>
          <table:table-cell table:style-name="ce51" table:formula="of:=QUARTILE([.$CB$3:.$CB$102];4)" office:value-type="float" office:value="1" calcext:value-type="float">
            <text:p>1</text:p>
          </table:table-cell>
          <table:table-cell table:formula="of:=[.T6]*100" office:value-type="float" office:value="100" calcext:value-type="float">
            <text:p>10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-[.AH6]" office:value-type="float" office:value="26" calcext:value-type="float">
            <text:p>26</text:p>
          </table:table-cell>
          <table:table-cell table:formula="of:=[.AL6]/[.AD6]" office:value-type="float" office:value="0.52" calcext:value-type="float">
            <text:p>0,52</text:p>
          </table:table-cell>
          <table:table-cell table:formula="of:=[.AE6]-[.AI6]" office:value-type="float" office:value="250" calcext:value-type="float">
            <text:p>250</text:p>
          </table:table-cell>
          <table:table-cell table:formula="of:=[.AN6]/[.A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6]-[.AU6]" office:value-type="float" office:value="4" calcext:value-type="float">
            <text:p>4</text:p>
          </table:table-cell>
          <table:table-cell table:formula="of:=[.AY6]/[.AQ6]" office:value-type="float" office:value="0.04" calcext:value-type="float">
            <text:p>0,04</text:p>
          </table:table-cell>
          <table:table-cell table:formula="of:=[.AR6]-[.AV6]" office:value-type="float" office:value="1000" calcext:value-type="float">
            <text:p>1000</text:p>
          </table:table-cell>
          <table:table-cell table:formula="of:=[.BA6]/[.AR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6]-[.BH6]" office:value-type="float" office:value="29" calcext:value-type="float">
            <text:p>29</text:p>
          </table:table-cell>
          <table:table-cell table:formula="of:=[.BL6]/[.BD6]" office:value-type="float" office:value="0.193333333333333" calcext:value-type="float">
            <text:p>0,193333333333333</text:p>
          </table:table-cell>
          <table:table-cell table:formula="of:=[.BE6]-[.BI6]" office:value-type="float" office:value="2250" calcext:value-type="float">
            <text:p>2250</text:p>
          </table:table-cell>
          <table:table-cell table:formula="of:=[.BN6]/[.BE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6]-[.BU6]" office:value-type="float" office:value="108" calcext:value-type="float">
            <text:p>108</text:p>
          </table:table-cell>
          <table:table-cell table:formula="of:=[.BY6]/[.BQ6]" office:value-type="float" office:value="0.54" calcext:value-type="float">
            <text:p>0,54</text:p>
          </table:table-cell>
          <table:table-cell table:formula="of:=[.BR6]-[.BV6]" office:value-type="float" office:value="4000" calcext:value-type="float">
            <text:p>4000</text:p>
          </table:table-cell>
          <table:table-cell table:formula="of:=[.CA6]/[.BR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6]-[.CH6]" office:value-type="float" office:value="89" calcext:value-type="float">
            <text:p>89</text:p>
          </table:table-cell>
          <table:table-cell table:formula="of:=[.CL6]/[.CD6]" office:value-type="float" office:value="0.356" calcext:value-type="float">
            <text:p>0,356</text:p>
          </table:table-cell>
          <table:table-cell table:formula="of:=[.CE6]-[.CI6]" office:value-type="float" office:value="6250" calcext:value-type="float">
            <text:p>6250</text:p>
          </table:table-cell>
          <table:table-cell table:formula="of:=[.CN6]/[.C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.088" calcext:value-type="float">
            <text:p>0,088</text:p>
          </table:table-cell>
          <table:table-cell table:formula="of:=[.D7]*100" office:value-type="float" office:value="8.8" calcext:value-type="float">
            <text:p>8,8</text:p>
          </table:table-cell>
          <table:table-cell table:style-name="ce57" table:formula="of:=QUARTILE([.$CM$3:.$CM$102];2)" office:value-type="float" office:value="0.216" calcext:value-type="float">
            <text:p>0,216</text:p>
          </table:table-cell>
          <table:table-cell table:formula="of:=[.F7]*100" office:value-type="float" office:value="21.6" calcext:value-type="float">
            <text:p>21,6</text:p>
          </table:table-cell>
          <table:table-cell table:style-name="ce57" table:formula="of:=QUARTILE([.$CM$3:.$CM$102];3)" office:value-type="float" office:value="0.368" calcext:value-type="float">
            <text:p>0,368</text:p>
          </table:table-cell>
          <table:table-cell table:formula="of:=[.H7]*100" office:value-type="float" office:value="36.8" calcext:value-type="float">
            <text:p>36,8</text:p>
          </table:table-cell>
          <table:table-cell table:style-name="ce57" table:formula="of:=QUARTILE([.$CM$3:.$CM$102];4)" office:value-type="float" office:value="0.944" calcext:value-type="float">
            <text:p>0,944</text:p>
          </table:table-cell>
          <table:table-cell table:formula="of:=[.J7]*100" office:value-type="float" office:value="94.4" calcext:value-type="float">
            <text:p>94,4</text:p>
          </table:table-cell>
          <table:table-cell table:style-name="ce12" table:formula="of:=QUARTILE([.$CO$3:.$CO$102];0)" office:value-type="float" office:value="1" calcext:value-type="float">
            <text:p>1</text:p>
          </table:table-cell>
          <table:table-cell table:formula="of:=[.L7]*100" office:value-type="float" office:value="100" calcext:value-type="float">
            <text:p>100</text:p>
          </table:table-cell>
          <table:table-cell table:style-name="ce51" table:formula="of:=QUARTILE([.$CO$3:.$CO$102];1)" office:value-type="float" office:value="1" calcext:value-type="float">
            <text:p>1</text:p>
          </table:table-cell>
          <table:table-cell table:formula="of:=[.N7]*100" office:value-type="float" office:value="100" calcext:value-type="float">
            <text:p>100</text:p>
          </table:table-cell>
          <table:table-cell table:style-name="ce51" table:formula="of:=QUARTILE([.$CO$3:.$CO$102];2)" office:value-type="float" office:value="1" calcext:value-type="float">
            <text:p>1</text:p>
          </table:table-cell>
          <table:table-cell table:formula="of:=[.P7]*100" office:value-type="float" office:value="100" calcext:value-type="float">
            <text:p>100</text:p>
          </table:table-cell>
          <table:table-cell table:style-name="ce51" table:formula="of:=QUARTILE([.$CO$3:.$CO$102];3)" office:value-type="float" office:value="1" calcext:value-type="float">
            <text:p>1</text:p>
          </table:table-cell>
          <table:table-cell table:formula="of:=[.R7]*100" office:value-type="float" office:value="100" calcext:value-type="float">
            <text:p>100</text:p>
          </table:table-cell>
          <table:table-cell table:style-name="ce51" table:formula="of:=QUARTILE([.$CO$3:.$CO$102];4)" office:value-type="float" office:value="1" calcext:value-type="float">
            <text:p>1</text:p>
          </table:table-cell>
          <table:table-cell table:formula="of:=[.T7]*100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-[.AH7]" office:value-type="float" office:value="21" calcext:value-type="float">
            <text:p>21</text:p>
          </table:table-cell>
          <table:table-cell table:formula="of:=[.AL7]/[.AD7]" office:value-type="float" office:value="0.42" calcext:value-type="float">
            <text:p>0,42</text:p>
          </table:table-cell>
          <table:table-cell table:formula="of:=[.AE7]-[.AI7]" office:value-type="float" office:value="250" calcext:value-type="float">
            <text:p>250</text:p>
          </table:table-cell>
          <table:table-cell table:formula="of:=[.AN7]/[.A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7]-[.AU7]" office:value-type="float" office:value="20" calcext:value-type="float">
            <text:p>20</text:p>
          </table:table-cell>
          <table:table-cell table:formula="of:=[.AY7]/[.AQ7]" office:value-type="float" office:value="0.2" calcext:value-type="float">
            <text:p>0,2</text:p>
          </table:table-cell>
          <table:table-cell table:formula="of:=[.AR7]-[.AV7]" office:value-type="float" office:value="1000" calcext:value-type="float">
            <text:p>1000</text:p>
          </table:table-cell>
          <table:table-cell table:formula="of:=[.BA7]/[.AR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7]-[.BH7]" office:value-type="float" office:value="24" calcext:value-type="float">
            <text:p>24</text:p>
          </table:table-cell>
          <table:table-cell table:formula="of:=[.BL7]/[.BD7]" office:value-type="float" office:value="0.16" calcext:value-type="float">
            <text:p>0,16</text:p>
          </table:table-cell>
          <table:table-cell table:formula="of:=[.BE7]-[.BI7]" office:value-type="float" office:value="2250" calcext:value-type="float">
            <text:p>2250</text:p>
          </table:table-cell>
          <table:table-cell table:formula="of:=[.BN7]/[.BE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7]-[.BU7]" office:value-type="float" office:value="9" calcext:value-type="float">
            <text:p>9</text:p>
          </table:table-cell>
          <table:table-cell table:formula="of:=[.BY7]/[.BQ7]" office:value-type="float" office:value="0.045" calcext:value-type="float">
            <text:p>0,045</text:p>
          </table:table-cell>
          <table:table-cell table:formula="of:=[.BR7]-[.BV7]" office:value-type="float" office:value="4000" calcext:value-type="float">
            <text:p>4000</text:p>
          </table:table-cell>
          <table:table-cell table:formula="of:=[.CA7]/[.BR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7]-[.CH7]" office:value-type="float" office:value="71" calcext:value-type="float">
            <text:p>71</text:p>
          </table:table-cell>
          <table:table-cell table:formula="of:=[.CL7]/[.CD7]" office:value-type="float" office:value="0.284" calcext:value-type="float">
            <text:p>0,284</text:p>
          </table:table-cell>
          <table:table-cell table:formula="of:=[.CE7]-[.CI7]" office:value-type="float" office:value="6250" calcext:value-type="float">
            <text:p>6250</text:p>
          </table:table-cell>
          <table:table-cell table:formula="of:=[.CN7]/[.CE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]-[.AH8]" office:value-type="float" office:value="1" calcext:value-type="float">
            <text:p>1</text:p>
          </table:table-cell>
          <table:table-cell table:formula="of:=[.AL8]/[.AD8]" office:value-type="float" office:value="0.02" calcext:value-type="float">
            <text:p>0,02</text:p>
          </table:table-cell>
          <table:table-cell table:formula="of:=[.AE8]-[.AI8]" office:value-type="float" office:value="250" calcext:value-type="float">
            <text:p>250</text:p>
          </table:table-cell>
          <table:table-cell table:formula="of:=[.AN8]/[.A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8]-[.AU8]" office:value-type="float" office:value="27" calcext:value-type="float">
            <text:p>27</text:p>
          </table:table-cell>
          <table:table-cell table:formula="of:=[.AY8]/[.AQ8]" office:value-type="float" office:value="0.27" calcext:value-type="float">
            <text:p>0,27</text:p>
          </table:table-cell>
          <table:table-cell table:formula="of:=[.AR8]-[.AV8]" office:value-type="float" office:value="1000" calcext:value-type="float">
            <text:p>1000</text:p>
          </table:table-cell>
          <table:table-cell table:formula="of:=[.BA8]/[.AR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8]-[.BH8]" office:value-type="float" office:value="63" calcext:value-type="float">
            <text:p>63</text:p>
          </table:table-cell>
          <table:table-cell table:formula="of:=[.BL8]/[.BD8]" office:value-type="float" office:value="0.42" calcext:value-type="float">
            <text:p>0,42</text:p>
          </table:table-cell>
          <table:table-cell table:formula="of:=[.BE8]-[.BI8]" office:value-type="float" office:value="2250" calcext:value-type="float">
            <text:p>2250</text:p>
          </table:table-cell>
          <table:table-cell table:formula="of:=[.BN8]/[.BE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4000" calcext:value-type="float">
            <text:p>4000</text:p>
          </table:table-cell>
          <table:table-cell table:formula="of:=[.CA8]/[.BR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8]-[.CH8]" office:value-type="float" office:value="22" calcext:value-type="float">
            <text:p>22</text:p>
          </table:table-cell>
          <table:table-cell table:formula="of:=[.CL8]/[.CD8]" office:value-type="float" office:value="0.088" calcext:value-type="float">
            <text:p>0,088</text:p>
          </table:table-cell>
          <table:table-cell table:formula="of:=[.CE8]-[.CI8]" office:value-type="float" office:value="6250" calcext:value-type="float">
            <text:p>6250</text:p>
          </table:table-cell>
          <table:table-cell table:formula="of:=[.CN8]/[.CE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-[.AH9]" office:value-type="float" office:value="26" calcext:value-type="float">
            <text:p>26</text:p>
          </table:table-cell>
          <table:table-cell table:formula="of:=[.AL9]/[.AD9]" office:value-type="float" office:value="0.52" calcext:value-type="float">
            <text:p>0,52</text:p>
          </table:table-cell>
          <table:table-cell table:formula="of:=[.AE9]-[.AI9]" office:value-type="float" office:value="250" calcext:value-type="float">
            <text:p>250</text:p>
          </table:table-cell>
          <table:table-cell table:formula="of:=[.AN9]/[.A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9]-[.AU9]" office:value-type="float" office:value="23" calcext:value-type="float">
            <text:p>23</text:p>
          </table:table-cell>
          <table:table-cell table:formula="of:=[.AY9]/[.AQ9]" office:value-type="float" office:value="0.23" calcext:value-type="float">
            <text:p>0,23</text:p>
          </table:table-cell>
          <table:table-cell table:formula="of:=[.AR9]-[.AV9]" office:value-type="float" office:value="1000" calcext:value-type="float">
            <text:p>1000</text:p>
          </table:table-cell>
          <table:table-cell table:formula="of:=[.BA9]/[.AR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9]-[.BH9]" office:value-type="float" office:value="97" calcext:value-type="float">
            <text:p>97</text:p>
          </table:table-cell>
          <table:table-cell table:formula="of:=[.BL9]/[.BD9]" office:value-type="float" office:value="0.646666666666667" calcext:value-type="float">
            <text:p>0,646666666666667</text:p>
          </table:table-cell>
          <table:table-cell table:formula="of:=[.BE9]-[.BI9]" office:value-type="float" office:value="2250" calcext:value-type="float">
            <text:p>2250</text:p>
          </table:table-cell>
          <table:table-cell table:formula="of:=[.BN9]/[.BE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9]-[.BU9]" office:value-type="float" office:value="90" calcext:value-type="float">
            <text:p>90</text:p>
          </table:table-cell>
          <table:table-cell table:formula="of:=[.BY9]/[.BQ9]" office:value-type="float" office:value="0.45" calcext:value-type="float">
            <text:p>0,45</text:p>
          </table:table-cell>
          <table:table-cell table:formula="of:=[.BR9]-[.BV9]" office:value-type="float" office:value="4000" calcext:value-type="float">
            <text:p>4000</text:p>
          </table:table-cell>
          <table:table-cell table:formula="of:=[.CA9]/[.BR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9]-[.CH9]" office:value-type="float" office:value="125" calcext:value-type="float">
            <text:p>125</text:p>
          </table:table-cell>
          <table:table-cell table:formula="of:=[.CL9]/[.CD9]" office:value-type="float" office:value="0.5" calcext:value-type="float">
            <text:p>0,5</text:p>
          </table:table-cell>
          <table:table-cell table:formula="of:=[.CE9]-[.CI9]" office:value-type="float" office:value="6250" calcext:value-type="float">
            <text:p>6250</text:p>
          </table:table-cell>
          <table:table-cell table:formula="of:=[.CN9]/[.CE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-[.AH10]" office:value-type="float" office:value="2" calcext:value-type="float">
            <text:p>2</text:p>
          </table:table-cell>
          <table:table-cell table:formula="of:=[.AL10]/[.AD10]" office:value-type="float" office:value="0.04" calcext:value-type="float">
            <text:p>0,04</text:p>
          </table:table-cell>
          <table:table-cell table:formula="of:=[.AE10]-[.AI10]" office:value-type="float" office:value="250" calcext:value-type="float">
            <text:p>250</text:p>
          </table:table-cell>
          <table:table-cell table:formula="of:=[.AN10]/[.A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0]-[.AU10]" office:value-type="float" office:value="4" calcext:value-type="float">
            <text:p>4</text:p>
          </table:table-cell>
          <table:table-cell table:formula="of:=[.AY10]/[.AQ10]" office:value-type="float" office:value="0.04" calcext:value-type="float">
            <text:p>0,04</text:p>
          </table:table-cell>
          <table:table-cell table:formula="of:=[.AR10]-[.AV10]" office:value-type="float" office:value="1000" calcext:value-type="float">
            <text:p>1000</text:p>
          </table:table-cell>
          <table:table-cell table:formula="of:=[.BA10]/[.AR1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0]-[.BH10]" office:value-type="float" office:value="0" calcext:value-type="float">
            <text:p>0</text:p>
          </table:table-cell>
          <table:table-cell table:formula="of:=[.BL10]/[.BD10]" office:value-type="float" office:value="0" calcext:value-type="float">
            <text:p>0</text:p>
          </table:table-cell>
          <table:table-cell table:formula="of:=[.BE10]-[.BI10]" office:value-type="float" office:value="2250" calcext:value-type="float">
            <text:p>2250</text:p>
          </table:table-cell>
          <table:table-cell table:formula="of:=[.BN10]/[.BE1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0]-[.BU10]" office:value-type="float" office:value="118" calcext:value-type="float">
            <text:p>118</text:p>
          </table:table-cell>
          <table:table-cell table:formula="of:=[.BY10]/[.BQ10]" office:value-type="float" office:value="0.59" calcext:value-type="float">
            <text:p>0,59</text:p>
          </table:table-cell>
          <table:table-cell table:formula="of:=[.BR10]-[.BV10]" office:value-type="float" office:value="4000" calcext:value-type="float">
            <text:p>4000</text:p>
          </table:table-cell>
          <table:table-cell table:formula="of:=[.CA10]/[.BR1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0]-[.CH10]" office:value-type="float" office:value="37" calcext:value-type="float">
            <text:p>37</text:p>
          </table:table-cell>
          <table:table-cell table:formula="of:=[.CL10]/[.CD10]" office:value-type="float" office:value="0.148" calcext:value-type="float">
            <text:p>0,148</text:p>
          </table:table-cell>
          <table:table-cell table:formula="of:=[.CE10]-[.CI10]" office:value-type="float" office:value="6250" calcext:value-type="float">
            <text:p>6250</text:p>
          </table:table-cell>
          <table:table-cell table:formula="of:=[.CN10]/[.CE1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]-[.AH11]" office:value-type="float" office:value="5" calcext:value-type="float">
            <text:p>5</text:p>
          </table:table-cell>
          <table:table-cell table:formula="of:=[.AL11]/[.AD11]" office:value-type="float" office:value="0.1" calcext:value-type="float">
            <text:p>0,1</text:p>
          </table:table-cell>
          <table:table-cell table:formula="of:=[.AE11]-[.AI11]" office:value-type="float" office:value="250" calcext:value-type="float">
            <text:p>250</text:p>
          </table:table-cell>
          <table:table-cell table:formula="of:=[.AN11]/[.A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1]-[.AU11]" office:value-type="float" office:value="37" calcext:value-type="float">
            <text:p>37</text:p>
          </table:table-cell>
          <table:table-cell table:formula="of:=[.AY11]/[.AQ11]" office:value-type="float" office:value="0.37" calcext:value-type="float">
            <text:p>0,37</text:p>
          </table:table-cell>
          <table:table-cell table:formula="of:=[.AR11]-[.AV11]" office:value-type="float" office:value="1000" calcext:value-type="float">
            <text:p>1000</text:p>
          </table:table-cell>
          <table:table-cell table:formula="of:=[.BA11]/[.AR1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1]-[.BH11]" office:value-type="float" office:value="57" calcext:value-type="float">
            <text:p>57</text:p>
          </table:table-cell>
          <table:table-cell table:formula="of:=[.BL11]/[.BD11]" office:value-type="float" office:value="0.38" calcext:value-type="float">
            <text:p>0,38</text:p>
          </table:table-cell>
          <table:table-cell table:formula="of:=[.BE11]-[.BI11]" office:value-type="float" office:value="2250" calcext:value-type="float">
            <text:p>2250</text:p>
          </table:table-cell>
          <table:table-cell table:formula="of:=[.BN11]/[.BE1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4000" calcext:value-type="float">
            <text:p>4000</text:p>
          </table:table-cell>
          <table:table-cell table:formula="of:=[.CA11]/[.BR1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1]-[.CH11]" office:value-type="float" office:value="22" calcext:value-type="float">
            <text:p>22</text:p>
          </table:table-cell>
          <table:table-cell table:formula="of:=[.CL11]/[.CD11]" office:value-type="float" office:value="0.088" calcext:value-type="float">
            <text:p>0,088</text:p>
          </table:table-cell>
          <table:table-cell table:formula="of:=[.CE11]-[.CI11]" office:value-type="float" office:value="6250" calcext:value-type="float">
            <text:p>6250</text:p>
          </table:table-cell>
          <table:table-cell table:formula="of:=[.CN11]/[.CE1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]-[.AH12]" office:value-type="float" office:value="21" calcext:value-type="float">
            <text:p>21</text:p>
          </table:table-cell>
          <table:table-cell table:formula="of:=[.AL12]/[.AD12]" office:value-type="float" office:value="0.42" calcext:value-type="float">
            <text:p>0,42</text:p>
          </table:table-cell>
          <table:table-cell table:formula="of:=[.AE12]-[.AI12]" office:value-type="float" office:value="250" calcext:value-type="float">
            <text:p>250</text:p>
          </table:table-cell>
          <table:table-cell table:formula="of:=[.AN12]/[.A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2]-[.AU12]" office:value-type="float" office:value="37" calcext:value-type="float">
            <text:p>37</text:p>
          </table:table-cell>
          <table:table-cell table:formula="of:=[.AY12]/[.AQ12]" office:value-type="float" office:value="0.37" calcext:value-type="float">
            <text:p>0,37</text:p>
          </table:table-cell>
          <table:table-cell table:formula="of:=[.AR12]-[.AV12]" office:value-type="float" office:value="1000" calcext:value-type="float">
            <text:p>1000</text:p>
          </table:table-cell>
          <table:table-cell table:formula="of:=[.BA12]/[.AR1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2]-[.BH12]" office:value-type="float" office:value="57" calcext:value-type="float">
            <text:p>57</text:p>
          </table:table-cell>
          <table:table-cell table:formula="of:=[.BL12]/[.BD12]" office:value-type="float" office:value="0.38" calcext:value-type="float">
            <text:p>0,38</text:p>
          </table:table-cell>
          <table:table-cell table:formula="of:=[.BE12]-[.BI12]" office:value-type="float" office:value="2250" calcext:value-type="float">
            <text:p>2250</text:p>
          </table:table-cell>
          <table:table-cell table:formula="of:=[.BN12]/[.BE1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2]-[.BU12]" office:value-type="float" office:value="24" calcext:value-type="float">
            <text:p>24</text:p>
          </table:table-cell>
          <table:table-cell table:formula="of:=[.BY12]/[.BQ12]" office:value-type="float" office:value="0.12" calcext:value-type="float">
            <text:p>0,12</text:p>
          </table:table-cell>
          <table:table-cell table:formula="of:=[.BR12]-[.BV12]" office:value-type="float" office:value="4000" calcext:value-type="float">
            <text:p>4000</text:p>
          </table:table-cell>
          <table:table-cell table:formula="of:=[.CA12]/[.BR1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2]-[.CH12]" office:value-type="float" office:value="71" calcext:value-type="float">
            <text:p>71</text:p>
          </table:table-cell>
          <table:table-cell table:formula="of:=[.CL12]/[.CD12]" office:value-type="float" office:value="0.284" calcext:value-type="float">
            <text:p>0,284</text:p>
          </table:table-cell>
          <table:table-cell table:formula="of:=[.CE12]-[.CI12]" office:value-type="float" office:value="6250" calcext:value-type="float">
            <text:p>6250</text:p>
          </table:table-cell>
          <table:table-cell table:formula="of:=[.CN12]/[.CE1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-[.AH13]" office:value-type="float" office:value="1" calcext:value-type="float">
            <text:p>1</text:p>
          </table:table-cell>
          <table:table-cell table:formula="of:=[.AL13]/[.AD13]" office:value-type="float" office:value="0.02" calcext:value-type="float">
            <text:p>0,02</text:p>
          </table:table-cell>
          <table:table-cell table:formula="of:=[.AE13]-[.AI13]" office:value-type="float" office:value="250" calcext:value-type="float">
            <text:p>250</text:p>
          </table:table-cell>
          <table:table-cell table:formula="of:=[.AN13]/[.A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3]-[.AU13]" office:value-type="float" office:value="20" calcext:value-type="float">
            <text:p>20</text:p>
          </table:table-cell>
          <table:table-cell table:formula="of:=[.AY13]/[.AQ13]" office:value-type="float" office:value="0.2" calcext:value-type="float">
            <text:p>0,2</text:p>
          </table:table-cell>
          <table:table-cell table:formula="of:=[.AR13]-[.AV13]" office:value-type="float" office:value="1000" calcext:value-type="float">
            <text:p>1000</text:p>
          </table:table-cell>
          <table:table-cell table:formula="of:=[.BA13]/[.AR1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3]-[.BH13]" office:value-type="float" office:value="24" calcext:value-type="float">
            <text:p>24</text:p>
          </table:table-cell>
          <table:table-cell table:formula="of:=[.BL13]/[.BD13]" office:value-type="float" office:value="0.16" calcext:value-type="float">
            <text:p>0,16</text:p>
          </table:table-cell>
          <table:table-cell table:formula="of:=[.BE13]-[.BI13]" office:value-type="float" office:value="2250" calcext:value-type="float">
            <text:p>2250</text:p>
          </table:table-cell>
          <table:table-cell table:formula="of:=[.BN13]/[.BE1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3]-[.BU13]" office:value-type="float" office:value="54" calcext:value-type="float">
            <text:p>54</text:p>
          </table:table-cell>
          <table:table-cell table:formula="of:=[.BY13]/[.BQ13]" office:value-type="float" office:value="0.27" calcext:value-type="float">
            <text:p>0,27</text:p>
          </table:table-cell>
          <table:table-cell table:formula="of:=[.BR13]-[.BV13]" office:value-type="float" office:value="4000" calcext:value-type="float">
            <text:p>4000</text:p>
          </table:table-cell>
          <table:table-cell table:formula="of:=[.CA13]/[.BR1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6250" calcext:value-type="float">
            <text:p>6250</text:p>
          </table:table-cell>
          <table:table-cell table:formula="of:=[.CN13]/[.CE1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-[.AH14]" office:value-type="float" office:value="16" calcext:value-type="float">
            <text:p>16</text:p>
          </table:table-cell>
          <table:table-cell table:formula="of:=[.AL14]/[.AD14]" office:value-type="float" office:value="0.32" calcext:value-type="float">
            <text:p>0,32</text:p>
          </table:table-cell>
          <table:table-cell table:formula="of:=[.AE14]-[.AI14]" office:value-type="float" office:value="250" calcext:value-type="float">
            <text:p>250</text:p>
          </table:table-cell>
          <table:table-cell table:formula="of:=[.AN14]/[.A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4]-[.AU14]" office:value-type="float" office:value="27" calcext:value-type="float">
            <text:p>27</text:p>
          </table:table-cell>
          <table:table-cell table:formula="of:=[.AY14]/[.AQ14]" office:value-type="float" office:value="0.27" calcext:value-type="float">
            <text:p>0,27</text:p>
          </table:table-cell>
          <table:table-cell table:formula="of:=[.AR14]-[.AV14]" office:value-type="float" office:value="1000" calcext:value-type="float">
            <text:p>1000</text:p>
          </table:table-cell>
          <table:table-cell table:formula="of:=[.BA14]/[.AR1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4]-[.BH14]" office:value-type="float" office:value="57" calcext:value-type="float">
            <text:p>57</text:p>
          </table:table-cell>
          <table:table-cell table:formula="of:=[.BL14]/[.BD14]" office:value-type="float" office:value="0.38" calcext:value-type="float">
            <text:p>0,38</text:p>
          </table:table-cell>
          <table:table-cell table:formula="of:=[.BE14]-[.BI14]" office:value-type="float" office:value="2250" calcext:value-type="float">
            <text:p>2250</text:p>
          </table:table-cell>
          <table:table-cell table:formula="of:=[.BN14]/[.BE1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4]-[.BU14]" office:value-type="float" office:value="9" calcext:value-type="float">
            <text:p>9</text:p>
          </table:table-cell>
          <table:table-cell table:formula="of:=[.BY14]/[.BQ14]" office:value-type="float" office:value="0.045" calcext:value-type="float">
            <text:p>0,045</text:p>
          </table:table-cell>
          <table:table-cell table:formula="of:=[.BR14]-[.BV14]" office:value-type="float" office:value="4000" calcext:value-type="float">
            <text:p>4000</text:p>
          </table:table-cell>
          <table:table-cell table:formula="of:=[.CA14]/[.BR1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4]-[.CH14]" office:value-type="float" office:value="37" calcext:value-type="float">
            <text:p>37</text:p>
          </table:table-cell>
          <table:table-cell table:formula="of:=[.CL14]/[.CD14]" office:value-type="float" office:value="0.148" calcext:value-type="float">
            <text:p>0,148</text:p>
          </table:table-cell>
          <table:table-cell table:formula="of:=[.CE14]-[.CI14]" office:value-type="float" office:value="6250" calcext:value-type="float">
            <text:p>6250</text:p>
          </table:table-cell>
          <table:table-cell table:formula="of:=[.CN14]/[.CE1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-[.AH15]" office:value-type="float" office:value="16" calcext:value-type="float">
            <text:p>16</text:p>
          </table:table-cell>
          <table:table-cell table:formula="of:=[.AL15]/[.AD15]" office:value-type="float" office:value="0.32" calcext:value-type="float">
            <text:p>0,32</text:p>
          </table:table-cell>
          <table:table-cell table:formula="of:=[.AE15]-[.AI15]" office:value-type="float" office:value="250" calcext:value-type="float">
            <text:p>250</text:p>
          </table:table-cell>
          <table:table-cell table:formula="of:=[.AN15]/[.A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5]-[.AU15]" office:value-type="float" office:value="12" calcext:value-type="float">
            <text:p>12</text:p>
          </table:table-cell>
          <table:table-cell table:formula="of:=[.AY15]/[.AQ15]" office:value-type="float" office:value="0.12" calcext:value-type="float">
            <text:p>0,12</text:p>
          </table:table-cell>
          <table:table-cell table:formula="of:=[.AR15]-[.AV15]" office:value-type="float" office:value="1000" calcext:value-type="float">
            <text:p>1000</text:p>
          </table:table-cell>
          <table:table-cell table:formula="of:=[.BA15]/[.AR1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5]-[.BH15]" office:value-type="float" office:value="51" calcext:value-type="float">
            <text:p>51</text:p>
          </table:table-cell>
          <table:table-cell table:formula="of:=[.BL15]/[.BD15]" office:value-type="float" office:value="0.34" calcext:value-type="float">
            <text:p>0,34</text:p>
          </table:table-cell>
          <table:table-cell table:formula="of:=[.BE15]-[.BI15]" office:value-type="float" office:value="2250" calcext:value-type="float">
            <text:p>2250</text:p>
          </table:table-cell>
          <table:table-cell table:formula="of:=[.BN15]/[.BE1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5]-[.BU15]" office:value-type="float" office:value="9" calcext:value-type="float">
            <text:p>9</text:p>
          </table:table-cell>
          <table:table-cell table:formula="of:=[.BY15]/[.BQ15]" office:value-type="float" office:value="0.045" calcext:value-type="float">
            <text:p>0,045</text:p>
          </table:table-cell>
          <table:table-cell table:formula="of:=[.BR15]-[.BV15]" office:value-type="float" office:value="4000" calcext:value-type="float">
            <text:p>4000</text:p>
          </table:table-cell>
          <table:table-cell table:formula="of:=[.CA15]/[.BR1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5]-[.CH15]" office:value-type="float" office:value="37" calcext:value-type="float">
            <text:p>37</text:p>
          </table:table-cell>
          <table:table-cell table:formula="of:=[.CL15]/[.CD15]" office:value-type="float" office:value="0.148" calcext:value-type="float">
            <text:p>0,148</text:p>
          </table:table-cell>
          <table:table-cell table:formula="of:=[.CE15]-[.CI15]" office:value-type="float" office:value="6250" calcext:value-type="float">
            <text:p>6250</text:p>
          </table:table-cell>
          <table:table-cell table:formula="of:=[.CN15]/[.CE1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250" calcext:value-type="float">
            <text:p>250</text:p>
          </table:table-cell>
          <table:table-cell table:formula="of:=[.AN16]/[.A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6]-[.AU16]" office:value-type="float" office:value="4" calcext:value-type="float">
            <text:p>4</text:p>
          </table:table-cell>
          <table:table-cell table:formula="of:=[.AY16]/[.AQ16]" office:value-type="float" office:value="0.04" calcext:value-type="float">
            <text:p>0,04</text:p>
          </table:table-cell>
          <table:table-cell table:formula="of:=[.AR16]-[.AV16]" office:value-type="float" office:value="1000" calcext:value-type="float">
            <text:p>1000</text:p>
          </table:table-cell>
          <table:table-cell table:formula="of:=[.BA16]/[.AR1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2250" calcext:value-type="float">
            <text:p>2250</text:p>
          </table:table-cell>
          <table:table-cell table:formula="of:=[.BN16]/[.BE1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6]-[.BU16]" office:value-type="float" office:value="0" calcext:value-type="float">
            <text:p>0</text:p>
          </table:table-cell>
          <table:table-cell table:formula="of:=[.BY16]/[.BQ16]" office:value-type="float" office:value="0" calcext:value-type="float">
            <text:p>0</text:p>
          </table:table-cell>
          <table:table-cell table:formula="of:=[.BR16]-[.BV16]" office:value-type="float" office:value="4000" calcext:value-type="float">
            <text:p>4000</text:p>
          </table:table-cell>
          <table:table-cell table:formula="of:=[.CA16]/[.BR1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6]-[.CH16]" office:value-type="float" office:value="0" calcext:value-type="float">
            <text:p>0</text:p>
          </table:table-cell>
          <table:table-cell table:formula="of:=[.CL16]/[.CD16]" office:value-type="float" office:value="0" calcext:value-type="float">
            <text:p>0</text:p>
          </table:table-cell>
          <table:table-cell table:formula="of:=[.CE16]-[.CI16]" office:value-type="float" office:value="6250" calcext:value-type="float">
            <text:p>6250</text:p>
          </table:table-cell>
          <table:table-cell table:formula="of:=[.CN16]/[.CE1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-[.AH17]" office:value-type="float" office:value="1" calcext:value-type="float">
            <text:p>1</text:p>
          </table:table-cell>
          <table:table-cell table:formula="of:=[.AL17]/[.AD17]" office:value-type="float" office:value="0.02" calcext:value-type="float">
            <text:p>0,02</text:p>
          </table:table-cell>
          <table:table-cell table:formula="of:=[.AE17]-[.AI17]" office:value-type="float" office:value="250" calcext:value-type="float">
            <text:p>250</text:p>
          </table:table-cell>
          <table:table-cell table:formula="of:=[.AN17]/[.A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7]-[.AU17]" office:value-type="float" office:value="78" calcext:value-type="float">
            <text:p>78</text:p>
          </table:table-cell>
          <table:table-cell table:formula="of:=[.AY17]/[.AQ17]" office:value-type="float" office:value="0.78" calcext:value-type="float">
            <text:p>0,78</text:p>
          </table:table-cell>
          <table:table-cell table:formula="of:=[.AR17]-[.AV17]" office:value-type="float" office:value="1000" calcext:value-type="float">
            <text:p>1000</text:p>
          </table:table-cell>
          <table:table-cell table:formula="of:=[.BA17]/[.AR1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7]-[.BH17]" office:value-type="float" office:value="24" calcext:value-type="float">
            <text:p>24</text:p>
          </table:table-cell>
          <table:table-cell table:formula="of:=[.BL17]/[.BD17]" office:value-type="float" office:value="0.16" calcext:value-type="float">
            <text:p>0,16</text:p>
          </table:table-cell>
          <table:table-cell table:formula="of:=[.BE17]-[.BI17]" office:value-type="float" office:value="2250" calcext:value-type="float">
            <text:p>2250</text:p>
          </table:table-cell>
          <table:table-cell table:formula="of:=[.BN17]/[.BE1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7]-[.BU17]" office:value-type="float" office:value="118" calcext:value-type="float">
            <text:p>118</text:p>
          </table:table-cell>
          <table:table-cell table:formula="of:=[.BY17]/[.BQ17]" office:value-type="float" office:value="0.59" calcext:value-type="float">
            <text:p>0,59</text:p>
          </table:table-cell>
          <table:table-cell table:formula="of:=[.BR17]-[.BV17]" office:value-type="float" office:value="4000" calcext:value-type="float">
            <text:p>4000</text:p>
          </table:table-cell>
          <table:table-cell table:formula="of:=[.CA17]/[.BR1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7]-[.CH17]" office:value-type="float" office:value="125" calcext:value-type="float">
            <text:p>125</text:p>
          </table:table-cell>
          <table:table-cell table:formula="of:=[.CL17]/[.CD17]" office:value-type="float" office:value="0.5" calcext:value-type="float">
            <text:p>0,5</text:p>
          </table:table-cell>
          <table:table-cell table:formula="of:=[.CE17]-[.CI17]" office:value-type="float" office:value="6250" calcext:value-type="float">
            <text:p>6250</text:p>
          </table:table-cell>
          <table:table-cell table:formula="of:=[.CN17]/[.CE1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]-[.AH18]" office:value-type="float" office:value="21" calcext:value-type="float">
            <text:p>21</text:p>
          </table:table-cell>
          <table:table-cell table:formula="of:=[.AL18]/[.AD18]" office:value-type="float" office:value="0.42" calcext:value-type="float">
            <text:p>0,42</text:p>
          </table:table-cell>
          <table:table-cell table:formula="of:=[.AE18]-[.AI18]" office:value-type="float" office:value="250" calcext:value-type="float">
            <text:p>250</text:p>
          </table:table-cell>
          <table:table-cell table:formula="of:=[.AN18]/[.A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8]-[.AU18]" office:value-type="float" office:value="4" calcext:value-type="float">
            <text:p>4</text:p>
          </table:table-cell>
          <table:table-cell table:formula="of:=[.AY18]/[.AQ18]" office:value-type="float" office:value="0.04" calcext:value-type="float">
            <text:p>0,04</text:p>
          </table:table-cell>
          <table:table-cell table:formula="of:=[.AR18]-[.AV18]" office:value-type="float" office:value="1000" calcext:value-type="float">
            <text:p>1000</text:p>
          </table:table-cell>
          <table:table-cell table:formula="of:=[.BA18]/[.AR1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8]-[.BH18]" office:value-type="float" office:value="85" calcext:value-type="float">
            <text:p>85</text:p>
          </table:table-cell>
          <table:table-cell table:formula="of:=[.BL18]/[.BD18]" office:value-type="float" office:value="0.566666666666667" calcext:value-type="float">
            <text:p>0,566666666666667</text:p>
          </table:table-cell>
          <table:table-cell table:formula="of:=[.BE18]-[.BI18]" office:value-type="float" office:value="2250" calcext:value-type="float">
            <text:p>2250</text:p>
          </table:table-cell>
          <table:table-cell table:formula="of:=[.BN18]/[.BE1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4000" calcext:value-type="float">
            <text:p>4000</text:p>
          </table:table-cell>
          <table:table-cell table:formula="of:=[.CA18]/[.BR1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8]-[.CH18]" office:value-type="float" office:value="89" calcext:value-type="float">
            <text:p>89</text:p>
          </table:table-cell>
          <table:table-cell table:formula="of:=[.CL18]/[.CD18]" office:value-type="float" office:value="0.356" calcext:value-type="float">
            <text:p>0,356</text:p>
          </table:table-cell>
          <table:table-cell table:formula="of:=[.CE18]-[.CI18]" office:value-type="float" office:value="6250" calcext:value-type="float">
            <text:p>6250</text:p>
          </table:table-cell>
          <table:table-cell table:formula="of:=[.CN18]/[.C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2" calcext:value-type="float">
            <text:p>2,00</text:p>
          </table:table-cell>
          <table:table-cell table:style-name="ce41" table:formula="of:=[.G3]" office:value-type="float" office:value="10" calcext:value-type="float">
            <text:p>10,00</text:p>
          </table:table-cell>
          <table:table-cell table:style-name="ce41" table:formula="of:=[.I3]" office:value-type="float" office:value="32" calcext:value-type="float">
            <text:p>32,00</text:p>
          </table:table-cell>
          <table:table-cell table:style-name="ce41" table:formula="of:=[.K3]" office:value-type="float" office:value="88" calcext:value-type="float">
            <text:p>88,00</text:p>
          </table:table-cell>
          <table:table-cell table:style-name="ce41" table:formula="of:=[.M3]" office:value-type="float" office:value="100" calcext:value-type="float">
            <text:p>100,00</text:p>
          </table:table-cell>
          <table:table-cell table:style-name="ce41" table:formula="of:=[.O3]" office:value-type="float" office:value="100" calcext:value-type="float">
            <text:p>100,00</text:p>
          </table:table-cell>
          <table:table-cell table:style-name="ce41" table:formula="of:=[.Q3]" office:value-type="float" office:value="100" calcext:value-type="float">
            <text:p>100,00</text:p>
          </table:table-cell>
          <table:table-cell table:style-name="ce41" table:formula="of:=[.S3]" office:value-type="float" office:value="100" calcext:value-type="float">
            <text:p>100,00</text:p>
          </table:table-cell>
          <table:table-cell table:style-name="ce41" table:formula="of:=[.U3]" office:value-type="float" office:value="100" calcext:value-type="float">
            <text:p>100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-[.AH19]" office:value-type="float" office:value="23" calcext:value-type="float">
            <text:p>23</text:p>
          </table:table-cell>
          <table:table-cell table:formula="of:=[.AL19]/[.AD19]" office:value-type="float" office:value="0.46" calcext:value-type="float">
            <text:p>0,46</text:p>
          </table:table-cell>
          <table:table-cell table:formula="of:=[.AE19]-[.AI19]" office:value-type="float" office:value="250" calcext:value-type="float">
            <text:p>250</text:p>
          </table:table-cell>
          <table:table-cell table:formula="of:=[.AN19]/[.A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9]-[.AU19]" office:value-type="float" office:value="52" calcext:value-type="float">
            <text:p>52</text:p>
          </table:table-cell>
          <table:table-cell table:formula="of:=[.AY19]/[.AQ19]" office:value-type="float" office:value="0.52" calcext:value-type="float">
            <text:p>0,52</text:p>
          </table:table-cell>
          <table:table-cell table:formula="of:=[.AR19]-[.AV19]" office:value-type="float" office:value="1000" calcext:value-type="float">
            <text:p>1000</text:p>
          </table:table-cell>
          <table:table-cell table:formula="of:=[.BA19]/[.AR1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9]-[.BH19]" office:value-type="float" office:value="63" calcext:value-type="float">
            <text:p>63</text:p>
          </table:table-cell>
          <table:table-cell table:formula="of:=[.BL19]/[.BD19]" office:value-type="float" office:value="0.42" calcext:value-type="float">
            <text:p>0,42</text:p>
          </table:table-cell>
          <table:table-cell table:formula="of:=[.BE19]-[.BI19]" office:value-type="float" office:value="2250" calcext:value-type="float">
            <text:p>2250</text:p>
          </table:table-cell>
          <table:table-cell table:formula="of:=[.BN19]/[.BE1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9]-[.BU19]" office:value-type="float" office:value="0" calcext:value-type="float">
            <text:p>0</text:p>
          </table:table-cell>
          <table:table-cell table:formula="of:=[.BY19]/[.BQ19]" office:value-type="float" office:value="0" calcext:value-type="float">
            <text:p>0</text:p>
          </table:table-cell>
          <table:table-cell table:formula="of:=[.BR19]-[.BV19]" office:value-type="float" office:value="4000" calcext:value-type="float">
            <text:p>4000</text:p>
          </table:table-cell>
          <table:table-cell table:formula="of:=[.CA19]/[.BR1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9]-[.CH19]" office:value-type="float" office:value="89" calcext:value-type="float">
            <text:p>89</text:p>
          </table:table-cell>
          <table:table-cell table:formula="of:=[.CL19]/[.CD19]" office:value-type="float" office:value="0.356" calcext:value-type="float">
            <text:p>0,356</text:p>
          </table:table-cell>
          <table:table-cell table:formula="of:=[.CE19]-[.CI19]" office:value-type="float" office:value="6250" calcext:value-type="float">
            <text:p>6250</text:p>
          </table:table-cell>
          <table:table-cell table:formula="of:=[.CN19]/[.C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4" calcext:value-type="float">
            <text:p>4,00</text:p>
          </table:table-cell>
          <table:table-cell table:style-name="ce41" table:formula="of:=[.G4]" office:value-type="float" office:value="20" calcext:value-type="float">
            <text:p>20,00</text:p>
          </table:table-cell>
          <table:table-cell table:style-name="ce41" table:formula="of:=[.I4]" office:value-type="float" office:value="43" calcext:value-type="float">
            <text:p>43,00</text:p>
          </table:table-cell>
          <table:table-cell table:style-name="ce41" table:formula="of:=[.K4]" office:value-type="float" office:value="85" calcext:value-type="float">
            <text:p>85,00</text:p>
          </table:table-cell>
          <table:table-cell table:style-name="ce41" table:formula="of:=[.M4]" office:value-type="float" office:value="100" calcext:value-type="float">
            <text:p>100,00</text:p>
          </table:table-cell>
          <table:table-cell table:style-name="ce41" table:formula="of:=[.O4]" office:value-type="float" office:value="100" calcext:value-type="float">
            <text:p>100,00</text:p>
          </table:table-cell>
          <table:table-cell table:style-name="ce41" table:formula="of:=[.Q4]" office:value-type="float" office:value="100" calcext:value-type="float">
            <text:p>100,00</text:p>
          </table:table-cell>
          <table:table-cell table:style-name="ce41" table:formula="of:=[.S4]" office:value-type="float" office:value="100" calcext:value-type="float">
            <text:p>100,00</text:p>
          </table:table-cell>
          <table:table-cell table:style-name="ce41" table:formula="of:=[.U4]" office:value-type="float" office:value="100" calcext:value-type="float">
            <text:p>100,0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250" calcext:value-type="float">
            <text:p>250</text:p>
          </table:table-cell>
          <table:table-cell table:formula="of:=[.AN20]/[.A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0]-[.AU20]" office:value-type="float" office:value="20" calcext:value-type="float">
            <text:p>20</text:p>
          </table:table-cell>
          <table:table-cell table:formula="of:=[.AY20]/[.AQ20]" office:value-type="float" office:value="0.2" calcext:value-type="float">
            <text:p>0,2</text:p>
          </table:table-cell>
          <table:table-cell table:formula="of:=[.AR20]-[.AV20]" office:value-type="float" office:value="1000" calcext:value-type="float">
            <text:p>1000</text:p>
          </table:table-cell>
          <table:table-cell table:formula="of:=[.BA20]/[.AR2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0]-[.BH20]" office:value-type="float" office:value="24" calcext:value-type="float">
            <text:p>24</text:p>
          </table:table-cell>
          <table:table-cell table:formula="of:=[.BL20]/[.BD20]" office:value-type="float" office:value="0.16" calcext:value-type="float">
            <text:p>0,16</text:p>
          </table:table-cell>
          <table:table-cell table:formula="of:=[.BE20]-[.BI20]" office:value-type="float" office:value="2250" calcext:value-type="float">
            <text:p>2250</text:p>
          </table:table-cell>
          <table:table-cell table:formula="of:=[.BN20]/[.BE2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0]-[.BU20]" office:value-type="float" office:value="142" calcext:value-type="float">
            <text:p>142</text:p>
          </table:table-cell>
          <table:table-cell table:formula="of:=[.BY20]/[.BQ20]" office:value-type="float" office:value="0.71" calcext:value-type="float">
            <text:p>0,71</text:p>
          </table:table-cell>
          <table:table-cell table:formula="of:=[.BR20]-[.BV20]" office:value-type="float" office:value="4000" calcext:value-type="float">
            <text:p>4000</text:p>
          </table:table-cell>
          <table:table-cell table:formula="of:=[.CA20]/[.BR2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0]-[.CH20]" office:value-type="float" office:value="54" calcext:value-type="float">
            <text:p>54</text:p>
          </table:table-cell>
          <table:table-cell table:formula="of:=[.CL20]/[.CD20]" office:value-type="float" office:value="0.216" calcext:value-type="float">
            <text:p>0,216</text:p>
          </table:table-cell>
          <table:table-cell table:formula="of:=[.CE20]-[.CI20]" office:value-type="float" office:value="6250" calcext:value-type="float">
            <text:p>6250</text:p>
          </table:table-cell>
          <table:table-cell table:formula="of:=[.CN20]/[.C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14.1666666666667" calcext:value-type="float">
            <text:p>14,17</text:p>
          </table:table-cell>
          <table:table-cell table:style-name="ce41" table:formula="of:=[.G5]" office:value-type="float" office:value="19.3333333333333" calcext:value-type="float">
            <text:p>19,33</text:p>
          </table:table-cell>
          <table:table-cell table:style-name="ce41" table:formula="of:=[.I5]" office:value-type="float" office:value="38" calcext:value-type="float">
            <text:p>38,00</text:p>
          </table:table-cell>
          <table:table-cell table:style-name="ce41" table:formula="of:=[.K5]" office:value-type="float" office:value="90.6666666666667" calcext:value-type="float">
            <text:p>90,67</text:p>
          </table:table-cell>
          <table:table-cell table:style-name="ce41" table:formula="of:=[.M5]" office:value-type="float" office:value="100" calcext:value-type="float">
            <text:p>100,00</text:p>
          </table:table-cell>
          <table:table-cell table:style-name="ce41" table:formula="of:=[.O5]" office:value-type="float" office:value="100" calcext:value-type="float">
            <text:p>100,00</text:p>
          </table:table-cell>
          <table:table-cell table:style-name="ce41" table:formula="of:=[.Q5]" office:value-type="float" office:value="100" calcext:value-type="float">
            <text:p>100,00</text:p>
          </table:table-cell>
          <table:table-cell table:style-name="ce41" table:formula="of:=[.S5]" office:value-type="float" office:value="100" calcext:value-type="float">
            <text:p>100,00</text:p>
          </table:table-cell>
          <table:table-cell table:style-name="ce41" table:formula="of:=[.U5]" office:value-type="float" office:value="100" calcext:value-type="float">
            <text:p>100,0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-[.AH21]" office:value-type="float" office:value="41" calcext:value-type="float">
            <text:p>41</text:p>
          </table:table-cell>
          <table:table-cell table:formula="of:=[.AL21]/[.AD21]" office:value-type="float" office:value="0.82" calcext:value-type="float">
            <text:p>0,82</text:p>
          </table:table-cell>
          <table:table-cell table:formula="of:=[.AE21]-[.AI21]" office:value-type="float" office:value="250" calcext:value-type="float">
            <text:p>250</text:p>
          </table:table-cell>
          <table:table-cell table:formula="of:=[.AN21]/[.A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1]-[.AU21]" office:value-type="float" office:value="12" calcext:value-type="float">
            <text:p>12</text:p>
          </table:table-cell>
          <table:table-cell table:formula="of:=[.AY21]/[.AQ21]" office:value-type="float" office:value="0.12" calcext:value-type="float">
            <text:p>0,12</text:p>
          </table:table-cell>
          <table:table-cell table:formula="of:=[.AR21]-[.AV21]" office:value-type="float" office:value="1000" calcext:value-type="float">
            <text:p>1000</text:p>
          </table:table-cell>
          <table:table-cell table:formula="of:=[.BA21]/[.AR2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1]-[.BH21]" office:value-type="float" office:value="43" calcext:value-type="float">
            <text:p>43</text:p>
          </table:table-cell>
          <table:table-cell table:formula="of:=[.BL21]/[.BD21]" office:value-type="float" office:value="0.286666666666667" calcext:value-type="float">
            <text:p>0,286666666666667</text:p>
          </table:table-cell>
          <table:table-cell table:formula="of:=[.BE21]-[.BI21]" office:value-type="float" office:value="2250" calcext:value-type="float">
            <text:p>2250</text:p>
          </table:table-cell>
          <table:table-cell table:formula="of:=[.BN21]/[.BE2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1]-[.BU21]" office:value-type="float" office:value="90" calcext:value-type="float">
            <text:p>90</text:p>
          </table:table-cell>
          <table:table-cell table:formula="of:=[.BY21]/[.BQ21]" office:value-type="float" office:value="0.45" calcext:value-type="float">
            <text:p>0,45</text:p>
          </table:table-cell>
          <table:table-cell table:formula="of:=[.BR21]-[.BV21]" office:value-type="float" office:value="4000" calcext:value-type="float">
            <text:p>4000</text:p>
          </table:table-cell>
          <table:table-cell table:formula="of:=[.CA21]/[.BR2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6250" calcext:value-type="float">
            <text:p>6250</text:p>
          </table:table-cell>
          <table:table-cell table:formula="of:=[.CN21]/[.C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4.5" calcext:value-type="float">
            <text:p>4,50</text:p>
          </table:table-cell>
          <table:table-cell table:style-name="ce41" table:formula="of:=[.G6]" office:value-type="float" office:value="27" calcext:value-type="float">
            <text:p>27,00</text:p>
          </table:table-cell>
          <table:table-cell table:style-name="ce41" table:formula="of:=[.I6]" office:value-type="float" office:value="45" calcext:value-type="float">
            <text:p>45,00</text:p>
          </table:table-cell>
          <table:table-cell table:style-name="ce41" table:formula="of:=[.K6]" office:value-type="float" office:value="90.5" calcext:value-type="float">
            <text:p>90,50</text:p>
          </table:table-cell>
          <table:table-cell table:style-name="ce41" table:formula="of:=[.M6]" office:value-type="float" office:value="100" calcext:value-type="float">
            <text:p>100,00</text:p>
          </table:table-cell>
          <table:table-cell table:style-name="ce41" table:formula="of:=[.O6]" office:value-type="float" office:value="100" calcext:value-type="float">
            <text:p>100,00</text:p>
          </table:table-cell>
          <table:table-cell table:style-name="ce41" table:formula="of:=[.Q6]" office:value-type="float" office:value="100" calcext:value-type="float">
            <text:p>100,00</text:p>
          </table:table-cell>
          <table:table-cell table:style-name="ce41" table:formula="of:=[.S6]" office:value-type="float" office:value="100" calcext:value-type="float">
            <text:p>100,00</text:p>
          </table:table-cell>
          <table:table-cell table:style-name="ce41" table:formula="of:=[.U6]" office:value-type="float" office:value="100" calcext:value-type="float">
            <text:p>100,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250" calcext:value-type="float">
            <text:p>250</text:p>
          </table:table-cell>
          <table:table-cell table:formula="of:=[.AN22]/[.A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2]-[.AU22]" office:value-type="float" office:value="27" calcext:value-type="float">
            <text:p>27</text:p>
          </table:table-cell>
          <table:table-cell table:formula="of:=[.AY22]/[.AQ22]" office:value-type="float" office:value="0.27" calcext:value-type="float">
            <text:p>0,27</text:p>
          </table:table-cell>
          <table:table-cell table:formula="of:=[.AR22]-[.AV22]" office:value-type="float" office:value="1000" calcext:value-type="float">
            <text:p>1000</text:p>
          </table:table-cell>
          <table:table-cell table:formula="of:=[.BA22]/[.AR2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2]-[.BH22]" office:value-type="float" office:value="24" calcext:value-type="float">
            <text:p>24</text:p>
          </table:table-cell>
          <table:table-cell table:formula="of:=[.BL22]/[.BD22]" office:value-type="float" office:value="0.16" calcext:value-type="float">
            <text:p>0,16</text:p>
          </table:table-cell>
          <table:table-cell table:formula="of:=[.BE22]-[.BI22]" office:value-type="float" office:value="2250" calcext:value-type="float">
            <text:p>2250</text:p>
          </table:table-cell>
          <table:table-cell table:formula="of:=[.BN22]/[.BE2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2]-[.BU22]" office:value-type="float" office:value="157" calcext:value-type="float">
            <text:p>157</text:p>
          </table:table-cell>
          <table:table-cell table:formula="of:=[.BY22]/[.BQ22]" office:value-type="float" office:value="0.785" calcext:value-type="float">
            <text:p>0,785</text:p>
          </table:table-cell>
          <table:table-cell table:formula="of:=[.BR22]-[.BV22]" office:value-type="float" office:value="4000" calcext:value-type="float">
            <text:p>4000</text:p>
          </table:table-cell>
          <table:table-cell table:formula="of:=[.CA22]/[.BR2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2]-[.CH22]" office:value-type="float" office:value="54" calcext:value-type="float">
            <text:p>54</text:p>
          </table:table-cell>
          <table:table-cell table:formula="of:=[.CL22]/[.CD22]" office:value-type="float" office:value="0.216" calcext:value-type="float">
            <text:p>0,216</text:p>
          </table:table-cell>
          <table:table-cell table:formula="of:=[.CE22]-[.CI22]" office:value-type="float" office:value="6250" calcext:value-type="float">
            <text:p>6250</text:p>
          </table:table-cell>
          <table:table-cell table:formula="of:=[.CN22]/[.C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8.8" calcext:value-type="float">
            <text:p>8,80</text:p>
          </table:table-cell>
          <table:table-cell table:style-name="ce41" table:formula="of:=[.G7]" office:value-type="float" office:value="21.6" calcext:value-type="float">
            <text:p>21,60</text:p>
          </table:table-cell>
          <table:table-cell table:style-name="ce41" table:formula="of:=[.I7]" office:value-type="float" office:value="36.8" calcext:value-type="float">
            <text:p>36,80</text:p>
          </table:table-cell>
          <table:table-cell table:style-name="ce41" table:formula="of:=[.K7]" office:value-type="float" office:value="94.4" calcext:value-type="float">
            <text:p>94,40</text:p>
          </table:table-cell>
          <table:table-cell table:style-name="ce41" table:formula="of:=[.M7]" office:value-type="float" office:value="100" calcext:value-type="float">
            <text:p>100,00</text:p>
          </table:table-cell>
          <table:table-cell table:style-name="ce41" table:formula="of:=[.O7]" office:value-type="float" office:value="100" calcext:value-type="float">
            <text:p>100,00</text:p>
          </table:table-cell>
          <table:table-cell table:style-name="ce41" table:formula="of:=[.Q7]" office:value-type="float" office:value="100" calcext:value-type="float">
            <text:p>100,00</text:p>
          </table:table-cell>
          <table:table-cell table:style-name="ce41" table:formula="of:=[.S7]" office:value-type="float" office:value="100" calcext:value-type="float">
            <text:p>100,00</text:p>
          </table:table-cell>
          <table:table-cell table:style-name="ce41" table:formula="of:=[.U7]" office:value-type="float" office:value="100" calcext:value-type="float">
            <text:p>100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3]-[.AH23]" office:value-type="float" office:value="38" calcext:value-type="float">
            <text:p>38</text:p>
          </table:table-cell>
          <table:table-cell table:formula="of:=[.AL23]/[.AD23]" office:value-type="float" office:value="0.76" calcext:value-type="float">
            <text:p>0,76</text:p>
          </table:table-cell>
          <table:table-cell table:formula="of:=[.AE23]-[.AI23]" office:value-type="float" office:value="250" calcext:value-type="float">
            <text:p>250</text:p>
          </table:table-cell>
          <table:table-cell table:formula="of:=[.AN23]/[.A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3]-[.AU23]" office:value-type="float" office:value="0" calcext:value-type="float">
            <text:p>0</text:p>
          </table:table-cell>
          <table:table-cell table:formula="of:=[.AY23]/[.AQ23]" office:value-type="float" office:value="0" calcext:value-type="float">
            <text:p>0</text:p>
          </table:table-cell>
          <table:table-cell table:formula="of:=[.AR23]-[.AV23]" office:value-type="float" office:value="1000" calcext:value-type="float">
            <text:p>1000</text:p>
          </table:table-cell>
          <table:table-cell table:formula="of:=[.BA23]/[.AR2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3]-[.BH23]" office:value-type="float" office:value="13" calcext:value-type="float">
            <text:p>13</text:p>
          </table:table-cell>
          <table:table-cell table:formula="of:=[.BL23]/[.BD23]" office:value-type="float" office:value="0.0866666666666667" calcext:value-type="float">
            <text:p>0,086666666666667</text:p>
          </table:table-cell>
          <table:table-cell table:formula="of:=[.BE23]-[.BI23]" office:value-type="float" office:value="2250" calcext:value-type="float">
            <text:p>2250</text:p>
          </table:table-cell>
          <table:table-cell table:formula="of:=[.BN23]/[.BE2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3]-[.BU23]" office:value-type="float" office:value="142" calcext:value-type="float">
            <text:p>142</text:p>
          </table:table-cell>
          <table:table-cell table:formula="of:=[.BY23]/[.BQ23]" office:value-type="float" office:value="0.71" calcext:value-type="float">
            <text:p>0,71</text:p>
          </table:table-cell>
          <table:table-cell table:formula="of:=[.BR23]-[.BV23]" office:value-type="float" office:value="4000" calcext:value-type="float">
            <text:p>4000</text:p>
          </table:table-cell>
          <table:table-cell table:formula="of:=[.CA23]/[.BR2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3]-[.CH23]" office:value-type="float" office:value="37" calcext:value-type="float">
            <text:p>37</text:p>
          </table:table-cell>
          <table:table-cell table:formula="of:=[.CL23]/[.CD23]" office:value-type="float" office:value="0.148" calcext:value-type="float">
            <text:p>0,148</text:p>
          </table:table-cell>
          <table:table-cell table:formula="of:=[.CE23]-[.CI23]" office:value-type="float" office:value="6250" calcext:value-type="float">
            <text:p>6250</text:p>
          </table:table-cell>
          <table:table-cell table:formula="of:=[.CN23]/[.C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4]-[.AH24]" office:value-type="float" office:value="0" calcext:value-type="float">
            <text:p>0</text:p>
          </table:table-cell>
          <table:table-cell table:formula="of:=[.AL24]/[.AD24]" office:value-type="float" office:value="0" calcext:value-type="float">
            <text:p>0</text:p>
          </table:table-cell>
          <table:table-cell table:formula="of:=[.AE24]-[.AI24]" office:value-type="float" office:value="250" calcext:value-type="float">
            <text:p>250</text:p>
          </table:table-cell>
          <table:table-cell table:formula="of:=[.AN24]/[.A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4]-[.AU24]" office:value-type="float" office:value="43" calcext:value-type="float">
            <text:p>43</text:p>
          </table:table-cell>
          <table:table-cell table:formula="of:=[.AY24]/[.AQ24]" office:value-type="float" office:value="0.43" calcext:value-type="float">
            <text:p>0,43</text:p>
          </table:table-cell>
          <table:table-cell table:formula="of:=[.AR24]-[.AV24]" office:value-type="float" office:value="1000" calcext:value-type="float">
            <text:p>1000</text:p>
          </table:table-cell>
          <table:table-cell table:formula="of:=[.BA24]/[.AR2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4]-[.BH24]" office:value-type="float" office:value="24" calcext:value-type="float">
            <text:p>24</text:p>
          </table:table-cell>
          <table:table-cell table:formula="of:=[.BL24]/[.BD24]" office:value-type="float" office:value="0.16" calcext:value-type="float">
            <text:p>0,16</text:p>
          </table:table-cell>
          <table:table-cell table:formula="of:=[.BE24]-[.BI24]" office:value-type="float" office:value="2250" calcext:value-type="float">
            <text:p>2250</text:p>
          </table:table-cell>
          <table:table-cell table:formula="of:=[.BN24]/[.BE2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4]-[.BU24]" office:value-type="float" office:value="157" calcext:value-type="float">
            <text:p>157</text:p>
          </table:table-cell>
          <table:table-cell table:formula="of:=[.BY24]/[.BQ24]" office:value-type="float" office:value="0.785" calcext:value-type="float">
            <text:p>0,785</text:p>
          </table:table-cell>
          <table:table-cell table:formula="of:=[.BR24]-[.BV24]" office:value-type="float" office:value="4000" calcext:value-type="float">
            <text:p>4000</text:p>
          </table:table-cell>
          <table:table-cell table:formula="of:=[.CA24]/[.BR2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4]-[.CH24]" office:value-type="float" office:value="89" calcext:value-type="float">
            <text:p>89</text:p>
          </table:table-cell>
          <table:table-cell table:formula="of:=[.CL24]/[.CD24]" office:value-type="float" office:value="0.356" calcext:value-type="float">
            <text:p>0,356</text:p>
          </table:table-cell>
          <table:table-cell table:formula="of:=[.CE24]-[.CI24]" office:value-type="float" office:value="6250" calcext:value-type="float">
            <text:p>6250</text:p>
          </table:table-cell>
          <table:table-cell table:formula="of:=[.CN24]/[.C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5]-[.AH25]" office:value-type="float" office:value="2" calcext:value-type="float">
            <text:p>2</text:p>
          </table:table-cell>
          <table:table-cell table:formula="of:=[.AL25]/[.AD25]" office:value-type="float" office:value="0.04" calcext:value-type="float">
            <text:p>0,04</text:p>
          </table:table-cell>
          <table:table-cell table:formula="of:=[.AE25]-[.AI25]" office:value-type="float" office:value="250" calcext:value-type="float">
            <text:p>250</text:p>
          </table:table-cell>
          <table:table-cell table:formula="of:=[.AN25]/[.A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5]-[.AU25]" office:value-type="float" office:value="43" calcext:value-type="float">
            <text:p>43</text:p>
          </table:table-cell>
          <table:table-cell table:formula="of:=[.AY25]/[.AQ25]" office:value-type="float" office:value="0.43" calcext:value-type="float">
            <text:p>0,43</text:p>
          </table:table-cell>
          <table:table-cell table:formula="of:=[.AR25]-[.AV25]" office:value-type="float" office:value="1000" calcext:value-type="float">
            <text:p>1000</text:p>
          </table:table-cell>
          <table:table-cell table:formula="of:=[.BA25]/[.AR2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5]-[.BH25]" office:value-type="float" office:value="51" calcext:value-type="float">
            <text:p>51</text:p>
          </table:table-cell>
          <table:table-cell table:formula="of:=[.BL25]/[.BD25]" office:value-type="float" office:value="0.34" calcext:value-type="float">
            <text:p>0,34</text:p>
          </table:table-cell>
          <table:table-cell table:formula="of:=[.BE25]-[.BI25]" office:value-type="float" office:value="2250" calcext:value-type="float">
            <text:p>2250</text:p>
          </table:table-cell>
          <table:table-cell table:formula="of:=[.BN25]/[.BE2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4000" calcext:value-type="float">
            <text:p>4000</text:p>
          </table:table-cell>
          <table:table-cell table:formula="of:=[.CA25]/[.BR2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5]-[.CH25]" office:value-type="float" office:value="89" calcext:value-type="float">
            <text:p>89</text:p>
          </table:table-cell>
          <table:table-cell table:formula="of:=[.CL25]/[.CD25]" office:value-type="float" office:value="0.356" calcext:value-type="float">
            <text:p>0,356</text:p>
          </table:table-cell>
          <table:table-cell table:formula="of:=[.CE25]-[.CI25]" office:value-type="float" office:value="6250" calcext:value-type="float">
            <text:p>6250</text:p>
          </table:table-cell>
          <table:table-cell table:formula="of:=[.CN25]/[.C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6]-[.AH26]" office:value-type="float" office:value="2" calcext:value-type="float">
            <text:p>2</text:p>
          </table:table-cell>
          <table:table-cell table:formula="of:=[.AL26]/[.AD26]" office:value-type="float" office:value="0.04" calcext:value-type="float">
            <text:p>0,04</text:p>
          </table:table-cell>
          <table:table-cell table:formula="of:=[.AE26]-[.AI26]" office:value-type="float" office:value="250" calcext:value-type="float">
            <text:p>250</text:p>
          </table:table-cell>
          <table:table-cell table:formula="of:=[.AN26]/[.A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6]-[.AU26]" office:value-type="float" office:value="52" calcext:value-type="float">
            <text:p>52</text:p>
          </table:table-cell>
          <table:table-cell table:formula="of:=[.AY26]/[.AQ26]" office:value-type="float" office:value="0.52" calcext:value-type="float">
            <text:p>0,52</text:p>
          </table:table-cell>
          <table:table-cell table:formula="of:=[.AR26]-[.AV26]" office:value-type="float" office:value="1000" calcext:value-type="float">
            <text:p>1000</text:p>
          </table:table-cell>
          <table:table-cell table:formula="of:=[.BA26]/[.AR2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6]-[.BH26]" office:value-type="float" office:value="125" calcext:value-type="float">
            <text:p>125</text:p>
          </table:table-cell>
          <table:table-cell table:formula="of:=[.BL26]/[.BD26]" office:value-type="float" office:value="0.833333333333333" calcext:value-type="float">
            <text:p>0,833333333333333</text:p>
          </table:table-cell>
          <table:table-cell table:formula="of:=[.BE26]-[.BI26]" office:value-type="float" office:value="2250" calcext:value-type="float">
            <text:p>2250</text:p>
          </table:table-cell>
          <table:table-cell table:formula="of:=[.BN26]/[.BE2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6]-[.BU26]" office:value-type="float" office:value="9" calcext:value-type="float">
            <text:p>9</text:p>
          </table:table-cell>
          <table:table-cell table:formula="of:=[.BY26]/[.BQ26]" office:value-type="float" office:value="0.045" calcext:value-type="float">
            <text:p>0,045</text:p>
          </table:table-cell>
          <table:table-cell table:formula="of:=[.BR26]-[.BV26]" office:value-type="float" office:value="4000" calcext:value-type="float">
            <text:p>4000</text:p>
          </table:table-cell>
          <table:table-cell table:formula="of:=[.CA26]/[.BR2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6]-[.CH26]" office:value-type="float" office:value="136" calcext:value-type="float">
            <text:p>136</text:p>
          </table:table-cell>
          <table:table-cell table:formula="of:=[.CL26]/[.CD26]" office:value-type="float" office:value="0.544" calcext:value-type="float">
            <text:p>0,544</text:p>
          </table:table-cell>
          <table:table-cell table:formula="of:=[.CE26]-[.CI26]" office:value-type="float" office:value="6250" calcext:value-type="float">
            <text:p>6250</text:p>
          </table:table-cell>
          <table:table-cell table:formula="of:=[.CN26]/[.C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7]-[.AH27]" office:value-type="float" office:value="10" calcext:value-type="float">
            <text:p>10</text:p>
          </table:table-cell>
          <table:table-cell table:formula="of:=[.AL27]/[.AD27]" office:value-type="float" office:value="0.2" calcext:value-type="float">
            <text:p>0,2</text:p>
          </table:table-cell>
          <table:table-cell table:formula="of:=[.AE27]-[.AI27]" office:value-type="float" office:value="250" calcext:value-type="float">
            <text:p>250</text:p>
          </table:table-cell>
          <table:table-cell table:formula="of:=[.AN27]/[.A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7]-[.AU27]" office:value-type="float" office:value="4" calcext:value-type="float">
            <text:p>4</text:p>
          </table:table-cell>
          <table:table-cell table:formula="of:=[.AY27]/[.AQ27]" office:value-type="float" office:value="0.04" calcext:value-type="float">
            <text:p>0,04</text:p>
          </table:table-cell>
          <table:table-cell table:formula="of:=[.AR27]-[.AV27]" office:value-type="float" office:value="1000" calcext:value-type="float">
            <text:p>1000</text:p>
          </table:table-cell>
          <table:table-cell table:formula="of:=[.BA27]/[.AR2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7]-[.BH27]" office:value-type="float" office:value="97" calcext:value-type="float">
            <text:p>97</text:p>
          </table:table-cell>
          <table:table-cell table:formula="of:=[.BL27]/[.BD27]" office:value-type="float" office:value="0.646666666666667" calcext:value-type="float">
            <text:p>0,646666666666667</text:p>
          </table:table-cell>
          <table:table-cell table:formula="of:=[.BE27]-[.BI27]" office:value-type="float" office:value="2250" calcext:value-type="float">
            <text:p>2250</text:p>
          </table:table-cell>
          <table:table-cell table:formula="of:=[.BN27]/[.BE2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7]-[.BU27]" office:value-type="float" office:value="80" calcext:value-type="float">
            <text:p>80</text:p>
          </table:table-cell>
          <table:table-cell table:formula="of:=[.BY27]/[.BQ27]" office:value-type="float" office:value="0.4" calcext:value-type="float">
            <text:p>0,4</text:p>
          </table:table-cell>
          <table:table-cell table:formula="of:=[.BR27]-[.BV27]" office:value-type="float" office:value="4000" calcext:value-type="float">
            <text:p>4000</text:p>
          </table:table-cell>
          <table:table-cell table:formula="of:=[.CA27]/[.BR2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7]-[.CH27]" office:value-type="float" office:value="89" calcext:value-type="float">
            <text:p>89</text:p>
          </table:table-cell>
          <table:table-cell table:formula="of:=[.CL27]/[.CD27]" office:value-type="float" office:value="0.356" calcext:value-type="float">
            <text:p>0,356</text:p>
          </table:table-cell>
          <table:table-cell table:formula="of:=[.CE27]-[.CI27]" office:value-type="float" office:value="6250" calcext:value-type="float">
            <text:p>6250</text:p>
          </table:table-cell>
          <table:table-cell table:formula="of:=[.CN27]/[.C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8]-[.AH28]" office:value-type="float" office:value="5" calcext:value-type="float">
            <text:p>5</text:p>
          </table:table-cell>
          <table:table-cell table:formula="of:=[.AL28]/[.AD28]" office:value-type="float" office:value="0.1" calcext:value-type="float">
            <text:p>0,1</text:p>
          </table:table-cell>
          <table:table-cell table:formula="of:=[.AE28]-[.AI28]" office:value-type="float" office:value="250" calcext:value-type="float">
            <text:p>250</text:p>
          </table:table-cell>
          <table:table-cell table:formula="of:=[.AN28]/[.A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8]-[.AU28]" office:value-type="float" office:value="27" calcext:value-type="float">
            <text:p>27</text:p>
          </table:table-cell>
          <table:table-cell table:formula="of:=[.AY28]/[.AQ28]" office:value-type="float" office:value="0.27" calcext:value-type="float">
            <text:p>0,27</text:p>
          </table:table-cell>
          <table:table-cell table:formula="of:=[.AR28]-[.AV28]" office:value-type="float" office:value="1000" calcext:value-type="float">
            <text:p>1000</text:p>
          </table:table-cell>
          <table:table-cell table:formula="of:=[.BA28]/[.AR2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8]-[.BH28]" office:value-type="float" office:value="97" calcext:value-type="float">
            <text:p>97</text:p>
          </table:table-cell>
          <table:table-cell table:formula="of:=[.BL28]/[.BD28]" office:value-type="float" office:value="0.646666666666667" calcext:value-type="float">
            <text:p>0,646666666666667</text:p>
          </table:table-cell>
          <table:table-cell table:formula="of:=[.BE28]-[.BI28]" office:value-type="float" office:value="2250" calcext:value-type="float">
            <text:p>2250</text:p>
          </table:table-cell>
          <table:table-cell table:formula="of:=[.BN28]/[.BE2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8]-[.BU28]" office:value-type="float" office:value="9" calcext:value-type="float">
            <text:p>9</text:p>
          </table:table-cell>
          <table:table-cell table:formula="of:=[.BY28]/[.BQ28]" office:value-type="float" office:value="0.045" calcext:value-type="float">
            <text:p>0,045</text:p>
          </table:table-cell>
          <table:table-cell table:formula="of:=[.BR28]-[.BV28]" office:value-type="float" office:value="4000" calcext:value-type="float">
            <text:p>4000</text:p>
          </table:table-cell>
          <table:table-cell table:formula="of:=[.CA28]/[.BR2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8]-[.CH28]" office:value-type="float" office:value="54" calcext:value-type="float">
            <text:p>54</text:p>
          </table:table-cell>
          <table:table-cell table:formula="of:=[.CL28]/[.CD28]" office:value-type="float" office:value="0.216" calcext:value-type="float">
            <text:p>0,216</text:p>
          </table:table-cell>
          <table:table-cell table:formula="of:=[.CE28]-[.CI28]" office:value-type="float" office:value="6250" calcext:value-type="float">
            <text:p>6250</text:p>
          </table:table-cell>
          <table:table-cell table:formula="of:=[.CN28]/[.CE2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9]-[.AH29]" office:value-type="float" office:value="0" calcext:value-type="float">
            <text:p>0</text:p>
          </table:table-cell>
          <table:table-cell table:formula="of:=[.AL29]/[.AD29]" office:value-type="float" office:value="0" calcext:value-type="float">
            <text:p>0</text:p>
          </table:table-cell>
          <table:table-cell table:formula="of:=[.AE29]-[.AI29]" office:value-type="float" office:value="250" calcext:value-type="float">
            <text:p>250</text:p>
          </table:table-cell>
          <table:table-cell table:formula="of:=[.AN29]/[.A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9]-[.AU29]" office:value-type="float" office:value="78" calcext:value-type="float">
            <text:p>78</text:p>
          </table:table-cell>
          <table:table-cell table:formula="of:=[.AY29]/[.AQ29]" office:value-type="float" office:value="0.78" calcext:value-type="float">
            <text:p>0,78</text:p>
          </table:table-cell>
          <table:table-cell table:formula="of:=[.AR29]-[.AV29]" office:value-type="float" office:value="1000" calcext:value-type="float">
            <text:p>1000</text:p>
          </table:table-cell>
          <table:table-cell table:formula="of:=[.BA29]/[.AR29]" office:value-type="float" office:value="1" calcext:value-type="float">
            <text:p>1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2250" calcext:value-type="float">
            <text:p>2250</text:p>
          </table:table-cell>
          <table:table-cell table:formula="of:=[.BN29]/[.BE2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9]-[.BU29]" office:value-type="float" office:value="54" calcext:value-type="float">
            <text:p>54</text:p>
          </table:table-cell>
          <table:table-cell table:formula="of:=[.BY29]/[.BQ29]" office:value-type="float" office:value="0.27" calcext:value-type="float">
            <text:p>0,27</text:p>
          </table:table-cell>
          <table:table-cell table:formula="of:=[.BR29]-[.BV29]" office:value-type="float" office:value="4000" calcext:value-type="float">
            <text:p>4000</text:p>
          </table:table-cell>
          <table:table-cell table:formula="of:=[.CA29]/[.BR2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9]-[.CH29]" office:value-type="float" office:value="209" calcext:value-type="float">
            <text:p>209</text:p>
          </table:table-cell>
          <table:table-cell table:formula="of:=[.CL29]/[.CD29]" office:value-type="float" office:value="0.836" calcext:value-type="float">
            <text:p>0,836</text:p>
          </table:table-cell>
          <table:table-cell table:formula="of:=[.CE29]-[.CI29]" office:value-type="float" office:value="6250" calcext:value-type="float">
            <text:p>6250</text:p>
          </table:table-cell>
          <table:table-cell table:formula="of:=[.CN29]/[.CE2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0]-[.AH30]" office:value-type="float" office:value="1" calcext:value-type="float">
            <text:p>1</text:p>
          </table:table-cell>
          <table:table-cell table:formula="of:=[.AL30]/[.AD30]" office:value-type="float" office:value="0.02" calcext:value-type="float">
            <text:p>0,02</text:p>
          </table:table-cell>
          <table:table-cell table:formula="of:=[.AE30]-[.AI30]" office:value-type="float" office:value="250" calcext:value-type="float">
            <text:p>250</text:p>
          </table:table-cell>
          <table:table-cell table:formula="of:=[.AN30]/[.A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0]-[.AU30]" office:value-type="float" office:value="43" calcext:value-type="float">
            <text:p>43</text:p>
          </table:table-cell>
          <table:table-cell table:formula="of:=[.AY30]/[.AQ30]" office:value-type="float" office:value="0.43" calcext:value-type="float">
            <text:p>0,43</text:p>
          </table:table-cell>
          <table:table-cell table:formula="of:=[.AR30]-[.AV30]" office:value-type="float" office:value="1000" calcext:value-type="float">
            <text:p>1000</text:p>
          </table:table-cell>
          <table:table-cell table:formula="of:=[.BA30]/[.AR3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0]-[.BH30]" office:value-type="float" office:value="43" calcext:value-type="float">
            <text:p>43</text:p>
          </table:table-cell>
          <table:table-cell table:formula="of:=[.BL30]/[.BD30]" office:value-type="float" office:value="0.286666666666667" calcext:value-type="float">
            <text:p>0,286666666666667</text:p>
          </table:table-cell>
          <table:table-cell table:formula="of:=[.BE30]-[.BI30]" office:value-type="float" office:value="2250" calcext:value-type="float">
            <text:p>2250</text:p>
          </table:table-cell>
          <table:table-cell table:formula="of:=[.BN30]/[.BE3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0]-[.BU30]" office:value-type="float" office:value="157" calcext:value-type="float">
            <text:p>157</text:p>
          </table:table-cell>
          <table:table-cell table:formula="of:=[.BY30]/[.BQ30]" office:value-type="float" office:value="0.785" calcext:value-type="float">
            <text:p>0,785</text:p>
          </table:table-cell>
          <table:table-cell table:formula="of:=[.BR30]-[.BV30]" office:value-type="float" office:value="4000" calcext:value-type="float">
            <text:p>4000</text:p>
          </table:table-cell>
          <table:table-cell table:formula="of:=[.CA30]/[.BR3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0]-[.CH30]" office:value-type="float" office:value="0" calcext:value-type="float">
            <text:p>0</text:p>
          </table:table-cell>
          <table:table-cell table:formula="of:=[.CL30]/[.CD30]" office:value-type="float" office:value="0" calcext:value-type="float">
            <text:p>0</text:p>
          </table:table-cell>
          <table:table-cell table:formula="of:=[.CE30]-[.CI30]" office:value-type="float" office:value="6250" calcext:value-type="float">
            <text:p>6250</text:p>
          </table:table-cell>
          <table:table-cell table:formula="of:=[.CN30]/[.CE3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1]-[.AH31]" office:value-type="float" office:value="10" calcext:value-type="float">
            <text:p>10</text:p>
          </table:table-cell>
          <table:table-cell table:formula="of:=[.AL31]/[.AD31]" office:value-type="float" office:value="0.2" calcext:value-type="float">
            <text:p>0,2</text:p>
          </table:table-cell>
          <table:table-cell table:formula="of:=[.AE31]-[.AI31]" office:value-type="float" office:value="250" calcext:value-type="float">
            <text:p>250</text:p>
          </table:table-cell>
          <table:table-cell table:formula="of:=[.AN31]/[.A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1000" calcext:value-type="float">
            <text:p>1000</text:p>
          </table:table-cell>
          <table:table-cell table:formula="of:=[.BA31]/[.AR3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1]-[.BH31]" office:value-type="float" office:value="57" calcext:value-type="float">
            <text:p>57</text:p>
          </table:table-cell>
          <table:table-cell table:formula="of:=[.BL31]/[.BD31]" office:value-type="float" office:value="0.38" calcext:value-type="float">
            <text:p>0,38</text:p>
          </table:table-cell>
          <table:table-cell table:formula="of:=[.BE31]-[.BI31]" office:value-type="float" office:value="2250" calcext:value-type="float">
            <text:p>2250</text:p>
          </table:table-cell>
          <table:table-cell table:formula="of:=[.BN31]/[.BE3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1]-[.BU31]" office:value-type="float" office:value="0" calcext:value-type="float">
            <text:p>0</text:p>
          </table:table-cell>
          <table:table-cell table:formula="of:=[.BY31]/[.BQ31]" office:value-type="float" office:value="0" calcext:value-type="float">
            <text:p>0</text:p>
          </table:table-cell>
          <table:table-cell table:formula="of:=[.BR31]-[.BV31]" office:value-type="float" office:value="4000" calcext:value-type="float">
            <text:p>4000</text:p>
          </table:table-cell>
          <table:table-cell table:formula="of:=[.CA31]/[.BR3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1]-[.CH31]" office:value-type="float" office:value="136" calcext:value-type="float">
            <text:p>136</text:p>
          </table:table-cell>
          <table:table-cell table:formula="of:=[.CL31]/[.CD31]" office:value-type="float" office:value="0.544" calcext:value-type="float">
            <text:p>0,544</text:p>
          </table:table-cell>
          <table:table-cell table:formula="of:=[.CE31]-[.CI31]" office:value-type="float" office:value="6250" calcext:value-type="float">
            <text:p>6250</text:p>
          </table:table-cell>
          <table:table-cell table:formula="of:=[.CN31]/[.CE3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250" calcext:value-type="float">
            <text:p>250</text:p>
          </table:table-cell>
          <table:table-cell table:formula="of:=[.AN32]/[.A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2]-[.AU32]" office:value-type="float" office:value="52" calcext:value-type="float">
            <text:p>52</text:p>
          </table:table-cell>
          <table:table-cell table:formula="of:=[.AY32]/[.AQ32]" office:value-type="float" office:value="0.52" calcext:value-type="float">
            <text:p>0,52</text:p>
          </table:table-cell>
          <table:table-cell table:formula="of:=[.AR32]-[.AV32]" office:value-type="float" office:value="1000" calcext:value-type="float">
            <text:p>1000</text:p>
          </table:table-cell>
          <table:table-cell table:formula="of:=[.BA32]/[.AR3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2]-[.BH32]" office:value-type="float" office:value="13" calcext:value-type="float">
            <text:p>13</text:p>
          </table:table-cell>
          <table:table-cell table:formula="of:=[.BL32]/[.BD32]" office:value-type="float" office:value="0.0866666666666667" calcext:value-type="float">
            <text:p>0,086666666666667</text:p>
          </table:table-cell>
          <table:table-cell table:formula="of:=[.BE32]-[.BI32]" office:value-type="float" office:value="2250" calcext:value-type="float">
            <text:p>2250</text:p>
          </table:table-cell>
          <table:table-cell table:formula="of:=[.BN32]/[.BE3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2]-[.BU32]" office:value-type="float" office:value="142" calcext:value-type="float">
            <text:p>142</text:p>
          </table:table-cell>
          <table:table-cell table:formula="of:=[.BY32]/[.BQ32]" office:value-type="float" office:value="0.71" calcext:value-type="float">
            <text:p>0,71</text:p>
          </table:table-cell>
          <table:table-cell table:formula="of:=[.BR32]-[.BV32]" office:value-type="float" office:value="4000" calcext:value-type="float">
            <text:p>4000</text:p>
          </table:table-cell>
          <table:table-cell table:formula="of:=[.CA32]/[.BR3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2]-[.CH32]" office:value-type="float" office:value="71" calcext:value-type="float">
            <text:p>71</text:p>
          </table:table-cell>
          <table:table-cell table:formula="of:=[.CL32]/[.CD32]" office:value-type="float" office:value="0.284" calcext:value-type="float">
            <text:p>0,284</text:p>
          </table:table-cell>
          <table:table-cell table:formula="of:=[.CE32]-[.CI32]" office:value-type="float" office:value="6250" calcext:value-type="float">
            <text:p>6250</text:p>
          </table:table-cell>
          <table:table-cell table:formula="of:=[.CN32]/[.CE3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3]-[.AH33]" office:value-type="float" office:value="23" calcext:value-type="float">
            <text:p>23</text:p>
          </table:table-cell>
          <table:table-cell table:formula="of:=[.AL33]/[.AD33]" office:value-type="float" office:value="0.46" calcext:value-type="float">
            <text:p>0,46</text:p>
          </table:table-cell>
          <table:table-cell table:formula="of:=[.AE33]-[.AI33]" office:value-type="float" office:value="250" calcext:value-type="float">
            <text:p>250</text:p>
          </table:table-cell>
          <table:table-cell table:formula="of:=[.AN33]/[.A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1000" calcext:value-type="float">
            <text:p>1000</text:p>
          </table:table-cell>
          <table:table-cell table:formula="of:=[.BA33]/[.AR3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3]-[.BH33]" office:value-type="float" office:value="104" calcext:value-type="float">
            <text:p>104</text:p>
          </table:table-cell>
          <table:table-cell table:formula="of:=[.BL33]/[.BD33]" office:value-type="float" office:value="0.693333333333333" calcext:value-type="float">
            <text:p>0,693333333333333</text:p>
          </table:table-cell>
          <table:table-cell table:formula="of:=[.BE33]-[.BI33]" office:value-type="float" office:value="2250" calcext:value-type="float">
            <text:p>2250</text:p>
          </table:table-cell>
          <table:table-cell table:formula="of:=[.BN33]/[.BE3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3]-[.BU33]" office:value-type="float" office:value="108" calcext:value-type="float">
            <text:p>108</text:p>
          </table:table-cell>
          <table:table-cell table:formula="of:=[.BY33]/[.BQ33]" office:value-type="float" office:value="0.54" calcext:value-type="float">
            <text:p>0,54</text:p>
          </table:table-cell>
          <table:table-cell table:formula="of:=[.BR33]-[.BV33]" office:value-type="float" office:value="4000" calcext:value-type="float">
            <text:p>4000</text:p>
          </table:table-cell>
          <table:table-cell table:formula="of:=[.CA33]/[.BR3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6250" calcext:value-type="float">
            <text:p>6250</text:p>
          </table:table-cell>
          <table:table-cell table:formula="of:=[.CN33]/[.CE3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4]-[.AH34]" office:value-type="float" office:value="0" calcext:value-type="float">
            <text:p>0</text:p>
          </table:table-cell>
          <table:table-cell table:formula="of:=[.AL34]/[.AD34]" office:value-type="float" office:value="0" calcext:value-type="float">
            <text:p>0</text:p>
          </table:table-cell>
          <table:table-cell table:formula="of:=[.AE34]-[.AI34]" office:value-type="float" office:value="250" calcext:value-type="float">
            <text:p>250</text:p>
          </table:table-cell>
          <table:table-cell table:formula="of:=[.AN34]/[.A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4]-[.AU34]" office:value-type="float" office:value="52" calcext:value-type="float">
            <text:p>52</text:p>
          </table:table-cell>
          <table:table-cell table:formula="of:=[.AY34]/[.AQ34]" office:value-type="float" office:value="0.52" calcext:value-type="float">
            <text:p>0,52</text:p>
          </table:table-cell>
          <table:table-cell table:formula="of:=[.AR34]-[.AV34]" office:value-type="float" office:value="1000" calcext:value-type="float">
            <text:p>1000</text:p>
          </table:table-cell>
          <table:table-cell table:formula="of:=[.BA34]/[.AR3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4]-[.BH34]" office:value-type="float" office:value="51" calcext:value-type="float">
            <text:p>51</text:p>
          </table:table-cell>
          <table:table-cell table:formula="of:=[.BL34]/[.BD34]" office:value-type="float" office:value="0.34" calcext:value-type="float">
            <text:p>0,34</text:p>
          </table:table-cell>
          <table:table-cell table:formula="of:=[.BE34]-[.BI34]" office:value-type="float" office:value="2250" calcext:value-type="float">
            <text:p>2250</text:p>
          </table:table-cell>
          <table:table-cell table:formula="of:=[.BN34]/[.BE3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4]-[.BU34]" office:value-type="float" office:value="54" calcext:value-type="float">
            <text:p>54</text:p>
          </table:table-cell>
          <table:table-cell table:formula="of:=[.BY34]/[.BQ34]" office:value-type="float" office:value="0.27" calcext:value-type="float">
            <text:p>0,27</text:p>
          </table:table-cell>
          <table:table-cell table:formula="of:=[.BR34]-[.BV34]" office:value-type="float" office:value="4000" calcext:value-type="float">
            <text:p>4000</text:p>
          </table:table-cell>
          <table:table-cell table:formula="of:=[.CA34]/[.BR3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4]-[.CH34]" office:value-type="float" office:value="89" calcext:value-type="float">
            <text:p>89</text:p>
          </table:table-cell>
          <table:table-cell table:formula="of:=[.CL34]/[.CD34]" office:value-type="float" office:value="0.356" calcext:value-type="float">
            <text:p>0,356</text:p>
          </table:table-cell>
          <table:table-cell table:formula="of:=[.CE34]-[.CI34]" office:value-type="float" office:value="6250" calcext:value-type="float">
            <text:p>6250</text:p>
          </table:table-cell>
          <table:table-cell table:formula="of:=[.CN34]/[.CE34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5]-[.AH35]" office:value-type="float" office:value="0" calcext:value-type="float">
            <text:p>0</text:p>
          </table:table-cell>
          <table:table-cell table:formula="of:=[.AL35]/[.AD35]" office:value-type="float" office:value="0" calcext:value-type="float">
            <text:p>0</text:p>
          </table:table-cell>
          <table:table-cell table:formula="of:=[.AE35]-[.AI35]" office:value-type="float" office:value="250" calcext:value-type="float">
            <text:p>250</text:p>
          </table:table-cell>
          <table:table-cell table:formula="of:=[.AN35]/[.A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5]-[.AU35]" office:value-type="float" office:value="20" calcext:value-type="float">
            <text:p>20</text:p>
          </table:table-cell>
          <table:table-cell table:formula="of:=[.AY35]/[.AQ35]" office:value-type="float" office:value="0.2" calcext:value-type="float">
            <text:p>0,2</text:p>
          </table:table-cell>
          <table:table-cell table:formula="of:=[.AR35]-[.AV35]" office:value-type="float" office:value="1000" calcext:value-type="float">
            <text:p>1000</text:p>
          </table:table-cell>
          <table:table-cell table:formula="of:=[.BA35]/[.AR3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5]-[.BH35]" office:value-type="float" office:value="85" calcext:value-type="float">
            <text:p>85</text:p>
          </table:table-cell>
          <table:table-cell table:formula="of:=[.BL35]/[.BD35]" office:value-type="float" office:value="0.566666666666667" calcext:value-type="float">
            <text:p>0,566666666666667</text:p>
          </table:table-cell>
          <table:table-cell table:formula="of:=[.BE35]-[.BI35]" office:value-type="float" office:value="2250" calcext:value-type="float">
            <text:p>2250</text:p>
          </table:table-cell>
          <table:table-cell table:formula="of:=[.BN35]/[.BE3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5]-[.BU35]" office:value-type="float" office:value="39" calcext:value-type="float">
            <text:p>39</text:p>
          </table:table-cell>
          <table:table-cell table:formula="of:=[.BY35]/[.BQ35]" office:value-type="float" office:value="0.195" calcext:value-type="float">
            <text:p>0,195</text:p>
          </table:table-cell>
          <table:table-cell table:formula="of:=[.BR35]-[.BV35]" office:value-type="float" office:value="4000" calcext:value-type="float">
            <text:p>4000</text:p>
          </table:table-cell>
          <table:table-cell table:formula="of:=[.CA35]/[.BR3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5]-[.CH35]" office:value-type="float" office:value="22" calcext:value-type="float">
            <text:p>22</text:p>
          </table:table-cell>
          <table:table-cell table:formula="of:=[.CL35]/[.CD35]" office:value-type="float" office:value="0.088" calcext:value-type="float">
            <text:p>0,088</text:p>
          </table:table-cell>
          <table:table-cell table:formula="of:=[.CE35]-[.CI35]" office:value-type="float" office:value="6250" calcext:value-type="float">
            <text:p>6250</text:p>
          </table:table-cell>
          <table:table-cell table:formula="of:=[.CN35]/[.CE35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6]-[.AH36]" office:value-type="float" office:value="1" calcext:value-type="float">
            <text:p>1</text:p>
          </table:table-cell>
          <table:table-cell table:formula="of:=[.AL36]/[.AD36]" office:value-type="float" office:value="0.02" calcext:value-type="float">
            <text:p>0,02</text:p>
          </table:table-cell>
          <table:table-cell table:formula="of:=[.AE36]-[.AI36]" office:value-type="float" office:value="250" calcext:value-type="float">
            <text:p>250</text:p>
          </table:table-cell>
          <table:table-cell table:formula="of:=[.AN36]/[.A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6]-[.AU36]" office:value-type="float" office:value="12" calcext:value-type="float">
            <text:p>12</text:p>
          </table:table-cell>
          <table:table-cell table:formula="of:=[.AY36]/[.AQ36]" office:value-type="float" office:value="0.12" calcext:value-type="float">
            <text:p>0,12</text:p>
          </table:table-cell>
          <table:table-cell table:formula="of:=[.AR36]-[.AV36]" office:value-type="float" office:value="1000" calcext:value-type="float">
            <text:p>1000</text:p>
          </table:table-cell>
          <table:table-cell table:formula="of:=[.BA36]/[.AR3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6]-[.BH36]" office:value-type="float" office:value="13" calcext:value-type="float">
            <text:p>13</text:p>
          </table:table-cell>
          <table:table-cell table:formula="of:=[.BL36]/[.BD36]" office:value-type="float" office:value="0.0866666666666667" calcext:value-type="float">
            <text:p>0,086666666666667</text:p>
          </table:table-cell>
          <table:table-cell table:formula="of:=[.BE36]-[.BI36]" office:value-type="float" office:value="2250" calcext:value-type="float">
            <text:p>2250</text:p>
          </table:table-cell>
          <table:table-cell table:formula="of:=[.BN36]/[.BE3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6]-[.BU36]" office:value-type="float" office:value="142" calcext:value-type="float">
            <text:p>142</text:p>
          </table:table-cell>
          <table:table-cell table:formula="of:=[.BY36]/[.BQ36]" office:value-type="float" office:value="0.71" calcext:value-type="float">
            <text:p>0,71</text:p>
          </table:table-cell>
          <table:table-cell table:formula="of:=[.BR36]-[.BV36]" office:value-type="float" office:value="4000" calcext:value-type="float">
            <text:p>4000</text:p>
          </table:table-cell>
          <table:table-cell table:formula="of:=[.CA36]/[.BR3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6]-[.CH36]" office:value-type="float" office:value="136" calcext:value-type="float">
            <text:p>136</text:p>
          </table:table-cell>
          <table:table-cell table:formula="of:=[.CL36]/[.CD36]" office:value-type="float" office:value="0.544" calcext:value-type="float">
            <text:p>0,544</text:p>
          </table:table-cell>
          <table:table-cell table:formula="of:=[.CE36]-[.CI36]" office:value-type="float" office:value="6250" calcext:value-type="float">
            <text:p>6250</text:p>
          </table:table-cell>
          <table:table-cell table:formula="of:=[.CN36]/[.CE36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7]-[.AH37]" office:value-type="float" office:value="1" calcext:value-type="float">
            <text:p>1</text:p>
          </table:table-cell>
          <table:table-cell table:formula="of:=[.AL37]/[.AD37]" office:value-type="float" office:value="0.02" calcext:value-type="float">
            <text:p>0,02</text:p>
          </table:table-cell>
          <table:table-cell table:formula="of:=[.AE37]-[.AI37]" office:value-type="float" office:value="250" calcext:value-type="float">
            <text:p>250</text:p>
          </table:table-cell>
          <table:table-cell table:formula="of:=[.AN37]/[.A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7]-[.AU37]" office:value-type="float" office:value="52" calcext:value-type="float">
            <text:p>52</text:p>
          </table:table-cell>
          <table:table-cell table:formula="of:=[.AY37]/[.AQ37]" office:value-type="float" office:value="0.52" calcext:value-type="float">
            <text:p>0,52</text:p>
          </table:table-cell>
          <table:table-cell table:formula="of:=[.AR37]-[.AV37]" office:value-type="float" office:value="1000" calcext:value-type="float">
            <text:p>1000</text:p>
          </table:table-cell>
          <table:table-cell table:formula="of:=[.BA37]/[.AR3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7]-[.BH37]" office:value-type="float" office:value="43" calcext:value-type="float">
            <text:p>43</text:p>
          </table:table-cell>
          <table:table-cell table:formula="of:=[.BL37]/[.BD37]" office:value-type="float" office:value="0.286666666666667" calcext:value-type="float">
            <text:p>0,286666666666667</text:p>
          </table:table-cell>
          <table:table-cell table:formula="of:=[.BE37]-[.BI37]" office:value-type="float" office:value="2250" calcext:value-type="float">
            <text:p>2250</text:p>
          </table:table-cell>
          <table:table-cell table:formula="of:=[.BN37]/[.BE3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7]-[.BU37]" office:value-type="float" office:value="0" calcext:value-type="float">
            <text:p>0</text:p>
          </table:table-cell>
          <table:table-cell table:formula="of:=[.BY37]/[.BQ37]" office:value-type="float" office:value="0" calcext:value-type="float">
            <text:p>0</text:p>
          </table:table-cell>
          <table:table-cell table:formula="of:=[.BR37]-[.BV37]" office:value-type="float" office:value="4000" calcext:value-type="float">
            <text:p>4000</text:p>
          </table:table-cell>
          <table:table-cell table:formula="of:=[.CA37]/[.BR3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7]-[.CH37]" office:value-type="float" office:value="22" calcext:value-type="float">
            <text:p>22</text:p>
          </table:table-cell>
          <table:table-cell table:formula="of:=[.CL37]/[.CD37]" office:value-type="float" office:value="0.088" calcext:value-type="float">
            <text:p>0,088</text:p>
          </table:table-cell>
          <table:table-cell table:formula="of:=[.CE37]-[.CI37]" office:value-type="float" office:value="6250" calcext:value-type="float">
            <text:p>6250</text:p>
          </table:table-cell>
          <table:table-cell table:formula="of:=[.CN37]/[.CE37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8]-[.AH38]" office:value-type="float" office:value="16" calcext:value-type="float">
            <text:p>16</text:p>
          </table:table-cell>
          <table:table-cell table:formula="of:=[.AL38]/[.AD38]" office:value-type="float" office:value="0.32" calcext:value-type="float">
            <text:p>0,32</text:p>
          </table:table-cell>
          <table:table-cell table:formula="of:=[.AE38]-[.AI38]" office:value-type="float" office:value="250" calcext:value-type="float">
            <text:p>250</text:p>
          </table:table-cell>
          <table:table-cell table:formula="of:=[.AN38]/[.A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8]-[.AU38]" office:value-type="float" office:value="12" calcext:value-type="float">
            <text:p>12</text:p>
          </table:table-cell>
          <table:table-cell table:formula="of:=[.AY38]/[.AQ38]" office:value-type="float" office:value="0.12" calcext:value-type="float">
            <text:p>0,12</text:p>
          </table:table-cell>
          <table:table-cell table:formula="of:=[.AR38]-[.AV38]" office:value-type="float" office:value="1000" calcext:value-type="float">
            <text:p>1000</text:p>
          </table:table-cell>
          <table:table-cell table:formula="of:=[.BA38]/[.AR3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8]-[.BH38]" office:value-type="float" office:value="51" calcext:value-type="float">
            <text:p>51</text:p>
          </table:table-cell>
          <table:table-cell table:formula="of:=[.BL38]/[.BD38]" office:value-type="float" office:value="0.34" calcext:value-type="float">
            <text:p>0,34</text:p>
          </table:table-cell>
          <table:table-cell table:formula="of:=[.BE38]-[.BI38]" office:value-type="float" office:value="2250" calcext:value-type="float">
            <text:p>2250</text:p>
          </table:table-cell>
          <table:table-cell table:formula="of:=[.BN38]/[.BE3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8]-[.BU38]" office:value-type="float" office:value="54" calcext:value-type="float">
            <text:p>54</text:p>
          </table:table-cell>
          <table:table-cell table:formula="of:=[.BY38]/[.BQ38]" office:value-type="float" office:value="0.27" calcext:value-type="float">
            <text:p>0,27</text:p>
          </table:table-cell>
          <table:table-cell table:formula="of:=[.BR38]-[.BV38]" office:value-type="float" office:value="4000" calcext:value-type="float">
            <text:p>4000</text:p>
          </table:table-cell>
          <table:table-cell table:formula="of:=[.CA38]/[.BR3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8]-[.CH38]" office:value-type="float" office:value="0" calcext:value-type="float">
            <text:p>0</text:p>
          </table:table-cell>
          <table:table-cell table:formula="of:=[.CL38]/[.CD38]" office:value-type="float" office:value="0" calcext:value-type="float">
            <text:p>0</text:p>
          </table:table-cell>
          <table:table-cell table:formula="of:=[.CE38]-[.CI38]" office:value-type="float" office:value="6250" calcext:value-type="float">
            <text:p>6250</text:p>
          </table:table-cell>
          <table:table-cell table:formula="of:=[.CN38]/[.CE38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9]-[.AH39]" office:value-type="float" office:value="26" calcext:value-type="float">
            <text:p>26</text:p>
          </table:table-cell>
          <table:table-cell table:formula="of:=[.AL39]/[.AD39]" office:value-type="float" office:value="0.52" calcext:value-type="float">
            <text:p>0,52</text:p>
          </table:table-cell>
          <table:table-cell table:formula="of:=[.AE39]-[.AI39]" office:value-type="float" office:value="250" calcext:value-type="float">
            <text:p>250</text:p>
          </table:table-cell>
          <table:table-cell table:formula="of:=[.AN39]/[.A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9]-[.AU39]" office:value-type="float" office:value="4" calcext:value-type="float">
            <text:p>4</text:p>
          </table:table-cell>
          <table:table-cell table:formula="of:=[.AY39]/[.AQ39]" office:value-type="float" office:value="0.04" calcext:value-type="float">
            <text:p>0,04</text:p>
          </table:table-cell>
          <table:table-cell table:formula="of:=[.AR39]-[.AV39]" office:value-type="float" office:value="1000" calcext:value-type="float">
            <text:p>1000</text:p>
          </table:table-cell>
          <table:table-cell table:formula="of:=[.BA39]/[.AR3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2250" calcext:value-type="float">
            <text:p>2250</text:p>
          </table:table-cell>
          <table:table-cell table:formula="of:=[.BN39]/[.BE3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9]-[.BU39]" office:value-type="float" office:value="118" calcext:value-type="float">
            <text:p>118</text:p>
          </table:table-cell>
          <table:table-cell table:formula="of:=[.BY39]/[.BQ39]" office:value-type="float" office:value="0.59" calcext:value-type="float">
            <text:p>0,59</text:p>
          </table:table-cell>
          <table:table-cell table:formula="of:=[.BR39]-[.BV39]" office:value-type="float" office:value="4000" calcext:value-type="float">
            <text:p>4000</text:p>
          </table:table-cell>
          <table:table-cell table:formula="of:=[.CA39]/[.BR3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9]-[.CH39]" office:value-type="float" office:value="136" calcext:value-type="float">
            <text:p>136</text:p>
          </table:table-cell>
          <table:table-cell table:formula="of:=[.CL39]/[.CD39]" office:value-type="float" office:value="0.544" calcext:value-type="float">
            <text:p>0,544</text:p>
          </table:table-cell>
          <table:table-cell table:formula="of:=[.CE39]-[.CI39]" office:value-type="float" office:value="6250" calcext:value-type="float">
            <text:p>6250</text:p>
          </table:table-cell>
          <table:table-cell table:formula="of:=[.CN39]/[.C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0]-[.AH40]" office:value-type="float" office:value="0" calcext:value-type="float">
            <text:p>0</text:p>
          </table:table-cell>
          <table:table-cell table:formula="of:=[.AL40]/[.AD40]" office:value-type="float" office:value="0" calcext:value-type="float">
            <text:p>0</text:p>
          </table:table-cell>
          <table:table-cell table:formula="of:=[.AE40]-[.AI40]" office:value-type="float" office:value="250" calcext:value-type="float">
            <text:p>250</text:p>
          </table:table-cell>
          <table:table-cell table:formula="of:=[.AN40]/[.A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0]-[.AU40]" office:value-type="float" office:value="85" calcext:value-type="float">
            <text:p>85</text:p>
          </table:table-cell>
          <table:table-cell table:formula="of:=[.AY40]/[.AQ40]" office:value-type="float" office:value="0.85" calcext:value-type="float">
            <text:p>0,85</text:p>
          </table:table-cell>
          <table:table-cell table:formula="of:=[.AR40]-[.AV40]" office:value-type="float" office:value="1000" calcext:value-type="float">
            <text:p>1000</text:p>
          </table:table-cell>
          <table:table-cell table:formula="of:=[.BA40]/[.AR4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0]-[.BH40]" office:value-type="float" office:value="63" calcext:value-type="float">
            <text:p>63</text:p>
          </table:table-cell>
          <table:table-cell table:formula="of:=[.BL40]/[.BD40]" office:value-type="float" office:value="0.42" calcext:value-type="float">
            <text:p>0,42</text:p>
          </table:table-cell>
          <table:table-cell table:formula="of:=[.BE40]-[.BI40]" office:value-type="float" office:value="2250" calcext:value-type="float">
            <text:p>2250</text:p>
          </table:table-cell>
          <table:table-cell table:formula="of:=[.BN40]/[.BE4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0]-[.BU40]" office:value-type="float" office:value="80" calcext:value-type="float">
            <text:p>80</text:p>
          </table:table-cell>
          <table:table-cell table:formula="of:=[.BY40]/[.BQ40]" office:value-type="float" office:value="0.4" calcext:value-type="float">
            <text:p>0,4</text:p>
          </table:table-cell>
          <table:table-cell table:formula="of:=[.BR40]-[.BV40]" office:value-type="float" office:value="4000" calcext:value-type="float">
            <text:p>4000</text:p>
          </table:table-cell>
          <table:table-cell table:formula="of:=[.CA40]/[.BR4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0]-[.CH40]" office:value-type="float" office:value="22" calcext:value-type="float">
            <text:p>22</text:p>
          </table:table-cell>
          <table:table-cell table:formula="of:=[.CL40]/[.CD40]" office:value-type="float" office:value="0.088" calcext:value-type="float">
            <text:p>0,088</text:p>
          </table:table-cell>
          <table:table-cell table:formula="of:=[.CE40]-[.CI40]" office:value-type="float" office:value="6250" calcext:value-type="float">
            <text:p>6250</text:p>
          </table:table-cell>
          <table:table-cell table:formula="of:=[.CN40]/[.C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1]-[.AH41]" office:value-type="float" office:value="10" calcext:value-type="float">
            <text:p>10</text:p>
          </table:table-cell>
          <table:table-cell table:formula="of:=[.AL41]/[.AD41]" office:value-type="float" office:value="0.2" calcext:value-type="float">
            <text:p>0,2</text:p>
          </table:table-cell>
          <table:table-cell table:formula="of:=[.AE41]-[.AI41]" office:value-type="float" office:value="250" calcext:value-type="float">
            <text:p>250</text:p>
          </table:table-cell>
          <table:table-cell table:formula="of:=[.AN41]/[.A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1]-[.AU41]" office:value-type="float" office:value="12" calcext:value-type="float">
            <text:p>12</text:p>
          </table:table-cell>
          <table:table-cell table:formula="of:=[.AY41]/[.AQ41]" office:value-type="float" office:value="0.12" calcext:value-type="float">
            <text:p>0,12</text:p>
          </table:table-cell>
          <table:table-cell table:formula="of:=[.AR41]-[.AV41]" office:value-type="float" office:value="1000" calcext:value-type="float">
            <text:p>1000</text:p>
          </table:table-cell>
          <table:table-cell table:formula="of:=[.BA41]/[.AR4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1]-[.BH41]" office:value-type="float" office:value="24" calcext:value-type="float">
            <text:p>24</text:p>
          </table:table-cell>
          <table:table-cell table:formula="of:=[.BL41]/[.BD41]" office:value-type="float" office:value="0.16" calcext:value-type="float">
            <text:p>0,16</text:p>
          </table:table-cell>
          <table:table-cell table:formula="of:=[.BE41]-[.BI41]" office:value-type="float" office:value="2250" calcext:value-type="float">
            <text:p>2250</text:p>
          </table:table-cell>
          <table:table-cell table:formula="of:=[.BN41]/[.BE4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4000" calcext:value-type="float">
            <text:p>4000</text:p>
          </table:table-cell>
          <table:table-cell table:formula="of:=[.CA41]/[.BR4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1]-[.CH41]" office:value-type="float" office:value="22" calcext:value-type="float">
            <text:p>22</text:p>
          </table:table-cell>
          <table:table-cell table:formula="of:=[.CL41]/[.CD41]" office:value-type="float" office:value="0.088" calcext:value-type="float">
            <text:p>0,088</text:p>
          </table:table-cell>
          <table:table-cell table:formula="of:=[.CE41]-[.CI41]" office:value-type="float" office:value="6250" calcext:value-type="float">
            <text:p>6250</text:p>
          </table:table-cell>
          <table:table-cell table:formula="of:=[.CN41]/[.C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2]-[.AH42]" office:value-type="float" office:value="0" calcext:value-type="float">
            <text:p>0</text:p>
          </table:table-cell>
          <table:table-cell table:formula="of:=[.AL42]/[.AD42]" office:value-type="float" office:value="0" calcext:value-type="float">
            <text:p>0</text:p>
          </table:table-cell>
          <table:table-cell table:formula="of:=[.AE42]-[.AI42]" office:value-type="float" office:value="250" calcext:value-type="float">
            <text:p>250</text:p>
          </table:table-cell>
          <table:table-cell table:formula="of:=[.AN42]/[.A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2]-[.AU42]" office:value-type="float" office:value="20" calcext:value-type="float">
            <text:p>20</text:p>
          </table:table-cell>
          <table:table-cell table:formula="of:=[.AY42]/[.AQ42]" office:value-type="float" office:value="0.2" calcext:value-type="float">
            <text:p>0,2</text:p>
          </table:table-cell>
          <table:table-cell table:formula="of:=[.AR42]-[.AV42]" office:value-type="float" office:value="1000" calcext:value-type="float">
            <text:p>1000</text:p>
          </table:table-cell>
          <table:table-cell table:formula="of:=[.BA42]/[.AR4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2]-[.BH42]" office:value-type="float" office:value="43" calcext:value-type="float">
            <text:p>43</text:p>
          </table:table-cell>
          <table:table-cell table:formula="of:=[.BL42]/[.BD42]" office:value-type="float" office:value="0.286666666666667" calcext:value-type="float">
            <text:p>0,286666666666667</text:p>
          </table:table-cell>
          <table:table-cell table:formula="of:=[.BE42]-[.BI42]" office:value-type="float" office:value="2250" calcext:value-type="float">
            <text:p>2250</text:p>
          </table:table-cell>
          <table:table-cell table:formula="of:=[.BN42]/[.BE4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2]-[.BU42]" office:value-type="float" office:value="24" calcext:value-type="float">
            <text:p>24</text:p>
          </table:table-cell>
          <table:table-cell table:formula="of:=[.BY42]/[.BQ42]" office:value-type="float" office:value="0.12" calcext:value-type="float">
            <text:p>0,12</text:p>
          </table:table-cell>
          <table:table-cell table:formula="of:=[.BR42]-[.BV42]" office:value-type="float" office:value="4000" calcext:value-type="float">
            <text:p>4000</text:p>
          </table:table-cell>
          <table:table-cell table:formula="of:=[.CA42]/[.BR4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2]-[.CH42]" office:value-type="float" office:value="125" calcext:value-type="float">
            <text:p>125</text:p>
          </table:table-cell>
          <table:table-cell table:formula="of:=[.CL42]/[.CD42]" office:value-type="float" office:value="0.5" calcext:value-type="float">
            <text:p>0,5</text:p>
          </table:table-cell>
          <table:table-cell table:formula="of:=[.CE42]-[.CI42]" office:value-type="float" office:value="6250" calcext:value-type="float">
            <text:p>6250</text:p>
          </table:table-cell>
          <table:table-cell table:formula="of:=[.CN42]/[.C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3]-[.AH43]" office:value-type="float" office:value="41" calcext:value-type="float">
            <text:p>41</text:p>
          </table:table-cell>
          <table:table-cell table:formula="of:=[.AL43]/[.AD43]" office:value-type="float" office:value="0.82" calcext:value-type="float">
            <text:p>0,82</text:p>
          </table:table-cell>
          <table:table-cell table:formula="of:=[.AE43]-[.AI43]" office:value-type="float" office:value="250" calcext:value-type="float">
            <text:p>250</text:p>
          </table:table-cell>
          <table:table-cell table:formula="of:=[.AN43]/[.A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3]-[.AU43]" office:value-type="float" office:value="52" calcext:value-type="float">
            <text:p>52</text:p>
          </table:table-cell>
          <table:table-cell table:formula="of:=[.AY43]/[.AQ43]" office:value-type="float" office:value="0.52" calcext:value-type="float">
            <text:p>0,52</text:p>
          </table:table-cell>
          <table:table-cell table:formula="of:=[.AR43]-[.AV43]" office:value-type="float" office:value="1000" calcext:value-type="float">
            <text:p>1000</text:p>
          </table:table-cell>
          <table:table-cell table:formula="of:=[.BA43]/[.AR4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3]-[.BH43]" office:value-type="float" office:value="13" calcext:value-type="float">
            <text:p>13</text:p>
          </table:table-cell>
          <table:table-cell table:formula="of:=[.BL43]/[.BD43]" office:value-type="float" office:value="0.0866666666666667" calcext:value-type="float">
            <text:p>0,086666666666667</text:p>
          </table:table-cell>
          <table:table-cell table:formula="of:=[.BE43]-[.BI43]" office:value-type="float" office:value="2250" calcext:value-type="float">
            <text:p>2250</text:p>
          </table:table-cell>
          <table:table-cell table:formula="of:=[.BN43]/[.BE4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3]-[.BU43]" office:value-type="float" office:value="142" calcext:value-type="float">
            <text:p>142</text:p>
          </table:table-cell>
          <table:table-cell table:formula="of:=[.BY43]/[.BQ43]" office:value-type="float" office:value="0.71" calcext:value-type="float">
            <text:p>0,71</text:p>
          </table:table-cell>
          <table:table-cell table:formula="of:=[.BR43]-[.BV43]" office:value-type="float" office:value="4000" calcext:value-type="float">
            <text:p>4000</text:p>
          </table:table-cell>
          <table:table-cell table:formula="of:=[.CA43]/[.BR4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6250" calcext:value-type="float">
            <text:p>6250</text:p>
          </table:table-cell>
          <table:table-cell table:formula="of:=[.CN43]/[.C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4]-[.AH44]" office:value-type="float" office:value="10" calcext:value-type="float">
            <text:p>10</text:p>
          </table:table-cell>
          <table:table-cell table:formula="of:=[.AL44]/[.AD44]" office:value-type="float" office:value="0.2" calcext:value-type="float">
            <text:p>0,2</text:p>
          </table:table-cell>
          <table:table-cell table:formula="of:=[.AE44]-[.AI44]" office:value-type="float" office:value="250" calcext:value-type="float">
            <text:p>250</text:p>
          </table:table-cell>
          <table:table-cell table:formula="of:=[.AN44]/[.A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4]-[.AU44]" office:value-type="float" office:value="12" calcext:value-type="float">
            <text:p>12</text:p>
          </table:table-cell>
          <table:table-cell table:formula="of:=[.AY44]/[.AQ44]" office:value-type="float" office:value="0.12" calcext:value-type="float">
            <text:p>0,12</text:p>
          </table:table-cell>
          <table:table-cell table:formula="of:=[.AR44]-[.AV44]" office:value-type="float" office:value="1000" calcext:value-type="float">
            <text:p>1000</text:p>
          </table:table-cell>
          <table:table-cell table:formula="of:=[.BA44]/[.AR4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4]-[.BH44]" office:value-type="float" office:value="104" calcext:value-type="float">
            <text:p>104</text:p>
          </table:table-cell>
          <table:table-cell table:formula="of:=[.BL44]/[.BD44]" office:value-type="float" office:value="0.693333333333333" calcext:value-type="float">
            <text:p>0,693333333333333</text:p>
          </table:table-cell>
          <table:table-cell table:formula="of:=[.BE44]-[.BI44]" office:value-type="float" office:value="2250" calcext:value-type="float">
            <text:p>2250</text:p>
          </table:table-cell>
          <table:table-cell table:formula="of:=[.BN44]/[.BE4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4]-[.BU44]" office:value-type="float" office:value="80" calcext:value-type="float">
            <text:p>80</text:p>
          </table:table-cell>
          <table:table-cell table:formula="of:=[.BY44]/[.BQ44]" office:value-type="float" office:value="0.4" calcext:value-type="float">
            <text:p>0,4</text:p>
          </table:table-cell>
          <table:table-cell table:formula="of:=[.BR44]-[.BV44]" office:value-type="float" office:value="4000" calcext:value-type="float">
            <text:p>4000</text:p>
          </table:table-cell>
          <table:table-cell table:formula="of:=[.CA44]/[.BR4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4]-[.CH44]" office:value-type="float" office:value="71" calcext:value-type="float">
            <text:p>71</text:p>
          </table:table-cell>
          <table:table-cell table:formula="of:=[.CL44]/[.CD44]" office:value-type="float" office:value="0.284" calcext:value-type="float">
            <text:p>0,284</text:p>
          </table:table-cell>
          <table:table-cell table:formula="of:=[.CE44]-[.CI44]" office:value-type="float" office:value="6250" calcext:value-type="float">
            <text:p>6250</text:p>
          </table:table-cell>
          <table:table-cell table:formula="of:=[.CN44]/[.C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5]-[.AH45]" office:value-type="float" office:value="5" calcext:value-type="float">
            <text:p>5</text:p>
          </table:table-cell>
          <table:table-cell table:formula="of:=[.AL45]/[.AD45]" office:value-type="float" office:value="0.1" calcext:value-type="float">
            <text:p>0,1</text:p>
          </table:table-cell>
          <table:table-cell table:formula="of:=[.AE45]-[.AI45]" office:value-type="float" office:value="250" calcext:value-type="float">
            <text:p>250</text:p>
          </table:table-cell>
          <table:table-cell table:formula="of:=[.AN45]/[.A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5]-[.AU45]" office:value-type="float" office:value="20" calcext:value-type="float">
            <text:p>20</text:p>
          </table:table-cell>
          <table:table-cell table:formula="of:=[.AY45]/[.AQ45]" office:value-type="float" office:value="0.2" calcext:value-type="float">
            <text:p>0,2</text:p>
          </table:table-cell>
          <table:table-cell table:formula="of:=[.AR45]-[.AV45]" office:value-type="float" office:value="1000" calcext:value-type="float">
            <text:p>1000</text:p>
          </table:table-cell>
          <table:table-cell table:formula="of:=[.BA45]/[.AR4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5]-[.BH45]" office:value-type="float" office:value="24" calcext:value-type="float">
            <text:p>24</text:p>
          </table:table-cell>
          <table:table-cell table:formula="of:=[.BL45]/[.BD45]" office:value-type="float" office:value="0.16" calcext:value-type="float">
            <text:p>0,16</text:p>
          </table:table-cell>
          <table:table-cell table:formula="of:=[.BE45]-[.BI45]" office:value-type="float" office:value="2250" calcext:value-type="float">
            <text:p>2250</text:p>
          </table:table-cell>
          <table:table-cell table:formula="of:=[.BN45]/[.BE4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5]-[.BU45]" office:value-type="float" office:value="0" calcext:value-type="float">
            <text:p>0</text:p>
          </table:table-cell>
          <table:table-cell table:formula="of:=[.BY45]/[.BQ45]" office:value-type="float" office:value="0" calcext:value-type="float">
            <text:p>0</text:p>
          </table:table-cell>
          <table:table-cell table:formula="of:=[.BR45]-[.BV45]" office:value-type="float" office:value="4000" calcext:value-type="float">
            <text:p>4000</text:p>
          </table:table-cell>
          <table:table-cell table:formula="of:=[.CA45]/[.BR4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5]-[.CH45]" office:value-type="float" office:value="89" calcext:value-type="float">
            <text:p>89</text:p>
          </table:table-cell>
          <table:table-cell table:formula="of:=[.CL45]/[.CD45]" office:value-type="float" office:value="0.356" calcext:value-type="float">
            <text:p>0,356</text:p>
          </table:table-cell>
          <table:table-cell table:formula="of:=[.CE45]-[.CI45]" office:value-type="float" office:value="6250" calcext:value-type="float">
            <text:p>6250</text:p>
          </table:table-cell>
          <table:table-cell table:formula="of:=[.CN45]/[.CE4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6]-[.AH46]" office:value-type="float" office:value="21" calcext:value-type="float">
            <text:p>21</text:p>
          </table:table-cell>
          <table:table-cell table:formula="of:=[.AL46]/[.AD46]" office:value-type="float" office:value="0.42" calcext:value-type="float">
            <text:p>0,42</text:p>
          </table:table-cell>
          <table:table-cell table:formula="of:=[.AE46]-[.AI46]" office:value-type="float" office:value="250" calcext:value-type="float">
            <text:p>250</text:p>
          </table:table-cell>
          <table:table-cell table:formula="of:=[.AN46]/[.A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6]-[.AU46]" office:value-type="float" office:value="12" calcext:value-type="float">
            <text:p>12</text:p>
          </table:table-cell>
          <table:table-cell table:formula="of:=[.AY46]/[.AQ46]" office:value-type="float" office:value="0.12" calcext:value-type="float">
            <text:p>0,12</text:p>
          </table:table-cell>
          <table:table-cell table:formula="of:=[.AR46]-[.AV46]" office:value-type="float" office:value="1000" calcext:value-type="float">
            <text:p>1000</text:p>
          </table:table-cell>
          <table:table-cell table:formula="of:=[.BA46]/[.AR4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6]-[.BH46]" office:value-type="float" office:value="43" calcext:value-type="float">
            <text:p>43</text:p>
          </table:table-cell>
          <table:table-cell table:formula="of:=[.BL46]/[.BD46]" office:value-type="float" office:value="0.286666666666667" calcext:value-type="float">
            <text:p>0,286666666666667</text:p>
          </table:table-cell>
          <table:table-cell table:formula="of:=[.BE46]-[.BI46]" office:value-type="float" office:value="2250" calcext:value-type="float">
            <text:p>2250</text:p>
          </table:table-cell>
          <table:table-cell table:formula="of:=[.BN46]/[.BE4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6]-[.BU46]" office:value-type="float" office:value="54" calcext:value-type="float">
            <text:p>54</text:p>
          </table:table-cell>
          <table:table-cell table:formula="of:=[.BY46]/[.BQ46]" office:value-type="float" office:value="0.27" calcext:value-type="float">
            <text:p>0,27</text:p>
          </table:table-cell>
          <table:table-cell table:formula="of:=[.BR46]-[.BV46]" office:value-type="float" office:value="4000" calcext:value-type="float">
            <text:p>4000</text:p>
          </table:table-cell>
          <table:table-cell table:formula="of:=[.CA46]/[.BR4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6]-[.CH46]" office:value-type="float" office:value="22" calcext:value-type="float">
            <text:p>22</text:p>
          </table:table-cell>
          <table:table-cell table:formula="of:=[.CL46]/[.CD46]" office:value-type="float" office:value="0.088" calcext:value-type="float">
            <text:p>0,088</text:p>
          </table:table-cell>
          <table:table-cell table:formula="of:=[.CE46]-[.CI46]" office:value-type="float" office:value="6250" calcext:value-type="float">
            <text:p>6250</text:p>
          </table:table-cell>
          <table:table-cell table:formula="of:=[.CN46]/[.CE4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7]-[.AH47]" office:value-type="float" office:value="2" calcext:value-type="float">
            <text:p>2</text:p>
          </table:table-cell>
          <table:table-cell table:formula="of:=[.AL47]/[.AD47]" office:value-type="float" office:value="0.04" calcext:value-type="float">
            <text:p>0,04</text:p>
          </table:table-cell>
          <table:table-cell table:formula="of:=[.AE47]-[.AI47]" office:value-type="float" office:value="250" calcext:value-type="float">
            <text:p>250</text:p>
          </table:table-cell>
          <table:table-cell table:formula="of:=[.AN47]/[.A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1000" calcext:value-type="float">
            <text:p>1000</text:p>
          </table:table-cell>
          <table:table-cell table:formula="of:=[.BA47]/[.AR4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7]-[.BH47]" office:value-type="float" office:value="43" calcext:value-type="float">
            <text:p>43</text:p>
          </table:table-cell>
          <table:table-cell table:formula="of:=[.BL47]/[.BD47]" office:value-type="float" office:value="0.286666666666667" calcext:value-type="float">
            <text:p>0,286666666666667</text:p>
          </table:table-cell>
          <table:table-cell table:formula="of:=[.BE47]-[.BI47]" office:value-type="float" office:value="2250" calcext:value-type="float">
            <text:p>2250</text:p>
          </table:table-cell>
          <table:table-cell table:formula="of:=[.BN47]/[.BE4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7]-[.BU47]" office:value-type="float" office:value="80" calcext:value-type="float">
            <text:p>80</text:p>
          </table:table-cell>
          <table:table-cell table:formula="of:=[.BY47]/[.BQ47]" office:value-type="float" office:value="0.4" calcext:value-type="float">
            <text:p>0,4</text:p>
          </table:table-cell>
          <table:table-cell table:formula="of:=[.BR47]-[.BV47]" office:value-type="float" office:value="4000" calcext:value-type="float">
            <text:p>4000</text:p>
          </table:table-cell>
          <table:table-cell table:formula="of:=[.CA47]/[.BR4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6250" calcext:value-type="float">
            <text:p>6250</text:p>
          </table:table-cell>
          <table:table-cell table:formula="of:=[.CN47]/[.CE4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250" calcext:value-type="float">
            <text:p>250</text:p>
          </table:table-cell>
          <table:table-cell table:formula="of:=[.AN48]/[.A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1000" calcext:value-type="float">
            <text:p>1000</text:p>
          </table:table-cell>
          <table:table-cell table:formula="of:=[.BA48]/[.AR4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8]-[.BH48]" office:value-type="float" office:value="13" calcext:value-type="float">
            <text:p>13</text:p>
          </table:table-cell>
          <table:table-cell table:formula="of:=[.BL48]/[.BD48]" office:value-type="float" office:value="0.0866666666666667" calcext:value-type="float">
            <text:p>0,086666666666667</text:p>
          </table:table-cell>
          <table:table-cell table:formula="of:=[.BE48]-[.BI48]" office:value-type="float" office:value="2250" calcext:value-type="float">
            <text:p>2250</text:p>
          </table:table-cell>
          <table:table-cell table:formula="of:=[.BN48]/[.BE4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8]-[.BU48]" office:value-type="float" office:value="90" calcext:value-type="float">
            <text:p>90</text:p>
          </table:table-cell>
          <table:table-cell table:formula="of:=[.BY48]/[.BQ48]" office:value-type="float" office:value="0.45" calcext:value-type="float">
            <text:p>0,45</text:p>
          </table:table-cell>
          <table:table-cell table:formula="of:=[.BR48]-[.BV48]" office:value-type="float" office:value="4000" calcext:value-type="float">
            <text:p>4000</text:p>
          </table:table-cell>
          <table:table-cell table:formula="of:=[.CA48]/[.BR4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8]-[.CH48]" office:value-type="float" office:value="111" calcext:value-type="float">
            <text:p>111</text:p>
          </table:table-cell>
          <table:table-cell table:formula="of:=[.CL48]/[.CD48]" office:value-type="float" office:value="0.444" calcext:value-type="float">
            <text:p>0,444</text:p>
          </table:table-cell>
          <table:table-cell table:formula="of:=[.CE48]-[.CI48]" office:value-type="float" office:value="6250" calcext:value-type="float">
            <text:p>6250</text:p>
          </table:table-cell>
          <table:table-cell table:formula="of:=[.CN48]/[.CE4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250" calcext:value-type="float">
            <text:p>250</text:p>
          </table:table-cell>
          <table:table-cell table:formula="of:=[.AN49]/[.A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1000" calcext:value-type="float">
            <text:p>1000</text:p>
          </table:table-cell>
          <table:table-cell table:formula="of:=[.BA49]/[.AR4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9]-[.BH49]" office:value-type="float" office:value="136" calcext:value-type="float">
            <text:p>136</text:p>
          </table:table-cell>
          <table:table-cell table:formula="of:=[.BL49]/[.BD49]" office:value-type="float" office:value="0.906666666666667" calcext:value-type="float">
            <text:p>0,906666666666667</text:p>
          </table:table-cell>
          <table:table-cell table:formula="of:=[.BE49]-[.BI49]" office:value-type="float" office:value="2250" calcext:value-type="float">
            <text:p>2250</text:p>
          </table:table-cell>
          <table:table-cell table:formula="of:=[.BN49]/[.BE4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9]-[.BU49]" office:value-type="float" office:value="54" calcext:value-type="float">
            <text:p>54</text:p>
          </table:table-cell>
          <table:table-cell table:formula="of:=[.BY49]/[.BQ49]" office:value-type="float" office:value="0.27" calcext:value-type="float">
            <text:p>0,27</text:p>
          </table:table-cell>
          <table:table-cell table:formula="of:=[.BR49]-[.BV49]" office:value-type="float" office:value="4000" calcext:value-type="float">
            <text:p>4000</text:p>
          </table:table-cell>
          <table:table-cell table:formula="of:=[.CA49]/[.BR4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9]-[.CH49]" office:value-type="float" office:value="136" calcext:value-type="float">
            <text:p>136</text:p>
          </table:table-cell>
          <table:table-cell table:formula="of:=[.CL49]/[.CD49]" office:value-type="float" office:value="0.544" calcext:value-type="float">
            <text:p>0,544</text:p>
          </table:table-cell>
          <table:table-cell table:formula="of:=[.CE49]-[.CI49]" office:value-type="float" office:value="6250" calcext:value-type="float">
            <text:p>6250</text:p>
          </table:table-cell>
          <table:table-cell table:formula="of:=[.CN49]/[.CE4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0]-[.AH50]" office:value-type="float" office:value="10" calcext:value-type="float">
            <text:p>10</text:p>
          </table:table-cell>
          <table:table-cell table:formula="of:=[.AL50]/[.AD50]" office:value-type="float" office:value="0.2" calcext:value-type="float">
            <text:p>0,2</text:p>
          </table:table-cell>
          <table:table-cell table:formula="of:=[.AE50]-[.AI50]" office:value-type="float" office:value="250" calcext:value-type="float">
            <text:p>250</text:p>
          </table:table-cell>
          <table:table-cell table:formula="of:=[.AN50]/[.A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0]-[.AU50]" office:value-type="float" office:value="12" calcext:value-type="float">
            <text:p>12</text:p>
          </table:table-cell>
          <table:table-cell table:formula="of:=[.AY50]/[.AQ50]" office:value-type="float" office:value="0.12" calcext:value-type="float">
            <text:p>0,12</text:p>
          </table:table-cell>
          <table:table-cell table:formula="of:=[.AR50]-[.AV50]" office:value-type="float" office:value="1000" calcext:value-type="float">
            <text:p>1000</text:p>
          </table:table-cell>
          <table:table-cell table:formula="of:=[.BA50]/[.AR5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0]-[.BH50]" office:value-type="float" office:value="51" calcext:value-type="float">
            <text:p>51</text:p>
          </table:table-cell>
          <table:table-cell table:formula="of:=[.BL50]/[.BD50]" office:value-type="float" office:value="0.34" calcext:value-type="float">
            <text:p>0,34</text:p>
          </table:table-cell>
          <table:table-cell table:formula="of:=[.BE50]-[.BI50]" office:value-type="float" office:value="2250" calcext:value-type="float">
            <text:p>2250</text:p>
          </table:table-cell>
          <table:table-cell table:formula="of:=[.BN50]/[.BE5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0]-[.BU50]" office:value-type="float" office:value="80" calcext:value-type="float">
            <text:p>80</text:p>
          </table:table-cell>
          <table:table-cell table:formula="of:=[.BY50]/[.BQ50]" office:value-type="float" office:value="0.4" calcext:value-type="float">
            <text:p>0,4</text:p>
          </table:table-cell>
          <table:table-cell table:formula="of:=[.BR50]-[.BV50]" office:value-type="float" office:value="4000" calcext:value-type="float">
            <text:p>4000</text:p>
          </table:table-cell>
          <table:table-cell table:formula="of:=[.CA50]/[.BR5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0]-[.CH50]" office:value-type="float" office:value="111" calcext:value-type="float">
            <text:p>111</text:p>
          </table:table-cell>
          <table:table-cell table:formula="of:=[.CL50]/[.CD50]" office:value-type="float" office:value="0.444" calcext:value-type="float">
            <text:p>0,444</text:p>
          </table:table-cell>
          <table:table-cell table:formula="of:=[.CE50]-[.CI50]" office:value-type="float" office:value="6250" calcext:value-type="float">
            <text:p>6250</text:p>
          </table:table-cell>
          <table:table-cell table:formula="of:=[.CN50]/[.CE50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1]-[.AH51]" office:value-type="float" office:value="10" calcext:value-type="float">
            <text:p>10</text:p>
          </table:table-cell>
          <table:table-cell table:formula="of:=[.AL51]/[.AD51]" office:value-type="float" office:value="0.2" calcext:value-type="float">
            <text:p>0,2</text:p>
          </table:table-cell>
          <table:table-cell table:formula="of:=[.AE51]-[.AI51]" office:value-type="float" office:value="250" calcext:value-type="float">
            <text:p>250</text:p>
          </table:table-cell>
          <table:table-cell table:formula="of:=[.AN51]/[.A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1]-[.AU51]" office:value-type="float" office:value="4" calcext:value-type="float">
            <text:p>4</text:p>
          </table:table-cell>
          <table:table-cell table:formula="of:=[.AY51]/[.AQ51]" office:value-type="float" office:value="0.04" calcext:value-type="float">
            <text:p>0,04</text:p>
          </table:table-cell>
          <table:table-cell table:formula="of:=[.AR51]-[.AV51]" office:value-type="float" office:value="1000" calcext:value-type="float">
            <text:p>1000</text:p>
          </table:table-cell>
          <table:table-cell table:formula="of:=[.BA51]/[.AR5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1]-[.BH51]" office:value-type="float" office:value="29" calcext:value-type="float">
            <text:p>29</text:p>
          </table:table-cell>
          <table:table-cell table:formula="of:=[.BL51]/[.BD51]" office:value-type="float" office:value="0.193333333333333" calcext:value-type="float">
            <text:p>0,193333333333333</text:p>
          </table:table-cell>
          <table:table-cell table:formula="of:=[.BE51]-[.BI51]" office:value-type="float" office:value="2250" calcext:value-type="float">
            <text:p>2250</text:p>
          </table:table-cell>
          <table:table-cell table:formula="of:=[.BN51]/[.BE5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1]-[.BU51]" office:value-type="float" office:value="9" calcext:value-type="float">
            <text:p>9</text:p>
          </table:table-cell>
          <table:table-cell table:formula="of:=[.BY51]/[.BQ51]" office:value-type="float" office:value="0.045" calcext:value-type="float">
            <text:p>0,045</text:p>
          </table:table-cell>
          <table:table-cell table:formula="of:=[.BR51]-[.BV51]" office:value-type="float" office:value="4000" calcext:value-type="float">
            <text:p>4000</text:p>
          </table:table-cell>
          <table:table-cell table:formula="of:=[.CA51]/[.BR5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1]-[.CH51]" office:value-type="float" office:value="176" calcext:value-type="float">
            <text:p>176</text:p>
          </table:table-cell>
          <table:table-cell table:formula="of:=[.CL51]/[.CD51]" office:value-type="float" office:value="0.704" calcext:value-type="float">
            <text:p>0,704</text:p>
          </table:table-cell>
          <table:table-cell table:formula="of:=[.CE51]-[.CI51]" office:value-type="float" office:value="6250" calcext:value-type="float">
            <text:p>6250</text:p>
          </table:table-cell>
          <table:table-cell table:formula="of:=[.CN51]/[.CE51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2]-[.AH52]" office:value-type="float" office:value="21" calcext:value-type="float">
            <text:p>21</text:p>
          </table:table-cell>
          <table:table-cell table:formula="of:=[.AL52]/[.AD52]" office:value-type="float" office:value="0.42" calcext:value-type="float">
            <text:p>0,42</text:p>
          </table:table-cell>
          <table:table-cell table:formula="of:=[.AE52]-[.AI52]" office:value-type="float" office:value="250" calcext:value-type="float">
            <text:p>250</text:p>
          </table:table-cell>
          <table:table-cell table:formula="of:=[.AN52]/[.A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2]-[.AU52]" office:value-type="float" office:value="43" calcext:value-type="float">
            <text:p>43</text:p>
          </table:table-cell>
          <table:table-cell table:formula="of:=[.AY52]/[.AQ52]" office:value-type="float" office:value="0.43" calcext:value-type="float">
            <text:p>0,43</text:p>
          </table:table-cell>
          <table:table-cell table:formula="of:=[.AR52]-[.AV52]" office:value-type="float" office:value="1000" calcext:value-type="float">
            <text:p>1000</text:p>
          </table:table-cell>
          <table:table-cell table:formula="of:=[.BA52]/[.AR5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2]-[.BH52]" office:value-type="float" office:value="78" calcext:value-type="float">
            <text:p>78</text:p>
          </table:table-cell>
          <table:table-cell table:formula="of:=[.BL52]/[.BD52]" office:value-type="float" office:value="0.52" calcext:value-type="float">
            <text:p>0,52</text:p>
          </table:table-cell>
          <table:table-cell table:formula="of:=[.BE52]-[.BI52]" office:value-type="float" office:value="2250" calcext:value-type="float">
            <text:p>2250</text:p>
          </table:table-cell>
          <table:table-cell table:formula="of:=[.BN52]/[.BE5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2]-[.BU52]" office:value-type="float" office:value="24" calcext:value-type="float">
            <text:p>24</text:p>
          </table:table-cell>
          <table:table-cell table:formula="of:=[.BY52]/[.BQ52]" office:value-type="float" office:value="0.12" calcext:value-type="float">
            <text:p>0,12</text:p>
          </table:table-cell>
          <table:table-cell table:formula="of:=[.BR52]-[.BV52]" office:value-type="float" office:value="4000" calcext:value-type="float">
            <text:p>4000</text:p>
          </table:table-cell>
          <table:table-cell table:formula="of:=[.CA52]/[.BR5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2]-[.CH52]" office:value-type="float" office:value="71" calcext:value-type="float">
            <text:p>71</text:p>
          </table:table-cell>
          <table:table-cell table:formula="of:=[.CL52]/[.CD52]" office:value-type="float" office:value="0.284" calcext:value-type="float">
            <text:p>0,284</text:p>
          </table:table-cell>
          <table:table-cell table:formula="of:=[.CE52]-[.CI52]" office:value-type="float" office:value="6250" calcext:value-type="float">
            <text:p>6250</text:p>
          </table:table-cell>
          <table:table-cell table:formula="of:=[.CN52]/[.CE52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3]-[.AH53]" office:value-type="float" office:value="10" calcext:value-type="float">
            <text:p>10</text:p>
          </table:table-cell>
          <table:table-cell table:formula="of:=[.AL53]/[.AD53]" office:value-type="float" office:value="0.2" calcext:value-type="float">
            <text:p>0,2</text:p>
          </table:table-cell>
          <table:table-cell table:formula="of:=[.AE53]-[.AI53]" office:value-type="float" office:value="250" calcext:value-type="float">
            <text:p>250</text:p>
          </table:table-cell>
          <table:table-cell table:formula="of:=[.AN53]/[.A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1000" calcext:value-type="float">
            <text:p>1000</text:p>
          </table:table-cell>
          <table:table-cell table:formula="of:=[.BA53]/[.AR5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3]-[.BH53]" office:value-type="float" office:value="51" calcext:value-type="float">
            <text:p>51</text:p>
          </table:table-cell>
          <table:table-cell table:formula="of:=[.BL53]/[.BD53]" office:value-type="float" office:value="0.34" calcext:value-type="float">
            <text:p>0,34</text:p>
          </table:table-cell>
          <table:table-cell table:formula="of:=[.BE53]-[.BI53]" office:value-type="float" office:value="2250" calcext:value-type="float">
            <text:p>2250</text:p>
          </table:table-cell>
          <table:table-cell table:formula="of:=[.BN53]/[.BE5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3]-[.BU53]" office:value-type="float" office:value="0" calcext:value-type="float">
            <text:p>0</text:p>
          </table:table-cell>
          <table:table-cell table:formula="of:=[.BY53]/[.BQ53]" office:value-type="float" office:value="0" calcext:value-type="float">
            <text:p>0</text:p>
          </table:table-cell>
          <table:table-cell table:formula="of:=[.BR53]-[.BV53]" office:value-type="float" office:value="4000" calcext:value-type="float">
            <text:p>4000</text:p>
          </table:table-cell>
          <table:table-cell table:formula="of:=[.CA53]/[.BR5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3]-[.CH53]" office:value-type="float" office:value="37" calcext:value-type="float">
            <text:p>37</text:p>
          </table:table-cell>
          <table:table-cell table:formula="of:=[.CL53]/[.CD53]" office:value-type="float" office:value="0.148" calcext:value-type="float">
            <text:p>0,148</text:p>
          </table:table-cell>
          <table:table-cell table:formula="of:=[.CE53]-[.CI53]" office:value-type="float" office:value="6250" calcext:value-type="float">
            <text:p>6250</text:p>
          </table:table-cell>
          <table:table-cell table:formula="of:=[.CN53]/[.CE53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4]-[.AH54]" office:value-type="float" office:value="1" calcext:value-type="float">
            <text:p>1</text:p>
          </table:table-cell>
          <table:table-cell table:formula="of:=[.AL54]/[.AD54]" office:value-type="float" office:value="0.02" calcext:value-type="float">
            <text:p>0,02</text:p>
          </table:table-cell>
          <table:table-cell table:formula="of:=[.AE54]-[.AI54]" office:value-type="float" office:value="250" calcext:value-type="float">
            <text:p>250</text:p>
          </table:table-cell>
          <table:table-cell table:formula="of:=[.AN54]/[.A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4]-[.AU54]" office:value-type="float" office:value="20" calcext:value-type="float">
            <text:p>20</text:p>
          </table:table-cell>
          <table:table-cell table:formula="of:=[.AY54]/[.AQ54]" office:value-type="float" office:value="0.2" calcext:value-type="float">
            <text:p>0,2</text:p>
          </table:table-cell>
          <table:table-cell table:formula="of:=[.AR54]-[.AV54]" office:value-type="float" office:value="1000" calcext:value-type="float">
            <text:p>1000</text:p>
          </table:table-cell>
          <table:table-cell table:formula="of:=[.BA54]/[.AR5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4]-[.BH54]" office:value-type="float" office:value="13" calcext:value-type="float">
            <text:p>13</text:p>
          </table:table-cell>
          <table:table-cell table:formula="of:=[.BL54]/[.BD54]" office:value-type="float" office:value="0.0866666666666667" calcext:value-type="float">
            <text:p>0,086666666666667</text:p>
          </table:table-cell>
          <table:table-cell table:formula="of:=[.BE54]-[.BI54]" office:value-type="float" office:value="2250" calcext:value-type="float">
            <text:p>2250</text:p>
          </table:table-cell>
          <table:table-cell table:formula="of:=[.BN54]/[.BE5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4]-[.BU54]" office:value-type="float" office:value="9" calcext:value-type="float">
            <text:p>9</text:p>
          </table:table-cell>
          <table:table-cell table:formula="of:=[.BY54]/[.BQ54]" office:value-type="float" office:value="0.045" calcext:value-type="float">
            <text:p>0,045</text:p>
          </table:table-cell>
          <table:table-cell table:formula="of:=[.BR54]-[.BV54]" office:value-type="float" office:value="4000" calcext:value-type="float">
            <text:p>4000</text:p>
          </table:table-cell>
          <table:table-cell table:formula="of:=[.CA54]/[.BR5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4]-[.CH54]" office:value-type="float" office:value="22" calcext:value-type="float">
            <text:p>22</text:p>
          </table:table-cell>
          <table:table-cell table:formula="of:=[.CL54]/[.CD54]" office:value-type="float" office:value="0.088" calcext:value-type="float">
            <text:p>0,088</text:p>
          </table:table-cell>
          <table:table-cell table:formula="of:=[.CE54]-[.CI54]" office:value-type="float" office:value="6250" calcext:value-type="float">
            <text:p>6250</text:p>
          </table:table-cell>
          <table:table-cell table:formula="of:=[.CN54]/[.CE54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40" calcext:value-type="float">
            <text:p>4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5]-[.AH55]" office:value-type="float" office:value="10" calcext:value-type="float">
            <text:p>10</text:p>
          </table:table-cell>
          <table:table-cell table:formula="of:=[.AL55]/[.AD55]" office:value-type="float" office:value="0.2" calcext:value-type="float">
            <text:p>0,2</text:p>
          </table:table-cell>
          <table:table-cell table:formula="of:=[.AE55]-[.AI55]" office:value-type="float" office:value="250" calcext:value-type="float">
            <text:p>250</text:p>
          </table:table-cell>
          <table:table-cell table:formula="of:=[.AN55]/[.A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5]-[.AU55]" office:value-type="float" office:value="37" calcext:value-type="float">
            <text:p>37</text:p>
          </table:table-cell>
          <table:table-cell table:formula="of:=[.AY55]/[.AQ55]" office:value-type="float" office:value="0.37" calcext:value-type="float">
            <text:p>0,37</text:p>
          </table:table-cell>
          <table:table-cell table:formula="of:=[.AR55]-[.AV55]" office:value-type="float" office:value="1000" calcext:value-type="float">
            <text:p>1000</text:p>
          </table:table-cell>
          <table:table-cell table:formula="of:=[.BA55]/[.AR5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5]-[.BH55]" office:value-type="float" office:value="51" calcext:value-type="float">
            <text:p>51</text:p>
          </table:table-cell>
          <table:table-cell table:formula="of:=[.BL55]/[.BD55]" office:value-type="float" office:value="0.34" calcext:value-type="float">
            <text:p>0,34</text:p>
          </table:table-cell>
          <table:table-cell table:formula="of:=[.BE55]-[.BI55]" office:value-type="float" office:value="2250" calcext:value-type="float">
            <text:p>2250</text:p>
          </table:table-cell>
          <table:table-cell table:formula="of:=[.BN55]/[.BE5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5]-[.BU55]" office:value-type="float" office:value="9" calcext:value-type="float">
            <text:p>9</text:p>
          </table:table-cell>
          <table:table-cell table:formula="of:=[.BY55]/[.BQ55]" office:value-type="float" office:value="0.045" calcext:value-type="float">
            <text:p>0,045</text:p>
          </table:table-cell>
          <table:table-cell table:formula="of:=[.BR55]-[.BV55]" office:value-type="float" office:value="4000" calcext:value-type="float">
            <text:p>4000</text:p>
          </table:table-cell>
          <table:table-cell table:formula="of:=[.CA55]/[.BR5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5]-[.CH55]" office:value-type="float" office:value="192" calcext:value-type="float">
            <text:p>192</text:p>
          </table:table-cell>
          <table:table-cell table:formula="of:=[.CL55]/[.CD55]" office:value-type="float" office:value="0.768" calcext:value-type="float">
            <text:p>0,768</text:p>
          </table:table-cell>
          <table:table-cell table:formula="of:=[.CE55]-[.CI55]" office:value-type="float" office:value="6250" calcext:value-type="float">
            <text:p>6250</text:p>
          </table:table-cell>
          <table:table-cell table:formula="of:=[.CN55]/[.C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" table:style-name="ce30" office:value-type="float" office:value="50" calcext:value-type="float">
            <text:p>5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6]-[.AH56]" office:value-type="float" office:value="23" calcext:value-type="float">
            <text:p>23</text:p>
          </table:table-cell>
          <table:table-cell table:formula="of:=[.AL56]/[.AD56]" office:value-type="float" office:value="0.46" calcext:value-type="float">
            <text:p>0,46</text:p>
          </table:table-cell>
          <table:table-cell table:formula="of:=[.AE56]-[.AI56]" office:value-type="float" office:value="250" calcext:value-type="float">
            <text:p>250</text:p>
          </table:table-cell>
          <table:table-cell table:formula="of:=[.AN56]/[.A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6]-[.AU56]" office:value-type="float" office:value="12" calcext:value-type="float">
            <text:p>12</text:p>
          </table:table-cell>
          <table:table-cell table:formula="of:=[.AY56]/[.AQ56]" office:value-type="float" office:value="0.12" calcext:value-type="float">
            <text:p>0,12</text:p>
          </table:table-cell>
          <table:table-cell table:formula="of:=[.AR56]-[.AV56]" office:value-type="float" office:value="1000" calcext:value-type="float">
            <text:p>1000</text:p>
          </table:table-cell>
          <table:table-cell table:formula="of:=[.BA56]/[.AR5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6]-[.BH56]" office:value-type="float" office:value="13" calcext:value-type="float">
            <text:p>13</text:p>
          </table:table-cell>
          <table:table-cell table:formula="of:=[.BL56]/[.BD56]" office:value-type="float" office:value="0.0866666666666667" calcext:value-type="float">
            <text:p>0,086666666666667</text:p>
          </table:table-cell>
          <table:table-cell table:formula="of:=[.BE56]-[.BI56]" office:value-type="float" office:value="2250" calcext:value-type="float">
            <text:p>2250</text:p>
          </table:table-cell>
          <table:table-cell table:formula="of:=[.BN56]/[.BE5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6]-[.BU56]" office:value-type="float" office:value="108" calcext:value-type="float">
            <text:p>108</text:p>
          </table:table-cell>
          <table:table-cell table:formula="of:=[.BY56]/[.BQ56]" office:value-type="float" office:value="0.54" calcext:value-type="float">
            <text:p>0,54</text:p>
          </table:table-cell>
          <table:table-cell table:formula="of:=[.BR56]-[.BV56]" office:value-type="float" office:value="4000" calcext:value-type="float">
            <text:p>4000</text:p>
          </table:table-cell>
          <table:table-cell table:formula="of:=[.CA56]/[.BR5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6]-[.CH56]" office:value-type="float" office:value="71" calcext:value-type="float">
            <text:p>71</text:p>
          </table:table-cell>
          <table:table-cell table:formula="of:=[.CL56]/[.CD56]" office:value-type="float" office:value="0.284" calcext:value-type="float">
            <text:p>0,284</text:p>
          </table:table-cell>
          <table:table-cell table:formula="of:=[.CE56]-[.CI56]" office:value-type="float" office:value="6250" calcext:value-type="float">
            <text:p>6250</text:p>
          </table:table-cell>
          <table:table-cell table:formula="of:=[.CN56]/[.C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250" calcext:value-type="float">
            <text:p>250</text:p>
          </table:table-cell>
          <table:table-cell table:formula="of:=[.AN57]/[.A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7]-[.AU57]" office:value-type="float" office:value="20" calcext:value-type="float">
            <text:p>20</text:p>
          </table:table-cell>
          <table:table-cell table:formula="of:=[.AY57]/[.AQ57]" office:value-type="float" office:value="0.2" calcext:value-type="float">
            <text:p>0,2</text:p>
          </table:table-cell>
          <table:table-cell table:formula="of:=[.AR57]-[.AV57]" office:value-type="float" office:value="1000" calcext:value-type="float">
            <text:p>1000</text:p>
          </table:table-cell>
          <table:table-cell table:formula="of:=[.BA57]/[.AR5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7]-[.BH57]" office:value-type="float" office:value="63" calcext:value-type="float">
            <text:p>63</text:p>
          </table:table-cell>
          <table:table-cell table:formula="of:=[.BL57]/[.BD57]" office:value-type="float" office:value="0.42" calcext:value-type="float">
            <text:p>0,42</text:p>
          </table:table-cell>
          <table:table-cell table:formula="of:=[.BE57]-[.BI57]" office:value-type="float" office:value="2250" calcext:value-type="float">
            <text:p>2250</text:p>
          </table:table-cell>
          <table:table-cell table:formula="of:=[.BN57]/[.BE5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7]-[.BU57]" office:value-type="float" office:value="39" calcext:value-type="float">
            <text:p>39</text:p>
          </table:table-cell>
          <table:table-cell table:formula="of:=[.BY57]/[.BQ57]" office:value-type="float" office:value="0.195" calcext:value-type="float">
            <text:p>0,195</text:p>
          </table:table-cell>
          <table:table-cell table:formula="of:=[.BR57]-[.BV57]" office:value-type="float" office:value="4000" calcext:value-type="float">
            <text:p>4000</text:p>
          </table:table-cell>
          <table:table-cell table:formula="of:=[.CA57]/[.BR5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7]-[.CH57]" office:value-type="float" office:value="136" calcext:value-type="float">
            <text:p>136</text:p>
          </table:table-cell>
          <table:table-cell table:formula="of:=[.CL57]/[.CD57]" office:value-type="float" office:value="0.544" calcext:value-type="float">
            <text:p>0,544</text:p>
          </table:table-cell>
          <table:table-cell table:formula="of:=[.CE57]-[.CI57]" office:value-type="float" office:value="6250" calcext:value-type="float">
            <text:p>6250</text:p>
          </table:table-cell>
          <table:table-cell table:formula="of:=[.CN57]/[.C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8]-[.AH58]" office:value-type="float" office:value="16" calcext:value-type="float">
            <text:p>16</text:p>
          </table:table-cell>
          <table:table-cell table:formula="of:=[.AL58]/[.AD58]" office:value-type="float" office:value="0.32" calcext:value-type="float">
            <text:p>0,32</text:p>
          </table:table-cell>
          <table:table-cell table:formula="of:=[.AE58]-[.AI58]" office:value-type="float" office:value="250" calcext:value-type="float">
            <text:p>250</text:p>
          </table:table-cell>
          <table:table-cell table:formula="of:=[.AN58]/[.A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8]-[.AU58]" office:value-type="float" office:value="62" calcext:value-type="float">
            <text:p>62</text:p>
          </table:table-cell>
          <table:table-cell table:formula="of:=[.AY58]/[.AQ58]" office:value-type="float" office:value="0.62" calcext:value-type="float">
            <text:p>0,62</text:p>
          </table:table-cell>
          <table:table-cell table:formula="of:=[.AR58]-[.AV58]" office:value-type="float" office:value="1000" calcext:value-type="float">
            <text:p>1000</text:p>
          </table:table-cell>
          <table:table-cell table:formula="of:=[.BA58]/[.AR5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8]-[.BH58]" office:value-type="float" office:value="24" calcext:value-type="float">
            <text:p>24</text:p>
          </table:table-cell>
          <table:table-cell table:formula="of:=[.BL58]/[.BD58]" office:value-type="float" office:value="0.16" calcext:value-type="float">
            <text:p>0,16</text:p>
          </table:table-cell>
          <table:table-cell table:formula="of:=[.BE58]-[.BI58]" office:value-type="float" office:value="2250" calcext:value-type="float">
            <text:p>2250</text:p>
          </table:table-cell>
          <table:table-cell table:formula="of:=[.BN58]/[.BE5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8]-[.BU58]" office:value-type="float" office:value="9" calcext:value-type="float">
            <text:p>9</text:p>
          </table:table-cell>
          <table:table-cell table:formula="of:=[.BY58]/[.BQ58]" office:value-type="float" office:value="0.045" calcext:value-type="float">
            <text:p>0,045</text:p>
          </table:table-cell>
          <table:table-cell table:formula="of:=[.BR58]-[.BV58]" office:value-type="float" office:value="4000" calcext:value-type="float">
            <text:p>4000</text:p>
          </table:table-cell>
          <table:table-cell table:formula="of:=[.CA58]/[.BR5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8]-[.CH58]" office:value-type="float" office:value="71" calcext:value-type="float">
            <text:p>71</text:p>
          </table:table-cell>
          <table:table-cell table:formula="of:=[.CL58]/[.CD58]" office:value-type="float" office:value="0.284" calcext:value-type="float">
            <text:p>0,284</text:p>
          </table:table-cell>
          <table:table-cell table:formula="of:=[.CE58]-[.CI58]" office:value-type="float" office:value="6250" calcext:value-type="float">
            <text:p>6250</text:p>
          </table:table-cell>
          <table:table-cell table:formula="of:=[.CN58]/[.C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9]-[.AH59]" office:value-type="float" office:value="21" calcext:value-type="float">
            <text:p>21</text:p>
          </table:table-cell>
          <table:table-cell table:formula="of:=[.AL59]/[.AD59]" office:value-type="float" office:value="0.42" calcext:value-type="float">
            <text:p>0,42</text:p>
          </table:table-cell>
          <table:table-cell table:formula="of:=[.AE59]-[.AI59]" office:value-type="float" office:value="250" calcext:value-type="float">
            <text:p>250</text:p>
          </table:table-cell>
          <table:table-cell table:formula="of:=[.AN59]/[.A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9]-[.AU59]" office:value-type="float" office:value="12" calcext:value-type="float">
            <text:p>12</text:p>
          </table:table-cell>
          <table:table-cell table:formula="of:=[.AY59]/[.AQ59]" office:value-type="float" office:value="0.12" calcext:value-type="float">
            <text:p>0,12</text:p>
          </table:table-cell>
          <table:table-cell table:formula="of:=[.AR59]-[.AV59]" office:value-type="float" office:value="1000" calcext:value-type="float">
            <text:p>1000</text:p>
          </table:table-cell>
          <table:table-cell table:formula="of:=[.BA59]/[.AR5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9]-[.BH59]" office:value-type="float" office:value="29" calcext:value-type="float">
            <text:p>29</text:p>
          </table:table-cell>
          <table:table-cell table:formula="of:=[.BL59]/[.BD59]" office:value-type="float" office:value="0.193333333333333" calcext:value-type="float">
            <text:p>0,193333333333333</text:p>
          </table:table-cell>
          <table:table-cell table:formula="of:=[.BE59]-[.BI59]" office:value-type="float" office:value="2250" calcext:value-type="float">
            <text:p>2250</text:p>
          </table:table-cell>
          <table:table-cell table:formula="of:=[.BN59]/[.BE5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9]-[.BU59]" office:value-type="float" office:value="157" calcext:value-type="float">
            <text:p>157</text:p>
          </table:table-cell>
          <table:table-cell table:formula="of:=[.BY59]/[.BQ59]" office:value-type="float" office:value="0.785" calcext:value-type="float">
            <text:p>0,785</text:p>
          </table:table-cell>
          <table:table-cell table:formula="of:=[.BR59]-[.BV59]" office:value-type="float" office:value="4000" calcext:value-type="float">
            <text:p>4000</text:p>
          </table:table-cell>
          <table:table-cell table:formula="of:=[.CA59]/[.BR5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9]-[.CH59]" office:value-type="float" office:value="22" calcext:value-type="float">
            <text:p>22</text:p>
          </table:table-cell>
          <table:table-cell table:formula="of:=[.CL59]/[.CD59]" office:value-type="float" office:value="0.088" calcext:value-type="float">
            <text:p>0,088</text:p>
          </table:table-cell>
          <table:table-cell table:formula="of:=[.CE59]-[.CI59]" office:value-type="float" office:value="6250" calcext:value-type="float">
            <text:p>6250</text:p>
          </table:table-cell>
          <table:table-cell table:formula="of:=[.CN59]/[.C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0]-[.AH60]" office:value-type="float" office:value="2" calcext:value-type="float">
            <text:p>2</text:p>
          </table:table-cell>
          <table:table-cell table:formula="of:=[.AL60]/[.AD60]" office:value-type="float" office:value="0.04" calcext:value-type="float">
            <text:p>0,04</text:p>
          </table:table-cell>
          <table:table-cell table:formula="of:=[.AE60]-[.AI60]" office:value-type="float" office:value="250" calcext:value-type="float">
            <text:p>250</text:p>
          </table:table-cell>
          <table:table-cell table:formula="of:=[.AN60]/[.A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0]-[.AU60]" office:value-type="float" office:value="52" calcext:value-type="float">
            <text:p>52</text:p>
          </table:table-cell>
          <table:table-cell table:formula="of:=[.AY60]/[.AQ60]" office:value-type="float" office:value="0.52" calcext:value-type="float">
            <text:p>0,52</text:p>
          </table:table-cell>
          <table:table-cell table:formula="of:=[.AR60]-[.AV60]" office:value-type="float" office:value="1000" calcext:value-type="float">
            <text:p>1000</text:p>
          </table:table-cell>
          <table:table-cell table:formula="of:=[.BA60]/[.AR6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0]-[.BH60]" office:value-type="float" office:value="51" calcext:value-type="float">
            <text:p>51</text:p>
          </table:table-cell>
          <table:table-cell table:formula="of:=[.BL60]/[.BD60]" office:value-type="float" office:value="0.34" calcext:value-type="float">
            <text:p>0,34</text:p>
          </table:table-cell>
          <table:table-cell table:formula="of:=[.BE60]-[.BI60]" office:value-type="float" office:value="2250" calcext:value-type="float">
            <text:p>2250</text:p>
          </table:table-cell>
          <table:table-cell table:formula="of:=[.BN60]/[.BE6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0]-[.BU60]" office:value-type="float" office:value="24" calcext:value-type="float">
            <text:p>24</text:p>
          </table:table-cell>
          <table:table-cell table:formula="of:=[.BY60]/[.BQ60]" office:value-type="float" office:value="0.12" calcext:value-type="float">
            <text:p>0,12</text:p>
          </table:table-cell>
          <table:table-cell table:formula="of:=[.BR60]-[.BV60]" office:value-type="float" office:value="4000" calcext:value-type="float">
            <text:p>4000</text:p>
          </table:table-cell>
          <table:table-cell table:formula="of:=[.CA60]/[.BR6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0]-[.CH60]" office:value-type="float" office:value="22" calcext:value-type="float">
            <text:p>22</text:p>
          </table:table-cell>
          <table:table-cell table:formula="of:=[.CL60]/[.CD60]" office:value-type="float" office:value="0.088" calcext:value-type="float">
            <text:p>0,088</text:p>
          </table:table-cell>
          <table:table-cell table:formula="of:=[.CE60]-[.CI60]" office:value-type="float" office:value="6250" calcext:value-type="float">
            <text:p>6250</text:p>
          </table:table-cell>
          <table:table-cell table:formula="of:=[.CN60]/[.C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1]-[.AH61]" office:value-type="float" office:value="16" calcext:value-type="float">
            <text:p>16</text:p>
          </table:table-cell>
          <table:table-cell table:formula="of:=[.AL61]/[.AD61]" office:value-type="float" office:value="0.32" calcext:value-type="float">
            <text:p>0,32</text:p>
          </table:table-cell>
          <table:table-cell table:formula="of:=[.AE61]-[.AI61]" office:value-type="float" office:value="250" calcext:value-type="float">
            <text:p>250</text:p>
          </table:table-cell>
          <table:table-cell table:formula="of:=[.AN61]/[.A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1]-[.AU61]" office:value-type="float" office:value="85" calcext:value-type="float">
            <text:p>85</text:p>
          </table:table-cell>
          <table:table-cell table:formula="of:=[.AY61]/[.AQ61]" office:value-type="float" office:value="0.85" calcext:value-type="float">
            <text:p>0,85</text:p>
          </table:table-cell>
          <table:table-cell table:formula="of:=[.AR61]-[.AV61]" office:value-type="float" office:value="1000" calcext:value-type="float">
            <text:p>1000</text:p>
          </table:table-cell>
          <table:table-cell table:formula="of:=[.BA61]/[.AR6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1]-[.BH61]" office:value-type="float" office:value="63" calcext:value-type="float">
            <text:p>63</text:p>
          </table:table-cell>
          <table:table-cell table:formula="of:=[.BL61]/[.BD61]" office:value-type="float" office:value="0.42" calcext:value-type="float">
            <text:p>0,42</text:p>
          </table:table-cell>
          <table:table-cell table:formula="of:=[.BE61]-[.BI61]" office:value-type="float" office:value="2250" calcext:value-type="float">
            <text:p>2250</text:p>
          </table:table-cell>
          <table:table-cell table:formula="of:=[.BN61]/[.BE6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4000" calcext:value-type="float">
            <text:p>4000</text:p>
          </table:table-cell>
          <table:table-cell table:formula="of:=[.CA61]/[.BR6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1]-[.CH61]" office:value-type="float" office:value="37" calcext:value-type="float">
            <text:p>37</text:p>
          </table:table-cell>
          <table:table-cell table:formula="of:=[.CL61]/[.CD61]" office:value-type="float" office:value="0.148" calcext:value-type="float">
            <text:p>0,148</text:p>
          </table:table-cell>
          <table:table-cell table:formula="of:=[.CE61]-[.CI61]" office:value-type="float" office:value="6250" calcext:value-type="float">
            <text:p>6250</text:p>
          </table:table-cell>
          <table:table-cell table:formula="of:=[.CN61]/[.CE6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250" calcext:value-type="float">
            <text:p>250</text:p>
          </table:table-cell>
          <table:table-cell table:formula="of:=[.AN62]/[.A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2]-[.AU62]" office:value-type="float" office:value="20" calcext:value-type="float">
            <text:p>20</text:p>
          </table:table-cell>
          <table:table-cell table:formula="of:=[.AY62]/[.AQ62]" office:value-type="float" office:value="0.2" calcext:value-type="float">
            <text:p>0,2</text:p>
          </table:table-cell>
          <table:table-cell table:formula="of:=[.AR62]-[.AV62]" office:value-type="float" office:value="1000" calcext:value-type="float">
            <text:p>1000</text:p>
          </table:table-cell>
          <table:table-cell table:formula="of:=[.BA62]/[.AR6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2]-[.BH62]" office:value-type="float" office:value="97" calcext:value-type="float">
            <text:p>97</text:p>
          </table:table-cell>
          <table:table-cell table:formula="of:=[.BL62]/[.BD62]" office:value-type="float" office:value="0.646666666666667" calcext:value-type="float">
            <text:p>0,646666666666667</text:p>
          </table:table-cell>
          <table:table-cell table:formula="of:=[.BE62]-[.BI62]" office:value-type="float" office:value="2250" calcext:value-type="float">
            <text:p>2250</text:p>
          </table:table-cell>
          <table:table-cell table:formula="of:=[.BN62]/[.BE6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2]-[.BU62]" office:value-type="float" office:value="142" calcext:value-type="float">
            <text:p>142</text:p>
          </table:table-cell>
          <table:table-cell table:formula="of:=[.BY62]/[.BQ62]" office:value-type="float" office:value="0.71" calcext:value-type="float">
            <text:p>0,71</text:p>
          </table:table-cell>
          <table:table-cell table:formula="of:=[.BR62]-[.BV62]" office:value-type="float" office:value="4000" calcext:value-type="float">
            <text:p>4000</text:p>
          </table:table-cell>
          <table:table-cell table:formula="of:=[.CA62]/[.BR6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2]-[.CH62]" office:value-type="float" office:value="111" calcext:value-type="float">
            <text:p>111</text:p>
          </table:table-cell>
          <table:table-cell table:formula="of:=[.CL62]/[.CD62]" office:value-type="float" office:value="0.444" calcext:value-type="float">
            <text:p>0,444</text:p>
          </table:table-cell>
          <table:table-cell table:formula="of:=[.CE62]-[.CI62]" office:value-type="float" office:value="6250" calcext:value-type="float">
            <text:p>6250</text:p>
          </table:table-cell>
          <table:table-cell table:formula="of:=[.CN62]/[.CE6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3]-[.AH63]" office:value-type="float" office:value="1" calcext:value-type="float">
            <text:p>1</text:p>
          </table:table-cell>
          <table:table-cell table:formula="of:=[.AL63]/[.AD63]" office:value-type="float" office:value="0.02" calcext:value-type="float">
            <text:p>0,02</text:p>
          </table:table-cell>
          <table:table-cell table:formula="of:=[.AE63]-[.AI63]" office:value-type="float" office:value="250" calcext:value-type="float">
            <text:p>250</text:p>
          </table:table-cell>
          <table:table-cell table:formula="of:=[.AN63]/[.A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3]-[.AU63]" office:value-type="float" office:value="23" calcext:value-type="float">
            <text:p>23</text:p>
          </table:table-cell>
          <table:table-cell table:formula="of:=[.AY63]/[.AQ63]" office:value-type="float" office:value="0.23" calcext:value-type="float">
            <text:p>0,23</text:p>
          </table:table-cell>
          <table:table-cell table:formula="of:=[.AR63]-[.AV63]" office:value-type="float" office:value="1000" calcext:value-type="float">
            <text:p>1000</text:p>
          </table:table-cell>
          <table:table-cell table:formula="of:=[.BA63]/[.AR6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3]-[.BH63]" office:value-type="float" office:value="104" calcext:value-type="float">
            <text:p>104</text:p>
          </table:table-cell>
          <table:table-cell table:formula="of:=[.BL63]/[.BD63]" office:value-type="float" office:value="0.693333333333333" calcext:value-type="float">
            <text:p>0,693333333333333</text:p>
          </table:table-cell>
          <table:table-cell table:formula="of:=[.BE63]-[.BI63]" office:value-type="float" office:value="2250" calcext:value-type="float">
            <text:p>2250</text:p>
          </table:table-cell>
          <table:table-cell table:formula="of:=[.BN63]/[.BE6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4000" calcext:value-type="float">
            <text:p>4000</text:p>
          </table:table-cell>
          <table:table-cell table:formula="of:=[.CA63]/[.BR6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3]-[.CH63]" office:value-type="float" office:value="151" calcext:value-type="float">
            <text:p>151</text:p>
          </table:table-cell>
          <table:table-cell table:formula="of:=[.CL63]/[.CD63]" office:value-type="float" office:value="0.604" calcext:value-type="float">
            <text:p>0,604</text:p>
          </table:table-cell>
          <table:table-cell table:formula="of:=[.CE63]-[.CI63]" office:value-type="float" office:value="6250" calcext:value-type="float">
            <text:p>6250</text:p>
          </table:table-cell>
          <table:table-cell table:formula="of:=[.CN63]/[.CE6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4]-[.AH64]" office:value-type="float" office:value="44" calcext:value-type="float">
            <text:p>44</text:p>
          </table:table-cell>
          <table:table-cell table:formula="of:=[.AL64]/[.AD64]" office:value-type="float" office:value="0.88" calcext:value-type="float">
            <text:p>0,88</text:p>
          </table:table-cell>
          <table:table-cell table:formula="of:=[.AE64]-[.AI64]" office:value-type="float" office:value="250" calcext:value-type="float">
            <text:p>250</text:p>
          </table:table-cell>
          <table:table-cell table:formula="of:=[.AN64]/[.A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4]-[.AU64]" office:value-type="float" office:value="0" calcext:value-type="float">
            <text:p>0</text:p>
          </table:table-cell>
          <table:table-cell table:formula="of:=[.AY64]/[.AQ64]" office:value-type="float" office:value="0" calcext:value-type="float">
            <text:p>0</text:p>
          </table:table-cell>
          <table:table-cell table:formula="of:=[.AR64]-[.AV64]" office:value-type="float" office:value="1000" calcext:value-type="float">
            <text:p>1000</text:p>
          </table:table-cell>
          <table:table-cell table:formula="of:=[.BA64]/[.AR6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4]-[.BH64]" office:value-type="float" office:value="57" calcext:value-type="float">
            <text:p>57</text:p>
          </table:table-cell>
          <table:table-cell table:formula="of:=[.BL64]/[.BD64]" office:value-type="float" office:value="0.38" calcext:value-type="float">
            <text:p>0,38</text:p>
          </table:table-cell>
          <table:table-cell table:formula="of:=[.BE64]-[.BI64]" office:value-type="float" office:value="2250" calcext:value-type="float">
            <text:p>2250</text:p>
          </table:table-cell>
          <table:table-cell table:formula="of:=[.BN64]/[.BE6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4]-[.BU64]" office:value-type="float" office:value="80" calcext:value-type="float">
            <text:p>80</text:p>
          </table:table-cell>
          <table:table-cell table:formula="of:=[.BY64]/[.BQ64]" office:value-type="float" office:value="0.4" calcext:value-type="float">
            <text:p>0,4</text:p>
          </table:table-cell>
          <table:table-cell table:formula="of:=[.BR64]-[.BV64]" office:value-type="float" office:value="4000" calcext:value-type="float">
            <text:p>4000</text:p>
          </table:table-cell>
          <table:table-cell table:formula="of:=[.CA64]/[.BR6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6250" calcext:value-type="float">
            <text:p>6250</text:p>
          </table:table-cell>
          <table:table-cell table:formula="of:=[.CN64]/[.CE6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5]-[.AH65]" office:value-type="float" office:value="0" calcext:value-type="float">
            <text:p>0</text:p>
          </table:table-cell>
          <table:table-cell table:formula="of:=[.AL65]/[.AD65]" office:value-type="float" office:value="0" calcext:value-type="float">
            <text:p>0</text:p>
          </table:table-cell>
          <table:table-cell table:formula="of:=[.AE65]-[.AI65]" office:value-type="float" office:value="250" calcext:value-type="float">
            <text:p>250</text:p>
          </table:table-cell>
          <table:table-cell table:formula="of:=[.AN65]/[.A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5]-[.AU65]" office:value-type="float" office:value="4" calcext:value-type="float">
            <text:p>4</text:p>
          </table:table-cell>
          <table:table-cell table:formula="of:=[.AY65]/[.AQ65]" office:value-type="float" office:value="0.04" calcext:value-type="float">
            <text:p>0,04</text:p>
          </table:table-cell>
          <table:table-cell table:formula="of:=[.AR65]-[.AV65]" office:value-type="float" office:value="1000" calcext:value-type="float">
            <text:p>1000</text:p>
          </table:table-cell>
          <table:table-cell table:formula="of:=[.BA65]/[.AR6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5]-[.BH65]" office:value-type="float" office:value="43" calcext:value-type="float">
            <text:p>43</text:p>
          </table:table-cell>
          <table:table-cell table:formula="of:=[.BL65]/[.BD65]" office:value-type="float" office:value="0.286666666666667" calcext:value-type="float">
            <text:p>0,286666666666667</text:p>
          </table:table-cell>
          <table:table-cell table:formula="of:=[.BE65]-[.BI65]" office:value-type="float" office:value="2250" calcext:value-type="float">
            <text:p>2250</text:p>
          </table:table-cell>
          <table:table-cell table:formula="of:=[.BN65]/[.BE6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5]-[.BU65]" office:value-type="float" office:value="24" calcext:value-type="float">
            <text:p>24</text:p>
          </table:table-cell>
          <table:table-cell table:formula="of:=[.BY65]/[.BQ65]" office:value-type="float" office:value="0.12" calcext:value-type="float">
            <text:p>0,12</text:p>
          </table:table-cell>
          <table:table-cell table:formula="of:=[.BR65]-[.BV65]" office:value-type="float" office:value="4000" calcext:value-type="float">
            <text:p>4000</text:p>
          </table:table-cell>
          <table:table-cell table:formula="of:=[.CA65]/[.BR6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6250" calcext:value-type="float">
            <text:p>6250</text:p>
          </table:table-cell>
          <table:table-cell table:formula="of:=[.CN65]/[.CE6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6]-[.AH66]" office:value-type="float" office:value="2" calcext:value-type="float">
            <text:p>2</text:p>
          </table:table-cell>
          <table:table-cell table:formula="of:=[.AL66]/[.AD66]" office:value-type="float" office:value="0.04" calcext:value-type="float">
            <text:p>0,04</text:p>
          </table:table-cell>
          <table:table-cell table:formula="of:=[.AE66]-[.AI66]" office:value-type="float" office:value="250" calcext:value-type="float">
            <text:p>250</text:p>
          </table:table-cell>
          <table:table-cell table:formula="of:=[.AN66]/[.A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6]-[.AU66]" office:value-type="float" office:value="4" calcext:value-type="float">
            <text:p>4</text:p>
          </table:table-cell>
          <table:table-cell table:formula="of:=[.AY66]/[.AQ66]" office:value-type="float" office:value="0.04" calcext:value-type="float">
            <text:p>0,04</text:p>
          </table:table-cell>
          <table:table-cell table:formula="of:=[.AR66]-[.AV66]" office:value-type="float" office:value="1000" calcext:value-type="float">
            <text:p>1000</text:p>
          </table:table-cell>
          <table:table-cell table:formula="of:=[.BA66]/[.AR6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6]-[.BH66]" office:value-type="float" office:value="29" calcext:value-type="float">
            <text:p>29</text:p>
          </table:table-cell>
          <table:table-cell table:formula="of:=[.BL66]/[.BD66]" office:value-type="float" office:value="0.193333333333333" calcext:value-type="float">
            <text:p>0,193333333333333</text:p>
          </table:table-cell>
          <table:table-cell table:formula="of:=[.BE66]-[.BI66]" office:value-type="float" office:value="2250" calcext:value-type="float">
            <text:p>2250</text:p>
          </table:table-cell>
          <table:table-cell table:formula="of:=[.BN66]/[.BE6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6]-[.BU66]" office:value-type="float" office:value="54" calcext:value-type="float">
            <text:p>54</text:p>
          </table:table-cell>
          <table:table-cell table:formula="of:=[.BY66]/[.BQ66]" office:value-type="float" office:value="0.27" calcext:value-type="float">
            <text:p>0,27</text:p>
          </table:table-cell>
          <table:table-cell table:formula="of:=[.BR66]-[.BV66]" office:value-type="float" office:value="4000" calcext:value-type="float">
            <text:p>4000</text:p>
          </table:table-cell>
          <table:table-cell table:formula="of:=[.CA66]/[.BR6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6]-[.CH66]" office:value-type="float" office:value="37" calcext:value-type="float">
            <text:p>37</text:p>
          </table:table-cell>
          <table:table-cell table:formula="of:=[.CL66]/[.CD66]" office:value-type="float" office:value="0.148" calcext:value-type="float">
            <text:p>0,148</text:p>
          </table:table-cell>
          <table:table-cell table:formula="of:=[.CE66]-[.CI66]" office:value-type="float" office:value="6250" calcext:value-type="float">
            <text:p>6250</text:p>
          </table:table-cell>
          <table:table-cell table:formula="of:=[.CN66]/[.CE6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7]-[.AH67]" office:value-type="float" office:value="10" calcext:value-type="float">
            <text:p>10</text:p>
          </table:table-cell>
          <table:table-cell table:formula="of:=[.AL67]/[.AD67]" office:value-type="float" office:value="0.2" calcext:value-type="float">
            <text:p>0,2</text:p>
          </table:table-cell>
          <table:table-cell table:formula="of:=[.AE67]-[.AI67]" office:value-type="float" office:value="250" calcext:value-type="float">
            <text:p>250</text:p>
          </table:table-cell>
          <table:table-cell table:formula="of:=[.AN67]/[.A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7]-[.AU67]" office:value-type="float" office:value="27" calcext:value-type="float">
            <text:p>27</text:p>
          </table:table-cell>
          <table:table-cell table:formula="of:=[.AY67]/[.AQ67]" office:value-type="float" office:value="0.27" calcext:value-type="float">
            <text:p>0,27</text:p>
          </table:table-cell>
          <table:table-cell table:formula="of:=[.AR67]-[.AV67]" office:value-type="float" office:value="1000" calcext:value-type="float">
            <text:p>1000</text:p>
          </table:table-cell>
          <table:table-cell table:formula="of:=[.BA67]/[.AR6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2250" calcext:value-type="float">
            <text:p>2250</text:p>
          </table:table-cell>
          <table:table-cell table:formula="of:=[.BN67]/[.BE6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7]-[.BU67]" office:value-type="float" office:value="80" calcext:value-type="float">
            <text:p>80</text:p>
          </table:table-cell>
          <table:table-cell table:formula="of:=[.BY67]/[.BQ67]" office:value-type="float" office:value="0.4" calcext:value-type="float">
            <text:p>0,4</text:p>
          </table:table-cell>
          <table:table-cell table:formula="of:=[.BR67]-[.BV67]" office:value-type="float" office:value="4000" calcext:value-type="float">
            <text:p>4000</text:p>
          </table:table-cell>
          <table:table-cell table:formula="of:=[.CA67]/[.BR6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6250" calcext:value-type="float">
            <text:p>6250</text:p>
          </table:table-cell>
          <table:table-cell table:formula="of:=[.CN67]/[.CE6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8]-[.AH68]" office:value-type="float" office:value="5" calcext:value-type="float">
            <text:p>5</text:p>
          </table:table-cell>
          <table:table-cell table:formula="of:=[.AL68]/[.AD68]" office:value-type="float" office:value="0.1" calcext:value-type="float">
            <text:p>0,1</text:p>
          </table:table-cell>
          <table:table-cell table:formula="of:=[.AE68]-[.AI68]" office:value-type="float" office:value="250" calcext:value-type="float">
            <text:p>250</text:p>
          </table:table-cell>
          <table:table-cell table:formula="of:=[.AN68]/[.A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8]-[.AU68]" office:value-type="float" office:value="4" calcext:value-type="float">
            <text:p>4</text:p>
          </table:table-cell>
          <table:table-cell table:formula="of:=[.AY68]/[.AQ68]" office:value-type="float" office:value="0.04" calcext:value-type="float">
            <text:p>0,04</text:p>
          </table:table-cell>
          <table:table-cell table:formula="of:=[.AR68]-[.AV68]" office:value-type="float" office:value="1000" calcext:value-type="float">
            <text:p>1000</text:p>
          </table:table-cell>
          <table:table-cell table:formula="of:=[.BA68]/[.AR6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2250" calcext:value-type="float">
            <text:p>2250</text:p>
          </table:table-cell>
          <table:table-cell table:formula="of:=[.BN68]/[.BE6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8]-[.BU68]" office:value-type="float" office:value="64" calcext:value-type="float">
            <text:p>64</text:p>
          </table:table-cell>
          <table:table-cell table:formula="of:=[.BY68]/[.BQ68]" office:value-type="float" office:value="0.32" calcext:value-type="float">
            <text:p>0,32</text:p>
          </table:table-cell>
          <table:table-cell table:formula="of:=[.BR68]-[.BV68]" office:value-type="float" office:value="4000" calcext:value-type="float">
            <text:p>4000</text:p>
          </table:table-cell>
          <table:table-cell table:formula="of:=[.CA68]/[.BR6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6250" calcext:value-type="float">
            <text:p>6250</text:p>
          </table:table-cell>
          <table:table-cell table:formula="of:=[.CN68]/[.CE6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41" office:value-type="float" office:value="10" calcext:value-type="float">
            <text:p>10,00</text:p>
          </table:table-cell>
          <table:table-cell table:style-name="ce24" office:value-type="float" office:value="0.204081632653" calcext:value-type="float">
            <text:p>0,2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9]-[.AH69]" office:value-type="float" office:value="1" calcext:value-type="float">
            <text:p>1</text:p>
          </table:table-cell>
          <table:table-cell table:formula="of:=[.AL69]/[.AD69]" office:value-type="float" office:value="0.02" calcext:value-type="float">
            <text:p>0,02</text:p>
          </table:table-cell>
          <table:table-cell table:formula="of:=[.AE69]-[.AI69]" office:value-type="float" office:value="250" calcext:value-type="float">
            <text:p>250</text:p>
          </table:table-cell>
          <table:table-cell table:formula="of:=[.AN69]/[.A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9]-[.AU69]" office:value-type="float" office:value="4" calcext:value-type="float">
            <text:p>4</text:p>
          </table:table-cell>
          <table:table-cell table:formula="of:=[.AY69]/[.AQ69]" office:value-type="float" office:value="0.04" calcext:value-type="float">
            <text:p>0,04</text:p>
          </table:table-cell>
          <table:table-cell table:formula="of:=[.AR69]-[.AV69]" office:value-type="float" office:value="1000" calcext:value-type="float">
            <text:p>1000</text:p>
          </table:table-cell>
          <table:table-cell table:formula="of:=[.BA69]/[.AR6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41" office:value-type="float" office:value="30" calcext:value-type="float">
            <text:p>30,00</text:p>
          </table:table-cell>
          <table:table-cell table:style-name="ce24" office:value-type="float" office:value="0.201342281879" calcext:value-type="float">
            <text:p>0,2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9]-[.BH69]" office:value-type="float" office:value="24" calcext:value-type="float">
            <text:p>24</text:p>
          </table:table-cell>
          <table:table-cell table:formula="of:=[.BL69]/[.BD69]" office:value-type="float" office:value="0.16" calcext:value-type="float">
            <text:p>0,16</text:p>
          </table:table-cell>
          <table:table-cell table:formula="of:=[.BE69]-[.BI69]" office:value-type="float" office:value="2250" calcext:value-type="float">
            <text:p>2250</text:p>
          </table:table-cell>
          <table:table-cell table:formula="of:=[.BN69]/[.BE6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41" office:value-type="float" office:value="40" calcext:value-type="float">
            <text:p>40,00</text:p>
          </table:table-cell>
          <table:table-cell table:style-name="ce24" office:value-type="float" office:value="0.201005025126" calcext:value-type="float">
            <text:p>0,2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9]-[.BU69]" office:value-type="float" office:value="0" calcext:value-type="float">
            <text:p>0</text:p>
          </table:table-cell>
          <table:table-cell table:formula="of:=[.BY69]/[.BQ69]" office:value-type="float" office:value="0" calcext:value-type="float">
            <text:p>0</text:p>
          </table:table-cell>
          <table:table-cell table:formula="of:=[.BR69]-[.BV69]" office:value-type="float" office:value="4000" calcext:value-type="float">
            <text:p>4000</text:p>
          </table:table-cell>
          <table:table-cell table:formula="of:=[.CA69]/[.BR6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41" office:value-type="float" office:value="50" calcext:value-type="float">
            <text:p>50,00</text:p>
          </table:table-cell>
          <table:table-cell table:style-name="ce24" office:value-type="float" office:value="0.200803212851" calcext:value-type="float">
            <text:p>0,2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6250" calcext:value-type="float">
            <text:p>6250</text:p>
          </table:table-cell>
          <table:table-cell table:formula="of:=[.CN69]/[.CE6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0]-[.AH70]" office:value-type="float" office:value="16" calcext:value-type="float">
            <text:p>16</text:p>
          </table:table-cell>
          <table:table-cell table:formula="of:=[.AL70]/[.AD70]" office:value-type="float" office:value="0.32" calcext:value-type="float">
            <text:p>0,32</text:p>
          </table:table-cell>
          <table:table-cell table:formula="of:=[.AE70]-[.AI70]" office:value-type="float" office:value="250" calcext:value-type="float">
            <text:p>250</text:p>
          </table:table-cell>
          <table:table-cell table:formula="of:=[.AN70]/[.A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0]-[.AU70]" office:value-type="float" office:value="78" calcext:value-type="float">
            <text:p>78</text:p>
          </table:table-cell>
          <table:table-cell table:formula="of:=[.AY70]/[.AQ70]" office:value-type="float" office:value="0.78" calcext:value-type="float">
            <text:p>0,78</text:p>
          </table:table-cell>
          <table:table-cell table:formula="of:=[.AR70]-[.AV70]" office:value-type="float" office:value="1000" calcext:value-type="float">
            <text:p>1000</text:p>
          </table:table-cell>
          <table:table-cell table:formula="of:=[.BA70]/[.AR7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0]-[.BH70]" office:value-type="float" office:value="43" calcext:value-type="float">
            <text:p>43</text:p>
          </table:table-cell>
          <table:table-cell table:formula="of:=[.BL70]/[.BD70]" office:value-type="float" office:value="0.286666666666667" calcext:value-type="float">
            <text:p>0,286666666666667</text:p>
          </table:table-cell>
          <table:table-cell table:formula="of:=[.BE70]-[.BI70]" office:value-type="float" office:value="2250" calcext:value-type="float">
            <text:p>2250</text:p>
          </table:table-cell>
          <table:table-cell table:formula="of:=[.BN70]/[.BE7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0]-[.BU70]" office:value-type="float" office:value="64" calcext:value-type="float">
            <text:p>64</text:p>
          </table:table-cell>
          <table:table-cell table:formula="of:=[.BY70]/[.BQ70]" office:value-type="float" office:value="0.32" calcext:value-type="float">
            <text:p>0,32</text:p>
          </table:table-cell>
          <table:table-cell table:formula="of:=[.BR70]-[.BV70]" office:value-type="float" office:value="4000" calcext:value-type="float">
            <text:p>4000</text:p>
          </table:table-cell>
          <table:table-cell table:formula="of:=[.CA70]/[.BR7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0]-[.CH70]" office:value-type="float" office:value="22" calcext:value-type="float">
            <text:p>22</text:p>
          </table:table-cell>
          <table:table-cell table:formula="of:=[.CL70]/[.CD70]" office:value-type="float" office:value="0.088" calcext:value-type="float">
            <text:p>0,088</text:p>
          </table:table-cell>
          <table:table-cell table:formula="of:=[.CE70]-[.CI70]" office:value-type="float" office:value="6250" calcext:value-type="float">
            <text:p>6250</text:p>
          </table:table-cell>
          <table:table-cell table:formula="of:=[.CN70]/[.CE7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1]-[.AH71]" office:value-type="float" office:value="23" calcext:value-type="float">
            <text:p>23</text:p>
          </table:table-cell>
          <table:table-cell table:formula="of:=[.AL71]/[.AD71]" office:value-type="float" office:value="0.46" calcext:value-type="float">
            <text:p>0,46</text:p>
          </table:table-cell>
          <table:table-cell table:formula="of:=[.AE71]-[.AI71]" office:value-type="float" office:value="250" calcext:value-type="float">
            <text:p>250</text:p>
          </table:table-cell>
          <table:table-cell table:formula="of:=[.AN71]/[.A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1]-[.AU71]" office:value-type="float" office:value="4" calcext:value-type="float">
            <text:p>4</text:p>
          </table:table-cell>
          <table:table-cell table:formula="of:=[.AY71]/[.AQ71]" office:value-type="float" office:value="0.04" calcext:value-type="float">
            <text:p>0,04</text:p>
          </table:table-cell>
          <table:table-cell table:formula="of:=[.AR71]-[.AV71]" office:value-type="float" office:value="1000" calcext:value-type="float">
            <text:p>1000</text:p>
          </table:table-cell>
          <table:table-cell table:formula="of:=[.BA71]/[.AR7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1]-[.BH71]" office:value-type="float" office:value="24" calcext:value-type="float">
            <text:p>24</text:p>
          </table:table-cell>
          <table:table-cell table:formula="of:=[.BL71]/[.BD71]" office:value-type="float" office:value="0.16" calcext:value-type="float">
            <text:p>0,16</text:p>
          </table:table-cell>
          <table:table-cell table:formula="of:=[.BE71]-[.BI71]" office:value-type="float" office:value="2250" calcext:value-type="float">
            <text:p>2250</text:p>
          </table:table-cell>
          <table:table-cell table:formula="of:=[.BN71]/[.BE7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1]-[.BU71]" office:value-type="float" office:value="39" calcext:value-type="float">
            <text:p>39</text:p>
          </table:table-cell>
          <table:table-cell table:formula="of:=[.BY71]/[.BQ71]" office:value-type="float" office:value="0.195" calcext:value-type="float">
            <text:p>0,195</text:p>
          </table:table-cell>
          <table:table-cell table:formula="of:=[.BR71]-[.BV71]" office:value-type="float" office:value="4000" calcext:value-type="float">
            <text:p>4000</text:p>
          </table:table-cell>
          <table:table-cell table:formula="of:=[.CA71]/[.BR7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1]-[.CH71]" office:value-type="float" office:value="54" calcext:value-type="float">
            <text:p>54</text:p>
          </table:table-cell>
          <table:table-cell table:formula="of:=[.CL71]/[.CD71]" office:value-type="float" office:value="0.216" calcext:value-type="float">
            <text:p>0,216</text:p>
          </table:table-cell>
          <table:table-cell table:formula="of:=[.CE71]-[.CI71]" office:value-type="float" office:value="6250" calcext:value-type="float">
            <text:p>6250</text:p>
          </table:table-cell>
          <table:table-cell table:formula="of:=[.CN71]/[.CE7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2]-[.AH72]" office:value-type="float" office:value="41" calcext:value-type="float">
            <text:p>41</text:p>
          </table:table-cell>
          <table:table-cell table:formula="of:=[.AL72]/[.AD72]" office:value-type="float" office:value="0.82" calcext:value-type="float">
            <text:p>0,82</text:p>
          </table:table-cell>
          <table:table-cell table:formula="of:=[.AE72]-[.AI72]" office:value-type="float" office:value="250" calcext:value-type="float">
            <text:p>250</text:p>
          </table:table-cell>
          <table:table-cell table:formula="of:=[.AN72]/[.A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2]-[.AU72]" office:value-type="float" office:value="78" calcext:value-type="float">
            <text:p>78</text:p>
          </table:table-cell>
          <table:table-cell table:formula="of:=[.AY72]/[.AQ72]" office:value-type="float" office:value="0.78" calcext:value-type="float">
            <text:p>0,78</text:p>
          </table:table-cell>
          <table:table-cell table:formula="of:=[.AR72]-[.AV72]" office:value-type="float" office:value="1000" calcext:value-type="float">
            <text:p>1000</text:p>
          </table:table-cell>
          <table:table-cell table:formula="of:=[.BA72]/[.AR7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2]-[.BH72]" office:value-type="float" office:value="104" calcext:value-type="float">
            <text:p>104</text:p>
          </table:table-cell>
          <table:table-cell table:formula="of:=[.BL72]/[.BD72]" office:value-type="float" office:value="0.693333333333333" calcext:value-type="float">
            <text:p>0,693333333333333</text:p>
          </table:table-cell>
          <table:table-cell table:formula="of:=[.BE72]-[.BI72]" office:value-type="float" office:value="2250" calcext:value-type="float">
            <text:p>2250</text:p>
          </table:table-cell>
          <table:table-cell table:formula="of:=[.BN72]/[.BE7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2]-[.BU72]" office:value-type="float" office:value="9" calcext:value-type="float">
            <text:p>9</text:p>
          </table:table-cell>
          <table:table-cell table:formula="of:=[.BY72]/[.BQ72]" office:value-type="float" office:value="0.045" calcext:value-type="float">
            <text:p>0,045</text:p>
          </table:table-cell>
          <table:table-cell table:formula="of:=[.BR72]-[.BV72]" office:value-type="float" office:value="4000" calcext:value-type="float">
            <text:p>4000</text:p>
          </table:table-cell>
          <table:table-cell table:formula="of:=[.CA72]/[.BR7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2]-[.CH72]" office:value-type="float" office:value="89" calcext:value-type="float">
            <text:p>89</text:p>
          </table:table-cell>
          <table:table-cell table:formula="of:=[.CL72]/[.CD72]" office:value-type="float" office:value="0.356" calcext:value-type="float">
            <text:p>0,356</text:p>
          </table:table-cell>
          <table:table-cell table:formula="of:=[.CE72]-[.CI72]" office:value-type="float" office:value="6250" calcext:value-type="float">
            <text:p>6250</text:p>
          </table:table-cell>
          <table:table-cell table:formula="of:=[.CN72]/[.CE7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3]-[.AH73]" office:value-type="float" office:value="0" calcext:value-type="float">
            <text:p>0</text:p>
          </table:table-cell>
          <table:table-cell table:formula="of:=[.AL73]/[.AD73]" office:value-type="float" office:value="0" calcext:value-type="float">
            <text:p>0</text:p>
          </table:table-cell>
          <table:table-cell table:formula="of:=[.AE73]-[.AI73]" office:value-type="float" office:value="250" calcext:value-type="float">
            <text:p>250</text:p>
          </table:table-cell>
          <table:table-cell table:formula="of:=[.AN73]/[.A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3]-[.AU73]" office:value-type="float" office:value="20" calcext:value-type="float">
            <text:p>20</text:p>
          </table:table-cell>
          <table:table-cell table:formula="of:=[.AY73]/[.AQ73]" office:value-type="float" office:value="0.2" calcext:value-type="float">
            <text:p>0,2</text:p>
          </table:table-cell>
          <table:table-cell table:formula="of:=[.AR73]-[.AV73]" office:value-type="float" office:value="1000" calcext:value-type="float">
            <text:p>1000</text:p>
          </table:table-cell>
          <table:table-cell table:formula="of:=[.BA73]/[.AR7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3]-[.BH73]" office:value-type="float" office:value="29" calcext:value-type="float">
            <text:p>29</text:p>
          </table:table-cell>
          <table:table-cell table:formula="of:=[.BL73]/[.BD73]" office:value-type="float" office:value="0.193333333333333" calcext:value-type="float">
            <text:p>0,193333333333333</text:p>
          </table:table-cell>
          <table:table-cell table:formula="of:=[.BE73]-[.BI73]" office:value-type="float" office:value="2250" calcext:value-type="float">
            <text:p>2250</text:p>
          </table:table-cell>
          <table:table-cell table:formula="of:=[.BN73]/[.BE7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3]-[.BU73]" office:value-type="float" office:value="64" calcext:value-type="float">
            <text:p>64</text:p>
          </table:table-cell>
          <table:table-cell table:formula="of:=[.BY73]/[.BQ73]" office:value-type="float" office:value="0.32" calcext:value-type="float">
            <text:p>0,32</text:p>
          </table:table-cell>
          <table:table-cell table:formula="of:=[.BR73]-[.BV73]" office:value-type="float" office:value="4000" calcext:value-type="float">
            <text:p>4000</text:p>
          </table:table-cell>
          <table:table-cell table:formula="of:=[.CA73]/[.BR7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3]-[.CH73]" office:value-type="float" office:value="22" calcext:value-type="float">
            <text:p>22</text:p>
          </table:table-cell>
          <table:table-cell table:formula="of:=[.CL73]/[.CD73]" office:value-type="float" office:value="0.088" calcext:value-type="float">
            <text:p>0,088</text:p>
          </table:table-cell>
          <table:table-cell table:formula="of:=[.CE73]-[.CI73]" office:value-type="float" office:value="6250" calcext:value-type="float">
            <text:p>6250</text:p>
          </table:table-cell>
          <table:table-cell table:formula="of:=[.CN73]/[.CE7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4]-[.AH74]" office:value-type="float" office:value="2" calcext:value-type="float">
            <text:p>2</text:p>
          </table:table-cell>
          <table:table-cell table:formula="of:=[.AL74]/[.AD74]" office:value-type="float" office:value="0.04" calcext:value-type="float">
            <text:p>0,04</text:p>
          </table:table-cell>
          <table:table-cell table:formula="of:=[.AE74]-[.AI74]" office:value-type="float" office:value="250" calcext:value-type="float">
            <text:p>250</text:p>
          </table:table-cell>
          <table:table-cell table:formula="of:=[.AN74]/[.A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4]-[.AU74]" office:value-type="float" office:value="71" calcext:value-type="float">
            <text:p>71</text:p>
          </table:table-cell>
          <table:table-cell table:formula="of:=[.AY74]/[.AQ74]" office:value-type="float" office:value="0.71" calcext:value-type="float">
            <text:p>0,71</text:p>
          </table:table-cell>
          <table:table-cell table:formula="of:=[.AR74]-[.AV74]" office:value-type="float" office:value="1000" calcext:value-type="float">
            <text:p>1000</text:p>
          </table:table-cell>
          <table:table-cell table:formula="of:=[.BA74]/[.AR7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2250" calcext:value-type="float">
            <text:p>2250</text:p>
          </table:table-cell>
          <table:table-cell table:formula="of:=[.BN74]/[.BE7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4]-[.BU74]" office:value-type="float" office:value="108" calcext:value-type="float">
            <text:p>108</text:p>
          </table:table-cell>
          <table:table-cell table:formula="of:=[.BY74]/[.BQ74]" office:value-type="float" office:value="0.54" calcext:value-type="float">
            <text:p>0,54</text:p>
          </table:table-cell>
          <table:table-cell table:formula="of:=[.BR74]-[.BV74]" office:value-type="float" office:value="4000" calcext:value-type="float">
            <text:p>4000</text:p>
          </table:table-cell>
          <table:table-cell table:formula="of:=[.CA74]/[.BR7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6250" calcext:value-type="float">
            <text:p>6250</text:p>
          </table:table-cell>
          <table:table-cell table:formula="of:=[.CN74]/[.CE7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5]-[.AH75]" office:value-type="float" office:value="5" calcext:value-type="float">
            <text:p>5</text:p>
          </table:table-cell>
          <table:table-cell table:formula="of:=[.AL75]/[.AD75]" office:value-type="float" office:value="0.1" calcext:value-type="float">
            <text:p>0,1</text:p>
          </table:table-cell>
          <table:table-cell table:formula="of:=[.AE75]-[.AI75]" office:value-type="float" office:value="250" calcext:value-type="float">
            <text:p>250</text:p>
          </table:table-cell>
          <table:table-cell table:formula="of:=[.AN75]/[.A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5]-[.AU75]" office:value-type="float" office:value="37" calcext:value-type="float">
            <text:p>37</text:p>
          </table:table-cell>
          <table:table-cell table:formula="of:=[.AY75]/[.AQ75]" office:value-type="float" office:value="0.37" calcext:value-type="float">
            <text:p>0,37</text:p>
          </table:table-cell>
          <table:table-cell table:formula="of:=[.AR75]-[.AV75]" office:value-type="float" office:value="1000" calcext:value-type="float">
            <text:p>1000</text:p>
          </table:table-cell>
          <table:table-cell table:formula="of:=[.BA75]/[.AR7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5]-[.BH75]" office:value-type="float" office:value="13" calcext:value-type="float">
            <text:p>13</text:p>
          </table:table-cell>
          <table:table-cell table:formula="of:=[.BL75]/[.BD75]" office:value-type="float" office:value="0.0866666666666667" calcext:value-type="float">
            <text:p>0,086666666666667</text:p>
          </table:table-cell>
          <table:table-cell table:formula="of:=[.BE75]-[.BI75]" office:value-type="float" office:value="2250" calcext:value-type="float">
            <text:p>2250</text:p>
          </table:table-cell>
          <table:table-cell table:formula="of:=[.BN75]/[.BE7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5]-[.BU75]" office:value-type="float" office:value="0" calcext:value-type="float">
            <text:p>0</text:p>
          </table:table-cell>
          <table:table-cell table:formula="of:=[.BY75]/[.BQ75]" office:value-type="float" office:value="0" calcext:value-type="float">
            <text:p>0</text:p>
          </table:table-cell>
          <table:table-cell table:formula="of:=[.BR75]-[.BV75]" office:value-type="float" office:value="4000" calcext:value-type="float">
            <text:p>4000</text:p>
          </table:table-cell>
          <table:table-cell table:formula="of:=[.CA75]/[.BR7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5]-[.CH75]" office:value-type="float" office:value="236" calcext:value-type="float">
            <text:p>236</text:p>
          </table:table-cell>
          <table:table-cell table:formula="of:=[.CL75]/[.CD75]" office:value-type="float" office:value="0.944" calcext:value-type="float">
            <text:p>0,944</text:p>
          </table:table-cell>
          <table:table-cell table:formula="of:=[.CE75]-[.CI75]" office:value-type="float" office:value="6250" calcext:value-type="float">
            <text:p>6250</text:p>
          </table:table-cell>
          <table:table-cell table:formula="of:=[.CN75]/[.CE7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250" calcext:value-type="float">
            <text:p>250</text:p>
          </table:table-cell>
          <table:table-cell table:formula="of:=[.AN76]/[.A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6]-[.AU76]" office:value-type="float" office:value="27" calcext:value-type="float">
            <text:p>27</text:p>
          </table:table-cell>
          <table:table-cell table:formula="of:=[.AY76]/[.AQ76]" office:value-type="float" office:value="0.27" calcext:value-type="float">
            <text:p>0,27</text:p>
          </table:table-cell>
          <table:table-cell table:formula="of:=[.AR76]-[.AV76]" office:value-type="float" office:value="1000" calcext:value-type="float">
            <text:p>1000</text:p>
          </table:table-cell>
          <table:table-cell table:formula="of:=[.BA76]/[.AR7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6]-[.BH76]" office:value-type="float" office:value="51" calcext:value-type="float">
            <text:p>51</text:p>
          </table:table-cell>
          <table:table-cell table:formula="of:=[.BL76]/[.BD76]" office:value-type="float" office:value="0.34" calcext:value-type="float">
            <text:p>0,34</text:p>
          </table:table-cell>
          <table:table-cell table:formula="of:=[.BE76]-[.BI76]" office:value-type="float" office:value="2250" calcext:value-type="float">
            <text:p>2250</text:p>
          </table:table-cell>
          <table:table-cell table:formula="of:=[.BN76]/[.BE7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6]-[.BU76]" office:value-type="float" office:value="9" calcext:value-type="float">
            <text:p>9</text:p>
          </table:table-cell>
          <table:table-cell table:formula="of:=[.BY76]/[.BQ76]" office:value-type="float" office:value="0.045" calcext:value-type="float">
            <text:p>0,045</text:p>
          </table:table-cell>
          <table:table-cell table:formula="of:=[.BR76]-[.BV76]" office:value-type="float" office:value="4000" calcext:value-type="float">
            <text:p>4000</text:p>
          </table:table-cell>
          <table:table-cell table:formula="of:=[.CA76]/[.BR7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6]-[.CH76]" office:value-type="float" office:value="89" calcext:value-type="float">
            <text:p>89</text:p>
          </table:table-cell>
          <table:table-cell table:formula="of:=[.CL76]/[.CD76]" office:value-type="float" office:value="0.356" calcext:value-type="float">
            <text:p>0,356</text:p>
          </table:table-cell>
          <table:table-cell table:formula="of:=[.CE76]-[.CI76]" office:value-type="float" office:value="6250" calcext:value-type="float">
            <text:p>6250</text:p>
          </table:table-cell>
          <table:table-cell table:formula="of:=[.CN76]/[.CE7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7]-[.AH77]" office:value-type="float" office:value="16" calcext:value-type="float">
            <text:p>16</text:p>
          </table:table-cell>
          <table:table-cell table:formula="of:=[.AL77]/[.AD77]" office:value-type="float" office:value="0.32" calcext:value-type="float">
            <text:p>0,32</text:p>
          </table:table-cell>
          <table:table-cell table:formula="of:=[.AE77]-[.AI77]" office:value-type="float" office:value="250" calcext:value-type="float">
            <text:p>250</text:p>
          </table:table-cell>
          <table:table-cell table:formula="of:=[.AN77]/[.A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1000" calcext:value-type="float">
            <text:p>1000</text:p>
          </table:table-cell>
          <table:table-cell table:formula="of:=[.BA77]/[.AR7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2250" calcext:value-type="float">
            <text:p>2250</text:p>
          </table:table-cell>
          <table:table-cell table:formula="of:=[.BN77]/[.BE7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7]-[.BU77]" office:value-type="float" office:value="24" calcext:value-type="float">
            <text:p>24</text:p>
          </table:table-cell>
          <table:table-cell table:formula="of:=[.BY77]/[.BQ77]" office:value-type="float" office:value="0.12" calcext:value-type="float">
            <text:p>0,12</text:p>
          </table:table-cell>
          <table:table-cell table:formula="of:=[.BR77]-[.BV77]" office:value-type="float" office:value="4000" calcext:value-type="float">
            <text:p>4000</text:p>
          </table:table-cell>
          <table:table-cell table:formula="of:=[.CA77]/[.BR7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7]-[.CH77]" office:value-type="float" office:value="22" calcext:value-type="float">
            <text:p>22</text:p>
          </table:table-cell>
          <table:table-cell table:formula="of:=[.CL77]/[.CD77]" office:value-type="float" office:value="0.088" calcext:value-type="float">
            <text:p>0,088</text:p>
          </table:table-cell>
          <table:table-cell table:formula="of:=[.CE77]-[.CI77]" office:value-type="float" office:value="6250" calcext:value-type="float">
            <text:p>6250</text:p>
          </table:table-cell>
          <table:table-cell table:formula="of:=[.CN77]/[.CE7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8]-[.AH78]" office:value-type="float" office:value="5" calcext:value-type="float">
            <text:p>5</text:p>
          </table:table-cell>
          <table:table-cell table:formula="of:=[.AL78]/[.AD78]" office:value-type="float" office:value="0.1" calcext:value-type="float">
            <text:p>0,1</text:p>
          </table:table-cell>
          <table:table-cell table:formula="of:=[.AE78]-[.AI78]" office:value-type="float" office:value="250" calcext:value-type="float">
            <text:p>250</text:p>
          </table:table-cell>
          <table:table-cell table:formula="of:=[.AN78]/[.A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8]-[.AU78]" office:value-type="float" office:value="23" calcext:value-type="float">
            <text:p>23</text:p>
          </table:table-cell>
          <table:table-cell table:formula="of:=[.AY78]/[.AQ78]" office:value-type="float" office:value="0.23" calcext:value-type="float">
            <text:p>0,23</text:p>
          </table:table-cell>
          <table:table-cell table:formula="of:=[.AR78]-[.AV78]" office:value-type="float" office:value="1000" calcext:value-type="float">
            <text:p>1000</text:p>
          </table:table-cell>
          <table:table-cell table:formula="of:=[.BA78]/[.AR7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2250" calcext:value-type="float">
            <text:p>2250</text:p>
          </table:table-cell>
          <table:table-cell table:formula="of:=[.BN78]/[.BE7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8]-[.BU78]" office:value-type="float" office:value="118" calcext:value-type="float">
            <text:p>118</text:p>
          </table:table-cell>
          <table:table-cell table:formula="of:=[.BY78]/[.BQ78]" office:value-type="float" office:value="0.59" calcext:value-type="float">
            <text:p>0,59</text:p>
          </table:table-cell>
          <table:table-cell table:formula="of:=[.BR78]-[.BV78]" office:value-type="float" office:value="4000" calcext:value-type="float">
            <text:p>4000</text:p>
          </table:table-cell>
          <table:table-cell table:formula="of:=[.CA78]/[.BR7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6250" calcext:value-type="float">
            <text:p>6250</text:p>
          </table:table-cell>
          <table:table-cell table:formula="of:=[.CN78]/[.CE7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9]-[.AH79]" office:value-type="float" office:value="0" calcext:value-type="float">
            <text:p>0</text:p>
          </table:table-cell>
          <table:table-cell table:formula="of:=[.AL79]/[.AD79]" office:value-type="float" office:value="0" calcext:value-type="float">
            <text:p>0</text:p>
          </table:table-cell>
          <table:table-cell table:formula="of:=[.AE79]-[.AI79]" office:value-type="float" office:value="250" calcext:value-type="float">
            <text:p>250</text:p>
          </table:table-cell>
          <table:table-cell table:formula="of:=[.AN79]/[.A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1000" calcext:value-type="float">
            <text:p>1000</text:p>
          </table:table-cell>
          <table:table-cell table:formula="of:=[.BA79]/[.AR7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9]-[.BH79]" office:value-type="float" office:value="57" calcext:value-type="float">
            <text:p>57</text:p>
          </table:table-cell>
          <table:table-cell table:formula="of:=[.BL79]/[.BD79]" office:value-type="float" office:value="0.38" calcext:value-type="float">
            <text:p>0,38</text:p>
          </table:table-cell>
          <table:table-cell table:formula="of:=[.BE79]-[.BI79]" office:value-type="float" office:value="2250" calcext:value-type="float">
            <text:p>2250</text:p>
          </table:table-cell>
          <table:table-cell table:formula="of:=[.BN79]/[.BE7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9]-[.BU79]" office:value-type="float" office:value="9" calcext:value-type="float">
            <text:p>9</text:p>
          </table:table-cell>
          <table:table-cell table:formula="of:=[.BY79]/[.BQ79]" office:value-type="float" office:value="0.045" calcext:value-type="float">
            <text:p>0,045</text:p>
          </table:table-cell>
          <table:table-cell table:formula="of:=[.BR79]-[.BV79]" office:value-type="float" office:value="4000" calcext:value-type="float">
            <text:p>4000</text:p>
          </table:table-cell>
          <table:table-cell table:formula="of:=[.CA79]/[.BR7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9]-[.CH79]" office:value-type="float" office:value="136" calcext:value-type="float">
            <text:p>136</text:p>
          </table:table-cell>
          <table:table-cell table:formula="of:=[.CL79]/[.CD79]" office:value-type="float" office:value="0.544" calcext:value-type="float">
            <text:p>0,544</text:p>
          </table:table-cell>
          <table:table-cell table:formula="of:=[.CE79]-[.CI79]" office:value-type="float" office:value="6250" calcext:value-type="float">
            <text:p>6250</text:p>
          </table:table-cell>
          <table:table-cell table:formula="of:=[.CN79]/[.CE7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0]-[.AH80]" office:value-type="float" office:value="5" calcext:value-type="float">
            <text:p>5</text:p>
          </table:table-cell>
          <table:table-cell table:formula="of:=[.AL80]/[.AD80]" office:value-type="float" office:value="0.1" calcext:value-type="float">
            <text:p>0,1</text:p>
          </table:table-cell>
          <table:table-cell table:formula="of:=[.AE80]-[.AI80]" office:value-type="float" office:value="250" calcext:value-type="float">
            <text:p>250</text:p>
          </table:table-cell>
          <table:table-cell table:formula="of:=[.AN80]/[.A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0]-[.AU80]" office:value-type="float" office:value="52" calcext:value-type="float">
            <text:p>52</text:p>
          </table:table-cell>
          <table:table-cell table:formula="of:=[.AY80]/[.AQ80]" office:value-type="float" office:value="0.52" calcext:value-type="float">
            <text:p>0,52</text:p>
          </table:table-cell>
          <table:table-cell table:formula="of:=[.AR80]-[.AV80]" office:value-type="float" office:value="1000" calcext:value-type="float">
            <text:p>1000</text:p>
          </table:table-cell>
          <table:table-cell table:formula="of:=[.BA80]/[.AR8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0]-[.BH80]" office:value-type="float" office:value="13" calcext:value-type="float">
            <text:p>13</text:p>
          </table:table-cell>
          <table:table-cell table:formula="of:=[.BL80]/[.BD80]" office:value-type="float" office:value="0.0866666666666667" calcext:value-type="float">
            <text:p>0,086666666666667</text:p>
          </table:table-cell>
          <table:table-cell table:formula="of:=[.BE80]-[.BI80]" office:value-type="float" office:value="2250" calcext:value-type="float">
            <text:p>2250</text:p>
          </table:table-cell>
          <table:table-cell table:formula="of:=[.BN80]/[.BE8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0]-[.BU80]" office:value-type="float" office:value="54" calcext:value-type="float">
            <text:p>54</text:p>
          </table:table-cell>
          <table:table-cell table:formula="of:=[.BY80]/[.BQ80]" office:value-type="float" office:value="0.27" calcext:value-type="float">
            <text:p>0,27</text:p>
          </table:table-cell>
          <table:table-cell table:formula="of:=[.BR80]-[.BV80]" office:value-type="float" office:value="4000" calcext:value-type="float">
            <text:p>4000</text:p>
          </table:table-cell>
          <table:table-cell table:formula="of:=[.CA80]/[.BR8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0]-[.CH80]" office:value-type="float" office:value="22" calcext:value-type="float">
            <text:p>22</text:p>
          </table:table-cell>
          <table:table-cell table:formula="of:=[.CL80]/[.CD80]" office:value-type="float" office:value="0.088" calcext:value-type="float">
            <text:p>0,088</text:p>
          </table:table-cell>
          <table:table-cell table:formula="of:=[.CE80]-[.CI80]" office:value-type="float" office:value="6250" calcext:value-type="float">
            <text:p>6250</text:p>
          </table:table-cell>
          <table:table-cell table:formula="of:=[.CN80]/[.CE8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1]-[.AH81]" office:value-type="float" office:value="0" calcext:value-type="float">
            <text:p>0</text:p>
          </table:table-cell>
          <table:table-cell table:formula="of:=[.AL81]/[.AD81]" office:value-type="float" office:value="0" calcext:value-type="float">
            <text:p>0</text:p>
          </table:table-cell>
          <table:table-cell table:formula="of:=[.AE81]-[.AI81]" office:value-type="float" office:value="250" calcext:value-type="float">
            <text:p>250</text:p>
          </table:table-cell>
          <table:table-cell table:formula="of:=[.AN81]/[.A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1]-[.AU81]" office:value-type="float" office:value="0" calcext:value-type="float">
            <text:p>0</text:p>
          </table:table-cell>
          <table:table-cell table:formula="of:=[.AY81]/[.AQ81]" office:value-type="float" office:value="0" calcext:value-type="float">
            <text:p>0</text:p>
          </table:table-cell>
          <table:table-cell table:formula="of:=[.AR81]-[.AV81]" office:value-type="float" office:value="1000" calcext:value-type="float">
            <text:p>1000</text:p>
          </table:table-cell>
          <table:table-cell table:formula="of:=[.BA81]/[.AR8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1]-[.BH81]" office:value-type="float" office:value="57" calcext:value-type="float">
            <text:p>57</text:p>
          </table:table-cell>
          <table:table-cell table:formula="of:=[.BL81]/[.BD81]" office:value-type="float" office:value="0.38" calcext:value-type="float">
            <text:p>0,38</text:p>
          </table:table-cell>
          <table:table-cell table:formula="of:=[.BE81]-[.BI81]" office:value-type="float" office:value="2250" calcext:value-type="float">
            <text:p>2250</text:p>
          </table:table-cell>
          <table:table-cell table:formula="of:=[.BN81]/[.BE8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1]-[.BU81]" office:value-type="float" office:value="108" calcext:value-type="float">
            <text:p>108</text:p>
          </table:table-cell>
          <table:table-cell table:formula="of:=[.BY81]/[.BQ81]" office:value-type="float" office:value="0.54" calcext:value-type="float">
            <text:p>0,54</text:p>
          </table:table-cell>
          <table:table-cell table:formula="of:=[.BR81]-[.BV81]" office:value-type="float" office:value="4000" calcext:value-type="float">
            <text:p>4000</text:p>
          </table:table-cell>
          <table:table-cell table:formula="of:=[.CA81]/[.BR8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6250" calcext:value-type="float">
            <text:p>6250</text:p>
          </table:table-cell>
          <table:table-cell table:formula="of:=[.CN81]/[.CE8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2]-[.AH82]" office:value-type="float" office:value="16" calcext:value-type="float">
            <text:p>16</text:p>
          </table:table-cell>
          <table:table-cell table:formula="of:=[.AL82]/[.AD82]" office:value-type="float" office:value="0.32" calcext:value-type="float">
            <text:p>0,32</text:p>
          </table:table-cell>
          <table:table-cell table:formula="of:=[.AE82]-[.AI82]" office:value-type="float" office:value="250" calcext:value-type="float">
            <text:p>250</text:p>
          </table:table-cell>
          <table:table-cell table:formula="of:=[.AN82]/[.A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2]-[.AU82]" office:value-type="float" office:value="27" calcext:value-type="float">
            <text:p>27</text:p>
          </table:table-cell>
          <table:table-cell table:formula="of:=[.AY82]/[.AQ82]" office:value-type="float" office:value="0.27" calcext:value-type="float">
            <text:p>0,27</text:p>
          </table:table-cell>
          <table:table-cell table:formula="of:=[.AR82]-[.AV82]" office:value-type="float" office:value="1000" calcext:value-type="float">
            <text:p>1000</text:p>
          </table:table-cell>
          <table:table-cell table:formula="of:=[.BA82]/[.AR8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2]-[.BH82]" office:value-type="float" office:value="29" calcext:value-type="float">
            <text:p>29</text:p>
          </table:table-cell>
          <table:table-cell table:formula="of:=[.BL82]/[.BD82]" office:value-type="float" office:value="0.193333333333333" calcext:value-type="float">
            <text:p>0,193333333333333</text:p>
          </table:table-cell>
          <table:table-cell table:formula="of:=[.BE82]-[.BI82]" office:value-type="float" office:value="2250" calcext:value-type="float">
            <text:p>2250</text:p>
          </table:table-cell>
          <table:table-cell table:formula="of:=[.BN82]/[.BE8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4000" calcext:value-type="float">
            <text:p>4000</text:p>
          </table:table-cell>
          <table:table-cell table:formula="of:=[.CA82]/[.BR8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2]-[.CH82]" office:value-type="float" office:value="89" calcext:value-type="float">
            <text:p>89</text:p>
          </table:table-cell>
          <table:table-cell table:formula="of:=[.CL82]/[.CD82]" office:value-type="float" office:value="0.356" calcext:value-type="float">
            <text:p>0,356</text:p>
          </table:table-cell>
          <table:table-cell table:formula="of:=[.CE82]-[.CI82]" office:value-type="float" office:value="6250" calcext:value-type="float">
            <text:p>6250</text:p>
          </table:table-cell>
          <table:table-cell table:formula="of:=[.CN82]/[.CE8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3]-[.AH83]" office:value-type="float" office:value="1" calcext:value-type="float">
            <text:p>1</text:p>
          </table:table-cell>
          <table:table-cell table:formula="of:=[.AL83]/[.AD83]" office:value-type="float" office:value="0.02" calcext:value-type="float">
            <text:p>0,02</text:p>
          </table:table-cell>
          <table:table-cell table:formula="of:=[.AE83]-[.AI83]" office:value-type="float" office:value="250" calcext:value-type="float">
            <text:p>250</text:p>
          </table:table-cell>
          <table:table-cell table:formula="of:=[.AN83]/[.A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3]-[.AU83]" office:value-type="float" office:value="4" calcext:value-type="float">
            <text:p>4</text:p>
          </table:table-cell>
          <table:table-cell table:formula="of:=[.AY83]/[.AQ83]" office:value-type="float" office:value="0.04" calcext:value-type="float">
            <text:p>0,04</text:p>
          </table:table-cell>
          <table:table-cell table:formula="of:=[.AR83]-[.AV83]" office:value-type="float" office:value="1000" calcext:value-type="float">
            <text:p>1000</text:p>
          </table:table-cell>
          <table:table-cell table:formula="of:=[.BA83]/[.AR8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3]-[.BH83]" office:value-type="float" office:value="13" calcext:value-type="float">
            <text:p>13</text:p>
          </table:table-cell>
          <table:table-cell table:formula="of:=[.BL83]/[.BD83]" office:value-type="float" office:value="0.0866666666666667" calcext:value-type="float">
            <text:p>0,086666666666667</text:p>
          </table:table-cell>
          <table:table-cell table:formula="of:=[.BE83]-[.BI83]" office:value-type="float" office:value="2250" calcext:value-type="float">
            <text:p>2250</text:p>
          </table:table-cell>
          <table:table-cell table:formula="of:=[.BN83]/[.BE8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4000" calcext:value-type="float">
            <text:p>4000</text:p>
          </table:table-cell>
          <table:table-cell table:formula="of:=[.CA83]/[.BR8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3]-[.CH83]" office:value-type="float" office:value="89" calcext:value-type="float">
            <text:p>89</text:p>
          </table:table-cell>
          <table:table-cell table:formula="of:=[.CL83]/[.CD83]" office:value-type="float" office:value="0.356" calcext:value-type="float">
            <text:p>0,356</text:p>
          </table:table-cell>
          <table:table-cell table:formula="of:=[.CE83]-[.CI83]" office:value-type="float" office:value="6250" calcext:value-type="float">
            <text:p>6250</text:p>
          </table:table-cell>
          <table:table-cell table:formula="of:=[.CN83]/[.CE8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4]-[.AH84]" office:value-type="float" office:value="1" calcext:value-type="float">
            <text:p>1</text:p>
          </table:table-cell>
          <table:table-cell table:formula="of:=[.AL84]/[.AD84]" office:value-type="float" office:value="0.02" calcext:value-type="float">
            <text:p>0,02</text:p>
          </table:table-cell>
          <table:table-cell table:formula="of:=[.AE84]-[.AI84]" office:value-type="float" office:value="250" calcext:value-type="float">
            <text:p>250</text:p>
          </table:table-cell>
          <table:table-cell table:formula="of:=[.AN84]/[.A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4]-[.AU84]" office:value-type="float" office:value="43" calcext:value-type="float">
            <text:p>43</text:p>
          </table:table-cell>
          <table:table-cell table:formula="of:=[.AY84]/[.AQ84]" office:value-type="float" office:value="0.43" calcext:value-type="float">
            <text:p>0,43</text:p>
          </table:table-cell>
          <table:table-cell table:formula="of:=[.AR84]-[.AV84]" office:value-type="float" office:value="1000" calcext:value-type="float">
            <text:p>1000</text:p>
          </table:table-cell>
          <table:table-cell table:formula="of:=[.BA84]/[.AR8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4]-[.BH84]" office:value-type="float" office:value="97" calcext:value-type="float">
            <text:p>97</text:p>
          </table:table-cell>
          <table:table-cell table:formula="of:=[.BL84]/[.BD84]" office:value-type="float" office:value="0.646666666666667" calcext:value-type="float">
            <text:p>0,646666666666667</text:p>
          </table:table-cell>
          <table:table-cell table:formula="of:=[.BE84]-[.BI84]" office:value-type="float" office:value="2250" calcext:value-type="float">
            <text:p>2250</text:p>
          </table:table-cell>
          <table:table-cell table:formula="of:=[.BN84]/[.BE8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4]-[.BU84]" office:value-type="float" office:value="64" calcext:value-type="float">
            <text:p>64</text:p>
          </table:table-cell>
          <table:table-cell table:formula="of:=[.BY84]/[.BQ84]" office:value-type="float" office:value="0.32" calcext:value-type="float">
            <text:p>0,32</text:p>
          </table:table-cell>
          <table:table-cell table:formula="of:=[.BR84]-[.BV84]" office:value-type="float" office:value="4000" calcext:value-type="float">
            <text:p>4000</text:p>
          </table:table-cell>
          <table:table-cell table:formula="of:=[.CA84]/[.BR8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4]-[.CH84]" office:value-type="float" office:value="111" calcext:value-type="float">
            <text:p>111</text:p>
          </table:table-cell>
          <table:table-cell table:formula="of:=[.CL84]/[.CD84]" office:value-type="float" office:value="0.444" calcext:value-type="float">
            <text:p>0,444</text:p>
          </table:table-cell>
          <table:table-cell table:formula="of:=[.CE84]-[.CI84]" office:value-type="float" office:value="6250" calcext:value-type="float">
            <text:p>6250</text:p>
          </table:table-cell>
          <table:table-cell table:formula="of:=[.CN84]/[.CE8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5]-[.AH85]" office:value-type="float" office:value="5" calcext:value-type="float">
            <text:p>5</text:p>
          </table:table-cell>
          <table:table-cell table:formula="of:=[.AL85]/[.AD85]" office:value-type="float" office:value="0.1" calcext:value-type="float">
            <text:p>0,1</text:p>
          </table:table-cell>
          <table:table-cell table:formula="of:=[.AE85]-[.AI85]" office:value-type="float" office:value="250" calcext:value-type="float">
            <text:p>250</text:p>
          </table:table-cell>
          <table:table-cell table:formula="of:=[.AN85]/[.A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1000" calcext:value-type="float">
            <text:p>1000</text:p>
          </table:table-cell>
          <table:table-cell table:formula="of:=[.BA85]/[.AR8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5]-[.BH85]" office:value-type="float" office:value="29" calcext:value-type="float">
            <text:p>29</text:p>
          </table:table-cell>
          <table:table-cell table:formula="of:=[.BL85]/[.BD85]" office:value-type="float" office:value="0.193333333333333" calcext:value-type="float">
            <text:p>0,193333333333333</text:p>
          </table:table-cell>
          <table:table-cell table:formula="of:=[.BE85]-[.BI85]" office:value-type="float" office:value="2250" calcext:value-type="float">
            <text:p>2250</text:p>
          </table:table-cell>
          <table:table-cell table:formula="of:=[.BN85]/[.BE8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5]-[.BU85]" office:value-type="float" office:value="54" calcext:value-type="float">
            <text:p>54</text:p>
          </table:table-cell>
          <table:table-cell table:formula="of:=[.BY85]/[.BQ85]" office:value-type="float" office:value="0.27" calcext:value-type="float">
            <text:p>0,27</text:p>
          </table:table-cell>
          <table:table-cell table:formula="of:=[.BR85]-[.BV85]" office:value-type="float" office:value="4000" calcext:value-type="float">
            <text:p>4000</text:p>
          </table:table-cell>
          <table:table-cell table:formula="of:=[.CA85]/[.BR8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6250" calcext:value-type="float">
            <text:p>6250</text:p>
          </table:table-cell>
          <table:table-cell table:formula="of:=[.CN85]/[.CE8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6]-[.AH86]" office:value-type="float" office:value="10" calcext:value-type="float">
            <text:p>10</text:p>
          </table:table-cell>
          <table:table-cell table:formula="of:=[.AL86]/[.AD86]" office:value-type="float" office:value="0.2" calcext:value-type="float">
            <text:p>0,2</text:p>
          </table:table-cell>
          <table:table-cell table:formula="of:=[.AE86]-[.AI86]" office:value-type="float" office:value="250" calcext:value-type="float">
            <text:p>250</text:p>
          </table:table-cell>
          <table:table-cell table:formula="of:=[.AN86]/[.A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6]-[.AU86]" office:value-type="float" office:value="12" calcext:value-type="float">
            <text:p>12</text:p>
          </table:table-cell>
          <table:table-cell table:formula="of:=[.AY86]/[.AQ86]" office:value-type="float" office:value="0.12" calcext:value-type="float">
            <text:p>0,12</text:p>
          </table:table-cell>
          <table:table-cell table:formula="of:=[.AR86]-[.AV86]" office:value-type="float" office:value="1000" calcext:value-type="float">
            <text:p>1000</text:p>
          </table:table-cell>
          <table:table-cell table:formula="of:=[.BA86]/[.AR8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6]-[.BH86]" office:value-type="float" office:value="24" calcext:value-type="float">
            <text:p>24</text:p>
          </table:table-cell>
          <table:table-cell table:formula="of:=[.BL86]/[.BD86]" office:value-type="float" office:value="0.16" calcext:value-type="float">
            <text:p>0,16</text:p>
          </table:table-cell>
          <table:table-cell table:formula="of:=[.BE86]-[.BI86]" office:value-type="float" office:value="2250" calcext:value-type="float">
            <text:p>2250</text:p>
          </table:table-cell>
          <table:table-cell table:formula="of:=[.BN86]/[.BE8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6]-[.BU86]" office:value-type="float" office:value="54" calcext:value-type="float">
            <text:p>54</text:p>
          </table:table-cell>
          <table:table-cell table:formula="of:=[.BY86]/[.BQ86]" office:value-type="float" office:value="0.27" calcext:value-type="float">
            <text:p>0,27</text:p>
          </table:table-cell>
          <table:table-cell table:formula="of:=[.BR86]-[.BV86]" office:value-type="float" office:value="4000" calcext:value-type="float">
            <text:p>4000</text:p>
          </table:table-cell>
          <table:table-cell table:formula="of:=[.CA86]/[.BR8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6]-[.CH86]" office:value-type="float" office:value="22" calcext:value-type="float">
            <text:p>22</text:p>
          </table:table-cell>
          <table:table-cell table:formula="of:=[.CL86]/[.CD86]" office:value-type="float" office:value="0.088" calcext:value-type="float">
            <text:p>0,088</text:p>
          </table:table-cell>
          <table:table-cell table:formula="of:=[.CE86]-[.CI86]" office:value-type="float" office:value="6250" calcext:value-type="float">
            <text:p>6250</text:p>
          </table:table-cell>
          <table:table-cell table:formula="of:=[.CN86]/[.CE8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7]-[.AH87]" office:value-type="float" office:value="10" calcext:value-type="float">
            <text:p>10</text:p>
          </table:table-cell>
          <table:table-cell table:formula="of:=[.AL87]/[.AD87]" office:value-type="float" office:value="0.2" calcext:value-type="float">
            <text:p>0,2</text:p>
          </table:table-cell>
          <table:table-cell table:formula="of:=[.AE87]-[.AI87]" office:value-type="float" office:value="250" calcext:value-type="float">
            <text:p>250</text:p>
          </table:table-cell>
          <table:table-cell table:formula="of:=[.AN87]/[.A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7]-[.AU87]" office:value-type="float" office:value="23" calcext:value-type="float">
            <text:p>23</text:p>
          </table:table-cell>
          <table:table-cell table:formula="of:=[.AY87]/[.AQ87]" office:value-type="float" office:value="0.23" calcext:value-type="float">
            <text:p>0,23</text:p>
          </table:table-cell>
          <table:table-cell table:formula="of:=[.AR87]-[.AV87]" office:value-type="float" office:value="1000" calcext:value-type="float">
            <text:p>1000</text:p>
          </table:table-cell>
          <table:table-cell table:formula="of:=[.BA87]/[.AR8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7]-[.BH87]" office:value-type="float" office:value="97" calcext:value-type="float">
            <text:p>97</text:p>
          </table:table-cell>
          <table:table-cell table:formula="of:=[.BL87]/[.BD87]" office:value-type="float" office:value="0.646666666666667" calcext:value-type="float">
            <text:p>0,646666666666667</text:p>
          </table:table-cell>
          <table:table-cell table:formula="of:=[.BE87]-[.BI87]" office:value-type="float" office:value="2250" calcext:value-type="float">
            <text:p>2250</text:p>
          </table:table-cell>
          <table:table-cell table:formula="of:=[.BN87]/[.BE8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7]-[.BU87]" office:value-type="float" office:value="126" calcext:value-type="float">
            <text:p>126</text:p>
          </table:table-cell>
          <table:table-cell table:formula="of:=[.BY87]/[.BQ87]" office:value-type="float" office:value="0.63" calcext:value-type="float">
            <text:p>0,63</text:p>
          </table:table-cell>
          <table:table-cell table:formula="of:=[.BR87]-[.BV87]" office:value-type="float" office:value="4000" calcext:value-type="float">
            <text:p>4000</text:p>
          </table:table-cell>
          <table:table-cell table:formula="of:=[.CA87]/[.BR8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7]-[.CH87]" office:value-type="float" office:value="219" calcext:value-type="float">
            <text:p>219</text:p>
          </table:table-cell>
          <table:table-cell table:formula="of:=[.CL87]/[.CD87]" office:value-type="float" office:value="0.876" calcext:value-type="float">
            <text:p>0,876</text:p>
          </table:table-cell>
          <table:table-cell table:formula="of:=[.CE87]-[.CI87]" office:value-type="float" office:value="6250" calcext:value-type="float">
            <text:p>6250</text:p>
          </table:table-cell>
          <table:table-cell table:formula="of:=[.CN87]/[.CE8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8]-[.AH88]" office:value-type="float" office:value="0" calcext:value-type="float">
            <text:p>0</text:p>
          </table:table-cell>
          <table:table-cell table:formula="of:=[.AL88]/[.AD88]" office:value-type="float" office:value="0" calcext:value-type="float">
            <text:p>0</text:p>
          </table:table-cell>
          <table:table-cell table:formula="of:=[.AE88]-[.AI88]" office:value-type="float" office:value="250" calcext:value-type="float">
            <text:p>250</text:p>
          </table:table-cell>
          <table:table-cell table:formula="of:=[.AN88]/[.A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8]-[.AU88]" office:value-type="float" office:value="20" calcext:value-type="float">
            <text:p>20</text:p>
          </table:table-cell>
          <table:table-cell table:formula="of:=[.AY88]/[.AQ88]" office:value-type="float" office:value="0.2" calcext:value-type="float">
            <text:p>0,2</text:p>
          </table:table-cell>
          <table:table-cell table:formula="of:=[.AR88]-[.AV88]" office:value-type="float" office:value="1000" calcext:value-type="float">
            <text:p>1000</text:p>
          </table:table-cell>
          <table:table-cell table:formula="of:=[.BA88]/[.AR8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8]-[.BH88]" office:value-type="float" office:value="29" calcext:value-type="float">
            <text:p>29</text:p>
          </table:table-cell>
          <table:table-cell table:formula="of:=[.BL88]/[.BD88]" office:value-type="float" office:value="0.193333333333333" calcext:value-type="float">
            <text:p>0,193333333333333</text:p>
          </table:table-cell>
          <table:table-cell table:formula="of:=[.BE88]-[.BI88]" office:value-type="float" office:value="2250" calcext:value-type="float">
            <text:p>2250</text:p>
          </table:table-cell>
          <table:table-cell table:formula="of:=[.BN88]/[.BE8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8]-[.BU88]" office:value-type="float" office:value="54" calcext:value-type="float">
            <text:p>54</text:p>
          </table:table-cell>
          <table:table-cell table:formula="of:=[.BY88]/[.BQ88]" office:value-type="float" office:value="0.27" calcext:value-type="float">
            <text:p>0,27</text:p>
          </table:table-cell>
          <table:table-cell table:formula="of:=[.BR88]-[.BV88]" office:value-type="float" office:value="4000" calcext:value-type="float">
            <text:p>4000</text:p>
          </table:table-cell>
          <table:table-cell table:formula="of:=[.CA88]/[.BR8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8]-[.CH88]" office:value-type="float" office:value="0" calcext:value-type="float">
            <text:p>0</text:p>
          </table:table-cell>
          <table:table-cell table:formula="of:=[.CL88]/[.CD88]" office:value-type="float" office:value="0" calcext:value-type="float">
            <text:p>0</text:p>
          </table:table-cell>
          <table:table-cell table:formula="of:=[.CE88]-[.CI88]" office:value-type="float" office:value="6250" calcext:value-type="float">
            <text:p>6250</text:p>
          </table:table-cell>
          <table:table-cell table:formula="of:=[.CN88]/[.CE8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9]-[.AH89]" office:value-type="float" office:value="23" calcext:value-type="float">
            <text:p>23</text:p>
          </table:table-cell>
          <table:table-cell table:formula="of:=[.AL89]/[.AD89]" office:value-type="float" office:value="0.46" calcext:value-type="float">
            <text:p>0,46</text:p>
          </table:table-cell>
          <table:table-cell table:formula="of:=[.AE89]-[.AI89]" office:value-type="float" office:value="250" calcext:value-type="float">
            <text:p>250</text:p>
          </table:table-cell>
          <table:table-cell table:formula="of:=[.AN89]/[.A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9]-[.AU89]" office:value-type="float" office:value="52" calcext:value-type="float">
            <text:p>52</text:p>
          </table:table-cell>
          <table:table-cell table:formula="of:=[.AY89]/[.AQ89]" office:value-type="float" office:value="0.52" calcext:value-type="float">
            <text:p>0,52</text:p>
          </table:table-cell>
          <table:table-cell table:formula="of:=[.AR89]-[.AV89]" office:value-type="float" office:value="1000" calcext:value-type="float">
            <text:p>1000</text:p>
          </table:table-cell>
          <table:table-cell table:formula="of:=[.BA89]/[.AR8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9]-[.BH89]" office:value-type="float" office:value="85" calcext:value-type="float">
            <text:p>85</text:p>
          </table:table-cell>
          <table:table-cell table:formula="of:=[.BL89]/[.BD89]" office:value-type="float" office:value="0.566666666666667" calcext:value-type="float">
            <text:p>0,566666666666667</text:p>
          </table:table-cell>
          <table:table-cell table:formula="of:=[.BE89]-[.BI89]" office:value-type="float" office:value="2250" calcext:value-type="float">
            <text:p>2250</text:p>
          </table:table-cell>
          <table:table-cell table:formula="of:=[.BN89]/[.BE8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9]-[.BU89]" office:value-type="float" office:value="9" calcext:value-type="float">
            <text:p>9</text:p>
          </table:table-cell>
          <table:table-cell table:formula="of:=[.BY89]/[.BQ89]" office:value-type="float" office:value="0.045" calcext:value-type="float">
            <text:p>0,045</text:p>
          </table:table-cell>
          <table:table-cell table:formula="of:=[.BR89]-[.BV89]" office:value-type="float" office:value="4000" calcext:value-type="float">
            <text:p>4000</text:p>
          </table:table-cell>
          <table:table-cell table:formula="of:=[.CA89]/[.BR8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9]-[.CH89]" office:value-type="float" office:value="71" calcext:value-type="float">
            <text:p>71</text:p>
          </table:table-cell>
          <table:table-cell table:formula="of:=[.CL89]/[.CD89]" office:value-type="float" office:value="0.284" calcext:value-type="float">
            <text:p>0,284</text:p>
          </table:table-cell>
          <table:table-cell table:formula="of:=[.CE89]-[.CI89]" office:value-type="float" office:value="6250" calcext:value-type="float">
            <text:p>6250</text:p>
          </table:table-cell>
          <table:table-cell table:formula="of:=[.CN89]/[.CE8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0]-[.AH90]" office:value-type="float" office:value="10" calcext:value-type="float">
            <text:p>10</text:p>
          </table:table-cell>
          <table:table-cell table:formula="of:=[.AL90]/[.AD90]" office:value-type="float" office:value="0.2" calcext:value-type="float">
            <text:p>0,2</text:p>
          </table:table-cell>
          <table:table-cell table:formula="of:=[.AE90]-[.AI90]" office:value-type="float" office:value="250" calcext:value-type="float">
            <text:p>250</text:p>
          </table:table-cell>
          <table:table-cell table:formula="of:=[.AN90]/[.A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0]-[.AU90]" office:value-type="float" office:value="12" calcext:value-type="float">
            <text:p>12</text:p>
          </table:table-cell>
          <table:table-cell table:formula="of:=[.AY90]/[.AQ90]" office:value-type="float" office:value="0.12" calcext:value-type="float">
            <text:p>0,12</text:p>
          </table:table-cell>
          <table:table-cell table:formula="of:=[.AR90]-[.AV90]" office:value-type="float" office:value="1000" calcext:value-type="float">
            <text:p>1000</text:p>
          </table:table-cell>
          <table:table-cell table:formula="of:=[.BA90]/[.AR9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0]-[.BH90]" office:value-type="float" office:value="13" calcext:value-type="float">
            <text:p>13</text:p>
          </table:table-cell>
          <table:table-cell table:formula="of:=[.BL90]/[.BD90]" office:value-type="float" office:value="0.0866666666666667" calcext:value-type="float">
            <text:p>0,086666666666667</text:p>
          </table:table-cell>
          <table:table-cell table:formula="of:=[.BE90]-[.BI90]" office:value-type="float" office:value="2250" calcext:value-type="float">
            <text:p>2250</text:p>
          </table:table-cell>
          <table:table-cell table:formula="of:=[.BN90]/[.BE9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0]-[.BU90]" office:value-type="float" office:value="9" calcext:value-type="float">
            <text:p>9</text:p>
          </table:table-cell>
          <table:table-cell table:formula="of:=[.BY90]/[.BQ90]" office:value-type="float" office:value="0.045" calcext:value-type="float">
            <text:p>0,045</text:p>
          </table:table-cell>
          <table:table-cell table:formula="of:=[.BR90]-[.BV90]" office:value-type="float" office:value="4000" calcext:value-type="float">
            <text:p>4000</text:p>
          </table:table-cell>
          <table:table-cell table:formula="of:=[.CA90]/[.BR9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0]-[.CH90]" office:value-type="float" office:value="38" calcext:value-type="float">
            <text:p>38</text:p>
          </table:table-cell>
          <table:table-cell table:formula="of:=[.CL90]/[.CD90]" office:value-type="float" office:value="0.152" calcext:value-type="float">
            <text:p>0,152</text:p>
          </table:table-cell>
          <table:table-cell table:formula="of:=[.CE90]-[.CI90]" office:value-type="float" office:value="6250" calcext:value-type="float">
            <text:p>6250</text:p>
          </table:table-cell>
          <table:table-cell table:formula="of:=[.CN90]/[.CE9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41" office:value-type="float" office:value="10" calcext:value-type="float">
            <text:p>10,00</text:p>
          </table:table-cell>
          <table:table-cell table:style-name="ce24" office:value-type="float" office:value="0.204081632653" calcext:value-type="float">
            <text:p>0,2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1]-[.AH91]" office:value-type="float" office:value="2" calcext:value-type="float">
            <text:p>2</text:p>
          </table:table-cell>
          <table:table-cell table:formula="of:=[.AL91]/[.AD91]" office:value-type="float" office:value="0.04" calcext:value-type="float">
            <text:p>0,04</text:p>
          </table:table-cell>
          <table:table-cell table:formula="of:=[.AE91]-[.AI91]" office:value-type="float" office:value="250" calcext:value-type="float">
            <text:p>250</text:p>
          </table:table-cell>
          <table:table-cell table:formula="of:=[.AN91]/[.A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1]-[.AU91]" office:value-type="float" office:value="62" calcext:value-type="float">
            <text:p>62</text:p>
          </table:table-cell>
          <table:table-cell table:formula="of:=[.AY91]/[.AQ91]" office:value-type="float" office:value="0.62" calcext:value-type="float">
            <text:p>0,62</text:p>
          </table:table-cell>
          <table:table-cell table:formula="of:=[.AR91]-[.AV91]" office:value-type="float" office:value="1000" calcext:value-type="float">
            <text:p>1000</text:p>
          </table:table-cell>
          <table:table-cell table:formula="of:=[.BA91]/[.AR9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41" office:value-type="float" office:value="30" calcext:value-type="float">
            <text:p>30,00</text:p>
          </table:table-cell>
          <table:table-cell table:style-name="ce24" office:value-type="float" office:value="0.201342281879" calcext:value-type="float">
            <text:p>0,2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1]-[.BH91]" office:value-type="float" office:value="63" calcext:value-type="float">
            <text:p>63</text:p>
          </table:table-cell>
          <table:table-cell table:formula="of:=[.BL91]/[.BD91]" office:value-type="float" office:value="0.42" calcext:value-type="float">
            <text:p>0,42</text:p>
          </table:table-cell>
          <table:table-cell table:formula="of:=[.BE91]-[.BI91]" office:value-type="float" office:value="2250" calcext:value-type="float">
            <text:p>2250</text:p>
          </table:table-cell>
          <table:table-cell table:formula="of:=[.BN91]/[.BE9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41" office:value-type="float" office:value="40" calcext:value-type="float">
            <text:p>40,00</text:p>
          </table:table-cell>
          <table:table-cell table:style-name="ce24" office:value-type="float" office:value="0.201005025126" calcext:value-type="float">
            <text:p>0,2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1]-[.BU91]" office:value-type="float" office:value="90" calcext:value-type="float">
            <text:p>90</text:p>
          </table:table-cell>
          <table:table-cell table:formula="of:=[.BY91]/[.BQ91]" office:value-type="float" office:value="0.45" calcext:value-type="float">
            <text:p>0,45</text:p>
          </table:table-cell>
          <table:table-cell table:formula="of:=[.BR91]-[.BV91]" office:value-type="float" office:value="4000" calcext:value-type="float">
            <text:p>4000</text:p>
          </table:table-cell>
          <table:table-cell table:formula="of:=[.CA91]/[.BR9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41" office:value-type="float" office:value="50" calcext:value-type="float">
            <text:p>50,00</text:p>
          </table:table-cell>
          <table:table-cell table:style-name="ce24" office:value-type="float" office:value="0.200803212851" calcext:value-type="float">
            <text:p>0,2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6250" calcext:value-type="float">
            <text:p>6250</text:p>
          </table:table-cell>
          <table:table-cell table:formula="of:=[.CN91]/[.CE9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2]-[.AH92]" office:value-type="float" office:value="23" calcext:value-type="float">
            <text:p>23</text:p>
          </table:table-cell>
          <table:table-cell table:formula="of:=[.AL92]/[.AD92]" office:value-type="float" office:value="0.46" calcext:value-type="float">
            <text:p>0,46</text:p>
          </table:table-cell>
          <table:table-cell table:formula="of:=[.AE92]-[.AI92]" office:value-type="float" office:value="250" calcext:value-type="float">
            <text:p>250</text:p>
          </table:table-cell>
          <table:table-cell table:formula="of:=[.AN92]/[.A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1000" calcext:value-type="float">
            <text:p>1000</text:p>
          </table:table-cell>
          <table:table-cell table:formula="of:=[.BA92]/[.AR9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2]-[.BH92]" office:value-type="float" office:value="29" calcext:value-type="float">
            <text:p>29</text:p>
          </table:table-cell>
          <table:table-cell table:formula="of:=[.BL92]/[.BD92]" office:value-type="float" office:value="0.193333333333333" calcext:value-type="float">
            <text:p>0,193333333333333</text:p>
          </table:table-cell>
          <table:table-cell table:formula="of:=[.BE92]-[.BI92]" office:value-type="float" office:value="2250" calcext:value-type="float">
            <text:p>2250</text:p>
          </table:table-cell>
          <table:table-cell table:formula="of:=[.BN92]/[.BE9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4000" calcext:value-type="float">
            <text:p>4000</text:p>
          </table:table-cell>
          <table:table-cell table:formula="of:=[.CA92]/[.BR9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2]-[.CH92]" office:value-type="float" office:value="15" calcext:value-type="float">
            <text:p>15</text:p>
          </table:table-cell>
          <table:table-cell table:formula="of:=[.CL92]/[.CD92]" office:value-type="float" office:value="0.06" calcext:value-type="float">
            <text:p>0,06</text:p>
          </table:table-cell>
          <table:table-cell table:formula="of:=[.CE92]-[.CI92]" office:value-type="float" office:value="6250" calcext:value-type="float">
            <text:p>6250</text:p>
          </table:table-cell>
          <table:table-cell table:formula="of:=[.CN92]/[.CE9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3]-[.AH93]" office:value-type="float" office:value="38" calcext:value-type="float">
            <text:p>38</text:p>
          </table:table-cell>
          <table:table-cell table:formula="of:=[.AL93]/[.AD93]" office:value-type="float" office:value="0.76" calcext:value-type="float">
            <text:p>0,76</text:p>
          </table:table-cell>
          <table:table-cell table:formula="of:=[.AE93]-[.AI93]" office:value-type="float" office:value="250" calcext:value-type="float">
            <text:p>250</text:p>
          </table:table-cell>
          <table:table-cell table:formula="of:=[.AN93]/[.A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3]-[.AU93]" office:value-type="float" office:value="23" calcext:value-type="float">
            <text:p>23</text:p>
          </table:table-cell>
          <table:table-cell table:formula="of:=[.AY93]/[.AQ93]" office:value-type="float" office:value="0.23" calcext:value-type="float">
            <text:p>0,23</text:p>
          </table:table-cell>
          <table:table-cell table:formula="of:=[.AR93]-[.AV93]" office:value-type="float" office:value="1000" calcext:value-type="float">
            <text:p>1000</text:p>
          </table:table-cell>
          <table:table-cell table:formula="of:=[.BA93]/[.AR9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3]-[.BH93]" office:value-type="float" office:value="78" calcext:value-type="float">
            <text:p>78</text:p>
          </table:table-cell>
          <table:table-cell table:formula="of:=[.BL93]/[.BD93]" office:value-type="float" office:value="0.52" calcext:value-type="float">
            <text:p>0,52</text:p>
          </table:table-cell>
          <table:table-cell table:formula="of:=[.BE93]-[.BI93]" office:value-type="float" office:value="2250" calcext:value-type="float">
            <text:p>2250</text:p>
          </table:table-cell>
          <table:table-cell table:formula="of:=[.BN93]/[.BE9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3]-[.BU93]" office:value-type="float" office:value="39" calcext:value-type="float">
            <text:p>39</text:p>
          </table:table-cell>
          <table:table-cell table:formula="of:=[.BY93]/[.BQ93]" office:value-type="float" office:value="0.195" calcext:value-type="float">
            <text:p>0,195</text:p>
          </table:table-cell>
          <table:table-cell table:formula="of:=[.BR93]-[.BV93]" office:value-type="float" office:value="4000" calcext:value-type="float">
            <text:p>4000</text:p>
          </table:table-cell>
          <table:table-cell table:formula="of:=[.CA93]/[.BR9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3]-[.CH93]" office:value-type="float" office:value="95" calcext:value-type="float">
            <text:p>95</text:p>
          </table:table-cell>
          <table:table-cell table:formula="of:=[.CL93]/[.CD93]" office:value-type="float" office:value="0.38" calcext:value-type="float">
            <text:p>0,38</text:p>
          </table:table-cell>
          <table:table-cell table:formula="of:=[.CE93]-[.CI93]" office:value-type="float" office:value="6250" calcext:value-type="float">
            <text:p>6250</text:p>
          </table:table-cell>
          <table:table-cell table:formula="of:=[.CN93]/[.CE9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4]-[.AH94]" office:value-type="float" office:value="5" calcext:value-type="float">
            <text:p>5</text:p>
          </table:table-cell>
          <table:table-cell table:formula="of:=[.AL94]/[.AD94]" office:value-type="float" office:value="0.1" calcext:value-type="float">
            <text:p>0,1</text:p>
          </table:table-cell>
          <table:table-cell table:formula="of:=[.AE94]-[.AI94]" office:value-type="float" office:value="250" calcext:value-type="float">
            <text:p>250</text:p>
          </table:table-cell>
          <table:table-cell table:formula="of:=[.AN94]/[.A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4]-[.AU94]" office:value-type="float" office:value="27" calcext:value-type="float">
            <text:p>27</text:p>
          </table:table-cell>
          <table:table-cell table:formula="of:=[.AY94]/[.AQ94]" office:value-type="float" office:value="0.27" calcext:value-type="float">
            <text:p>0,27</text:p>
          </table:table-cell>
          <table:table-cell table:formula="of:=[.AR94]-[.AV94]" office:value-type="float" office:value="1000" calcext:value-type="float">
            <text:p>1000</text:p>
          </table:table-cell>
          <table:table-cell table:formula="of:=[.BA94]/[.AR9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4]-[.BH94]" office:value-type="float" office:value="24" calcext:value-type="float">
            <text:p>24</text:p>
          </table:table-cell>
          <table:table-cell table:formula="of:=[.BL94]/[.BD94]" office:value-type="float" office:value="0.16" calcext:value-type="float">
            <text:p>0,16</text:p>
          </table:table-cell>
          <table:table-cell table:formula="of:=[.BE94]-[.BI94]" office:value-type="float" office:value="2250" calcext:value-type="float">
            <text:p>2250</text:p>
          </table:table-cell>
          <table:table-cell table:formula="of:=[.BN94]/[.BE9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4]-[.BU94]" office:value-type="float" office:value="80" calcext:value-type="float">
            <text:p>80</text:p>
          </table:table-cell>
          <table:table-cell table:formula="of:=[.BY94]/[.BQ94]" office:value-type="float" office:value="0.4" calcext:value-type="float">
            <text:p>0,4</text:p>
          </table:table-cell>
          <table:table-cell table:formula="of:=[.BR94]-[.BV94]" office:value-type="float" office:value="4000" calcext:value-type="float">
            <text:p>4000</text:p>
          </table:table-cell>
          <table:table-cell table:formula="of:=[.CA94]/[.BR9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6250" calcext:value-type="float">
            <text:p>6250</text:p>
          </table:table-cell>
          <table:table-cell table:formula="of:=[.CN94]/[.CE9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5]-[.AH95]" office:value-type="float" office:value="10" calcext:value-type="float">
            <text:p>10</text:p>
          </table:table-cell>
          <table:table-cell table:formula="of:=[.AL95]/[.AD95]" office:value-type="float" office:value="0.2" calcext:value-type="float">
            <text:p>0,2</text:p>
          </table:table-cell>
          <table:table-cell table:formula="of:=[.AE95]-[.AI95]" office:value-type="float" office:value="250" calcext:value-type="float">
            <text:p>250</text:p>
          </table:table-cell>
          <table:table-cell table:formula="of:=[.AN95]/[.A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5]-[.AU95]" office:value-type="float" office:value="27" calcext:value-type="float">
            <text:p>27</text:p>
          </table:table-cell>
          <table:table-cell table:formula="of:=[.AY95]/[.AQ95]" office:value-type="float" office:value="0.27" calcext:value-type="float">
            <text:p>0,27</text:p>
          </table:table-cell>
          <table:table-cell table:formula="of:=[.AR95]-[.AV95]" office:value-type="float" office:value="1000" calcext:value-type="float">
            <text:p>1000</text:p>
          </table:table-cell>
          <table:table-cell table:formula="of:=[.BA95]/[.AR9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2250" calcext:value-type="float">
            <text:p>2250</text:p>
          </table:table-cell>
          <table:table-cell table:formula="of:=[.BN95]/[.BE9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5]-[.BU95]" office:value-type="float" office:value="108" calcext:value-type="float">
            <text:p>108</text:p>
          </table:table-cell>
          <table:table-cell table:formula="of:=[.BY95]/[.BQ95]" office:value-type="float" office:value="0.54" calcext:value-type="float">
            <text:p>0,54</text:p>
          </table:table-cell>
          <table:table-cell table:formula="of:=[.BR95]-[.BV95]" office:value-type="float" office:value="4000" calcext:value-type="float">
            <text:p>4000</text:p>
          </table:table-cell>
          <table:table-cell table:formula="of:=[.CA95]/[.BR9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5]-[.CH95]" office:value-type="float" office:value="129" calcext:value-type="float">
            <text:p>129</text:p>
          </table:table-cell>
          <table:table-cell table:formula="of:=[.CL95]/[.CD95]" office:value-type="float" office:value="0.516" calcext:value-type="float">
            <text:p>0,516</text:p>
          </table:table-cell>
          <table:table-cell table:formula="of:=[.CE95]-[.CI95]" office:value-type="float" office:value="6250" calcext:value-type="float">
            <text:p>6250</text:p>
          </table:table-cell>
          <table:table-cell table:formula="of:=[.CN95]/[.CE9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6]-[.AH96]" office:value-type="float" office:value="1" calcext:value-type="float">
            <text:p>1</text:p>
          </table:table-cell>
          <table:table-cell table:formula="of:=[.AL96]/[.AD96]" office:value-type="float" office:value="0.02" calcext:value-type="float">
            <text:p>0,02</text:p>
          </table:table-cell>
          <table:table-cell table:formula="of:=[.AE96]-[.AI96]" office:value-type="float" office:value="250" calcext:value-type="float">
            <text:p>250</text:p>
          </table:table-cell>
          <table:table-cell table:formula="of:=[.AN96]/[.A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6]-[.AU96]" office:value-type="float" office:value="23" calcext:value-type="float">
            <text:p>23</text:p>
          </table:table-cell>
          <table:table-cell table:formula="of:=[.AY96]/[.AQ96]" office:value-type="float" office:value="0.23" calcext:value-type="float">
            <text:p>0,23</text:p>
          </table:table-cell>
          <table:table-cell table:formula="of:=[.AR96]-[.AV96]" office:value-type="float" office:value="1000" calcext:value-type="float">
            <text:p>1000</text:p>
          </table:table-cell>
          <table:table-cell table:formula="of:=[.BA96]/[.AR9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6]-[.BH96]" office:value-type="float" office:value="29" calcext:value-type="float">
            <text:p>29</text:p>
          </table:table-cell>
          <table:table-cell table:formula="of:=[.BL96]/[.BD96]" office:value-type="float" office:value="0.193333333333333" calcext:value-type="float">
            <text:p>0,193333333333333</text:p>
          </table:table-cell>
          <table:table-cell table:formula="of:=[.BE96]-[.BI96]" office:value-type="float" office:value="2250" calcext:value-type="float">
            <text:p>2250</text:p>
          </table:table-cell>
          <table:table-cell table:formula="of:=[.BN96]/[.BE9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6]-[.BU96]" office:value-type="float" office:value="0" calcext:value-type="float">
            <text:p>0</text:p>
          </table:table-cell>
          <table:table-cell table:formula="of:=[.BY96]/[.BQ96]" office:value-type="float" office:value="0" calcext:value-type="float">
            <text:p>0</text:p>
          </table:table-cell>
          <table:table-cell table:formula="of:=[.BR96]-[.BV96]" office:value-type="float" office:value="4000" calcext:value-type="float">
            <text:p>4000</text:p>
          </table:table-cell>
          <table:table-cell table:formula="of:=[.CA96]/[.BR9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6]-[.CH96]" office:value-type="float" office:value="129" calcext:value-type="float">
            <text:p>129</text:p>
          </table:table-cell>
          <table:table-cell table:formula="of:=[.CL96]/[.CD96]" office:value-type="float" office:value="0.516" calcext:value-type="float">
            <text:p>0,516</text:p>
          </table:table-cell>
          <table:table-cell table:formula="of:=[.CE96]-[.CI96]" office:value-type="float" office:value="6250" calcext:value-type="float">
            <text:p>6250</text:p>
          </table:table-cell>
          <table:table-cell table:formula="of:=[.CN96]/[.CE9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7]-[.AH97]" office:value-type="float" office:value="1" calcext:value-type="float">
            <text:p>1</text:p>
          </table:table-cell>
          <table:table-cell table:formula="of:=[.AL97]/[.AD97]" office:value-type="float" office:value="0.02" calcext:value-type="float">
            <text:p>0,02</text:p>
          </table:table-cell>
          <table:table-cell table:formula="of:=[.AE97]-[.AI97]" office:value-type="float" office:value="250" calcext:value-type="float">
            <text:p>250</text:p>
          </table:table-cell>
          <table:table-cell table:formula="of:=[.AN97]/[.A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7]-[.AU97]" office:value-type="float" office:value="4" calcext:value-type="float">
            <text:p>4</text:p>
          </table:table-cell>
          <table:table-cell table:formula="of:=[.AY97]/[.AQ97]" office:value-type="float" office:value="0.04" calcext:value-type="float">
            <text:p>0,04</text:p>
          </table:table-cell>
          <table:table-cell table:formula="of:=[.AR97]-[.AV97]" office:value-type="float" office:value="1000" calcext:value-type="float">
            <text:p>1000</text:p>
          </table:table-cell>
          <table:table-cell table:formula="of:=[.BA97]/[.AR9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7]-[.BH97]" office:value-type="float" office:value="29" calcext:value-type="float">
            <text:p>29</text:p>
          </table:table-cell>
          <table:table-cell table:formula="of:=[.BL97]/[.BD97]" office:value-type="float" office:value="0.193333333333333" calcext:value-type="float">
            <text:p>0,193333333333333</text:p>
          </table:table-cell>
          <table:table-cell table:formula="of:=[.BE97]-[.BI97]" office:value-type="float" office:value="2250" calcext:value-type="float">
            <text:p>2250</text:p>
          </table:table-cell>
          <table:table-cell table:formula="of:=[.BN97]/[.BE9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7]-[.BU97]" office:value-type="float" office:value="54" calcext:value-type="float">
            <text:p>54</text:p>
          </table:table-cell>
          <table:table-cell table:formula="of:=[.BY97]/[.BQ97]" office:value-type="float" office:value="0.27" calcext:value-type="float">
            <text:p>0,27</text:p>
          </table:table-cell>
          <table:table-cell table:formula="of:=[.BR97]-[.BV97]" office:value-type="float" office:value="4000" calcext:value-type="float">
            <text:p>4000</text:p>
          </table:table-cell>
          <table:table-cell table:formula="of:=[.CA97]/[.BR9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7]-[.CH97]" office:value-type="float" office:value="58" calcext:value-type="float">
            <text:p>58</text:p>
          </table:table-cell>
          <table:table-cell table:formula="of:=[.CL97]/[.CD97]" office:value-type="float" office:value="0.232" calcext:value-type="float">
            <text:p>0,232</text:p>
          </table:table-cell>
          <table:table-cell table:formula="of:=[.CE97]-[.CI97]" office:value-type="float" office:value="6250" calcext:value-type="float">
            <text:p>6250</text:p>
          </table:table-cell>
          <table:table-cell table:formula="of:=[.CN97]/[.CE9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8]-[.AH98]" office:value-type="float" office:value="10" calcext:value-type="float">
            <text:p>10</text:p>
          </table:table-cell>
          <table:table-cell table:formula="of:=[.AL98]/[.AD98]" office:value-type="float" office:value="0.2" calcext:value-type="float">
            <text:p>0,2</text:p>
          </table:table-cell>
          <table:table-cell table:formula="of:=[.AE98]-[.AI98]" office:value-type="float" office:value="250" calcext:value-type="float">
            <text:p>250</text:p>
          </table:table-cell>
          <table:table-cell table:formula="of:=[.AN98]/[.A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8]-[.AU98]" office:value-type="float" office:value="43" calcext:value-type="float">
            <text:p>43</text:p>
          </table:table-cell>
          <table:table-cell table:formula="of:=[.AY98]/[.AQ98]" office:value-type="float" office:value="0.43" calcext:value-type="float">
            <text:p>0,43</text:p>
          </table:table-cell>
          <table:table-cell table:formula="of:=[.AR98]-[.AV98]" office:value-type="float" office:value="1000" calcext:value-type="float">
            <text:p>1000</text:p>
          </table:table-cell>
          <table:table-cell table:formula="of:=[.BA98]/[.AR9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8]-[.BH98]" office:value-type="float" office:value="29" calcext:value-type="float">
            <text:p>29</text:p>
          </table:table-cell>
          <table:table-cell table:formula="of:=[.BL98]/[.BD98]" office:value-type="float" office:value="0.193333333333333" calcext:value-type="float">
            <text:p>0,193333333333333</text:p>
          </table:table-cell>
          <table:table-cell table:formula="of:=[.BE98]-[.BI98]" office:value-type="float" office:value="2250" calcext:value-type="float">
            <text:p>2250</text:p>
          </table:table-cell>
          <table:table-cell table:formula="of:=[.BN98]/[.BE9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8]-[.BU98]" office:value-type="float" office:value="0" calcext:value-type="float">
            <text:p>0</text:p>
          </table:table-cell>
          <table:table-cell table:formula="of:=[.BY98]/[.BQ98]" office:value-type="float" office:value="0" calcext:value-type="float">
            <text:p>0</text:p>
          </table:table-cell>
          <table:table-cell table:formula="of:=[.BR98]-[.BV98]" office:value-type="float" office:value="4000" calcext:value-type="float">
            <text:p>4000</text:p>
          </table:table-cell>
          <table:table-cell table:formula="of:=[.CA98]/[.BR9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8]-[.CH98]" office:value-type="float" office:value="15" calcext:value-type="float">
            <text:p>15</text:p>
          </table:table-cell>
          <table:table-cell table:formula="of:=[.CL98]/[.CD98]" office:value-type="float" office:value="0.06" calcext:value-type="float">
            <text:p>0,06</text:p>
          </table:table-cell>
          <table:table-cell table:formula="of:=[.CE98]-[.CI98]" office:value-type="float" office:value="6250" calcext:value-type="float">
            <text:p>6250</text:p>
          </table:table-cell>
          <table:table-cell table:formula="of:=[.CN98]/[.CE9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9]-[.AH99]" office:value-type="float" office:value="2" calcext:value-type="float">
            <text:p>2</text:p>
          </table:table-cell>
          <table:table-cell table:formula="of:=[.AL99]/[.AD99]" office:value-type="float" office:value="0.04" calcext:value-type="float">
            <text:p>0,04</text:p>
          </table:table-cell>
          <table:table-cell table:formula="of:=[.AE99]-[.AI99]" office:value-type="float" office:value="250" calcext:value-type="float">
            <text:p>250</text:p>
          </table:table-cell>
          <table:table-cell table:formula="of:=[.AN99]/[.A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9]-[.AU99]" office:value-type="float" office:value="85" calcext:value-type="float">
            <text:p>85</text:p>
          </table:table-cell>
          <table:table-cell table:formula="of:=[.AY99]/[.AQ99]" office:value-type="float" office:value="0.85" calcext:value-type="float">
            <text:p>0,85</text:p>
          </table:table-cell>
          <table:table-cell table:formula="of:=[.AR99]-[.AV99]" office:value-type="float" office:value="1000" calcext:value-type="float">
            <text:p>1000</text:p>
          </table:table-cell>
          <table:table-cell table:formula="of:=[.BA99]/[.AR9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2250" calcext:value-type="float">
            <text:p>2250</text:p>
          </table:table-cell>
          <table:table-cell table:formula="of:=[.BN99]/[.BE9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9]-[.BU99]" office:value-type="float" office:value="64" calcext:value-type="float">
            <text:p>64</text:p>
          </table:table-cell>
          <table:table-cell table:formula="of:=[.BY99]/[.BQ99]" office:value-type="float" office:value="0.32" calcext:value-type="float">
            <text:p>0,32</text:p>
          </table:table-cell>
          <table:table-cell table:formula="of:=[.BR99]-[.BV99]" office:value-type="float" office:value="4000" calcext:value-type="float">
            <text:p>4000</text:p>
          </table:table-cell>
          <table:table-cell table:formula="of:=[.CA99]/[.BR9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9]-[.CH99]" office:value-type="float" office:value="125" calcext:value-type="float">
            <text:p>125</text:p>
          </table:table-cell>
          <table:table-cell table:formula="of:=[.CL99]/[.CD99]" office:value-type="float" office:value="0.5" calcext:value-type="float">
            <text:p>0,5</text:p>
          </table:table-cell>
          <table:table-cell table:formula="of:=[.CE99]-[.CI99]" office:value-type="float" office:value="6250" calcext:value-type="float">
            <text:p>6250</text:p>
          </table:table-cell>
          <table:table-cell table:formula="of:=[.CN99]/[.CE9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0]-[.AH100]" office:value-type="float" office:value="23" calcext:value-type="float">
            <text:p>23</text:p>
          </table:table-cell>
          <table:table-cell table:formula="of:=[.AL100]/[.AD100]" office:value-type="float" office:value="0.46" calcext:value-type="float">
            <text:p>0,46</text:p>
          </table:table-cell>
          <table:table-cell table:formula="of:=[.AE100]-[.AI100]" office:value-type="float" office:value="250" calcext:value-type="float">
            <text:p>250</text:p>
          </table:table-cell>
          <table:table-cell table:formula="of:=[.AN100]/[.A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0]-[.AU100]" office:value-type="float" office:value="43" calcext:value-type="float">
            <text:p>43</text:p>
          </table:table-cell>
          <table:table-cell table:formula="of:=[.AY100]/[.AQ100]" office:value-type="float" office:value="0.43" calcext:value-type="float">
            <text:p>0,43</text:p>
          </table:table-cell>
          <table:table-cell table:formula="of:=[.AR100]-[.AV100]" office:value-type="float" office:value="1000" calcext:value-type="float">
            <text:p>1000</text:p>
          </table:table-cell>
          <table:table-cell table:formula="of:=[.BA100]/[.AR10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0]-[.BH100]" office:value-type="float" office:value="97" calcext:value-type="float">
            <text:p>97</text:p>
          </table:table-cell>
          <table:table-cell table:formula="of:=[.BL100]/[.BD100]" office:value-type="float" office:value="0.646666666666667" calcext:value-type="float">
            <text:p>0,646666666666667</text:p>
          </table:table-cell>
          <table:table-cell table:formula="of:=[.BE100]-[.BI100]" office:value-type="float" office:value="2250" calcext:value-type="float">
            <text:p>2250</text:p>
          </table:table-cell>
          <table:table-cell table:formula="of:=[.BN100]/[.BE10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0]-[.BU100]" office:value-type="float" office:value="54" calcext:value-type="float">
            <text:p>54</text:p>
          </table:table-cell>
          <table:table-cell table:formula="of:=[.BY100]/[.BQ100]" office:value-type="float" office:value="0.27" calcext:value-type="float">
            <text:p>0,27</text:p>
          </table:table-cell>
          <table:table-cell table:formula="of:=[.BR100]-[.BV100]" office:value-type="float" office:value="4000" calcext:value-type="float">
            <text:p>4000</text:p>
          </table:table-cell>
          <table:table-cell table:formula="of:=[.CA100]/[.BR10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0]-[.CH100]" office:value-type="float" office:value="30" calcext:value-type="float">
            <text:p>30</text:p>
          </table:table-cell>
          <table:table-cell table:formula="of:=[.CL100]/[.CD100]" office:value-type="float" office:value="0.12" calcext:value-type="float">
            <text:p>0,12</text:p>
          </table:table-cell>
          <table:table-cell table:formula="of:=[.CE100]-[.CI100]" office:value-type="float" office:value="6250" calcext:value-type="float">
            <text:p>6250</text:p>
          </table:table-cell>
          <table:table-cell table:formula="of:=[.CN100]/[.CE10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1]-[.AH101]" office:value-type="float" office:value="33" calcext:value-type="float">
            <text:p>33</text:p>
          </table:table-cell>
          <table:table-cell table:formula="of:=[.AL101]/[.AD101]" office:value-type="float" office:value="0.66" calcext:value-type="float">
            <text:p>0,66</text:p>
          </table:table-cell>
          <table:table-cell table:formula="of:=[.AE101]-[.AI101]" office:value-type="float" office:value="250" calcext:value-type="float">
            <text:p>250</text:p>
          </table:table-cell>
          <table:table-cell table:formula="of:=[.AN101]/[.A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1]-[.AU101]" office:value-type="float" office:value="85" calcext:value-type="float">
            <text:p>85</text:p>
          </table:table-cell>
          <table:table-cell table:formula="of:=[.AY101]/[.AQ101]" office:value-type="float" office:value="0.85" calcext:value-type="float">
            <text:p>0,85</text:p>
          </table:table-cell>
          <table:table-cell table:formula="of:=[.AR101]-[.AV101]" office:value-type="float" office:value="1000" calcext:value-type="float">
            <text:p>1000</text:p>
          </table:table-cell>
          <table:table-cell table:formula="of:=[.BA101]/[.AR10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1]-[.BH101]" office:value-type="float" office:value="13" calcext:value-type="float">
            <text:p>13</text:p>
          </table:table-cell>
          <table:table-cell table:formula="of:=[.BL101]/[.BD101]" office:value-type="float" office:value="0.0866666666666667" calcext:value-type="float">
            <text:p>0,086666666666667</text:p>
          </table:table-cell>
          <table:table-cell table:formula="of:=[.BE101]-[.BI101]" office:value-type="float" office:value="2250" calcext:value-type="float">
            <text:p>2250</text:p>
          </table:table-cell>
          <table:table-cell table:formula="of:=[.BN101]/[.BE10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1]-[.BU101]" office:value-type="float" office:value="80" calcext:value-type="float">
            <text:p>80</text:p>
          </table:table-cell>
          <table:table-cell table:formula="of:=[.BY101]/[.BQ101]" office:value-type="float" office:value="0.4" calcext:value-type="float">
            <text:p>0,4</text:p>
          </table:table-cell>
          <table:table-cell table:formula="of:=[.BR101]-[.BV101]" office:value-type="float" office:value="4000" calcext:value-type="float">
            <text:p>4000</text:p>
          </table:table-cell>
          <table:table-cell table:formula="of:=[.CA101]/[.BR10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1]-[.CH101]" office:value-type="float" office:value="91" calcext:value-type="float">
            <text:p>91</text:p>
          </table:table-cell>
          <table:table-cell table:formula="of:=[.CL101]/[.CD101]" office:value-type="float" office:value="0.364" calcext:value-type="float">
            <text:p>0,364</text:p>
          </table:table-cell>
          <table:table-cell table:formula="of:=[.CE101]-[.CI101]" office:value-type="float" office:value="6250" calcext:value-type="float">
            <text:p>6250</text:p>
          </table:table-cell>
          <table:table-cell table:formula="of:=[.CN101]/[.CE10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.204081632653" calcext:value-type="float">
            <text:p>0,204081632653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D102]-[.AH102]" office:value-type="float" office:value="5" calcext:value-type="float">
            <text:p>5</text:p>
          </table:table-cell>
          <table:table-cell table:style-name="ce40" table:formula="of:=[.AL102]/[.AD102]" office:value-type="float" office:value="0.1" calcext:value-type="float">
            <text:p>0,1</text:p>
          </table:table-cell>
          <table:table-cell table:style-name="ce33" table:formula="of:=[.AE102]-[.AI102]" office:value-type="float" office:value="250" calcext:value-type="float">
            <text:p>250</text:p>
          </table:table-cell>
          <table:table-cell table:style-name="ce40" table:formula="of:=[.AN102]/[.A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Q102]-[.AU102]" office:value-type="float" office:value="22" calcext:value-type="float">
            <text:p>22</text:p>
          </table:table-cell>
          <table:table-cell table:style-name="ce40" table:formula="of:=[.AY102]/[.AQ102]" office:value-type="float" office:value="0.22" calcext:value-type="float">
            <text:p>0,22</text:p>
          </table:table-cell>
          <table:table-cell table:style-name="ce33" table:formula="of:=[.AR102]-[.AV102]" office:value-type="float" office:value="1000" calcext:value-type="float">
            <text:p>1000</text:p>
          </table:table-cell>
          <table:table-cell table:style-name="ce40" table:formula="of:=[.BA102]/[.AR102]" office:value-type="float" office:value="1" calcext:value-type="float">
            <text:p>1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2250" calcext:value-type="float">
            <text:p>2250</text:p>
          </table:table-cell>
          <table:table-cell table:style-name="ce36" office:value-type="float" office:value="30" calcext:value-type="float">
            <text:p>30</text:p>
          </table:table-cell>
          <table:table-cell table:style-name="ce40" office:value-type="float" office:value="0.201342281879" calcext:value-type="float">
            <text:p>0,201342281879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D102]-[.BH102]" office:value-type="float" office:value="29" calcext:value-type="float">
            <text:p>29</text:p>
          </table:table-cell>
          <table:table-cell table:style-name="ce40" table:formula="of:=[.BL102]/[.BD102]" office:value-type="float" office:value="0.193333333333333" calcext:value-type="float">
            <text:p>0,193333333333333</text:p>
          </table:table-cell>
          <table:table-cell table:style-name="ce33" table:formula="of:=[.BE102]-[.BI102]" office:value-type="float" office:value="2250" calcext:value-type="float">
            <text:p>2250</text:p>
          </table:table-cell>
          <table:table-cell table:style-name="ce40" table:formula="of:=[.BN102]/[.BE102]" office:value-type="float" office:value="1" calcext:value-type="float">
            <text:p>1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0" calcext:value-type="float">
            <text:p>40</text:p>
          </table:table-cell>
          <table:table-cell table:style-name="ce40" office:value-type="float" office:value="0.201005025126" calcext:value-type="float">
            <text:p>0,201005025126</text:p>
          </table:table-cell>
          <table:table-cell table:style-name="ce33" office:value-type="float" office:value="176" calcext:value-type="float">
            <text:p>17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Q102]-[.BU102]" office:value-type="float" office:value="24" calcext:value-type="float">
            <text:p>24</text:p>
          </table:table-cell>
          <table:table-cell table:style-name="ce40" table:formula="of:=[.BY102]/[.BQ102]" office:value-type="float" office:value="0.12" calcext:value-type="float">
            <text:p>0,12</text:p>
          </table:table-cell>
          <table:table-cell table:style-name="ce33" table:formula="of:=[.BR102]-[.BV102]" office:value-type="float" office:value="4000" calcext:value-type="float">
            <text:p>4000</text:p>
          </table:table-cell>
          <table:table-cell table:style-name="ce40" table:formula="of:=[.CA102]/[.BR102]" office:value-type="float" office:value="1" calcext:value-type="float">
            <text:p>1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6250" calcext:value-type="float">
            <text:p>6250</text:p>
          </table:table-cell>
          <table:table-cell table:style-name="ce36" office:value-type="float" office:value="50" calcext:value-type="float">
            <text:p>50</text:p>
          </table:table-cell>
          <table:table-cell table:style-name="ce40" office:value-type="float" office:value="0.200803212851" calcext:value-type="float">
            <text:p>0,200803212851</text:p>
          </table:table-cell>
          <table:table-cell table:style-name="ce33" office:value-type="float" office:value="125" calcext:value-type="float">
            <text:p>12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CD102]-[.CH102]" office:value-type="float" office:value="125" calcext:value-type="float">
            <text:p>125</text:p>
          </table:table-cell>
          <table:table-cell table:style-name="ce40" table:formula="of:=[.CL102]/[.CD102]" office:value-type="float" office:value="0.5" calcext:value-type="float">
            <text:p>0,5</text:p>
          </table:table-cell>
          <table:table-cell table:style-name="ce33" table:formula="of:=[.CE102]-[.CI102]" office:value-type="float" office:value="6250" calcext:value-type="float">
            <text:p>6250</text:p>
          </table:table-cell>
          <table:table-cell table:style-name="ce40" table:formula="of:=[.CN102]/[.CE102]" office:value-type="float" office:value="1" calcext:value-type="float">
            <text:p>1</text:p>
          </table:table-cell>
        </table:table-row>
      </table:table>
      <table:table table:name="mod1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" calcext:value-type="float">
            <text:p>0</text:p>
          </table:table-cell>
          <table:table-cell table:formula="of:=[.F3]*100" office:value-type="float" office:value="0" calcext:value-type="float">
            <text:p>0</text:p>
          </table:table-cell>
          <table:table-cell table:style-name="ce51" table:formula="of:=QUARTILE([.$AM$3:.$AM$102];3)" office:value-type="float" office:value="0.08" calcext:value-type="float">
            <text:p>0,08</text:p>
          </table:table-cell>
          <table:table-cell table:formula="of:=[.H3]*100" office:value-type="float" office:value="8" calcext:value-type="float">
            <text:p>8</text:p>
          </table:table-cell>
          <table:table-cell table:style-name="ce51" table:formula="of:=QUARTILE([.$AM$3:.$AM$102];4)" office:value-type="float" office:value="0.96" calcext:value-type="float">
            <text:p>0,96</text:p>
          </table:table-cell>
          <table:table-cell table:formula="of:=[.J3]*100" office:value-type="float" office:value="96" calcext:value-type="float">
            <text:p>96</text:p>
          </table:table-cell>
          <table:table-cell table:style-name="ce51" table:formula="of:=QUARTILE([.$AO$3:.$AO$102];0)" office:value-type="float" office:value="0" calcext:value-type="float">
            <text:p>0</text:p>
          </table:table-cell>
          <table:table-cell table:formula="of:=[.L3]*100" office:value-type="float" office:value="0" calcext:value-type="float">
            <text:p>0</text:p>
          </table:table-cell>
          <table:table-cell table:style-name="ce51" table:formula="of:=QUARTILE([.$AO$3:.$AO$102];1)" office:value-type="float" office:value="0.337" calcext:value-type="float">
            <text:p>0,337</text:p>
          </table:table-cell>
          <table:table-cell table:formula="of:=[.N3]*100" office:value-type="float" office:value="33.7" calcext:value-type="float">
            <text:p>33,7</text:p>
          </table:table-cell>
          <table:table-cell table:style-name="ce51" table:formula="of:=QUARTILE([.$AO$3:.$AO$102];2)" office:value-type="float" office:value="0.532" calcext:value-type="float">
            <text:p>0,532</text:p>
          </table:table-cell>
          <table:table-cell table:formula="of:=[.P3]*100" office:value-type="float" office:value="53.2" calcext:value-type="float">
            <text:p>53,2</text:p>
          </table:table-cell>
          <table:table-cell table:style-name="ce51" table:formula="of:=QUARTILE([.$AO$3:.$AO$102];3)" office:value-type="float" office:value="0.78" calcext:value-type="float">
            <text:p>0,78</text:p>
          </table:table-cell>
          <table:table-cell table:formula="of:=[.R3]*100" office:value-type="float" office:value="78" calcext:value-type="float">
            <text:p>78</text:p>
          </table:table-cell>
          <table:table-cell table:style-name="ce51" table:formula="of:=QUARTILE([.$AO$3:.$AO$102];4)" office:value-type="float" office:value="0.996" calcext:value-type="float">
            <text:p>0,996</text:p>
          </table:table-cell>
          <table:table-cell table:formula="of:=[.T3]*100" office:value-type="float" office:value="99.6" calcext:value-type="float">
            <text:p>99,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table:style-name="ce19" office:value-type="float" office:value="9.04" calcext:value-type="float">
            <text:p>9,04</text:p>
          </table:table-cell>
          <table:table-cell office:value-type="float" office:value="0.184489795918" calcext:value-type="float">
            <text:p>0,184489795918</text:p>
          </table:table-cell>
          <table:table-cell table:formula="of:=[.AD3]-[.AH3]" office:value-type="float" office:value="0" calcext:value-type="float">
            <text:p>0</text:p>
          </table:table-cell>
          <table:table-cell table:formula="of:=[.AL3]/[.AD3]" office:value-type="float" office:value="0" calcext:value-type="float">
            <text:p>0</text:p>
          </table:table-cell>
          <table:table-cell table:formula="of:=[.AE3]-[.AI3]" office:value-type="float" office:value="24" calcext:value-type="float">
            <text:p>24</text:p>
          </table:table-cell>
          <table:table-cell table:formula="of:=[.AN3]/[.AE3]" office:value-type="float" office:value="0.096" calcext:value-type="float">
            <text:p>0,0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table:style-name="ce19" office:value-type="float" office:value="5.64" calcext:value-type="float">
            <text:p>5,64</text:p>
          </table:table-cell>
          <table:table-cell office:value-type="float" office:value="0.0569696969697" calcext:value-type="float">
            <text:p>0,0569696969697</text:p>
          </table:table-cell>
          <table:table-cell table:formula="of:=[.AQ3]-[.AU3]" office:value-type="float" office:value="0" calcext:value-type="float">
            <text:p>0</text:p>
          </table:table-cell>
          <table:table-cell table:formula="of:=[.AY3]/[.AQ3]" office:value-type="float" office:value="0" calcext:value-type="float">
            <text:p>0</text:p>
          </table:table-cell>
          <table:table-cell table:formula="of:=[.AR3]-[.AV3]" office:value-type="float" office:value="718" calcext:value-type="float">
            <text:p>718</text:p>
          </table:table-cell>
          <table:table-cell table:formula="of:=[.BA3]/[.AR3]" office:value-type="float" office:value="0.718" calcext:value-type="float">
            <text:p>0,7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05" calcext:value-type="float">
            <text:p>1905</text:p>
          </table:table-cell>
          <table:table-cell table:style-name="ce19" office:value-type="float" office:value="25.4" calcext:value-type="float">
            <text:p>25,4</text:p>
          </table:table-cell>
          <table:table-cell office:value-type="float" office:value="0.170469798658" calcext:value-type="float">
            <text:p>0,170469798658</text:p>
          </table:table-cell>
          <table:table-cell table:formula="of:=[.BD3]-[.BH3]" office:value-type="float" office:value="0" calcext:value-type="float">
            <text:p>0</text:p>
          </table:table-cell>
          <table:table-cell table:formula="of:=[.BL3]/[.BD3]" office:value-type="float" office:value="0" calcext:value-type="float">
            <text:p>0</text:p>
          </table:table-cell>
          <table:table-cell table:formula="of:=[.BE3]-[.BI3]" office:value-type="float" office:value="345" calcext:value-type="float">
            <text:p>345</text:p>
          </table:table-cell>
          <table:table-cell table:formula="of:=[.BN3]/[.BE3]" office:value-type="float" office:value="0.153333333333333" calcext:value-type="float">
            <text:p>0,15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668" calcext:value-type="float">
            <text:p>2668</text:p>
          </table:table-cell>
          <table:table-cell table:style-name="ce19" office:value-type="float" office:value="26.68" calcext:value-type="float">
            <text:p>26,68</text:p>
          </table:table-cell>
          <table:table-cell office:value-type="float" office:value="0.134070351759" calcext:value-type="float">
            <text:p>0,134070351759</text:p>
          </table:table-cell>
          <table:table-cell table:formula="of:=[.BQ3]-[.BU3]" office:value-type="float" office:value="0" calcext:value-type="float">
            <text:p>0</text:p>
          </table:table-cell>
          <table:table-cell table:formula="of:=[.BY3]/[.BQ3]" office:value-type="float" office:value="0" calcext:value-type="float">
            <text:p>0</text:p>
          </table:table-cell>
          <table:table-cell table:formula="of:=[.BR3]-[.BV3]" office:value-type="float" office:value="1332" calcext:value-type="float">
            <text:p>1332</text:p>
          </table:table-cell>
          <table:table-cell table:formula="of:=[.CA3]/[.BR3]" office:value-type="float" office:value="0.333" calcext:value-type="float">
            <text:p>0,3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111" calcext:value-type="float">
            <text:p>6111</text:p>
          </table:table-cell>
          <table:table-cell table:style-name="ce19" office:value-type="float" office:value="48.888" calcext:value-type="float">
            <text:p>48,888</text:p>
          </table:table-cell>
          <table:table-cell office:value-type="float" office:value="0.196337349398" calcext:value-type="float">
            <text:p>0,196337349398</text:p>
          </table:table-cell>
          <table:table-cell table:formula="of:=[.CD3]-[.CH3]" office:value-type="float" office:value="0" calcext:value-type="float">
            <text:p>0</text:p>
          </table:table-cell>
          <table:table-cell table:formula="of:=[.CL3]/[.CD3]" office:value-type="float" office:value="0" calcext:value-type="float">
            <text:p>0</text:p>
          </table:table-cell>
          <table:table-cell table:formula="of:=[.CE3]-[.CI3]" office:value-type="float" office:value="139" calcext:value-type="float">
            <text:p>139</text:p>
          </table:table-cell>
          <table:table-cell table:formula="of:=[.CN3]/[.CE3]" office:value-type="float" office:value="0.02224" calcext:value-type="float">
            <text:p>0,02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" calcext:value-type="float">
            <text:p>0</text:p>
          </table:table-cell>
          <table:table-cell table:formula="of:=[.F4]*100" office:value-type="float" office:value="0" calcext:value-type="float">
            <text:p>0</text:p>
          </table:table-cell>
          <table:table-cell table:style-name="ce51" table:formula="of:=QUARTILE([.$AZ$3:.$AZ$102];3)" office:value-type="float" office:value="0" calcext:value-type="float">
            <text:p>0</text:p>
          </table:table-cell>
          <table:table-cell table:formula="of:=[.H4]*100" office:value-type="float" office:value="0" calcext:value-type="float">
            <text:p>0</text:p>
          </table:table-cell>
          <table:table-cell table:style-name="ce51" table:formula="of:=QUARTILE([.$AZ$3:.$AZ$102];4)" office:value-type="float" office:value="0.85" calcext:value-type="float">
            <text:p>0,85</text:p>
          </table:table-cell>
          <table:table-cell table:formula="of:=[.J4]*100" office:value-type="float" office:value="85" calcext:value-type="float">
            <text:p>85</text:p>
          </table:table-cell>
          <table:table-cell table:style-name="ce51" table:formula="of:=QUARTILE([.$BB$3:.$BB$102];0)" office:value-type="float" office:value="0.012" calcext:value-type="float">
            <text:p>0,012</text:p>
          </table:table-cell>
          <table:table-cell table:formula="of:=[.L4]*100" office:value-type="float" office:value="1.2" calcext:value-type="float">
            <text:p>1,2</text:p>
          </table:table-cell>
          <table:table-cell table:style-name="ce51" table:formula="of:=QUARTILE([.$BB$3:.$BB$102];1)" office:value-type="float" office:value="0.254" calcext:value-type="float">
            <text:p>0,254</text:p>
          </table:table-cell>
          <table:table-cell table:formula="of:=[.N4]*100" office:value-type="float" office:value="25.4" calcext:value-type="float">
            <text:p>25,4</text:p>
          </table:table-cell>
          <table:table-cell table:style-name="ce51" table:formula="of:=QUARTILE([.$BB$3:.$BB$102];2)" office:value-type="float" office:value="0.553" calcext:value-type="float">
            <text:p>0,553</text:p>
          </table:table-cell>
          <table:table-cell table:formula="of:=[.P4]*100" office:value-type="float" office:value="55.3" calcext:value-type="float">
            <text:p>55,3</text:p>
          </table:table-cell>
          <table:table-cell table:style-name="ce51" table:formula="of:=QUARTILE([.$BB$3:.$BB$102];3)" office:value-type="float" office:value="0.772" calcext:value-type="float">
            <text:p>0,772</text:p>
          </table:table-cell>
          <table:table-cell table:formula="of:=[.R4]*100" office:value-type="float" office:value="77.2" calcext:value-type="float">
            <text:p>77,2</text:p>
          </table:table-cell>
          <table:table-cell table:style-name="ce51" table:formula="of:=QUARTILE([.$BB$3:.$BB$102];4)" office:value-type="float" office:value="0.992" calcext:value-type="float">
            <text:p>0,992</text:p>
          </table:table-cell>
          <table:table-cell table:formula="of:=[.T4]*100" office:value-type="float" office:value="99.2" calcext:value-type="float">
            <text:p>99,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style-name="ce19" office:value-type="float" office:value="7.36" calcext:value-type="float">
            <text:p>7,36</text:p>
          </table:table-cell>
          <table:table-cell office:value-type="float" office:value="0.150204081633" calcext:value-type="float">
            <text:p>0,150204081633</text:p>
          </table:table-cell>
          <table:table-cell table:formula="of:=[.AD4]-[.AH4]" office:value-type="float" office:value="0" calcext:value-type="float">
            <text:p>0</text:p>
          </table:table-cell>
          <table:table-cell table:formula="of:=[.AL4]/[.AD4]" office:value-type="float" office:value="0" calcext:value-type="float">
            <text:p>0</text:p>
          </table:table-cell>
          <table:table-cell table:formula="of:=[.AE4]-[.AI4]" office:value-type="float" office:value="66" calcext:value-type="float">
            <text:p>66</text:p>
          </table:table-cell>
          <table:table-cell table:formula="of:=[.AN4]/[.AE4]" office:value-type="float" office:value="0.264" calcext:value-type="float">
            <text:p>0,2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3.53535353535" calcext:value-type="float">
            <text:p>3,53535353535</text:p>
          </table:table-cell>
          <table:table-cell office:value-type="float" office:value="0.036075036075" calcext:value-type="float">
            <text:p>0,036075036075</text:p>
          </table:table-cell>
          <table:table-cell table:formula="of:=[.AQ4]-[.AU4]" office:value-type="float" office:value="1" calcext:value-type="float">
            <text:p>1</text:p>
          </table:table-cell>
          <table:table-cell table:formula="of:=[.AY4]/[.AQ4]" office:value-type="float" office:value="0.01" calcext:value-type="float">
            <text:p>0,01</text:p>
          </table:table-cell>
          <table:table-cell table:formula="of:=[.AR4]-[.AV4]" office:value-type="float" office:value="825" calcext:value-type="float">
            <text:p>825</text:p>
          </table:table-cell>
          <table:table-cell table:formula="of:=[.BA4]/[.AR4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85" calcext:value-type="float">
            <text:p>1985</text:p>
          </table:table-cell>
          <table:table-cell table:style-name="ce19" office:value-type="float" office:value="26.4666666667" calcext:value-type="float">
            <text:p>26,4666666667</text:p>
          </table:table-cell>
          <table:table-cell office:value-type="float" office:value="0.177628635347" calcext:value-type="float">
            <text:p>0,177628635347</text:p>
          </table:table-cell>
          <table:table-cell table:formula="of:=[.BD4]-[.BH4]" office:value-type="float" office:value="0" calcext:value-type="float">
            <text:p>0</text:p>
          </table:table-cell>
          <table:table-cell table:formula="of:=[.BL4]/[.BD4]" office:value-type="float" office:value="0" calcext:value-type="float">
            <text:p>0</text:p>
          </table:table-cell>
          <table:table-cell table:formula="of:=[.BE4]-[.BI4]" office:value-type="float" office:value="265" calcext:value-type="float">
            <text:p>265</text:p>
          </table:table-cell>
          <table:table-cell table:formula="of:=[.BN4]/[.BE4]" office:value-type="float" office:value="0.117777777777778" calcext:value-type="float">
            <text:p>0,117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812" calcext:value-type="float">
            <text:p>1812</text:p>
          </table:table-cell>
          <table:table-cell table:style-name="ce19" office:value-type="float" office:value="18.12" calcext:value-type="float">
            <text:p>18,12</text:p>
          </table:table-cell>
          <table:table-cell office:value-type="float" office:value="0.0910552763819" calcext:value-type="float">
            <text:p>0,0910552763819</text:p>
          </table:table-cell>
          <table:table-cell table:formula="of:=[.BQ4]-[.BU4]" office:value-type="float" office:value="0" calcext:value-type="float">
            <text:p>0</text:p>
          </table:table-cell>
          <table:table-cell table:formula="of:=[.BY4]/[.BQ4]" office:value-type="float" office:value="0" calcext:value-type="float">
            <text:p>0</text:p>
          </table:table-cell>
          <table:table-cell table:formula="of:=[.BR4]-[.BV4]" office:value-type="float" office:value="2188" calcext:value-type="float">
            <text:p>2188</text:p>
          </table:table-cell>
          <table:table-cell table:formula="of:=[.CA4]/[.BR4]" office:value-type="float" office:value="0.547" calcext:value-type="float">
            <text:p>0,5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617" calcext:value-type="float">
            <text:p>4617</text:p>
          </table:table-cell>
          <table:table-cell table:style-name="ce19" office:value-type="float" office:value="36.936" calcext:value-type="float">
            <text:p>36,936</text:p>
          </table:table-cell>
          <table:table-cell office:value-type="float" office:value="0.148337349398" calcext:value-type="float">
            <text:p>0,148337349398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1633" calcext:value-type="float">
            <text:p>1633</text:p>
          </table:table-cell>
          <table:table-cell table:formula="of:=[.CN4]/[.CE4]" office:value-type="float" office:value="0.26128" calcext:value-type="float">
            <text:p>0,26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style-name="ce51" table:formula="of:=QUARTILE([.$BM$3:.$BM$102];3)" office:value-type="float" office:value="0" calcext:value-type="float">
            <text:p>0</text:p>
          </table:table-cell>
          <table:table-cell table:formula="of:=[.H5]*100" office:value-type="float" office:value="0" calcext:value-type="float">
            <text:p>0</text:p>
          </table:table-cell>
          <table:table-cell table:style-name="ce51" table:formula="of:=QUARTILE([.$BM$3:.$BM$102];4)" office:value-type="float" office:value="0.76" calcext:value-type="float">
            <text:p>0,76</text:p>
          </table:table-cell>
          <table:table-cell table:formula="of:=[.J5]*100" office:value-type="float" office:value="76" calcext:value-type="float">
            <text:p>76</text:p>
          </table:table-cell>
          <table:table-cell table:style-name="ce51" table:formula="of:=QUARTILE([.$BO$3:.$BO$102];0)" office:value-type="float" office:value="0.0213333333333333" calcext:value-type="float">
            <text:p>0,021333333333333</text:p>
          </table:table-cell>
          <table:table-cell table:formula="of:=[.L5]*100" office:value-type="float" office:value="2.13333333333333" calcext:value-type="float">
            <text:p>2,13333333333333</text:p>
          </table:table-cell>
          <table:table-cell table:style-name="ce51" table:formula="of:=QUARTILE([.$BO$3:.$BO$102];1)" office:value-type="float" office:value="0.210777777777778" calcext:value-type="float">
            <text:p>0,210777777777778</text:p>
          </table:table-cell>
          <table:table-cell table:formula="of:=[.N5]*100" office:value-type="float" office:value="21.0777777777778" calcext:value-type="float">
            <text:p>21,0777777777778</text:p>
          </table:table-cell>
          <table:table-cell table:style-name="ce51" table:formula="of:=QUARTILE([.$BO$3:.$BO$102];2)" office:value-type="float" office:value="0.521111111111111" calcext:value-type="float">
            <text:p>0,521111111111111</text:p>
          </table:table-cell>
          <table:table-cell table:formula="of:=[.P5]*100" office:value-type="float" office:value="52.1111111111111" calcext:value-type="float">
            <text:p>52,1111111111111</text:p>
          </table:table-cell>
          <table:table-cell table:style-name="ce51" table:formula="of:=QUARTILE([.$BO$3:.$BO$102];3)" office:value-type="float" office:value="0.775888888888889" calcext:value-type="float">
            <text:p>0,775888888888889</text:p>
          </table:table-cell>
          <table:table-cell table:formula="of:=[.R5]*100" office:value-type="float" office:value="77.5888888888889" calcext:value-type="float">
            <text:p>77,5888888888889</text:p>
          </table:table-cell>
          <table:table-cell table:style-name="ce51" table:formula="of:=QUARTILE([.$BO$3:.$BO$102];4)" office:value-type="float" office:value="0.991111111111111" calcext:value-type="float">
            <text:p>0,991111111111111</text:p>
          </table:table-cell>
          <table:table-cell table:formula="of:=[.T5]*100" office:value-type="float" office:value="99.1111111111111" calcext:value-type="float">
            <text:p>99,11111111111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D5]-[.AH5]" office:value-type="float" office:value="20" calcext:value-type="float">
            <text:p>20</text:p>
          </table:table-cell>
          <table:table-cell table:formula="of:=[.AL5]/[.AD5]" office:value-type="float" office:value="0.4" calcext:value-type="float">
            <text:p>0,4</text:p>
          </table:table-cell>
          <table:table-cell table:formula="of:=[.AE5]-[.AI5]" office:value-type="float" office:value="231" calcext:value-type="float">
            <text:p>231</text:p>
          </table:table-cell>
          <table:table-cell table:formula="of:=[.AN5]/[.AE5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table:style-name="ce19" office:value-type="float" office:value="5.78" calcext:value-type="float">
            <text:p>5,78</text:p>
          </table:table-cell>
          <table:table-cell office:value-type="float" office:value="0.0583838383838" calcext:value-type="float">
            <text:p>0,0583838383838</text:p>
          </table:table-cell>
          <table:table-cell table:formula="of:=[.AQ5]-[.AU5]" office:value-type="float" office:value="0" calcext:value-type="float">
            <text:p>0</text:p>
          </table:table-cell>
          <table:table-cell table:formula="of:=[.AY5]/[.AQ5]" office:value-type="float" office:value="0" calcext:value-type="float">
            <text:p>0</text:p>
          </table:table-cell>
          <table:table-cell table:formula="of:=[.AR5]-[.AV5]" office:value-type="float" office:value="711" calcext:value-type="float">
            <text:p>711</text:p>
          </table:table-cell>
          <table:table-cell table:formula="of:=[.BA5]/[.AR5]" office:value-type="float" office:value="0.711" calcext:value-type="float">
            <text:p>0,7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419" calcext:value-type="float">
            <text:p>419</text:p>
          </table:table-cell>
          <table:table-cell table:style-name="ce19" office:value-type="float" office:value="5.58666666667" calcext:value-type="float">
            <text:p>5,58666666667</text:p>
          </table:table-cell>
          <table:table-cell office:value-type="float" office:value="0.0374944071588" calcext:value-type="float">
            <text:p>0,0374944071588</text:p>
          </table:table-cell>
          <table:table-cell table:formula="of:=[.BD5]-[.BH5]" office:value-type="float" office:value="0" calcext:value-type="float">
            <text:p>0</text:p>
          </table:table-cell>
          <table:table-cell table:formula="of:=[.BL5]/[.BD5]" office:value-type="float" office:value="0" calcext:value-type="float">
            <text:p>0</text:p>
          </table:table-cell>
          <table:table-cell table:formula="of:=[.BE5]-[.BI5]" office:value-type="float" office:value="1831" calcext:value-type="float">
            <text:p>1831</text:p>
          </table:table-cell>
          <table:table-cell table:formula="of:=[.BN5]/[.BE5]" office:value-type="float" office:value="0.813777777777778" calcext:value-type="float">
            <text:p>0,81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1.98734177215" calcext:value-type="float">
            <text:p>1,98734177215</text:p>
          </table:table-cell>
          <table:table-cell office:value-type="float" office:value="0.0126582278481" calcext:value-type="float">
            <text:p>0,0126582278481</text:p>
          </table:table-cell>
          <table:table-cell table:formula="of:=[.BQ5]-[.BU5]" office:value-type="float" office:value="42" calcext:value-type="float">
            <text:p>42</text:p>
          </table:table-cell>
          <table:table-cell table:formula="of:=[.BY5]/[.BQ5]" office:value-type="float" office:value="0.21" calcext:value-type="float">
            <text:p>0,21</text:p>
          </table:table-cell>
          <table:table-cell table:formula="of:=[.BR5]-[.BV5]" office:value-type="float" office:value="3843" calcext:value-type="float">
            <text:p>3843</text:p>
          </table:table-cell>
          <table:table-cell table:formula="of:=[.CA5]/[.BR5]" office:value-type="float" office:value="0.96075" calcext:value-type="float">
            <text:p>0,96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442" calcext:value-type="float">
            <text:p>1442</text:p>
          </table:table-cell>
          <table:table-cell table:style-name="ce19" office:value-type="float" office:value="11.536" calcext:value-type="float">
            <text:p>11,536</text:p>
          </table:table-cell>
          <table:table-cell office:value-type="float" office:value="0.0463293172691" calcext:value-type="float">
            <text:p>0,0463293172691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4808" calcext:value-type="float">
            <text:p>4808</text:p>
          </table:table-cell>
          <table:table-cell table:formula="of:=[.CN5]/[.CE5]" office:value-type="float" office:value="0.76928" calcext:value-type="float">
            <text:p>0,769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" calcext:value-type="float">
            <text:p>0</text:p>
          </table:table-cell>
          <table:table-cell table:formula="of:=[.F6]*100" office:value-type="float" office:value="0" calcext:value-type="float">
            <text:p>0</text:p>
          </table:table-cell>
          <table:table-cell table:style-name="ce51" table:formula="of:=QUARTILE([.$BZ$3:.$BZ$102];3)" office:value-type="float" office:value="0" calcext:value-type="float">
            <text:p>0</text:p>
          </table:table-cell>
          <table:table-cell table:formula="of:=[.H6]*100" office:value-type="float" office:value="0" calcext:value-type="float">
            <text:p>0</text:p>
          </table:table-cell>
          <table:table-cell table:style-name="ce51" table:formula="of:=QUARTILE([.$BZ$3:.$BZ$102];4)" office:value-type="float" office:value="0.21" calcext:value-type="float">
            <text:p>0,21</text:p>
          </table:table-cell>
          <table:table-cell table:formula="of:=[.J6]*100" office:value-type="float" office:value="21" calcext:value-type="float">
            <text:p>21</text:p>
          </table:table-cell>
          <table:table-cell table:style-name="ce12" table:formula="of:=QUARTILE([.$CB$3:.$CB$102];0)" office:value-type="float" office:value="0" calcext:value-type="float">
            <text:p>0</text:p>
          </table:table-cell>
          <table:table-cell table:formula="of:=[.L6]*100" office:value-type="float" office:value="0" calcext:value-type="float">
            <text:p>0</text:p>
          </table:table-cell>
          <table:table-cell table:style-name="ce51" table:formula="of:=QUARTILE([.$CB$3:.$CB$102];1)" office:value-type="float" office:value="0.234375" calcext:value-type="float">
            <text:p>0,234375</text:p>
          </table:table-cell>
          <table:table-cell table:formula="of:=[.N6]*100" office:value-type="float" office:value="23.4375" calcext:value-type="float">
            <text:p>23,4375</text:p>
          </table:table-cell>
          <table:table-cell table:style-name="ce51" table:formula="of:=QUARTILE([.$CB$3:.$CB$102];2)" office:value-type="float" office:value="0.484875" calcext:value-type="float">
            <text:p>0,484875</text:p>
          </table:table-cell>
          <table:table-cell table:formula="of:=[.P6]*100" office:value-type="float" office:value="48.4875" calcext:value-type="float">
            <text:p>48,4875</text:p>
          </table:table-cell>
          <table:table-cell table:style-name="ce51" table:formula="of:=QUARTILE([.$CB$3:.$CB$102];3)" office:value-type="float" office:value="0.691125" calcext:value-type="float">
            <text:p>0,691125</text:p>
          </table:table-cell>
          <table:table-cell table:formula="of:=[.R6]*100" office:value-type="float" office:value="69.1125" calcext:value-type="float">
            <text:p>69,1125</text:p>
          </table:table-cell>
          <table:table-cell table:style-name="ce51" table:formula="of:=QUARTILE([.$CB$3:.$CB$102];4)" office:value-type="float" office:value="0.96075" calcext:value-type="float">
            <text:p>0,96075</text:p>
          </table:table-cell>
          <table:table-cell table:formula="of:=[.T6]*100" office:value-type="float" office:value="96.075" calcext:value-type="float">
            <text:p>96,07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table:style-name="ce19" office:value-type="float" office:value="9.28" calcext:value-type="float">
            <text:p>9,28</text:p>
          </table:table-cell>
          <table:table-cell office:value-type="float" office:value="0.189387755102" calcext:value-type="float">
            <text:p>0,189387755102</text:p>
          </table:table-cell>
          <table:table-cell table:formula="of:=[.AD6]-[.AH6]" office:value-type="float" office:value="0" calcext:value-type="float">
            <text:p>0</text:p>
          </table:table-cell>
          <table:table-cell table:formula="of:=[.AL6]/[.AD6]" office:value-type="float" office:value="0" calcext:value-type="float">
            <text:p>0</text:p>
          </table:table-cell>
          <table:table-cell table:formula="of:=[.AE6]-[.AI6]" office:value-type="float" office:value="18" calcext:value-type="float">
            <text:p>18</text:p>
          </table:table-cell>
          <table:table-cell table:formula="of:=[.AN6]/[.AE6]" office:value-type="float" office:value="0.072" calcext:value-type="float">
            <text:p>0,0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table:style-name="ce19" office:value-type="float" office:value="8.44" calcext:value-type="float">
            <text:p>8,44</text:p>
          </table:table-cell>
          <table:table-cell office:value-type="float" office:value="0.0852525252525" calcext:value-type="float">
            <text:p>0,0852525252525</text:p>
          </table:table-cell>
          <table:table-cell table:formula="of:=[.AQ6]-[.AU6]" office:value-type="float" office:value="0" calcext:value-type="float">
            <text:p>0</text:p>
          </table:table-cell>
          <table:table-cell table:formula="of:=[.AY6]/[.AQ6]" office:value-type="float" office:value="0" calcext:value-type="float">
            <text:p>0</text:p>
          </table:table-cell>
          <table:table-cell table:formula="of:=[.AR6]-[.AV6]" office:value-type="float" office:value="578" calcext:value-type="float">
            <text:p>578</text:p>
          </table:table-cell>
          <table:table-cell table:formula="of:=[.BA6]/[.AR6]" office:value-type="float" office:value="0.578" calcext:value-type="float">
            <text:p>0,5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table:style-name="ce19" office:value-type="float" office:value="4.93333333333" calcext:value-type="float">
            <text:p>4,93333333333</text:p>
          </table:table-cell>
          <table:table-cell office:value-type="float" office:value="0.0331096196868" calcext:value-type="float">
            <text:p>0,0331096196868</text:p>
          </table:table-cell>
          <table:table-cell table:formula="of:=[.BD6]-[.BH6]" office:value-type="float" office:value="0" calcext:value-type="float">
            <text:p>0</text:p>
          </table:table-cell>
          <table:table-cell table:formula="of:=[.BL6]/[.BD6]" office:value-type="float" office:value="0" calcext:value-type="float">
            <text:p>0</text:p>
          </table:table-cell>
          <table:table-cell table:formula="of:=[.BE6]-[.BI6]" office:value-type="float" office:value="1880" calcext:value-type="float">
            <text:p>1880</text:p>
          </table:table-cell>
          <table:table-cell table:formula="of:=[.BN6]/[.BE6]" office:value-type="float" office:value="0.835555555555556" calcext:value-type="float">
            <text:p>0,835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255" calcext:value-type="float">
            <text:p>1255</text:p>
          </table:table-cell>
          <table:table-cell table:style-name="ce19" office:value-type="float" office:value="12.55" calcext:value-type="float">
            <text:p>12,55</text:p>
          </table:table-cell>
          <table:table-cell office:value-type="float" office:value="0.0630653266332" calcext:value-type="float">
            <text:p>0,0630653266332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2745" calcext:value-type="float">
            <text:p>2745</text:p>
          </table:table-cell>
          <table:table-cell table:formula="of:=[.CA6]/[.BR6]" office:value-type="float" office:value="0.68625" calcext:value-type="float">
            <text:p>0,68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751" calcext:value-type="float">
            <text:p>4751</text:p>
          </table:table-cell>
          <table:table-cell table:style-name="ce19" office:value-type="float" office:value="38.008" calcext:value-type="float">
            <text:p>38,008</text:p>
          </table:table-cell>
          <table:table-cell office:value-type="float" office:value="0.152642570281" calcext:value-type="float">
            <text:p>0,152642570281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1499" calcext:value-type="float">
            <text:p>1499</text:p>
          </table:table-cell>
          <table:table-cell table:formula="of:=[.CN6]/[.CE6]" office:value-type="float" office:value="0.23984" calcext:value-type="float">
            <text:p>0,239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" calcext:value-type="float">
            <text:p>0</text:p>
          </table:table-cell>
          <table:table-cell table:formula="of:=[.F7]*100" office:value-type="float" office:value="0" calcext:value-type="float">
            <text:p>0</text:p>
          </table:table-cell>
          <table:table-cell table:style-name="ce57" table:formula="of:=QUARTILE([.$CM$3:.$CM$102];3)" office:value-type="float" office:value="0" calcext:value-type="float">
            <text:p>0</text:p>
          </table:table-cell>
          <table:table-cell table:formula="of:=[.H7]*100" office:value-type="float" office:value="0" calcext:value-type="float">
            <text:p>0</text:p>
          </table:table-cell>
          <table:table-cell table:style-name="ce57" table:formula="of:=QUARTILE([.$CM$3:.$CM$102];4)" office:value-type="float" office:value="0.664" calcext:value-type="float">
            <text:p>0,664</text:p>
          </table:table-cell>
          <table:table-cell table:formula="of:=[.J7]*100" office:value-type="float" office:value="66.4" calcext:value-type="float">
            <text:p>66,4</text:p>
          </table:table-cell>
          <table:table-cell table:style-name="ce12" table:formula="of:=QUARTILE([.$CO$3:.$CO$102];0)" office:value-type="float" office:value="0" calcext:value-type="float">
            <text:p>0</text:p>
          </table:table-cell>
          <table:table-cell table:formula="of:=[.L7]*100" office:value-type="float" office:value="0" calcext:value-type="float">
            <text:p>0</text:p>
          </table:table-cell>
          <table:table-cell table:style-name="ce51" table:formula="of:=QUARTILE([.$CO$3:.$CO$102];1)" office:value-type="float" office:value="0.21684" calcext:value-type="float">
            <text:p>0,21684</text:p>
          </table:table-cell>
          <table:table-cell table:formula="of:=[.N7]*100" office:value-type="float" office:value="21.684" calcext:value-type="float">
            <text:p>21,684</text:p>
          </table:table-cell>
          <table:table-cell table:style-name="ce51" table:formula="of:=QUARTILE([.$CO$3:.$CO$102];2)" office:value-type="float" office:value="0.46512" calcext:value-type="float">
            <text:p>0,46512</text:p>
          </table:table-cell>
          <table:table-cell table:formula="of:=[.P7]*100" office:value-type="float" office:value="46.512" calcext:value-type="float">
            <text:p>46,512</text:p>
          </table:table-cell>
          <table:table-cell table:style-name="ce51" table:formula="of:=QUARTILE([.$CO$3:.$CO$102];3)" office:value-type="float" office:value="0.69888" calcext:value-type="float">
            <text:p>0,69888</text:p>
          </table:table-cell>
          <table:table-cell table:formula="of:=[.R7]*100" office:value-type="float" office:value="69.888" calcext:value-type="float">
            <text:p>69,888</text:p>
          </table:table-cell>
          <table:table-cell table:style-name="ce51" table:formula="of:=QUARTILE([.$CO$3:.$CO$102];4)" office:value-type="float" office:value="0.99168" calcext:value-type="float">
            <text:p>0,99168</text:p>
          </table:table-cell>
          <table:table-cell table:formula="of:=[.T7]*100" office:value-type="float" office:value="99.168" calcext:value-type="float">
            <text:p>99,16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table:style-name="ce19" office:value-type="float" office:value="6.48" calcext:value-type="float">
            <text:p>6,48</text:p>
          </table:table-cell>
          <table:table-cell office:value-type="float" office:value="0.132244897959" calcext:value-type="float">
            <text:p>0,132244897959</text:p>
          </table:table-cell>
          <table:table-cell table:formula="of:=[.AD7]-[.AH7]" office:value-type="float" office:value="0" calcext:value-type="float">
            <text:p>0</text:p>
          </table:table-cell>
          <table:table-cell table:formula="of:=[.AL7]/[.AD7]" office:value-type="float" office:value="0" calcext:value-type="float">
            <text:p>0</text:p>
          </table:table-cell>
          <table:table-cell table:formula="of:=[.AE7]-[.AI7]" office:value-type="float" office:value="88" calcext:value-type="float">
            <text:p>88</text:p>
          </table:table-cell>
          <table:table-cell table:formula="of:=[.AN7]/[.AE7]" office:value-type="float" office:value="0.352" calcext:value-type="float">
            <text:p>0,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17171717172" calcext:value-type="float">
            <text:p>3,17171717172</text:p>
          </table:table-cell>
          <table:table-cell office:value-type="float" office:value="0.0323644609359" calcext:value-type="float">
            <text:p>0,0323644609359</text:p>
          </table:table-cell>
          <table:table-cell table:formula="of:=[.AQ7]-[.AU7]" office:value-type="float" office:value="1" calcext:value-type="float">
            <text:p>1</text:p>
          </table:table-cell>
          <table:table-cell table:formula="of:=[.AY7]/[.AQ7]" office:value-type="float" office:value="0.01" calcext:value-type="float">
            <text:p>0,01</text:p>
          </table:table-cell>
          <table:table-cell table:formula="of:=[.AR7]-[.AV7]" office:value-type="float" office:value="843" calcext:value-type="float">
            <text:p>843</text:p>
          </table:table-cell>
          <table:table-cell table:formula="of:=[.BA7]/[.AR7]" office:value-type="float" office:value="0.843" calcext:value-type="float">
            <text:p>0,8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45" calcext:value-type="float">
            <text:p>1645</text:p>
          </table:table-cell>
          <table:table-cell table:style-name="ce19" office:value-type="float" office:value="21.9333333333" calcext:value-type="float">
            <text:p>21,9333333333</text:p>
          </table:table-cell>
          <table:table-cell office:value-type="float" office:value="0.147203579418" calcext:value-type="float">
            <text:p>0,147203579418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605" calcext:value-type="float">
            <text:p>605</text:p>
          </table:table-cell>
          <table:table-cell table:formula="of:=[.BN7]/[.BE7]" office:value-type="float" office:value="0.268888888888889" calcext:value-type="float">
            <text:p>0,268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38" calcext:value-type="float">
            <text:p>1638</text:p>
          </table:table-cell>
          <table:table-cell table:style-name="ce19" office:value-type="float" office:value="16.38" calcext:value-type="float">
            <text:p>16,38</text:p>
          </table:table-cell>
          <table:table-cell office:value-type="float" office:value="0.0823115577889" calcext:value-type="float">
            <text:p>0,0823115577889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2362" calcext:value-type="float">
            <text:p>2362</text:p>
          </table:table-cell>
          <table:table-cell table:formula="of:=[.CA7]/[.BR7]" office:value-type="float" office:value="0.5905" calcext:value-type="float">
            <text:p>0,59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998" calcext:value-type="float">
            <text:p>998</text:p>
          </table:table-cell>
          <table:table-cell table:style-name="ce19" office:value-type="float" office:value="7.984" calcext:value-type="float">
            <text:p>7,984</text:p>
          </table:table-cell>
          <table:table-cell office:value-type="float" office:value="0.0320642570281" calcext:value-type="float">
            <text:p>0,0320642570281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5252" calcext:value-type="float">
            <text:p>5252</text:p>
          </table:table-cell>
          <table:table-cell table:formula="of:=[.CN7]/[.CE7]" office:value-type="float" office:value="0.84032" calcext:value-type="float">
            <text:p>0,84032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style-name="ce19" office:value-type="float" office:value="3.1914893617" calcext:value-type="float">
            <text:p>3,1914893617</text:p>
          </table:table-cell>
          <table:table-cell office:value-type="float" office:value="0.0693802035153" calcext:value-type="float">
            <text:p>0,0693802035153</text:p>
          </table:table-cell>
          <table:table-cell table:formula="of:=[.AD8]-[.AH8]" office:value-type="float" office:value="3" calcext:value-type="float">
            <text:p>3</text:p>
          </table:table-cell>
          <table:table-cell table:formula="of:=[.AL8]/[.AD8]" office:value-type="float" office:value="0.06" calcext:value-type="float">
            <text:p>0,06</text:p>
          </table:table-cell>
          <table:table-cell table:formula="of:=[.AE8]-[.AI8]" office:value-type="float" office:value="175" calcext:value-type="float">
            <text:p>175</text:p>
          </table:table-cell>
          <table:table-cell table:formula="of:=[.AN8]/[.AE8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table:style-name="ce19" office:value-type="float" office:value="8.94" calcext:value-type="float">
            <text:p>8,94</text:p>
          </table:table-cell>
          <table:table-cell office:value-type="float" office:value="0.090303030303" calcext:value-type="float">
            <text:p>0,090303030303</text:p>
          </table:table-cell>
          <table:table-cell table:formula="of:=[.AQ8]-[.AU8]" office:value-type="float" office:value="0" calcext:value-type="float">
            <text:p>0</text:p>
          </table:table-cell>
          <table:table-cell table:formula="of:=[.AY8]/[.AQ8]" office:value-type="float" office:value="0" calcext:value-type="float">
            <text:p>0</text:p>
          </table:table-cell>
          <table:table-cell table:formula="of:=[.AR8]-[.AV8]" office:value-type="float" office:value="553" calcext:value-type="float">
            <text:p>553</text:p>
          </table:table-cell>
          <table:table-cell table:formula="of:=[.BA8]/[.AR8]" office:value-type="float" office:value="0.553" calcext:value-type="float">
            <text:p>0,5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741" calcext:value-type="float">
            <text:p>741</text:p>
          </table:table-cell>
          <table:table-cell table:style-name="ce19" office:value-type="float" office:value="9.88" calcext:value-type="float">
            <text:p>9,88</text:p>
          </table:table-cell>
          <table:table-cell office:value-type="float" office:value="0.0663087248322" calcext:value-type="float">
            <text:p>0,0663087248322</text:p>
          </table:table-cell>
          <table:table-cell table:formula="of:=[.BD8]-[.BH8]" office:value-type="float" office:value="0" calcext:value-type="float">
            <text:p>0</text:p>
          </table:table-cell>
          <table:table-cell table:formula="of:=[.BL8]/[.BD8]" office:value-type="float" office:value="0" calcext:value-type="float">
            <text:p>0</text:p>
          </table:table-cell>
          <table:table-cell table:formula="of:=[.BE8]-[.BI8]" office:value-type="float" office:value="1509" calcext:value-type="float">
            <text:p>1509</text:p>
          </table:table-cell>
          <table:table-cell table:formula="of:=[.BN8]/[.BE8]" office:value-type="float" office:value="0.670666666666667" calcext:value-type="float">
            <text:p>0,670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597" calcext:value-type="float">
            <text:p>3597</text:p>
          </table:table-cell>
          <table:table-cell table:style-name="ce19" office:value-type="float" office:value="35.97" calcext:value-type="float">
            <text:p>35,97</text:p>
          </table:table-cell>
          <table:table-cell office:value-type="float" office:value="0.180753768844" calcext:value-type="float">
            <text:p>0,180753768844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403" calcext:value-type="float">
            <text:p>403</text:p>
          </table:table-cell>
          <table:table-cell table:formula="of:=[.CA8]/[.BR8]" office:value-type="float" office:value="0.10075" calcext:value-type="float">
            <text:p>0,10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068" calcext:value-type="float">
            <text:p>4068</text:p>
          </table:table-cell>
          <table:table-cell table:style-name="ce19" office:value-type="float" office:value="32.544" calcext:value-type="float">
            <text:p>32,544</text:p>
          </table:table-cell>
          <table:table-cell office:value-type="float" office:value="0.130698795181" calcext:value-type="float">
            <text:p>0,130698795181</text:p>
          </table:table-cell>
          <table:table-cell table:formula="of:=[.CD8]-[.CH8]" office:value-type="float" office:value="0" calcext:value-type="float">
            <text:p>0</text:p>
          </table:table-cell>
          <table:table-cell table:formula="of:=[.CL8]/[.CD8]" office:value-type="float" office:value="0" calcext:value-type="float">
            <text:p>0</text:p>
          </table:table-cell>
          <table:table-cell table:formula="of:=[.CE8]-[.CI8]" office:value-type="float" office:value="2182" calcext:value-type="float">
            <text:p>2182</text:p>
          </table:table-cell>
          <table:table-cell table:formula="of:=[.CN8]/[.CE8]" office:value-type="float" office:value="0.34912" calcext:value-type="float">
            <text:p>0,34912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163265306122" calcext:value-type="float">
            <text:p>0,163265306122</text:p>
          </table:table-cell>
          <table:table-cell table:formula="of:=[.AD9]-[.AH9]" office:value-type="float" office:value="0" calcext:value-type="float">
            <text:p>0</text:p>
          </table:table-cell>
          <table:table-cell table:formula="of:=[.AL9]/[.AD9]" office:value-type="float" office:value="0" calcext:value-type="float">
            <text:p>0</text:p>
          </table:table-cell>
          <table:table-cell table:formula="of:=[.AE9]-[.AI9]" office:value-type="float" office:value="50" calcext:value-type="float">
            <text:p>50</text:p>
          </table:table-cell>
          <table:table-cell table:formula="of:=[.AN9]/[.AE9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45" calcext:value-type="float">
            <text:p>45</text:p>
          </table:table-cell>
          <table:table-cell table:formula="of:=[.BA9]/[.AR9]" office:value-type="float" office:value="0.045" calcext:value-type="float">
            <text:p>0,0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305" calcext:value-type="float">
            <text:p>1305</text:p>
          </table:table-cell>
          <table:table-cell table:style-name="ce19" office:value-type="float" office:value="17.4" calcext:value-type="float">
            <text:p>17,4</text:p>
          </table:table-cell>
          <table:table-cell office:value-type="float" office:value="0.11677852349" calcext:value-type="float">
            <text:p>0,11677852349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945" calcext:value-type="float">
            <text:p>945</text:p>
          </table:table-cell>
          <table:table-cell table:formula="of:=[.BN9]/[.BE9]" office:value-type="float" office:value="0.42" calcext:value-type="float">
            <text:p>0,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335" calcext:value-type="float">
            <text:p>3335</text:p>
          </table:table-cell>
          <table:table-cell table:style-name="ce19" office:value-type="float" office:value="33.35" calcext:value-type="float">
            <text:p>33,35</text:p>
          </table:table-cell>
          <table:table-cell office:value-type="float" office:value="0.167587939698" calcext:value-type="float">
            <text:p>0,167587939698</text:p>
          </table:table-cell>
          <table:table-cell table:formula="of:=[.BQ9]-[.BU9]" office:value-type="float" office:value="0" calcext:value-type="float">
            <text:p>0</text:p>
          </table:table-cell>
          <table:table-cell table:formula="of:=[.BY9]/[.BQ9]" office:value-type="float" office:value="0" calcext:value-type="float">
            <text:p>0</text:p>
          </table:table-cell>
          <table:table-cell table:formula="of:=[.BR9]-[.BV9]" office:value-type="float" office:value="665" calcext:value-type="float">
            <text:p>665</text:p>
          </table:table-cell>
          <table:table-cell table:formula="of:=[.CA9]/[.BR9]" office:value-type="float" office:value="0.16625" calcext:value-type="float">
            <text:p>0,16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173" calcext:value-type="float">
            <text:p>4173</text:p>
          </table:table-cell>
          <table:table-cell table:style-name="ce19" office:value-type="float" office:value="33.384" calcext:value-type="float">
            <text:p>33,384</text:p>
          </table:table-cell>
          <table:table-cell office:value-type="float" office:value="0.134072289157" calcext:value-type="float">
            <text:p>0,134072289157</text:p>
          </table:table-cell>
          <table:table-cell table:formula="of:=[.CD9]-[.CH9]" office:value-type="float" office:value="0" calcext:value-type="float">
            <text:p>0</text:p>
          </table:table-cell>
          <table:table-cell table:formula="of:=[.CL9]/[.CD9]" office:value-type="float" office:value="0" calcext:value-type="float">
            <text:p>0</text:p>
          </table:table-cell>
          <table:table-cell table:formula="of:=[.CE9]-[.CI9]" office:value-type="float" office:value="2077" calcext:value-type="float">
            <text:p>2077</text:p>
          </table:table-cell>
          <table:table-cell table:formula="of:=[.CN9]/[.CE9]" office:value-type="float" office:value="0.33232" calcext:value-type="float">
            <text:p>0,33232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4.68" calcext:value-type="float">
            <text:p>4,68</text:p>
          </table:table-cell>
          <table:table-cell office:value-type="float" office:value="0.0955102040816" calcext:value-type="float">
            <text:p>0,0955102040816</text:p>
          </table:table-cell>
          <table:table-cell table:formula="of:=[.AD10]-[.AH10]" office:value-type="float" office:value="0" calcext:value-type="float">
            <text:p>0</text:p>
          </table:table-cell>
          <table:table-cell table:formula="of:=[.AL10]/[.AD10]" office:value-type="float" office:value="0" calcext:value-type="float">
            <text:p>0</text:p>
          </table:table-cell>
          <table:table-cell table:formula="of:=[.AE10]-[.AI10]" office:value-type="float" office:value="133" calcext:value-type="float">
            <text:p>133</text:p>
          </table:table-cell>
          <table:table-cell table:formula="of:=[.AN10]/[.AE10]" office:value-type="float" office:value="0.532" calcext:value-type="float">
            <text:p>0,5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1" calcext:value-type="float">
            <text:p>551</text:p>
          </table:table-cell>
          <table:table-cell table:style-name="ce19" office:value-type="float" office:value="11.02" calcext:value-type="float">
            <text:p>11,02</text:p>
          </table:table-cell>
          <table:table-cell office:value-type="float" office:value="0.111313131313" calcext:value-type="float">
            <text:p>0,111313131313</text:p>
          </table:table-cell>
          <table:table-cell table:formula="of:=[.AQ10]-[.AU10]" office:value-type="float" office:value="0" calcext:value-type="float">
            <text:p>0</text:p>
          </table:table-cell>
          <table:table-cell table:formula="of:=[.AY10]/[.AQ10]" office:value-type="float" office:value="0" calcext:value-type="float">
            <text:p>0</text:p>
          </table:table-cell>
          <table:table-cell table:formula="of:=[.AR10]-[.AV10]" office:value-type="float" office:value="449" calcext:value-type="float">
            <text:p>449</text:p>
          </table:table-cell>
          <table:table-cell table:formula="of:=[.BA10]/[.AR10]" office:value-type="float" office:value="0.449" calcext:value-type="float">
            <text:p>0,4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table:style-name="ce19" office:value-type="float" office:value="2.15942028986" calcext:value-type="float">
            <text:p>2,15942028986</text:p>
          </table:table-cell>
          <table:table-cell office:value-type="float" office:value="0.0157621918968" calcext:value-type="float">
            <text:p>0,0157621918968</text:p>
          </table:table-cell>
          <table:table-cell table:formula="of:=[.BD10]-[.BH10]" office:value-type="float" office:value="12" calcext:value-type="float">
            <text:p>12</text:p>
          </table:table-cell>
          <table:table-cell table:formula="of:=[.BL10]/[.BD10]" office:value-type="float" office:value="0.08" calcext:value-type="float">
            <text:p>0,08</text:p>
          </table:table-cell>
          <table:table-cell table:formula="of:=[.BE10]-[.BI10]" office:value-type="float" office:value="2101" calcext:value-type="float">
            <text:p>2101</text:p>
          </table:table-cell>
          <table:table-cell table:formula="of:=[.BN10]/[.BE10]" office:value-type="float" office:value="0.933777777777778" calcext:value-type="float">
            <text:p>0,93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295" calcext:value-type="float">
            <text:p>1295</text:p>
          </table:table-cell>
          <table:table-cell table:style-name="ce19" office:value-type="float" office:value="12.95" calcext:value-type="float">
            <text:p>12,95</text:p>
          </table:table-cell>
          <table:table-cell office:value-type="float" office:value="0.0650753768844" calcext:value-type="float">
            <text:p>0,0650753768844</text:p>
          </table:table-cell>
          <table:table-cell table:formula="of:=[.BQ10]-[.BU10]" office:value-type="float" office:value="0" calcext:value-type="float">
            <text:p>0</text:p>
          </table:table-cell>
          <table:table-cell table:formula="of:=[.BY10]/[.BQ10]" office:value-type="float" office:value="0" calcext:value-type="float">
            <text:p>0</text:p>
          </table:table-cell>
          <table:table-cell table:formula="of:=[.BR10]-[.BV10]" office:value-type="float" office:value="2705" calcext:value-type="float">
            <text:p>2705</text:p>
          </table:table-cell>
          <table:table-cell table:formula="of:=[.CA10]/[.BR10]" office:value-type="float" office:value="0.67625" calcext:value-type="float">
            <text:p>0,67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108" calcext:value-type="float">
            <text:p>2108</text:p>
          </table:table-cell>
          <table:table-cell table:style-name="ce19" office:value-type="float" office:value="16.864" calcext:value-type="float">
            <text:p>16,864</text:p>
          </table:table-cell>
          <table:table-cell office:value-type="float" office:value="0.0677269076305" calcext:value-type="float">
            <text:p>0,0677269076305</text:p>
          </table:table-cell>
          <table:table-cell table:formula="of:=[.CD10]-[.CH10]" office:value-type="float" office:value="0" calcext:value-type="float">
            <text:p>0</text:p>
          </table:table-cell>
          <table:table-cell table:formula="of:=[.CL10]/[.CD10]" office:value-type="float" office:value="0" calcext:value-type="float">
            <text:p>0</text:p>
          </table:table-cell>
          <table:table-cell table:formula="of:=[.CE10]-[.CI10]" office:value-type="float" office:value="4142" calcext:value-type="float">
            <text:p>4142</text:p>
          </table:table-cell>
          <table:table-cell table:formula="of:=[.CN10]/[.CE10]" office:value-type="float" office:value="0.66272" calcext:value-type="float">
            <text:p>0,66272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table:style-name="ce19" office:value-type="float" office:value="3.79166666667" calcext:value-type="float">
            <text:p>3,79166666667</text:p>
          </table:table-cell>
          <table:table-cell office:value-type="float" office:value="0.0806737588652" calcext:value-type="float">
            <text:p>0,0806737588652</text:p>
          </table:table-cell>
          <table:table-cell table:formula="of:=[.AD11]-[.AH11]" office:value-type="float" office:value="2" calcext:value-type="float">
            <text:p>2</text:p>
          </table:table-cell>
          <table:table-cell table:formula="of:=[.AL11]/[.AD11]" office:value-type="float" office:value="0.04" calcext:value-type="float">
            <text:p>0,04</text:p>
          </table:table-cell>
          <table:table-cell table:formula="of:=[.AE11]-[.AI11]" office:value-type="float" office:value="159" calcext:value-type="float">
            <text:p>159</text:p>
          </table:table-cell>
          <table:table-cell table:formula="of:=[.AN11]/[.AE11]" office:value-type="float" office:value="0.636" calcext:value-type="float">
            <text:p>0,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66" calcext:value-type="float">
            <text:p>966</text:p>
          </table:table-cell>
          <table:table-cell table:style-name="ce19" office:value-type="float" office:value="19.32" calcext:value-type="float">
            <text:p>19,32</text:p>
          </table:table-cell>
          <table:table-cell office:value-type="float" office:value="0.195151515152" calcext:value-type="float">
            <text:p>0,195151515152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34" calcext:value-type="float">
            <text:p>34</text:p>
          </table:table-cell>
          <table:table-cell table:formula="of:=[.BA11]/[.AR11]" office:value-type="float" office:value="0.034" calcext:value-type="float">
            <text:p>0,0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572" calcext:value-type="float">
            <text:p>1572</text:p>
          </table:table-cell>
          <table:table-cell table:style-name="ce19" office:value-type="float" office:value="20.96" calcext:value-type="float">
            <text:p>20,96</text:p>
          </table:table-cell>
          <table:table-cell office:value-type="float" office:value="0.14067114094" calcext:value-type="float">
            <text:p>0,14067114094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678" calcext:value-type="float">
            <text:p>678</text:p>
          </table:table-cell>
          <table:table-cell table:formula="of:=[.BN11]/[.BE11]" office:value-type="float" office:value="0.301333333333333" calcext:value-type="float">
            <text:p>0,30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682" calcext:value-type="float">
            <text:p>3682</text:p>
          </table:table-cell>
          <table:table-cell table:style-name="ce19" office:value-type="float" office:value="36.82" calcext:value-type="float">
            <text:p>36,82</text:p>
          </table:table-cell>
          <table:table-cell office:value-type="float" office:value="0.185025125628" calcext:value-type="float">
            <text:p>0,185025125628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318" calcext:value-type="float">
            <text:p>318</text:p>
          </table:table-cell>
          <table:table-cell table:formula="of:=[.CA11]/[.BR11]" office:value-type="float" office:value="0.0795" calcext:value-type="float">
            <text:p>0,07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347" calcext:value-type="float">
            <text:p>2347</text:p>
          </table:table-cell>
          <table:table-cell table:style-name="ce19" office:value-type="float" office:value="18.776" calcext:value-type="float">
            <text:p>18,776</text:p>
          </table:table-cell>
          <table:table-cell office:value-type="float" office:value="0.07540562249" calcext:value-type="float">
            <text:p>0,07540562249</text:p>
          </table:table-cell>
          <table:table-cell table:formula="of:=[.CD11]-[.CH11]" office:value-type="float" office:value="0" calcext:value-type="float">
            <text:p>0</text:p>
          </table:table-cell>
          <table:table-cell table:formula="of:=[.CL11]/[.CD11]" office:value-type="float" office:value="0" calcext:value-type="float">
            <text:p>0</text:p>
          </table:table-cell>
          <table:table-cell table:formula="of:=[.CE11]-[.CI11]" office:value-type="float" office:value="3903" calcext:value-type="float">
            <text:p>3903</text:p>
          </table:table-cell>
          <table:table-cell table:formula="of:=[.CN11]/[.CE11]" office:value-type="float" office:value="0.62448" calcext:value-type="float">
            <text:p>0,62448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19" office:value-type="float" office:value="1.95" calcext:value-type="float">
            <text:p>1,95</text:p>
          </table:table-cell>
          <table:table-cell office:value-type="float" office:value="0.05" calcext:value-type="float">
            <text:p>0,05</text:p>
          </table:table-cell>
          <table:table-cell table:formula="of:=[.AD12]-[.AH12]" office:value-type="float" office:value="10" calcext:value-type="float">
            <text:p>10</text:p>
          </table:table-cell>
          <table:table-cell table:formula="of:=[.AL12]/[.AD12]" office:value-type="float" office:value="0.2" calcext:value-type="float">
            <text:p>0,2</text:p>
          </table:table-cell>
          <table:table-cell table:formula="of:=[.AE12]-[.AI12]" office:value-type="float" office:value="211" calcext:value-type="float">
            <text:p>211</text:p>
          </table:table-cell>
          <table:table-cell table:formula="of:=[.AN12]/[.AE12]" office:value-type="float" office:value="0.844" calcext:value-type="float">
            <text:p>0,8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23" calcext:value-type="float">
            <text:p>523</text:p>
          </table:table-cell>
          <table:table-cell table:style-name="ce19" office:value-type="float" office:value="10.46" calcext:value-type="float">
            <text:p>10,46</text:p>
          </table:table-cell>
          <table:table-cell office:value-type="float" office:value="0.105656565657" calcext:value-type="float">
            <text:p>0,105656565657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477" calcext:value-type="float">
            <text:p>477</text:p>
          </table:table-cell>
          <table:table-cell table:formula="of:=[.BA12]/[.AR12]" office:value-type="float" office:value="0.477" calcext:value-type="float">
            <text:p>0,4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61" calcext:value-type="float">
            <text:p>1861</text:p>
          </table:table-cell>
          <table:table-cell table:style-name="ce19" office:value-type="float" office:value="24.8133333333" calcext:value-type="float">
            <text:p>24,8133333333</text:p>
          </table:table-cell>
          <table:table-cell office:value-type="float" office:value="0.166532438479" calcext:value-type="float">
            <text:p>0,166532438479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389" calcext:value-type="float">
            <text:p>389</text:p>
          </table:table-cell>
          <table:table-cell table:formula="of:=[.BN12]/[.BE12]" office:value-type="float" office:value="0.172888888888889" calcext:value-type="float">
            <text:p>0,172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640" calcext:value-type="float">
            <text:p>3640</text:p>
          </table:table-cell>
          <table:table-cell table:style-name="ce19" office:value-type="float" office:value="36.4" calcext:value-type="float">
            <text:p>36,4</text:p>
          </table:table-cell>
          <table:table-cell office:value-type="float" office:value="0.182914572864" calcext:value-type="float">
            <text:p>0,182914572864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360" calcext:value-type="float">
            <text:p>360</text:p>
          </table:table-cell>
          <table:table-cell table:formula="of:=[.CA12]/[.BR12]" office:value-type="float" office:value="0.09" calcext:value-type="float">
            <text:p>0,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646" calcext:value-type="float">
            <text:p>2646</text:p>
          </table:table-cell>
          <table:table-cell table:style-name="ce19" office:value-type="float" office:value="21.168" calcext:value-type="float">
            <text:p>21,168</text:p>
          </table:table-cell>
          <table:table-cell office:value-type="float" office:value="0.0850120481928" calcext:value-type="float">
            <text:p>0,0850120481928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3604" calcext:value-type="float">
            <text:p>3604</text:p>
          </table:table-cell>
          <table:table-cell table:formula="of:=[.CN12]/[.CE12]" office:value-type="float" office:value="0.57664" calcext:value-type="float">
            <text:p>0,57664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.48571428571" calcext:value-type="float">
            <text:p>1,48571428571</text:p>
          </table:table-cell>
          <table:table-cell office:value-type="float" office:value="0.0436974789916" calcext:value-type="float">
            <text:p>0,0436974789916</text:p>
          </table:table-cell>
          <table:table-cell table:formula="of:=[.AD13]-[.AH13]" office:value-type="float" office:value="15" calcext:value-type="float">
            <text:p>15</text:p>
          </table:table-cell>
          <table:table-cell table:formula="of:=[.AL13]/[.AD13]" office:value-type="float" office:value="0.3" calcext:value-type="float">
            <text:p>0,3</text:p>
          </table:table-cell>
          <table:table-cell table:formula="of:=[.AE13]-[.AI13]" office:value-type="float" office:value="224" calcext:value-type="float">
            <text:p>224</text:p>
          </table:table-cell>
          <table:table-cell table:formula="of:=[.AN13]/[.AE13]" office:value-type="float" office:value="0.896" calcext:value-type="float">
            <text:p>0,8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table:style-name="ce19" office:value-type="float" office:value="2.70212765957" calcext:value-type="float">
            <text:p>2,70212765957</text:p>
          </table:table-cell>
          <table:table-cell office:value-type="float" office:value="0.0290551361245" calcext:value-type="float">
            <text:p>0,0290551361245</text:p>
          </table:table-cell>
          <table:table-cell table:formula="of:=[.AQ13]-[.AU13]" office:value-type="float" office:value="6" calcext:value-type="float">
            <text:p>6</text:p>
          </table:table-cell>
          <table:table-cell table:formula="of:=[.AY13]/[.AQ13]" office:value-type="float" office:value="0.06" calcext:value-type="float">
            <text:p>0,06</text:p>
          </table:table-cell>
          <table:table-cell table:formula="of:=[.AR13]-[.AV13]" office:value-type="float" office:value="873" calcext:value-type="float">
            <text:p>873</text:p>
          </table:table-cell>
          <table:table-cell table:formula="of:=[.BA13]/[.AR13]" office:value-type="float" office:value="0.873" calcext:value-type="float">
            <text:p>0,8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table:style-name="ce19" office:value-type="float" office:value="2.15942028986" calcext:value-type="float">
            <text:p>2,15942028986</text:p>
          </table:table-cell>
          <table:table-cell office:value-type="float" office:value="0.0157621918968" calcext:value-type="float">
            <text:p>0,0157621918968</text:p>
          </table:table-cell>
          <table:table-cell table:formula="of:=[.BD13]-[.BH13]" office:value-type="float" office:value="12" calcext:value-type="float">
            <text:p>12</text:p>
          </table:table-cell>
          <table:table-cell table:formula="of:=[.BL13]/[.BD13]" office:value-type="float" office:value="0.08" calcext:value-type="float">
            <text:p>0,08</text:p>
          </table:table-cell>
          <table:table-cell table:formula="of:=[.BE13]-[.BI13]" office:value-type="float" office:value="2101" calcext:value-type="float">
            <text:p>2101</text:p>
          </table:table-cell>
          <table:table-cell table:formula="of:=[.BN13]/[.BE13]" office:value-type="float" office:value="0.933777777777778" calcext:value-type="float">
            <text:p>0,93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520" calcext:value-type="float">
            <text:p>520</text:p>
          </table:table-cell>
          <table:table-cell table:style-name="ce19" office:value-type="float" office:value="5.25252525253" calcext:value-type="float">
            <text:p>5,25252525253</text:p>
          </table:table-cell>
          <table:table-cell office:value-type="float" office:value="0.0266625647336" calcext:value-type="float">
            <text:p>0,0266625647336</text:p>
          </table:table-cell>
          <table:table-cell table:formula="of:=[.BQ13]-[.BU13]" office:value-type="float" office:value="2" calcext:value-type="float">
            <text:p>2</text:p>
          </table:table-cell>
          <table:table-cell table:formula="of:=[.BY13]/[.BQ13]" office:value-type="float" office:value="0.01" calcext:value-type="float">
            <text:p>0,01</text:p>
          </table:table-cell>
          <table:table-cell table:formula="of:=[.BR13]-[.BV13]" office:value-type="float" office:value="3480" calcext:value-type="float">
            <text:p>3480</text:p>
          </table:table-cell>
          <table:table-cell table:formula="of:=[.CA13]/[.BR13]" office:value-type="float" office:value="0.87" calcext:value-type="float">
            <text:p>0,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122" calcext:value-type="float">
            <text:p>1122</text:p>
          </table:table-cell>
          <table:table-cell table:style-name="ce19" office:value-type="float" office:value="8.976" calcext:value-type="float">
            <text:p>8,976</text:p>
          </table:table-cell>
          <table:table-cell office:value-type="float" office:value="0.0360481927711" calcext:value-type="float">
            <text:p>0,0360481927711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5128" calcext:value-type="float">
            <text:p>5128</text:p>
          </table:table-cell>
          <table:table-cell table:formula="of:=[.CN13]/[.CE13]" office:value-type="float" office:value="0.82048" calcext:value-type="float">
            <text:p>0,82048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2.09302325581" calcext:value-type="float">
            <text:p>2,09302325581</text:p>
          </table:table-cell>
          <table:table-cell office:value-type="float" office:value="0.0498338870432" calcext:value-type="float">
            <text:p>0,0498338870432</text:p>
          </table:table-cell>
          <table:table-cell table:formula="of:=[.AD14]-[.AH14]" office:value-type="float" office:value="7" calcext:value-type="float">
            <text:p>7</text:p>
          </table:table-cell>
          <table:table-cell table:formula="of:=[.AL14]/[.AD14]" office:value-type="float" office:value="0.14" calcext:value-type="float">
            <text:p>0,14</text:p>
          </table:table-cell>
          <table:table-cell table:formula="of:=[.AE14]-[.AI14]" office:value-type="float" office:value="205" calcext:value-type="float">
            <text:p>205</text:p>
          </table:table-cell>
          <table:table-cell table:formula="of:=[.AN14]/[.AE14]" office:value-type="float" office:value="0.82" calcext:value-type="float">
            <text:p>0,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</text:p>
          </table:table-cell>
          <table:table-cell table:style-name="ce19" office:value-type="float" office:value="15.74" calcext:value-type="float">
            <text:p>15,74</text:p>
          </table:table-cell>
          <table:table-cell office:value-type="float" office:value="0.15898989899" calcext:value-type="float">
            <text:p>0,15898989899</text:p>
          </table:table-cell>
          <table:table-cell table:formula="of:=[.AQ14]-[.AU14]" office:value-type="float" office:value="0" calcext:value-type="float">
            <text:p>0</text:p>
          </table:table-cell>
          <table:table-cell table:formula="of:=[.AY14]/[.AQ14]" office:value-type="float" office:value="0" calcext:value-type="float">
            <text:p>0</text:p>
          </table:table-cell>
          <table:table-cell table:formula="of:=[.AR14]-[.AV14]" office:value-type="float" office:value="213" calcext:value-type="float">
            <text:p>213</text:p>
          </table:table-cell>
          <table:table-cell table:formula="of:=[.BA14]/[.AR14]" office:value-type="float" office:value="0.213" calcext:value-type="float">
            <text:p>0,2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96" calcext:value-type="float">
            <text:p>296</text:p>
          </table:table-cell>
          <table:table-cell table:style-name="ce19" office:value-type="float" office:value="3.94666666667" calcext:value-type="float">
            <text:p>3,94666666667</text:p>
          </table:table-cell>
          <table:table-cell office:value-type="float" office:value="0.0264876957494" calcext:value-type="float">
            <text:p>0,0264876957494</text:p>
          </table:table-cell>
          <table:table-cell table:formula="of:=[.BD14]-[.BH14]" office:value-type="float" office:value="0" calcext:value-type="float">
            <text:p>0</text:p>
          </table:table-cell>
          <table:table-cell table:formula="of:=[.BL14]/[.BD14]" office:value-type="float" office:value="0" calcext:value-type="float">
            <text:p>0</text:p>
          </table:table-cell>
          <table:table-cell table:formula="of:=[.BE14]-[.BI14]" office:value-type="float" office:value="1954" calcext:value-type="float">
            <text:p>1954</text:p>
          </table:table-cell>
          <table:table-cell table:formula="of:=[.BN14]/[.BE14]" office:value-type="float" office:value="0.868444444444445" calcext:value-type="float">
            <text:p>0,868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table:style-name="ce19" office:value-type="float" office:value="14.74" calcext:value-type="float">
            <text:p>14,74</text:p>
          </table:table-cell>
          <table:table-cell office:value-type="float" office:value="0.0740703517588" calcext:value-type="float">
            <text:p>0,0740703517588</text:p>
          </table:table-cell>
          <table:table-cell table:formula="of:=[.BQ14]-[.BU14]" office:value-type="float" office:value="0" calcext:value-type="float">
            <text:p>0</text:p>
          </table:table-cell>
          <table:table-cell table:formula="of:=[.BY14]/[.BQ14]" office:value-type="float" office:value="0" calcext:value-type="float">
            <text:p>0</text:p>
          </table:table-cell>
          <table:table-cell table:formula="of:=[.BR14]-[.BV14]" office:value-type="float" office:value="2526" calcext:value-type="float">
            <text:p>2526</text:p>
          </table:table-cell>
          <table:table-cell table:formula="of:=[.CA14]/[.BR14]" office:value-type="float" office:value="0.6315" calcext:value-type="float">
            <text:p>0,63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658" calcext:value-type="float">
            <text:p>5658</text:p>
          </table:table-cell>
          <table:table-cell table:style-name="ce19" office:value-type="float" office:value="45.264" calcext:value-type="float">
            <text:p>45,264</text:p>
          </table:table-cell>
          <table:table-cell office:value-type="float" office:value="0.18178313253" calcext:value-type="float">
            <text:p>0,18178313253</text:p>
          </table:table-cell>
          <table:table-cell table:formula="of:=[.CD14]-[.CH14]" office:value-type="float" office:value="0" calcext:value-type="float">
            <text:p>0</text:p>
          </table:table-cell>
          <table:table-cell table:formula="of:=[.CL14]/[.CD14]" office:value-type="float" office:value="0" calcext:value-type="float">
            <text:p>0</text:p>
          </table:table-cell>
          <table:table-cell table:formula="of:=[.CE14]-[.CI14]" office:value-type="float" office:value="592" calcext:value-type="float">
            <text:p>592</text:p>
          </table:table-cell>
          <table:table-cell table:formula="of:=[.CN14]/[.CE14]" office:value-type="float" office:value="0.09472" calcext:value-type="float">
            <text:p>0,09472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.48571428571" calcext:value-type="float">
            <text:p>1,48571428571</text:p>
          </table:table-cell>
          <table:table-cell office:value-type="float" office:value="0.0436974789916" calcext:value-type="float">
            <text:p>0,0436974789916</text:p>
          </table:table-cell>
          <table:table-cell table:formula="of:=[.AD15]-[.AH15]" office:value-type="float" office:value="15" calcext:value-type="float">
            <text:p>15</text:p>
          </table:table-cell>
          <table:table-cell table:formula="of:=[.AL15]/[.AD15]" office:value-type="float" office:value="0.3" calcext:value-type="float">
            <text:p>0,3</text:p>
          </table:table-cell>
          <table:table-cell table:formula="of:=[.AE15]-[.AI15]" office:value-type="float" office:value="224" calcext:value-type="float">
            <text:p>224</text:p>
          </table:table-cell>
          <table:table-cell table:formula="of:=[.AN15]/[.AE15]" office:value-type="float" office:value="0.896" calcext:value-type="float">
            <text:p>0,8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table:style-name="ce19" office:value-type="float" office:value="10.6" calcext:value-type="float">
            <text:p>10,6</text:p>
          </table:table-cell>
          <table:table-cell office:value-type="float" office:value="0.107070707071" calcext:value-type="float">
            <text:p>0,107070707071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470" calcext:value-type="float">
            <text:p>470</text:p>
          </table:table-cell>
          <table:table-cell table:formula="of:=[.BA15]/[.AR15]" office:value-type="float" office:value="0.47" calcext:value-type="float">
            <text:p>0,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53" calcext:value-type="float">
            <text:p>1053</text:p>
          </table:table-cell>
          <table:table-cell table:style-name="ce19" office:value-type="float" office:value="14.04" calcext:value-type="float">
            <text:p>14,04</text:p>
          </table:table-cell>
          <table:table-cell office:value-type="float" office:value="0.0942281879195" calcext:value-type="float">
            <text:p>0,0942281879195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1197" calcext:value-type="float">
            <text:p>1197</text:p>
          </table:table-cell>
          <table:table-cell table:formula="of:=[.BN15]/[.BE15]" office:value-type="float" office:value="0.532" calcext:value-type="float">
            <text:p>0,5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table:style-name="ce19" office:value-type="float" office:value="7.44" calcext:value-type="float">
            <text:p>7,44</text:p>
          </table:table-cell>
          <table:table-cell office:value-type="float" office:value="0.0373869346734" calcext:value-type="float">
            <text:p>0,0373869346734</text:p>
          </table:table-cell>
          <table:table-cell table:formula="of:=[.BQ15]-[.BU15]" office:value-type="float" office:value="0" calcext:value-type="float">
            <text:p>0</text:p>
          </table:table-cell>
          <table:table-cell table:formula="of:=[.BY15]/[.BQ15]" office:value-type="float" office:value="0" calcext:value-type="float">
            <text:p>0</text:p>
          </table:table-cell>
          <table:table-cell table:formula="of:=[.BR15]-[.BV15]" office:value-type="float" office:value="3256" calcext:value-type="float">
            <text:p>3256</text:p>
          </table:table-cell>
          <table:table-cell table:formula="of:=[.CA15]/[.BR15]" office:value-type="float" office:value="0.814" calcext:value-type="float">
            <text:p>0,81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007" calcext:value-type="float">
            <text:p>2007</text:p>
          </table:table-cell>
          <table:table-cell table:style-name="ce19" office:value-type="float" office:value="16.056" calcext:value-type="float">
            <text:p>16,056</text:p>
          </table:table-cell>
          <table:table-cell office:value-type="float" office:value="0.0644819277108" calcext:value-type="float">
            <text:p>0,0644819277108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4243" calcext:value-type="float">
            <text:p>4243</text:p>
          </table:table-cell>
          <table:table-cell table:formula="of:=[.CN15]/[.CE15]" office:value-type="float" office:value="0.67888" calcext:value-type="float">
            <text:p>0,67888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table:style-name="ce19" office:value-type="float" office:value="9.04" calcext:value-type="float">
            <text:p>9,04</text:p>
          </table:table-cell>
          <table:table-cell office:value-type="float" office:value="0.184489795918" calcext:value-type="float">
            <text:p>0,184489795918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24" calcext:value-type="float">
            <text:p>24</text:p>
          </table:table-cell>
          <table:table-cell table:formula="of:=[.AN16]/[.AE16]" office:value-type="float" office:value="0.096" calcext:value-type="float">
            <text:p>0,0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4" calcext:value-type="float">
            <text:p>764</text:p>
          </table:table-cell>
          <table:table-cell table:style-name="ce19" office:value-type="float" office:value="15.28" calcext:value-type="float">
            <text:p>15,28</text:p>
          </table:table-cell>
          <table:table-cell office:value-type="float" office:value="0.154343434343" calcext:value-type="float">
            <text:p>0,154343434343</text:p>
          </table:table-cell>
          <table:table-cell table:formula="of:=[.AQ16]-[.AU16]" office:value-type="float" office:value="0" calcext:value-type="float">
            <text:p>0</text:p>
          </table:table-cell>
          <table:table-cell table:formula="of:=[.AY16]/[.AQ16]" office:value-type="float" office:value="0" calcext:value-type="float">
            <text:p>0</text:p>
          </table:table-cell>
          <table:table-cell table:formula="of:=[.AR16]-[.AV16]" office:value-type="float" office:value="236" calcext:value-type="float">
            <text:p>236</text:p>
          </table:table-cell>
          <table:table-cell table:formula="of:=[.BA16]/[.AR16]" office:value-type="float" office:value="0.236" calcext:value-type="float">
            <text:p>0,2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27" calcext:value-type="float">
            <text:p>527</text:p>
          </table:table-cell>
          <table:table-cell table:style-name="ce19" office:value-type="float" office:value="7.02666666667" calcext:value-type="float">
            <text:p>7,02666666667</text:p>
          </table:table-cell>
          <table:table-cell office:value-type="float" office:value="0.047158836689" calcext:value-type="float">
            <text:p>0,047158836689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1723" calcext:value-type="float">
            <text:p>1723</text:p>
          </table:table-cell>
          <table:table-cell table:formula="of:=[.BN16]/[.BE16]" office:value-type="float" office:value="0.765777777777778" calcext:value-type="float">
            <text:p>0,765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82" calcext:value-type="float">
            <text:p>2082</text:p>
          </table:table-cell>
          <table:table-cell table:style-name="ce19" office:value-type="float" office:value="20.82" calcext:value-type="float">
            <text:p>20,82</text:p>
          </table:table-cell>
          <table:table-cell office:value-type="float" office:value="0.104623115578" calcext:value-type="float">
            <text:p>0,104623115578</text:p>
          </table:table-cell>
          <table:table-cell table:formula="of:=[.BQ16]-[.BU16]" office:value-type="float" office:value="0" calcext:value-type="float">
            <text:p>0</text:p>
          </table:table-cell>
          <table:table-cell table:formula="of:=[.BY16]/[.BQ16]" office:value-type="float" office:value="0" calcext:value-type="float">
            <text:p>0</text:p>
          </table:table-cell>
          <table:table-cell table:formula="of:=[.BR16]-[.BV16]" office:value-type="float" office:value="1918" calcext:value-type="float">
            <text:p>1918</text:p>
          </table:table-cell>
          <table:table-cell table:formula="of:=[.CA16]/[.BR16]" office:value-type="float" office:value="0.4795" calcext:value-type="float">
            <text:p>0,47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701" calcext:value-type="float">
            <text:p>2701</text:p>
          </table:table-cell>
          <table:table-cell table:style-name="ce19" office:value-type="float" office:value="21.608" calcext:value-type="float">
            <text:p>21,608</text:p>
          </table:table-cell>
          <table:table-cell office:value-type="float" office:value="0.0867791164659" calcext:value-type="float">
            <text:p>0,0867791164659</text:p>
          </table:table-cell>
          <table:table-cell table:formula="of:=[.CD16]-[.CH16]" office:value-type="float" office:value="0" calcext:value-type="float">
            <text:p>0</text:p>
          </table:table-cell>
          <table:table-cell table:formula="of:=[.CL16]/[.CD16]" office:value-type="float" office:value="0" calcext:value-type="float">
            <text:p>0</text:p>
          </table:table-cell>
          <table:table-cell table:formula="of:=[.CE16]-[.CI16]" office:value-type="float" office:value="3549" calcext:value-type="float">
            <text:p>3549</text:p>
          </table:table-cell>
          <table:table-cell table:formula="of:=[.CN16]/[.CE16]" office:value-type="float" office:value="0.56784" calcext:value-type="float">
            <text:p>0,56784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table:style-name="ce19" office:value-type="float" office:value="9.44" calcext:value-type="float">
            <text:p>9,44</text:p>
          </table:table-cell>
          <table:table-cell office:value-type="float" office:value="0.192653061224" calcext:value-type="float">
            <text:p>0,192653061224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14" calcext:value-type="float">
            <text:p>14</text:p>
          </table:table-cell>
          <table:table-cell table:formula="of:=[.AN17]/[.AE17]" office:value-type="float" office:value="0.056" calcext:value-type="float">
            <text:p>0,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44" calcext:value-type="float">
            <text:p>744</text:p>
          </table:table-cell>
          <table:table-cell table:style-name="ce19" office:value-type="float" office:value="14.88" calcext:value-type="float">
            <text:p>14,88</text:p>
          </table:table-cell>
          <table:table-cell office:value-type="float" office:value="0.150303030303" calcext:value-type="float">
            <text:p>0,150303030303</text:p>
          </table:table-cell>
          <table:table-cell table:formula="of:=[.AQ17]-[.AU17]" office:value-type="float" office:value="0" calcext:value-type="float">
            <text:p>0</text:p>
          </table:table-cell>
          <table:table-cell table:formula="of:=[.AY17]/[.AQ17]" office:value-type="float" office:value="0" calcext:value-type="float">
            <text:p>0</text:p>
          </table:table-cell>
          <table:table-cell table:formula="of:=[.AR17]-[.AV17]" office:value-type="float" office:value="256" calcext:value-type="float">
            <text:p>256</text:p>
          </table:table-cell>
          <table:table-cell table:formula="of:=[.BA17]/[.AR17]" office:value-type="float" office:value="0.256" calcext:value-type="float">
            <text:p>0,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649" calcext:value-type="float">
            <text:p>649</text:p>
          </table:table-cell>
          <table:table-cell table:style-name="ce19" office:value-type="float" office:value="8.65333333333" calcext:value-type="float">
            <text:p>8,65333333333</text:p>
          </table:table-cell>
          <table:table-cell office:value-type="float" office:value="0.0580760626398" calcext:value-type="float">
            <text:p>0,0580760626398</text:p>
          </table:table-cell>
          <table:table-cell table:formula="of:=[.BD17]-[.BH17]" office:value-type="float" office:value="0" calcext:value-type="float">
            <text:p>0</text:p>
          </table:table-cell>
          <table:table-cell table:formula="of:=[.BL17]/[.BD17]" office:value-type="float" office:value="0" calcext:value-type="float">
            <text:p>0</text:p>
          </table:table-cell>
          <table:table-cell table:formula="of:=[.BE17]-[.BI17]" office:value-type="float" office:value="1601" calcext:value-type="float">
            <text:p>1601</text:p>
          </table:table-cell>
          <table:table-cell table:formula="of:=[.BN17]/[.BE17]" office:value-type="float" office:value="0.711555555555556" calcext:value-type="float">
            <text:p>0,711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table:style-name="ce19" office:value-type="float" office:value="7.44" calcext:value-type="float">
            <text:p>7,44</text:p>
          </table:table-cell>
          <table:table-cell office:value-type="float" office:value="0.0373869346734" calcext:value-type="float">
            <text:p>0,0373869346734</text:p>
          </table:table-cell>
          <table:table-cell table:formula="of:=[.BQ17]-[.BU17]" office:value-type="float" office:value="0" calcext:value-type="float">
            <text:p>0</text:p>
          </table:table-cell>
          <table:table-cell table:formula="of:=[.BY17]/[.BQ17]" office:value-type="float" office:value="0" calcext:value-type="float">
            <text:p>0</text:p>
          </table:table-cell>
          <table:table-cell table:formula="of:=[.BR17]-[.BV17]" office:value-type="float" office:value="3256" calcext:value-type="float">
            <text:p>3256</text:p>
          </table:table-cell>
          <table:table-cell table:formula="of:=[.CA17]/[.BR17]" office:value-type="float" office:value="0.814" calcext:value-type="float">
            <text:p>0,81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687" calcext:value-type="float">
            <text:p>4687</text:p>
          </table:table-cell>
          <table:table-cell table:style-name="ce19" office:value-type="float" office:value="37.496" calcext:value-type="float">
            <text:p>37,496</text:p>
          </table:table-cell>
          <table:table-cell office:value-type="float" office:value="0.150586345382" calcext:value-type="float">
            <text:p>0,150586345382</text:p>
          </table:table-cell>
          <table:table-cell table:formula="of:=[.CD17]-[.CH17]" office:value-type="float" office:value="0" calcext:value-type="float">
            <text:p>0</text:p>
          </table:table-cell>
          <table:table-cell table:formula="of:=[.CL17]/[.CD17]" office:value-type="float" office:value="0" calcext:value-type="float">
            <text:p>0</text:p>
          </table:table-cell>
          <table:table-cell table:formula="of:=[.CE17]-[.CI17]" office:value-type="float" office:value="1563" calcext:value-type="float">
            <text:p>1563</text:p>
          </table:table-cell>
          <table:table-cell table:formula="of:=[.CN17]/[.CE17]" office:value-type="float" office:value="0.25008" calcext:value-type="float">
            <text:p>0,25008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table:style-name="ce19" office:value-type="float" office:value="6.48" calcext:value-type="float">
            <text:p>6,48</text:p>
          </table:table-cell>
          <table:table-cell office:value-type="float" office:value="0.132244897959" calcext:value-type="float">
            <text:p>0,132244897959</text:p>
          </table:table-cell>
          <table:table-cell table:formula="of:=[.AD18]-[.AH18]" office:value-type="float" office:value="0" calcext:value-type="float">
            <text:p>0</text:p>
          </table:table-cell>
          <table:table-cell table:formula="of:=[.AL18]/[.AD18]" office:value-type="float" office:value="0" calcext:value-type="float">
            <text:p>0</text:p>
          </table:table-cell>
          <table:table-cell table:formula="of:=[.AE18]-[.AI18]" office:value-type="float" office:value="88" calcext:value-type="float">
            <text:p>88</text:p>
          </table:table-cell>
          <table:table-cell table:formula="of:=[.AN18]/[.AE18]" office:value-type="float" office:value="0.352" calcext:value-type="float">
            <text:p>0,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table:style-name="ce19" office:value-type="float" office:value="4.44" calcext:value-type="float">
            <text:p>4,44</text:p>
          </table:table-cell>
          <table:table-cell office:value-type="float" office:value="0.0448484848485" calcext:value-type="float">
            <text:p>0,0448484848485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778" calcext:value-type="float">
            <text:p>778</text:p>
          </table:table-cell>
          <table:table-cell table:formula="of:=[.BA18]/[.AR18]" office:value-type="float" office:value="0.778" calcext:value-type="float">
            <text:p>0,7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96" calcext:value-type="float">
            <text:p>1796</text:p>
          </table:table-cell>
          <table:table-cell table:style-name="ce19" office:value-type="float" office:value="23.9466666667" calcext:value-type="float">
            <text:p>23,9466666667</text:p>
          </table:table-cell>
          <table:table-cell office:value-type="float" office:value="0.160715883669" calcext:value-type="float">
            <text:p>0,160715883669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454" calcext:value-type="float">
            <text:p>454</text:p>
          </table:table-cell>
          <table:table-cell table:formula="of:=[.BN18]/[.BE18]" office:value-type="float" office:value="0.201777777777778" calcext:value-type="float">
            <text:p>0,20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43" calcext:value-type="float">
            <text:p>2243</text:p>
          </table:table-cell>
          <table:table-cell table:style-name="ce19" office:value-type="float" office:value="22.43" calcext:value-type="float">
            <text:p>22,43</text:p>
          </table:table-cell>
          <table:table-cell office:value-type="float" office:value="0.112713567839" calcext:value-type="float">
            <text:p>0,112713567839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1757" calcext:value-type="float">
            <text:p>1757</text:p>
          </table:table-cell>
          <table:table-cell table:formula="of:=[.CA18]/[.BR18]" office:value-type="float" office:value="0.43925" calcext:value-type="float">
            <text:p>0,43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table:style-name="ce19" office:value-type="float" office:value="1.2380952381" calcext:value-type="float">
            <text:p>1,2380952381</text:p>
          </table:table-cell>
          <table:table-cell office:value-type="float" office:value="0.0149168100975" calcext:value-type="float">
            <text:p>0,0149168100975</text:p>
          </table:table-cell>
          <table:table-cell table:formula="of:=[.CD18]-[.CH18]" office:value-type="float" office:value="166" calcext:value-type="float">
            <text:p>166</text:p>
          </table:table-cell>
          <table:table-cell table:formula="of:=[.CL18]/[.CD18]" office:value-type="float" office:value="0.664" calcext:value-type="float">
            <text:p>0,664</text:p>
          </table:table-cell>
          <table:table-cell table:formula="of:=[.CE18]-[.CI18]" office:value-type="float" office:value="6198" calcext:value-type="float">
            <text:p>6198</text:p>
          </table:table-cell>
          <table:table-cell table:formula="of:=[.CN18]/[.CE18]" office:value-type="float" office:value="0.99168" calcext:value-type="float">
            <text:p>0,99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0" calcext:value-type="float">
            <text:p>0,00</text:p>
          </table:table-cell>
          <table:table-cell table:style-name="ce41" table:formula="of:=[.I3]" office:value-type="float" office:value="8" calcext:value-type="float">
            <text:p>8,00</text:p>
          </table:table-cell>
          <table:table-cell table:style-name="ce41" table:formula="of:=[.K3]" office:value-type="float" office:value="96" calcext:value-type="float">
            <text:p>96,00</text:p>
          </table:table-cell>
          <table:table-cell table:style-name="ce41" table:formula="of:=[.M3]" office:value-type="float" office:value="0" calcext:value-type="float">
            <text:p>0,00</text:p>
          </table:table-cell>
          <table:table-cell table:style-name="ce41" table:formula="of:=[.O3]" office:value-type="float" office:value="33.7" calcext:value-type="float">
            <text:p>33,70</text:p>
          </table:table-cell>
          <table:table-cell table:style-name="ce41" table:formula="of:=[.Q3]" office:value-type="float" office:value="53.2" calcext:value-type="float">
            <text:p>53,20</text:p>
          </table:table-cell>
          <table:table-cell table:style-name="ce41" table:formula="of:=[.S3]" office:value-type="float" office:value="78" calcext:value-type="float">
            <text:p>78,00</text:p>
          </table:table-cell>
          <table:table-cell table:style-name="ce41" table:formula="of:=[.U3]" office:value-type="float" office:value="99.6" calcext:value-type="float">
            <text:p>99,6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4.68" calcext:value-type="float">
            <text:p>4,68</text:p>
          </table:table-cell>
          <table:table-cell office:value-type="float" office:value="0.0955102040816" calcext:value-type="float">
            <text:p>0,0955102040816</text:p>
          </table:table-cell>
          <table:table-cell table:formula="of:=[.AD19]-[.AH19]" office:value-type="float" office:value="0" calcext:value-type="float">
            <text:p>0</text:p>
          </table:table-cell>
          <table:table-cell table:formula="of:=[.AL19]/[.AD19]" office:value-type="float" office:value="0" calcext:value-type="float">
            <text:p>0</text:p>
          </table:table-cell>
          <table:table-cell table:formula="of:=[.AE19]-[.AI19]" office:value-type="float" office:value="133" calcext:value-type="float">
            <text:p>133</text:p>
          </table:table-cell>
          <table:table-cell table:formula="of:=[.AN19]/[.AE19]" office:value-type="float" office:value="0.532" calcext:value-type="float">
            <text:p>0,5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style-name="ce19" office:value-type="float" office:value="18" calcext:value-type="float">
            <text:p>18</text:p>
          </table:table-cell>
          <table:table-cell office:value-type="float" office:value="0.181818181818" calcext:value-type="float">
            <text:p>0,181818181818</text:p>
          </table:table-cell>
          <table:table-cell table:formula="of:=[.AQ19]-[.AU19]" office:value-type="float" office:value="0" calcext:value-type="float">
            <text:p>0</text:p>
          </table:table-cell>
          <table:table-cell table:formula="of:=[.AY19]/[.AQ19]" office:value-type="float" office:value="0" calcext:value-type="float">
            <text:p>0</text:p>
          </table:table-cell>
          <table:table-cell table:formula="of:=[.AR19]-[.AV19]" office:value-type="float" office:value="100" calcext:value-type="float">
            <text:p>100</text:p>
          </table:table-cell>
          <table:table-cell table:formula="of:=[.BA19]/[.AR19]" office:value-type="float" office:value="0.1" calcext:value-type="float">
            <text:p>0,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841" calcext:value-type="float">
            <text:p>841</text:p>
          </table:table-cell>
          <table:table-cell table:style-name="ce19" office:value-type="float" office:value="11.2133333333" calcext:value-type="float">
            <text:p>11,2133333333</text:p>
          </table:table-cell>
          <table:table-cell office:value-type="float" office:value="0.0752572706935" calcext:value-type="float">
            <text:p>0,0752572706935</text:p>
          </table:table-cell>
          <table:table-cell table:formula="of:=[.BD19]-[.BH19]" office:value-type="float" office:value="0" calcext:value-type="float">
            <text:p>0</text:p>
          </table:table-cell>
          <table:table-cell table:formula="of:=[.BL19]/[.BD19]" office:value-type="float" office:value="0" calcext:value-type="float">
            <text:p>0</text:p>
          </table:table-cell>
          <table:table-cell table:formula="of:=[.BE19]-[.BI19]" office:value-type="float" office:value="1409" calcext:value-type="float">
            <text:p>1409</text:p>
          </table:table-cell>
          <table:table-cell table:formula="of:=[.BN19]/[.BE19]" office:value-type="float" office:value="0.626222222222222" calcext:value-type="float">
            <text:p>0,626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857" calcext:value-type="float">
            <text:p>1857</text:p>
          </table:table-cell>
          <table:table-cell table:style-name="ce19" office:value-type="float" office:value="18.57" calcext:value-type="float">
            <text:p>18,57</text:p>
          </table:table-cell>
          <table:table-cell office:value-type="float" office:value="0.0933165829146" calcext:value-type="float">
            <text:p>0,0933165829146</text:p>
          </table:table-cell>
          <table:table-cell table:formula="of:=[.BQ19]-[.BU19]" office:value-type="float" office:value="0" calcext:value-type="float">
            <text:p>0</text:p>
          </table:table-cell>
          <table:table-cell table:formula="of:=[.BY19]/[.BQ19]" office:value-type="float" office:value="0" calcext:value-type="float">
            <text:p>0</text:p>
          </table:table-cell>
          <table:table-cell table:formula="of:=[.BR19]-[.BV19]" office:value-type="float" office:value="2143" calcext:value-type="float">
            <text:p>2143</text:p>
          </table:table-cell>
          <table:table-cell table:formula="of:=[.CA19]/[.BR19]" office:value-type="float" office:value="0.53575" calcext:value-type="float">
            <text:p>0,53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3" calcext:value-type="float">
            <text:p>243</text:p>
          </table:table-cell>
          <table:table-cell office:value-type="float" office:value="446" calcext:value-type="float">
            <text:p>446</text:p>
          </table:table-cell>
          <table:table-cell table:style-name="ce19" office:value-type="float" office:value="3.670781893" calcext:value-type="float">
            <text:p>3,670781893</text:p>
          </table:table-cell>
          <table:table-cell office:value-type="float" office:value="0.015168520219" calcext:value-type="float">
            <text:p>0,015168520219</text:p>
          </table:table-cell>
          <table:table-cell table:formula="of:=[.CD19]-[.CH19]" office:value-type="float" office:value="7" calcext:value-type="float">
            <text:p>7</text:p>
          </table:table-cell>
          <table:table-cell table:formula="of:=[.CL19]/[.CD19]" office:value-type="float" office:value="0.028" calcext:value-type="float">
            <text:p>0,028</text:p>
          </table:table-cell>
          <table:table-cell table:formula="of:=[.CE19]-[.CI19]" office:value-type="float" office:value="5804" calcext:value-type="float">
            <text:p>5804</text:p>
          </table:table-cell>
          <table:table-cell table:formula="of:=[.CN19]/[.CE19]" office:value-type="float" office:value="0.92864" calcext:value-type="float">
            <text:p>0,92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0" calcext:value-type="float">
            <text:p>0,00</text:p>
          </table:table-cell>
          <table:table-cell table:style-name="ce41" table:formula="of:=[.I4]" office:value-type="float" office:value="0" calcext:value-type="float">
            <text:p>0,00</text:p>
          </table:table-cell>
          <table:table-cell table:style-name="ce41" table:formula="of:=[.K4]" office:value-type="float" office:value="85" calcext:value-type="float">
            <text:p>85,00</text:p>
          </table:table-cell>
          <table:table-cell table:style-name="ce41" table:formula="of:=[.M4]" office:value-type="float" office:value="1.2" calcext:value-type="float">
            <text:p>1,20</text:p>
          </table:table-cell>
          <table:table-cell table:style-name="ce41" table:formula="of:=[.O4]" office:value-type="float" office:value="25.4" calcext:value-type="float">
            <text:p>25,40</text:p>
          </table:table-cell>
          <table:table-cell table:style-name="ce41" table:formula="of:=[.Q4]" office:value-type="float" office:value="55.3" calcext:value-type="float">
            <text:p>55,30</text:p>
          </table:table-cell>
          <table:table-cell table:style-name="ce41" table:formula="of:=[.S4]" office:value-type="float" office:value="77.2" calcext:value-type="float">
            <text:p>77,20</text:p>
          </table:table-cell>
          <table:table-cell table:style-name="ce41" table:formula="of:=[.U4]" office:value-type="float" office:value="99.2" calcext:value-type="float">
            <text:p>99,2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style-name="ce19"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94" calcext:value-type="float">
            <text:p>94</text:p>
          </table:table-cell>
          <table:table-cell table:formula="of:=[.AN20]/[.AE20]" office:value-type="float" office:value="0.376" calcext:value-type="float">
            <text:p>0,3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69" calcext:value-type="float">
            <text:p>669</text:p>
          </table:table-cell>
          <table:table-cell table:style-name="ce19" office:value-type="float" office:value="13.38" calcext:value-type="float">
            <text:p>13,38</text:p>
          </table:table-cell>
          <table:table-cell office:value-type="float" office:value="0.135151515152" calcext:value-type="float">
            <text:p>0,135151515152</text:p>
          </table:table-cell>
          <table:table-cell table:formula="of:=[.AQ20]-[.AU20]" office:value-type="float" office:value="0" calcext:value-type="float">
            <text:p>0</text:p>
          </table:table-cell>
          <table:table-cell table:formula="of:=[.AY20]/[.AQ20]" office:value-type="float" office:value="0" calcext:value-type="float">
            <text:p>0</text:p>
          </table:table-cell>
          <table:table-cell table:formula="of:=[.AR20]-[.AV20]" office:value-type="float" office:value="331" calcext:value-type="float">
            <text:p>331</text:p>
          </table:table-cell>
          <table:table-cell table:formula="of:=[.BA20]/[.AR20]" office:value-type="float" office:value="0.331" calcext:value-type="float">
            <text:p>0,3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10" calcext:value-type="float">
            <text:p>1010</text:p>
          </table:table-cell>
          <table:table-cell table:style-name="ce19" office:value-type="float" office:value="13.4666666667" calcext:value-type="float">
            <text:p>13,4666666667</text:p>
          </table:table-cell>
          <table:table-cell office:value-type="float" office:value="0.0903803131991" calcext:value-type="float">
            <text:p>0,0903803131991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1240" calcext:value-type="float">
            <text:p>1240</text:p>
          </table:table-cell>
          <table:table-cell table:formula="of:=[.BN20]/[.BE20]" office:value-type="float" office:value="0.551111111111111" calcext:value-type="float">
            <text:p>0,55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table:style-name="ce19" office:value-type="float" office:value="2.19101123596" calcext:value-type="float">
            <text:p>2,19101123596</text:p>
          </table:table-cell>
          <table:table-cell office:value-type="float" office:value="0.0123785945534" calcext:value-type="float">
            <text:p>0,0123785945534</text:p>
          </table:table-cell>
          <table:table-cell table:formula="of:=[.BQ20]-[.BU20]" office:value-type="float" office:value="22" calcext:value-type="float">
            <text:p>22</text:p>
          </table:table-cell>
          <table:table-cell table:formula="of:=[.BY20]/[.BQ20]" office:value-type="float" office:value="0.11" calcext:value-type="float">
            <text:p>0,11</text:p>
          </table:table-cell>
          <table:table-cell table:formula="of:=[.BR20]-[.BV20]" office:value-type="float" office:value="3805" calcext:value-type="float">
            <text:p>3805</text:p>
          </table:table-cell>
          <table:table-cell table:formula="of:=[.CA20]/[.BR20]" office:value-type="float" office:value="0.95125" calcext:value-type="float">
            <text:p>0,95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540" calcext:value-type="float">
            <text:p>2540</text:p>
          </table:table-cell>
          <table:table-cell table:style-name="ce19" office:value-type="float" office:value="20.32" calcext:value-type="float">
            <text:p>20,32</text:p>
          </table:table-cell>
          <table:table-cell office:value-type="float" office:value="0.0816064257028" calcext:value-type="float">
            <text:p>0,0816064257028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3710" calcext:value-type="float">
            <text:p>3710</text:p>
          </table:table-cell>
          <table:table-cell table:formula="of:=[.CN20]/[.CE20]" office:value-type="float" office:value="0.5936" calcext:value-type="float">
            <text:p>0,5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" calcext:value-type="float">
            <text:p>0,00</text:p>
          </table:table-cell>
          <table:table-cell table:style-name="ce41" table:formula="of:=[.I5]" office:value-type="float" office:value="0" calcext:value-type="float">
            <text:p>0,00</text:p>
          </table:table-cell>
          <table:table-cell table:style-name="ce41" table:formula="of:=[.K5]" office:value-type="float" office:value="76" calcext:value-type="float">
            <text:p>76,00</text:p>
          </table:table-cell>
          <table:table-cell table:style-name="ce41" table:formula="of:=[.M5]" office:value-type="float" office:value="2.13333333333333" calcext:value-type="float">
            <text:p>2,13</text:p>
          </table:table-cell>
          <table:table-cell table:style-name="ce41" table:formula="of:=[.O5]" office:value-type="float" office:value="21.0777777777778" calcext:value-type="float">
            <text:p>21,08</text:p>
          </table:table-cell>
          <table:table-cell table:style-name="ce41" table:formula="of:=[.Q5]" office:value-type="float" office:value="52.1111111111111" calcext:value-type="float">
            <text:p>52,11</text:p>
          </table:table-cell>
          <table:table-cell table:style-name="ce41" table:formula="of:=[.S5]" office:value-type="float" office:value="77.5888888888889" calcext:value-type="float">
            <text:p>77,59</text:p>
          </table:table-cell>
          <table:table-cell table:style-name="ce41" table:formula="of:=[.U5]" office:value-type="float" office:value="99.1111111111111" calcext:value-type="float">
            <text:p>99,11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table:style-name="ce19" office:value-type="float" office:value="5.52" calcext:value-type="float">
            <text:p>5,52</text:p>
          </table:table-cell>
          <table:table-cell office:value-type="float" office:value="0.112653061224" calcext:value-type="float">
            <text:p>0,112653061224</text:p>
          </table:table-cell>
          <table:table-cell table:formula="of:=[.AD21]-[.AH21]" office:value-type="float" office:value="0" calcext:value-type="float">
            <text:p>0</text:p>
          </table:table-cell>
          <table:table-cell table:formula="of:=[.AL21]/[.AD21]" office:value-type="float" office:value="0" calcext:value-type="float">
            <text:p>0</text:p>
          </table:table-cell>
          <table:table-cell table:formula="of:=[.AE21]-[.AI21]" office:value-type="float" office:value="112" calcext:value-type="float">
            <text:p>112</text:p>
          </table:table-cell>
          <table:table-cell table:formula="of:=[.AN21]/[.AE21]" office:value-type="float" office:value="0.448" calcext:value-type="float">
            <text:p>0,4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style-name="ce19" office:value-type="float" office:value="1.46428571429" calcext:value-type="float">
            <text:p>1,46428571429</text:p>
          </table:table-cell>
          <table:table-cell office:value-type="float" office:value="0.0266233766234" calcext:value-type="float">
            <text:p>0,0266233766234</text:p>
          </table:table-cell>
          <table:table-cell table:formula="of:=[.AQ21]-[.AU21]" office:value-type="float" office:value="44" calcext:value-type="float">
            <text:p>44</text:p>
          </table:table-cell>
          <table:table-cell table:formula="of:=[.AY21]/[.AQ21]" office:value-type="float" office:value="0.44" calcext:value-type="float">
            <text:p>0,44</text:p>
          </table:table-cell>
          <table:table-cell table:formula="of:=[.AR21]-[.AV21]" office:value-type="float" office:value="959" calcext:value-type="float">
            <text:p>959</text:p>
          </table:table-cell>
          <table:table-cell table:formula="of:=[.BA21]/[.AR21]" office:value-type="float" office:value="0.959" calcext:value-type="float">
            <text:p>0,9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43" calcext:value-type="float">
            <text:p>2143</text:p>
          </table:table-cell>
          <table:table-cell table:style-name="ce19" office:value-type="float" office:value="28.5733333333" calcext:value-type="float">
            <text:p>28,5733333333</text:p>
          </table:table-cell>
          <table:table-cell office:value-type="float" office:value="0.191767337808" calcext:value-type="float">
            <text:p>0,191767337808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107" calcext:value-type="float">
            <text:p>107</text:p>
          </table:table-cell>
          <table:table-cell table:formula="of:=[.BN21]/[.BE21]" office:value-type="float" office:value="0.0475555555555556" calcext:value-type="float">
            <text:p>0,047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835" calcext:value-type="float">
            <text:p>3835</text:p>
          </table:table-cell>
          <table:table-cell table:style-name="ce19" office:value-type="float" office:value="38.35" calcext:value-type="float">
            <text:p>38,35</text:p>
          </table:table-cell>
          <table:table-cell office:value-type="float" office:value="0.192713567839" calcext:value-type="float">
            <text:p>0,192713567839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165" calcext:value-type="float">
            <text:p>165</text:p>
          </table:table-cell>
          <table:table-cell table:formula="of:=[.CA21]/[.BR21]" office:value-type="float" office:value="0.04125" calcext:value-type="float">
            <text:p>0,0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038" calcext:value-type="float">
            <text:p>6038</text:p>
          </table:table-cell>
          <table:table-cell table:style-name="ce19" office:value-type="float" office:value="48.304" calcext:value-type="float">
            <text:p>48,304</text:p>
          </table:table-cell>
          <table:table-cell office:value-type="float" office:value="0.193991967871" calcext:value-type="float">
            <text:p>0,193991967871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212" calcext:value-type="float">
            <text:p>212</text:p>
          </table:table-cell>
          <table:table-cell table:formula="of:=[.CN21]/[.CE21]" office:value-type="float" office:value="0.03392" calcext:value-type="float">
            <text:p>0,03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0" calcext:value-type="float">
            <text:p>0,00</text:p>
          </table:table-cell>
          <table:table-cell table:style-name="ce41" table:formula="of:=[.I6]" office:value-type="float" office:value="0" calcext:value-type="float">
            <text:p>0,00</text:p>
          </table:table-cell>
          <table:table-cell table:style-name="ce41" table:formula="of:=[.K6]" office:value-type="float" office:value="21" calcext:value-type="float">
            <text:p>21,00</text:p>
          </table:table-cell>
          <table:table-cell table:style-name="ce41" table:formula="of:=[.M6]" office:value-type="float" office:value="0" calcext:value-type="float">
            <text:p>0,00</text:p>
          </table:table-cell>
          <table:table-cell table:style-name="ce41" table:formula="of:=[.O6]" office:value-type="float" office:value="23.4375" calcext:value-type="float">
            <text:p>23,44</text:p>
          </table:table-cell>
          <table:table-cell table:style-name="ce41" table:formula="of:=[.Q6]" office:value-type="float" office:value="48.4875" calcext:value-type="float">
            <text:p>48,49</text:p>
          </table:table-cell>
          <table:table-cell table:style-name="ce41" table:formula="of:=[.S6]" office:value-type="float" office:value="69.1125" calcext:value-type="float">
            <text:p>69,11</text:p>
          </table:table-cell>
          <table:table-cell table:style-name="ce41" table:formula="of:=[.U6]" office:value-type="float" office:value="96.075" calcext:value-type="float">
            <text:p>96,08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D22]-[.AH22]" office:value-type="float" office:value="20" calcext:value-type="float">
            <text:p>20</text:p>
          </table:table-cell>
          <table:table-cell table:formula="of:=[.AL22]/[.AD22]" office:value-type="float" office:value="0.4" calcext:value-type="float">
            <text:p>0,4</text:p>
          </table:table-cell>
          <table:table-cell table:formula="of:=[.AE22]-[.AI22]" office:value-type="float" office:value="231" calcext:value-type="float">
            <text:p>231</text:p>
          </table:table-cell>
          <table:table-cell table:formula="of:=[.AN22]/[.AE22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787" calcext:value-type="float">
            <text:p>787</text:p>
          </table:table-cell>
          <table:table-cell table:style-name="ce19" office:value-type="float" office:value="15.74" calcext:value-type="float">
            <text:p>15,74</text:p>
          </table:table-cell>
          <table:table-cell office:value-type="float" office:value="0.15898989899" calcext:value-type="float">
            <text:p>0,15898989899</text:p>
          </table:table-cell>
          <table:table-cell table:formula="of:=[.AQ22]-[.AU22]" office:value-type="float" office:value="0" calcext:value-type="float">
            <text:p>0</text:p>
          </table:table-cell>
          <table:table-cell table:formula="of:=[.AY22]/[.AQ22]" office:value-type="float" office:value="0" calcext:value-type="float">
            <text:p>0</text:p>
          </table:table-cell>
          <table:table-cell table:formula="of:=[.AR22]-[.AV22]" office:value-type="float" office:value="213" calcext:value-type="float">
            <text:p>213</text:p>
          </table:table-cell>
          <table:table-cell table:formula="of:=[.BA22]/[.AR22]" office:value-type="float" office:value="0.213" calcext:value-type="float">
            <text:p>0,213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3" calcext:value-type="float">
            <text:p>143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.68531468531" calcext:value-type="float">
            <text:p>2,68531468531</text:p>
          </table:table-cell>
          <table:table-cell office:value-type="float" office:value="0.018910666798" calcext:value-type="float">
            <text:p>0,018910666798</text:p>
          </table:table-cell>
          <table:table-cell table:formula="of:=[.BD22]-[.BH22]" office:value-type="float" office:value="7" calcext:value-type="float">
            <text:p>7</text:p>
          </table:table-cell>
          <table:table-cell table:formula="of:=[.BL22]/[.BD22]" office:value-type="float" office:value="0.0466666666666667" calcext:value-type="float">
            <text:p>0,046666666666667</text:p>
          </table:table-cell>
          <table:table-cell table:formula="of:=[.BE22]-[.BI22]" office:value-type="float" office:value="2058" calcext:value-type="float">
            <text:p>2058</text:p>
          </table:table-cell>
          <table:table-cell table:formula="of:=[.BN22]/[.BE22]" office:value-type="float" office:value="0.914666666666667" calcext:value-type="float">
            <text:p>0,914666666666667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2884" calcext:value-type="float">
            <text:p>2884</text:p>
          </table:table-cell>
          <table:table-cell table:style-name="ce19" office:value-type="float" office:value="28.84" calcext:value-type="float">
            <text:p>28,84</text:p>
          </table:table-cell>
          <table:table-cell office:value-type="float" office:value="0.144924623116" calcext:value-type="float">
            <text:p>0,144924623116</text:p>
          </table:table-cell>
          <table:table-cell table:formula="of:=[.BQ22]-[.BU22]" office:value-type="float" office:value="0" calcext:value-type="float">
            <text:p>0</text:p>
          </table:table-cell>
          <table:table-cell table:formula="of:=[.BY22]/[.BQ22]" office:value-type="float" office:value="0" calcext:value-type="float">
            <text:p>0</text:p>
          </table:table-cell>
          <table:table-cell table:formula="of:=[.BR22]-[.BV22]" office:value-type="float" office:value="1116" calcext:value-type="float">
            <text:p>1116</text:p>
          </table:table-cell>
          <table:table-cell table:formula="of:=[.CA22]/[.BR22]" office:value-type="float" office:value="0.279" calcext:value-type="float">
            <text:p>0,27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5461" calcext:value-type="float">
            <text:p>5461</text:p>
          </table:table-cell>
          <table:table-cell table:style-name="ce19" office:value-type="float" office:value="43.688" calcext:value-type="float">
            <text:p>43,688</text:p>
          </table:table-cell>
          <table:table-cell office:value-type="float" office:value="0.175453815261" calcext:value-type="float">
            <text:p>0,175453815261</text:p>
          </table:table-cell>
          <table:table-cell table:formula="of:=[.CD22]-[.CH22]" office:value-type="float" office:value="0" calcext:value-type="float">
            <text:p>0</text:p>
          </table:table-cell>
          <table:table-cell table:formula="of:=[.CL22]/[.CD22]" office:value-type="float" office:value="0" calcext:value-type="float">
            <text:p>0</text:p>
          </table:table-cell>
          <table:table-cell table:formula="of:=[.CE22]-[.CI22]" office:value-type="float" office:value="789" calcext:value-type="float">
            <text:p>789</text:p>
          </table:table-cell>
          <table:table-cell table:formula="of:=[.CN22]/[.CE22]" office:value-type="float" office:value="0.12624" calcext:value-type="float">
            <text:p>0,12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0" calcext:value-type="float">
            <text:p>0,00</text:p>
          </table:table-cell>
          <table:table-cell table:style-name="ce41" table:formula="of:=[.I7]" office:value-type="float" office:value="0" calcext:value-type="float">
            <text:p>0,00</text:p>
          </table:table-cell>
          <table:table-cell table:style-name="ce41" table:formula="of:=[.K7]" office:value-type="float" office:value="66.4" calcext:value-type="float">
            <text:p>66,40</text:p>
          </table:table-cell>
          <table:table-cell table:style-name="ce41" table:formula="of:=[.M7]" office:value-type="float" office:value="0" calcext:value-type="float">
            <text:p>0,00</text:p>
          </table:table-cell>
          <table:table-cell table:style-name="ce41" table:formula="of:=[.O7]" office:value-type="float" office:value="21.684" calcext:value-type="float">
            <text:p>21,68</text:p>
          </table:table-cell>
          <table:table-cell table:style-name="ce41" table:formula="of:=[.Q7]" office:value-type="float" office:value="46.512" calcext:value-type="float">
            <text:p>46,51</text:p>
          </table:table-cell>
          <table:table-cell table:style-name="ce41" table:formula="of:=[.S7]" office:value-type="float" office:value="69.888" calcext:value-type="float">
            <text:p>69,89</text:p>
          </table:table-cell>
          <table:table-cell table:style-name="ce41" table:formula="of:=[.U7]" office:value-type="float" office:value="99.168" calcext:value-type="float">
            <text:p>99,17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7.48" calcext:value-type="float">
            <text:p>7,48</text:p>
          </table:table-cell>
          <table:table-cell office:value-type="float" office:value="0.152653061224" calcext:value-type="float">
            <text:p>0,152653061224</text:p>
          </table:table-cell>
          <table:table-cell table:formula="of:=[.AD23]-[.AH23]" office:value-type="float" office:value="0" calcext:value-type="float">
            <text:p>0</text:p>
          </table:table-cell>
          <table:table-cell table:formula="of:=[.AL23]/[.AD23]" office:value-type="float" office:value="0" calcext:value-type="float">
            <text:p>0</text:p>
          </table:table-cell>
          <table:table-cell table:formula="of:=[.AE23]-[.AI23]" office:value-type="float" office:value="63" calcext:value-type="float">
            <text:p>63</text:p>
          </table:table-cell>
          <table:table-cell table:formula="of:=[.AN23]/[.AE23]" office:value-type="float" office:value="0.252" calcext:value-type="float">
            <text:p>0,2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23" calcext:value-type="float">
            <text:p>523</text:p>
          </table:table-cell>
          <table:table-cell office:value-type="float" office:value="10.46" calcext:value-type="float">
            <text:p>10,46</text:p>
          </table:table-cell>
          <table:table-cell office:value-type="float" office:value="0.105656565657" calcext:value-type="float">
            <text:p>0,105656565657</text:p>
          </table:table-cell>
          <table:table-cell table:formula="of:=[.AQ23]-[.AU23]" office:value-type="float" office:value="0" calcext:value-type="float">
            <text:p>0</text:p>
          </table:table-cell>
          <table:table-cell table:formula="of:=[.AY23]/[.AQ23]" office:value-type="float" office:value="0" calcext:value-type="float">
            <text:p>0</text:p>
          </table:table-cell>
          <table:table-cell table:formula="of:=[.AR23]-[.AV23]" office:value-type="float" office:value="477" calcext:value-type="float">
            <text:p>477</text:p>
          </table:table-cell>
          <table:table-cell table:formula="of:=[.BA23]/[.AR23]" office:value-type="float" office:value="0.477" calcext:value-type="float">
            <text:p>0,4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35" calcext:value-type="float">
            <text:p>1935</text:p>
          </table:table-cell>
          <table:table-cell office:value-type="float" office:value="25.8" calcext:value-type="float">
            <text:p>25,8</text:p>
          </table:table-cell>
          <table:table-cell office:value-type="float" office:value="0.173154362416" calcext:value-type="float">
            <text:p>0,173154362416</text:p>
          </table:table-cell>
          <table:table-cell table:formula="of:=[.BD23]-[.BH23]" office:value-type="float" office:value="0" calcext:value-type="float">
            <text:p>0</text:p>
          </table:table-cell>
          <table:table-cell table:formula="of:=[.BL23]/[.BD23]" office:value-type="float" office:value="0" calcext:value-type="float">
            <text:p>0</text:p>
          </table:table-cell>
          <table:table-cell table:formula="of:=[.BE23]-[.BI23]" office:value-type="float" office:value="315" calcext:value-type="float">
            <text:p>315</text:p>
          </table:table-cell>
          <table:table-cell table:formula="of:=[.BN23]/[.BE23]" office:value-type="float" office:value="0.14" calcext:value-type="float">
            <text:p>0,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table:formula="of:=[.BQ23]-[.BU23]" office:value-type="float" office:value="0" calcext:value-type="float">
            <text:p>0</text:p>
          </table:table-cell>
          <table:table-cell table:formula="of:=[.BY23]/[.BQ23]" office:value-type="float" office:value="0" calcext:value-type="float">
            <text:p>0</text:p>
          </table:table-cell>
          <table:table-cell table:formula="of:=[.BR23]-[.BV23]" office:value-type="float" office:value="0" calcext:value-type="float">
            <text:p>0</text:p>
          </table:table-cell>
          <table:table-cell table:formula="of:=[.CA23]/[.BR23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870" calcext:value-type="float">
            <text:p>5870</text:p>
          </table:table-cell>
          <table:table-cell office:value-type="float" office:value="46.96" calcext:value-type="float">
            <text:p>46,96</text:p>
          </table:table-cell>
          <table:table-cell office:value-type="float" office:value="0.18859437751" calcext:value-type="float">
            <text:p>0,18859437751</text:p>
          </table:table-cell>
          <table:table-cell table:formula="of:=[.CD23]-[.CH23]" office:value-type="float" office:value="0" calcext:value-type="float">
            <text:p>0</text:p>
          </table:table-cell>
          <table:table-cell table:formula="of:=[.CL23]/[.CD23]" office:value-type="float" office:value="0" calcext:value-type="float">
            <text:p>0</text:p>
          </table:table-cell>
          <table:table-cell table:formula="of:=[.CE23]-[.CI23]" office:value-type="float" office:value="380" calcext:value-type="float">
            <text:p>380</text:p>
          </table:table-cell>
          <table:table-cell table:formula="of:=[.CN23]/[.CE23]" office:value-type="float" office:value="0.0608" calcext:value-type="float">
            <text:p>0,0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  <table:table-cell office:value-type="float" office:value="0.05" calcext:value-type="float">
            <text:p>0,05</text:p>
          </table:table-cell>
          <table:table-cell table:formula="of:=[.AD24]-[.AH24]" office:value-type="float" office:value="10" calcext:value-type="float">
            <text:p>10</text:p>
          </table:table-cell>
          <table:table-cell table:formula="of:=[.AL24]/[.AD24]" office:value-type="float" office:value="0.2" calcext:value-type="float">
            <text:p>0,2</text:p>
          </table:table-cell>
          <table:table-cell table:formula="of:=[.AE24]-[.AI24]" office:value-type="float" office:value="211" calcext:value-type="float">
            <text:p>211</text:p>
          </table:table-cell>
          <table:table-cell table:formula="of:=[.AN24]/[.AE24]" office:value-type="float" office:value="0.844" calcext:value-type="float">
            <text:p>0,8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2.70212765957" calcext:value-type="float">
            <text:p>2,70212765957</text:p>
          </table:table-cell>
          <table:table-cell office:value-type="float" office:value="0.0290551361245" calcext:value-type="float">
            <text:p>0,0290551361245</text:p>
          </table:table-cell>
          <table:table-cell table:formula="of:=[.AQ24]-[.AU24]" office:value-type="float" office:value="6" calcext:value-type="float">
            <text:p>6</text:p>
          </table:table-cell>
          <table:table-cell table:formula="of:=[.AY24]/[.AQ24]" office:value-type="float" office:value="0.06" calcext:value-type="float">
            <text:p>0,06</text:p>
          </table:table-cell>
          <table:table-cell table:formula="of:=[.AR24]-[.AV24]" office:value-type="float" office:value="873" calcext:value-type="float">
            <text:p>873</text:p>
          </table:table-cell>
          <table:table-cell table:formula="of:=[.BA24]/[.AR24]" office:value-type="float" office:value="0.873" calcext:value-type="float">
            <text:p>0,8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0170307293595" calcext:value-type="float">
            <text:p>0,0170307293595</text:p>
          </table:table-cell>
          <table:table-cell table:formula="of:=[.BD24]-[.BH24]" office:value-type="float" office:value="76" calcext:value-type="float">
            <text:p>76</text:p>
          </table:table-cell>
          <table:table-cell table:formula="of:=[.BL24]/[.BD24]" office:value-type="float" office:value="0.506666666666667" calcext:value-type="float">
            <text:p>0,506666666666667</text:p>
          </table:table-cell>
          <table:table-cell table:formula="of:=[.BE24]-[.BI24]" office:value-type="float" office:value="2204" calcext:value-type="float">
            <text:p>2204</text:p>
          </table:table-cell>
          <table:table-cell table:formula="of:=[.BN24]/[.BE24]" office:value-type="float" office:value="0.979555555555555" calcext:value-type="float">
            <text:p>0,9795555555555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295" calcext:value-type="float">
            <text:p>1295</text:p>
          </table:table-cell>
          <table:table-cell office:value-type="float" office:value="12.95" calcext:value-type="float">
            <text:p>12,95</text:p>
          </table:table-cell>
          <table:table-cell office:value-type="float" office:value="0.0650753768844" calcext:value-type="float">
            <text:p>0,0650753768844</text:p>
          </table:table-cell>
          <table:table-cell table:formula="of:=[.BQ24]-[.BU24]" office:value-type="float" office:value="0" calcext:value-type="float">
            <text:p>0</text:p>
          </table:table-cell>
          <table:table-cell table:formula="of:=[.BY24]/[.BQ24]" office:value-type="float" office:value="0" calcext:value-type="float">
            <text:p>0</text:p>
          </table:table-cell>
          <table:table-cell table:formula="of:=[.BR24]-[.BV24]" office:value-type="float" office:value="2705" calcext:value-type="float">
            <text:p>2705</text:p>
          </table:table-cell>
          <table:table-cell table:formula="of:=[.CA24]/[.BR24]" office:value-type="float" office:value="0.67625" calcext:value-type="float">
            <text:p>0,67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442" calcext:value-type="float">
            <text:p>1442</text:p>
          </table:table-cell>
          <table:table-cell office:value-type="float" office:value="11.536" calcext:value-type="float">
            <text:p>11,536</text:p>
          </table:table-cell>
          <table:table-cell office:value-type="float" office:value="0.0463293172691" calcext:value-type="float">
            <text:p>0,0463293172691</text:p>
          </table:table-cell>
          <table:table-cell table:formula="of:=[.CD24]-[.CH24]" office:value-type="float" office:value="0" calcext:value-type="float">
            <text:p>0</text:p>
          </table:table-cell>
          <table:table-cell table:formula="of:=[.CL24]/[.CD24]" office:value-type="float" office:value="0" calcext:value-type="float">
            <text:p>0</text:p>
          </table:table-cell>
          <table:table-cell table:formula="of:=[.CE24]-[.CI24]" office:value-type="float" office:value="4808" calcext:value-type="float">
            <text:p>4808</text:p>
          </table:table-cell>
          <table:table-cell table:formula="of:=[.CN24]/[.CE24]" office:value-type="float" office:value="0.76928" calcext:value-type="float">
            <text:p>0,769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office:value-type="float" office:value="8.12" calcext:value-type="float">
            <text:p>8,12</text:p>
          </table:table-cell>
          <table:table-cell office:value-type="float" office:value="0.165714285714" calcext:value-type="float">
            <text:p>0,165714285714</text:p>
          </table:table-cell>
          <table:table-cell table:formula="of:=[.AD25]-[.AH25]" office:value-type="float" office:value="0" calcext:value-type="float">
            <text:p>0</text:p>
          </table:table-cell>
          <table:table-cell table:formula="of:=[.AL25]/[.AD25]" office:value-type="float" office:value="0" calcext:value-type="float">
            <text:p>0</text:p>
          </table:table-cell>
          <table:table-cell table:formula="of:=[.AE25]-[.AI25]" office:value-type="float" office:value="47" calcext:value-type="float">
            <text:p>47</text:p>
          </table:table-cell>
          <table:table-cell table:formula="of:=[.AN25]/[.AE25]" office:value-type="float" office:value="0.188" calcext:value-type="float">
            <text:p>0,1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.24175824176" calcext:value-type="float">
            <text:p>2,24175824176</text:p>
          </table:table-cell>
          <table:table-cell office:value-type="float" office:value="0.0249084249084" calcext:value-type="float">
            <text:p>0,0249084249084</text:p>
          </table:table-cell>
          <table:table-cell table:formula="of:=[.AQ25]-[.AU25]" office:value-type="float" office:value="9" calcext:value-type="float">
            <text:p>9</text:p>
          </table:table-cell>
          <table:table-cell table:formula="of:=[.AY25]/[.AQ25]" office:value-type="float" office:value="0.09" calcext:value-type="float">
            <text:p>0,09</text:p>
          </table:table-cell>
          <table:table-cell table:formula="of:=[.AR25]-[.AV25]" office:value-type="float" office:value="898" calcext:value-type="float">
            <text:p>898</text:p>
          </table:table-cell>
          <table:table-cell table:formula="of:=[.BA25]/[.AR25]" office:value-type="float" office:value="0.898" calcext:value-type="float">
            <text:p>0,8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15" calcext:value-type="float">
            <text:p>1415</text:p>
          </table:table-cell>
          <table:table-cell office:value-type="float" office:value="18.8666666667" calcext:value-type="float">
            <text:p>18,8666666667</text:p>
          </table:table-cell>
          <table:table-cell office:value-type="float" office:value="0.126621923937" calcext:value-type="float">
            <text:p>0,126621923937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835" calcext:value-type="float">
            <text:p>835</text:p>
          </table:table-cell>
          <table:table-cell table:formula="of:=[.BN25]/[.BE25]" office:value-type="float" office:value="0.371111111111111" calcext:value-type="float">
            <text:p>0,37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906" calcext:value-type="float">
            <text:p>3906</text:p>
          </table:table-cell>
          <table:table-cell office:value-type="float" office:value="39.06" calcext:value-type="float">
            <text:p>39,06</text:p>
          </table:table-cell>
          <table:table-cell office:value-type="float" office:value="0.196281407035" calcext:value-type="float">
            <text:p>0,196281407035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94" calcext:value-type="float">
            <text:p>94</text:p>
          </table:table-cell>
          <table:table-cell table:formula="of:=[.CA25]/[.BR25]" office:value-type="float" office:value="0.0235" calcext:value-type="float">
            <text:p>0,02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3" calcext:value-type="float">
            <text:p>243</text:p>
          </table:table-cell>
          <table:table-cell office:value-type="float" office:value="446" calcext:value-type="float">
            <text:p>446</text:p>
          </table:table-cell>
          <table:table-cell office:value-type="float" office:value="3.670781893" calcext:value-type="float">
            <text:p>3,670781893</text:p>
          </table:table-cell>
          <table:table-cell office:value-type="float" office:value="0.015168520219" calcext:value-type="float">
            <text:p>0,015168520219</text:p>
          </table:table-cell>
          <table:table-cell table:formula="of:=[.CD25]-[.CH25]" office:value-type="float" office:value="7" calcext:value-type="float">
            <text:p>7</text:p>
          </table:table-cell>
          <table:table-cell table:formula="of:=[.CL25]/[.CD25]" office:value-type="float" office:value="0.028" calcext:value-type="float">
            <text:p>0,028</text:p>
          </table:table-cell>
          <table:table-cell table:formula="of:=[.CE25]-[.CI25]" office:value-type="float" office:value="5804" calcext:value-type="float">
            <text:p>5804</text:p>
          </table:table-cell>
          <table:table-cell table:formula="of:=[.CN25]/[.CE25]" office:value-type="float" office:value="0.92864" calcext:value-type="float">
            <text:p>0,92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.39130434783" calcext:value-type="float">
            <text:p>2,39130434783</text:p>
          </table:table-cell>
          <table:table-cell office:value-type="float" office:value="0.0531400966184" calcext:value-type="float">
            <text:p>0,0531400966184</text:p>
          </table:table-cell>
          <table:table-cell table:formula="of:=[.AD26]-[.AH26]" office:value-type="float" office:value="4" calcext:value-type="float">
            <text:p>4</text:p>
          </table:table-cell>
          <table:table-cell table:formula="of:=[.AL26]/[.AD26]" office:value-type="float" office:value="0.08" calcext:value-type="float">
            <text:p>0,08</text:p>
          </table:table-cell>
          <table:table-cell table:formula="of:=[.AE26]-[.AI26]" office:value-type="float" office:value="195" calcext:value-type="float">
            <text:p>195</text:p>
          </table:table-cell>
          <table:table-cell table:formula="of:=[.AN26]/[.AE26]" office:value-type="float" office:value="0.78" calcext:value-type="float">
            <text:p>0,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  <table:table-cell office:value-type="float" office:value="9.26" calcext:value-type="float">
            <text:p>9,26</text:p>
          </table:table-cell>
          <table:table-cell office:value-type="float" office:value="0.0935353535354" calcext:value-type="float">
            <text:p>0,0935353535354</text:p>
          </table:table-cell>
          <table:table-cell table:formula="of:=[.AQ26]-[.AU26]" office:value-type="float" office:value="0" calcext:value-type="float">
            <text:p>0</text:p>
          </table:table-cell>
          <table:table-cell table:formula="of:=[.AY26]/[.AQ26]" office:value-type="float" office:value="0" calcext:value-type="float">
            <text:p>0</text:p>
          </table:table-cell>
          <table:table-cell table:formula="of:=[.AR26]-[.AV26]" office:value-type="float" office:value="537" calcext:value-type="float">
            <text:p>537</text:p>
          </table:table-cell>
          <table:table-cell table:formula="of:=[.BA26]/[.AR26]" office:value-type="float" office:value="0.537" calcext:value-type="float">
            <text:p>0,5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09" calcext:value-type="float">
            <text:p>509</text:p>
          </table:table-cell>
          <table:table-cell office:value-type="float" office:value="6.78666666667" calcext:value-type="float">
            <text:p>6,78666666667</text:p>
          </table:table-cell>
          <table:table-cell office:value-type="float" office:value="0.045548098434" calcext:value-type="float">
            <text:p>0,045548098434</text:p>
          </table:table-cell>
          <table:table-cell table:formula="of:=[.BD26]-[.BH26]" office:value-type="float" office:value="0" calcext:value-type="float">
            <text:p>0</text:p>
          </table:table-cell>
          <table:table-cell table:formula="of:=[.BL26]/[.BD26]" office:value-type="float" office:value="0" calcext:value-type="float">
            <text:p>0</text:p>
          </table:table-cell>
          <table:table-cell table:formula="of:=[.BE26]-[.BI26]" office:value-type="float" office:value="1741" calcext:value-type="float">
            <text:p>1741</text:p>
          </table:table-cell>
          <table:table-cell table:formula="of:=[.BN26]/[.BE26]" office:value-type="float" office:value="0.773777777777778" calcext:value-type="float">
            <text:p>0,77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177" calcext:value-type="float">
            <text:p>1177</text:p>
          </table:table-cell>
          <table:table-cell office:value-type="float" office:value="11.77" calcext:value-type="float">
            <text:p>11,77</text:p>
          </table:table-cell>
          <table:table-cell office:value-type="float" office:value="0.0591457286432" calcext:value-type="float">
            <text:p>0,0591457286432</text:p>
          </table:table-cell>
          <table:table-cell table:formula="of:=[.BQ26]-[.BU26]" office:value-type="float" office:value="0" calcext:value-type="float">
            <text:p>0</text:p>
          </table:table-cell>
          <table:table-cell table:formula="of:=[.BY26]/[.BQ26]" office:value-type="float" office:value="0" calcext:value-type="float">
            <text:p>0</text:p>
          </table:table-cell>
          <table:table-cell table:formula="of:=[.BR26]-[.BV26]" office:value-type="float" office:value="2823" calcext:value-type="float">
            <text:p>2823</text:p>
          </table:table-cell>
          <table:table-cell table:formula="of:=[.CA26]/[.BR26]" office:value-type="float" office:value="0.70575" calcext:value-type="float">
            <text:p>0,70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325" calcext:value-type="float">
            <text:p>1325</text:p>
          </table:table-cell>
          <table:table-cell office:value-type="float" office:value="10.6" calcext:value-type="float">
            <text:p>10,6</text:p>
          </table:table-cell>
          <table:table-cell office:value-type="float" office:value="0.0425702811245" calcext:value-type="float">
            <text:p>0,0425702811245</text:p>
          </table:table-cell>
          <table:table-cell table:formula="of:=[.CD26]-[.CH26]" office:value-type="float" office:value="0" calcext:value-type="float">
            <text:p>0</text:p>
          </table:table-cell>
          <table:table-cell table:formula="of:=[.CL26]/[.CD26]" office:value-type="float" office:value="0" calcext:value-type="float">
            <text:p>0</text:p>
          </table:table-cell>
          <table:table-cell table:formula="of:=[.CE26]-[.CI26]" office:value-type="float" office:value="4925" calcext:value-type="float">
            <text:p>4925</text:p>
          </table:table-cell>
          <table:table-cell table:formula="of:=[.CN26]/[.CE26]" office:value-type="float" office:value="0.788" calcext:value-type="float">
            <text:p>0,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.48571428571" calcext:value-type="float">
            <text:p>1,48571428571</text:p>
          </table:table-cell>
          <table:table-cell office:value-type="float" office:value="0.0436974789916" calcext:value-type="float">
            <text:p>0,0436974789916</text:p>
          </table:table-cell>
          <table:table-cell table:formula="of:=[.AD27]-[.AH27]" office:value-type="float" office:value="15" calcext:value-type="float">
            <text:p>15</text:p>
          </table:table-cell>
          <table:table-cell table:formula="of:=[.AL27]/[.AD27]" office:value-type="float" office:value="0.3" calcext:value-type="float">
            <text:p>0,3</text:p>
          </table:table-cell>
          <table:table-cell table:formula="of:=[.AE27]-[.AI27]" office:value-type="float" office:value="224" calcext:value-type="float">
            <text:p>224</text:p>
          </table:table-cell>
          <table:table-cell table:formula="of:=[.AN27]/[.AE27]" office:value-type="float" office:value="0.896" calcext:value-type="float">
            <text:p>0,8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6.16" calcext:value-type="float">
            <text:p>6,16</text:p>
          </table:table-cell>
          <table:table-cell office:value-type="float" office:value="0.0622222222222" calcext:value-type="float">
            <text:p>0,0622222222222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692" calcext:value-type="float">
            <text:p>692</text:p>
          </table:table-cell>
          <table:table-cell table:formula="of:=[.BA27]/[.AR27]" office:value-type="float" office:value="0.692" calcext:value-type="float">
            <text:p>0,6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67" calcext:value-type="float">
            <text:p>1067</text:p>
          </table:table-cell>
          <table:table-cell office:value-type="float" office:value="14.2266666667" calcext:value-type="float">
            <text:p>14,2266666667</text:p>
          </table:table-cell>
          <table:table-cell office:value-type="float" office:value="0.09548098434" calcext:value-type="float">
            <text:p>0,09548098434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1183" calcext:value-type="float">
            <text:p>1183</text:p>
          </table:table-cell>
          <table:table-cell table:formula="of:=[.BN27]/[.BE27]" office:value-type="float" office:value="0.525777777777778" calcext:value-type="float">
            <text:p>0,525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07" calcext:value-type="float">
            <text:p>2007</text:p>
          </table:table-cell>
          <table:table-cell office:value-type="float" office:value="20.07" calcext:value-type="float">
            <text:p>20,07</text:p>
          </table:table-cell>
          <table:table-cell office:value-type="float" office:value="0.100854271357" calcext:value-type="float">
            <text:p>0,100854271357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1993" calcext:value-type="float">
            <text:p>1993</text:p>
          </table:table-cell>
          <table:table-cell table:formula="of:=[.CA27]/[.BR27]" office:value-type="float" office:value="0.49825" calcext:value-type="float">
            <text:p>0,49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1044" calcext:value-type="float">
            <text:p>1044</text:p>
          </table:table-cell>
          <table:table-cell table:formula="of:=[.CN27]/[.CE27]" office:value-type="float" office:value="0.16704" calcext:value-type="float">
            <text:p>0,16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3.54166666667" calcext:value-type="float">
            <text:p>3,54166666667</text:p>
          </table:table-cell>
          <table:table-cell office:value-type="float" office:value="0.0753546099291" calcext:value-type="float">
            <text:p>0,0753546099291</text:p>
          </table:table-cell>
          <table:table-cell table:formula="of:=[.AD28]-[.AH28]" office:value-type="float" office:value="2" calcext:value-type="float">
            <text:p>2</text:p>
          </table:table-cell>
          <table:table-cell table:formula="of:=[.AL28]/[.AD28]" office:value-type="float" office:value="0.04" calcext:value-type="float">
            <text:p>0,04</text:p>
          </table:table-cell>
          <table:table-cell table:formula="of:=[.AE28]-[.AI28]" office:value-type="float" office:value="165" calcext:value-type="float">
            <text:p>165</text:p>
          </table:table-cell>
          <table:table-cell table:formula="of:=[.AN28]/[.AE28]" office:value-type="float" office:value="0.66" calcext:value-type="float">
            <text:p>0,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.56923076923" calcext:value-type="float">
            <text:p>1,56923076923</text:p>
          </table:table-cell>
          <table:table-cell office:value-type="float" office:value="0.0245192307692" calcext:value-type="float">
            <text:p>0,0245192307692</text:p>
          </table:table-cell>
          <table:table-cell table:formula="of:=[.AQ28]-[.AU28]" office:value-type="float" office:value="35" calcext:value-type="float">
            <text:p>35</text:p>
          </table:table-cell>
          <table:table-cell table:formula="of:=[.AY28]/[.AQ28]" office:value-type="float" office:value="0.35" calcext:value-type="float">
            <text:p>0,35</text:p>
          </table:table-cell>
          <table:table-cell table:formula="of:=[.AR28]-[.AV28]" office:value-type="float" office:value="949" calcext:value-type="float">
            <text:p>949</text:p>
          </table:table-cell>
          <table:table-cell table:formula="of:=[.BA28]/[.AR28]" office:value-type="float" office:value="0.949" calcext:value-type="float">
            <text:p>0,9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88" calcext:value-type="float">
            <text:p>1088</text:p>
          </table:table-cell>
          <table:table-cell office:value-type="float" office:value="14.5066666667" calcext:value-type="float">
            <text:p>14,5066666667</text:p>
          </table:table-cell>
          <table:table-cell office:value-type="float" office:value="0.0973601789709" calcext:value-type="float">
            <text:p>0,0973601789709</text:p>
          </table:table-cell>
          <table:table-cell table:formula="of:=[.BD28]-[.BH28]" office:value-type="float" office:value="0" calcext:value-type="float">
            <text:p>0</text:p>
          </table:table-cell>
          <table:table-cell table:formula="of:=[.BL28]/[.BD28]" office:value-type="float" office:value="0" calcext:value-type="float">
            <text:p>0</text:p>
          </table:table-cell>
          <table:table-cell table:formula="of:=[.BE28]-[.BI28]" office:value-type="float" office:value="1162" calcext:value-type="float">
            <text:p>1162</text:p>
          </table:table-cell>
          <table:table-cell table:formula="of:=[.BN28]/[.BE28]" office:value-type="float" office:value="0.516444444444444" calcext:value-type="float">
            <text:p>0,516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716" calcext:value-type="float">
            <text:p>3716</text:p>
          </table:table-cell>
          <table:table-cell office:value-type="float" office:value="37.16" calcext:value-type="float">
            <text:p>37,16</text:p>
          </table:table-cell>
          <table:table-cell office:value-type="float" office:value="0.186733668342" calcext:value-type="float">
            <text:p>0,186733668342</text:p>
          </table:table-cell>
          <table:table-cell table:formula="of:=[.BQ28]-[.BU28]" office:value-type="float" office:value="0" calcext:value-type="float">
            <text:p>0</text:p>
          </table:table-cell>
          <table:table-cell table:formula="of:=[.BY28]/[.BQ28]" office:value-type="float" office:value="0" calcext:value-type="float">
            <text:p>0</text:p>
          </table:table-cell>
          <table:table-cell table:formula="of:=[.BR28]-[.BV28]" office:value-type="float" office:value="284" calcext:value-type="float">
            <text:p>284</text:p>
          </table:table-cell>
          <table:table-cell table:formula="of:=[.CA28]/[.BR28]" office:value-type="float" office:value="0.071" calcext:value-type="float">
            <text:p>0,0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874" calcext:value-type="float">
            <text:p>3874</text:p>
          </table:table-cell>
          <table:table-cell office:value-type="float" office:value="30.992" calcext:value-type="float">
            <text:p>30,992</text:p>
          </table:table-cell>
          <table:table-cell office:value-type="float" office:value="0.124465863454" calcext:value-type="float">
            <text:p>0,124465863454</text:p>
          </table:table-cell>
          <table:table-cell table:formula="of:=[.CD28]-[.CH28]" office:value-type="float" office:value="0" calcext:value-type="float">
            <text:p>0</text:p>
          </table:table-cell>
          <table:table-cell table:formula="of:=[.CL28]/[.CD28]" office:value-type="float" office:value="0" calcext:value-type="float">
            <text:p>0</text:p>
          </table:table-cell>
          <table:table-cell table:formula="of:=[.CE28]-[.CI28]" office:value-type="float" office:value="2376" calcext:value-type="float">
            <text:p>2376</text:p>
          </table:table-cell>
          <table:table-cell table:formula="of:=[.CN28]/[.CE28]" office:value-type="float" office:value="0.38016" calcext:value-type="float">
            <text:p>0,38016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office:value-type="float" office:value="7.24" calcext:value-type="float">
            <text:p>7,24</text:p>
          </table:table-cell>
          <table:table-cell office:value-type="float" office:value="0.147755102041" calcext:value-type="float">
            <text:p>0,147755102041</text:p>
          </table:table-cell>
          <table:table-cell table:formula="of:=[.AD29]-[.AH29]" office:value-type="float" office:value="0" calcext:value-type="float">
            <text:p>0</text:p>
          </table:table-cell>
          <table:table-cell table:formula="of:=[.AL29]/[.AD29]" office:value-type="float" office:value="0" calcext:value-type="float">
            <text:p>0</text:p>
          </table:table-cell>
          <table:table-cell table:formula="of:=[.AE29]-[.AI29]" office:value-type="float" office:value="69" calcext:value-type="float">
            <text:p>69</text:p>
          </table:table-cell>
          <table:table-cell table:formula="of:=[.AN29]/[.AE29]" office:value-type="float" office:value="0.276" calcext:value-type="float">
            <text:p>0,2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8" calcext:value-type="float">
            <text:p>408</text:p>
          </table:table-cell>
          <table:table-cell office:value-type="float" office:value="8.16" calcext:value-type="float">
            <text:p>8,16</text:p>
          </table:table-cell>
          <table:table-cell office:value-type="float" office:value="0.0824242424242" calcext:value-type="float">
            <text:p>0,0824242424242</text:p>
          </table:table-cell>
          <table:table-cell table:formula="of:=[.AQ29]-[.AU29]" office:value-type="float" office:value="0" calcext:value-type="float">
            <text:p>0</text:p>
          </table:table-cell>
          <table:table-cell table:formula="of:=[.AY29]/[.AQ29]" office:value-type="float" office:value="0" calcext:value-type="float">
            <text:p>0</text:p>
          </table:table-cell>
          <table:table-cell table:formula="of:=[.AR29]-[.AV29]" office:value-type="float" office:value="592" calcext:value-type="float">
            <text:p>592</text:p>
          </table:table-cell>
          <table:table-cell table:formula="of:=[.BA29]/[.AR29]" office:value-type="float" office:value="0.592" calcext:value-type="float">
            <text:p>0,592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22" calcext:value-type="float">
            <text:p>2122</text:p>
          </table:table-cell>
          <table:table-cell office:value-type="float" office:value="28.2933333333" calcext:value-type="float">
            <text:p>28,2933333333</text:p>
          </table:table-cell>
          <table:table-cell office:value-type="float" office:value="0.189888143177" calcext:value-type="float">
            <text:p>0,189888143177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128" calcext:value-type="float">
            <text:p>128</text:p>
          </table:table-cell>
          <table:table-cell table:formula="of:=[.BN29]/[.BE29]" office:value-type="float" office:value="0.0568888888888889" calcext:value-type="float">
            <text:p>0,056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955" calcext:value-type="float">
            <text:p>3955</text:p>
          </table:table-cell>
          <table:table-cell office:value-type="float" office:value="39.55" calcext:value-type="float">
            <text:p>39,55</text:p>
          </table:table-cell>
          <table:table-cell office:value-type="float" office:value="0.198743718593" calcext:value-type="float">
            <text:p>0,198743718593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45" calcext:value-type="float">
            <text:p>45</text:p>
          </table:table-cell>
          <table:table-cell table:formula="of:=[.CA29]/[.BR29]" office:value-type="float" office:value="0.01125" calcext:value-type="float">
            <text:p>0,01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192" calcext:value-type="float">
            <text:p>1192</text:p>
          </table:table-cell>
          <table:table-cell office:value-type="float" office:value="9.536" calcext:value-type="float">
            <text:p>9,536</text:p>
          </table:table-cell>
          <table:table-cell office:value-type="float" office:value="0.038297188755" calcext:value-type="float">
            <text:p>0,038297188755</text:p>
          </table:table-cell>
          <table:table-cell table:formula="of:=[.CD29]-[.CH29]" office:value-type="float" office:value="0" calcext:value-type="float">
            <text:p>0</text:p>
          </table:table-cell>
          <table:table-cell table:formula="of:=[.CL29]/[.CD29]" office:value-type="float" office:value="0" calcext:value-type="float">
            <text:p>0</text:p>
          </table:table-cell>
          <table:table-cell table:formula="of:=[.CE29]-[.CI29]" office:value-type="float" office:value="5058" calcext:value-type="float">
            <text:p>5058</text:p>
          </table:table-cell>
          <table:table-cell table:formula="of:=[.CN29]/[.CE29]" office:value-type="float" office:value="0.80928" calcext:value-type="float">
            <text:p>0,80928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.08163265306" calcext:value-type="float">
            <text:p>4,08163265306</text:p>
          </table:table-cell>
          <table:table-cell office:value-type="float" office:value="0.0850340136054" calcext:value-type="float">
            <text:p>0,0850340136054</text:p>
          </table:table-cell>
          <table:table-cell table:formula="of:=[.AD30]-[.AH30]" office:value-type="float" office:value="1" calcext:value-type="float">
            <text:p>1</text:p>
          </table:table-cell>
          <table:table-cell table:formula="of:=[.AL30]/[.AD30]" office:value-type="float" office:value="0.02" calcext:value-type="float">
            <text:p>0,02</text:p>
          </table:table-cell>
          <table:table-cell table:formula="of:=[.AE30]-[.AI30]" office:value-type="float" office:value="150" calcext:value-type="float">
            <text:p>150</text:p>
          </table:table-cell>
          <table:table-cell table:formula="of:=[.AN30]/[.AE30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4.44" calcext:value-type="float">
            <text:p>4,44</text:p>
          </table:table-cell>
          <table:table-cell office:value-type="float" office:value="0.0448484848485" calcext:value-type="float">
            <text:p>0,0448484848485</text:p>
          </table:table-cell>
          <table:table-cell table:formula="of:=[.AQ30]-[.AU30]" office:value-type="float" office:value="0" calcext:value-type="float">
            <text:p>0</text:p>
          </table:table-cell>
          <table:table-cell table:formula="of:=[.AY30]/[.AQ30]" office:value-type="float" office:value="0" calcext:value-type="float">
            <text:p>0</text:p>
          </table:table-cell>
          <table:table-cell table:formula="of:=[.AR30]-[.AV30]" office:value-type="float" office:value="778" calcext:value-type="float">
            <text:p>778</text:p>
          </table:table-cell>
          <table:table-cell table:formula="of:=[.BA30]/[.AR30]" office:value-type="float" office:value="0.778" calcext:value-type="float">
            <text:p>0,7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505" calcext:value-type="float">
            <text:p>1505</text:p>
          </table:table-cell>
          <table:table-cell office:value-type="float" office:value="20.0666666667" calcext:value-type="float">
            <text:p>20,0666666667</text:p>
          </table:table-cell>
          <table:table-cell office:value-type="float" office:value="0.134675615213" calcext:value-type="float">
            <text:p>0,134675615213</text:p>
          </table:table-cell>
          <table:table-cell table:formula="of:=[.BD30]-[.BH30]" office:value-type="float" office:value="0" calcext:value-type="float">
            <text:p>0</text:p>
          </table:table-cell>
          <table:table-cell table:formula="of:=[.BL30]/[.BD30]" office:value-type="float" office:value="0" calcext:value-type="float">
            <text:p>0</text:p>
          </table:table-cell>
          <table:table-cell table:formula="of:=[.BE30]-[.BI30]" office:value-type="float" office:value="745" calcext:value-type="float">
            <text:p>745</text:p>
          </table:table-cell>
          <table:table-cell table:formula="of:=[.BN30]/[.BE30]" office:value-type="float" office:value="0.331111111111111" calcext:value-type="float">
            <text:p>0,33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321" calcext:value-type="float">
            <text:p>2321</text:p>
          </table:table-cell>
          <table:table-cell office:value-type="float" office:value="23.21" calcext:value-type="float">
            <text:p>23,21</text:p>
          </table:table-cell>
          <table:table-cell office:value-type="float" office:value="0.116633165829" calcext:value-type="float">
            <text:p>0,116633165829</text:p>
          </table:table-cell>
          <table:table-cell table:formula="of:=[.BQ30]-[.BU30]" office:value-type="float" office:value="0" calcext:value-type="float">
            <text:p>0</text:p>
          </table:table-cell>
          <table:table-cell table:formula="of:=[.BY30]/[.BQ30]" office:value-type="float" office:value="0" calcext:value-type="float">
            <text:p>0</text:p>
          </table:table-cell>
          <table:table-cell table:formula="of:=[.BR30]-[.BV30]" office:value-type="float" office:value="1679" calcext:value-type="float">
            <text:p>1679</text:p>
          </table:table-cell>
          <table:table-cell table:formula="of:=[.CA30]/[.BR30]" office:value-type="float" office:value="0.41975" calcext:value-type="float">
            <text:p>0,41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23" calcext:value-type="float">
            <text:p>1823</text:p>
          </table:table-cell>
          <table:table-cell office:value-type="float" office:value="14.584" calcext:value-type="float">
            <text:p>14,584</text:p>
          </table:table-cell>
          <table:table-cell office:value-type="float" office:value="0.0585702811245" calcext:value-type="float">
            <text:p>0,0585702811245</text:p>
          </table:table-cell>
          <table:table-cell table:formula="of:=[.CD30]-[.CH30]" office:value-type="float" office:value="0" calcext:value-type="float">
            <text:p>0</text:p>
          </table:table-cell>
          <table:table-cell table:formula="of:=[.CL30]/[.CD30]" office:value-type="float" office:value="0" calcext:value-type="float">
            <text:p>0</text:p>
          </table:table-cell>
          <table:table-cell table:formula="of:=[.CE30]-[.CI30]" office:value-type="float" office:value="4427" calcext:value-type="float">
            <text:p>4427</text:p>
          </table:table-cell>
          <table:table-cell table:formula="of:=[.CN30]/[.CE30]" office:value-type="float" office:value="0.70832" calcext:value-type="float">
            <text:p>0,70832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" calcext:value-type="float">
            <text:p>0,142857142857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75" calcext:value-type="float">
            <text:p>75</text:p>
          </table:table-cell>
          <table:table-cell table:formula="of:=[.AN31]/[.AE31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  <table:table-cell office:value-type="float" office:value="12.3" calcext:value-type="float">
            <text:p>12,3</text:p>
          </table:table-cell>
          <table:table-cell office:value-type="float" office:value="0.124242424242" calcext:value-type="float">
            <text:p>0,124242424242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385" calcext:value-type="float">
            <text:p>385</text:p>
          </table:table-cell>
          <table:table-cell table:formula="of:=[.BA31]/[.AR31]" office:value-type="float" office:value="0.385" calcext:value-type="float">
            <text:p>0,3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202" calcext:value-type="float">
            <text:p>2202</text:p>
          </table:table-cell>
          <table:table-cell office:value-type="float" office:value="29.36" calcext:value-type="float">
            <text:p>29,36</text:p>
          </table:table-cell>
          <table:table-cell office:value-type="float" office:value="0.197046979866" calcext:value-type="float">
            <text:p>0,197046979866</text:p>
          </table:table-cell>
          <table:table-cell table:formula="of:=[.BD31]-[.BH31]" office:value-type="float" office:value="0" calcext:value-type="float">
            <text:p>0</text:p>
          </table:table-cell>
          <table:table-cell table:formula="of:=[.BL31]/[.BD31]" office:value-type="float" office:value="0" calcext:value-type="float">
            <text:p>0</text:p>
          </table:table-cell>
          <table:table-cell table:formula="of:=[.BE31]-[.BI31]" office:value-type="float" office:value="48" calcext:value-type="float">
            <text:p>48</text:p>
          </table:table-cell>
          <table:table-cell table:formula="of:=[.BN31]/[.BE31]" office:value-type="float" office:value="0.0213333333333333" calcext:value-type="float">
            <text:p>0,02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221" calcext:value-type="float">
            <text:p>3221</text:p>
          </table:table-cell>
          <table:table-cell office:value-type="float" office:value="32.21" calcext:value-type="float">
            <text:p>32,21</text:p>
          </table:table-cell>
          <table:table-cell office:value-type="float" office:value="0.161859296482" calcext:value-type="float">
            <text:p>0,161859296482</text:p>
          </table:table-cell>
          <table:table-cell table:formula="of:=[.BQ31]-[.BU31]" office:value-type="float" office:value="0" calcext:value-type="float">
            <text:p>0</text:p>
          </table:table-cell>
          <table:table-cell table:formula="of:=[.BY31]/[.BQ31]" office:value-type="float" office:value="0" calcext:value-type="float">
            <text:p>0</text:p>
          </table:table-cell>
          <table:table-cell table:formula="of:=[.BR31]-[.BV31]" office:value-type="float" office:value="779" calcext:value-type="float">
            <text:p>779</text:p>
          </table:table-cell>
          <table:table-cell table:formula="of:=[.CA31]/[.BR31]" office:value-type="float" office:value="0.19475" calcext:value-type="float">
            <text:p>0,19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6" calcext:value-type="float">
            <text:p>246</text:p>
          </table:table-cell>
          <table:table-cell office:value-type="float" office:value="511" calcext:value-type="float">
            <text:p>511</text:p>
          </table:table-cell>
          <table:table-cell office:value-type="float" office:value="4.15447154472" calcext:value-type="float">
            <text:p>4,15447154472</text:p>
          </table:table-cell>
          <table:table-cell office:value-type="float" office:value="0.0169570267131" calcext:value-type="float">
            <text:p>0,0169570267131</text:p>
          </table:table-cell>
          <table:table-cell table:formula="of:=[.CD31]-[.CH31]" office:value-type="float" office:value="4" calcext:value-type="float">
            <text:p>4</text:p>
          </table:table-cell>
          <table:table-cell table:formula="of:=[.CL31]/[.CD31]" office:value-type="float" office:value="0.016" calcext:value-type="float">
            <text:p>0,016</text:p>
          </table:table-cell>
          <table:table-cell table:formula="of:=[.CE31]-[.CI31]" office:value-type="float" office:value="5739" calcext:value-type="float">
            <text:p>5739</text:p>
          </table:table-cell>
          <table:table-cell table:formula="of:=[.CN31]/[.CE31]" office:value-type="float" office:value="0.91824" calcext:value-type="float">
            <text:p>0,91824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94" calcext:value-type="float">
            <text:p>94</text:p>
          </table:table-cell>
          <table:table-cell table:formula="of:=[.AN32]/[.AE32]" office:value-type="float" office:value="0.376" calcext:value-type="float">
            <text:p>0,3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.76923076923" calcext:value-type="float">
            <text:p>1,76923076923</text:p>
          </table:table-cell>
          <table:table-cell office:value-type="float" office:value="0.022977022977" calcext:value-type="float">
            <text:p>0,022977022977</text:p>
          </table:table-cell>
          <table:table-cell table:formula="of:=[.AQ32]-[.AU32]" office:value-type="float" office:value="22" calcext:value-type="float">
            <text:p>22</text:p>
          </table:table-cell>
          <table:table-cell table:formula="of:=[.AY32]/[.AQ32]" office:value-type="float" office:value="0.22" calcext:value-type="float">
            <text:p>0,22</text:p>
          </table:table-cell>
          <table:table-cell table:formula="of:=[.AR32]-[.AV32]" office:value-type="float" office:value="931" calcext:value-type="float">
            <text:p>931</text:p>
          </table:table-cell>
          <table:table-cell table:formula="of:=[.BA32]/[.AR32]" office:value-type="float" office:value="0.931" calcext:value-type="float">
            <text:p>0,9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2.15942028986" calcext:value-type="float">
            <text:p>2,15942028986</text:p>
          </table:table-cell>
          <table:table-cell office:value-type="float" office:value="0.0157621918968" calcext:value-type="float">
            <text:p>0,0157621918968</text:p>
          </table:table-cell>
          <table:table-cell table:formula="of:=[.BD32]-[.BH32]" office:value-type="float" office:value="12" calcext:value-type="float">
            <text:p>12</text:p>
          </table:table-cell>
          <table:table-cell table:formula="of:=[.BL32]/[.BD32]" office:value-type="float" office:value="0.08" calcext:value-type="float">
            <text:p>0,08</text:p>
          </table:table-cell>
          <table:table-cell table:formula="of:=[.BE32]-[.BI32]" office:value-type="float" office:value="2101" calcext:value-type="float">
            <text:p>2101</text:p>
          </table:table-cell>
          <table:table-cell table:formula="of:=[.BN32]/[.BE32]" office:value-type="float" office:value="0.933777777777778" calcext:value-type="float">
            <text:p>0,93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455" calcext:value-type="float">
            <text:p>2455</text:p>
          </table:table-cell>
          <table:table-cell office:value-type="float" office:value="24.55" calcext:value-type="float">
            <text:p>24,55</text:p>
          </table:table-cell>
          <table:table-cell office:value-type="float" office:value="0.123366834171" calcext:value-type="float">
            <text:p>0,123366834171</text:p>
          </table:table-cell>
          <table:table-cell table:formula="of:=[.BQ32]-[.BU32]" office:value-type="float" office:value="0" calcext:value-type="float">
            <text:p>0</text:p>
          </table:table-cell>
          <table:table-cell table:formula="of:=[.BY32]/[.BQ32]" office:value-type="float" office:value="0" calcext:value-type="float">
            <text:p>0</text:p>
          </table:table-cell>
          <table:table-cell table:formula="of:=[.BR32]-[.BV32]" office:value-type="float" office:value="1545" calcext:value-type="float">
            <text:p>1545</text:p>
          </table:table-cell>
          <table:table-cell table:formula="of:=[.CA32]/[.BR32]" office:value-type="float" office:value="0.38625" calcext:value-type="float">
            <text:p>0,38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692" calcext:value-type="float">
            <text:p>1692</text:p>
          </table:table-cell>
          <table:table-cell office:value-type="float" office:value="13.536" calcext:value-type="float">
            <text:p>13,536</text:p>
          </table:table-cell>
          <table:table-cell office:value-type="float" office:value="0.0543614457831" calcext:value-type="float">
            <text:p>0,0543614457831</text:p>
          </table:table-cell>
          <table:table-cell table:formula="of:=[.CD32]-[.CH32]" office:value-type="float" office:value="0" calcext:value-type="float">
            <text:p>0</text:p>
          </table:table-cell>
          <table:table-cell table:formula="of:=[.CL32]/[.CD32]" office:value-type="float" office:value="0" calcext:value-type="float">
            <text:p>0</text:p>
          </table:table-cell>
          <table:table-cell table:formula="of:=[.CE32]-[.CI32]" office:value-type="float" office:value="4558" calcext:value-type="float">
            <text:p>4558</text:p>
          </table:table-cell>
          <table:table-cell table:formula="of:=[.CN32]/[.CE32]" office:value-type="float" office:value="0.72928" calcext:value-type="float">
            <text:p>0,72928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5.68" calcext:value-type="float">
            <text:p>5,68</text:p>
          </table:table-cell>
          <table:table-cell office:value-type="float" office:value="0.115918367347" calcext:value-type="float">
            <text:p>0,115918367347</text:p>
          </table:table-cell>
          <table:table-cell table:formula="of:=[.AD33]-[.AH33]" office:value-type="float" office:value="0" calcext:value-type="float">
            <text:p>0</text:p>
          </table:table-cell>
          <table:table-cell table:formula="of:=[.AL33]/[.AD33]" office:value-type="float" office:value="0" calcext:value-type="float">
            <text:p>0</text:p>
          </table:table-cell>
          <table:table-cell table:formula="of:=[.AE33]-[.AI33]" office:value-type="float" office:value="108" calcext:value-type="float">
            <text:p>108</text:p>
          </table:table-cell>
          <table:table-cell table:formula="of:=[.AN33]/[.AE33]" office:value-type="float" office:value="0.432" calcext:value-type="float">
            <text:p>0,4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7.64" calcext:value-type="float">
            <text:p>7,64</text:p>
          </table:table-cell>
          <table:table-cell office:value-type="float" office:value="0.0771717171717" calcext:value-type="float">
            <text:p>0,0771717171717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618" calcext:value-type="float">
            <text:p>618</text:p>
          </table:table-cell>
          <table:table-cell table:formula="of:=[.BA33]/[.AR33]" office:value-type="float" office:value="0.618" calcext:value-type="float">
            <text:p>0,6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57" calcext:value-type="float">
            <text:p>557</text:p>
          </table:table-cell>
          <table:table-cell office:value-type="float" office:value="7.42666666667" calcext:value-type="float">
            <text:p>7,42666666667</text:p>
          </table:table-cell>
          <table:table-cell office:value-type="float" office:value="0.0498434004474" calcext:value-type="float">
            <text:p>0,0498434004474</text:p>
          </table:table-cell>
          <table:table-cell table:formula="of:=[.BD33]-[.BH33]" office:value-type="float" office:value="0" calcext:value-type="float">
            <text:p>0</text:p>
          </table:table-cell>
          <table:table-cell table:formula="of:=[.BL33]/[.BD33]" office:value-type="float" office:value="0" calcext:value-type="float">
            <text:p>0</text:p>
          </table:table-cell>
          <table:table-cell table:formula="of:=[.BE33]-[.BI33]" office:value-type="float" office:value="1693" calcext:value-type="float">
            <text:p>1693</text:p>
          </table:table-cell>
          <table:table-cell table:formula="of:=[.BN33]/[.BE33]" office:value-type="float" office:value="0.752444444444445" calcext:value-type="float">
            <text:p>0,752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445" calcext:value-type="float">
            <text:p>3445</text:p>
          </table:table-cell>
          <table:table-cell office:value-type="float" office:value="34.45" calcext:value-type="float">
            <text:p>34,45</text:p>
          </table:table-cell>
          <table:table-cell office:value-type="float" office:value="0.173115577889" calcext:value-type="float">
            <text:p>0,173115577889</text:p>
          </table:table-cell>
          <table:table-cell table:formula="of:=[.BQ33]-[.BU33]" office:value-type="float" office:value="0" calcext:value-type="float">
            <text:p>0</text:p>
          </table:table-cell>
          <table:table-cell table:formula="of:=[.BY33]/[.BQ33]" office:value-type="float" office:value="0" calcext:value-type="float">
            <text:p>0</text:p>
          </table:table-cell>
          <table:table-cell table:formula="of:=[.BR33]-[.BV33]" office:value-type="float" office:value="555" calcext:value-type="float">
            <text:p>555</text:p>
          </table:table-cell>
          <table:table-cell table:formula="of:=[.CA33]/[.BR33]" office:value-type="float" office:value="0.13875" calcext:value-type="float">
            <text:p>0,13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1044" calcext:value-type="float">
            <text:p>1044</text:p>
          </table:table-cell>
          <table:table-cell table:formula="of:=[.CN33]/[.CE33]" office:value-type="float" office:value="0.16704" calcext:value-type="float">
            <text:p>0,16704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 table:formula="of:=[.AD34]-[.AH34]" office:value-type="float" office:value="0" calcext:value-type="float">
            <text:p>0</text:p>
          </table:table-cell>
          <table:table-cell table:formula="of:=[.AL34]/[.AD34]" office:value-type="float" office:value="0" calcext:value-type="float">
            <text:p>0</text:p>
          </table:table-cell>
          <table:table-cell table:formula="of:=[.AE34]-[.AI34]" office:value-type="float" office:value="5" calcext:value-type="float">
            <text:p>5</text:p>
          </table:table-cell>
          <table:table-cell table:formula="of:=[.AN34]/[.AE34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3.53535353535" calcext:value-type="float">
            <text:p>3,53535353535</text:p>
          </table:table-cell>
          <table:table-cell office:value-type="float" office:value="0.036075036075" calcext:value-type="float">
            <text:p>0,036075036075</text:p>
          </table:table-cell>
          <table:table-cell table:formula="of:=[.AQ34]-[.AU34]" office:value-type="float" office:value="1" calcext:value-type="float">
            <text:p>1</text:p>
          </table:table-cell>
          <table:table-cell table:formula="of:=[.AY34]/[.AQ34]" office:value-type="float" office:value="0.01" calcext:value-type="float">
            <text:p>0,01</text:p>
          </table:table-cell>
          <table:table-cell table:formula="of:=[.AR34]-[.AV34]" office:value-type="float" office:value="825" calcext:value-type="float">
            <text:p>825</text:p>
          </table:table-cell>
          <table:table-cell table:formula="of:=[.BA34]/[.AR34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671" calcext:value-type="float">
            <text:p>671</text:p>
          </table:table-cell>
          <table:table-cell office:value-type="float" office:value="8.94666666667" calcext:value-type="float">
            <text:p>8,94666666667</text:p>
          </table:table-cell>
          <table:table-cell office:value-type="float" office:value="0.0600447427293" calcext:value-type="float">
            <text:p>0,0600447427293</text:p>
          </table:table-cell>
          <table:table-cell table:formula="of:=[.BD34]-[.BH34]" office:value-type="float" office:value="0" calcext:value-type="float">
            <text:p>0</text:p>
          </table:table-cell>
          <table:table-cell table:formula="of:=[.BL34]/[.BD34]" office:value-type="float" office:value="0" calcext:value-type="float">
            <text:p>0</text:p>
          </table:table-cell>
          <table:table-cell table:formula="of:=[.BE34]-[.BI34]" office:value-type="float" office:value="1579" calcext:value-type="float">
            <text:p>1579</text:p>
          </table:table-cell>
          <table:table-cell table:formula="of:=[.BN34]/[.BE34]" office:value-type="float" office:value="0.701777777777778" calcext:value-type="float">
            <text:p>0,70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.98734177215" calcext:value-type="float">
            <text:p>1,98734177215</text:p>
          </table:table-cell>
          <table:table-cell office:value-type="float" office:value="0.0126582278481" calcext:value-type="float">
            <text:p>0,0126582278481</text:p>
          </table:table-cell>
          <table:table-cell table:formula="of:=[.BQ34]-[.BU34]" office:value-type="float" office:value="42" calcext:value-type="float">
            <text:p>42</text:p>
          </table:table-cell>
          <table:table-cell table:formula="of:=[.BY34]/[.BQ34]" office:value-type="float" office:value="0.21" calcext:value-type="float">
            <text:p>0,21</text:p>
          </table:table-cell>
          <table:table-cell table:formula="of:=[.BR34]-[.BV34]" office:value-type="float" office:value="3843" calcext:value-type="float">
            <text:p>3843</text:p>
          </table:table-cell>
          <table:table-cell table:formula="of:=[.CA34]/[.BR34]" office:value-type="float" office:value="0.96075" calcext:value-type="float">
            <text:p>0,96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271" calcext:value-type="float">
            <text:p>3271</text:p>
          </table:table-cell>
          <table:table-cell office:value-type="float" office:value="26.168" calcext:value-type="float">
            <text:p>26,168</text:p>
          </table:table-cell>
          <table:table-cell office:value-type="float" office:value="0.105092369478" calcext:value-type="float">
            <text:p>0,105092369478</text:p>
          </table:table-cell>
          <table:table-cell table:formula="of:=[.CD34]-[.CH34]" office:value-type="float" office:value="0" calcext:value-type="float">
            <text:p>0</text:p>
          </table:table-cell>
          <table:table-cell table:formula="of:=[.CL34]/[.CD34]" office:value-type="float" office:value="0" calcext:value-type="float">
            <text:p>0</text:p>
          </table:table-cell>
          <table:table-cell table:formula="of:=[.CE34]-[.CI34]" office:value-type="float" office:value="2979" calcext:value-type="float">
            <text:p>2979</text:p>
          </table:table-cell>
          <table:table-cell table:formula="of:=[.CN34]/[.CE34]" office:value-type="float" office:value="0.47664" calcext:value-type="float">
            <text:p>0,47664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.65217391304" calcext:value-type="float">
            <text:p>2,65217391304</text:p>
          </table:table-cell>
          <table:table-cell office:value-type="float" office:value="0.0589371980676" calcext:value-type="float">
            <text:p>0,0589371980676</text:p>
          </table:table-cell>
          <table:table-cell table:formula="of:=[.AD35]-[.AH35]" office:value-type="float" office:value="4" calcext:value-type="float">
            <text:p>4</text:p>
          </table:table-cell>
          <table:table-cell table:formula="of:=[.AL35]/[.AD35]" office:value-type="float" office:value="0.08" calcext:value-type="float">
            <text:p>0,08</text:p>
          </table:table-cell>
          <table:table-cell table:formula="of:=[.AE35]-[.AI35]" office:value-type="float" office:value="189" calcext:value-type="float">
            <text:p>189</text:p>
          </table:table-cell>
          <table:table-cell table:formula="of:=[.AN35]/[.AE35]" office:value-type="float" office:value="0.756" calcext:value-type="float">
            <text:p>0,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43" calcext:value-type="float">
            <text:p>943</text:p>
          </table:table-cell>
          <table:table-cell office:value-type="float" office:value="18.86" calcext:value-type="float">
            <text:p>18,86</text:p>
          </table:table-cell>
          <table:table-cell office:value-type="float" office:value="0.190505050505" calcext:value-type="float">
            <text:p>0,190505050505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57" calcext:value-type="float">
            <text:p>57</text:p>
          </table:table-cell>
          <table:table-cell table:formula="of:=[.BA35]/[.AR35]" office:value-type="float" office:value="0.057" calcext:value-type="float">
            <text:p>0,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120" calcext:value-type="float">
            <text:p>1120</text:p>
          </table:table-cell>
          <table:table-cell office:value-type="float" office:value="14.9333333333" calcext:value-type="float">
            <text:p>14,9333333333</text:p>
          </table:table-cell>
          <table:table-cell office:value-type="float" office:value="0.100223713647" calcext:value-type="float">
            <text:p>0,100223713647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1130" calcext:value-type="float">
            <text:p>1130</text:p>
          </table:table-cell>
          <table:table-cell table:formula="of:=[.BN35]/[.BE35]" office:value-type="float" office:value="0.502222222222222" calcext:value-type="float">
            <text:p>0,50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86" calcext:value-type="float">
            <text:p>2286</text:p>
          </table:table-cell>
          <table:table-cell office:value-type="float" office:value="22.86" calcext:value-type="float">
            <text:p>22,86</text:p>
          </table:table-cell>
          <table:table-cell office:value-type="float" office:value="0.114874371859" calcext:value-type="float">
            <text:p>0,114874371859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1714" calcext:value-type="float">
            <text:p>1714</text:p>
          </table:table-cell>
          <table:table-cell table:formula="of:=[.CA35]/[.BR35]" office:value-type="float" office:value="0.4285" calcext:value-type="float">
            <text:p>0,42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939" calcext:value-type="float">
            <text:p>4939</text:p>
          </table:table-cell>
          <table:table-cell office:value-type="float" office:value="39.512" calcext:value-type="float">
            <text:p>39,512</text:p>
          </table:table-cell>
          <table:table-cell office:value-type="float" office:value="0.158682730924" calcext:value-type="float">
            <text:p>0,158682730924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1311" calcext:value-type="float">
            <text:p>1311</text:p>
          </table:table-cell>
          <table:table-cell table:formula="of:=[.CN35]/[.CE35]" office:value-type="float" office:value="0.20976" calcext:value-type="float">
            <text:p>0,20976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.84210526316" calcext:value-type="float">
            <text:p>1,84210526316</text:p>
          </table:table-cell>
          <table:table-cell office:value-type="float" office:value="0.049786628734" calcext:value-type="float">
            <text:p>0,049786628734</text:p>
          </table:table-cell>
          <table:table-cell table:formula="of:=[.AD36]-[.AH36]" office:value-type="float" office:value="12" calcext:value-type="float">
            <text:p>12</text:p>
          </table:table-cell>
          <table:table-cell table:formula="of:=[.AL36]/[.AD36]" office:value-type="float" office:value="0.24" calcext:value-type="float">
            <text:p>0,24</text:p>
          </table:table-cell>
          <table:table-cell table:formula="of:=[.AE36]-[.AI36]" office:value-type="float" office:value="215" calcext:value-type="float">
            <text:p>215</text:p>
          </table:table-cell>
          <table:table-cell table:formula="of:=[.AN36]/[.AE36]" office:value-type="float" office:value="0.86" calcext:value-type="float">
            <text:p>0,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5.46" calcext:value-type="float">
            <text:p>5,46</text:p>
          </table:table-cell>
          <table:table-cell office:value-type="float" office:value="0.0551515151515" calcext:value-type="float">
            <text:p>0,0551515151515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727" calcext:value-type="float">
            <text:p>727</text:p>
          </table:table-cell>
          <table:table-cell table:formula="of:=[.BA36]/[.AR36]" office:value-type="float" office:value="0.727" calcext:value-type="float">
            <text:p>0,7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22" calcext:value-type="float">
            <text:p>2122</text:p>
          </table:table-cell>
          <table:table-cell office:value-type="float" office:value="28.2933333333" calcext:value-type="float">
            <text:p>28,2933333333</text:p>
          </table:table-cell>
          <table:table-cell office:value-type="float" office:value="0.189888143177" calcext:value-type="float">
            <text:p>0,189888143177</text:p>
          </table:table-cell>
          <table:table-cell table:formula="of:=[.BD36]-[.BH36]" office:value-type="float" office:value="0" calcext:value-type="float">
            <text:p>0</text:p>
          </table:table-cell>
          <table:table-cell table:formula="of:=[.BL36]/[.BD36]" office:value-type="float" office:value="0" calcext:value-type="float">
            <text:p>0</text:p>
          </table:table-cell>
          <table:table-cell table:formula="of:=[.BE36]-[.BI36]" office:value-type="float" office:value="128" calcext:value-type="float">
            <text:p>128</text:p>
          </table:table-cell>
          <table:table-cell table:formula="of:=[.BN36]/[.BE36]" office:value-type="float" office:value="0.0568888888888889" calcext:value-type="float">
            <text:p>0,056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520" calcext:value-type="float">
            <text:p>520</text:p>
          </table:table-cell>
          <table:table-cell office:value-type="float" office:value="5.25252525253" calcext:value-type="float">
            <text:p>5,25252525253</text:p>
          </table:table-cell>
          <table:table-cell office:value-type="float" office:value="0.0266625647336" calcext:value-type="float">
            <text:p>0,0266625647336</text:p>
          </table:table-cell>
          <table:table-cell table:formula="of:=[.BQ36]-[.BU36]" office:value-type="float" office:value="2" calcext:value-type="float">
            <text:p>2</text:p>
          </table:table-cell>
          <table:table-cell table:formula="of:=[.BY36]/[.BQ36]" office:value-type="float" office:value="0.01" calcext:value-type="float">
            <text:p>0,01</text:p>
          </table:table-cell>
          <table:table-cell table:formula="of:=[.BR36]-[.BV36]" office:value-type="float" office:value="3480" calcext:value-type="float">
            <text:p>3480</text:p>
          </table:table-cell>
          <table:table-cell table:formula="of:=[.CA36]/[.BR36]" office:value-type="float" office:value="0.87" calcext:value-type="float">
            <text:p>0,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481" calcext:value-type="float">
            <text:p>3481</text:p>
          </table:table-cell>
          <table:table-cell office:value-type="float" office:value="27.848" calcext:value-type="float">
            <text:p>27,848</text:p>
          </table:table-cell>
          <table:table-cell office:value-type="float" office:value="0.11183935743" calcext:value-type="float">
            <text:p>0,11183935743</text:p>
          </table:table-cell>
          <table:table-cell table:formula="of:=[.CD36]-[.CH36]" office:value-type="float" office:value="0" calcext:value-type="float">
            <text:p>0</text:p>
          </table:table-cell>
          <table:table-cell table:formula="of:=[.CL36]/[.CD36]" office:value-type="float" office:value="0" calcext:value-type="float">
            <text:p>0</text:p>
          </table:table-cell>
          <table:table-cell table:formula="of:=[.CE36]-[.CI36]" office:value-type="float" office:value="2769" calcext:value-type="float">
            <text:p>2769</text:p>
          </table:table-cell>
          <table:table-cell table:formula="of:=[.CN36]/[.CE36]" office:value-type="float" office:value="0.44304" calcext:value-type="float">
            <text:p>0,44304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6.56" calcext:value-type="float">
            <text:p>6,56</text:p>
          </table:table-cell>
          <table:table-cell office:value-type="float" office:value="0.13387755102" calcext:value-type="float">
            <text:p>0,13387755102</text:p>
          </table:table-cell>
          <table:table-cell table:formula="of:=[.AD37]-[.AH37]" office:value-type="float" office:value="0" calcext:value-type="float">
            <text:p>0</text:p>
          </table:table-cell>
          <table:table-cell table:formula="of:=[.AL37]/[.AD37]" office:value-type="float" office:value="0" calcext:value-type="float">
            <text:p>0</text:p>
          </table:table-cell>
          <table:table-cell table:formula="of:=[.AE37]-[.AI37]" office:value-type="float" office:value="86" calcext:value-type="float">
            <text:p>86</text:p>
          </table:table-cell>
          <table:table-cell table:formula="of:=[.AN37]/[.AE37]" office:value-type="float" office:value="0.344" calcext:value-type="float">
            <text:p>0,3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2.70212765957" calcext:value-type="float">
            <text:p>2,70212765957</text:p>
          </table:table-cell>
          <table:table-cell office:value-type="float" office:value="0.0290551361245" calcext:value-type="float">
            <text:p>0,0290551361245</text:p>
          </table:table-cell>
          <table:table-cell table:formula="of:=[.AQ37]-[.AU37]" office:value-type="float" office:value="6" calcext:value-type="float">
            <text:p>6</text:p>
          </table:table-cell>
          <table:table-cell table:formula="of:=[.AY37]/[.AQ37]" office:value-type="float" office:value="0.06" calcext:value-type="float">
            <text:p>0,06</text:p>
          </table:table-cell>
          <table:table-cell table:formula="of:=[.AR37]-[.AV37]" office:value-type="float" office:value="873" calcext:value-type="float">
            <text:p>873</text:p>
          </table:table-cell>
          <table:table-cell table:formula="of:=[.BA37]/[.AR37]" office:value-type="float" office:value="0.873" calcext:value-type="float">
            <text:p>0,8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799" calcext:value-type="float">
            <text:p>799</text:p>
          </table:table-cell>
          <table:table-cell office:value-type="float" office:value="10.6533333333" calcext:value-type="float">
            <text:p>10,6533333333</text:p>
          </table:table-cell>
          <table:table-cell office:value-type="float" office:value="0.0714988814318" calcext:value-type="float">
            <text:p>0,0714988814318</text:p>
          </table:table-cell>
          <table:table-cell table:formula="of:=[.BD37]-[.BH37]" office:value-type="float" office:value="0" calcext:value-type="float">
            <text:p>0</text:p>
          </table:table-cell>
          <table:table-cell table:formula="of:=[.BL37]/[.BD37]" office:value-type="float" office:value="0" calcext:value-type="float">
            <text:p>0</text:p>
          </table:table-cell>
          <table:table-cell table:formula="of:=[.BE37]-[.BI37]" office:value-type="float" office:value="1451" calcext:value-type="float">
            <text:p>1451</text:p>
          </table:table-cell>
          <table:table-cell table:formula="of:=[.BN37]/[.BE37]" office:value-type="float" office:value="0.644888888888889" calcext:value-type="float">
            <text:p>0,644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39" calcext:value-type="float">
            <text:p>2039</text:p>
          </table:table-cell>
          <table:table-cell office:value-type="float" office:value="20.39" calcext:value-type="float">
            <text:p>20,39</text:p>
          </table:table-cell>
          <table:table-cell office:value-type="float" office:value="0.102462311558" calcext:value-type="float">
            <text:p>0,102462311558</text:p>
          </table:table-cell>
          <table:table-cell table:formula="of:=[.BQ37]-[.BU37]" office:value-type="float" office:value="0" calcext:value-type="float">
            <text:p>0</text:p>
          </table:table-cell>
          <table:table-cell table:formula="of:=[.BY37]/[.BQ37]" office:value-type="float" office:value="0" calcext:value-type="float">
            <text:p>0</text:p>
          </table:table-cell>
          <table:table-cell table:formula="of:=[.BR37]-[.BV37]" office:value-type="float" office:value="1961" calcext:value-type="float">
            <text:p>1961</text:p>
          </table:table-cell>
          <table:table-cell table:formula="of:=[.CA37]/[.BR37]" office:value-type="float" office:value="0.49025" calcext:value-type="float">
            <text:p>0,49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646" calcext:value-type="float">
            <text:p>2646</text:p>
          </table:table-cell>
          <table:table-cell office:value-type="float" office:value="21.168" calcext:value-type="float">
            <text:p>21,168</text:p>
          </table:table-cell>
          <table:table-cell office:value-type="float" office:value="0.0850120481928" calcext:value-type="float">
            <text:p>0,0850120481928</text:p>
          </table:table-cell>
          <table:table-cell table:formula="of:=[.CD37]-[.CH37]" office:value-type="float" office:value="0" calcext:value-type="float">
            <text:p>0</text:p>
          </table:table-cell>
          <table:table-cell table:formula="of:=[.CL37]/[.CD37]" office:value-type="float" office:value="0" calcext:value-type="float">
            <text:p>0</text:p>
          </table:table-cell>
          <table:table-cell table:formula="of:=[.CE37]-[.CI37]" office:value-type="float" office:value="3604" calcext:value-type="float">
            <text:p>3604</text:p>
          </table:table-cell>
          <table:table-cell table:formula="of:=[.CN37]/[.CE37]" office:value-type="float" office:value="0.57664" calcext:value-type="float">
            <text:p>0,5766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5.44" calcext:value-type="float">
            <text:p>5,44</text:p>
          </table:table-cell>
          <table:table-cell office:value-type="float" office:value="0.111020408163" calcext:value-type="float">
            <text:p>0,111020408163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114" calcext:value-type="float">
            <text:p>114</text:p>
          </table:table-cell>
          <table:table-cell table:formula="of:=[.AN38]/[.AE38]" office:value-type="float" office:value="0.456" calcext:value-type="float">
            <text:p>0,4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6.38" calcext:value-type="float">
            <text:p>6,38</text:p>
          </table:table-cell>
          <table:table-cell office:value-type="float" office:value="0.0644444444444" calcext:value-type="float">
            <text:p>0,0644444444444</text:p>
          </table:table-cell>
          <table:table-cell table:formula="of:=[.AQ38]-[.AU38]" office:value-type="float" office:value="0" calcext:value-type="float">
            <text:p>0</text:p>
          </table:table-cell>
          <table:table-cell table:formula="of:=[.AY38]/[.AQ38]" office:value-type="float" office:value="0" calcext:value-type="float">
            <text:p>0</text:p>
          </table:table-cell>
          <table:table-cell table:formula="of:=[.AR38]-[.AV38]" office:value-type="float" office:value="681" calcext:value-type="float">
            <text:p>681</text:p>
          </table:table-cell>
          <table:table-cell table:formula="of:=[.BA38]/[.AR38]" office:value-type="float" office:value="0.681" calcext:value-type="float">
            <text:p>0,6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31" calcext:value-type="float">
            <text:p>2031</text:p>
          </table:table-cell>
          <table:table-cell office:value-type="float" office:value="27.08" calcext:value-type="float">
            <text:p>27,08</text:p>
          </table:table-cell>
          <table:table-cell office:value-type="float" office:value="0.181744966443" calcext:value-type="float">
            <text:p>0,181744966443</text:p>
          </table:table-cell>
          <table:table-cell table:formula="of:=[.BD38]-[.BH38]" office:value-type="float" office:value="0" calcext:value-type="float">
            <text:p>0</text:p>
          </table:table-cell>
          <table:table-cell table:formula="of:=[.BL38]/[.BD38]" office:value-type="float" office:value="0" calcext:value-type="float">
            <text:p>0</text:p>
          </table:table-cell>
          <table:table-cell table:formula="of:=[.BE38]-[.BI38]" office:value-type="float" office:value="219" calcext:value-type="float">
            <text:p>219</text:p>
          </table:table-cell>
          <table:table-cell table:formula="of:=[.BN38]/[.BE38]" office:value-type="float" office:value="0.0973333333333333" calcext:value-type="float">
            <text:p>0,097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666" calcext:value-type="float">
            <text:p>666</text:p>
          </table:table-cell>
          <table:table-cell office:value-type="float" office:value="6.69346733668" calcext:value-type="float">
            <text:p>6,69346733668</text:p>
          </table:table-cell>
          <table:table-cell office:value-type="float" office:value="0.0338053905893" calcext:value-type="float">
            <text:p>0,0338053905893</text:p>
          </table:table-cell>
          <table:table-cell table:formula="of:=[.BQ38]-[.BU38]" office:value-type="float" office:value="1" calcext:value-type="float">
            <text:p>1</text:p>
          </table:table-cell>
          <table:table-cell table:formula="of:=[.BY38]/[.BQ38]" office:value-type="float" office:value="0.005" calcext:value-type="float">
            <text:p>0,005</text:p>
          </table:table-cell>
          <table:table-cell table:formula="of:=[.BR38]-[.BV38]" office:value-type="float" office:value="3334" calcext:value-type="float">
            <text:p>3334</text:p>
          </table:table-cell>
          <table:table-cell table:formula="of:=[.CA38]/[.BR38]" office:value-type="float" office:value="0.8335" calcext:value-type="float">
            <text:p>0,83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401" calcext:value-type="float">
            <text:p>5401</text:p>
          </table:table-cell>
          <table:table-cell office:value-type="float" office:value="43.208" calcext:value-type="float">
            <text:p>43,208</text:p>
          </table:table-cell>
          <table:table-cell office:value-type="float" office:value="0.173526104418" calcext:value-type="float">
            <text:p>0,173526104418</text:p>
          </table:table-cell>
          <table:table-cell table:formula="of:=[.CD38]-[.CH38]" office:value-type="float" office:value="0" calcext:value-type="float">
            <text:p>0</text:p>
          </table:table-cell>
          <table:table-cell table:formula="of:=[.CL38]/[.CD38]" office:value-type="float" office:value="0" calcext:value-type="float">
            <text:p>0</text:p>
          </table:table-cell>
          <table:table-cell table:formula="of:=[.CE38]-[.CI38]" office:value-type="float" office:value="849" calcext:value-type="float">
            <text:p>849</text:p>
          </table:table-cell>
          <table:table-cell table:formula="of:=[.CN38]/[.CE38]" office:value-type="float" office:value="0.13584" calcext:value-type="float">
            <text:p>0,1358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8.44" calcext:value-type="float">
            <text:p>8,44</text:p>
          </table:table-cell>
          <table:table-cell office:value-type="float" office:value="0.172244897959" calcext:value-type="float">
            <text:p>0,172244897959</text:p>
          </table:table-cell>
          <table:table-cell table:formula="of:=[.AD39]-[.AH39]" office:value-type="float" office:value="0" calcext:value-type="float">
            <text:p>0</text:p>
          </table:table-cell>
          <table:table-cell table:formula="of:=[.AL39]/[.AD39]" office:value-type="float" office:value="0" calcext:value-type="float">
            <text:p>0</text:p>
          </table:table-cell>
          <table:table-cell table:formula="of:=[.AE39]-[.AI39]" office:value-type="float" office:value="39" calcext:value-type="float">
            <text:p>39</text:p>
          </table:table-cell>
          <table:table-cell table:formula="of:=[.AN39]/[.AE39]" office:value-type="float" office:value="0.156" calcext:value-type="float">
            <text:p>0,1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4.2" calcext:value-type="float">
            <text:p>4,2</text:p>
          </table:table-cell>
          <table:table-cell office:value-type="float" office:value="0.0424242424242" calcext:value-type="float">
            <text:p>0,0424242424242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790" calcext:value-type="float">
            <text:p>790</text:p>
          </table:table-cell>
          <table:table-cell table:formula="of:=[.BA39]/[.AR39]" office:value-type="float" office:value="0.79" calcext:value-type="float">
            <text:p>0,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46" calcext:value-type="float">
            <text:p>546</text:p>
          </table:table-cell>
          <table:table-cell office:value-type="float" office:value="7.28" calcext:value-type="float">
            <text:p>7,28</text:p>
          </table:table-cell>
          <table:table-cell office:value-type="float" office:value="0.0488590604027" calcext:value-type="float">
            <text:p>0,0488590604027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1704" calcext:value-type="float">
            <text:p>1704</text:p>
          </table:table-cell>
          <table:table-cell table:formula="of:=[.BN39]/[.BE39]" office:value-type="float" office:value="0.757333333333333" calcext:value-type="float">
            <text:p>0,757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520" calcext:value-type="float">
            <text:p>520</text:p>
          </table:table-cell>
          <table:table-cell office:value-type="float" office:value="5.25252525253" calcext:value-type="float">
            <text:p>5,25252525253</text:p>
          </table:table-cell>
          <table:table-cell office:value-type="float" office:value="0.0266625647336" calcext:value-type="float">
            <text:p>0,0266625647336</text:p>
          </table:table-cell>
          <table:table-cell table:formula="of:=[.BQ39]-[.BU39]" office:value-type="float" office:value="2" calcext:value-type="float">
            <text:p>2</text:p>
          </table:table-cell>
          <table:table-cell table:formula="of:=[.BY39]/[.BQ39]" office:value-type="float" office:value="0.01" calcext:value-type="float">
            <text:p>0,01</text:p>
          </table:table-cell>
          <table:table-cell table:formula="of:=[.BR39]-[.BV39]" office:value-type="float" office:value="3480" calcext:value-type="float">
            <text:p>3480</text:p>
          </table:table-cell>
          <table:table-cell table:formula="of:=[.CA39]/[.BR39]" office:value-type="float" office:value="0.87" calcext:value-type="float">
            <text:p>0,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701" calcext:value-type="float">
            <text:p>2701</text:p>
          </table:table-cell>
          <table:table-cell office:value-type="float" office:value="21.608" calcext:value-type="float">
            <text:p>21,608</text:p>
          </table:table-cell>
          <table:table-cell office:value-type="float" office:value="0.0867791164659" calcext:value-type="float">
            <text:p>0,0867791164659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3549" calcext:value-type="float">
            <text:p>3549</text:p>
          </table:table-cell>
          <table:table-cell table:formula="of:=[.CN39]/[.CE39]" office:value-type="float" office:value="0.56784" calcext:value-type="float">
            <text:p>0,56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3.14893617021" calcext:value-type="float">
            <text:p>3,14893617021</text:p>
          </table:table-cell>
          <table:table-cell office:value-type="float" office:value="0.0684551341351" calcext:value-type="float">
            <text:p>0,0684551341351</text:p>
          </table:table-cell>
          <table:table-cell table:formula="of:=[.AD40]-[.AH40]" office:value-type="float" office:value="3" calcext:value-type="float">
            <text:p>3</text:p>
          </table:table-cell>
          <table:table-cell table:formula="of:=[.AL40]/[.AD40]" office:value-type="float" office:value="0.06" calcext:value-type="float">
            <text:p>0,06</text:p>
          </table:table-cell>
          <table:table-cell table:formula="of:=[.AE40]-[.AI40]" office:value-type="float" office:value="176" calcext:value-type="float">
            <text:p>176</text:p>
          </table:table-cell>
          <table:table-cell table:formula="of:=[.AN40]/[.AE40]" office:value-type="float" office:value="0.704" calcext:value-type="float">
            <text:p>0,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126060606061" calcext:value-type="float">
            <text:p>0,126060606061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376" calcext:value-type="float">
            <text:p>376</text:p>
          </table:table-cell>
          <table:table-cell table:formula="of:=[.BA40]/[.AR40]" office:value-type="float" office:value="0.376" calcext:value-type="float">
            <text:p>0,3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390" calcext:value-type="float">
            <text:p>1390</text:p>
          </table:table-cell>
          <table:table-cell office:value-type="float" office:value="18.5333333333" calcext:value-type="float">
            <text:p>18,5333333333</text:p>
          </table:table-cell>
          <table:table-cell office:value-type="float" office:value="0.124384787472" calcext:value-type="float">
            <text:p>0,124384787472</text:p>
          </table:table-cell>
          <table:table-cell table:formula="of:=[.BD40]-[.BH40]" office:value-type="float" office:value="0" calcext:value-type="float">
            <text:p>0</text:p>
          </table:table-cell>
          <table:table-cell table:formula="of:=[.BL40]/[.BD40]" office:value-type="float" office:value="0" calcext:value-type="float">
            <text:p>0</text:p>
          </table:table-cell>
          <table:table-cell table:formula="of:=[.BE40]-[.BI40]" office:value-type="float" office:value="860" calcext:value-type="float">
            <text:p>860</text:p>
          </table:table-cell>
          <table:table-cell table:formula="of:=[.BN40]/[.BE40]" office:value-type="float" office:value="0.382222222222222" calcext:value-type="float">
            <text:p>0,38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369" calcext:value-type="float">
            <text:p>2369</text:p>
          </table:table-cell>
          <table:table-cell office:value-type="float" office:value="23.69" calcext:value-type="float">
            <text:p>23,69</text:p>
          </table:table-cell>
          <table:table-cell office:value-type="float" office:value="0.119045226131" calcext:value-type="float">
            <text:p>0,119045226131</text:p>
          </table:table-cell>
          <table:table-cell table:formula="of:=[.BQ40]-[.BU40]" office:value-type="float" office:value="0" calcext:value-type="float">
            <text:p>0</text:p>
          </table:table-cell>
          <table:table-cell table:formula="of:=[.BY40]/[.BQ40]" office:value-type="float" office:value="0" calcext:value-type="float">
            <text:p>0</text:p>
          </table:table-cell>
          <table:table-cell table:formula="of:=[.BR40]-[.BV40]" office:value-type="float" office:value="1631" calcext:value-type="float">
            <text:p>1631</text:p>
          </table:table-cell>
          <table:table-cell table:formula="of:=[.CA40]/[.BR40]" office:value-type="float" office:value="0.40775" calcext:value-type="float">
            <text:p>0,40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173" calcext:value-type="float">
            <text:p>4173</text:p>
          </table:table-cell>
          <table:table-cell office:value-type="float" office:value="33.384" calcext:value-type="float">
            <text:p>33,384</text:p>
          </table:table-cell>
          <table:table-cell office:value-type="float" office:value="0.134072289157" calcext:value-type="float">
            <text:p>0,134072289157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2077" calcext:value-type="float">
            <text:p>2077</text:p>
          </table:table-cell>
          <table:table-cell table:formula="of:=[.CN40]/[.CE40]" office:value-type="float" office:value="0.33232" calcext:value-type="float">
            <text:p>0,33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.48571428571" calcext:value-type="float">
            <text:p>1,48571428571</text:p>
          </table:table-cell>
          <table:table-cell office:value-type="float" office:value="0.0436974789916" calcext:value-type="float">
            <text:p>0,0436974789916</text:p>
          </table:table-cell>
          <table:table-cell table:formula="of:=[.AD41]-[.AH41]" office:value-type="float" office:value="15" calcext:value-type="float">
            <text:p>15</text:p>
          </table:table-cell>
          <table:table-cell table:formula="of:=[.AL41]/[.AD41]" office:value-type="float" office:value="0.3" calcext:value-type="float">
            <text:p>0,3</text:p>
          </table:table-cell>
          <table:table-cell table:formula="of:=[.AE41]-[.AI41]" office:value-type="float" office:value="224" calcext:value-type="float">
            <text:p>224</text:p>
          </table:table-cell>
          <table:table-cell table:formula="of:=[.AN41]/[.AE41]" office:value-type="float" office:value="0.896" calcext:value-type="float">
            <text:p>0,8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4.04" calcext:value-type="float">
            <text:p>4,04</text:p>
          </table:table-cell>
          <table:table-cell office:value-type="float" office:value="0.0408080808081" calcext:value-type="float">
            <text:p>0,0408080808081</text:p>
          </table:table-cell>
          <table:table-cell table:formula="of:=[.AQ41]-[.AU41]" office:value-type="float" office:value="0" calcext:value-type="float">
            <text:p>0</text:p>
          </table:table-cell>
          <table:table-cell table:formula="of:=[.AY41]/[.AQ41]" office:value-type="float" office:value="0" calcext:value-type="float">
            <text:p>0</text:p>
          </table:table-cell>
          <table:table-cell table:formula="of:=[.AR41]-[.AV41]" office:value-type="float" office:value="798" calcext:value-type="float">
            <text:p>798</text:p>
          </table:table-cell>
          <table:table-cell table:formula="of:=[.BA41]/[.AR41]" office:value-type="float" office:value="0.798" calcext:value-type="float">
            <text:p>0,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office:value-type="float" office:value="3.01369863014" calcext:value-type="float">
            <text:p>3,01369863014</text:p>
          </table:table-cell>
          <table:table-cell office:value-type="float" office:value="0.0207841284837" calcext:value-type="float">
            <text:p>0,0207841284837</text:p>
          </table:table-cell>
          <table:table-cell table:formula="of:=[.BD41]-[.BH41]" office:value-type="float" office:value="4" calcext:value-type="float">
            <text:p>4</text:p>
          </table:table-cell>
          <table:table-cell table:formula="of:=[.BL41]/[.BD41]" office:value-type="float" office:value="0.0266666666666667" calcext:value-type="float">
            <text:p>0,026666666666667</text:p>
          </table:table-cell>
          <table:table-cell table:formula="of:=[.BE41]-[.BI41]" office:value-type="float" office:value="2030" calcext:value-type="float">
            <text:p>2030</text:p>
          </table:table-cell>
          <table:table-cell table:formula="of:=[.BN41]/[.BE41]" office:value-type="float" office:value="0.902222222222222" calcext:value-type="float">
            <text:p>0,90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524" calcext:value-type="float">
            <text:p>3524</text:p>
          </table:table-cell>
          <table:table-cell office:value-type="float" office:value="35.24" calcext:value-type="float">
            <text:p>35,24</text:p>
          </table:table-cell>
          <table:table-cell office:value-type="float" office:value="0.177085427136" calcext:value-type="float">
            <text:p>0,177085427136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476" calcext:value-type="float">
            <text:p>476</text:p>
          </table:table-cell>
          <table:table-cell table:formula="of:=[.CA41]/[.BR41]" office:value-type="float" office:value="0.119" calcext:value-type="float">
            <text:p>0,1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table:formula="of:=[.CD41]-[.CH41]" office:value-type="float" office:value="0" calcext:value-type="float">
            <text:p>0</text:p>
          </table:table-cell>
          <table:table-cell table:formula="of:=[.CL41]/[.CD41]" office:value-type="float" office:value="0" calcext:value-type="float">
            <text:p>0</text:p>
          </table:table-cell>
          <table:table-cell table:formula="of:=[.CE41]-[.CI41]" office:value-type="float" office:value="0" calcext:value-type="float">
            <text:p>0</text:p>
          </table:table-cell>
          <table:table-cell table:formula="of:=[.CN41]/[.CE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3.14893617021" calcext:value-type="float">
            <text:p>3,14893617021</text:p>
          </table:table-cell>
          <table:table-cell office:value-type="float" office:value="0.0684551341351" calcext:value-type="float">
            <text:p>0,0684551341351</text:p>
          </table:table-cell>
          <table:table-cell table:formula="of:=[.AD42]-[.AH42]" office:value-type="float" office:value="3" calcext:value-type="float">
            <text:p>3</text:p>
          </table:table-cell>
          <table:table-cell table:formula="of:=[.AL42]/[.AD42]" office:value-type="float" office:value="0.06" calcext:value-type="float">
            <text:p>0,06</text:p>
          </table:table-cell>
          <table:table-cell table:formula="of:=[.AE42]-[.AI42]" office:value-type="float" office:value="176" calcext:value-type="float">
            <text:p>176</text:p>
          </table:table-cell>
          <table:table-cell table:formula="of:=[.AN42]/[.AE42]" office:value-type="float" office:value="0.704" calcext:value-type="float">
            <text:p>0,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6.38" calcext:value-type="float">
            <text:p>6,38</text:p>
          </table:table-cell>
          <table:table-cell office:value-type="float" office:value="0.0644444444444" calcext:value-type="float">
            <text:p>0,0644444444444</text:p>
          </table:table-cell>
          <table:table-cell table:formula="of:=[.AQ42]-[.AU42]" office:value-type="float" office:value="0" calcext:value-type="float">
            <text:p>0</text:p>
          </table:table-cell>
          <table:table-cell table:formula="of:=[.AY42]/[.AQ42]" office:value-type="float" office:value="0" calcext:value-type="float">
            <text:p>0</text:p>
          </table:table-cell>
          <table:table-cell table:formula="of:=[.AR42]-[.AV42]" office:value-type="float" office:value="681" calcext:value-type="float">
            <text:p>681</text:p>
          </table:table-cell>
          <table:table-cell table:formula="of:=[.BA42]/[.AR42]" office:value-type="float" office:value="0.681" calcext:value-type="float">
            <text:p>0,6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31746031746" calcext:value-type="float">
            <text:p>0,031746031746</text:p>
          </table:table-cell>
          <table:table-cell table:formula="of:=[.BD42]-[.BH42]" office:value-type="float" office:value="114" calcext:value-type="float">
            <text:p>114</text:p>
          </table:table-cell>
          <table:table-cell table:formula="of:=[.BL42]/[.BD42]" office:value-type="float" office:value="0.76" calcext:value-type="float">
            <text:p>0,76</text:p>
          </table:table-cell>
          <table:table-cell table:formula="of:=[.BE42]-[.BI42]" office:value-type="float" office:value="2230" calcext:value-type="float">
            <text:p>2230</text:p>
          </table:table-cell>
          <table:table-cell table:formula="of:=[.BN42]/[.BE42]" office:value-type="float" office:value="0.991111111111111" calcext:value-type="float">
            <text:p>0,99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3" calcext:value-type="float">
            <text:p>193</text:p>
          </table:table-cell>
          <table:table-cell office:value-type="float" office:value="379" calcext:value-type="float">
            <text:p>379</text:p>
          </table:table-cell>
          <table:table-cell office:value-type="float" office:value="3.9274611399" calcext:value-type="float">
            <text:p>3,9274611399</text:p>
          </table:table-cell>
          <table:table-cell office:value-type="float" office:value="0.0204555267703" calcext:value-type="float">
            <text:p>0,0204555267703</text:p>
          </table:table-cell>
          <table:table-cell table:formula="of:=[.BQ42]-[.BU42]" office:value-type="float" office:value="7" calcext:value-type="float">
            <text:p>7</text:p>
          </table:table-cell>
          <table:table-cell table:formula="of:=[.BY42]/[.BQ42]" office:value-type="float" office:value="0.035" calcext:value-type="float">
            <text:p>0,035</text:p>
          </table:table-cell>
          <table:table-cell table:formula="of:=[.BR42]-[.BV42]" office:value-type="float" office:value="3621" calcext:value-type="float">
            <text:p>3621</text:p>
          </table:table-cell>
          <table:table-cell table:formula="of:=[.CA42]/[.BR42]" office:value-type="float" office:value="0.90525" calcext:value-type="float">
            <text:p>0,905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701" calcext:value-type="float">
            <text:p>2701</text:p>
          </table:table-cell>
          <table:table-cell office:value-type="float" office:value="21.608" calcext:value-type="float">
            <text:p>21,608</text:p>
          </table:table-cell>
          <table:table-cell office:value-type="float" office:value="0.0867791164659" calcext:value-type="float">
            <text:p>0,0867791164659</text:p>
          </table:table-cell>
          <table:table-cell table:formula="of:=[.CD42]-[.CH42]" office:value-type="float" office:value="0" calcext:value-type="float">
            <text:p>0</text:p>
          </table:table-cell>
          <table:table-cell table:formula="of:=[.CL42]/[.CD42]" office:value-type="float" office:value="0" calcext:value-type="float">
            <text:p>0</text:p>
          </table:table-cell>
          <table:table-cell table:formula="of:=[.CE42]-[.CI42]" office:value-type="float" office:value="3549" calcext:value-type="float">
            <text:p>3549</text:p>
          </table:table-cell>
          <table:table-cell table:formula="of:=[.CN42]/[.CE42]" office:value-type="float" office:value="0.56784" calcext:value-type="float">
            <text:p>0,56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5.4" calcext:value-type="float">
            <text:p>5,4</text:p>
          </table:table-cell>
          <table:table-cell office:value-type="float" office:value="0.110204081633" calcext:value-type="float">
            <text:p>0,110204081633</text:p>
          </table:table-cell>
          <table:table-cell table:formula="of:=[.AD43]-[.AH43]" office:value-type="float" office:value="0" calcext:value-type="float">
            <text:p>0</text:p>
          </table:table-cell>
          <table:table-cell table:formula="of:=[.AL43]/[.AD43]" office:value-type="float" office:value="0" calcext:value-type="float">
            <text:p>0</text:p>
          </table:table-cell>
          <table:table-cell table:formula="of:=[.AE43]-[.AI43]" office:value-type="float" office:value="115" calcext:value-type="float">
            <text:p>115</text:p>
          </table:table-cell>
          <table:table-cell table:formula="of:=[.AN43]/[.AE43]" office:value-type="float" office:value="0.46" calcext:value-type="float">
            <text:p>0,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4.6" calcext:value-type="float">
            <text:p>4,6</text:p>
          </table:table-cell>
          <table:table-cell office:value-type="float" office:value="0.0464646464646" calcext:value-type="float">
            <text:p>0,0464646464646</text:p>
          </table:table-cell>
          <table:table-cell table:formula="of:=[.AQ43]-[.AU43]" office:value-type="float" office:value="0" calcext:value-type="float">
            <text:p>0</text:p>
          </table:table-cell>
          <table:table-cell table:formula="of:=[.AY43]/[.AQ43]" office:value-type="float" office:value="0" calcext:value-type="float">
            <text:p>0</text:p>
          </table:table-cell>
          <table:table-cell table:formula="of:=[.AR43]-[.AV43]" office:value-type="float" office:value="770" calcext:value-type="float">
            <text:p>770</text:p>
          </table:table-cell>
          <table:table-cell table:formula="of:=[.BA43]/[.AR43]" office:value-type="float" office:value="0.77" calcext:value-type="float">
            <text:p>0,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8" calcext:value-type="float">
            <text:p>148</text:p>
          </table:table-cell>
          <table:table-cell office:value-type="float" office:value="265" calcext:value-type="float">
            <text:p>265</text:p>
          </table:table-cell>
          <table:table-cell office:value-type="float" office:value="3.58108108108" calcext:value-type="float">
            <text:p>3,58108108108</text:p>
          </table:table-cell>
          <table:table-cell office:value-type="float" office:value="0.0243610957897" calcext:value-type="float">
            <text:p>0,0243610957897</text:p>
          </table:table-cell>
          <table:table-cell table:formula="of:=[.BD43]-[.BH43]" office:value-type="float" office:value="2" calcext:value-type="float">
            <text:p>2</text:p>
          </table:table-cell>
          <table:table-cell table:formula="of:=[.BL43]/[.BD43]" office:value-type="float" office:value="0.0133333333333333" calcext:value-type="float">
            <text:p>0,013333333333333</text:p>
          </table:table-cell>
          <table:table-cell table:formula="of:=[.BE43]-[.BI43]" office:value-type="float" office:value="1985" calcext:value-type="float">
            <text:p>1985</text:p>
          </table:table-cell>
          <table:table-cell table:formula="of:=[.BN43]/[.BE43]" office:value-type="float" office:value="0.882222222222222" calcext:value-type="float">
            <text:p>0,88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850" calcext:value-type="float">
            <text:p>2850</text:p>
          </table:table-cell>
          <table:table-cell office:value-type="float" office:value="28.5" calcext:value-type="float">
            <text:p>28,5</text:p>
          </table:table-cell>
          <table:table-cell office:value-type="float" office:value="0.143216080402" calcext:value-type="float">
            <text:p>0,143216080402</text:p>
          </table:table-cell>
          <table:table-cell table:formula="of:=[.BQ43]-[.BU43]" office:value-type="float" office:value="0" calcext:value-type="float">
            <text:p>0</text:p>
          </table:table-cell>
          <table:table-cell table:formula="of:=[.BY43]/[.BQ43]" office:value-type="float" office:value="0" calcext:value-type="float">
            <text:p>0</text:p>
          </table:table-cell>
          <table:table-cell table:formula="of:=[.BR43]-[.BV43]" office:value-type="float" office:value="1150" calcext:value-type="float">
            <text:p>1150</text:p>
          </table:table-cell>
          <table:table-cell table:formula="of:=[.CA43]/[.BR43]" office:value-type="float" office:value="0.2875" calcext:value-type="float">
            <text:p>0,2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161" calcext:value-type="float">
            <text:p>2161</text:p>
          </table:table-cell>
          <table:table-cell office:value-type="float" office:value="17.288" calcext:value-type="float">
            <text:p>17,288</text:p>
          </table:table-cell>
          <table:table-cell office:value-type="float" office:value="0.0694297188755" calcext:value-type="float">
            <text:p>0,0694297188755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4089" calcext:value-type="float">
            <text:p>4089</text:p>
          </table:table-cell>
          <table:table-cell table:formula="of:=[.CN43]/[.CE43]" office:value-type="float" office:value="0.65424" calcext:value-type="float">
            <text:p>0,65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  <table:table-cell office:value-type="float" office:value="0.05" calcext:value-type="float">
            <text:p>0,05</text:p>
          </table:table-cell>
          <table:table-cell table:formula="of:=[.AD44]-[.AH44]" office:value-type="float" office:value="10" calcext:value-type="float">
            <text:p>10</text:p>
          </table:table-cell>
          <table:table-cell table:formula="of:=[.AL44]/[.AD44]" office:value-type="float" office:value="0.2" calcext:value-type="float">
            <text:p>0,2</text:p>
          </table:table-cell>
          <table:table-cell table:formula="of:=[.AE44]-[.AI44]" office:value-type="float" office:value="211" calcext:value-type="float">
            <text:p>211</text:p>
          </table:table-cell>
          <table:table-cell table:formula="of:=[.AN44]/[.AE44]" office:value-type="float" office:value="0.844" calcext:value-type="float">
            <text:p>0,8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.78" calcext:value-type="float">
            <text:p>5,78</text:p>
          </table:table-cell>
          <table:table-cell office:value-type="float" office:value="0.0583838383838" calcext:value-type="float">
            <text:p>0,0583838383838</text:p>
          </table:table-cell>
          <table:table-cell table:formula="of:=[.AQ44]-[.AU44]" office:value-type="float" office:value="0" calcext:value-type="float">
            <text:p>0</text:p>
          </table:table-cell>
          <table:table-cell table:formula="of:=[.AY44]/[.AQ44]" office:value-type="float" office:value="0" calcext:value-type="float">
            <text:p>0</text:p>
          </table:table-cell>
          <table:table-cell table:formula="of:=[.AR44]-[.AV44]" office:value-type="float" office:value="711" calcext:value-type="float">
            <text:p>711</text:p>
          </table:table-cell>
          <table:table-cell table:formula="of:=[.BA44]/[.AR44]" office:value-type="float" office:value="0.711" calcext:value-type="float">
            <text:p>0,7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  <table:table-cell office:value-type="float" office:value="6.53333333333" calcext:value-type="float">
            <text:p>6,53333333333</text:p>
          </table:table-cell>
          <table:table-cell office:value-type="float" office:value="0.0438478747204" calcext:value-type="float">
            <text:p>0,0438478747204</text:p>
          </table:table-cell>
          <table:table-cell table:formula="of:=[.BD44]-[.BH44]" office:value-type="float" office:value="0" calcext:value-type="float">
            <text:p>0</text:p>
          </table:table-cell>
          <table:table-cell table:formula="of:=[.BL44]/[.BD44]" office:value-type="float" office:value="0" calcext:value-type="float">
            <text:p>0</text:p>
          </table:table-cell>
          <table:table-cell table:formula="of:=[.BE44]-[.BI44]" office:value-type="float" office:value="1760" calcext:value-type="float">
            <text:p>1760</text:p>
          </table:table-cell>
          <table:table-cell table:formula="of:=[.BN44]/[.BE44]" office:value-type="float" office:value="0.782222222222222" calcext:value-type="float">
            <text:p>0,78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38" calcext:value-type="float">
            <text:p>1638</text:p>
          </table:table-cell>
          <table:table-cell office:value-type="float" office:value="16.38" calcext:value-type="float">
            <text:p>16,38</text:p>
          </table:table-cell>
          <table:table-cell office:value-type="float" office:value="0.0823115577889" calcext:value-type="float">
            <text:p>0,0823115577889</text:p>
          </table:table-cell>
          <table:table-cell table:formula="of:=[.BQ44]-[.BU44]" office:value-type="float" office:value="0" calcext:value-type="float">
            <text:p>0</text:p>
          </table:table-cell>
          <table:table-cell table:formula="of:=[.BY44]/[.BQ44]" office:value-type="float" office:value="0" calcext:value-type="float">
            <text:p>0</text:p>
          </table:table-cell>
          <table:table-cell table:formula="of:=[.BR44]-[.BV44]" office:value-type="float" office:value="2362" calcext:value-type="float">
            <text:p>2362</text:p>
          </table:table-cell>
          <table:table-cell table:formula="of:=[.CA44]/[.BR44]" office:value-type="float" office:value="0.5905" calcext:value-type="float">
            <text:p>0,59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864" calcext:value-type="float">
            <text:p>864</text:p>
          </table:table-cell>
          <table:table-cell office:value-type="float" office:value="6.912" calcext:value-type="float">
            <text:p>6,912</text:p>
          </table:table-cell>
          <table:table-cell office:value-type="float" office:value="0.0277590361446" calcext:value-type="float">
            <text:p>0,0277590361446</text:p>
          </table:table-cell>
          <table:table-cell table:formula="of:=[.CD44]-[.CH44]" office:value-type="float" office:value="0" calcext:value-type="float">
            <text:p>0</text:p>
          </table:table-cell>
          <table:table-cell table:formula="of:=[.CL44]/[.CD44]" office:value-type="float" office:value="0" calcext:value-type="float">
            <text:p>0</text:p>
          </table:table-cell>
          <table:table-cell table:formula="of:=[.CE44]-[.CI44]" office:value-type="float" office:value="5386" calcext:value-type="float">
            <text:p>5386</text:p>
          </table:table-cell>
          <table:table-cell table:formula="of:=[.CN44]/[.CE44]" office:value-type="float" office:value="0.86176" calcext:value-type="float">
            <text:p>0,86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4.08" calcext:value-type="float">
            <text:p>4,08</text:p>
          </table:table-cell>
          <table:table-cell office:value-type="float" office:value="0.0832653061224" calcext:value-type="float">
            <text:p>0,0832653061224</text:p>
          </table:table-cell>
          <table:table-cell table:formula="of:=[.AD45]-[.AH45]" office:value-type="float" office:value="0" calcext:value-type="float">
            <text:p>0</text:p>
          </table:table-cell>
          <table:table-cell table:formula="of:=[.AL45]/[.AD45]" office:value-type="float" office:value="0" calcext:value-type="float">
            <text:p>0</text:p>
          </table:table-cell>
          <table:table-cell table:formula="of:=[.AE45]-[.AI45]" office:value-type="float" office:value="148" calcext:value-type="float">
            <text:p>148</text:p>
          </table:table-cell>
          <table:table-cell table:formula="of:=[.AN45]/[.AE45]" office:value-type="float" office:value="0.592" calcext:value-type="float">
            <text:p>0,5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.78" calcext:value-type="float">
            <text:p>5,78</text:p>
          </table:table-cell>
          <table:table-cell office:value-type="float" office:value="0.0583838383838" calcext:value-type="float">
            <text:p>0,0583838383838</text:p>
          </table:table-cell>
          <table:table-cell table:formula="of:=[.AQ45]-[.AU45]" office:value-type="float" office:value="0" calcext:value-type="float">
            <text:p>0</text:p>
          </table:table-cell>
          <table:table-cell table:formula="of:=[.AY45]/[.AQ45]" office:value-type="float" office:value="0" calcext:value-type="float">
            <text:p>0</text:p>
          </table:table-cell>
          <table:table-cell table:formula="of:=[.AR45]-[.AV45]" office:value-type="float" office:value="711" calcext:value-type="float">
            <text:p>711</text:p>
          </table:table-cell>
          <table:table-cell table:formula="of:=[.BA45]/[.AR45]" office:value-type="float" office:value="0.711" calcext:value-type="float">
            <text:p>0,7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4.93333333333" calcext:value-type="float">
            <text:p>4,93333333333</text:p>
          </table:table-cell>
          <table:table-cell office:value-type="float" office:value="0.0331096196868" calcext:value-type="float">
            <text:p>0,0331096196868</text:p>
          </table:table-cell>
          <table:table-cell table:formula="of:=[.BD45]-[.BH45]" office:value-type="float" office:value="0" calcext:value-type="float">
            <text:p>0</text:p>
          </table:table-cell>
          <table:table-cell table:formula="of:=[.BL45]/[.BD45]" office:value-type="float" office:value="0" calcext:value-type="float">
            <text:p>0</text:p>
          </table:table-cell>
          <table:table-cell table:formula="of:=[.BE45]-[.BI45]" office:value-type="float" office:value="1880" calcext:value-type="float">
            <text:p>1880</text:p>
          </table:table-cell>
          <table:table-cell table:formula="of:=[.BN45]/[.BE45]" office:value-type="float" office:value="0.835555555555556" calcext:value-type="float">
            <text:p>0,835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401" calcext:value-type="float">
            <text:p>1401</text:p>
          </table:table-cell>
          <table:table-cell office:value-type="float" office:value="14.01" calcext:value-type="float">
            <text:p>14,01</text:p>
          </table:table-cell>
          <table:table-cell office:value-type="float" office:value="0.0704020100503" calcext:value-type="float">
            <text:p>0,0704020100503</text:p>
          </table:table-cell>
          <table:table-cell table:formula="of:=[.BQ45]-[.BU45]" office:value-type="float" office:value="0" calcext:value-type="float">
            <text:p>0</text:p>
          </table:table-cell>
          <table:table-cell table:formula="of:=[.BY45]/[.BQ45]" office:value-type="float" office:value="0" calcext:value-type="float">
            <text:p>0</text:p>
          </table:table-cell>
          <table:table-cell table:formula="of:=[.BR45]-[.BV45]" office:value-type="float" office:value="2599" calcext:value-type="float">
            <text:p>2599</text:p>
          </table:table-cell>
          <table:table-cell table:formula="of:=[.CA45]/[.BR45]" office:value-type="float" office:value="0.64975" calcext:value-type="float">
            <text:p>0,64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382" calcext:value-type="float">
            <text:p>1382</text:p>
          </table:table-cell>
          <table:table-cell office:value-type="float" office:value="11.056" calcext:value-type="float">
            <text:p>11,056</text:p>
          </table:table-cell>
          <table:table-cell office:value-type="float" office:value="0.0444016064257" calcext:value-type="float">
            <text:p>0,0444016064257</text:p>
          </table:table-cell>
          <table:table-cell table:formula="of:=[.CD45]-[.CH45]" office:value-type="float" office:value="0" calcext:value-type="float">
            <text:p>0</text:p>
          </table:table-cell>
          <table:table-cell table:formula="of:=[.CL45]/[.CD45]" office:value-type="float" office:value="0" calcext:value-type="float">
            <text:p>0</text:p>
          </table:table-cell>
          <table:table-cell table:formula="of:=[.CE45]-[.CI45]" office:value-type="float" office:value="4868" calcext:value-type="float">
            <text:p>4868</text:p>
          </table:table-cell>
          <table:table-cell table:formula="of:=[.CN45]/[.CE45]" office:value-type="float" office:value="0.77888" calcext:value-type="float">
            <text:p>0,77888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6.16" calcext:value-type="float">
            <text:p>6,16</text:p>
          </table:table-cell>
          <table:table-cell office:value-type="float" office:value="0.125714285714" calcext:value-type="float">
            <text:p>0,125714285714</text:p>
          </table:table-cell>
          <table:table-cell table:formula="of:=[.AD46]-[.AH46]" office:value-type="float" office:value="0" calcext:value-type="float">
            <text:p>0</text:p>
          </table:table-cell>
          <table:table-cell table:formula="of:=[.AL46]/[.AD46]" office:value-type="float" office:value="0" calcext:value-type="float">
            <text:p>0</text:p>
          </table:table-cell>
          <table:table-cell table:formula="of:=[.AE46]-[.AI46]" office:value-type="float" office:value="96" calcext:value-type="float">
            <text:p>96</text:p>
          </table:table-cell>
          <table:table-cell table:formula="of:=[.AN46]/[.AE46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float" office:value="8.44" calcext:value-type="float">
            <text:p>8,44</text:p>
          </table:table-cell>
          <table:table-cell office:value-type="float" office:value="0.0852525252525" calcext:value-type="float">
            <text:p>0,0852525252525</text:p>
          </table:table-cell>
          <table:table-cell table:formula="of:=[.AQ46]-[.AU46]" office:value-type="float" office:value="0" calcext:value-type="float">
            <text:p>0</text:p>
          </table:table-cell>
          <table:table-cell table:formula="of:=[.AY46]/[.AQ46]" office:value-type="float" office:value="0" calcext:value-type="float">
            <text:p>0</text:p>
          </table:table-cell>
          <table:table-cell table:formula="of:=[.AR46]-[.AV46]" office:value-type="float" office:value="578" calcext:value-type="float">
            <text:p>578</text:p>
          </table:table-cell>
          <table:table-cell table:formula="of:=[.BA46]/[.AR46]" office:value-type="float" office:value="0.578" calcext:value-type="float">
            <text:p>0,5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69" calcext:value-type="float">
            <text:p>1769</text:p>
          </table:table-cell>
          <table:table-cell office:value-type="float" office:value="23.5866666667" calcext:value-type="float">
            <text:p>23,5866666667</text:p>
          </table:table-cell>
          <table:table-cell office:value-type="float" office:value="0.158299776286" calcext:value-type="float">
            <text:p>0,158299776286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481" calcext:value-type="float">
            <text:p>481</text:p>
          </table:table-cell>
          <table:table-cell table:formula="of:=[.BN46]/[.BE46]" office:value-type="float" office:value="0.213777777777778" calcext:value-type="float">
            <text:p>0,21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07" calcext:value-type="float">
            <text:p>3007</text:p>
          </table:table-cell>
          <table:table-cell office:value-type="float" office:value="30.07" calcext:value-type="float">
            <text:p>30,07</text:p>
          </table:table-cell>
          <table:table-cell office:value-type="float" office:value="0.151105527638" calcext:value-type="float">
            <text:p>0,151105527638</text:p>
          </table:table-cell>
          <table:table-cell table:formula="of:=[.BQ46]-[.BU46]" office:value-type="float" office:value="0" calcext:value-type="float">
            <text:p>0</text:p>
          </table:table-cell>
          <table:table-cell table:formula="of:=[.BY46]/[.BQ46]" office:value-type="float" office:value="0" calcext:value-type="float">
            <text:p>0</text:p>
          </table:table-cell>
          <table:table-cell table:formula="of:=[.BR46]-[.BV46]" office:value-type="float" office:value="993" calcext:value-type="float">
            <text:p>993</text:p>
          </table:table-cell>
          <table:table-cell table:formula="of:=[.CA46]/[.BR46]" office:value-type="float" office:value="0.24825" calcext:value-type="float">
            <text:p>0,24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82" calcext:value-type="float">
            <text:p>1882</text:p>
          </table:table-cell>
          <table:table-cell office:value-type="float" office:value="15.056" calcext:value-type="float">
            <text:p>15,056</text:p>
          </table:table-cell>
          <table:table-cell office:value-type="float" office:value="0.0604658634538" calcext:value-type="float">
            <text:p>0,0604658634538</text:p>
          </table:table-cell>
          <table:table-cell table:formula="of:=[.CD46]-[.CH46]" office:value-type="float" office:value="0" calcext:value-type="float">
            <text:p>0</text:p>
          </table:table-cell>
          <table:table-cell table:formula="of:=[.CL46]/[.CD46]" office:value-type="float" office:value="0" calcext:value-type="float">
            <text:p>0</text:p>
          </table:table-cell>
          <table:table-cell table:formula="of:=[.CE46]-[.CI46]" office:value-type="float" office:value="4368" calcext:value-type="float">
            <text:p>4368</text:p>
          </table:table-cell>
          <table:table-cell table:formula="of:=[.CN46]/[.CE46]" office:value-type="float" office:value="0.69888" calcext:value-type="float">
            <text:p>0,69888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6.84" calcext:value-type="float">
            <text:p>6,84</text:p>
          </table:table-cell>
          <table:table-cell office:value-type="float" office:value="0.139591836735" calcext:value-type="float">
            <text:p>0,139591836735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79" calcext:value-type="float">
            <text:p>79</text:p>
          </table:table-cell>
          <table:table-cell table:formula="of:=[.AN47]/[.AE47]" office:value-type="float" office:value="0.316" calcext:value-type="float">
            <text:p>0,3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807" calcext:value-type="float">
            <text:p>807</text:p>
          </table:table-cell>
          <table:table-cell table:formula="of:=[.BA47]/[.AR47]" office:value-type="float" office:value="0.807" calcext:value-type="float">
            <text:p>0,8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139" calcext:value-type="float">
            <text:p>1139</text:p>
          </table:table-cell>
          <table:table-cell office:value-type="float" office:value="15.1866666667" calcext:value-type="float">
            <text:p>15,1866666667</text:p>
          </table:table-cell>
          <table:table-cell office:value-type="float" office:value="0.10192393736" calcext:value-type="float">
            <text:p>0,10192393736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1111" calcext:value-type="float">
            <text:p>1111</text:p>
          </table:table-cell>
          <table:table-cell table:formula="of:=[.BN47]/[.BE47]" office:value-type="float" office:value="0.493777777777778" calcext:value-type="float">
            <text:p>0,49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589" calcext:value-type="float">
            <text:p>2589</text:p>
          </table:table-cell>
          <table:table-cell office:value-type="float" office:value="25.89" calcext:value-type="float">
            <text:p>25,89</text:p>
          </table:table-cell>
          <table:table-cell office:value-type="float" office:value="0.130100502513" calcext:value-type="float">
            <text:p>0,130100502513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1411" calcext:value-type="float">
            <text:p>1411</text:p>
          </table:table-cell>
          <table:table-cell table:formula="of:=[.CA47]/[.BR47]" office:value-type="float" office:value="0.35275" calcext:value-type="float">
            <text:p>0,35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751" calcext:value-type="float">
            <text:p>4751</text:p>
          </table:table-cell>
          <table:table-cell office:value-type="float" office:value="38.008" calcext:value-type="float">
            <text:p>38,008</text:p>
          </table:table-cell>
          <table:table-cell office:value-type="float" office:value="0.152642570281" calcext:value-type="float">
            <text:p>0,152642570281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1499" calcext:value-type="float">
            <text:p>1499</text:p>
          </table:table-cell>
          <table:table-cell table:formula="of:=[.CN47]/[.CE47]" office:value-type="float" office:value="0.23984" calcext:value-type="float">
            <text:p>0,23984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office:value-type="float" office:value="9.44" calcext:value-type="float">
            <text:p>9,44</text:p>
          </table:table-cell>
          <table:table-cell office:value-type="float" office:value="0.192653061224" calcext:value-type="float">
            <text:p>0,192653061224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14" calcext:value-type="float">
            <text:p>14</text:p>
          </table:table-cell>
          <table:table-cell table:formula="of:=[.AN48]/[.AE48]" office:value-type="float" office:value="0.056" calcext:value-type="float">
            <text:p>0,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6.16" calcext:value-type="float">
            <text:p>6,16</text:p>
          </table:table-cell>
          <table:table-cell office:value-type="float" office:value="0.0622222222222" calcext:value-type="float">
            <text:p>0,0622222222222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692" calcext:value-type="float">
            <text:p>692</text:p>
          </table:table-cell>
          <table:table-cell table:formula="of:=[.BA48]/[.AR48]" office:value-type="float" office:value="0.692" calcext:value-type="float">
            <text:p>0,6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96" calcext:value-type="float">
            <text:p>1796</text:p>
          </table:table-cell>
          <table:table-cell office:value-type="float" office:value="23.9466666667" calcext:value-type="float">
            <text:p>23,9466666667</text:p>
          </table:table-cell>
          <table:table-cell office:value-type="float" office:value="0.160715883669" calcext:value-type="float">
            <text:p>0,160715883669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454" calcext:value-type="float">
            <text:p>454</text:p>
          </table:table-cell>
          <table:table-cell table:formula="of:=[.BN48]/[.BE48]" office:value-type="float" office:value="0.201777777777778" calcext:value-type="float">
            <text:p>0,20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3" calcext:value-type="float">
            <text:p>193</text:p>
          </table:table-cell>
          <table:table-cell office:value-type="float" office:value="341" calcext:value-type="float">
            <text:p>341</text:p>
          </table:table-cell>
          <table:table-cell office:value-type="float" office:value="3.53367875648" calcext:value-type="float">
            <text:p>3,53367875648</text:p>
          </table:table-cell>
          <table:table-cell office:value-type="float" office:value="0.0184045768566" calcext:value-type="float">
            <text:p>0,0184045768566</text:p>
          </table:table-cell>
          <table:table-cell table:formula="of:=[.BQ48]-[.BU48]" office:value-type="float" office:value="7" calcext:value-type="float">
            <text:p>7</text:p>
          </table:table-cell>
          <table:table-cell table:formula="of:=[.BY48]/[.BQ48]" office:value-type="float" office:value="0.035" calcext:value-type="float">
            <text:p>0,035</text:p>
          </table:table-cell>
          <table:table-cell table:formula="of:=[.BR48]-[.BV48]" office:value-type="float" office:value="3659" calcext:value-type="float">
            <text:p>3659</text:p>
          </table:table-cell>
          <table:table-cell table:formula="of:=[.CA48]/[.BR48]" office:value-type="float" office:value="0.91475" calcext:value-type="float">
            <text:p>0,91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880" calcext:value-type="float">
            <text:p>4880</text:p>
          </table:table-cell>
          <table:table-cell office:value-type="float" office:value="39.04" calcext:value-type="float">
            <text:p>39,04</text:p>
          </table:table-cell>
          <table:table-cell office:value-type="float" office:value="0.156787148594" calcext:value-type="float">
            <text:p>0,156787148594</text:p>
          </table:table-cell>
          <table:table-cell table:formula="of:=[.CD48]-[.CH48]" office:value-type="float" office:value="0" calcext:value-type="float">
            <text:p>0</text:p>
          </table:table-cell>
          <table:table-cell table:formula="of:=[.CL48]/[.CD48]" office:value-type="float" office:value="0" calcext:value-type="float">
            <text:p>0</text:p>
          </table:table-cell>
          <table:table-cell table:formula="of:=[.CE48]-[.CI48]" office:value-type="float" office:value="1370" calcext:value-type="float">
            <text:p>1370</text:p>
          </table:table-cell>
          <table:table-cell table:formula="of:=[.CN48]/[.CE48]" office:value-type="float" office:value="0.2192" calcext:value-type="float">
            <text:p>0,2192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6.04" calcext:value-type="float">
            <text:p>6,04</text:p>
          </table:table-cell>
          <table:table-cell office:value-type="float" office:value="0.123265306122" calcext:value-type="float">
            <text:p>0,123265306122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99" calcext:value-type="float">
            <text:p>99</text:p>
          </table:table-cell>
          <table:table-cell table:formula="of:=[.AN49]/[.AE49]" office:value-type="float" office:value="0.396" calcext:value-type="float">
            <text:p>0,3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94" calcext:value-type="float">
            <text:p>694</text:p>
          </table:table-cell>
          <table:table-cell office:value-type="float" office:value="13.88" calcext:value-type="float">
            <text:p>13,88</text:p>
          </table:table-cell>
          <table:table-cell office:value-type="float" office:value="0.140202020202" calcext:value-type="float">
            <text:p>0,140202020202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306" calcext:value-type="float">
            <text:p>306</text:p>
          </table:table-cell>
          <table:table-cell table:formula="of:=[.BA49]/[.AR49]" office:value-type="float" office:value="0.306" calcext:value-type="float">
            <text:p>0,3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69" calcext:value-type="float">
            <text:p>1769</text:p>
          </table:table-cell>
          <table:table-cell office:value-type="float" office:value="23.5866666667" calcext:value-type="float">
            <text:p>23,5866666667</text:p>
          </table:table-cell>
          <table:table-cell office:value-type="float" office:value="0.158299776286" calcext:value-type="float">
            <text:p>0,158299776286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481" calcext:value-type="float">
            <text:p>481</text:p>
          </table:table-cell>
          <table:table-cell table:formula="of:=[.BN49]/[.BE49]" office:value-type="float" office:value="0.213777777777778" calcext:value-type="float">
            <text:p>0,21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office:value-type="float" office:value="9.91" calcext:value-type="float">
            <text:p>9,91</text:p>
          </table:table-cell>
          <table:table-cell office:value-type="float" office:value="0.0497989949749" calcext:value-type="float">
            <text:p>0,0497989949749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3009" calcext:value-type="float">
            <text:p>3009</text:p>
          </table:table-cell>
          <table:table-cell table:formula="of:=[.CA49]/[.BR49]" office:value-type="float" office:value="0.75225" calcext:value-type="float">
            <text:p>0,75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216" calcext:value-type="float">
            <text:p>2216</text:p>
          </table:table-cell>
          <table:table-cell office:value-type="float" office:value="17.728" calcext:value-type="float">
            <text:p>17,728</text:p>
          </table:table-cell>
          <table:table-cell office:value-type="float" office:value="0.0711967871486" calcext:value-type="float">
            <text:p>0,0711967871486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4034" calcext:value-type="float">
            <text:p>4034</text:p>
          </table:table-cell>
          <table:table-cell table:formula="of:=[.CN49]/[.CE49]" office:value-type="float" office:value="0.64544" calcext:value-type="float">
            <text:p>0,64544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7.36" calcext:value-type="float">
            <text:p>7,36</text:p>
          </table:table-cell>
          <table:table-cell office:value-type="float" office:value="0.150204081633" calcext:value-type="float">
            <text:p>0,150204081633</text:p>
          </table:table-cell>
          <table:table-cell table:formula="of:=[.AD50]-[.AH50]" office:value-type="float" office:value="0" calcext:value-type="float">
            <text:p>0</text:p>
          </table:table-cell>
          <table:table-cell table:formula="of:=[.AL50]/[.AD50]" office:value-type="float" office:value="0" calcext:value-type="float">
            <text:p>0</text:p>
          </table:table-cell>
          <table:table-cell table:formula="of:=[.AE50]-[.AI50]" office:value-type="float" office:value="66" calcext:value-type="float">
            <text:p>66</text:p>
          </table:table-cell>
          <table:table-cell table:formula="of:=[.AN50]/[.AE50]" office:value-type="float" office:value="0.264" calcext:value-type="float">
            <text:p>0,2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4.44" calcext:value-type="float">
            <text:p>4,44</text:p>
          </table:table-cell>
          <table:table-cell office:value-type="float" office:value="0.0448484848485" calcext:value-type="float">
            <text:p>0,0448484848485</text:p>
          </table:table-cell>
          <table:table-cell table:formula="of:=[.AQ50]-[.AU50]" office:value-type="float" office:value="0" calcext:value-type="float">
            <text:p>0</text:p>
          </table:table-cell>
          <table:table-cell table:formula="of:=[.AY50]/[.AQ50]" office:value-type="float" office:value="0" calcext:value-type="float">
            <text:p>0</text:p>
          </table:table-cell>
          <table:table-cell table:formula="of:=[.AR50]-[.AV50]" office:value-type="float" office:value="778" calcext:value-type="float">
            <text:p>778</text:p>
          </table:table-cell>
          <table:table-cell table:formula="of:=[.BA50]/[.AR50]" office:value-type="float" office:value="0.778" calcext:value-type="float">
            <text:p>0,7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75" calcext:value-type="float">
            <text:p>1475</text:p>
          </table:table-cell>
          <table:table-cell office:value-type="float" office:value="19.6666666667" calcext:value-type="float">
            <text:p>19,6666666667</text:p>
          </table:table-cell>
          <table:table-cell office:value-type="float" office:value="0.131991051454" calcext:value-type="float">
            <text:p>0,131991051454</text:p>
          </table:table-cell>
          <table:table-cell table:formula="of:=[.BD50]-[.BH50]" office:value-type="float" office:value="0" calcext:value-type="float">
            <text:p>0</text:p>
          </table:table-cell>
          <table:table-cell table:formula="of:=[.BL50]/[.BD50]" office:value-type="float" office:value="0" calcext:value-type="float">
            <text:p>0</text:p>
          </table:table-cell>
          <table:table-cell table:formula="of:=[.BE50]-[.BI50]" office:value-type="float" office:value="775" calcext:value-type="float">
            <text:p>775</text:p>
          </table:table-cell>
          <table:table-cell table:formula="of:=[.BN50]/[.BE50]" office:value-type="float" office:value="0.344444444444444" calcext:value-type="float">
            <text:p>0,344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table:formula="of:=[.BQ50]-[.BU50]" office:value-type="float" office:value="0" calcext:value-type="float">
            <text:p>0</text:p>
          </table:table-cell>
          <table:table-cell table:formula="of:=[.BY50]/[.BQ50]" office:value-type="float" office:value="0" calcext:value-type="float">
            <text:p>0</text:p>
          </table:table-cell>
          <table:table-cell table:formula="of:=[.BR50]-[.BV50]" office:value-type="float" office:value="0" calcext:value-type="float">
            <text:p>0</text:p>
          </table:table-cell>
          <table:table-cell table:formula="of:=[.CA50]/[.BR50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50]-[.CH50]" office:value-type="float" office:value="0" calcext:value-type="float">
            <text:p>0</text:p>
          </table:table-cell>
          <table:table-cell table:formula="of:=[.CL50]/[.CD50]" office:value-type="float" office:value="0" calcext:value-type="float">
            <text:p>0</text:p>
          </table:table-cell>
          <table:table-cell table:formula="of:=[.CE50]-[.CI50]" office:value-type="float" office:value="1044" calcext:value-type="float">
            <text:p>1044</text:p>
          </table:table-cell>
          <table:table-cell table:formula="of:=[.CN50]/[.CE50]" office:value-type="float" office:value="0.16704" calcext:value-type="float">
            <text:p>0,16704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6.56" calcext:value-type="float">
            <text:p>6,56</text:p>
          </table:table-cell>
          <table:table-cell office:value-type="float" office:value="0.13387755102" calcext:value-type="float">
            <text:p>0,13387755102</text:p>
          </table:table-cell>
          <table:table-cell table:formula="of:=[.AD51]-[.AH51]" office:value-type="float" office:value="0" calcext:value-type="float">
            <text:p>0</text:p>
          </table:table-cell>
          <table:table-cell table:formula="of:=[.AL51]/[.AD51]" office:value-type="float" office:value="0" calcext:value-type="float">
            <text:p>0</text:p>
          </table:table-cell>
          <table:table-cell table:formula="of:=[.AE51]-[.AI51]" office:value-type="float" office:value="86" calcext:value-type="float">
            <text:p>86</text:p>
          </table:table-cell>
          <table:table-cell table:formula="of:=[.AN51]/[.AE51]" office:value-type="float" office:value="0.344" calcext:value-type="float">
            <text:p>0,3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8" calcext:value-type="float">
            <text:p>408</text:p>
          </table:table-cell>
          <table:table-cell office:value-type="float" office:value="8.16" calcext:value-type="float">
            <text:p>8,16</text:p>
          </table:table-cell>
          <table:table-cell office:value-type="float" office:value="0.0824242424242" calcext:value-type="float">
            <text:p>0,0824242424242</text:p>
          </table:table-cell>
          <table:table-cell table:formula="of:=[.AQ51]-[.AU51]" office:value-type="float" office:value="0" calcext:value-type="float">
            <text:p>0</text:p>
          </table:table-cell>
          <table:table-cell table:formula="of:=[.AY51]/[.AQ51]" office:value-type="float" office:value="0" calcext:value-type="float">
            <text:p>0</text:p>
          </table:table-cell>
          <table:table-cell table:formula="of:=[.AR51]-[.AV51]" office:value-type="float" office:value="592" calcext:value-type="float">
            <text:p>592</text:p>
          </table:table-cell>
          <table:table-cell table:formula="of:=[.BA51]/[.AR51]" office:value-type="float" office:value="0.592" calcext:value-type="float">
            <text:p>0,5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349" calcext:value-type="float">
            <text:p>1349</text:p>
          </table:table-cell>
          <table:table-cell office:value-type="float" office:value="17.9866666667" calcext:value-type="float">
            <text:p>17,9866666667</text:p>
          </table:table-cell>
          <table:table-cell office:value-type="float" office:value="0.120715883669" calcext:value-type="float">
            <text:p>0,120715883669</text:p>
          </table:table-cell>
          <table:table-cell table:formula="of:=[.BD51]-[.BH51]" office:value-type="float" office:value="0" calcext:value-type="float">
            <text:p>0</text:p>
          </table:table-cell>
          <table:table-cell table:formula="of:=[.BL51]/[.BD51]" office:value-type="float" office:value="0" calcext:value-type="float">
            <text:p>0</text:p>
          </table:table-cell>
          <table:table-cell table:formula="of:=[.BE51]-[.BI51]" office:value-type="float" office:value="901" calcext:value-type="float">
            <text:p>901</text:p>
          </table:table-cell>
          <table:table-cell table:formula="of:=[.BN51]/[.BE51]" office:value-type="float" office:value="0.400444444444444" calcext:value-type="float">
            <text:p>0,400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19" calcext:value-type="float">
            <text:p>2119</text:p>
          </table:table-cell>
          <table:table-cell office:value-type="float" office:value="21.19" calcext:value-type="float">
            <text:p>21,19</text:p>
          </table:table-cell>
          <table:table-cell office:value-type="float" office:value="0.10648241206" calcext:value-type="float">
            <text:p>0,10648241206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1881" calcext:value-type="float">
            <text:p>1881</text:p>
          </table:table-cell>
          <table:table-cell table:formula="of:=[.CA51]/[.BR51]" office:value-type="float" office:value="0.47025" calcext:value-type="float">
            <text:p>0,47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826" calcext:value-type="float">
            <text:p>2826</text:p>
          </table:table-cell>
          <table:table-cell office:value-type="float" office:value="22.608" calcext:value-type="float">
            <text:p>22,608</text:p>
          </table:table-cell>
          <table:table-cell office:value-type="float" office:value="0.0907951807229" calcext:value-type="float">
            <text:p>0,0907951807229</text:p>
          </table:table-cell>
          <table:table-cell table:formula="of:=[.CD51]-[.CH51]" office:value-type="float" office:value="0" calcext:value-type="float">
            <text:p>0</text:p>
          </table:table-cell>
          <table:table-cell table:formula="of:=[.CL51]/[.CD51]" office:value-type="float" office:value="0" calcext:value-type="float">
            <text:p>0</text:p>
          </table:table-cell>
          <table:table-cell table:formula="of:=[.CE51]-[.CI51]" office:value-type="float" office:value="3424" calcext:value-type="float">
            <text:p>3424</text:p>
          </table:table-cell>
          <table:table-cell table:formula="of:=[.CN51]/[.CE51]" office:value-type="float" office:value="0.54784" calcext:value-type="float">
            <text:p>0,54784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0" calcext:value-type="float">
            <text:p>10</text:p>
          </table:table-cell>
          <table:table-cell table:style-name="ce29" office:value-type="float" office:value="4.8120455669345" calcext:value-type="float">
            <text:p>4,8120455669345</text:p>
          </table:table-cell>
          <table:table-cell office:value-type="float" office:value="2.5893887968013" calcext:value-type="float">
            <text:p>2,5893887968013</text:p>
          </table:table-cell>
          <table:table-cell office:value-type="float" office:value="0.2589388796801" calcext:value-type="float">
            <text:p>0,2589388796801</text:p>
          </table:table-cell>
          <table:table-cell office:value-type="float" office:value="100" calcext:value-type="float">
            <text:p>100</text:p>
          </table:table-cell>
          <table:table-cell office:value-type="float" office:value="4.3821058818542" calcext:value-type="float">
            <text:p>4,3821058818542</text:p>
          </table:table-cell>
          <table:table-cell office:value-type="float" office:value="5.2419852520148" calcext:value-type="float">
            <text:p>5,2419852520148</text:p>
          </table:table-cell>
          <table:table-cell office:value-type="float" office:value="4.298254559683" calcext:value-type="float">
            <text:p>4,298254559683</text:p>
          </table:table-cell>
          <table:table-cell office:value-type="float" office:value="5.325836574186" calcext:value-type="float">
            <text:p>5,325836574186</text:p>
          </table:table-cell>
          <table:table-cell office:value-type="float" office:value="4.1319667142188" calcext:value-type="float">
            <text:p>4,1319667142188</text:p>
          </table:table-cell>
          <table:table-cell office:value-type="float" office:value="5.4921244196502" calcext:value-type="float">
            <text:p>5,4921244196502</text:p>
          </table:table-cell>
          <table:table-cell office:value-type="float" office:value="1" calcext:value-type="float">
            <text:p>1</text:p>
          </table:table-cell>
          <table:table-cell office:value-type="float" office:value="4.68" calcext:value-type="float">
            <text:p>4,6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4.56" calcext:value-type="float">
            <text:p>4,56</text:p>
          </table:table-cell>
          <table:table-cell office:value-type="float" office:value="0.0930612244898" calcext:value-type="float">
            <text:p>0,0930612244898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136" calcext:value-type="float">
            <text:p>136</text:p>
          </table:table-cell>
          <table:table-cell table:formula="of:=[.AN52]/[.AE52]" office:value-type="float" office:value="0.544" calcext:value-type="float">
            <text:p>0,5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  <table:table-cell office:value-type="float" office:value="9.26" calcext:value-type="float">
            <text:p>9,26</text:p>
          </table:table-cell>
          <table:table-cell office:value-type="float" office:value="0.0935353535354" calcext:value-type="float">
            <text:p>0,0935353535354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537" calcext:value-type="float">
            <text:p>537</text:p>
          </table:table-cell>
          <table:table-cell table:formula="of:=[.BA52]/[.AR52]" office:value-type="float" office:value="0.537" calcext:value-type="float">
            <text:p>0,5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104" calcext:value-type="float">
            <text:p>1104</text:p>
          </table:table-cell>
          <table:table-cell office:value-type="float" office:value="14.72" calcext:value-type="float">
            <text:p>14,72</text:p>
          </table:table-cell>
          <table:table-cell office:value-type="float" office:value="0.0987919463087" calcext:value-type="float">
            <text:p>0,0987919463087</text:p>
          </table:table-cell>
          <table:table-cell table:formula="of:=[.BD52]-[.BH52]" office:value-type="float" office:value="0" calcext:value-type="float">
            <text:p>0</text:p>
          </table:table-cell>
          <table:table-cell table:formula="of:=[.BL52]/[.BD52]" office:value-type="float" office:value="0" calcext:value-type="float">
            <text:p>0</text:p>
          </table:table-cell>
          <table:table-cell table:formula="of:=[.BE52]-[.BI52]" office:value-type="float" office:value="1146" calcext:value-type="float">
            <text:p>1146</text:p>
          </table:table-cell>
          <table:table-cell table:formula="of:=[.BN52]/[.BE52]" office:value-type="float" office:value="0.509333333333333" calcext:value-type="float">
            <text:p>0,509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835" calcext:value-type="float">
            <text:p>3835</text:p>
          </table:table-cell>
          <table:table-cell office:value-type="float" office:value="38.35" calcext:value-type="float">
            <text:p>38,35</text:p>
          </table:table-cell>
          <table:table-cell office:value-type="float" office:value="0.192713567839" calcext:value-type="float">
            <text:p>0,192713567839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165" calcext:value-type="float">
            <text:p>165</text:p>
          </table:table-cell>
          <table:table-cell table:formula="of:=[.CA52]/[.BR52]" office:value-type="float" office:value="0.04125" calcext:value-type="float">
            <text:p>0,0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790" calcext:value-type="float">
            <text:p>5790</text:p>
          </table:table-cell>
          <table:table-cell office:value-type="float" office:value="46.32" calcext:value-type="float">
            <text:p>46,32</text:p>
          </table:table-cell>
          <table:table-cell office:value-type="float" office:value="0.186024096386" calcext:value-type="float">
            <text:p>0,186024096386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460" calcext:value-type="float">
            <text:p>460</text:p>
          </table:table-cell>
          <table:table-cell table:formula="of:=[.CN52]/[.CE52]" office:value-type="float" office:value="0.0736" calcext:value-type="float">
            <text:p>0,0736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9.7090786655936" calcext:value-type="float">
            <text:p>9,7090786655936</text:p>
          </table:table-cell>
          <table:table-cell office:value-type="float" office:value="5.6038299015198" calcext:value-type="float">
            <text:p>5,6038299015198</text:p>
          </table:table-cell>
          <table:table-cell office:value-type="float" office:value="0.560382990152" calcext:value-type="float">
            <text:p>0,560382990152</text:p>
          </table:table-cell>
          <table:table-cell office:value-type="float" office:value="100" calcext:value-type="float">
            <text:p>100</text:p>
          </table:table-cell>
          <table:table-cell office:value-type="float" office:value="8.7786240092364" calcext:value-type="float">
            <text:p>8,7786240092364</text:p>
          </table:table-cell>
          <table:table-cell office:value-type="float" office:value="10.6395333219508" calcext:value-type="float">
            <text:p>10,6395333219508</text:p>
          </table:table-cell>
          <table:table-cell office:value-type="float" office:value="8.597157036395" calcext:value-type="float">
            <text:p>8,597157036395</text:p>
          </table:table-cell>
          <table:table-cell office:value-type="float" office:value="10.8210002947922" calcext:value-type="float">
            <text:p>10,8210002947922</text:p>
          </table:table-cell>
          <table:table-cell office:value-type="float" office:value="8.2372849299648" calcext:value-type="float">
            <text:p>8,2372849299648</text:p>
          </table:table-cell>
          <table:table-cell office:value-type="float" office:value="11.1808724012224" calcext:value-type="float">
            <text:p>11,1808724012224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8.94" calcext:value-type="float">
            <text:p>8,94</text:p>
          </table:table-cell>
          <table:table-cell office:value-type="float" office:value="19.76" calcext:value-type="float">
            <text:p>19,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5.04" calcext:value-type="float">
            <text:p>5,04</text:p>
          </table:table-cell>
          <table:table-cell office:value-type="float" office:value="0.102857142857" calcext:value-type="float">
            <text:p>0,102857142857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24" calcext:value-type="float">
            <text:p>124</text:p>
          </table:table-cell>
          <table:table-cell table:formula="of:=[.AN53]/[.AE53]" office:value-type="float" office:value="0.496" calcext:value-type="float">
            <text:p>0,4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7.08" calcext:value-type="float">
            <text:p>7,08</text:p>
          </table:table-cell>
          <table:table-cell office:value-type="float" office:value="0.0715151515152" calcext:value-type="float">
            <text:p>0,0715151515152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646" calcext:value-type="float">
            <text:p>646</text:p>
          </table:table-cell>
          <table:table-cell table:formula="of:=[.BA53]/[.AR53]" office:value-type="float" office:value="0.646" calcext:value-type="float">
            <text:p>0,6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35" calcext:value-type="float">
            <text:p>1935</text:p>
          </table:table-cell>
          <table:table-cell office:value-type="float" office:value="25.8" calcext:value-type="float">
            <text:p>25,8</text:p>
          </table:table-cell>
          <table:table-cell office:value-type="float" office:value="0.173154362416" calcext:value-type="float">
            <text:p>0,173154362416</text:p>
          </table:table-cell>
          <table:table-cell table:formula="of:=[.BD53]-[.BH53]" office:value-type="float" office:value="0" calcext:value-type="float">
            <text:p>0</text:p>
          </table:table-cell>
          <table:table-cell table:formula="of:=[.BL53]/[.BD53]" office:value-type="float" office:value="0" calcext:value-type="float">
            <text:p>0</text:p>
          </table:table-cell>
          <table:table-cell table:formula="of:=[.BE53]-[.BI53]" office:value-type="float" office:value="315" calcext:value-type="float">
            <text:p>315</text:p>
          </table:table-cell>
          <table:table-cell table:formula="of:=[.BN53]/[.BE53]" office:value-type="float" office:value="0.14" calcext:value-type="float">
            <text:p>0,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809" calcext:value-type="float">
            <text:p>2809</text:p>
          </table:table-cell>
          <table:table-cell office:value-type="float" office:value="28.09" calcext:value-type="float">
            <text:p>28,09</text:p>
          </table:table-cell>
          <table:table-cell office:value-type="float" office:value="0.141155778894" calcext:value-type="float">
            <text:p>0,141155778894</text:p>
          </table:table-cell>
          <table:table-cell table:formula="of:=[.BQ53]-[.BU53]" office:value-type="float" office:value="0" calcext:value-type="float">
            <text:p>0</text:p>
          </table:table-cell>
          <table:table-cell table:formula="of:=[.BY53]/[.BQ53]" office:value-type="float" office:value="0" calcext:value-type="float">
            <text:p>0</text:p>
          </table:table-cell>
          <table:table-cell table:formula="of:=[.BR53]-[.BV53]" office:value-type="float" office:value="1191" calcext:value-type="float">
            <text:p>1191</text:p>
          </table:table-cell>
          <table:table-cell table:formula="of:=[.CA53]/[.BR53]" office:value-type="float" office:value="0.29775" calcext:value-type="float">
            <text:p>0,29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255" calcext:value-type="float">
            <text:p>1255</text:p>
          </table:table-cell>
          <table:table-cell office:value-type="float" office:value="10.04" calcext:value-type="float">
            <text:p>10,04</text:p>
          </table:table-cell>
          <table:table-cell office:value-type="float" office:value="0.0403212851406" calcext:value-type="float">
            <text:p>0,0403212851406</text:p>
          </table:table-cell>
          <table:table-cell table:formula="of:=[.CD53]-[.CH53]" office:value-type="float" office:value="0" calcext:value-type="float">
            <text:p>0</text:p>
          </table:table-cell>
          <table:table-cell table:formula="of:=[.CL53]/[.CD53]" office:value-type="float" office:value="0" calcext:value-type="float">
            <text:p>0</text:p>
          </table:table-cell>
          <table:table-cell table:formula="of:=[.CE53]-[.CI53]" office:value-type="float" office:value="4995" calcext:value-type="float">
            <text:p>4995</text:p>
          </table:table-cell>
          <table:table-cell table:formula="of:=[.CN53]/[.CE53]" office:value-type="float" office:value="0.7992" calcext:value-type="float">
            <text:p>0,7992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30" calcext:value-type="float">
            <text:p>30</text:p>
          </table:table-cell>
          <table:table-cell table:style-name="ce29" office:value-type="float" office:value="14.772202970828" calcext:value-type="float">
            <text:p>14,772202970828</text:p>
          </table:table-cell>
          <table:table-cell office:value-type="float" office:value="9.2927311666562" calcext:value-type="float">
            <text:p>9,2927311666562</text:p>
          </table:table-cell>
          <table:table-cell office:value-type="float" office:value="0.9292731166656" calcext:value-type="float">
            <text:p>0,9292731166656</text:p>
          </table:table-cell>
          <table:table-cell office:value-type="float" office:value="100" calcext:value-type="float">
            <text:p>100</text:p>
          </table:table-cell>
          <table:table-cell office:value-type="float" office:value="13.229246611295" calcext:value-type="float">
            <text:p>13,229246611295</text:p>
          </table:table-cell>
          <table:table-cell office:value-type="float" office:value="16.315159330361" calcext:value-type="float">
            <text:p>16,315159330361</text:p>
          </table:table-cell>
          <table:table-cell office:value-type="float" office:value="12.9283231671726" calcext:value-type="float">
            <text:p>12,9283231671726</text:p>
          </table:table-cell>
          <table:table-cell office:value-type="float" office:value="16.6160827744834" calcext:value-type="float">
            <text:p>16,6160827744834</text:p>
          </table:table-cell>
          <table:table-cell office:value-type="float" office:value="12.3315536723442" calcext:value-type="float">
            <text:p>12,3315536723442</text:p>
          </table:table-cell>
          <table:table-cell office:value-type="float" office:value="17.2128522693118" calcext:value-type="float">
            <text:p>17,2128522693118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14.3666666667" calcext:value-type="float">
            <text:p>14,3666666667</text:p>
          </table:table-cell>
          <table:table-cell office:value-type="float" office:value="29.36" calcext:value-type="float">
            <text:p>29,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.72340425532" calcext:value-type="float">
            <text:p>2,72340425532</text:p>
          </table:table-cell>
          <table:table-cell office:value-type="float" office:value="0.059204440333" calcext:value-type="float">
            <text:p>0,059204440333</text:p>
          </table:table-cell>
          <table:table-cell table:formula="of:=[.AD54]-[.AH54]" office:value-type="float" office:value="3" calcext:value-type="float">
            <text:p>3</text:p>
          </table:table-cell>
          <table:table-cell table:formula="of:=[.AL54]/[.AD54]" office:value-type="float" office:value="0.06" calcext:value-type="float">
            <text:p>0,06</text:p>
          </table:table-cell>
          <table:table-cell table:formula="of:=[.AE54]-[.AI54]" office:value-type="float" office:value="186" calcext:value-type="float">
            <text:p>186</text:p>
          </table:table-cell>
          <table:table-cell table:formula="of:=[.AN54]/[.AE54]" office:value-type="float" office:value="0.744" calcext:value-type="float">
            <text:p>0,7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</text:p>
          </table:table-cell>
          <table:table-cell office:value-type="float" office:value="15.6" calcext:value-type="float">
            <text:p>15,6</text:p>
          </table:table-cell>
          <table:table-cell office:value-type="float" office:value="0.157575757576" calcext:value-type="float">
            <text:p>0,157575757576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220" calcext:value-type="float">
            <text:p>220</text:p>
          </table:table-cell>
          <table:table-cell table:formula="of:=[.BA54]/[.AR54]" office:value-type="float" office:value="0.22" calcext:value-type="float">
            <text:p>0,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44" calcext:value-type="float">
            <text:p>1744</text:p>
          </table:table-cell>
          <table:table-cell office:value-type="float" office:value="23.2533333333" calcext:value-type="float">
            <text:p>23,2533333333</text:p>
          </table:table-cell>
          <table:table-cell office:value-type="float" office:value="0.156062639821" calcext:value-type="float">
            <text:p>0,156062639821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506" calcext:value-type="float">
            <text:p>506</text:p>
          </table:table-cell>
          <table:table-cell table:formula="of:=[.BN54]/[.BE54]" office:value-type="float" office:value="0.224888888888889" calcext:value-type="float">
            <text:p>0,224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office:value-type="float" office:value="9.91" calcext:value-type="float">
            <text:p>9,91</text:p>
          </table:table-cell>
          <table:table-cell office:value-type="float" office:value="0.0497989949749" calcext:value-type="float">
            <text:p>0,0497989949749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3009" calcext:value-type="float">
            <text:p>3009</text:p>
          </table:table-cell>
          <table:table-cell table:formula="of:=[.CA54]/[.BR54]" office:value-type="float" office:value="0.75225" calcext:value-type="float">
            <text:p>0,75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.2380952381" calcext:value-type="float">
            <text:p>1,2380952381</text:p>
          </table:table-cell>
          <table:table-cell office:value-type="float" office:value="0.0149168100975" calcext:value-type="float">
            <text:p>0,0149168100975</text:p>
          </table:table-cell>
          <table:table-cell table:formula="of:=[.CD54]-[.CH54]" office:value-type="float" office:value="166" calcext:value-type="float">
            <text:p>166</text:p>
          </table:table-cell>
          <table:table-cell table:formula="of:=[.CL54]/[.CD54]" office:value-type="float" office:value="0.664" calcext:value-type="float">
            <text:p>0,664</text:p>
          </table:table-cell>
          <table:table-cell table:formula="of:=[.CE54]-[.CI54]" office:value-type="float" office:value="6198" calcext:value-type="float">
            <text:p>6198</text:p>
          </table:table-cell>
          <table:table-cell table:formula="of:=[.CN54]/[.CE54]" office:value-type="float" office:value="0.99168" calcext:value-type="float">
            <text:p>0,9916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40" calcext:value-type="float">
            <text:p>40</text:p>
          </table:table-cell>
          <table:table-cell table:style-name="ce29" office:value-type="float" office:value="21.0015834639991" calcext:value-type="float">
            <text:p>21,0015834639991</text:p>
          </table:table-cell>
          <table:table-cell office:value-type="float" office:value="11.4611282095072" calcext:value-type="float">
            <text:p>11,4611282095072</text:p>
          </table:table-cell>
          <table:table-cell office:value-type="float" office:value="1.1461128209507" calcext:value-type="float">
            <text:p>1,1461128209507</text:p>
          </table:table-cell>
          <table:table-cell office:value-type="float" office:value="100" calcext:value-type="float">
            <text:p>100</text:p>
          </table:table-cell>
          <table:table-cell office:value-type="float" office:value="19.0985884950135" calcext:value-type="float">
            <text:p>19,0985884950135</text:p>
          </table:table-cell>
          <table:table-cell office:value-type="float" office:value="22.9045784329846" calcext:value-type="float">
            <text:p>22,9045784329846</text:p>
          </table:table-cell>
          <table:table-cell office:value-type="float" office:value="18.7274465656409" calcext:value-type="float">
            <text:p>18,7274465656409</text:p>
          </table:table-cell>
          <table:table-cell office:value-type="float" office:value="23.2757203623572" calcext:value-type="float">
            <text:p>23,2757203623572</text:p>
          </table:table-cell>
          <table:table-cell office:value-type="float" office:value="17.9914248763131" calcext:value-type="float">
            <text:p>17,9914248763131</text:p>
          </table:table-cell>
          <table:table-cell office:value-type="float" office:value="24.011742051685" calcext:value-type="float">
            <text:p>24,011742051685</text:p>
          </table:table-cell>
          <table:table-cell office:value-type="float" office:value="1.98734177215" calcext:value-type="float">
            <text:p>1,98734177215</text:p>
          </table:table-cell>
          <table:table-cell office:value-type="float" office:value="20605" calcext:value-type="float">
            <text:p>2060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5.68" calcext:value-type="float">
            <text:p>5,68</text:p>
          </table:table-cell>
          <table:table-cell office:value-type="float" office:value="0.115918367347" calcext:value-type="float">
            <text:p>0,115918367347</text:p>
          </table:table-cell>
          <table:table-cell table:formula="of:=[.AD55]-[.AH55]" office:value-type="float" office:value="0" calcext:value-type="float">
            <text:p>0</text:p>
          </table:table-cell>
          <table:table-cell table:formula="of:=[.AL55]/[.AD55]" office:value-type="float" office:value="0" calcext:value-type="float">
            <text:p>0</text:p>
          </table:table-cell>
          <table:table-cell table:formula="of:=[.AE55]-[.AI55]" office:value-type="float" office:value="108" calcext:value-type="float">
            <text:p>108</text:p>
          </table:table-cell>
          <table:table-cell table:formula="of:=[.AN55]/[.AE55]" office:value-type="float" office:value="0.432" calcext:value-type="float">
            <text:p>0,4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.78" calcext:value-type="float">
            <text:p>5,78</text:p>
          </table:table-cell>
          <table:table-cell office:value-type="float" office:value="0.0583838383838" calcext:value-type="float">
            <text:p>0,0583838383838</text:p>
          </table:table-cell>
          <table:table-cell table:formula="of:=[.AQ55]-[.AU55]" office:value-type="float" office:value="0" calcext:value-type="float">
            <text:p>0</text:p>
          </table:table-cell>
          <table:table-cell table:formula="of:=[.AY55]/[.AQ55]" office:value-type="float" office:value="0" calcext:value-type="float">
            <text:p>0</text:p>
          </table:table-cell>
          <table:table-cell table:formula="of:=[.AR55]-[.AV55]" office:value-type="float" office:value="711" calcext:value-type="float">
            <text:p>711</text:p>
          </table:table-cell>
          <table:table-cell table:formula="of:=[.BA55]/[.AR55]" office:value-type="float" office:value="0.711" calcext:value-type="float">
            <text:p>0,7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78" calcext:value-type="float">
            <text:p>2178</text:p>
          </table:table-cell>
          <table:table-cell office:value-type="float" office:value="29.04" calcext:value-type="float">
            <text:p>29,04</text:p>
          </table:table-cell>
          <table:table-cell office:value-type="float" office:value="0.194899328859" calcext:value-type="float">
            <text:p>0,194899328859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72" calcext:value-type="float">
            <text:p>72</text:p>
          </table:table-cell>
          <table:table-cell table:formula="of:=[.BN55]/[.BE55]" office:value-type="float" office:value="0.032" calcext:value-type="float">
            <text:p>0,0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367" calcext:value-type="float">
            <text:p>1367</text:p>
          </table:table-cell>
          <table:table-cell office:value-type="float" office:value="13.67" calcext:value-type="float">
            <text:p>13,67</text:p>
          </table:table-cell>
          <table:table-cell office:value-type="float" office:value="0.0686934673367" calcext:value-type="float">
            <text:p>0,0686934673367</text:p>
          </table:table-cell>
          <table:table-cell table:formula="of:=[.BQ55]-[.BU55]" office:value-type="float" office:value="0" calcext:value-type="float">
            <text:p>0</text:p>
          </table:table-cell>
          <table:table-cell table:formula="of:=[.BY55]/[.BQ55]" office:value-type="float" office:value="0" calcext:value-type="float">
            <text:p>0</text:p>
          </table:table-cell>
          <table:table-cell table:formula="of:=[.BR55]-[.BV55]" office:value-type="float" office:value="2633" calcext:value-type="float">
            <text:p>2633</text:p>
          </table:table-cell>
          <table:table-cell table:formula="of:=[.CA55]/[.BR55]" office:value-type="float" office:value="0.65825" calcext:value-type="float">
            <text:p>0,65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083" calcext:value-type="float">
            <text:p>3083</text:p>
          </table:table-cell>
          <table:table-cell office:value-type="float" office:value="24.664" calcext:value-type="float">
            <text:p>24,664</text:p>
          </table:table-cell>
          <table:table-cell office:value-type="float" office:value="0.0990522088353" calcext:value-type="float">
            <text:p>0,0990522088353</text:p>
          </table:table-cell>
          <table:table-cell table:formula="of:=[.CD55]-[.CH55]" office:value-type="float" office:value="0" calcext:value-type="float">
            <text:p>0</text:p>
          </table:table-cell>
          <table:table-cell table:formula="of:=[.CL55]/[.CD55]" office:value-type="float" office:value="0" calcext:value-type="float">
            <text:p>0</text:p>
          </table:table-cell>
          <table:table-cell table:formula="of:=[.CE55]-[.CI55]" office:value-type="float" office:value="3167" calcext:value-type="float">
            <text:p>3167</text:p>
          </table:table-cell>
          <table:table-cell table:formula="of:=[.CN55]/[.CE55]" office:value-type="float" office:value="0.50672" calcext:value-type="float">
            <text:p>0,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" table:style-name="ce30" office:value-type="float" office:value="50" calcext:value-type="float">
            <text:p>50</text:p>
          </table:table-cell>
          <table:table-cell table:style-name="ce29" office:value-type="float" office:value="26.8990640311189" calcext:value-type="float">
            <text:p>26,8990640311189</text:p>
          </table:table-cell>
          <table:table-cell office:value-type="float" office:value="14.322187157084" calcext:value-type="float">
            <text:p>14,322187157084</text:p>
          </table:table-cell>
          <table:table-cell office:value-type="float" office:value="1.4322187157084" calcext:value-type="float">
            <text:p>1,4322187157084</text:p>
          </table:table-cell>
          <table:table-cell office:value-type="float" office:value="100" calcext:value-type="float">
            <text:p>100</text:p>
          </table:table-cell>
          <table:table-cell office:value-type="float" office:value="24.5210215202436" calcext:value-type="float">
            <text:p>24,5210215202436</text:p>
          </table:table-cell>
          <table:table-cell office:value-type="float" office:value="29.2771065419942" calcext:value-type="float">
            <text:p>29,2771065419942</text:p>
          </table:table-cell>
          <table:table-cell office:value-type="float" office:value="24.0572308639358" calcext:value-type="float">
            <text:p>24,0572308639358</text:p>
          </table:table-cell>
          <table:table-cell office:value-type="float" office:value="29.740897198302" calcext:value-type="float">
            <text:p>29,740897198302</text:p>
          </table:table-cell>
          <table:table-cell office:value-type="float" office:value="23.1374749556578" calcext:value-type="float">
            <text:p>23,1374749556578</text:p>
          </table:table-cell>
          <table:table-cell office:value-type="float" office:value="30.66065310658" calcext:value-type="float">
            <text:p>30,66065310658</text:p>
          </table:table-cell>
          <table:table-cell office:value-type="float" office:value="1.2380952381" calcext:value-type="float">
            <text:p>1,2380952381</text:p>
          </table:table-cell>
          <table:table-cell office:value-type="float" office:value="26744" calcext:value-type="float">
            <text:p>267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6.56" calcext:value-type="float">
            <text:p>6,56</text:p>
          </table:table-cell>
          <table:table-cell office:value-type="float" office:value="0.13387755102" calcext:value-type="float">
            <text:p>0,13387755102</text:p>
          </table:table-cell>
          <table:table-cell table:formula="of:=[.AD56]-[.AH56]" office:value-type="float" office:value="0" calcext:value-type="float">
            <text:p>0</text:p>
          </table:table-cell>
          <table:table-cell table:formula="of:=[.AL56]/[.AD56]" office:value-type="float" office:value="0" calcext:value-type="float">
            <text:p>0</text:p>
          </table:table-cell>
          <table:table-cell table:formula="of:=[.AE56]-[.AI56]" office:value-type="float" office:value="86" calcext:value-type="float">
            <text:p>86</text:p>
          </table:table-cell>
          <table:table-cell table:formula="of:=[.AN56]/[.AE56]" office:value-type="float" office:value="0.344" calcext:value-type="float">
            <text:p>0,3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3.73737373737" calcext:value-type="float">
            <text:p>3,73737373737</text:p>
          </table:table-cell>
          <table:table-cell office:value-type="float" office:value="0.0381364667079" calcext:value-type="float">
            <text:p>0,0381364667079</text:p>
          </table:table-cell>
          <table:table-cell table:formula="of:=[.AQ56]-[.AU56]" office:value-type="float" office:value="1" calcext:value-type="float">
            <text:p>1</text:p>
          </table:table-cell>
          <table:table-cell table:formula="of:=[.AY56]/[.AQ56]" office:value-type="float" office:value="0.01" calcext:value-type="float">
            <text:p>0,01</text:p>
          </table:table-cell>
          <table:table-cell table:formula="of:=[.AR56]-[.AV56]" office:value-type="float" office:value="815" calcext:value-type="float">
            <text:p>815</text:p>
          </table:table-cell>
          <table:table-cell table:formula="of:=[.BA56]/[.AR56]" office:value-type="float" office:value="0.815" calcext:value-type="float">
            <text:p>0,8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.48571428571" calcext:value-type="float">
            <text:p>1,48571428571</text:p>
          </table:table-cell>
          <table:table-cell office:value-type="float" office:value="0.0142857142857" calcext:value-type="float">
            <text:p>0,0142857142857</text:p>
          </table:table-cell>
          <table:table-cell table:formula="of:=[.BD56]-[.BH56]" office:value-type="float" office:value="45" calcext:value-type="float">
            <text:p>45</text:p>
          </table:table-cell>
          <table:table-cell table:formula="of:=[.BL56]/[.BD56]" office:value-type="float" office:value="0.3" calcext:value-type="float">
            <text:p>0,3</text:p>
          </table:table-cell>
          <table:table-cell table:formula="of:=[.BE56]-[.BI56]" office:value-type="float" office:value="2172" calcext:value-type="float">
            <text:p>2172</text:p>
          </table:table-cell>
          <table:table-cell table:formula="of:=[.BN56]/[.BE56]" office:value-type="float" office:value="0.965333333333333" calcext:value-type="float">
            <text:p>0,965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221" calcext:value-type="float">
            <text:p>3221</text:p>
          </table:table-cell>
          <table:table-cell office:value-type="float" office:value="32.21" calcext:value-type="float">
            <text:p>32,21</text:p>
          </table:table-cell>
          <table:table-cell office:value-type="float" office:value="0.161859296482" calcext:value-type="float">
            <text:p>0,161859296482</text:p>
          </table:table-cell>
          <table:table-cell table:formula="of:=[.BQ56]-[.BU56]" office:value-type="float" office:value="0" calcext:value-type="float">
            <text:p>0</text:p>
          </table:table-cell>
          <table:table-cell table:formula="of:=[.BY56]/[.BQ56]" office:value-type="float" office:value="0" calcext:value-type="float">
            <text:p>0</text:p>
          </table:table-cell>
          <table:table-cell table:formula="of:=[.BR56]-[.BV56]" office:value-type="float" office:value="779" calcext:value-type="float">
            <text:p>779</text:p>
          </table:table-cell>
          <table:table-cell table:formula="of:=[.CA56]/[.BR56]" office:value-type="float" office:value="0.19475" calcext:value-type="float">
            <text:p>0,19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007" calcext:value-type="float">
            <text:p>2007</text:p>
          </table:table-cell>
          <table:table-cell office:value-type="float" office:value="16.056" calcext:value-type="float">
            <text:p>16,056</text:p>
          </table:table-cell>
          <table:table-cell office:value-type="float" office:value="0.0644819277108" calcext:value-type="float">
            <text:p>0,0644819277108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4243" calcext:value-type="float">
            <text:p>4243</text:p>
          </table:table-cell>
          <table:table-cell table:formula="of:=[.CN56]/[.CE56]" office:value-type="float" office:value="0.67888" calcext:value-type="float">
            <text:p>0,67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4.76" calcext:value-type="float">
            <text:p>4,76</text:p>
          </table:table-cell>
          <table:table-cell office:value-type="float" office:value="0.0971428571429" calcext:value-type="float">
            <text:p>0,0971428571429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131" calcext:value-type="float">
            <text:p>131</text:p>
          </table:table-cell>
          <table:table-cell table:formula="of:=[.AN57]/[.AE57]" office:value-type="float" office:value="0.524" calcext:value-type="float">
            <text:p>0,5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43" calcext:value-type="float">
            <text:p>943</text:p>
          </table:table-cell>
          <table:table-cell office:value-type="float" office:value="18.86" calcext:value-type="float">
            <text:p>18,86</text:p>
          </table:table-cell>
          <table:table-cell office:value-type="float" office:value="0.190505050505" calcext:value-type="float">
            <text:p>0,190505050505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57" calcext:value-type="float">
            <text:p>57</text:p>
          </table:table-cell>
          <table:table-cell table:formula="of:=[.BA57]/[.AR57]" office:value-type="float" office:value="0.057" calcext:value-type="float">
            <text:p>0,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78" calcext:value-type="float">
            <text:p>2178</text:p>
          </table:table-cell>
          <table:table-cell office:value-type="float" office:value="29.04" calcext:value-type="float">
            <text:p>29,04</text:p>
          </table:table-cell>
          <table:table-cell office:value-type="float" office:value="0.194899328859" calcext:value-type="float">
            <text:p>0,194899328859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72" calcext:value-type="float">
            <text:p>72</text:p>
          </table:table-cell>
          <table:table-cell table:formula="of:=[.BN57]/[.BE57]" office:value-type="float" office:value="0.032" calcext:value-type="float">
            <text:p>0,0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594" calcext:value-type="float">
            <text:p>1594</text:p>
          </table:table-cell>
          <table:table-cell office:value-type="float" office:value="15.94" calcext:value-type="float">
            <text:p>15,94</text:p>
          </table:table-cell>
          <table:table-cell office:value-type="float" office:value="0.0801005025126" calcext:value-type="float">
            <text:p>0,0801005025126</text:p>
          </table:table-cell>
          <table:table-cell table:formula="of:=[.BQ57]-[.BU57]" office:value-type="float" office:value="0" calcext:value-type="float">
            <text:p>0</text:p>
          </table:table-cell>
          <table:table-cell table:formula="of:=[.BY57]/[.BQ57]" office:value-type="float" office:value="0" calcext:value-type="float">
            <text:p>0</text:p>
          </table:table-cell>
          <table:table-cell table:formula="of:=[.BR57]-[.BV57]" office:value-type="float" office:value="2406" calcext:value-type="float">
            <text:p>2406</text:p>
          </table:table-cell>
          <table:table-cell table:formula="of:=[.CA57]/[.BR57]" office:value-type="float" office:value="0.6015" calcext:value-type="float">
            <text:p>0,60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725" calcext:value-type="float">
            <text:p>5725</text:p>
          </table:table-cell>
          <table:table-cell office:value-type="float" office:value="45.8" calcext:value-type="float">
            <text:p>45,8</text:p>
          </table:table-cell>
          <table:table-cell office:value-type="float" office:value="0.183935742972" calcext:value-type="float">
            <text:p>0,183935742972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525" calcext:value-type="float">
            <text:p>525</text:p>
          </table:table-cell>
          <table:table-cell table:formula="of:=[.CN57]/[.CE57]"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4.08" calcext:value-type="float">
            <text:p>4,08</text:p>
          </table:table-cell>
          <table:table-cell office:value-type="float" office:value="0.0832653061224" calcext:value-type="float">
            <text:p>0,0832653061224</text:p>
          </table:table-cell>
          <table:table-cell table:formula="of:=[.AD58]-[.AH58]" office:value-type="float" office:value="0" calcext:value-type="float">
            <text:p>0</text:p>
          </table:table-cell>
          <table:table-cell table:formula="of:=[.AL58]/[.AD58]" office:value-type="float" office:value="0" calcext:value-type="float">
            <text:p>0</text:p>
          </table:table-cell>
          <table:table-cell table:formula="of:=[.AE58]-[.AI58]" office:value-type="float" office:value="148" calcext:value-type="float">
            <text:p>148</text:p>
          </table:table-cell>
          <table:table-cell table:formula="of:=[.AN58]/[.AE58]" office:value-type="float" office:value="0.592" calcext:value-type="float">
            <text:p>0,5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float" office:value="8.44" calcext:value-type="float">
            <text:p>8,44</text:p>
          </table:table-cell>
          <table:table-cell office:value-type="float" office:value="0.0852525252525" calcext:value-type="float">
            <text:p>0,0852525252525</text:p>
          </table:table-cell>
          <table:table-cell table:formula="of:=[.AQ58]-[.AU58]" office:value-type="float" office:value="0" calcext:value-type="float">
            <text:p>0</text:p>
          </table:table-cell>
          <table:table-cell table:formula="of:=[.AY58]/[.AQ58]" office:value-type="float" office:value="0" calcext:value-type="float">
            <text:p>0</text:p>
          </table:table-cell>
          <table:table-cell table:formula="of:=[.AR58]-[.AV58]" office:value-type="float" office:value="578" calcext:value-type="float">
            <text:p>578</text:p>
          </table:table-cell>
          <table:table-cell table:formula="of:=[.BA58]/[.AR58]" office:value-type="float" office:value="0.578" calcext:value-type="float">
            <text:p>0,5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15" calcext:value-type="float">
            <text:p>1415</text:p>
          </table:table-cell>
          <table:table-cell office:value-type="float" office:value="18.8666666667" calcext:value-type="float">
            <text:p>18,8666666667</text:p>
          </table:table-cell>
          <table:table-cell office:value-type="float" office:value="0.126621923937" calcext:value-type="float">
            <text:p>0,126621923937</text:p>
          </table:table-cell>
          <table:table-cell table:formula="of:=[.BD58]-[.BH58]" office:value-type="float" office:value="0" calcext:value-type="float">
            <text:p>0</text:p>
          </table:table-cell>
          <table:table-cell table:formula="of:=[.BL58]/[.BD58]" office:value-type="float" office:value="0" calcext:value-type="float">
            <text:p>0</text:p>
          </table:table-cell>
          <table:table-cell table:formula="of:=[.BE58]-[.BI58]" office:value-type="float" office:value="835" calcext:value-type="float">
            <text:p>835</text:p>
          </table:table-cell>
          <table:table-cell table:formula="of:=[.BN58]/[.BE58]" office:value-type="float" office:value="0.371111111111111" calcext:value-type="float">
            <text:p>0,37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57" calcext:value-type="float">
            <text:p>2157</text:p>
          </table:table-cell>
          <table:table-cell office:value-type="float" office:value="21.57" calcext:value-type="float">
            <text:p>21,57</text:p>
          </table:table-cell>
          <table:table-cell office:value-type="float" office:value="0.108391959799" calcext:value-type="float">
            <text:p>0,108391959799</text:p>
          </table:table-cell>
          <table:table-cell table:formula="of:=[.BQ58]-[.BU58]" office:value-type="float" office:value="0" calcext:value-type="float">
            <text:p>0</text:p>
          </table:table-cell>
          <table:table-cell table:formula="of:=[.BY58]/[.BQ58]" office:value-type="float" office:value="0" calcext:value-type="float">
            <text:p>0</text:p>
          </table:table-cell>
          <table:table-cell table:formula="of:=[.BR58]-[.BV58]" office:value-type="float" office:value="1843" calcext:value-type="float">
            <text:p>1843</text:p>
          </table:table-cell>
          <table:table-cell table:formula="of:=[.CA58]/[.BR58]" office:value-type="float" office:value="0.46075" calcext:value-type="float">
            <text:p>0,46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597" calcext:value-type="float">
            <text:p>2597</text:p>
          </table:table-cell>
          <table:table-cell office:value-type="float" office:value="20.776" calcext:value-type="float">
            <text:p>20,776</text:p>
          </table:table-cell>
          <table:table-cell office:value-type="float" office:value="0.083437751004" calcext:value-type="float">
            <text:p>0,083437751004</text:p>
          </table:table-cell>
          <table:table-cell table:formula="of:=[.CD58]-[.CH58]" office:value-type="float" office:value="0" calcext:value-type="float">
            <text:p>0</text:p>
          </table:table-cell>
          <table:table-cell table:formula="of:=[.CL58]/[.CD58]" office:value-type="float" office:value="0" calcext:value-type="float">
            <text:p>0</text:p>
          </table:table-cell>
          <table:table-cell table:formula="of:=[.CE58]-[.CI58]" office:value-type="float" office:value="3653" calcext:value-type="float">
            <text:p>3653</text:p>
          </table:table-cell>
          <table:table-cell table:formula="of:=[.CN58]/[.CE58]" office:value-type="float" office:value="0.58448" calcext:value-type="float">
            <text:p>0,58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59]-[.AH59]" office:value-type="float" office:value="0" calcext:value-type="float">
            <text:p>0</text:p>
          </table:table-cell>
          <table:table-cell table:formula="of:=[.AL59]/[.AD59]" office:value-type="float" office:value="0" calcext:value-type="float">
            <text:p>0</text:p>
          </table:table-cell>
          <table:table-cell table:formula="of:=[.AE59]-[.AI59]" office:value-type="float" office:value="94" calcext:value-type="float">
            <text:p>94</text:p>
          </table:table-cell>
          <table:table-cell table:formula="of:=[.AN59]/[.AE59]" office:value-type="float" office:value="0.376" calcext:value-type="float">
            <text:p>0,3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7.86" calcext:value-type="float">
            <text:p>7,86</text:p>
          </table:table-cell>
          <table:table-cell office:value-type="float" office:value="0.0793939393939" calcext:value-type="float">
            <text:p>0,0793939393939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607" calcext:value-type="float">
            <text:p>607</text:p>
          </table:table-cell>
          <table:table-cell table:formula="of:=[.BA59]/[.AR59]" office:value-type="float" office:value="0.607" calcext:value-type="float">
            <text:p>0,6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624" calcext:value-type="float">
            <text:p>624</text:p>
          </table:table-cell>
          <table:table-cell office:value-type="float" office:value="8.32" calcext:value-type="float">
            <text:p>8,32</text:p>
          </table:table-cell>
          <table:table-cell office:value-type="float" office:value="0.0558389261745" calcext:value-type="float">
            <text:p>0,0558389261745</text:p>
          </table:table-cell>
          <table:table-cell table:formula="of:=[.BD59]-[.BH59]" office:value-type="float" office:value="0" calcext:value-type="float">
            <text:p>0</text:p>
          </table:table-cell>
          <table:table-cell table:formula="of:=[.BL59]/[.BD59]" office:value-type="float" office:value="0" calcext:value-type="float">
            <text:p>0</text:p>
          </table:table-cell>
          <table:table-cell table:formula="of:=[.BE59]-[.BI59]" office:value-type="float" office:value="1626" calcext:value-type="float">
            <text:p>1626</text:p>
          </table:table-cell>
          <table:table-cell table:formula="of:=[.BN59]/[.BE59]" office:value-type="float" office:value="0.722666666666667" calcext:value-type="float">
            <text:p>0,722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547" calcext:value-type="float">
            <text:p>1547</text:p>
          </table:table-cell>
          <table:table-cell office:value-type="float" office:value="15.47" calcext:value-type="float">
            <text:p>15,47</text:p>
          </table:table-cell>
          <table:table-cell office:value-type="float" office:value="0.0777386934673" calcext:value-type="float">
            <text:p>0,0777386934673</text:p>
          </table:table-cell>
          <table:table-cell table:formula="of:=[.BQ59]-[.BU59]" office:value-type="float" office:value="0" calcext:value-type="float">
            <text:p>0</text:p>
          </table:table-cell>
          <table:table-cell table:formula="of:=[.BY59]/[.BQ59]" office:value-type="float" office:value="0" calcext:value-type="float">
            <text:p>0</text:p>
          </table:table-cell>
          <table:table-cell table:formula="of:=[.BR59]-[.BV59]" office:value-type="float" office:value="2453" calcext:value-type="float">
            <text:p>2453</text:p>
          </table:table-cell>
          <table:table-cell table:formula="of:=[.CA59]/[.BR59]" office:value-type="float" office:value="0.61325" calcext:value-type="float">
            <text:p>0,61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239" calcext:value-type="float">
            <text:p>4239</text:p>
          </table:table-cell>
          <table:table-cell office:value-type="float" office:value="33.912" calcext:value-type="float">
            <text:p>33,912</text:p>
          </table:table-cell>
          <table:table-cell office:value-type="float" office:value="0.136192771084" calcext:value-type="float">
            <text:p>0,136192771084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2011" calcext:value-type="float">
            <text:p>2011</text:p>
          </table:table-cell>
          <table:table-cell table:formula="of:=[.CN59]/[.CE59]" office:value-type="float" office:value="0.32176" calcext:value-type="float">
            <text:p>0,32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7.48" calcext:value-type="float">
            <text:p>7,48</text:p>
          </table:table-cell>
          <table:table-cell office:value-type="float" office:value="0.152653061224" calcext:value-type="float">
            <text:p>0,152653061224</text:p>
          </table:table-cell>
          <table:table-cell table:formula="of:=[.AD60]-[.AH60]" office:value-type="float" office:value="0" calcext:value-type="float">
            <text:p>0</text:p>
          </table:table-cell>
          <table:table-cell table:formula="of:=[.AL60]/[.AD60]" office:value-type="float" office:value="0" calcext:value-type="float">
            <text:p>0</text:p>
          </table:table-cell>
          <table:table-cell table:formula="of:=[.AE60]-[.AI60]" office:value-type="float" office:value="63" calcext:value-type="float">
            <text:p>63</text:p>
          </table:table-cell>
          <table:table-cell table:formula="of:=[.AN60]/[.AE60]" office:value-type="float" office:value="0.252" calcext:value-type="float">
            <text:p>0,2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.95238095238" calcext:value-type="float">
            <text:p>1,95238095238</text:p>
          </table:table-cell>
          <table:table-cell office:value-type="float" office:value="0.0235226620769" calcext:value-type="float">
            <text:p>0,0235226620769</text:p>
          </table:table-cell>
          <table:table-cell table:formula="of:=[.AQ60]-[.AU60]" office:value-type="float" office:value="16" calcext:value-type="float">
            <text:p>16</text:p>
          </table:table-cell>
          <table:table-cell table:formula="of:=[.AY60]/[.AQ60]" office:value-type="float" office:value="0.16" calcext:value-type="float">
            <text:p>0,16</text:p>
          </table:table-cell>
          <table:table-cell table:formula="of:=[.AR60]-[.AV60]" office:value-type="float" office:value="918" calcext:value-type="float">
            <text:p>918</text:p>
          </table:table-cell>
          <table:table-cell table:formula="of:=[.BA60]/[.AR60]" office:value-type="float" office:value="0.918" calcext:value-type="float">
            <text:p>0,9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875" calcext:value-type="float">
            <text:p>875</text:p>
          </table:table-cell>
          <table:table-cell office:value-type="float" office:value="11.6666666667" calcext:value-type="float">
            <text:p>11,6666666667</text:p>
          </table:table-cell>
          <table:table-cell office:value-type="float" office:value="0.0782997762864" calcext:value-type="float">
            <text:p>0,0782997762864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1375" calcext:value-type="float">
            <text:p>1375</text:p>
          </table:table-cell>
          <table:table-cell table:formula="of:=[.BN60]/[.BE60]" office:value-type="float" office:value="0.611111111111111" calcext:value-type="float">
            <text:p>0,61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060" calcext:value-type="float">
            <text:p>1060</text:p>
          </table:table-cell>
          <table:table-cell office:value-type="float" office:value="10.6" calcext:value-type="float">
            <text:p>10,6</text:p>
          </table:table-cell>
          <table:table-cell office:value-type="float" office:value="0.0532663316583" calcext:value-type="float">
            <text:p>0,0532663316583</text:p>
          </table:table-cell>
          <table:table-cell table:formula="of:=[.BQ60]-[.BU60]" office:value-type="float" office:value="0" calcext:value-type="float">
            <text:p>0</text:p>
          </table:table-cell>
          <table:table-cell table:formula="of:=[.BY60]/[.BQ60]" office:value-type="float" office:value="0" calcext:value-type="float">
            <text:p>0</text:p>
          </table:table-cell>
          <table:table-cell table:formula="of:=[.BR60]-[.BV60]" office:value-type="float" office:value="2940" calcext:value-type="float">
            <text:p>2940</text:p>
          </table:table-cell>
          <table:table-cell table:formula="of:=[.CA60]/[.BR60]" office:value-type="float" office:value="0.735" calcext:value-type="float">
            <text:p>0,7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481" calcext:value-type="float">
            <text:p>3481</text:p>
          </table:table-cell>
          <table:table-cell office:value-type="float" office:value="27.848" calcext:value-type="float">
            <text:p>27,848</text:p>
          </table:table-cell>
          <table:table-cell office:value-type="float" office:value="0.11183935743" calcext:value-type="float">
            <text:p>0,11183935743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2769" calcext:value-type="float">
            <text:p>2769</text:p>
          </table:table-cell>
          <table:table-cell table:formula="of:=[.CN60]/[.CE60]" office:value-type="float" office:value="0.44304" calcext:value-type="float">
            <text:p>0,44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table:formula="of:=[.AD61]-[.AH61]" office:value-type="float" office:value="0" calcext:value-type="float">
            <text:p>0</text:p>
          </table:table-cell>
          <table:table-cell table:formula="of:=[.AL61]/[.AD61]" office:value-type="float" office:value="0" calcext:value-type="float">
            <text:p>0</text:p>
          </table:table-cell>
          <table:table-cell table:formula="of:=[.AE61]-[.AI61]" office:value-type="float" office:value="0" calcext:value-type="float">
            <text:p>0</text:p>
          </table:table-cell>
          <table:table-cell table:formula="of:=[.AN61]/[.AE6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66" calcext:value-type="float">
            <text:p>966</text:p>
          </table:table-cell>
          <table:table-cell office:value-type="float" office:value="19.32" calcext:value-type="float">
            <text:p>19,32</text:p>
          </table:table-cell>
          <table:table-cell office:value-type="float" office:value="0.195151515152" calcext:value-type="float">
            <text:p>0,195151515152</text:p>
          </table:table-cell>
          <table:table-cell table:formula="of:=[.AQ61]-[.AU61]" office:value-type="float" office:value="0" calcext:value-type="float">
            <text:p>0</text:p>
          </table:table-cell>
          <table:table-cell table:formula="of:=[.AY61]/[.AQ61]" office:value-type="float" office:value="0" calcext:value-type="float">
            <text:p>0</text:p>
          </table:table-cell>
          <table:table-cell table:formula="of:=[.AR61]-[.AV61]" office:value-type="float" office:value="34" calcext:value-type="float">
            <text:p>34</text:p>
          </table:table-cell>
          <table:table-cell table:formula="of:=[.BA61]/[.AR61]" office:value-type="float" office:value="0.034" calcext:value-type="float">
            <text:p>0,0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79" calcext:value-type="float">
            <text:p>579</text:p>
          </table:table-cell>
          <table:table-cell office:value-type="float" office:value="7.72" calcext:value-type="float">
            <text:p>7,72</text:p>
          </table:table-cell>
          <table:table-cell office:value-type="float" office:value="0.0518120805369" calcext:value-type="float">
            <text:p>0,0518120805369</text:p>
          </table:table-cell>
          <table:table-cell table:formula="of:=[.BD61]-[.BH61]" office:value-type="float" office:value="0" calcext:value-type="float">
            <text:p>0</text:p>
          </table:table-cell>
          <table:table-cell table:formula="of:=[.BL61]/[.BD61]" office:value-type="float" office:value="0" calcext:value-type="float">
            <text:p>0</text:p>
          </table:table-cell>
          <table:table-cell table:formula="of:=[.BE61]-[.BI61]" office:value-type="float" office:value="1671" calcext:value-type="float">
            <text:p>1671</text:p>
          </table:table-cell>
          <table:table-cell table:formula="of:=[.BN61]/[.BE61]" office:value-type="float" office:value="0.742666666666667" calcext:value-type="float">
            <text:p>0,742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668" calcext:value-type="float">
            <text:p>2668</text:p>
          </table:table-cell>
          <table:table-cell office:value-type="float" office:value="26.68" calcext:value-type="float">
            <text:p>26,68</text:p>
          </table:table-cell>
          <table:table-cell office:value-type="float" office:value="0.134070351759" calcext:value-type="float">
            <text:p>0,134070351759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1332" calcext:value-type="float">
            <text:p>1332</text:p>
          </table:table-cell>
          <table:table-cell table:formula="of:=[.CA61]/[.BR61]" office:value-type="float" office:value="0.333" calcext:value-type="float">
            <text:p>0,3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82" calcext:value-type="float">
            <text:p>1882</text:p>
          </table:table-cell>
          <table:table-cell office:value-type="float" office:value="15.056" calcext:value-type="float">
            <text:p>15,056</text:p>
          </table:table-cell>
          <table:table-cell office:value-type="float" office:value="0.0604658634538" calcext:value-type="float">
            <text:p>0,0604658634538</text:p>
          </table:table-cell>
          <table:table-cell table:formula="of:=[.CD61]-[.CH61]" office:value-type="float" office:value="0" calcext:value-type="float">
            <text:p>0</text:p>
          </table:table-cell>
          <table:table-cell table:formula="of:=[.CL61]/[.CD61]" office:value-type="float" office:value="0" calcext:value-type="float">
            <text:p>0</text:p>
          </table:table-cell>
          <table:table-cell table:formula="of:=[.CE61]-[.CI61]" office:value-type="float" office:value="4368" calcext:value-type="float">
            <text:p>4368</text:p>
          </table:table-cell>
          <table:table-cell table:formula="of:=[.CN61]/[.CE61]" office:value-type="float" office:value="0.69888" calcext:value-type="float">
            <text:p>0,69888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2.89361702128" calcext:value-type="float">
            <text:p>2,89361702128</text:p>
          </table:table-cell>
          <table:table-cell office:value-type="float" office:value="0.0629047178538" calcext:value-type="float">
            <text:p>0,0629047178538</text:p>
          </table:table-cell>
          <table:table-cell table:formula="of:=[.AD62]-[.AH62]" office:value-type="float" office:value="3" calcext:value-type="float">
            <text:p>3</text:p>
          </table:table-cell>
          <table:table-cell table:formula="of:=[.AL62]/[.AD62]" office:value-type="float" office:value="0.06" calcext:value-type="float">
            <text:p>0,06</text:p>
          </table:table-cell>
          <table:table-cell table:formula="of:=[.AE62]-[.AI62]" office:value-type="float" office:value="182" calcext:value-type="float">
            <text:p>182</text:p>
          </table:table-cell>
          <table:table-cell table:formula="of:=[.AN62]/[.AE62]" office:value-type="float" office:value="0.728" calcext:value-type="float">
            <text:p>0,7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3.73737373737" calcext:value-type="float">
            <text:p>3,73737373737</text:p>
          </table:table-cell>
          <table:table-cell office:value-type="float" office:value="0.0381364667079" calcext:value-type="float">
            <text:p>0,0381364667079</text:p>
          </table:table-cell>
          <table:table-cell table:formula="of:=[.AQ62]-[.AU62]" office:value-type="float" office:value="1" calcext:value-type="float">
            <text:p>1</text:p>
          </table:table-cell>
          <table:table-cell table:formula="of:=[.AY62]/[.AQ62]" office:value-type="float" office:value="0.01" calcext:value-type="float">
            <text:p>0,01</text:p>
          </table:table-cell>
          <table:table-cell table:formula="of:=[.AR62]-[.AV62]" office:value-type="float" office:value="815" calcext:value-type="float">
            <text:p>815</text:p>
          </table:table-cell>
          <table:table-cell table:formula="of:=[.BA62]/[.AR62]" office:value-type="float" office:value="0.815" calcext:value-type="float">
            <text:p>0,8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23" calcext:value-type="float">
            <text:p>1623</text:p>
          </table:table-cell>
          <table:table-cell office:value-type="float" office:value="21.64" calcext:value-type="float">
            <text:p>21,64</text:p>
          </table:table-cell>
          <table:table-cell office:value-type="float" office:value="0.145234899329" calcext:value-type="float">
            <text:p>0,145234899329</text:p>
          </table:table-cell>
          <table:table-cell table:formula="of:=[.BD62]-[.BH62]" office:value-type="float" office:value="0" calcext:value-type="float">
            <text:p>0</text:p>
          </table:table-cell>
          <table:table-cell table:formula="of:=[.BL62]/[.BD62]" office:value-type="float" office:value="0" calcext:value-type="float">
            <text:p>0</text:p>
          </table:table-cell>
          <table:table-cell table:formula="of:=[.BE62]-[.BI62]" office:value-type="float" office:value="627" calcext:value-type="float">
            <text:p>627</text:p>
          </table:table-cell>
          <table:table-cell table:formula="of:=[.BN62]/[.BE62]" office:value-type="float" office:value="0.278666666666667" calcext:value-type="float">
            <text:p>0,278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906" calcext:value-type="float">
            <text:p>3906</text:p>
          </table:table-cell>
          <table:table-cell office:value-type="float" office:value="39.06" calcext:value-type="float">
            <text:p>39,06</text:p>
          </table:table-cell>
          <table:table-cell office:value-type="float" office:value="0.196281407035" calcext:value-type="float">
            <text:p>0,196281407035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94" calcext:value-type="float">
            <text:p>94</text:p>
          </table:table-cell>
          <table:table-cell table:formula="of:=[.CA62]/[.BR62]" office:value-type="float" office:value="0.0235" calcext:value-type="float">
            <text:p>0,02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927" calcext:value-type="float">
            <text:p>927</text:p>
          </table:table-cell>
          <table:table-cell office:value-type="float" office:value="7.416" calcext:value-type="float">
            <text:p>7,416</text:p>
          </table:table-cell>
          <table:table-cell office:value-type="float" office:value="0.0297831325301" calcext:value-type="float">
            <text:p>0,0297831325301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5323" calcext:value-type="float">
            <text:p>5323</text:p>
          </table:table-cell>
          <table:table-cell table:formula="of:=[.CN62]/[.CE62]" office:value-type="float" office:value="0.85168" calcext:value-type="float">
            <text:p>0,85168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3.91666666667" calcext:value-type="float">
            <text:p>3,91666666667</text:p>
          </table:table-cell>
          <table:table-cell office:value-type="float" office:value="0.0833333333333" calcext:value-type="float">
            <text:p>0,0833333333333</text:p>
          </table:table-cell>
          <table:table-cell table:formula="of:=[.AD63]-[.AH63]" office:value-type="float" office:value="2" calcext:value-type="float">
            <text:p>2</text:p>
          </table:table-cell>
          <table:table-cell table:formula="of:=[.AL63]/[.AD63]" office:value-type="float" office:value="0.04" calcext:value-type="float">
            <text:p>0,04</text:p>
          </table:table-cell>
          <table:table-cell table:formula="of:=[.AE63]-[.AI63]" office:value-type="float" office:value="156" calcext:value-type="float">
            <text:p>156</text:p>
          </table:table-cell>
          <table:table-cell table:formula="of:=[.AN63]/[.AE63]" office:value-type="float" office:value="0.624" calcext:value-type="float">
            <text:p>0,6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office:value-type="float" office:value="16.34" calcext:value-type="float">
            <text:p>16,34</text:p>
          </table:table-cell>
          <table:table-cell office:value-type="float" office:value="0.165050505051" calcext:value-type="float">
            <text:p>0,165050505051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183" calcext:value-type="float">
            <text:p>183</text:p>
          </table:table-cell>
          <table:table-cell table:formula="of:=[.BA63]/[.AR63]" office:value-type="float" office:value="0.183" calcext:value-type="float">
            <text:p>0,1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01" calcext:value-type="float">
            <text:p>1601</text:p>
          </table:table-cell>
          <table:table-cell office:value-type="float" office:value="21.3466666667" calcext:value-type="float">
            <text:p>21,3466666667</text:p>
          </table:table-cell>
          <table:table-cell office:value-type="float" office:value="0.143266219239" calcext:value-type="float">
            <text:p>0,143266219239</text:p>
          </table:table-cell>
          <table:table-cell table:formula="of:=[.BD63]-[.BH63]" office:value-type="float" office:value="0" calcext:value-type="float">
            <text:p>0</text:p>
          </table:table-cell>
          <table:table-cell table:formula="of:=[.BL63]/[.BD63]" office:value-type="float" office:value="0" calcext:value-type="float">
            <text:p>0</text:p>
          </table:table-cell>
          <table:table-cell table:formula="of:=[.BE63]-[.BI63]" office:value-type="float" office:value="649" calcext:value-type="float">
            <text:p>649</text:p>
          </table:table-cell>
          <table:table-cell table:formula="of:=[.BN63]/[.BE63]" office:value-type="float" office:value="0.288444444444444" calcext:value-type="float">
            <text:p>0,288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43" calcext:value-type="float">
            <text:p>2243</text:p>
          </table:table-cell>
          <table:table-cell office:value-type="float" office:value="22.43" calcext:value-type="float">
            <text:p>22,43</text:p>
          </table:table-cell>
          <table:table-cell office:value-type="float" office:value="0.112713567839" calcext:value-type="float">
            <text:p>0,112713567839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1757" calcext:value-type="float">
            <text:p>1757</text:p>
          </table:table-cell>
          <table:table-cell table:formula="of:=[.CA63]/[.BR63]" office:value-type="float" office:value="0.43925" calcext:value-type="float">
            <text:p>0,43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417" calcext:value-type="float">
            <text:p>4417</text:p>
          </table:table-cell>
          <table:table-cell office:value-type="float" office:value="35.336" calcext:value-type="float">
            <text:p>35,336</text:p>
          </table:table-cell>
          <table:table-cell office:value-type="float" office:value="0.141911646586" calcext:value-type="float">
            <text:p>0,141911646586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1833" calcext:value-type="float">
            <text:p>1833</text:p>
          </table:table-cell>
          <table:table-cell table:formula="of:=[.CN63]/[.CE63]" office:value-type="float" office:value="0.29328" calcext:value-type="float">
            <text:p>0,29328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5.84" calcext:value-type="float">
            <text:p>5,84</text:p>
          </table:table-cell>
          <table:table-cell office:value-type="float" office:value="0.119183673469" calcext:value-type="float">
            <text:p>0,119183673469</text:p>
          </table:table-cell>
          <table:table-cell table:formula="of:=[.AD64]-[.AH64]" office:value-type="float" office:value="0" calcext:value-type="float">
            <text:p>0</text:p>
          </table:table-cell>
          <table:table-cell table:formula="of:=[.AL64]/[.AD64]" office:value-type="float" office:value="0" calcext:value-type="float">
            <text:p>0</text:p>
          </table:table-cell>
          <table:table-cell table:formula="of:=[.AE64]-[.AI64]" office:value-type="float" office:value="104" calcext:value-type="float">
            <text:p>104</text:p>
          </table:table-cell>
          <table:table-cell table:formula="of:=[.AN64]/[.AE64]" office:value-type="float" office:value="0.416" calcext:value-type="float">
            <text:p>0,4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.78" calcext:value-type="float">
            <text:p>5,78</text:p>
          </table:table-cell>
          <table:table-cell office:value-type="float" office:value="0.0583838383838" calcext:value-type="float">
            <text:p>0,0583838383838</text:p>
          </table:table-cell>
          <table:table-cell table:formula="of:=[.AQ64]-[.AU64]" office:value-type="float" office:value="0" calcext:value-type="float">
            <text:p>0</text:p>
          </table:table-cell>
          <table:table-cell table:formula="of:=[.AY64]/[.AQ64]" office:value-type="float" office:value="0" calcext:value-type="float">
            <text:p>0</text:p>
          </table:table-cell>
          <table:table-cell table:formula="of:=[.AR64]-[.AV64]" office:value-type="float" office:value="711" calcext:value-type="float">
            <text:p>711</text:p>
          </table:table-cell>
          <table:table-cell table:formula="of:=[.BA64]/[.AR64]" office:value-type="float" office:value="0.711" calcext:value-type="float">
            <text:p>0,7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314" calcext:value-type="float">
            <text:p>314</text:p>
          </table:table-cell>
          <table:table-cell office:value-type="float" office:value="4.18666666667" calcext:value-type="float">
            <text:p>4,18666666667</text:p>
          </table:table-cell>
          <table:table-cell office:value-type="float" office:value="0.0280984340045" calcext:value-type="float">
            <text:p>0,0280984340045</text:p>
          </table:table-cell>
          <table:table-cell table:formula="of:=[.BD64]-[.BH64]" office:value-type="float" office:value="0" calcext:value-type="float">
            <text:p>0</text:p>
          </table:table-cell>
          <table:table-cell table:formula="of:=[.BL64]/[.BD64]" office:value-type="float" office:value="0" calcext:value-type="float">
            <text:p>0</text:p>
          </table:table-cell>
          <table:table-cell table:formula="of:=[.BE64]-[.BI64]" office:value-type="float" office:value="1936" calcext:value-type="float">
            <text:p>1936</text:p>
          </table:table-cell>
          <table:table-cell table:formula="of:=[.BN64]/[.BE64]" office:value-type="float" office:value="0.860444444444445" calcext:value-type="float">
            <text:p>0,860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589" calcext:value-type="float">
            <text:p>2589</text:p>
          </table:table-cell>
          <table:table-cell office:value-type="float" office:value="25.89" calcext:value-type="float">
            <text:p>25,89</text:p>
          </table:table-cell>
          <table:table-cell office:value-type="float" office:value="0.130100502513" calcext:value-type="float">
            <text:p>0,130100502513</text:p>
          </table:table-cell>
          <table:table-cell table:formula="of:=[.BQ64]-[.BU64]" office:value-type="float" office:value="0" calcext:value-type="float">
            <text:p>0</text:p>
          </table:table-cell>
          <table:table-cell table:formula="of:=[.BY64]/[.BQ64]" office:value-type="float" office:value="0" calcext:value-type="float">
            <text:p>0</text:p>
          </table:table-cell>
          <table:table-cell table:formula="of:=[.BR64]-[.BV64]" office:value-type="float" office:value="1411" calcext:value-type="float">
            <text:p>1411</text:p>
          </table:table-cell>
          <table:table-cell table:formula="of:=[.CA64]/[.BR64]" office:value-type="float" office:value="0.35275" calcext:value-type="float">
            <text:p>0,35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519" calcext:value-type="float">
            <text:p>5519</text:p>
          </table:table-cell>
          <table:table-cell office:value-type="float" office:value="44.152" calcext:value-type="float">
            <text:p>44,152</text:p>
          </table:table-cell>
          <table:table-cell office:value-type="float" office:value="0.177317269076" calcext:value-type="float">
            <text:p>0,177317269076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731" calcext:value-type="float">
            <text:p>731</text:p>
          </table:table-cell>
          <table:table-cell table:formula="of:=[.CN64]/[.CE64]" office:value-type="float" office:value="0.11696" calcext:value-type="float">
            <text:p>0,11696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0492307692308" calcext:value-type="float">
            <text:p>0,0492307692308</text:p>
          </table:table-cell>
          <table:table-cell table:formula="of:=[.AD65]-[.AH65]" office:value-type="float" office:value="24" calcext:value-type="float">
            <text:p>24</text:p>
          </table:table-cell>
          <table:table-cell table:formula="of:=[.AL65]/[.AD65]" office:value-type="float" office:value="0.48" calcext:value-type="float">
            <text:p>0,48</text:p>
          </table:table-cell>
          <table:table-cell table:formula="of:=[.AE65]-[.AI65]" office:value-type="float" office:value="234" calcext:value-type="float">
            <text:p>234</text:p>
          </table:table-cell>
          <table:table-cell table:formula="of:=[.AN65]/[.AE65]" office:value-type="float" office:value="0.936" calcext:value-type="float">
            <text:p>0,9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78" calcext:value-type="float">
            <text:p>678</text:p>
          </table:table-cell>
          <table:table-cell office:value-type="float" office:value="13.56" calcext:value-type="float">
            <text:p>13,56</text:p>
          </table:table-cell>
          <table:table-cell office:value-type="float" office:value="0.13696969697" calcext:value-type="float">
            <text:p>0,13696969697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322" calcext:value-type="float">
            <text:p>322</text:p>
          </table:table-cell>
          <table:table-cell table:formula="of:=[.BA65]/[.AR65]" office:value-type="float" office:value="0.322" calcext:value-type="float">
            <text:p>0,3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550" calcext:value-type="float">
            <text:p>1550</text:p>
          </table:table-cell>
          <table:table-cell office:value-type="float" office:value="20.6666666667" calcext:value-type="float">
            <text:p>20,6666666667</text:p>
          </table:table-cell>
          <table:table-cell office:value-type="float" office:value="0.13870246085" calcext:value-type="float">
            <text:p>0,13870246085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700" calcext:value-type="float">
            <text:p>700</text:p>
          </table:table-cell>
          <table:table-cell table:formula="of:=[.BN65]/[.BE65]" office:value-type="float" office:value="0.311111111111111" calcext:value-type="float">
            <text:p>0,31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367" calcext:value-type="float">
            <text:p>1367</text:p>
          </table:table-cell>
          <table:table-cell office:value-type="float" office:value="13.67" calcext:value-type="float">
            <text:p>13,67</text:p>
          </table:table-cell>
          <table:table-cell office:value-type="float" office:value="0.0686934673367" calcext:value-type="float">
            <text:p>0,0686934673367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2633" calcext:value-type="float">
            <text:p>2633</text:p>
          </table:table-cell>
          <table:table-cell table:formula="of:=[.CA65]/[.BR65]" office:value-type="float" office:value="0.65825" calcext:value-type="float">
            <text:p>0,65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635" calcext:value-type="float">
            <text:p>3635</text:p>
          </table:table-cell>
          <table:table-cell office:value-type="float" office:value="29.08" calcext:value-type="float">
            <text:p>29,08</text:p>
          </table:table-cell>
          <table:table-cell office:value-type="float" office:value="0.116787148594" calcext:value-type="float">
            <text:p>0,116787148594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2615" calcext:value-type="float">
            <text:p>2615</text:p>
          </table:table-cell>
          <table:table-cell table:formula="of:=[.CN65]/[.CE65]" office:value-type="float" office:value="0.4184" calcext:value-type="float">
            <text:p>0,4184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D66]-[.AH66]" office:value-type="float" office:value="33" calcext:value-type="float">
            <text:p>33</text:p>
          </table:table-cell>
          <table:table-cell table:formula="of:=[.AL66]/[.AD66]" office:value-type="float" office:value="0.66" calcext:value-type="float">
            <text:p>0,66</text:p>
          </table:table-cell>
          <table:table-cell table:formula="of:=[.AE66]-[.AI66]" office:value-type="float" office:value="240" calcext:value-type="float">
            <text:p>240</text:p>
          </table:table-cell>
          <table:table-cell table:formula="of:=[.AN66]/[.AE66]" office:value-type="float" office:value="0.96" calcext:value-type="float">
            <text:p>0,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77" calcext:value-type="float">
            <text:p>877</text:p>
          </table:table-cell>
          <table:table-cell office:value-type="float" office:value="17.54" calcext:value-type="float">
            <text:p>17,54</text:p>
          </table:table-cell>
          <table:table-cell office:value-type="float" office:value="0.177171717172" calcext:value-type="float">
            <text:p>0,177171717172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123" calcext:value-type="float">
            <text:p>123</text:p>
          </table:table-cell>
          <table:table-cell table:formula="of:=[.BA66]/[.AR66]" office:value-type="float" office:value="0.123" calcext:value-type="float">
            <text:p>0,1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419" calcext:value-type="float">
            <text:p>419</text:p>
          </table:table-cell>
          <table:table-cell office:value-type="float" office:value="5.58666666667" calcext:value-type="float">
            <text:p>5,58666666667</text:p>
          </table:table-cell>
          <table:table-cell office:value-type="float" office:value="0.0374944071588" calcext:value-type="float">
            <text:p>0,0374944071588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1831" calcext:value-type="float">
            <text:p>1831</text:p>
          </table:table-cell>
          <table:table-cell table:formula="of:=[.BN66]/[.BE66]" office:value-type="float" office:value="0.813777777777778" calcext:value-type="float">
            <text:p>0,81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786" calcext:value-type="float">
            <text:p>786</text:p>
          </table:table-cell>
          <table:table-cell office:value-type="float" office:value="7.86" calcext:value-type="float">
            <text:p>7,86</text:p>
          </table:table-cell>
          <table:table-cell office:value-type="float" office:value="0.0394974874372" calcext:value-type="float">
            <text:p>0,0394974874372</text:p>
          </table:table-cell>
          <table:table-cell table:formula="of:=[.BQ66]-[.BU66]" office:value-type="float" office:value="0" calcext:value-type="float">
            <text:p>0</text:p>
          </table:table-cell>
          <table:table-cell table:formula="of:=[.BY66]/[.BQ66]" office:value-type="float" office:value="0" calcext:value-type="float">
            <text:p>0</text:p>
          </table:table-cell>
          <table:table-cell table:formula="of:=[.BR66]-[.BV66]" office:value-type="float" office:value="3214" calcext:value-type="float">
            <text:p>3214</text:p>
          </table:table-cell>
          <table:table-cell table:formula="of:=[.CA66]/[.BR66]" office:value-type="float" office:value="0.8035" calcext:value-type="float">
            <text:p>0,80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701" calcext:value-type="float">
            <text:p>2701</text:p>
          </table:table-cell>
          <table:table-cell office:value-type="float" office:value="21.608" calcext:value-type="float">
            <text:p>21,608</text:p>
          </table:table-cell>
          <table:table-cell office:value-type="float" office:value="0.0867791164659" calcext:value-type="float">
            <text:p>0,0867791164659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3549" calcext:value-type="float">
            <text:p>3549</text:p>
          </table:table-cell>
          <table:table-cell table:formula="of:=[.CN66]/[.CE66]" office:value-type="float" office:value="0.56784" calcext:value-type="float">
            <text:p>0,56784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  <table:table-cell office:value-type="float" office:value="0.05" calcext:value-type="float">
            <text:p>0,05</text:p>
          </table:table-cell>
          <table:table-cell table:formula="of:=[.AD67]-[.AH67]" office:value-type="float" office:value="10" calcext:value-type="float">
            <text:p>10</text:p>
          </table:table-cell>
          <table:table-cell table:formula="of:=[.AL67]/[.AD67]" office:value-type="float" office:value="0.2" calcext:value-type="float">
            <text:p>0,2</text:p>
          </table:table-cell>
          <table:table-cell table:formula="of:=[.AE67]-[.AI67]" office:value-type="float" office:value="211" calcext:value-type="float">
            <text:p>211</text:p>
          </table:table-cell>
          <table:table-cell table:formula="of:=[.AN67]/[.AE67]" office:value-type="float" office:value="0.844" calcext:value-type="float">
            <text:p>0,8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7.08" calcext:value-type="float">
            <text:p>7,08</text:p>
          </table:table-cell>
          <table:table-cell office:value-type="float" office:value="0.0715151515152" calcext:value-type="float">
            <text:p>0,0715151515152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646" calcext:value-type="float">
            <text:p>646</text:p>
          </table:table-cell>
          <table:table-cell table:formula="of:=[.BA67]/[.AR67]" office:value-type="float" office:value="0.646" calcext:value-type="float">
            <text:p>0,6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2.32394366197" calcext:value-type="float">
            <text:p>2,32394366197</text:p>
          </table:table-cell>
          <table:table-cell office:value-type="float" office:value="0.0164818699431" calcext:value-type="float">
            <text:p>0,0164818699431</text:p>
          </table:table-cell>
          <table:table-cell table:formula="of:=[.BD67]-[.BH67]" office:value-type="float" office:value="8" calcext:value-type="float">
            <text:p>8</text:p>
          </table:table-cell>
          <table:table-cell table:formula="of:=[.BL67]/[.BD67]" office:value-type="float" office:value="0.0533333333333333" calcext:value-type="float">
            <text:p>0,053333333333333</text:p>
          </table:table-cell>
          <table:table-cell table:formula="of:=[.BE67]-[.BI67]" office:value-type="float" office:value="2085" calcext:value-type="float">
            <text:p>2085</text:p>
          </table:table-cell>
          <table:table-cell table:formula="of:=[.BN67]/[.BE67]" office:value-type="float" office:value="0.926666666666667" calcext:value-type="float">
            <text:p>0,92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0.24" calcext:value-type="float">
            <text:p>10,24</text:p>
          </table:table-cell>
          <table:table-cell office:value-type="float" office:value="0.0514572864322" calcext:value-type="float">
            <text:p>0,0514572864322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2976" calcext:value-type="float">
            <text:p>2976</text:p>
          </table:table-cell>
          <table:table-cell table:formula="of:=[.CA67]/[.BR67]" office:value-type="float" office:value="0.744" calcext:value-type="float">
            <text:p>0,74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357" calcext:value-type="float">
            <text:p>4357</text:p>
          </table:table-cell>
          <table:table-cell office:value-type="float" office:value="34.856" calcext:value-type="float">
            <text:p>34,856</text:p>
          </table:table-cell>
          <table:table-cell office:value-type="float" office:value="0.139983935743" calcext:value-type="float">
            <text:p>0,139983935743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1893" calcext:value-type="float">
            <text:p>1893</text:p>
          </table:table-cell>
          <table:table-cell table:formula="of:=[.CN67]/[.CE67]" office:value-type="float" office:value="0.30288" calcext:value-type="float">
            <text:p>0,30288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5" calcext:value-type="float">
            <text:p>5</text:p>
          </table:table-cell>
          <table:table-cell table:formula="of:=[.AN68]/[.AE68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68]-[.AU68]" office:value-type="float" office:value="85" calcext:value-type="float">
            <text:p>85</text:p>
          </table:table-cell>
          <table:table-cell table:formula="of:=[.AY68]/[.AQ68]" office:value-type="float" office:value="0.85" calcext:value-type="float">
            <text:p>0,85</text:p>
          </table:table-cell>
          <table:table-cell table:formula="of:=[.AR68]-[.AV68]" office:value-type="float" office:value="992" calcext:value-type="float">
            <text:p>992</text:p>
          </table:table-cell>
          <table:table-cell table:formula="of:=[.BA68]/[.AR68]" office:value-type="float" office:value="0.992" calcext:value-type="float">
            <text:p>0,9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97" calcext:value-type="float">
            <text:p>2097</text:p>
          </table:table-cell>
          <table:table-cell office:value-type="float" office:value="27.96" calcext:value-type="float">
            <text:p>27,96</text:p>
          </table:table-cell>
          <table:table-cell office:value-type="float" office:value="0.187651006711" calcext:value-type="float">
            <text:p>0,187651006711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153" calcext:value-type="float">
            <text:p>153</text:p>
          </table:table-cell>
          <table:table-cell table:formula="of:=[.BN68]/[.BE68]" office:value-type="float" office:value="0.068" calcext:value-type="float">
            <text:p>0,0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060" calcext:value-type="float">
            <text:p>1060</text:p>
          </table:table-cell>
          <table:table-cell office:value-type="float" office:value="10.6" calcext:value-type="float">
            <text:p>10,6</text:p>
          </table:table-cell>
          <table:table-cell office:value-type="float" office:value="0.0532663316583" calcext:value-type="float">
            <text:p>0,0532663316583</text:p>
          </table:table-cell>
          <table:table-cell table:formula="of:=[.BQ68]-[.BU68]" office:value-type="float" office:value="0" calcext:value-type="float">
            <text:p>0</text:p>
          </table:table-cell>
          <table:table-cell table:formula="of:=[.BY68]/[.BQ68]" office:value-type="float" office:value="0" calcext:value-type="float">
            <text:p>0</text:p>
          </table:table-cell>
          <table:table-cell table:formula="of:=[.BR68]-[.BV68]" office:value-type="float" office:value="2940" calcext:value-type="float">
            <text:p>2940</text:p>
          </table:table-cell>
          <table:table-cell table:formula="of:=[.CA68]/[.BR68]" office:value-type="float" office:value="0.735" calcext:value-type="float">
            <text:p>0,7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519" calcext:value-type="float">
            <text:p>5519</text:p>
          </table:table-cell>
          <table:table-cell office:value-type="float" office:value="44.152" calcext:value-type="float">
            <text:p>44,152</text:p>
          </table:table-cell>
          <table:table-cell office:value-type="float" office:value="0.177317269076" calcext:value-type="float">
            <text:p>0,177317269076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731" calcext:value-type="float">
            <text:p>731</text:p>
          </table:table-cell>
          <table:table-cell table:formula="of:=[.CN68]/[.CE68]" office:value-type="float" office:value="0.11696" calcext:value-type="float">
            <text:p>0,11696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41" office:value-type="float" office:value="10" calcext:value-type="float">
            <text:p>10,00</text:p>
          </table:table-cell>
          <table:table-cell table:style-name="ce24" office:value-type="float" office:value="0.204081632653" calcext:value-type="float">
            <text:p>0,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69]-[.AH69]" office:value-type="float" office:value="48" calcext:value-type="float">
            <text:p>48</text:p>
          </table:table-cell>
          <table:table-cell table:formula="of:=[.AL69]/[.AD69]" office:value-type="float" office:value="0.96" calcext:value-type="float">
            <text:p>0,96</text:p>
          </table:table-cell>
          <table:table-cell table:formula="of:=[.AE69]-[.AI69]" office:value-type="float" office:value="249" calcext:value-type="float">
            <text:p>249</text:p>
          </table:table-cell>
          <table:table-cell table:formula="of:=[.AN69]/[.AE69]" office:value-type="float" office:value="0.996" calcext:value-type="float">
            <text:p>0,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889" calcext:value-type="float">
            <text:p>889</text:p>
          </table:table-cell>
          <table:table-cell office:value-type="float" office:value="17.78" calcext:value-type="float">
            <text:p>17,78</text:p>
          </table:table-cell>
          <table:table-cell office:value-type="float" office:value="0.179595959596" calcext:value-type="float">
            <text:p>0,179595959596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111" calcext:value-type="float">
            <text:p>111</text:p>
          </table:table-cell>
          <table:table-cell table:formula="of:=[.BA69]/[.AR69]" office:value-type="float" office:value="0.111" calcext:value-type="float">
            <text:p>0,1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41" office:value-type="float" office:value="30" calcext:value-type="float">
            <text:p>30,00</text:p>
          </table:table-cell>
          <table:table-cell table:style-name="ce24" office:value-type="float" office:value="0.201342281879" calcext:value-type="float">
            <text:p>0,20</text:p>
          </table:table-cell>
          <table:table-cell office:value-type="float" office:value="150" calcext:value-type="float">
            <text:p>150</text:p>
          </table:table-cell>
          <table:table-cell office:value-type="float" office:value="719" calcext:value-type="float">
            <text:p>719</text:p>
          </table:table-cell>
          <table:table-cell office:value-type="float" office:value="9.58666666667" calcext:value-type="float">
            <text:p>9,58666666667</text:p>
          </table:table-cell>
          <table:table-cell office:value-type="float" office:value="0.0643400447427" calcext:value-type="float">
            <text:p>0,0643400447427</text:p>
          </table:table-cell>
          <table:table-cell table:formula="of:=[.BD69]-[.BH69]" office:value-type="float" office:value="0" calcext:value-type="float">
            <text:p>0</text:p>
          </table:table-cell>
          <table:table-cell table:formula="of:=[.BL69]/[.BD69]" office:value-type="float" office:value="0" calcext:value-type="float">
            <text:p>0</text:p>
          </table:table-cell>
          <table:table-cell table:formula="of:=[.BE69]-[.BI69]" office:value-type="float" office:value="1531" calcext:value-type="float">
            <text:p>1531</text:p>
          </table:table-cell>
          <table:table-cell table:formula="of:=[.BN69]/[.BE69]" office:value-type="float" office:value="0.680444444444444" calcext:value-type="float">
            <text:p>0,680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41" office:value-type="float" office:value="40" calcext:value-type="float">
            <text:p>40,00</text:p>
          </table:table-cell>
          <table:table-cell table:style-name="ce24" office:value-type="float" office:value="0.201005025126" calcext:value-type="float">
            <text:p>0,20</text:p>
          </table:table-cell>
          <table:table-cell office:value-type="float" office:value="200" calcext:value-type="float">
            <text:p>200</text:p>
          </table:table-cell>
          <table:table-cell office:value-type="float" office:value="1594" calcext:value-type="float">
            <text:p>1594</text:p>
          </table:table-cell>
          <table:table-cell office:value-type="float" office:value="15.94" calcext:value-type="float">
            <text:p>15,94</text:p>
          </table:table-cell>
          <table:table-cell office:value-type="float" office:value="0.0801005025126" calcext:value-type="float">
            <text:p>0,0801005025126</text:p>
          </table:table-cell>
          <table:table-cell table:formula="of:=[.BQ69]-[.BU69]" office:value-type="float" office:value="0" calcext:value-type="float">
            <text:p>0</text:p>
          </table:table-cell>
          <table:table-cell table:formula="of:=[.BY69]/[.BQ69]" office:value-type="float" office:value="0" calcext:value-type="float">
            <text:p>0</text:p>
          </table:table-cell>
          <table:table-cell table:formula="of:=[.BR69]-[.BV69]" office:value-type="float" office:value="2406" calcext:value-type="float">
            <text:p>2406</text:p>
          </table:table-cell>
          <table:table-cell table:formula="of:=[.CA69]/[.BR69]" office:value-type="float" office:value="0.6015" calcext:value-type="float">
            <text:p>0,60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41" office:value-type="float" office:value="50" calcext:value-type="float">
            <text:p>50,00</text:p>
          </table:table-cell>
          <table:table-cell table:style-name="ce24" office:value-type="float" office:value="0.200803212851" calcext:value-type="float">
            <text:p>0,20</text:p>
          </table:table-cell>
          <table:table-cell office:value-type="float" office:value="250" calcext:value-type="float">
            <text:p>250</text:p>
          </table:table-cell>
          <table:table-cell office:value-type="float" office:value="1745" calcext:value-type="float">
            <text:p>1745</text:p>
          </table:table-cell>
          <table:table-cell office:value-type="float" office:value="13.96" calcext:value-type="float">
            <text:p>13,96</text:p>
          </table:table-cell>
          <table:table-cell office:value-type="float" office:value="0.0560642570281" calcext:value-type="float">
            <text:p>0,0560642570281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4505" calcext:value-type="float">
            <text:p>4505</text:p>
          </table:table-cell>
          <table:table-cell table:formula="of:=[.CN69]/[.CE69]" office:value-type="float" office:value="0.7208" calcext:value-type="float">
            <text:p>0,7208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.39130434783" calcext:value-type="float">
            <text:p>2,39130434783</text:p>
          </table:table-cell>
          <table:table-cell office:value-type="float" office:value="0.0531400966184" calcext:value-type="float">
            <text:p>0,0531400966184</text:p>
          </table:table-cell>
          <table:table-cell table:formula="of:=[.AD70]-[.AH70]" office:value-type="float" office:value="4" calcext:value-type="float">
            <text:p>4</text:p>
          </table:table-cell>
          <table:table-cell table:formula="of:=[.AL70]/[.AD70]" office:value-type="float" office:value="0.08" calcext:value-type="float">
            <text:p>0,08</text:p>
          </table:table-cell>
          <table:table-cell table:formula="of:=[.AE70]-[.AI70]" office:value-type="float" office:value="195" calcext:value-type="float">
            <text:p>195</text:p>
          </table:table-cell>
          <table:table-cell table:formula="of:=[.AN70]/[.AE70]" office:value-type="float" office:value="0.78" calcext:value-type="float">
            <text:p>0,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39" calcext:value-type="float">
            <text:p>939</text:p>
          </table:table-cell>
          <table:table-cell office:value-type="float" office:value="18.78" calcext:value-type="float">
            <text:p>18,78</text:p>
          </table:table-cell>
          <table:table-cell office:value-type="float" office:value="0.189696969697" calcext:value-type="float">
            <text:p>0,189696969697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61" calcext:value-type="float">
            <text:p>61</text:p>
          </table:table-cell>
          <table:table-cell table:formula="of:=[.BA70]/[.AR70]" office:value-type="float" office:value="0.061" calcext:value-type="float">
            <text:p>0,06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45" calcext:value-type="float">
            <text:p>1645</text:p>
          </table:table-cell>
          <table:table-cell office:value-type="float" office:value="21.9333333333" calcext:value-type="float">
            <text:p>21,9333333333</text:p>
          </table:table-cell>
          <table:table-cell office:value-type="float" office:value="0.147203579418" calcext:value-type="float">
            <text:p>0,147203579418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605" calcext:value-type="float">
            <text:p>605</text:p>
          </table:table-cell>
          <table:table-cell table:formula="of:=[.BN70]/[.BE70]" office:value-type="float" office:value="0.268888888888889" calcext:value-type="float">
            <text:p>0,268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884" calcext:value-type="float">
            <text:p>2884</text:p>
          </table:table-cell>
          <table:table-cell office:value-type="float" office:value="28.84" calcext:value-type="float">
            <text:p>28,84</text:p>
          </table:table-cell>
          <table:table-cell office:value-type="float" office:value="0.144924623116" calcext:value-type="float">
            <text:p>0,144924623116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1116" calcext:value-type="float">
            <text:p>1116</text:p>
          </table:table-cell>
          <table:table-cell table:formula="of:=[.CA70]/[.BR70]" office:value-type="float" office:value="0.279" calcext:value-type="float">
            <text:p>0,2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019" calcext:value-type="float">
            <text:p>3019</text:p>
          </table:table-cell>
          <table:table-cell office:value-type="float" office:value="24.152" calcext:value-type="float">
            <text:p>24,152</text:p>
          </table:table-cell>
          <table:table-cell office:value-type="float" office:value="0.0969959839357" calcext:value-type="float">
            <text:p>0,0969959839357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3231" calcext:value-type="float">
            <text:p>3231</text:p>
          </table:table-cell>
          <table:table-cell table:formula="of:=[.CN70]/[.CE70]" office:value-type="float" office:value="0.51696" calcext:value-type="float">
            <text:p>0,51696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4.44" calcext:value-type="float">
            <text:p>4,44</text:p>
          </table:table-cell>
          <table:table-cell office:value-type="float" office:value="0.090612244898" calcext:value-type="float">
            <text:p>0,090612244898</text:p>
          </table:table-cell>
          <table:table-cell table:formula="of:=[.AD71]-[.AH71]" office:value-type="float" office:value="0" calcext:value-type="float">
            <text:p>0</text:p>
          </table:table-cell>
          <table:table-cell table:formula="of:=[.AL71]/[.AD71]" office:value-type="float" office:value="0" calcext:value-type="float">
            <text:p>0</text:p>
          </table:table-cell>
          <table:table-cell table:formula="of:=[.AE71]-[.AI71]" office:value-type="float" office:value="139" calcext:value-type="float">
            <text:p>139</text:p>
          </table:table-cell>
          <table:table-cell table:formula="of:=[.AN71]/[.AE71]" office:value-type="float" office:value="0.556" calcext:value-type="float">
            <text:p>0,5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39" calcext:value-type="float">
            <text:p>939</text:p>
          </table:table-cell>
          <table:table-cell office:value-type="float" office:value="18.78" calcext:value-type="float">
            <text:p>18,78</text:p>
          </table:table-cell>
          <table:table-cell office:value-type="float" office:value="0.189696969697" calcext:value-type="float">
            <text:p>0,189696969697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61" calcext:value-type="float">
            <text:p>61</text:p>
          </table:table-cell>
          <table:table-cell table:formula="of:=[.BA71]/[.AR71]" office:value-type="float" office:value="0.061" calcext:value-type="float">
            <text:p>0,06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78" calcext:value-type="float">
            <text:p>2178</text:p>
          </table:table-cell>
          <table:table-cell office:value-type="float" office:value="29.04" calcext:value-type="float">
            <text:p>29,04</text:p>
          </table:table-cell>
          <table:table-cell office:value-type="float" office:value="0.194899328859" calcext:value-type="float">
            <text:p>0,194899328859</text:p>
          </table:table-cell>
          <table:table-cell table:formula="of:=[.BD71]-[.BH71]" office:value-type="float" office:value="0" calcext:value-type="float">
            <text:p>0</text:p>
          </table:table-cell>
          <table:table-cell table:formula="of:=[.BL71]/[.BD71]" office:value-type="float" office:value="0" calcext:value-type="float">
            <text:p>0</text:p>
          </table:table-cell>
          <table:table-cell table:formula="of:=[.BE71]-[.BI71]" office:value-type="float" office:value="72" calcext:value-type="float">
            <text:p>72</text:p>
          </table:table-cell>
          <table:table-cell table:formula="of:=[.BN71]/[.BE71]" office:value-type="float" office:value="0.032" calcext:value-type="float">
            <text:p>0,0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93" calcext:value-type="float">
            <text:p>1693</text:p>
          </table:table-cell>
          <table:table-cell office:value-type="float" office:value="16.93" calcext:value-type="float">
            <text:p>16,93</text:p>
          </table:table-cell>
          <table:table-cell office:value-type="float" office:value="0.0850753768844" calcext:value-type="float">
            <text:p>0,0850753768844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2307" calcext:value-type="float">
            <text:p>2307</text:p>
          </table:table-cell>
          <table:table-cell table:formula="of:=[.CA71]/[.BR71]" office:value-type="float" office:value="0.57675" calcext:value-type="float">
            <text:p>0,576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415" calcext:value-type="float">
            <text:p>3415</text:p>
          </table:table-cell>
          <table:table-cell office:value-type="float" office:value="27.32" calcext:value-type="float">
            <text:p>27,32</text:p>
          </table:table-cell>
          <table:table-cell office:value-type="float" office:value="0.109718875502" calcext:value-type="float">
            <text:p>0,109718875502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2835" calcext:value-type="float">
            <text:p>2835</text:p>
          </table:table-cell>
          <table:table-cell table:formula="of:=[.CN71]/[.CE71]" office:value-type="float" office:value="0.4536" calcext:value-type="float">
            <text:p>0,4536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72]-[.AH72]" office:value-type="float" office:value="0" calcext:value-type="float">
            <text:p>0</text:p>
          </table:table-cell>
          <table:table-cell table:formula="of:=[.AL72]/[.AD72]" office:value-type="float" office:value="0" calcext:value-type="float">
            <text:p>0</text:p>
          </table:table-cell>
          <table:table-cell table:formula="of:=[.AE72]-[.AI72]" office:value-type="float" office:value="94" calcext:value-type="float">
            <text:p>94</text:p>
          </table:table-cell>
          <table:table-cell table:formula="of:=[.AN72]/[.AE72]" office:value-type="float" office:value="0.376" calcext:value-type="float">
            <text:p>0,3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6.16" calcext:value-type="float">
            <text:p>6,16</text:p>
          </table:table-cell>
          <table:table-cell office:value-type="float" office:value="0.0622222222222" calcext:value-type="float">
            <text:p>0,0622222222222</text:p>
          </table:table-cell>
          <table:table-cell table:formula="of:=[.AQ72]-[.AU72]" office:value-type="float" office:value="0" calcext:value-type="float">
            <text:p>0</text:p>
          </table:table-cell>
          <table:table-cell table:formula="of:=[.AY72]/[.AQ72]" office:value-type="float" office:value="0" calcext:value-type="float">
            <text:p>0</text:p>
          </table:table-cell>
          <table:table-cell table:formula="of:=[.AR72]-[.AV72]" office:value-type="float" office:value="692" calcext:value-type="float">
            <text:p>692</text:p>
          </table:table-cell>
          <table:table-cell table:formula="of:=[.BA72]/[.AR72]" office:value-type="float" office:value="0.692" calcext:value-type="float">
            <text:p>0,6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139" calcext:value-type="float">
            <text:p>1139</text:p>
          </table:table-cell>
          <table:table-cell office:value-type="float" office:value="15.1866666667" calcext:value-type="float">
            <text:p>15,1866666667</text:p>
          </table:table-cell>
          <table:table-cell office:value-type="float" office:value="0.10192393736" calcext:value-type="float">
            <text:p>0,10192393736</text:p>
          </table:table-cell>
          <table:table-cell table:formula="of:=[.BD72]-[.BH72]" office:value-type="float" office:value="0" calcext:value-type="float">
            <text:p>0</text:p>
          </table:table-cell>
          <table:table-cell table:formula="of:=[.BL72]/[.BD72]" office:value-type="float" office:value="0" calcext:value-type="float">
            <text:p>0</text:p>
          </table:table-cell>
          <table:table-cell table:formula="of:=[.BE72]-[.BI72]" office:value-type="float" office:value="1111" calcext:value-type="float">
            <text:p>1111</text:p>
          </table:table-cell>
          <table:table-cell table:formula="of:=[.BN72]/[.BE72]" office:value-type="float" office:value="0.493777777777778" calcext:value-type="float">
            <text:p>0,49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97" calcext:value-type="float">
            <text:p>3097</text:p>
          </table:table-cell>
          <table:table-cell office:value-type="float" office:value="30.97" calcext:value-type="float">
            <text:p>30,97</text:p>
          </table:table-cell>
          <table:table-cell office:value-type="float" office:value="0.155628140704" calcext:value-type="float">
            <text:p>0,155628140704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903" calcext:value-type="float">
            <text:p>903</text:p>
          </table:table-cell>
          <table:table-cell table:formula="of:=[.CA72]/[.BR72]" office:value-type="float" office:value="0.22575" calcext:value-type="float">
            <text:p>0,22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271" calcext:value-type="float">
            <text:p>3271</text:p>
          </table:table-cell>
          <table:table-cell office:value-type="float" office:value="26.168" calcext:value-type="float">
            <text:p>26,168</text:p>
          </table:table-cell>
          <table:table-cell office:value-type="float" office:value="0.105092369478" calcext:value-type="float">
            <text:p>0,105092369478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2979" calcext:value-type="float">
            <text:p>2979</text:p>
          </table:table-cell>
          <table:table-cell table:formula="of:=[.CN72]/[.CE72]" office:value-type="float" office:value="0.47664" calcext:value-type="float">
            <text:p>0,47664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  <table:table-cell office:value-type="float" office:value="0.05" calcext:value-type="float">
            <text:p>0,05</text:p>
          </table:table-cell>
          <table:table-cell table:formula="of:=[.AD73]-[.AH73]" office:value-type="float" office:value="10" calcext:value-type="float">
            <text:p>10</text:p>
          </table:table-cell>
          <table:table-cell table:formula="of:=[.AL73]/[.AD73]" office:value-type="float" office:value="0.2" calcext:value-type="float">
            <text:p>0,2</text:p>
          </table:table-cell>
          <table:table-cell table:formula="of:=[.AE73]-[.AI73]" office:value-type="float" office:value="211" calcext:value-type="float">
            <text:p>211</text:p>
          </table:table-cell>
          <table:table-cell table:formula="of:=[.AN73]/[.AE73]" office:value-type="float" office:value="0.844" calcext:value-type="float">
            <text:p>0,8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0" calcext:value-type="float">
            <text:p>770</text:p>
          </table:table-cell>
          <table:table-cell office:value-type="float" office:value="15.4" calcext:value-type="float">
            <text:p>15,4</text:p>
          </table:table-cell>
          <table:table-cell office:value-type="float" office:value="0.155555555556" calcext:value-type="float">
            <text:p>0,155555555556</text:p>
          </table:table-cell>
          <table:table-cell table:formula="of:=[.AQ73]-[.AU73]" office:value-type="float" office:value="0" calcext:value-type="float">
            <text:p>0</text:p>
          </table:table-cell>
          <table:table-cell table:formula="of:=[.AY73]/[.AQ73]" office:value-type="float" office:value="0" calcext:value-type="float">
            <text:p>0</text:p>
          </table:table-cell>
          <table:table-cell table:formula="of:=[.AR73]-[.AV73]" office:value-type="float" office:value="230" calcext:value-type="float">
            <text:p>230</text:p>
          </table:table-cell>
          <table:table-cell table:formula="of:=[.BA73]/[.AR73]" office:value-type="float" office:value="0.23" calcext:value-type="float">
            <text:p>0,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8" calcext:value-type="float">
            <text:p>148</text:p>
          </table:table-cell>
          <table:table-cell office:value-type="float" office:value="265" calcext:value-type="float">
            <text:p>265</text:p>
          </table:table-cell>
          <table:table-cell office:value-type="float" office:value="3.58108108108" calcext:value-type="float">
            <text:p>3,58108108108</text:p>
          </table:table-cell>
          <table:table-cell office:value-type="float" office:value="0.0243610957897" calcext:value-type="float">
            <text:p>0,0243610957897</text:p>
          </table:table-cell>
          <table:table-cell table:formula="of:=[.BD73]-[.BH73]" office:value-type="float" office:value="2" calcext:value-type="float">
            <text:p>2</text:p>
          </table:table-cell>
          <table:table-cell table:formula="of:=[.BL73]/[.BD73]" office:value-type="float" office:value="0.0133333333333333" calcext:value-type="float">
            <text:p>0,013333333333333</text:p>
          </table:table-cell>
          <table:table-cell table:formula="of:=[.BE73]-[.BI73]" office:value-type="float" office:value="1985" calcext:value-type="float">
            <text:p>1985</text:p>
          </table:table-cell>
          <table:table-cell table:formula="of:=[.BN73]/[.BE73]" office:value-type="float" office:value="0.882222222222222" calcext:value-type="float">
            <text:p>0,88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377" calcext:value-type="float">
            <text:p>3377</text:p>
          </table:table-cell>
          <table:table-cell office:value-type="float" office:value="33.77" calcext:value-type="float">
            <text:p>33,77</text:p>
          </table:table-cell>
          <table:table-cell office:value-type="float" office:value="0.169698492462" calcext:value-type="float">
            <text:p>0,169698492462</text:p>
          </table:table-cell>
          <table:table-cell table:formula="of:=[.BQ73]-[.BU73]" office:value-type="float" office:value="0" calcext:value-type="float">
            <text:p>0</text:p>
          </table:table-cell>
          <table:table-cell table:formula="of:=[.BY73]/[.BQ73]" office:value-type="float" office:value="0" calcext:value-type="float">
            <text:p>0</text:p>
          </table:table-cell>
          <table:table-cell table:formula="of:=[.BR73]-[.BV73]" office:value-type="float" office:value="623" calcext:value-type="float">
            <text:p>623</text:p>
          </table:table-cell>
          <table:table-cell table:formula="of:=[.CA73]/[.BR73]" office:value-type="float" office:value="0.15575" calcext:value-type="float">
            <text:p>0,15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294" calcext:value-type="float">
            <text:p>4294</text:p>
          </table:table-cell>
          <table:table-cell office:value-type="float" office:value="34.352" calcext:value-type="float">
            <text:p>34,352</text:p>
          </table:table-cell>
          <table:table-cell office:value-type="float" office:value="0.137959839357" calcext:value-type="float">
            <text:p>0,137959839357</text:p>
          </table:table-cell>
          <table:table-cell table:formula="of:=[.CD73]-[.CH73]" office:value-type="float" office:value="0" calcext:value-type="float">
            <text:p>0</text:p>
          </table:table-cell>
          <table:table-cell table:formula="of:=[.CL73]/[.CD73]" office:value-type="float" office:value="0" calcext:value-type="float">
            <text:p>0</text:p>
          </table:table-cell>
          <table:table-cell table:formula="of:=[.CE73]-[.CI73]" office:value-type="float" office:value="1956" calcext:value-type="float">
            <text:p>1956</text:p>
          </table:table-cell>
          <table:table-cell table:formula="of:=[.CN73]/[.CE73]" office:value-type="float" office:value="0.31296" calcext:value-type="float">
            <text:p>0,31296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AD74]-[.AH74]" office:value-type="float" office:value="35" calcext:value-type="float">
            <text:p>35</text:p>
          </table:table-cell>
          <table:table-cell table:formula="of:=[.AL74]/[.AD74]" office:value-type="float" office:value="0.7" calcext:value-type="float">
            <text:p>0,7</text:p>
          </table:table-cell>
          <table:table-cell table:formula="of:=[.AE74]-[.AI74]" office:value-type="float" office:value="241" calcext:value-type="float">
            <text:p>241</text:p>
          </table:table-cell>
          <table:table-cell table:formula="of:=[.AN74]/[.AE74]" office:value-type="float" office:value="0.964" calcext:value-type="float">
            <text:p>0,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92" calcext:value-type="float">
            <text:p>492</text:p>
          </table:table-cell>
          <table:table-cell office:value-type="float" office:value="9.84" calcext:value-type="float">
            <text:p>9,84</text:p>
          </table:table-cell>
          <table:table-cell office:value-type="float" office:value="0.0993939393939" calcext:value-type="float">
            <text:p>0,0993939393939</text:p>
          </table:table-cell>
          <table:table-cell table:formula="of:=[.AQ74]-[.AU74]" office:value-type="float" office:value="0" calcext:value-type="float">
            <text:p>0</text:p>
          </table:table-cell>
          <table:table-cell table:formula="of:=[.AY74]/[.AQ74]" office:value-type="float" office:value="0" calcext:value-type="float">
            <text:p>0</text:p>
          </table:table-cell>
          <table:table-cell table:formula="of:=[.AR74]-[.AV74]" office:value-type="float" office:value="508" calcext:value-type="float">
            <text:p>508</text:p>
          </table:table-cell>
          <table:table-cell table:formula="of:=[.BA74]/[.AR74]" office:value-type="float" office:value="0.508" calcext:value-type="float">
            <text:p>0,5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31" calcext:value-type="float">
            <text:p>1031</text:p>
          </table:table-cell>
          <table:table-cell office:value-type="float" office:value="13.7466666667" calcext:value-type="float">
            <text:p>13,7466666667</text:p>
          </table:table-cell>
          <table:table-cell office:value-type="float" office:value="0.09225950783" calcext:value-type="float">
            <text:p>0,09225950783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1219" calcext:value-type="float">
            <text:p>1219</text:p>
          </table:table-cell>
          <table:table-cell table:formula="of:=[.BN74]/[.BE74]" office:value-type="float" office:value="0.541777777777778" calcext:value-type="float">
            <text:p>0,54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709" calcext:value-type="float">
            <text:p>2709</text:p>
          </table:table-cell>
          <table:table-cell office:value-type="float" office:value="27.09" calcext:value-type="float">
            <text:p>27,09</text:p>
          </table:table-cell>
          <table:table-cell office:value-type="float" office:value="0.136130653266" calcext:value-type="float">
            <text:p>0,136130653266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1291" calcext:value-type="float">
            <text:p>1291</text:p>
          </table:table-cell>
          <table:table-cell table:formula="of:=[.CA74]/[.BR74]" office:value-type="float" office:value="0.32275" calcext:value-type="float">
            <text:p>0,32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939" calcext:value-type="float">
            <text:p>4939</text:p>
          </table:table-cell>
          <table:table-cell office:value-type="float" office:value="39.512" calcext:value-type="float">
            <text:p>39,512</text:p>
          </table:table-cell>
          <table:table-cell office:value-type="float" office:value="0.158682730924" calcext:value-type="float">
            <text:p>0,158682730924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1311" calcext:value-type="float">
            <text:p>1311</text:p>
          </table:table-cell>
          <table:table-cell table:formula="of:=[.CN74]/[.CE74]" office:value-type="float" office:value="0.20976" calcext:value-type="float">
            <text:p>0,20976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7.92" calcext:value-type="float">
            <text:p>7,92</text:p>
          </table:table-cell>
          <table:table-cell office:value-type="float" office:value="0.161632653061" calcext:value-type="float">
            <text:p>0,161632653061</text:p>
          </table:table-cell>
          <table:table-cell table:formula="of:=[.AD75]-[.AH75]" office:value-type="float" office:value="0" calcext:value-type="float">
            <text:p>0</text:p>
          </table:table-cell>
          <table:table-cell table:formula="of:=[.AL75]/[.AD75]" office:value-type="float" office:value="0" calcext:value-type="float">
            <text:p>0</text:p>
          </table:table-cell>
          <table:table-cell table:formula="of:=[.AE75]-[.AI75]" office:value-type="float" office:value="52" calcext:value-type="float">
            <text:p>52</text:p>
          </table:table-cell>
          <table:table-cell table:formula="of:=[.AN75]/[.AE75]" office:value-type="float" office:value="0.208" calcext:value-type="float">
            <text:p>0,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office:value-type="float" office:value="16.96" calcext:value-type="float">
            <text:p>16,96</text:p>
          </table:table-cell>
          <table:table-cell office:value-type="float" office:value="0.171313131313" calcext:value-type="float">
            <text:p>0,171313131313</text:p>
          </table:table-cell>
          <table:table-cell table:formula="of:=[.AQ75]-[.AU75]" office:value-type="float" office:value="0" calcext:value-type="float">
            <text:p>0</text:p>
          </table:table-cell>
          <table:table-cell table:formula="of:=[.AY75]/[.AQ75]" office:value-type="float" office:value="0" calcext:value-type="float">
            <text:p>0</text:p>
          </table:table-cell>
          <table:table-cell table:formula="of:=[.AR75]-[.AV75]" office:value-type="float" office:value="152" calcext:value-type="float">
            <text:p>152</text:p>
          </table:table-cell>
          <table:table-cell table:formula="of:=[.BA75]/[.AR75]" office:value-type="float" office:value="0.152" calcext:value-type="float">
            <text:p>0,1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783" calcext:value-type="float">
            <text:p>783</text:p>
          </table:table-cell>
          <table:table-cell office:value-type="float" office:value="10.44" calcext:value-type="float">
            <text:p>10,44</text:p>
          </table:table-cell>
          <table:table-cell office:value-type="float" office:value="0.070067114094" calcext:value-type="float">
            <text:p>0,070067114094</text:p>
          </table:table-cell>
          <table:table-cell table:formula="of:=[.BD75]-[.BH75]" office:value-type="float" office:value="0" calcext:value-type="float">
            <text:p>0</text:p>
          </table:table-cell>
          <table:table-cell table:formula="of:=[.BL75]/[.BD75]" office:value-type="float" office:value="0" calcext:value-type="float">
            <text:p>0</text:p>
          </table:table-cell>
          <table:table-cell table:formula="of:=[.BE75]-[.BI75]" office:value-type="float" office:value="1467" calcext:value-type="float">
            <text:p>1467</text:p>
          </table:table-cell>
          <table:table-cell table:formula="of:=[.BN75]/[.BE75]" office:value-type="float" office:value="0.652" calcext:value-type="float">
            <text:p>0,6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799" calcext:value-type="float">
            <text:p>3799</text:p>
          </table:table-cell>
          <table:table-cell office:value-type="float" office:value="37.99" calcext:value-type="float">
            <text:p>37,99</text:p>
          </table:table-cell>
          <table:table-cell office:value-type="float" office:value="0.190904522613" calcext:value-type="float">
            <text:p>0,190904522613</text:p>
          </table:table-cell>
          <table:table-cell table:formula="of:=[.BQ75]-[.BU75]" office:value-type="float" office:value="0" calcext:value-type="float">
            <text:p>0</text:p>
          </table:table-cell>
          <table:table-cell table:formula="of:=[.BY75]/[.BQ75]" office:value-type="float" office:value="0" calcext:value-type="float">
            <text:p>0</text:p>
          </table:table-cell>
          <table:table-cell table:formula="of:=[.BR75]-[.BV75]" office:value-type="float" office:value="201" calcext:value-type="float">
            <text:p>201</text:p>
          </table:table-cell>
          <table:table-cell table:formula="of:=[.CA75]/[.BR75]" office:value-type="float" office:value="0.05025" calcext:value-type="float">
            <text:p>0,05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331" calcext:value-type="float">
            <text:p>5331</text:p>
          </table:table-cell>
          <table:table-cell office:value-type="float" office:value="42.648" calcext:value-type="float">
            <text:p>42,648</text:p>
          </table:table-cell>
          <table:table-cell office:value-type="float" office:value="0.171277108434" calcext:value-type="float">
            <text:p>0,171277108434</text:p>
          </table:table-cell>
          <table:table-cell table:formula="of:=[.CD75]-[.CH75]" office:value-type="float" office:value="0" calcext:value-type="float">
            <text:p>0</text:p>
          </table:table-cell>
          <table:table-cell table:formula="of:=[.CL75]/[.CD75]" office:value-type="float" office:value="0" calcext:value-type="float">
            <text:p>0</text:p>
          </table:table-cell>
          <table:table-cell table:formula="of:=[.CE75]-[.CI75]" office:value-type="float" office:value="919" calcext:value-type="float">
            <text:p>919</text:p>
          </table:table-cell>
          <table:table-cell table:formula="of:=[.CN75]/[.CE75]" office:value-type="float" office:value="0.14704" calcext:value-type="float">
            <text:p>0,14704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6]-[.AH76]" office:value-type="float" office:value="48" calcext:value-type="float">
            <text:p>48</text:p>
          </table:table-cell>
          <table:table-cell table:formula="of:=[.AL76]/[.AD76]" office:value-type="float" office:value="0.96" calcext:value-type="float">
            <text:p>0,96</text:p>
          </table:table-cell>
          <table:table-cell table:formula="of:=[.AE76]-[.AI76]" office:value-type="float" office:value="249" calcext:value-type="float">
            <text:p>249</text:p>
          </table:table-cell>
          <table:table-cell table:formula="of:=[.AN76]/[.AE76]" office:value-type="float" office:value="0.996" calcext:value-type="float">
            <text:p>0,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439" calcext:value-type="float">
            <text:p>439</text:p>
          </table:table-cell>
          <table:table-cell table:formula="of:=[.BA76]/[.AR76]" office:value-type="float" office:value="0.439" calcext:value-type="float">
            <text:p>0,4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57" calcext:value-type="float">
            <text:p>557</text:p>
          </table:table-cell>
          <table:table-cell office:value-type="float" office:value="7.42666666667" calcext:value-type="float">
            <text:p>7,42666666667</text:p>
          </table:table-cell>
          <table:table-cell office:value-type="float" office:value="0.0498434004474" calcext:value-type="float">
            <text:p>0,0498434004474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1693" calcext:value-type="float">
            <text:p>1693</text:p>
          </table:table-cell>
          <table:table-cell table:formula="of:=[.BN76]/[.BE76]" office:value-type="float" office:value="0.752444444444445" calcext:value-type="float">
            <text:p>0,752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51" calcext:value-type="float">
            <text:p>3051</text:p>
          </table:table-cell>
          <table:table-cell office:value-type="float" office:value="30.51" calcext:value-type="float">
            <text:p>30,51</text:p>
          </table:table-cell>
          <table:table-cell office:value-type="float" office:value="0.153316582915" calcext:value-type="float">
            <text:p>0,153316582915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949" calcext:value-type="float">
            <text:p>949</text:p>
          </table:table-cell>
          <table:table-cell table:formula="of:=[.CA76]/[.BR76]" office:value-type="float" office:value="0.23725" calcext:value-type="float">
            <text:p>0,23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864" calcext:value-type="float">
            <text:p>864</text:p>
          </table:table-cell>
          <table:table-cell office:value-type="float" office:value="6.912" calcext:value-type="float">
            <text:p>6,912</text:p>
          </table:table-cell>
          <table:table-cell office:value-type="float" office:value="0.0277590361446" calcext:value-type="float">
            <text:p>0,0277590361446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5386" calcext:value-type="float">
            <text:p>5386</text:p>
          </table:table-cell>
          <table:table-cell table:formula="of:=[.CN76]/[.CE76]" office:value-type="float" office:value="0.86176" calcext:value-type="float">
            <text:p>0,86176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 office:value-type="float" office:value="9.12" calcext:value-type="float">
            <text:p>9,12</text:p>
          </table:table-cell>
          <table:table-cell office:value-type="float" office:value="0.18612244898" calcext:value-type="float">
            <text:p>0,18612244898</text:p>
          </table:table-cell>
          <table:table-cell table:formula="of:=[.AD77]-[.AH77]" office:value-type="float" office:value="0" calcext:value-type="float">
            <text:p>0</text:p>
          </table:table-cell>
          <table:table-cell table:formula="of:=[.AL77]/[.AD77]" office:value-type="float" office:value="0" calcext:value-type="float">
            <text:p>0</text:p>
          </table:table-cell>
          <table:table-cell table:formula="of:=[.AE77]-[.AI77]" office:value-type="float" office:value="22" calcext:value-type="float">
            <text:p>22</text:p>
          </table:table-cell>
          <table:table-cell table:formula="of:=[.AN77]/[.AE77]" office:value-type="float" office:value="0.088" calcext:value-type="float">
            <text:p>0,0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float" office:value="8.64" calcext:value-type="float">
            <text:p>8,64</text:p>
          </table:table-cell>
          <table:table-cell office:value-type="float" office:value="0.0872727272727" calcext:value-type="float">
            <text:p>0,0872727272727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568" calcext:value-type="float">
            <text:p>568</text:p>
          </table:table-cell>
          <table:table-cell table:formula="of:=[.BA77]/[.AR77]" office:value-type="float" office:value="0.568" calcext:value-type="float">
            <text:p>0,5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0170307293595" calcext:value-type="float">
            <text:p>0,0170307293595</text:p>
          </table:table-cell>
          <table:table-cell table:formula="of:=[.BD77]-[.BH77]" office:value-type="float" office:value="76" calcext:value-type="float">
            <text:p>76</text:p>
          </table:table-cell>
          <table:table-cell table:formula="of:=[.BL77]/[.BD77]" office:value-type="float" office:value="0.506666666666667" calcext:value-type="float">
            <text:p>0,506666666666667</text:p>
          </table:table-cell>
          <table:table-cell table:formula="of:=[.BE77]-[.BI77]" office:value-type="float" office:value="2204" calcext:value-type="float">
            <text:p>2204</text:p>
          </table:table-cell>
          <table:table-cell table:formula="of:=[.BN77]/[.BE77]" office:value-type="float" office:value="0.979555555555555" calcext:value-type="float">
            <text:p>0,9795555555555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57" calcext:value-type="float">
            <text:p>2157</text:p>
          </table:table-cell>
          <table:table-cell office:value-type="float" office:value="21.57" calcext:value-type="float">
            <text:p>21,57</text:p>
          </table:table-cell>
          <table:table-cell office:value-type="float" office:value="0.108391959799" calcext:value-type="float">
            <text:p>0,108391959799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1843" calcext:value-type="float">
            <text:p>1843</text:p>
          </table:table-cell>
          <table:table-cell table:formula="of:=[.CA77]/[.BR77]" office:value-type="float" office:value="0.46075" calcext:value-type="float">
            <text:p>0,46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481" calcext:value-type="float">
            <text:p>3481</text:p>
          </table:table-cell>
          <table:table-cell office:value-type="float" office:value="27.848" calcext:value-type="float">
            <text:p>27,848</text:p>
          </table:table-cell>
          <table:table-cell office:value-type="float" office:value="0.11183935743" calcext:value-type="float">
            <text:p>0,11183935743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2769" calcext:value-type="float">
            <text:p>2769</text:p>
          </table:table-cell>
          <table:table-cell table:formula="of:=[.CN77]/[.CE77]" office:value-type="float" office:value="0.44304" calcext:value-type="float">
            <text:p>0,44304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5.16" calcext:value-type="float">
            <text:p>5,16</text:p>
          </table:table-cell>
          <table:table-cell office:value-type="float" office:value="0.105306122449" calcext:value-type="float">
            <text:p>0,105306122449</text:p>
          </table:table-cell>
          <table:table-cell table:formula="of:=[.AD78]-[.AH78]" office:value-type="float" office:value="0" calcext:value-type="float">
            <text:p>0</text:p>
          </table:table-cell>
          <table:table-cell table:formula="of:=[.AL78]/[.AD78]" office:value-type="float" office:value="0" calcext:value-type="float">
            <text:p>0</text:p>
          </table:table-cell>
          <table:table-cell table:formula="of:=[.AE78]-[.AI78]" office:value-type="float" office:value="121" calcext:value-type="float">
            <text:p>121</text:p>
          </table:table-cell>
          <table:table-cell table:formula="of:=[.AN78]/[.AE78]" office:value-type="float" office:value="0.484" calcext:value-type="float">
            <text:p>0,4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office:value-type="float" office:value="8.94" calcext:value-type="float">
            <text:p>8,94</text:p>
          </table:table-cell>
          <table:table-cell office:value-type="float" office:value="0.090303030303" calcext:value-type="float">
            <text:p>0,090303030303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553" calcext:value-type="float">
            <text:p>553</text:p>
          </table:table-cell>
          <table:table-cell table:formula="of:=[.BA78]/[.AR78]" office:value-type="float" office:value="0.553" calcext:value-type="float">
            <text:p>0,5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572" calcext:value-type="float">
            <text:p>1572</text:p>
          </table:table-cell>
          <table:table-cell office:value-type="float" office:value="20.96" calcext:value-type="float">
            <text:p>20,96</text:p>
          </table:table-cell>
          <table:table-cell office:value-type="float" office:value="0.14067114094" calcext:value-type="float">
            <text:p>0,14067114094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678" calcext:value-type="float">
            <text:p>678</text:p>
          </table:table-cell>
          <table:table-cell table:formula="of:=[.BN78]/[.BE78]" office:value-type="float" office:value="0.301333333333333" calcext:value-type="float">
            <text:p>0,30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637" calcext:value-type="float">
            <text:p>637</text:p>
          </table:table-cell>
          <table:table-cell office:value-type="float" office:value="6.40201005025" calcext:value-type="float">
            <text:p>6,40201005025</text:p>
          </table:table-cell>
          <table:table-cell office:value-type="float" office:value="0.0323333840922" calcext:value-type="float">
            <text:p>0,0323333840922</text:p>
          </table:table-cell>
          <table:table-cell table:formula="of:=[.BQ78]-[.BU78]" office:value-type="float" office:value="1" calcext:value-type="float">
            <text:p>1</text:p>
          </table:table-cell>
          <table:table-cell table:formula="of:=[.BY78]/[.BQ78]" office:value-type="float" office:value="0.005" calcext:value-type="float">
            <text:p>0,005</text:p>
          </table:table-cell>
          <table:table-cell table:formula="of:=[.BR78]-[.BV78]" office:value-type="float" office:value="3363" calcext:value-type="float">
            <text:p>3363</text:p>
          </table:table-cell>
          <table:table-cell table:formula="of:=[.CA78]/[.BR78]" office:value-type="float" office:value="0.84075" calcext:value-type="float">
            <text:p>0,84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82" calcext:value-type="float">
            <text:p>1882</text:p>
          </table:table-cell>
          <table:table-cell office:value-type="float" office:value="15.056" calcext:value-type="float">
            <text:p>15,056</text:p>
          </table:table-cell>
          <table:table-cell office:value-type="float" office:value="0.0604658634538" calcext:value-type="float">
            <text:p>0,0604658634538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4368" calcext:value-type="float">
            <text:p>4368</text:p>
          </table:table-cell>
          <table:table-cell table:formula="of:=[.CN78]/[.CE78]" office:value-type="float" office:value="0.69888" calcext:value-type="float">
            <text:p>0,69888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,05</text:p>
          </table:table-cell>
          <table:table-cell office:value-type="float" office:value="0.0525641025641" calcext:value-type="float">
            <text:p>0,0525641025641</text:p>
          </table:table-cell>
          <table:table-cell table:formula="of:=[.AD79]-[.AH79]" office:value-type="float" office:value="10" calcext:value-type="float">
            <text:p>10</text:p>
          </table:table-cell>
          <table:table-cell table:formula="of:=[.AL79]/[.AD79]" office:value-type="float" office:value="0.2" calcext:value-type="float">
            <text:p>0,2</text:p>
          </table:table-cell>
          <table:table-cell table:formula="of:=[.AE79]-[.AI79]" office:value-type="float" office:value="209" calcext:value-type="float">
            <text:p>209</text:p>
          </table:table-cell>
          <table:table-cell table:formula="of:=[.AN79]/[.AE79]" office:value-type="float" office:value="0.836" calcext:value-type="float">
            <text:p>0,8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.11235955056" calcext:value-type="float">
            <text:p>2,11235955056</text:p>
          </table:table-cell>
          <table:table-cell office:value-type="float" office:value="0.0240040858018" calcext:value-type="float">
            <text:p>0,0240040858018</text:p>
          </table:table-cell>
          <table:table-cell table:formula="of:=[.AQ79]-[.AU79]" office:value-type="float" office:value="11" calcext:value-type="float">
            <text:p>11</text:p>
          </table:table-cell>
          <table:table-cell table:formula="of:=[.AY79]/[.AQ79]" office:value-type="float" office:value="0.11" calcext:value-type="float">
            <text:p>0,11</text:p>
          </table:table-cell>
          <table:table-cell table:formula="of:=[.AR79]-[.AV79]" office:value-type="float" office:value="906" calcext:value-type="float">
            <text:p>906</text:p>
          </table:table-cell>
          <table:table-cell table:formula="of:=[.BA79]/[.AR79]" office:value-type="float" office:value="0.906" calcext:value-type="float">
            <text:p>0,9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254" calcext:value-type="float">
            <text:p>1254</text:p>
          </table:table-cell>
          <table:table-cell office:value-type="float" office:value="16.72" calcext:value-type="float">
            <text:p>16,72</text:p>
          </table:table-cell>
          <table:table-cell office:value-type="float" office:value="0.112214765101" calcext:value-type="float">
            <text:p>0,112214765101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996" calcext:value-type="float">
            <text:p>996</text:p>
          </table:table-cell>
          <table:table-cell table:formula="of:=[.BN79]/[.BE79]" office:value-type="float" office:value="0.442666666666667" calcext:value-type="float">
            <text:p>0,442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01" calcext:value-type="float">
            <text:p>2201</text:p>
          </table:table-cell>
          <table:table-cell office:value-type="float" office:value="22.01" calcext:value-type="float">
            <text:p>22,01</text:p>
          </table:table-cell>
          <table:table-cell office:value-type="float" office:value="0.110603015075" calcext:value-type="float">
            <text:p>0,110603015075</text:p>
          </table:table-cell>
          <table:table-cell table:formula="of:=[.BQ79]-[.BU79]" office:value-type="float" office:value="0" calcext:value-type="float">
            <text:p>0</text:p>
          </table:table-cell>
          <table:table-cell table:formula="of:=[.BY79]/[.BQ79]" office:value-type="float" office:value="0" calcext:value-type="float">
            <text:p>0</text:p>
          </table:table-cell>
          <table:table-cell table:formula="of:=[.BR79]-[.BV79]" office:value-type="float" office:value="1799" calcext:value-type="float">
            <text:p>1799</text:p>
          </table:table-cell>
          <table:table-cell table:formula="of:=[.CA79]/[.BR79]" office:value-type="float" office:value="0.44975" calcext:value-type="float">
            <text:p>0,44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870" calcext:value-type="float">
            <text:p>5870</text:p>
          </table:table-cell>
          <table:table-cell office:value-type="float" office:value="46.96" calcext:value-type="float">
            <text:p>46,96</text:p>
          </table:table-cell>
          <table:table-cell office:value-type="float" office:value="0.18859437751" calcext:value-type="float">
            <text:p>0,18859437751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380" calcext:value-type="float">
            <text:p>380</text:p>
          </table:table-cell>
          <table:table-cell table:formula="of:=[.CN79]/[.CE79]" office:value-type="float" office:value="0.0608" calcext:value-type="float">
            <text:p>0,0608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5.72" calcext:value-type="float">
            <text:p>5,72</text:p>
          </table:table-cell>
          <table:table-cell office:value-type="float" office:value="0.116734693878" calcext:value-type="float">
            <text:p>0,116734693878</text:p>
          </table:table-cell>
          <table:table-cell table:formula="of:=[.AD80]-[.AH80]" office:value-type="float" office:value="0" calcext:value-type="float">
            <text:p>0</text:p>
          </table:table-cell>
          <table:table-cell table:formula="of:=[.AL80]/[.AD80]" office:value-type="float" office:value="0" calcext:value-type="float">
            <text:p>0</text:p>
          </table:table-cell>
          <table:table-cell table:formula="of:=[.AE80]-[.AI80]" office:value-type="float" office:value="107" calcext:value-type="float">
            <text:p>107</text:p>
          </table:table-cell>
          <table:table-cell table:formula="of:=[.AN80]/[.AE80]" office:value-type="float" office:value="0.428" calcext:value-type="float">
            <text:p>0,4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126060606061" calcext:value-type="float">
            <text:p>0,126060606061</text:p>
          </table:table-cell>
          <table:table-cell table:formula="of:=[.AQ80]-[.AU80]" office:value-type="float" office:value="0" calcext:value-type="float">
            <text:p>0</text:p>
          </table:table-cell>
          <table:table-cell table:formula="of:=[.AY80]/[.AQ80]" office:value-type="float" office:value="0" calcext:value-type="float">
            <text:p>0</text:p>
          </table:table-cell>
          <table:table-cell table:formula="of:=[.AR80]-[.AV80]" office:value-type="float" office:value="376" calcext:value-type="float">
            <text:p>376</text:p>
          </table:table-cell>
          <table:table-cell table:formula="of:=[.BA80]/[.AR80]" office:value-type="float" office:value="0.376" calcext:value-type="float">
            <text:p>0,3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2.15942028986" calcext:value-type="float">
            <text:p>2,15942028986</text:p>
          </table:table-cell>
          <table:table-cell office:value-type="float" office:value="0.0157621918968" calcext:value-type="float">
            <text:p>0,0157621918968</text:p>
          </table:table-cell>
          <table:table-cell table:formula="of:=[.BD80]-[.BH80]" office:value-type="float" office:value="12" calcext:value-type="float">
            <text:p>12</text:p>
          </table:table-cell>
          <table:table-cell table:formula="of:=[.BL80]/[.BD80]" office:value-type="float" office:value="0.08" calcext:value-type="float">
            <text:p>0,08</text:p>
          </table:table-cell>
          <table:table-cell table:formula="of:=[.BE80]-[.BI80]" office:value-type="float" office:value="2101" calcext:value-type="float">
            <text:p>2101</text:p>
          </table:table-cell>
          <table:table-cell table:formula="of:=[.BN80]/[.BE80]" office:value-type="float" office:value="0.933777777777778" calcext:value-type="float">
            <text:p>0,93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295" calcext:value-type="float">
            <text:p>1295</text:p>
          </table:table-cell>
          <table:table-cell office:value-type="float" office:value="12.95" calcext:value-type="float">
            <text:p>12,95</text:p>
          </table:table-cell>
          <table:table-cell office:value-type="float" office:value="0.0650753768844" calcext:value-type="float">
            <text:p>0,0650753768844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2705" calcext:value-type="float">
            <text:p>2705</text:p>
          </table:table-cell>
          <table:table-cell table:formula="of:=[.CA80]/[.BR80]" office:value-type="float" office:value="0.67625" calcext:value-type="float">
            <text:p>0,67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484" calcext:value-type="float">
            <text:p>4484</text:p>
          </table:table-cell>
          <table:table-cell office:value-type="float" office:value="35.872" calcext:value-type="float">
            <text:p>35,872</text:p>
          </table:table-cell>
          <table:table-cell office:value-type="float" office:value="0.144064257028" calcext:value-type="float">
            <text:p>0,144064257028</text:p>
          </table:table-cell>
          <table:table-cell table:formula="of:=[.CD80]-[.CH80]" office:value-type="float" office:value="0" calcext:value-type="float">
            <text:p>0</text:p>
          </table:table-cell>
          <table:table-cell table:formula="of:=[.CL80]/[.CD80]" office:value-type="float" office:value="0" calcext:value-type="float">
            <text:p>0</text:p>
          </table:table-cell>
          <table:table-cell table:formula="of:=[.CE80]-[.CI80]" office:value-type="float" office:value="1766" calcext:value-type="float">
            <text:p>1766</text:p>
          </table:table-cell>
          <table:table-cell table:formula="of:=[.CN80]/[.CE80]" office:value-type="float" office:value="0.28256" calcext:value-type="float">
            <text:p>0,28256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3.14893617021" calcext:value-type="float">
            <text:p>3,14893617021</text:p>
          </table:table-cell>
          <table:table-cell office:value-type="float" office:value="0.0684551341351" calcext:value-type="float">
            <text:p>0,0684551341351</text:p>
          </table:table-cell>
          <table:table-cell table:formula="of:=[.AD81]-[.AH81]" office:value-type="float" office:value="3" calcext:value-type="float">
            <text:p>3</text:p>
          </table:table-cell>
          <table:table-cell table:formula="of:=[.AL81]/[.AD81]" office:value-type="float" office:value="0.06" calcext:value-type="float">
            <text:p>0,06</text:p>
          </table:table-cell>
          <table:table-cell table:formula="of:=[.AE81]-[.AI81]" office:value-type="float" office:value="176" calcext:value-type="float">
            <text:p>176</text:p>
          </table:table-cell>
          <table:table-cell table:formula="of:=[.AN81]/[.AE81]" office:value-type="float" office:value="0.704" calcext:value-type="float">
            <text:p>0,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69" calcext:value-type="float">
            <text:p>669</text:p>
          </table:table-cell>
          <table:table-cell office:value-type="float" office:value="13.38" calcext:value-type="float">
            <text:p>13,38</text:p>
          </table:table-cell>
          <table:table-cell office:value-type="float" office:value="0.135151515152" calcext:value-type="float">
            <text:p>0,135151515152</text:p>
          </table:table-cell>
          <table:table-cell table:formula="of:=[.AQ81]-[.AU81]" office:value-type="float" office:value="0" calcext:value-type="float">
            <text:p>0</text:p>
          </table:table-cell>
          <table:table-cell table:formula="of:=[.AY81]/[.AQ81]" office:value-type="float" office:value="0" calcext:value-type="float">
            <text:p>0</text:p>
          </table:table-cell>
          <table:table-cell table:formula="of:=[.AR81]-[.AV81]" office:value-type="float" office:value="331" calcext:value-type="float">
            <text:p>331</text:p>
          </table:table-cell>
          <table:table-cell table:formula="of:=[.BA81]/[.AR81]" office:value-type="float" office:value="0.331" calcext:value-type="float">
            <text:p>0,3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97" calcext:value-type="float">
            <text:p>2097</text:p>
          </table:table-cell>
          <table:table-cell office:value-type="float" office:value="27.96" calcext:value-type="float">
            <text:p>27,96</text:p>
          </table:table-cell>
          <table:table-cell office:value-type="float" office:value="0.187651006711" calcext:value-type="float">
            <text:p>0,187651006711</text:p>
          </table:table-cell>
          <table:table-cell table:formula="of:=[.BD81]-[.BH81]" office:value-type="float" office:value="0" calcext:value-type="float">
            <text:p>0</text:p>
          </table:table-cell>
          <table:table-cell table:formula="of:=[.BL81]/[.BD81]" office:value-type="float" office:value="0" calcext:value-type="float">
            <text:p>0</text:p>
          </table:table-cell>
          <table:table-cell table:formula="of:=[.BE81]-[.BI81]" office:value-type="float" office:value="153" calcext:value-type="float">
            <text:p>153</text:p>
          </table:table-cell>
          <table:table-cell table:formula="of:=[.BN81]/[.BE81]" office:value-type="float" office:value="0.068" calcext:value-type="float">
            <text:p>0,0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627" calcext:value-type="float">
            <text:p>2627</text:p>
          </table:table-cell>
          <table:table-cell office:value-type="float" office:value="26.27" calcext:value-type="float">
            <text:p>26,27</text:p>
          </table:table-cell>
          <table:table-cell office:value-type="float" office:value="0.132010050251" calcext:value-type="float">
            <text:p>0,132010050251</text:p>
          </table:table-cell>
          <table:table-cell table:formula="of:=[.BQ81]-[.BU81]" office:value-type="float" office:value="0" calcext:value-type="float">
            <text:p>0</text:p>
          </table:table-cell>
          <table:table-cell table:formula="of:=[.BY81]/[.BQ81]" office:value-type="float" office:value="0" calcext:value-type="float">
            <text:p>0</text:p>
          </table:table-cell>
          <table:table-cell table:formula="of:=[.BR81]-[.BV81]" office:value-type="float" office:value="1373" calcext:value-type="float">
            <text:p>1373</text:p>
          </table:table-cell>
          <table:table-cell table:formula="of:=[.CA81]/[.BR81]" office:value-type="float" office:value="0.34325" calcext:value-type="float">
            <text:p>0,34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0" calcext:value-type="float">
            <text:p>0</text:p>
          </table:table-cell>
          <table:table-cell table:formula="of:=[.CN81]/[.CE81]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3.54166666667" calcext:value-type="float">
            <text:p>3,54166666667</text:p>
          </table:table-cell>
          <table:table-cell office:value-type="float" office:value="0.0753546099291" calcext:value-type="float">
            <text:p>0,0753546099291</text:p>
          </table:table-cell>
          <table:table-cell table:formula="of:=[.AD82]-[.AH82]" office:value-type="float" office:value="2" calcext:value-type="float">
            <text:p>2</text:p>
          </table:table-cell>
          <table:table-cell table:formula="of:=[.AL82]/[.AD82]" office:value-type="float" office:value="0.04" calcext:value-type="float">
            <text:p>0,04</text:p>
          </table:table-cell>
          <table:table-cell table:formula="of:=[.AE82]-[.AI82]" office:value-type="float" office:value="165" calcext:value-type="float">
            <text:p>165</text:p>
          </table:table-cell>
          <table:table-cell table:formula="of:=[.AN82]/[.AE82]" office:value-type="float" office:value="0.66" calcext:value-type="float">
            <text:p>0,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10.84" calcext:value-type="float">
            <text:p>10,84</text:p>
          </table:table-cell>
          <table:table-cell office:value-type="float" office:value="0.109494949495" calcext:value-type="float">
            <text:p>0,109494949495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458" calcext:value-type="float">
            <text:p>458</text:p>
          </table:table-cell>
          <table:table-cell table:formula="of:=[.BA82]/[.AR82]" office:value-type="float" office:value="0.458" calcext:value-type="float">
            <text:p>0,4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26.6666666667" calcext:value-type="float">
            <text:p>26,6666666667</text:p>
          </table:table-cell>
          <table:table-cell office:value-type="float" office:value="0.178970917226" calcext:value-type="float">
            <text:p>0,178970917226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250" calcext:value-type="float">
            <text:p>250</text:p>
          </table:table-cell>
          <table:table-cell table:formula="of:=[.BN82]/[.BE82]" office:value-type="float" office:value="0.111111111111111" calcext:value-type="float">
            <text:p>0,11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298" calcext:value-type="float">
            <text:p>3298</text:p>
          </table:table-cell>
          <table:table-cell office:value-type="float" office:value="32.98" calcext:value-type="float">
            <text:p>32,98</text:p>
          </table:table-cell>
          <table:table-cell office:value-type="float" office:value="0.165728643216" calcext:value-type="float">
            <text:p>0,165728643216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702" calcext:value-type="float">
            <text:p>702</text:p>
          </table:table-cell>
          <table:table-cell table:formula="of:=[.CA82]/[.BR82]" office:value-type="float" office:value="0.1755" calcext:value-type="float">
            <text:p>0,17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23" calcext:value-type="float">
            <text:p>1823</text:p>
          </table:table-cell>
          <table:table-cell office:value-type="float" office:value="14.584" calcext:value-type="float">
            <text:p>14,584</text:p>
          </table:table-cell>
          <table:table-cell office:value-type="float" office:value="0.0585702811245" calcext:value-type="float">
            <text:p>0,0585702811245</text:p>
          </table:table-cell>
          <table:table-cell table:formula="of:=[.CD82]-[.CH82]" office:value-type="float" office:value="0" calcext:value-type="float">
            <text:p>0</text:p>
          </table:table-cell>
          <table:table-cell table:formula="of:=[.CL82]/[.CD82]" office:value-type="float" office:value="0" calcext:value-type="float">
            <text:p>0</text:p>
          </table:table-cell>
          <table:table-cell table:formula="of:=[.CE82]-[.CI82]" office:value-type="float" office:value="4427" calcext:value-type="float">
            <text:p>4427</text:p>
          </table:table-cell>
          <table:table-cell table:formula="of:=[.CN82]/[.CE82]" office:value-type="float" office:value="0.70832" calcext:value-type="float">
            <text:p>0,70832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D83]-[.AH83]" office:value-type="float" office:value="20" calcext:value-type="float">
            <text:p>20</text:p>
          </table:table-cell>
          <table:table-cell table:formula="of:=[.AL83]/[.AD83]" office:value-type="float" office:value="0.4" calcext:value-type="float">
            <text:p>0,4</text:p>
          </table:table-cell>
          <table:table-cell table:formula="of:=[.AE83]-[.AI83]" office:value-type="float" office:value="231" calcext:value-type="float">
            <text:p>231</text:p>
          </table:table-cell>
          <table:table-cell table:formula="of:=[.AN83]/[.AE83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.95238095238" calcext:value-type="float">
            <text:p>1,95238095238</text:p>
          </table:table-cell>
          <table:table-cell office:value-type="float" office:value="0.0235226620769" calcext:value-type="float">
            <text:p>0,0235226620769</text:p>
          </table:table-cell>
          <table:table-cell table:formula="of:=[.AQ83]-[.AU83]" office:value-type="float" office:value="16" calcext:value-type="float">
            <text:p>16</text:p>
          </table:table-cell>
          <table:table-cell table:formula="of:=[.AY83]/[.AQ83]" office:value-type="float" office:value="0.16" calcext:value-type="float">
            <text:p>0,16</text:p>
          </table:table-cell>
          <table:table-cell table:formula="of:=[.AR83]-[.AV83]" office:value-type="float" office:value="918" calcext:value-type="float">
            <text:p>918</text:p>
          </table:table-cell>
          <table:table-cell table:formula="of:=[.BA83]/[.AR83]" office:value-type="float" office:value="0.918" calcext:value-type="float">
            <text:p>0,9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82" calcext:value-type="float">
            <text:p>1882</text:p>
          </table:table-cell>
          <table:table-cell office:value-type="float" office:value="25.0933333333" calcext:value-type="float">
            <text:p>25,0933333333</text:p>
          </table:table-cell>
          <table:table-cell office:value-type="float" office:value="0.16841163311" calcext:value-type="float">
            <text:p>0,16841163311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368" calcext:value-type="float">
            <text:p>368</text:p>
          </table:table-cell>
          <table:table-cell table:formula="of:=[.BN83]/[.BE83]" office:value-type="float" office:value="0.163555555555556" calcext:value-type="float">
            <text:p>0,163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547" calcext:value-type="float">
            <text:p>1547</text:p>
          </table:table-cell>
          <table:table-cell office:value-type="float" office:value="15.47" calcext:value-type="float">
            <text:p>15,47</text:p>
          </table:table-cell>
          <table:table-cell office:value-type="float" office:value="0.0777386934673" calcext:value-type="float">
            <text:p>0,0777386934673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2453" calcext:value-type="float">
            <text:p>2453</text:p>
          </table:table-cell>
          <table:table-cell table:formula="of:=[.CA83]/[.BR83]" office:value-type="float" office:value="0.61325" calcext:value-type="float">
            <text:p>0,61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984" calcext:value-type="float">
            <text:p>5984</text:p>
          </table:table-cell>
          <table:table-cell office:value-type="float" office:value="47.872" calcext:value-type="float">
            <text:p>47,872</text:p>
          </table:table-cell>
          <table:table-cell office:value-type="float" office:value="0.192257028112" calcext:value-type="float">
            <text:p>0,192257028112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266" calcext:value-type="float">
            <text:p>266</text:p>
          </table:table-cell>
          <table:table-cell table:formula="of:=[.CN83]/[.CE83]" office:value-type="float" office:value="0.04256" calcext:value-type="float">
            <text:p>0,04256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D84]-[.AH84]" office:value-type="float" office:value="20" calcext:value-type="float">
            <text:p>20</text:p>
          </table:table-cell>
          <table:table-cell table:formula="of:=[.AL84]/[.AD84]" office:value-type="float" office:value="0.4" calcext:value-type="float">
            <text:p>0,4</text:p>
          </table:table-cell>
          <table:table-cell table:formula="of:=[.AE84]-[.AI84]" office:value-type="float" office:value="231" calcext:value-type="float">
            <text:p>231</text:p>
          </table:table-cell>
          <table:table-cell table:formula="of:=[.AN84]/[.AE84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79" calcext:value-type="float">
            <text:p>579</text:p>
          </table:table-cell>
          <table:table-cell office:value-type="float" office:value="11.58" calcext:value-type="float">
            <text:p>11,58</text:p>
          </table:table-cell>
          <table:table-cell office:value-type="float" office:value="0.11696969697" calcext:value-type="float">
            <text:p>0,11696969697</text:p>
          </table:table-cell>
          <table:table-cell table:formula="of:=[.AQ84]-[.AU84]" office:value-type="float" office:value="0" calcext:value-type="float">
            <text:p>0</text:p>
          </table:table-cell>
          <table:table-cell table:formula="of:=[.AY84]/[.AQ84]" office:value-type="float" office:value="0" calcext:value-type="float">
            <text:p>0</text:p>
          </table:table-cell>
          <table:table-cell table:formula="of:=[.AR84]-[.AV84]" office:value-type="float" office:value="421" calcext:value-type="float">
            <text:p>421</text:p>
          </table:table-cell>
          <table:table-cell table:formula="of:=[.BA84]/[.AR84]" office:value-type="float" office:value="0.421" calcext:value-type="float">
            <text:p>0,42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96" calcext:value-type="float">
            <text:p>296</text:p>
          </table:table-cell>
          <table:table-cell office:value-type="float" office:value="3.94666666667" calcext:value-type="float">
            <text:p>3,94666666667</text:p>
          </table:table-cell>
          <table:table-cell office:value-type="float" office:value="0.0264876957494" calcext:value-type="float">
            <text:p>0,0264876957494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1954" calcext:value-type="float">
            <text:p>1954</text:p>
          </table:table-cell>
          <table:table-cell table:formula="of:=[.BN84]/[.BE84]" office:value-type="float" office:value="0.868444444444445" calcext:value-type="float">
            <text:p>0,868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955" calcext:value-type="float">
            <text:p>3955</text:p>
          </table:table-cell>
          <table:table-cell office:value-type="float" office:value="39.55" calcext:value-type="float">
            <text:p>39,55</text:p>
          </table:table-cell>
          <table:table-cell office:value-type="float" office:value="0.198743718593" calcext:value-type="float">
            <text:p>0,198743718593</text:p>
          </table:table-cell>
          <table:table-cell table:formula="of:=[.BQ84]-[.BU84]" office:value-type="float" office:value="0" calcext:value-type="float">
            <text:p>0</text:p>
          </table:table-cell>
          <table:table-cell table:formula="of:=[.BY84]/[.BQ84]" office:value-type="float" office:value="0" calcext:value-type="float">
            <text:p>0</text:p>
          </table:table-cell>
          <table:table-cell table:formula="of:=[.BR84]-[.BV84]" office:value-type="float" office:value="45" calcext:value-type="float">
            <text:p>45</text:p>
          </table:table-cell>
          <table:table-cell table:formula="of:=[.CA84]/[.BR84]" office:value-type="float" office:value="0.01125" calcext:value-type="float">
            <text:p>0,01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617" calcext:value-type="float">
            <text:p>4617</text:p>
          </table:table-cell>
          <table:table-cell office:value-type="float" office:value="36.936" calcext:value-type="float">
            <text:p>36,936</text:p>
          </table:table-cell>
          <table:table-cell office:value-type="float" office:value="0.148337349398" calcext:value-type="float">
            <text:p>0,148337349398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1633" calcext:value-type="float">
            <text:p>1633</text:p>
          </table:table-cell>
          <table:table-cell table:formula="of:=[.CN84]/[.CE84]" office:value-type="float" office:value="0.26128" calcext:value-type="float">
            <text:p>0,26128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.375" calcext:value-type="float">
            <text:p>3,375</text:p>
          </table:table-cell>
          <table:table-cell office:value-type="float" office:value="0.0718085106383" calcext:value-type="float">
            <text:p>0,0718085106383</text:p>
          </table:table-cell>
          <table:table-cell table:formula="of:=[.AD85]-[.AH85]" office:value-type="float" office:value="2" calcext:value-type="float">
            <text:p>2</text:p>
          </table:table-cell>
          <table:table-cell table:formula="of:=[.AL85]/[.AD85]" office:value-type="float" office:value="0.04" calcext:value-type="float">
            <text:p>0,04</text:p>
          </table:table-cell>
          <table:table-cell table:formula="of:=[.AE85]-[.AI85]" office:value-type="float" office:value="169" calcext:value-type="float">
            <text:p>169</text:p>
          </table:table-cell>
          <table:table-cell table:formula="of:=[.AN85]/[.AE85]" office:value-type="float" office:value="0.676" calcext:value-type="float">
            <text:p>0,6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52" calcext:value-type="float">
            <text:p>752</text:p>
          </table:table-cell>
          <table:table-cell office:value-type="float" office:value="15.04" calcext:value-type="float">
            <text:p>15,04</text:p>
          </table:table-cell>
          <table:table-cell office:value-type="float" office:value="0.151919191919" calcext:value-type="float">
            <text:p>0,151919191919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248" calcext:value-type="float">
            <text:p>248</text:p>
          </table:table-cell>
          <table:table-cell table:formula="of:=[.BA85]/[.AR85]" office:value-type="float" office:value="0.248" calcext:value-type="float">
            <text:p>0,2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31746031746" calcext:value-type="float">
            <text:p>0,031746031746</text:p>
          </table:table-cell>
          <table:table-cell table:formula="of:=[.BD85]-[.BH85]" office:value-type="float" office:value="114" calcext:value-type="float">
            <text:p>114</text:p>
          </table:table-cell>
          <table:table-cell table:formula="of:=[.BL85]/[.BD85]" office:value-type="float" office:value="0.76" calcext:value-type="float">
            <text:p>0,76</text:p>
          </table:table-cell>
          <table:table-cell table:formula="of:=[.BE85]-[.BI85]" office:value-type="float" office:value="2230" calcext:value-type="float">
            <text:p>2230</text:p>
          </table:table-cell>
          <table:table-cell table:formula="of:=[.BN85]/[.BE85]" office:value-type="float" office:value="0.991111111111111" calcext:value-type="float">
            <text:p>0,99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office:value-type="float" office:value="9.91" calcext:value-type="float">
            <text:p>9,91</text:p>
          </table:table-cell>
          <table:table-cell office:value-type="float" office:value="0.0497989949749" calcext:value-type="float">
            <text:p>0,0497989949749</text:p>
          </table:table-cell>
          <table:table-cell table:formula="of:=[.BQ85]-[.BU85]" office:value-type="float" office:value="0" calcext:value-type="float">
            <text:p>0</text:p>
          </table:table-cell>
          <table:table-cell table:formula="of:=[.BY85]/[.BQ85]" office:value-type="float" office:value="0" calcext:value-type="float">
            <text:p>0</text:p>
          </table:table-cell>
          <table:table-cell table:formula="of:=[.BR85]-[.BV85]" office:value-type="float" office:value="3009" calcext:value-type="float">
            <text:p>3009</text:p>
          </table:table-cell>
          <table:table-cell table:formula="of:=[.CA85]/[.BR85]" office:value-type="float" office:value="0.75225" calcext:value-type="float">
            <text:p>0,75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948" calcext:value-type="float">
            <text:p>1948</text:p>
          </table:table-cell>
          <table:table-cell office:value-type="float" office:value="15.584" calcext:value-type="float">
            <text:p>15,584</text:p>
          </table:table-cell>
          <table:table-cell office:value-type="float" office:value="0.0625863453815" calcext:value-type="float">
            <text:p>0,0625863453815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4302" calcext:value-type="float">
            <text:p>4302</text:p>
          </table:table-cell>
          <table:table-cell table:formula="of:=[.CN85]/[.CE85]" office:value-type="float" office:value="0.68832" calcext:value-type="float">
            <text:p>0,68832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6.16" calcext:value-type="float">
            <text:p>6,16</text:p>
          </table:table-cell>
          <table:table-cell office:value-type="float" office:value="0.125714285714" calcext:value-type="float">
            <text:p>0,125714285714</text:p>
          </table:table-cell>
          <table:table-cell table:formula="of:=[.AD86]-[.AH86]" office:value-type="float" office:value="0" calcext:value-type="float">
            <text:p>0</text:p>
          </table:table-cell>
          <table:table-cell table:formula="of:=[.AL86]/[.AD86]" office:value-type="float" office:value="0" calcext:value-type="float">
            <text:p>0</text:p>
          </table:table-cell>
          <table:table-cell table:formula="of:=[.AE86]-[.AI86]" office:value-type="float" office:value="96" calcext:value-type="float">
            <text:p>96</text:p>
          </table:table-cell>
          <table:table-cell table:formula="of:=[.AN86]/[.AE86]" office:value-type="float" office:value="0.384" calcext:value-type="float">
            <text:p>0,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126060606061" calcext:value-type="float">
            <text:p>0,126060606061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376" calcext:value-type="float">
            <text:p>376</text:p>
          </table:table-cell>
          <table:table-cell table:formula="of:=[.BA86]/[.AR86]" office:value-type="float" office:value="0.376" calcext:value-type="float">
            <text:p>0,3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.73109243697" calcext:value-type="float">
            <text:p>1,73109243697</text:p>
          </table:table-cell>
          <table:table-cell office:value-type="float" office:value="0.0146702748896" calcext:value-type="float">
            <text:p>0,0146702748896</text:p>
          </table:table-cell>
          <table:table-cell table:formula="of:=[.BD86]-[.BH86]" office:value-type="float" office:value="31" calcext:value-type="float">
            <text:p>31</text:p>
          </table:table-cell>
          <table:table-cell table:formula="of:=[.BL86]/[.BD86]" office:value-type="float" office:value="0.206666666666667" calcext:value-type="float">
            <text:p>0,206666666666667</text:p>
          </table:table-cell>
          <table:table-cell table:formula="of:=[.BE86]-[.BI86]" office:value-type="float" office:value="2147" calcext:value-type="float">
            <text:p>2147</text:p>
          </table:table-cell>
          <table:table-cell table:formula="of:=[.BN86]/[.BE86]" office:value-type="float" office:value="0.954222222222222" calcext:value-type="float">
            <text:p>0,954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285" calcext:value-type="float">
            <text:p>285</text:p>
          </table:table-cell>
          <table:table-cell office:value-type="float" office:value="2.98429319372" calcext:value-type="float">
            <text:p>2,98429319372</text:p>
          </table:table-cell>
          <table:table-cell office:value-type="float" office:value="0.0157068062827" calcext:value-type="float">
            <text:p>0,0157068062827</text:p>
          </table:table-cell>
          <table:table-cell table:formula="of:=[.BQ86]-[.BU86]" office:value-type="float" office:value="9" calcext:value-type="float">
            <text:p>9</text:p>
          </table:table-cell>
          <table:table-cell table:formula="of:=[.BY86]/[.BQ86]" office:value-type="float" office:value="0.045" calcext:value-type="float">
            <text:p>0,045</text:p>
          </table:table-cell>
          <table:table-cell table:formula="of:=[.BR86]-[.BV86]" office:value-type="float" office:value="3715" calcext:value-type="float">
            <text:p>3715</text:p>
          </table:table-cell>
          <table:table-cell table:formula="of:=[.CA86]/[.BR86]" office:value-type="float" office:value="0.92875" calcext:value-type="float">
            <text:p>0,92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880" calcext:value-type="float">
            <text:p>4880</text:p>
          </table:table-cell>
          <table:table-cell office:value-type="float" office:value="39.04" calcext:value-type="float">
            <text:p>39,04</text:p>
          </table:table-cell>
          <table:table-cell office:value-type="float" office:value="0.156787148594" calcext:value-type="float">
            <text:p>0,156787148594</text:p>
          </table:table-cell>
          <table:table-cell table:formula="of:=[.CD86]-[.CH86]" office:value-type="float" office:value="0" calcext:value-type="float">
            <text:p>0</text:p>
          </table:table-cell>
          <table:table-cell table:formula="of:=[.CL86]/[.CD86]" office:value-type="float" office:value="0" calcext:value-type="float">
            <text:p>0</text:p>
          </table:table-cell>
          <table:table-cell table:formula="of:=[.CE86]-[.CI86]" office:value-type="float" office:value="1370" calcext:value-type="float">
            <text:p>1370</text:p>
          </table:table-cell>
          <table:table-cell table:formula="of:=[.CN86]/[.CE86]" office:value-type="float" office:value="0.2192" calcext:value-type="float">
            <text:p>0,2192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.65217391304" calcext:value-type="float">
            <text:p>2,65217391304</text:p>
          </table:table-cell>
          <table:table-cell office:value-type="float" office:value="0.0589371980676" calcext:value-type="float">
            <text:p>0,0589371980676</text:p>
          </table:table-cell>
          <table:table-cell table:formula="of:=[.AD87]-[.AH87]" office:value-type="float" office:value="4" calcext:value-type="float">
            <text:p>4</text:p>
          </table:table-cell>
          <table:table-cell table:formula="of:=[.AL87]/[.AD87]" office:value-type="float" office:value="0.08" calcext:value-type="float">
            <text:p>0,08</text:p>
          </table:table-cell>
          <table:table-cell table:formula="of:=[.AE87]-[.AI87]" office:value-type="float" office:value="189" calcext:value-type="float">
            <text:p>189</text:p>
          </table:table-cell>
          <table:table-cell table:formula="of:=[.AN87]/[.AE87]" office:value-type="float" office:value="0.756" calcext:value-type="float">
            <text:p>0,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2.5376344086" calcext:value-type="float">
            <text:p>2,5376344086</text:p>
          </table:table-cell>
          <table:table-cell office:value-type="float" office:value="0.0275829827022" calcext:value-type="float">
            <text:p>0,0275829827022</text:p>
          </table:table-cell>
          <table:table-cell table:formula="of:=[.AQ87]-[.AU87]" office:value-type="float" office:value="7" calcext:value-type="float">
            <text:p>7</text:p>
          </table:table-cell>
          <table:table-cell table:formula="of:=[.AY87]/[.AQ87]" office:value-type="float" office:value="0.07" calcext:value-type="float">
            <text:p>0,07</text:p>
          </table:table-cell>
          <table:table-cell table:formula="of:=[.AR87]-[.AV87]" office:value-type="float" office:value="882" calcext:value-type="float">
            <text:p>882</text:p>
          </table:table-cell>
          <table:table-cell table:formula="of:=[.BA87]/[.AR87]" office:value-type="float" office:value="0.882" calcext:value-type="float">
            <text:p>0,88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85" calcext:value-type="float">
            <text:p>1985</text:p>
          </table:table-cell>
          <table:table-cell office:value-type="float" office:value="26.4666666667" calcext:value-type="float">
            <text:p>26,4666666667</text:p>
          </table:table-cell>
          <table:table-cell office:value-type="float" office:value="0.177628635347" calcext:value-type="float">
            <text:p>0,177628635347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265" calcext:value-type="float">
            <text:p>265</text:p>
          </table:table-cell>
          <table:table-cell table:formula="of:=[.BN87]/[.BE87]" office:value-type="float" office:value="0.117777777777778" calcext:value-type="float">
            <text:p>0,117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640" calcext:value-type="float">
            <text:p>3640</text:p>
          </table:table-cell>
          <table:table-cell office:value-type="float" office:value="36.4" calcext:value-type="float">
            <text:p>36,4</text:p>
          </table:table-cell>
          <table:table-cell office:value-type="float" office:value="0.182914572864" calcext:value-type="float">
            <text:p>0,182914572864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360" calcext:value-type="float">
            <text:p>360</text:p>
          </table:table-cell>
          <table:table-cell table:formula="of:=[.CA87]/[.BR87]" office:value-type="float" office:value="0.09" calcext:value-type="float">
            <text:p>0,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1044" calcext:value-type="float">
            <text:p>1044</text:p>
          </table:table-cell>
          <table:table-cell table:formula="of:=[.CN87]/[.CE87]" office:value-type="float" office:value="0.16704" calcext:value-type="float">
            <text:p>0,16704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office:value-type="float" office:value="0.0487179487179" calcext:value-type="float">
            <text:p>0,0487179487179</text:p>
          </table:table-cell>
          <table:table-cell table:formula="of:=[.AD88]-[.AH88]" office:value-type="float" office:value="10" calcext:value-type="float">
            <text:p>10</text:p>
          </table:table-cell>
          <table:table-cell table:formula="of:=[.AL88]/[.AD88]" office:value-type="float" office:value="0.2" calcext:value-type="float">
            <text:p>0,2</text:p>
          </table:table-cell>
          <table:table-cell table:formula="of:=[.AE88]-[.AI88]" office:value-type="float" office:value="212" calcext:value-type="float">
            <text:p>212</text:p>
          </table:table-cell>
          <table:table-cell table:formula="of:=[.AN88]/[.AE88]" office:value-type="float" office:value="0.848" calcext:value-type="float">
            <text:p>0,8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69" calcext:value-type="float">
            <text:p>669</text:p>
          </table:table-cell>
          <table:table-cell office:value-type="float" office:value="13.38" calcext:value-type="float">
            <text:p>13,38</text:p>
          </table:table-cell>
          <table:table-cell office:value-type="float" office:value="0.135151515152" calcext:value-type="float">
            <text:p>0,135151515152</text:p>
          </table:table-cell>
          <table:table-cell table:formula="of:=[.AQ88]-[.AU88]" office:value-type="float" office:value="0" calcext:value-type="float">
            <text:p>0</text:p>
          </table:table-cell>
          <table:table-cell table:formula="of:=[.AY88]/[.AQ88]" office:value-type="float" office:value="0" calcext:value-type="float">
            <text:p>0</text:p>
          </table:table-cell>
          <table:table-cell table:formula="of:=[.AR88]-[.AV88]" office:value-type="float" office:value="331" calcext:value-type="float">
            <text:p>331</text:p>
          </table:table-cell>
          <table:table-cell table:formula="of:=[.BA88]/[.AR88]" office:value-type="float" office:value="0.331" calcext:value-type="float">
            <text:p>0,3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46" calcext:value-type="float">
            <text:p>546</text:p>
          </table:table-cell>
          <table:table-cell office:value-type="float" office:value="7.28" calcext:value-type="float">
            <text:p>7,28</text:p>
          </table:table-cell>
          <table:table-cell office:value-type="float" office:value="0.0488590604027" calcext:value-type="float">
            <text:p>0,0488590604027</text:p>
          </table:table-cell>
          <table:table-cell table:formula="of:=[.BD88]-[.BH88]" office:value-type="float" office:value="0" calcext:value-type="float">
            <text:p>0</text:p>
          </table:table-cell>
          <table:table-cell table:formula="of:=[.BL88]/[.BD88]" office:value-type="float" office:value="0" calcext:value-type="float">
            <text:p>0</text:p>
          </table:table-cell>
          <table:table-cell table:formula="of:=[.BE88]-[.BI88]" office:value-type="float" office:value="1704" calcext:value-type="float">
            <text:p>1704</text:p>
          </table:table-cell>
          <table:table-cell table:formula="of:=[.BN88]/[.BE88]" office:value-type="float" office:value="0.757333333333333" calcext:value-type="float">
            <text:p>0,757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39" calcext:value-type="float">
            <text:p>2039</text:p>
          </table:table-cell>
          <table:table-cell office:value-type="float" office:value="20.39" calcext:value-type="float">
            <text:p>20,39</text:p>
          </table:table-cell>
          <table:table-cell office:value-type="float" office:value="0.102462311558" calcext:value-type="float">
            <text:p>0,102462311558</text:p>
          </table:table-cell>
          <table:table-cell table:formula="of:=[.BQ88]-[.BU88]" office:value-type="float" office:value="0" calcext:value-type="float">
            <text:p>0</text:p>
          </table:table-cell>
          <table:table-cell table:formula="of:=[.BY88]/[.BQ88]" office:value-type="float" office:value="0" calcext:value-type="float">
            <text:p>0</text:p>
          </table:table-cell>
          <table:table-cell table:formula="of:=[.BR88]-[.BV88]" office:value-type="float" office:value="1961" calcext:value-type="float">
            <text:p>1961</text:p>
          </table:table-cell>
          <table:table-cell table:formula="of:=[.CA88]/[.BR88]" office:value-type="float" office:value="0.49025" calcext:value-type="float">
            <text:p>0,49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0" calcext:value-type="float">
            <text:p>240</text:p>
          </table:table-cell>
          <table:table-cell office:value-type="float" office:value="377" calcext:value-type="float">
            <text:p>377</text:p>
          </table:table-cell>
          <table:table-cell office:value-type="float" office:value="3.14166666667" calcext:value-type="float">
            <text:p>3,14166666667</text:p>
          </table:table-cell>
          <table:table-cell office:value-type="float" office:value="0.0131450488145" calcext:value-type="float">
            <text:p>0,0131450488145</text:p>
          </table:table-cell>
          <table:table-cell table:formula="of:=[.CD88]-[.CH88]" office:value-type="float" office:value="10" calcext:value-type="float">
            <text:p>10</text:p>
          </table:table-cell>
          <table:table-cell table:formula="of:=[.CL88]/[.CD88]" office:value-type="float" office:value="0.04" calcext:value-type="float">
            <text:p>0,04</text:p>
          </table:table-cell>
          <table:table-cell table:formula="of:=[.CE88]-[.CI88]" office:value-type="float" office:value="5873" calcext:value-type="float">
            <text:p>5873</text:p>
          </table:table-cell>
          <table:table-cell table:formula="of:=[.CN88]/[.CE88]" office:value-type="float" office:value="0.93968" calcext:value-type="float">
            <text:p>0,93968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" calcext:value-type="float">
            <text:p>0,142857142857</text:p>
          </table:table-cell>
          <table:table-cell table:formula="of:=[.AD89]-[.AH89]" office:value-type="float" office:value="0" calcext:value-type="float">
            <text:p>0</text:p>
          </table:table-cell>
          <table:table-cell table:formula="of:=[.AL89]/[.AD89]" office:value-type="float" office:value="0" calcext:value-type="float">
            <text:p>0</text:p>
          </table:table-cell>
          <table:table-cell table:formula="of:=[.AE89]-[.AI89]" office:value-type="float" office:value="75" calcext:value-type="float">
            <text:p>75</text:p>
          </table:table-cell>
          <table:table-cell table:formula="of:=[.AN89]/[.AE89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4" calcext:value-type="float">
            <text:p>764</text:p>
          </table:table-cell>
          <table:table-cell office:value-type="float" office:value="15.28" calcext:value-type="float">
            <text:p>15,28</text:p>
          </table:table-cell>
          <table:table-cell office:value-type="float" office:value="0.154343434343" calcext:value-type="float">
            <text:p>0,154343434343</text:p>
          </table:table-cell>
          <table:table-cell table:formula="of:=[.AQ89]-[.AU89]" office:value-type="float" office:value="0" calcext:value-type="float">
            <text:p>0</text:p>
          </table:table-cell>
          <table:table-cell table:formula="of:=[.AY89]/[.AQ89]" office:value-type="float" office:value="0" calcext:value-type="float">
            <text:p>0</text:p>
          </table:table-cell>
          <table:table-cell table:formula="of:=[.AR89]-[.AV89]" office:value-type="float" office:value="236" calcext:value-type="float">
            <text:p>236</text:p>
          </table:table-cell>
          <table:table-cell table:formula="of:=[.BA89]/[.AR89]" office:value-type="float" office:value="0.236" calcext:value-type="float">
            <text:p>0,2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79" calcext:value-type="float">
            <text:p>579</text:p>
          </table:table-cell>
          <table:table-cell office:value-type="float" office:value="7.72" calcext:value-type="float">
            <text:p>7,72</text:p>
          </table:table-cell>
          <table:table-cell office:value-type="float" office:value="0.0518120805369" calcext:value-type="float">
            <text:p>0,0518120805369</text:p>
          </table:table-cell>
          <table:table-cell table:formula="of:=[.BD89]-[.BH89]" office:value-type="float" office:value="0" calcext:value-type="float">
            <text:p>0</text:p>
          </table:table-cell>
          <table:table-cell table:formula="of:=[.BL89]/[.BD89]" office:value-type="float" office:value="0" calcext:value-type="float">
            <text:p>0</text:p>
          </table:table-cell>
          <table:table-cell table:formula="of:=[.BE89]-[.BI89]" office:value-type="float" office:value="1671" calcext:value-type="float">
            <text:p>1671</text:p>
          </table:table-cell>
          <table:table-cell table:formula="of:=[.BN89]/[.BE89]" office:value-type="float" office:value="0.742666666666667" calcext:value-type="float">
            <text:p>0,742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01" calcext:value-type="float">
            <text:p>2201</text:p>
          </table:table-cell>
          <table:table-cell office:value-type="float" office:value="22.01" calcext:value-type="float">
            <text:p>22,01</text:p>
          </table:table-cell>
          <table:table-cell office:value-type="float" office:value="0.110603015075" calcext:value-type="float">
            <text:p>0,110603015075</text:p>
          </table:table-cell>
          <table:table-cell table:formula="of:=[.BQ89]-[.BU89]" office:value-type="float" office:value="0" calcext:value-type="float">
            <text:p>0</text:p>
          </table:table-cell>
          <table:table-cell table:formula="of:=[.BY89]/[.BQ89]" office:value-type="float" office:value="0" calcext:value-type="float">
            <text:p>0</text:p>
          </table:table-cell>
          <table:table-cell table:formula="of:=[.BR89]-[.BV89]" office:value-type="float" office:value="1799" calcext:value-type="float">
            <text:p>1799</text:p>
          </table:table-cell>
          <table:table-cell table:formula="of:=[.CA89]/[.BR89]" office:value-type="float" office:value="0.44975" calcext:value-type="float">
            <text:p>0,44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357" calcext:value-type="float">
            <text:p>4357</text:p>
          </table:table-cell>
          <table:table-cell office:value-type="float" office:value="34.856" calcext:value-type="float">
            <text:p>34,856</text:p>
          </table:table-cell>
          <table:table-cell office:value-type="float" office:value="0.139983935743" calcext:value-type="float">
            <text:p>0,139983935743</text:p>
          </table:table-cell>
          <table:table-cell table:formula="of:=[.CD89]-[.CH89]" office:value-type="float" office:value="0" calcext:value-type="float">
            <text:p>0</text:p>
          </table:table-cell>
          <table:table-cell table:formula="of:=[.CL89]/[.CD89]" office:value-type="float" office:value="0" calcext:value-type="float">
            <text:p>0</text:p>
          </table:table-cell>
          <table:table-cell table:formula="of:=[.CE89]-[.CI89]" office:value-type="float" office:value="1893" calcext:value-type="float">
            <text:p>1893</text:p>
          </table:table-cell>
          <table:table-cell table:formula="of:=[.CN89]/[.CE89]" office:value-type="float" office:value="0.30288" calcext:value-type="float">
            <text:p>0,30288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.39130434783" calcext:value-type="float">
            <text:p>2,39130434783</text:p>
          </table:table-cell>
          <table:table-cell office:value-type="float" office:value="0.0531400966184" calcext:value-type="float">
            <text:p>0,0531400966184</text:p>
          </table:table-cell>
          <table:table-cell table:formula="of:=[.AD90]-[.AH90]" office:value-type="float" office:value="4" calcext:value-type="float">
            <text:p>4</text:p>
          </table:table-cell>
          <table:table-cell table:formula="of:=[.AL90]/[.AD90]" office:value-type="float" office:value="0.08" calcext:value-type="float">
            <text:p>0,08</text:p>
          </table:table-cell>
          <table:table-cell table:formula="of:=[.AE90]-[.AI90]" office:value-type="float" office:value="195" calcext:value-type="float">
            <text:p>195</text:p>
          </table:table-cell>
          <table:table-cell table:formula="of:=[.AN90]/[.AE90]" office:value-type="float" office:value="0.78" calcext:value-type="float">
            <text:p>0,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88" calcext:value-type="float">
            <text:p>988</text:p>
          </table:table-cell>
          <table:table-cell office:value-type="float" office:value="19.76" calcext:value-type="float">
            <text:p>19,76</text:p>
          </table:table-cell>
          <table:table-cell office:value-type="float" office:value="0.199595959596" calcext:value-type="float">
            <text:p>0,199595959596</text:p>
          </table:table-cell>
          <table:table-cell table:formula="of:=[.AQ90]-[.AU90]" office:value-type="float" office:value="0" calcext:value-type="float">
            <text:p>0</text:p>
          </table:table-cell>
          <table:table-cell table:formula="of:=[.AY90]/[.AQ90]" office:value-type="float" office:value="0" calcext:value-type="float">
            <text:p>0</text:p>
          </table:table-cell>
          <table:table-cell table:formula="of:=[.AR90]-[.AV90]" office:value-type="float" office:value="12" calcext:value-type="float">
            <text:p>12</text:p>
          </table:table-cell>
          <table:table-cell table:formula="of:=[.BA90]/[.AR90]" office:value-type="float" office:value="0.012" calcext:value-type="float">
            <text:p>0,0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337" calcext:value-type="float">
            <text:p>337</text:p>
          </table:table-cell>
          <table:table-cell office:value-type="float" office:value="4.49333333333" calcext:value-type="float">
            <text:p>4,49333333333</text:p>
          </table:table-cell>
          <table:table-cell office:value-type="float" office:value="0.0301565995526" calcext:value-type="float">
            <text:p>0,0301565995526</text:p>
          </table:table-cell>
          <table:table-cell table:formula="of:=[.BD90]-[.BH90]" office:value-type="float" office:value="0" calcext:value-type="float">
            <text:p>0</text:p>
          </table:table-cell>
          <table:table-cell table:formula="of:=[.BL90]/[.BD90]" office:value-type="float" office:value="0" calcext:value-type="float">
            <text:p>0</text:p>
          </table:table-cell>
          <table:table-cell table:formula="of:=[.BE90]-[.BI90]" office:value-type="float" office:value="1913" calcext:value-type="float">
            <text:p>1913</text:p>
          </table:table-cell>
          <table:table-cell table:formula="of:=[.BN90]/[.BE90]" office:value-type="float" office:value="0.850222222222222" calcext:value-type="float">
            <text:p>0,850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823" calcext:value-type="float">
            <text:p>823</text:p>
          </table:table-cell>
          <table:table-cell office:value-type="float" office:value="8.23" calcext:value-type="float">
            <text:p>8,23</text:p>
          </table:table-cell>
          <table:table-cell office:value-type="float" office:value="0.0413567839196" calcext:value-type="float">
            <text:p>0,0413567839196</text:p>
          </table:table-cell>
          <table:table-cell table:formula="of:=[.BQ90]-[.BU90]" office:value-type="float" office:value="0" calcext:value-type="float">
            <text:p>0</text:p>
          </table:table-cell>
          <table:table-cell table:formula="of:=[.BY90]/[.BQ90]" office:value-type="float" office:value="0" calcext:value-type="float">
            <text:p>0</text:p>
          </table:table-cell>
          <table:table-cell table:formula="of:=[.BR90]-[.BV90]" office:value-type="float" office:value="3177" calcext:value-type="float">
            <text:p>3177</text:p>
          </table:table-cell>
          <table:table-cell table:formula="of:=[.CA90]/[.BR90]" office:value-type="float" office:value="0.79425" calcext:value-type="float">
            <text:p>0,79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830" calcext:value-type="float">
            <text:p>4830</text:p>
          </table:table-cell>
          <table:table-cell office:value-type="float" office:value="38.64" calcext:value-type="float">
            <text:p>38,64</text:p>
          </table:table-cell>
          <table:table-cell office:value-type="float" office:value="0.155180722892" calcext:value-type="float">
            <text:p>0,155180722892</text:p>
          </table:table-cell>
          <table:table-cell table:formula="of:=[.CD90]-[.CH90]" office:value-type="float" office:value="0" calcext:value-type="float">
            <text:p>0</text:p>
          </table:table-cell>
          <table:table-cell table:formula="of:=[.CL90]/[.CD90]" office:value-type="float" office:value="0" calcext:value-type="float">
            <text:p>0</text:p>
          </table:table-cell>
          <table:table-cell table:formula="of:=[.CE90]-[.CI90]" office:value-type="float" office:value="1420" calcext:value-type="float">
            <text:p>1420</text:p>
          </table:table-cell>
          <table:table-cell table:formula="of:=[.CN90]/[.CE90]" office:value-type="float" office:value="0.2272" calcext:value-type="float">
            <text:p>0,2272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41" office:value-type="float" office:value="10" calcext:value-type="float">
            <text:p>10,00</text:p>
          </table:table-cell>
          <table:table-cell table:style-name="ce24" office:value-type="float" office:value="0.204081632653" calcext:value-type="float">
            <text:p>0,20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3.79166666667" calcext:value-type="float">
            <text:p>3,79166666667</text:p>
          </table:table-cell>
          <table:table-cell office:value-type="float" office:value="0.0806737588652" calcext:value-type="float">
            <text:p>0,0806737588652</text:p>
          </table:table-cell>
          <table:table-cell table:formula="of:=[.AD91]-[.AH91]" office:value-type="float" office:value="2" calcext:value-type="float">
            <text:p>2</text:p>
          </table:table-cell>
          <table:table-cell table:formula="of:=[.AL91]/[.AD91]" office:value-type="float" office:value="0.04" calcext:value-type="float">
            <text:p>0,04</text:p>
          </table:table-cell>
          <table:table-cell table:formula="of:=[.AE91]-[.AI91]" office:value-type="float" office:value="159" calcext:value-type="float">
            <text:p>159</text:p>
          </table:table-cell>
          <table:table-cell table:formula="of:=[.AN91]/[.AE91]" office:value-type="float" office:value="0.636" calcext:value-type="float">
            <text:p>0,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0.181818181818" calcext:value-type="float">
            <text:p>0,181818181818</text:p>
          </table:table-cell>
          <table:table-cell table:formula="of:=[.AQ91]-[.AU91]" office:value-type="float" office:value="0" calcext:value-type="float">
            <text:p>0</text:p>
          </table:table-cell>
          <table:table-cell table:formula="of:=[.AY91]/[.AQ91]" office:value-type="float" office:value="0" calcext:value-type="float">
            <text:p>0</text:p>
          </table:table-cell>
          <table:table-cell table:formula="of:=[.AR91]-[.AV91]" office:value-type="float" office:value="100" calcext:value-type="float">
            <text:p>100</text:p>
          </table:table-cell>
          <table:table-cell table:formula="of:=[.BA91]/[.AR91]" office:value-type="float" office:value="0.1" calcext:value-type="float">
            <text:p>0,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41" office:value-type="float" office:value="30" calcext:value-type="float">
            <text:p>30,00</text:p>
          </table:table-cell>
          <table:table-cell table:style-name="ce24" office:value-type="float" office:value="0.201342281879" calcext:value-type="float">
            <text:p>0,20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  <table:table-cell office:value-type="float" office:value="2.68531468531" calcext:value-type="float">
            <text:p>2,68531468531</text:p>
          </table:table-cell>
          <table:table-cell office:value-type="float" office:value="0.018910666798" calcext:value-type="float">
            <text:p>0,018910666798</text:p>
          </table:table-cell>
          <table:table-cell table:formula="of:=[.BD91]-[.BH91]" office:value-type="float" office:value="7" calcext:value-type="float">
            <text:p>7</text:p>
          </table:table-cell>
          <table:table-cell table:formula="of:=[.BL91]/[.BD91]" office:value-type="float" office:value="0.0466666666666667" calcext:value-type="float">
            <text:p>0,046666666666667</text:p>
          </table:table-cell>
          <table:table-cell table:formula="of:=[.BE91]-[.BI91]" office:value-type="float" office:value="2058" calcext:value-type="float">
            <text:p>2058</text:p>
          </table:table-cell>
          <table:table-cell table:formula="of:=[.BN91]/[.BE91]" office:value-type="float" office:value="0.914666666666667" calcext:value-type="float">
            <text:p>0,914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41" office:value-type="float" office:value="40" calcext:value-type="float">
            <text:p>40,00</text:p>
          </table:table-cell>
          <table:table-cell table:style-name="ce24" office:value-type="float" office:value="0.201005025126" calcext:value-type="float">
            <text:p>0,20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4.74" calcext:value-type="float">
            <text:p>14,74</text:p>
          </table:table-cell>
          <table:table-cell office:value-type="float" office:value="0.0740703517588" calcext:value-type="float">
            <text:p>0,0740703517588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2526" calcext:value-type="float">
            <text:p>2526</text:p>
          </table:table-cell>
          <table:table-cell table:formula="of:=[.CA91]/[.BR91]" office:value-type="float" office:value="0.6315" calcext:value-type="float">
            <text:p>0,63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41" office:value-type="float" office:value="50" calcext:value-type="float">
            <text:p>50,00</text:p>
          </table:table-cell>
          <table:table-cell table:style-name="ce24" office:value-type="float" office:value="0.200803212851" calcext:value-type="float">
            <text:p>0,20</text:p>
          </table:table-cell>
          <table:table-cell office:value-type="float" office:value="250" calcext:value-type="float">
            <text:p>250</text:p>
          </table:table-cell>
          <table:table-cell office:value-type="float" office:value="4396" calcext:value-type="float">
            <text:p>4396</text:p>
          </table:table-cell>
          <table:table-cell office:value-type="float" office:value="35.168" calcext:value-type="float">
            <text:p>35,168</text:p>
          </table:table-cell>
          <table:table-cell office:value-type="float" office:value="0.141236947791" calcext:value-type="float">
            <text:p>0,141236947791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1854" calcext:value-type="float">
            <text:p>1854</text:p>
          </table:table-cell>
          <table:table-cell table:formula="of:=[.CN91]/[.CE91]" office:value-type="float" office:value="0.29664" calcext:value-type="float">
            <text:p>0,29664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.48571428571" calcext:value-type="float">
            <text:p>1,48571428571</text:p>
          </table:table-cell>
          <table:table-cell office:value-type="float" office:value="0.0436974789916" calcext:value-type="float">
            <text:p>0,0436974789916</text:p>
          </table:table-cell>
          <table:table-cell table:formula="of:=[.AD92]-[.AH92]" office:value-type="float" office:value="15" calcext:value-type="float">
            <text:p>15</text:p>
          </table:table-cell>
          <table:table-cell table:formula="of:=[.AL92]/[.AD92]" office:value-type="float" office:value="0.3" calcext:value-type="float">
            <text:p>0,3</text:p>
          </table:table-cell>
          <table:table-cell table:formula="of:=[.AE92]-[.AI92]" office:value-type="float" office:value="224" calcext:value-type="float">
            <text:p>224</text:p>
          </table:table-cell>
          <table:table-cell table:formula="of:=[.AN92]/[.AE92]" office:value-type="float" office:value="0.896" calcext:value-type="float">
            <text:p>0,8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office:value-type="float" office:value="16.34" calcext:value-type="float">
            <text:p>16,34</text:p>
          </table:table-cell>
          <table:table-cell office:value-type="float" office:value="0.165050505051" calcext:value-type="float">
            <text:p>0,165050505051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183" calcext:value-type="float">
            <text:p>183</text:p>
          </table:table-cell>
          <table:table-cell table:formula="of:=[.BA92]/[.AR92]" office:value-type="float" office:value="0.183" calcext:value-type="float">
            <text:p>0,1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15" calcext:value-type="float">
            <text:p>1415</text:p>
          </table:table-cell>
          <table:table-cell office:value-type="float" office:value="18.8666666667" calcext:value-type="float">
            <text:p>18,8666666667</text:p>
          </table:table-cell>
          <table:table-cell office:value-type="float" office:value="0.126621923937" calcext:value-type="float">
            <text:p>0,126621923937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835" calcext:value-type="float">
            <text:p>835</text:p>
          </table:table-cell>
          <table:table-cell table:formula="of:=[.BN92]/[.BE92]" office:value-type="float" office:value="0.371111111111111" calcext:value-type="float">
            <text:p>0,37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38" calcext:value-type="float">
            <text:p>1638</text:p>
          </table:table-cell>
          <table:table-cell office:value-type="float" office:value="16.38" calcext:value-type="float">
            <text:p>16,38</text:p>
          </table:table-cell>
          <table:table-cell office:value-type="float" office:value="0.0823115577889" calcext:value-type="float">
            <text:p>0,0823115577889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2362" calcext:value-type="float">
            <text:p>2362</text:p>
          </table:table-cell>
          <table:table-cell table:formula="of:=[.CA92]/[.BR92]" office:value-type="float" office:value="0.5905" calcext:value-type="float">
            <text:p>0,59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231" calcext:value-type="float">
            <text:p>1231</text:p>
          </table:table-cell>
          <table:table-cell office:value-type="float" office:value="9.848" calcext:value-type="float">
            <text:p>9,848</text:p>
          </table:table-cell>
          <table:table-cell office:value-type="float" office:value="0.0395502008032" calcext:value-type="float">
            <text:p>0,0395502008032</text:p>
          </table:table-cell>
          <table:table-cell table:formula="of:=[.CD92]-[.CH92]" office:value-type="float" office:value="0" calcext:value-type="float">
            <text:p>0</text:p>
          </table:table-cell>
          <table:table-cell table:formula="of:=[.CL92]/[.CD92]" office:value-type="float" office:value="0" calcext:value-type="float">
            <text:p>0</text:p>
          </table:table-cell>
          <table:table-cell table:formula="of:=[.CE92]-[.CI92]" office:value-type="float" office:value="5019" calcext:value-type="float">
            <text:p>5019</text:p>
          </table:table-cell>
          <table:table-cell table:formula="of:=[.CN92]/[.CE92]" office:value-type="float" office:value="0.80304" calcext:value-type="float">
            <text:p>0,80304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" calcext:value-type="float">
            <text:p>0,142857142857</text:p>
          </table:table-cell>
          <table:table-cell table:formula="of:=[.AD93]-[.AH93]" office:value-type="float" office:value="0" calcext:value-type="float">
            <text:p>0</text:p>
          </table:table-cell>
          <table:table-cell table:formula="of:=[.AL93]/[.AD93]" office:value-type="float" office:value="0" calcext:value-type="float">
            <text:p>0</text:p>
          </table:table-cell>
          <table:table-cell table:formula="of:=[.AE93]-[.AI93]" office:value-type="float" office:value="75" calcext:value-type="float">
            <text:p>75</text:p>
          </table:table-cell>
          <table:table-cell table:formula="of:=[.AN93]/[.AE93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4" calcext:value-type="float">
            <text:p>764</text:p>
          </table:table-cell>
          <table:table-cell office:value-type="float" office:value="15.28" calcext:value-type="float">
            <text:p>15,28</text:p>
          </table:table-cell>
          <table:table-cell office:value-type="float" office:value="0.154343434343" calcext:value-type="float">
            <text:p>0,154343434343</text:p>
          </table:table-cell>
          <table:table-cell table:formula="of:=[.AQ93]-[.AU93]" office:value-type="float" office:value="0" calcext:value-type="float">
            <text:p>0</text:p>
          </table:table-cell>
          <table:table-cell table:formula="of:=[.AY93]/[.AQ93]" office:value-type="float" office:value="0" calcext:value-type="float">
            <text:p>0</text:p>
          </table:table-cell>
          <table:table-cell table:formula="of:=[.AR93]-[.AV93]" office:value-type="float" office:value="236" calcext:value-type="float">
            <text:p>236</text:p>
          </table:table-cell>
          <table:table-cell table:formula="of:=[.BA93]/[.AR93]" office:value-type="float" office:value="0.236" calcext:value-type="float">
            <text:p>0,2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67" calcext:value-type="float">
            <text:p>1967</text:p>
          </table:table-cell>
          <table:table-cell office:value-type="float" office:value="26.2266666667" calcext:value-type="float">
            <text:p>26,2266666667</text:p>
          </table:table-cell>
          <table:table-cell office:value-type="float" office:value="0.176017897092" calcext:value-type="float">
            <text:p>0,176017897092</text:p>
          </table:table-cell>
          <table:table-cell table:formula="of:=[.BD93]-[.BH93]" office:value-type="float" office:value="0" calcext:value-type="float">
            <text:p>0</text:p>
          </table:table-cell>
          <table:table-cell table:formula="of:=[.BL93]/[.BD93]" office:value-type="float" office:value="0" calcext:value-type="float">
            <text:p>0</text:p>
          </table:table-cell>
          <table:table-cell table:formula="of:=[.BE93]-[.BI93]" office:value-type="float" office:value="283" calcext:value-type="float">
            <text:p>283</text:p>
          </table:table-cell>
          <table:table-cell table:formula="of:=[.BN93]/[.BE93]" office:value-type="float" office:value="0.125777777777778" calcext:value-type="float">
            <text:p>0,125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86" calcext:value-type="float">
            <text:p>2286</text:p>
          </table:table-cell>
          <table:table-cell office:value-type="float" office:value="22.86" calcext:value-type="float">
            <text:p>22,86</text:p>
          </table:table-cell>
          <table:table-cell office:value-type="float" office:value="0.114874371859" calcext:value-type="float">
            <text:p>0,114874371859</text:p>
          </table:table-cell>
          <table:table-cell table:formula="of:=[.BQ93]-[.BU93]" office:value-type="float" office:value="0" calcext:value-type="float">
            <text:p>0</text:p>
          </table:table-cell>
          <table:table-cell table:formula="of:=[.BY93]/[.BQ93]" office:value-type="float" office:value="0" calcext:value-type="float">
            <text:p>0</text:p>
          </table:table-cell>
          <table:table-cell table:formula="of:=[.BR93]-[.BV93]" office:value-type="float" office:value="1714" calcext:value-type="float">
            <text:p>1714</text:p>
          </table:table-cell>
          <table:table-cell table:formula="of:=[.CA93]/[.BR93]" office:value-type="float" office:value="0.4285" calcext:value-type="float">
            <text:p>0,42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404" calcext:value-type="float">
            <text:p>5404</text:p>
          </table:table-cell>
          <table:table-cell office:value-type="float" office:value="43.232" calcext:value-type="float">
            <text:p>43,232</text:p>
          </table:table-cell>
          <table:table-cell office:value-type="float" office:value="0.17362248996" calcext:value-type="float">
            <text:p>0,17362248996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846" calcext:value-type="float">
            <text:p>846</text:p>
          </table:table-cell>
          <table:table-cell table:formula="of:=[.CN93]/[.CE93]" office:value-type="float" office:value="0.13536" calcext:value-type="float">
            <text:p>0,13536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6.36" calcext:value-type="float">
            <text:p>6,36</text:p>
          </table:table-cell>
          <table:table-cell office:value-type="float" office:value="0.129795918367" calcext:value-type="float">
            <text:p>0,129795918367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91" calcext:value-type="float">
            <text:p>91</text:p>
          </table:table-cell>
          <table:table-cell table:formula="of:=[.AN94]/[.AE94]" office:value-type="float" office:value="0.364" calcext:value-type="float">
            <text:p>0,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94]-[.AU94]" office:value-type="float" office:value="85" calcext:value-type="float">
            <text:p>85</text:p>
          </table:table-cell>
          <table:table-cell table:formula="of:=[.AY94]/[.AQ94]" office:value-type="float" office:value="0.85" calcext:value-type="float">
            <text:p>0,85</text:p>
          </table:table-cell>
          <table:table-cell table:formula="of:=[.AR94]-[.AV94]" office:value-type="float" office:value="992" calcext:value-type="float">
            <text:p>992</text:p>
          </table:table-cell>
          <table:table-cell table:formula="of:=[.BA94]/[.AR94]" office:value-type="float" office:value="0.992" calcext:value-type="float">
            <text:p>0,9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05" calcext:value-type="float">
            <text:p>1905</text:p>
          </table:table-cell>
          <table:table-cell office:value-type="float" office:value="25.4" calcext:value-type="float">
            <text:p>25,4</text:p>
          </table:table-cell>
          <table:table-cell office:value-type="float" office:value="0.170469798658" calcext:value-type="float">
            <text:p>0,170469798658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345" calcext:value-type="float">
            <text:p>345</text:p>
          </table:table-cell>
          <table:table-cell table:formula="of:=[.BN94]/[.BE94]" office:value-type="float" office:value="0.153333333333333" calcext:value-type="float">
            <text:p>0,15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285" calcext:value-type="float">
            <text:p>285</text:p>
          </table:table-cell>
          <table:table-cell office:value-type="float" office:value="2.98429319372" calcext:value-type="float">
            <text:p>2,98429319372</text:p>
          </table:table-cell>
          <table:table-cell office:value-type="float" office:value="0.0157068062827" calcext:value-type="float">
            <text:p>0,0157068062827</text:p>
          </table:table-cell>
          <table:table-cell table:formula="of:=[.BQ94]-[.BU94]" office:value-type="float" office:value="9" calcext:value-type="float">
            <text:p>9</text:p>
          </table:table-cell>
          <table:table-cell table:formula="of:=[.BY94]/[.BQ94]" office:value-type="float" office:value="0.045" calcext:value-type="float">
            <text:p>0,045</text:p>
          </table:table-cell>
          <table:table-cell table:formula="of:=[.BR94]-[.BV94]" office:value-type="float" office:value="3715" calcext:value-type="float">
            <text:p>3715</text:p>
          </table:table-cell>
          <table:table-cell table:formula="of:=[.CA94]/[.BR94]" office:value-type="float" office:value="0.92875" calcext:value-type="float">
            <text:p>0,92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625" calcext:value-type="float">
            <text:p>2625</text:p>
          </table:table-cell>
          <table:table-cell office:value-type="float" office:value="21" calcext:value-type="float">
            <text:p>21</text:p>
          </table:table-cell>
          <table:table-cell office:value-type="float" office:value="0.0843373493976" calcext:value-type="float">
            <text:p>0,0843373493976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3625" calcext:value-type="float">
            <text:p>3625</text:p>
          </table:table-cell>
          <table:table-cell table:formula="of:=[.CN94]/[.CE94]" office:value-type="float" office:value="0.58" calcext:value-type="float">
            <text:p>0,58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3.54166666667" calcext:value-type="float">
            <text:p>3,54166666667</text:p>
          </table:table-cell>
          <table:table-cell office:value-type="float" office:value="0.0753546099291" calcext:value-type="float">
            <text:p>0,0753546099291</text:p>
          </table:table-cell>
          <table:table-cell table:formula="of:=[.AD95]-[.AH95]" office:value-type="float" office:value="2" calcext:value-type="float">
            <text:p>2</text:p>
          </table:table-cell>
          <table:table-cell table:formula="of:=[.AL95]/[.AD95]" office:value-type="float" office:value="0.04" calcext:value-type="float">
            <text:p>0,04</text:p>
          </table:table-cell>
          <table:table-cell table:formula="of:=[.AE95]-[.AI95]" office:value-type="float" office:value="165" calcext:value-type="float">
            <text:p>165</text:p>
          </table:table-cell>
          <table:table-cell table:formula="of:=[.AN95]/[.AE95]" office:value-type="float" office:value="0.66" calcext:value-type="float">
            <text:p>0,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06" calcext:value-type="float">
            <text:p>706</text:p>
          </table:table-cell>
          <table:table-cell office:value-type="float" office:value="14.12" calcext:value-type="float">
            <text:p>14,12</text:p>
          </table:table-cell>
          <table:table-cell office:value-type="float" office:value="0.142626262626" calcext:value-type="float">
            <text:p>0,142626262626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294" calcext:value-type="float">
            <text:p>294</text:p>
          </table:table-cell>
          <table:table-cell table:formula="of:=[.BA95]/[.AR95]" office:value-type="float" office:value="0.294" calcext:value-type="float">
            <text:p>0,2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31" calcext:value-type="float">
            <text:p>1031</text:p>
          </table:table-cell>
          <table:table-cell office:value-type="float" office:value="13.7466666667" calcext:value-type="float">
            <text:p>13,7466666667</text:p>
          </table:table-cell>
          <table:table-cell office:value-type="float" office:value="0.09225950783" calcext:value-type="float">
            <text:p>0,09225950783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1219" calcext:value-type="float">
            <text:p>1219</text:p>
          </table:table-cell>
          <table:table-cell table:formula="of:=[.BN95]/[.BE95]" office:value-type="float" office:value="0.541777777777778" calcext:value-type="float">
            <text:p>0,54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931" calcext:value-type="float">
            <text:p>1931</text:p>
          </table:table-cell>
          <table:table-cell office:value-type="float" office:value="19.31" calcext:value-type="float">
            <text:p>19,31</text:p>
          </table:table-cell>
          <table:table-cell office:value-type="float" office:value="0.0970351758794" calcext:value-type="float">
            <text:p>0,0970351758794</text:p>
          </table:table-cell>
          <table:table-cell table:formula="of:=[.BQ95]-[.BU95]" office:value-type="float" office:value="0" calcext:value-type="float">
            <text:p>0</text:p>
          </table:table-cell>
          <table:table-cell table:formula="of:=[.BY95]/[.BQ95]" office:value-type="float" office:value="0" calcext:value-type="float">
            <text:p>0</text:p>
          </table:table-cell>
          <table:table-cell table:formula="of:=[.BR95]-[.BV95]" office:value-type="float" office:value="2069" calcext:value-type="float">
            <text:p>2069</text:p>
          </table:table-cell>
          <table:table-cell table:formula="of:=[.CA95]/[.BR95]" office:value-type="float" office:value="0.51725" calcext:value-type="float">
            <text:p>0,51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404" calcext:value-type="float">
            <text:p>5404</text:p>
          </table:table-cell>
          <table:table-cell office:value-type="float" office:value="43.232" calcext:value-type="float">
            <text:p>43,232</text:p>
          </table:table-cell>
          <table:table-cell office:value-type="float" office:value="0.17362248996" calcext:value-type="float">
            <text:p>0,17362248996</text:p>
          </table:table-cell>
          <table:table-cell table:formula="of:=[.CD95]-[.CH95]" office:value-type="float" office:value="0" calcext:value-type="float">
            <text:p>0</text:p>
          </table:table-cell>
          <table:table-cell table:formula="of:=[.CL95]/[.CD95]" office:value-type="float" office:value="0" calcext:value-type="float">
            <text:p>0</text:p>
          </table:table-cell>
          <table:table-cell table:formula="of:=[.CE95]-[.CI95]" office:value-type="float" office:value="846" calcext:value-type="float">
            <text:p>846</text:p>
          </table:table-cell>
          <table:table-cell table:formula="of:=[.CN95]/[.CE95]" office:value-type="float" office:value="0.13536" calcext:value-type="float">
            <text:p>0,13536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7.92" calcext:value-type="float">
            <text:p>7,92</text:p>
          </table:table-cell>
          <table:table-cell office:value-type="float" office:value="0.161632653061" calcext:value-type="float">
            <text:p>0,161632653061</text:p>
          </table:table-cell>
          <table:table-cell table:formula="of:=[.AD96]-[.AH96]" office:value-type="float" office:value="0" calcext:value-type="float">
            <text:p>0</text:p>
          </table:table-cell>
          <table:table-cell table:formula="of:=[.AL96]/[.AD96]" office:value-type="float" office:value="0" calcext:value-type="float">
            <text:p>0</text:p>
          </table:table-cell>
          <table:table-cell table:formula="of:=[.AE96]-[.AI96]" office:value-type="float" office:value="52" calcext:value-type="float">
            <text:p>52</text:p>
          </table:table-cell>
          <table:table-cell table:formula="of:=[.AN96]/[.AE96]" office:value-type="float" office:value="0.208" calcext:value-type="float">
            <text:p>0,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office:value-type="float" office:value="6.64" calcext:value-type="float">
            <text:p>6,64</text:p>
          </table:table-cell>
          <table:table-cell office:value-type="float" office:value="0.0670707070707" calcext:value-type="float">
            <text:p>0,0670707070707</text:p>
          </table:table-cell>
          <table:table-cell table:formula="of:=[.AQ96]-[.AU96]" office:value-type="float" office:value="0" calcext:value-type="float">
            <text:p>0</text:p>
          </table:table-cell>
          <table:table-cell table:formula="of:=[.AY96]/[.AQ96]" office:value-type="float" office:value="0" calcext:value-type="float">
            <text:p>0</text:p>
          </table:table-cell>
          <table:table-cell table:formula="of:=[.AR96]-[.AV96]" office:value-type="float" office:value="668" calcext:value-type="float">
            <text:p>668</text:p>
          </table:table-cell>
          <table:table-cell table:formula="of:=[.BA96]/[.AR96]" office:value-type="float" office:value="0.668" calcext:value-type="float">
            <text:p>0,6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15" calcext:value-type="float">
            <text:p>1715</text:p>
          </table:table-cell>
          <table:table-cell office:value-type="float" office:value="22.8666666667" calcext:value-type="float">
            <text:p>22,8666666667</text:p>
          </table:table-cell>
          <table:table-cell office:value-type="float" office:value="0.153467561521" calcext:value-type="float">
            <text:p>0,153467561521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535" calcext:value-type="float">
            <text:p>535</text:p>
          </table:table-cell>
          <table:table-cell table:formula="of:=[.BN96]/[.BE96]" office:value-type="float" office:value="0.237777777777778" calcext:value-type="float">
            <text:p>0,237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931" calcext:value-type="float">
            <text:p>1931</text:p>
          </table:table-cell>
          <table:table-cell office:value-type="float" office:value="19.31" calcext:value-type="float">
            <text:p>19,31</text:p>
          </table:table-cell>
          <table:table-cell office:value-type="float" office:value="0.0970351758794" calcext:value-type="float">
            <text:p>0,0970351758794</text:p>
          </table:table-cell>
          <table:table-cell table:formula="of:=[.BQ96]-[.BU96]" office:value-type="float" office:value="0" calcext:value-type="float">
            <text:p>0</text:p>
          </table:table-cell>
          <table:table-cell table:formula="of:=[.BY96]/[.BQ96]" office:value-type="float" office:value="0" calcext:value-type="float">
            <text:p>0</text:p>
          </table:table-cell>
          <table:table-cell table:formula="of:=[.BR96]-[.BV96]" office:value-type="float" office:value="2069" calcext:value-type="float">
            <text:p>2069</text:p>
          </table:table-cell>
          <table:table-cell table:formula="of:=[.CA96]/[.BR96]" office:value-type="float" office:value="0.51725" calcext:value-type="float">
            <text:p>0,51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121" calcext:value-type="float">
            <text:p>2121</text:p>
          </table:table-cell>
          <table:table-cell office:value-type="float" office:value="16.968" calcext:value-type="float">
            <text:p>16,968</text:p>
          </table:table-cell>
          <table:table-cell office:value-type="float" office:value="0.0681445783133" calcext:value-type="float">
            <text:p>0,0681445783133</text:p>
          </table:table-cell>
          <table:table-cell table:formula="of:=[.CD96]-[.CH96]" office:value-type="float" office:value="0" calcext:value-type="float">
            <text:p>0</text:p>
          </table:table-cell>
          <table:table-cell table:formula="of:=[.CL96]/[.CD96]" office:value-type="float" office:value="0" calcext:value-type="float">
            <text:p>0</text:p>
          </table:table-cell>
          <table:table-cell table:formula="of:=[.CE96]-[.CI96]" office:value-type="float" office:value="4129" calcext:value-type="float">
            <text:p>4129</text:p>
          </table:table-cell>
          <table:table-cell table:formula="of:=[.CN96]/[.CE96]" office:value-type="float" office:value="0.66064" calcext:value-type="float">
            <text:p>0,66064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8.28" calcext:value-type="float">
            <text:p>8,28</text:p>
          </table:table-cell>
          <table:table-cell office:value-type="float" office:value="0.168979591837" calcext:value-type="float">
            <text:p>0,168979591837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43" calcext:value-type="float">
            <text:p>43</text:p>
          </table:table-cell>
          <table:table-cell table:formula="of:=[.AN97]/[.AE97]" office:value-type="float" office:value="0.172" calcext:value-type="float">
            <text:p>0,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56" calcext:value-type="float">
            <text:p>456</text:p>
          </table:table-cell>
          <table:table-cell office:value-type="float" office:value="9.12" calcext:value-type="float">
            <text:p>9,12</text:p>
          </table:table-cell>
          <table:table-cell office:value-type="float" office:value="0.0921212121212" calcext:value-type="float">
            <text:p>0,0921212121212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544" calcext:value-type="float">
            <text:p>544</text:p>
          </table:table-cell>
          <table:table-cell table:formula="of:=[.BA97]/[.AR97]" office:value-type="float" office:value="0.544" calcext:value-type="float">
            <text:p>0,5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985" calcext:value-type="float">
            <text:p>985</text:p>
          </table:table-cell>
          <table:table-cell office:value-type="float" office:value="13.1333333333" calcext:value-type="float">
            <text:p>13,1333333333</text:p>
          </table:table-cell>
          <table:table-cell office:value-type="float" office:value="0.0881431767338" calcext:value-type="float">
            <text:p>0,0881431767338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1265" calcext:value-type="float">
            <text:p>1265</text:p>
          </table:table-cell>
          <table:table-cell table:formula="of:=[.BN97]/[.BE97]" office:value-type="float" office:value="0.562222222222222" calcext:value-type="float">
            <text:p>0,56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757" calcext:value-type="float">
            <text:p>3757</text:p>
          </table:table-cell>
          <table:table-cell office:value-type="float" office:value="37.57" calcext:value-type="float">
            <text:p>37,57</text:p>
          </table:table-cell>
          <table:table-cell office:value-type="float" office:value="0.188793969849" calcext:value-type="float">
            <text:p>0,188793969849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243" calcext:value-type="float">
            <text:p>243</text:p>
          </table:table-cell>
          <table:table-cell table:formula="of:=[.CA97]/[.BR97]" office:value-type="float" office:value="0.06075" calcext:value-type="float">
            <text:p>0,06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.8085106383" calcext:value-type="float">
            <text:p>2,8085106383</text:p>
          </table:table-cell>
          <table:table-cell office:value-type="float" office:value="0.0120021822149" calcext:value-type="float">
            <text:p>0,0120021822149</text:p>
          </table:table-cell>
          <table:table-cell table:formula="of:=[.CD97]-[.CH97]" office:value-type="float" office:value="15" calcext:value-type="float">
            <text:p>15</text:p>
          </table:table-cell>
          <table:table-cell table:formula="of:=[.CL97]/[.CD97]" office:value-type="float" office:value="0.06" calcext:value-type="float">
            <text:p>0,06</text:p>
          </table:table-cell>
          <table:table-cell table:formula="of:=[.CE97]-[.CI97]" office:value-type="float" office:value="5920" calcext:value-type="float">
            <text:p>5920</text:p>
          </table:table-cell>
          <table:table-cell table:formula="of:=[.CN97]/[.CE97]" office:value-type="float" office:value="0.9472" calcext:value-type="float">
            <text:p>0,9472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3.79166666667" calcext:value-type="float">
            <text:p>3,79166666667</text:p>
          </table:table-cell>
          <table:table-cell office:value-type="float" office:value="0.0806737588652" calcext:value-type="float">
            <text:p>0,0806737588652</text:p>
          </table:table-cell>
          <table:table-cell table:formula="of:=[.AD98]-[.AH98]" office:value-type="float" office:value="2" calcext:value-type="float">
            <text:p>2</text:p>
          </table:table-cell>
          <table:table-cell table:formula="of:=[.AL98]/[.AD98]" office:value-type="float" office:value="0.04" calcext:value-type="float">
            <text:p>0,04</text:p>
          </table:table-cell>
          <table:table-cell table:formula="of:=[.AE98]-[.AI98]" office:value-type="float" office:value="159" calcext:value-type="float">
            <text:p>159</text:p>
          </table:table-cell>
          <table:table-cell table:formula="of:=[.AN98]/[.AE98]" office:value-type="float" office:value="0.636" calcext:value-type="float">
            <text:p>0,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60" calcext:value-type="float">
            <text:p>660</text:p>
          </table:table-cell>
          <table:table-cell office:value-type="float" office:value="13.2" calcext:value-type="float">
            <text:p>13,2</text:p>
          </table:table-cell>
          <table:table-cell office:value-type="float" office:value="0.133333333333" calcext:value-type="float">
            <text:p>0,133333333333</text:p>
          </table:table-cell>
          <table:table-cell table:formula="of:=[.AQ98]-[.AU98]" office:value-type="float" office:value="0" calcext:value-type="float">
            <text:p>0</text:p>
          </table:table-cell>
          <table:table-cell table:formula="of:=[.AY98]/[.AQ98]" office:value-type="float" office:value="0" calcext:value-type="float">
            <text:p>0</text:p>
          </table:table-cell>
          <table:table-cell table:formula="of:=[.AR98]-[.AV98]" office:value-type="float" office:value="340" calcext:value-type="float">
            <text:p>340</text:p>
          </table:table-cell>
          <table:table-cell table:formula="of:=[.BA98]/[.AR98]" office:value-type="float" office:value="0.34" calcext:value-type="float">
            <text:p>0,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603" calcext:value-type="float">
            <text:p>603</text:p>
          </table:table-cell>
          <table:table-cell office:value-type="float" office:value="8.04" calcext:value-type="float">
            <text:p>8,04</text:p>
          </table:table-cell>
          <table:table-cell office:value-type="float" office:value="0.0539597315436" calcext:value-type="float">
            <text:p>0,0539597315436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1647" calcext:value-type="float">
            <text:p>1647</text:p>
          </table:table-cell>
          <table:table-cell table:formula="of:=[.BN98]/[.BE98]" office:value-type="float" office:value="0.732" calcext:value-type="float">
            <text:p>0,7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520" calcext:value-type="float">
            <text:p>520</text:p>
          </table:table-cell>
          <table:table-cell office:value-type="float" office:value="5.25252525253" calcext:value-type="float">
            <text:p>5,25252525253</text:p>
          </table:table-cell>
          <table:table-cell office:value-type="float" office:value="0.0266625647336" calcext:value-type="float">
            <text:p>0,0266625647336</text:p>
          </table:table-cell>
          <table:table-cell table:formula="of:=[.BQ98]-[.BU98]" office:value-type="float" office:value="2" calcext:value-type="float">
            <text:p>2</text:p>
          </table:table-cell>
          <table:table-cell table:formula="of:=[.BY98]/[.BQ98]" office:value-type="float" office:value="0.01" calcext:value-type="float">
            <text:p>0,01</text:p>
          </table:table-cell>
          <table:table-cell table:formula="of:=[.BR98]-[.BV98]" office:value-type="float" office:value="3480" calcext:value-type="float">
            <text:p>3480</text:p>
          </table:table-cell>
          <table:table-cell table:formula="of:=[.CA98]/[.BR98]" office:value-type="float" office:value="0.87" calcext:value-type="float">
            <text:p>0,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188" calcext:value-type="float">
            <text:p>6188</text:p>
          </table:table-cell>
          <table:table-cell office:value-type="float" office:value="49.504" calcext:value-type="float">
            <text:p>49,504</text:p>
          </table:table-cell>
          <table:table-cell office:value-type="float" office:value="0.19881124498" calcext:value-type="float">
            <text:p>0,19881124498</text:p>
          </table:table-cell>
          <table:table-cell table:formula="of:=[.CD98]-[.CH98]" office:value-type="float" office:value="0" calcext:value-type="float">
            <text:p>0</text:p>
          </table:table-cell>
          <table:table-cell table:formula="of:=[.CL98]/[.CD98]" office:value-type="float" office:value="0" calcext:value-type="float">
            <text:p>0</text:p>
          </table:table-cell>
          <table:table-cell table:formula="of:=[.CE98]-[.CI98]" office:value-type="float" office:value="62" calcext:value-type="float">
            <text:p>62</text:p>
          </table:table-cell>
          <table:table-cell table:formula="of:=[.CN98]/[.CE98]" office:value-type="float" office:value="0.00992" calcext:value-type="float">
            <text:p>0,00992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.72340425532" calcext:value-type="float">
            <text:p>2,72340425532</text:p>
          </table:table-cell>
          <table:table-cell office:value-type="float" office:value="0.059204440333" calcext:value-type="float">
            <text:p>0,059204440333</text:p>
          </table:table-cell>
          <table:table-cell table:formula="of:=[.AD99]-[.AH99]" office:value-type="float" office:value="3" calcext:value-type="float">
            <text:p>3</text:p>
          </table:table-cell>
          <table:table-cell table:formula="of:=[.AL99]/[.AD99]" office:value-type="float" office:value="0.06" calcext:value-type="float">
            <text:p>0,06</text:p>
          </table:table-cell>
          <table:table-cell table:formula="of:=[.AE99]-[.AI99]" office:value-type="float" office:value="186" calcext:value-type="float">
            <text:p>186</text:p>
          </table:table-cell>
          <table:table-cell table:formula="of:=[.AN99]/[.AE99]" office:value-type="float" office:value="0.744" calcext:value-type="float">
            <text:p>0,7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8" calcext:value-type="float">
            <text:p>808</text:p>
          </table:table-cell>
          <table:table-cell office:value-type="float" office:value="16.16" calcext:value-type="float">
            <text:p>16,16</text:p>
          </table:table-cell>
          <table:table-cell office:value-type="float" office:value="0.163232323232" calcext:value-type="float">
            <text:p>0,163232323232</text:p>
          </table:table-cell>
          <table:table-cell table:formula="of:=[.AQ99]-[.AU99]" office:value-type="float" office:value="0" calcext:value-type="float">
            <text:p>0</text:p>
          </table:table-cell>
          <table:table-cell table:formula="of:=[.AY99]/[.AQ99]" office:value-type="float" office:value="0" calcext:value-type="float">
            <text:p>0</text:p>
          </table:table-cell>
          <table:table-cell table:formula="of:=[.AR99]-[.AV99]" office:value-type="float" office:value="192" calcext:value-type="float">
            <text:p>192</text:p>
          </table:table-cell>
          <table:table-cell table:formula="of:=[.BA99]/[.AR99]" office:value-type="float" office:value="0.192" calcext:value-type="float">
            <text:p>0,1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96" calcext:value-type="float">
            <text:p>1796</text:p>
          </table:table-cell>
          <table:table-cell office:value-type="float" office:value="23.9466666667" calcext:value-type="float">
            <text:p>23,9466666667</text:p>
          </table:table-cell>
          <table:table-cell office:value-type="float" office:value="0.160715883669" calcext:value-type="float">
            <text:p>0,160715883669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454" calcext:value-type="float">
            <text:p>454</text:p>
          </table:table-cell>
          <table:table-cell table:formula="of:=[.BN99]/[.BE99]" office:value-type="float" office:value="0.201777777777778" calcext:value-type="float">
            <text:p>0,20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835" calcext:value-type="float">
            <text:p>3835</text:p>
          </table:table-cell>
          <table:table-cell office:value-type="float" office:value="38.35" calcext:value-type="float">
            <text:p>38,35</text:p>
          </table:table-cell>
          <table:table-cell office:value-type="float" office:value="0.192713567839" calcext:value-type="float">
            <text:p>0,192713567839</text:p>
          </table:table-cell>
          <table:table-cell table:formula="of:=[.BQ99]-[.BU99]" office:value-type="float" office:value="0" calcext:value-type="float">
            <text:p>0</text:p>
          </table:table-cell>
          <table:table-cell table:formula="of:=[.BY99]/[.BQ99]" office:value-type="float" office:value="0" calcext:value-type="float">
            <text:p>0</text:p>
          </table:table-cell>
          <table:table-cell table:formula="of:=[.BR99]-[.BV99]" office:value-type="float" office:value="165" calcext:value-type="float">
            <text:p>165</text:p>
          </table:table-cell>
          <table:table-cell table:formula="of:=[.CA99]/[.BR99]" office:value-type="float" office:value="0.04125" calcext:value-type="float">
            <text:p>0,0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569" calcext:value-type="float">
            <text:p>1569</text:p>
          </table:table-cell>
          <table:table-cell office:value-type="float" office:value="12.552" calcext:value-type="float">
            <text:p>12,552</text:p>
          </table:table-cell>
          <table:table-cell office:value-type="float" office:value="0.0504096385542" calcext:value-type="float">
            <text:p>0,0504096385542</text:p>
          </table:table-cell>
          <table:table-cell table:formula="of:=[.CD99]-[.CH99]" office:value-type="float" office:value="0" calcext:value-type="float">
            <text:p>0</text:p>
          </table:table-cell>
          <table:table-cell table:formula="of:=[.CL99]/[.CD99]" office:value-type="float" office:value="0" calcext:value-type="float">
            <text:p>0</text:p>
          </table:table-cell>
          <table:table-cell table:formula="of:=[.CE99]-[.CI99]" office:value-type="float" office:value="4681" calcext:value-type="float">
            <text:p>4681</text:p>
          </table:table-cell>
          <table:table-cell table:formula="of:=[.CN99]/[.CE99]" office:value-type="float" office:value="0.74896" calcext:value-type="float">
            <text:p>0,74896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3.91666666667" calcext:value-type="float">
            <text:p>3,91666666667</text:p>
          </table:table-cell>
          <table:table-cell office:value-type="float" office:value="0.0833333333333" calcext:value-type="float">
            <text:p>0,0833333333333</text:p>
          </table:table-cell>
          <table:table-cell table:formula="of:=[.AD100]-[.AH100]" office:value-type="float" office:value="2" calcext:value-type="float">
            <text:p>2</text:p>
          </table:table-cell>
          <table:table-cell table:formula="of:=[.AL100]/[.AD100]" office:value-type="float" office:value="0.04" calcext:value-type="float">
            <text:p>0,04</text:p>
          </table:table-cell>
          <table:table-cell table:formula="of:=[.AE100]-[.AI100]" office:value-type="float" office:value="156" calcext:value-type="float">
            <text:p>156</text:p>
          </table:table-cell>
          <table:table-cell table:formula="of:=[.AN100]/[.AE100]" office:value-type="float" office:value="0.624" calcext:value-type="float">
            <text:p>0,6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3.17171717172" calcext:value-type="float">
            <text:p>3,17171717172</text:p>
          </table:table-cell>
          <table:table-cell office:value-type="float" office:value="0.0323644609359" calcext:value-type="float">
            <text:p>0,0323644609359</text:p>
          </table:table-cell>
          <table:table-cell table:formula="of:=[.AQ100]-[.AU100]" office:value-type="float" office:value="1" calcext:value-type="float">
            <text:p>1</text:p>
          </table:table-cell>
          <table:table-cell table:formula="of:=[.AY100]/[.AQ100]" office:value-type="float" office:value="0.01" calcext:value-type="float">
            <text:p>0,01</text:p>
          </table:table-cell>
          <table:table-cell table:formula="of:=[.AR100]-[.AV100]" office:value-type="float" office:value="843" calcext:value-type="float">
            <text:p>843</text:p>
          </table:table-cell>
          <table:table-cell table:formula="of:=[.BA100]/[.AR100]" office:value-type="float" office:value="0.843" calcext:value-type="float">
            <text:p>0,8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97" calcext:value-type="float">
            <text:p>2097</text:p>
          </table:table-cell>
          <table:table-cell office:value-type="float" office:value="27.96" calcext:value-type="float">
            <text:p>27,96</text:p>
          </table:table-cell>
          <table:table-cell office:value-type="float" office:value="0.187651006711" calcext:value-type="float">
            <text:p>0,187651006711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153" calcext:value-type="float">
            <text:p>153</text:p>
          </table:table-cell>
          <table:table-cell table:formula="of:=[.BN100]/[.BE100]" office:value-type="float" office:value="0.068" calcext:value-type="float">
            <text:p>0,0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6" calcext:value-type="float">
            <text:p>196</text:p>
          </table:table-cell>
          <table:table-cell office:value-type="float" office:value="477" calcext:value-type="float">
            <text:p>477</text:p>
          </table:table-cell>
          <table:table-cell office:value-type="float" office:value="4.86734693878" calcext:value-type="float">
            <text:p>4,86734693878</text:p>
          </table:table-cell>
          <table:table-cell office:value-type="float" office:value="0.0249607535322" calcext:value-type="float">
            <text:p>0,0249607535322</text:p>
          </table:table-cell>
          <table:table-cell table:formula="of:=[.BQ100]-[.BU100]" office:value-type="float" office:value="4" calcext:value-type="float">
            <text:p>4</text:p>
          </table:table-cell>
          <table:table-cell table:formula="of:=[.BY100]/[.BQ100]" office:value-type="float" office:value="0.02" calcext:value-type="float">
            <text:p>0,02</text:p>
          </table:table-cell>
          <table:table-cell table:formula="of:=[.BR100]-[.BV100]" office:value-type="float" office:value="3523" calcext:value-type="float">
            <text:p>3523</text:p>
          </table:table-cell>
          <table:table-cell table:formula="of:=[.CA100]/[.BR100]" office:value-type="float" office:value="0.88075" calcext:value-type="float">
            <text:p>0,88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0" calcext:value-type="float">
            <text:p>0</text:p>
          </table:table-cell>
          <table:table-cell table:formula="of:=[.CN100]/[.CE100]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94" calcext:value-type="float">
            <text:p>94</text:p>
          </table:table-cell>
          <table:table-cell table:formula="of:=[.AN101]/[.AE101]" office:value-type="float" office:value="0.376" calcext:value-type="float">
            <text:p>0,3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.68" calcext:value-type="float">
            <text:p>13,68</text:p>
          </table:table-cell>
          <table:table-cell office:value-type="float" office:value="0.138181818182" calcext:value-type="float">
            <text:p>0,138181818182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316" calcext:value-type="float">
            <text:p>316</text:p>
          </table:table-cell>
          <table:table-cell table:formula="of:=[.BA101]/[.AR101]" office:value-type="float" office:value="0.316" calcext:value-type="float">
            <text:p>0,3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34" calcext:value-type="float">
            <text:p>1834</text:p>
          </table:table-cell>
          <table:table-cell office:value-type="float" office:value="24.4533333333" calcext:value-type="float">
            <text:p>24,4533333333</text:p>
          </table:table-cell>
          <table:table-cell office:value-type="float" office:value="0.164116331096" calcext:value-type="float">
            <text:p>0,164116331096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416" calcext:value-type="float">
            <text:p>416</text:p>
          </table:table-cell>
          <table:table-cell table:formula="of:=[.BN101]/[.BE101]" office:value-type="float" office:value="0.184888888888889" calcext:value-type="float">
            <text:p>0,184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445" calcext:value-type="float">
            <text:p>1445</text:p>
          </table:table-cell>
          <table:table-cell office:value-type="float" office:value="14.45" calcext:value-type="float">
            <text:p>14,45</text:p>
          </table:table-cell>
          <table:table-cell office:value-type="float" office:value="0.0726130653266" calcext:value-type="float">
            <text:p>0,0726130653266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2555" calcext:value-type="float">
            <text:p>2555</text:p>
          </table:table-cell>
          <table:table-cell table:formula="of:=[.CA101]/[.BR101]" office:value-type="float" office:value="0.63875" calcext:value-type="float">
            <text:p>0,63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607" calcext:value-type="float">
            <text:p>3607</text:p>
          </table:table-cell>
          <table:table-cell office:value-type="float" office:value="28.856" calcext:value-type="float">
            <text:p>28,856</text:p>
          </table:table-cell>
          <table:table-cell office:value-type="float" office:value="0.115887550201" calcext:value-type="float">
            <text:p>0,115887550201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2643" calcext:value-type="float">
            <text:p>2643</text:p>
          </table:table-cell>
          <table:table-cell table:formula="of:=[.CN101]/[.CE101]" office:value-type="float" office:value="0.42288" calcext:value-type="float">
            <text:p>0,42288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.204081632653" calcext:value-type="float">
            <text:p>0,204081632653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7" calcext:value-type="float">
            <text:p>7</text:p>
          </table:table-cell>
          <table:table-cell table:style-name="ce40" office:value-type="float" office:value="0.142857142857" calcext:value-type="float">
            <text:p>0,142857142857</text:p>
          </table:table-cell>
          <table:table-cell table:style-name="ce33" table:formula="of:=[.AD102]-[.AH102]" office:value-type="float" office:value="0" calcext:value-type="float">
            <text:p>0</text:p>
          </table:table-cell>
          <table:table-cell table:style-name="ce40" table:formula="of:=[.AL102]/[.AD102]" office:value-type="float" office:value="0" calcext:value-type="float">
            <text:p>0</text:p>
          </table:table-cell>
          <table:table-cell table:style-name="ce33" table:formula="of:=[.AE102]-[.AI102]" office:value-type="float" office:value="75" calcext:value-type="float">
            <text:p>75</text:p>
          </table:table-cell>
          <table:table-cell table:style-name="ce40" table:formula="of:=[.AN102]/[.AE102]" office:value-type="float" office:value="0.3" calcext:value-type="float">
            <text:p>0,3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917" calcext:value-type="float">
            <text:p>917</text:p>
          </table:table-cell>
          <table:table-cell table:style-name="ce36" office:value-type="float" office:value="18.34" calcext:value-type="float">
            <text:p>18,34</text:p>
          </table:table-cell>
          <table:table-cell table:style-name="ce40" office:value-type="float" office:value="0.185252525253" calcext:value-type="float">
            <text:p>0,185252525253</text:p>
          </table:table-cell>
          <table:table-cell table:style-name="ce33" table:formula="of:=[.AQ102]-[.AU102]" office:value-type="float" office:value="0" calcext:value-type="float">
            <text:p>0</text:p>
          </table:table-cell>
          <table:table-cell table:style-name="ce40" table:formula="of:=[.AY102]/[.AQ102]" office:value-type="float" office:value="0" calcext:value-type="float">
            <text:p>0</text:p>
          </table:table-cell>
          <table:table-cell table:style-name="ce33" table:formula="of:=[.AR102]-[.AV102]" office:value-type="float" office:value="83" calcext:value-type="float">
            <text:p>83</text:p>
          </table:table-cell>
          <table:table-cell table:style-name="ce40" table:formula="of:=[.BA102]/[.AR102]" office:value-type="float" office:value="0.083" calcext:value-type="float">
            <text:p>0,083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2250" calcext:value-type="float">
            <text:p>2250</text:p>
          </table:table-cell>
          <table:table-cell table:style-name="ce36" office:value-type="float" office:value="30" calcext:value-type="float">
            <text:p>30</text:p>
          </table:table-cell>
          <table:table-cell table:style-name="ce40" office:value-type="float" office:value="0.201342281879" calcext:value-type="float">
            <text:p>0,201342281879</text:p>
          </table:table-cell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8.94666666667" calcext:value-type="float">
            <text:p>8,94666666667</text:p>
          </table:table-cell>
          <table:table-cell table:style-name="ce40" office:value-type="float" office:value="0.0600447427293" calcext:value-type="float">
            <text:p>0,0600447427293</text:p>
          </table:table-cell>
          <table:table-cell table:style-name="ce33" table:formula="of:=[.BD102]-[.BH102]" office:value-type="float" office:value="0" calcext:value-type="float">
            <text:p>0</text:p>
          </table:table-cell>
          <table:table-cell table:style-name="ce40" table:formula="of:=[.BL102]/[.BD102]" office:value-type="float" office:value="0" calcext:value-type="float">
            <text:p>0</text:p>
          </table:table-cell>
          <table:table-cell table:style-name="ce33" table:formula="of:=[.BE102]-[.BI102]" office:value-type="float" office:value="1579" calcext:value-type="float">
            <text:p>1579</text:p>
          </table:table-cell>
          <table:table-cell table:style-name="ce40" table:formula="of:=[.BN102]/[.BE102]" office:value-type="float" office:value="0.701777777777778" calcext:value-type="float">
            <text:p>0,701777777777778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0" calcext:value-type="float">
            <text:p>40</text:p>
          </table:table-cell>
          <table:table-cell table:style-name="ce40" office:value-type="float" office:value="0.201005025126" calcext:value-type="float">
            <text:p>0,201005025126</text:p>
          </table:table-cell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3564" calcext:value-type="float">
            <text:p>3564</text:p>
          </table:table-cell>
          <table:table-cell table:style-name="ce36" office:value-type="float" office:value="35.64" calcext:value-type="float">
            <text:p>35,64</text:p>
          </table:table-cell>
          <table:table-cell table:style-name="ce40" office:value-type="float" office:value="0.179095477387" calcext:value-type="float">
            <text:p>0,179095477387</text:p>
          </table:table-cell>
          <table:table-cell table:style-name="ce33" table:formula="of:=[.BQ102]-[.BU102]" office:value-type="float" office:value="0" calcext:value-type="float">
            <text:p>0</text:p>
          </table:table-cell>
          <table:table-cell table:style-name="ce40" table:formula="of:=[.BY102]/[.BQ102]" office:value-type="float" office:value="0" calcext:value-type="float">
            <text:p>0</text:p>
          </table:table-cell>
          <table:table-cell table:style-name="ce33" table:formula="of:=[.BR102]-[.BV102]" office:value-type="float" office:value="436" calcext:value-type="float">
            <text:p>436</text:p>
          </table:table-cell>
          <table:table-cell table:style-name="ce40" table:formula="of:=[.CA102]/[.BR102]" office:value-type="float" office:value="0.109" calcext:value-type="float">
            <text:p>0,109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6250" calcext:value-type="float">
            <text:p>6250</text:p>
          </table:table-cell>
          <table:table-cell table:style-name="ce36" office:value-type="float" office:value="50" calcext:value-type="float">
            <text:p>50</text:p>
          </table:table-cell>
          <table:table-cell table:style-name="ce40" office:value-type="float" office:value="0.200803212851" calcext:value-type="float">
            <text:p>0,200803212851</text:p>
          </table:table-cell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2493" calcext:value-type="float">
            <text:p>2493</text:p>
          </table:table-cell>
          <table:table-cell table:style-name="ce36" office:value-type="float" office:value="19.944" calcext:value-type="float">
            <text:p>19,944</text:p>
          </table:table-cell>
          <table:table-cell table:style-name="ce40" office:value-type="float" office:value="0.0800963855422" calcext:value-type="float">
            <text:p>0,0800963855422</text:p>
          </table:table-cell>
          <table:table-cell table:style-name="ce33" table:formula="of:=[.CD102]-[.CH102]" office:value-type="float" office:value="0" calcext:value-type="float">
            <text:p>0</text:p>
          </table:table-cell>
          <table:table-cell table:style-name="ce40" table:formula="of:=[.CL102]/[.CD102]" office:value-type="float" office:value="0" calcext:value-type="float">
            <text:p>0</text:p>
          </table:table-cell>
          <table:table-cell table:style-name="ce33" table:formula="of:=[.CE102]-[.CI102]" office:value-type="float" office:value="3757" calcext:value-type="float">
            <text:p>3757</text:p>
          </table:table-cell>
          <table:table-cell table:style-name="ce40" table:formula="of:=[.CN102]/[.CE102]" office:value-type="float" office:value="0.60112" calcext:value-type="float">
            <text:p>0,60112</text:p>
          </table:table-cell>
        </table:table-row>
      </table:table>
      <table:table table:name="mod1-node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.1" calcext:value-type="float">
            <text:p>0,1</text:p>
          </table:table-cell>
          <table:table-cell table:formula="of:=[.F3]*100" office:value-type="float" office:value="10" calcext:value-type="float">
            <text:p>10</text:p>
          </table:table-cell>
          <table:table-cell table:style-name="ce51" table:formula="of:=QUARTILE([.$AM$3:.$AM$102];3)" office:value-type="float" office:value="0.42" calcext:value-type="float">
            <text:p>0,42</text:p>
          </table:table-cell>
          <table:table-cell table:formula="of:=[.H3]*100" office:value-type="float" office:value="42" calcext:value-type="float">
            <text:p>42</text:p>
          </table:table-cell>
          <table:table-cell table:style-name="ce51" table:formula="of:=QUARTILE([.$AM$3:.$AM$102];4)" office:value-type="float" office:value="0.96" calcext:value-type="float">
            <text:p>0,96</text:p>
          </table:table-cell>
          <table:table-cell table:formula="of:=[.J3]*100" office:value-type="float" office:value="96" calcext:value-type="float">
            <text:p>96</text:p>
          </table:table-cell>
          <table:table-cell table:style-name="ce51" table:formula="of:=QUARTILE([.$AO$3:.$AO$102];0)" office:value-type="float" office:value="0.02" calcext:value-type="float">
            <text:p>0,02</text:p>
          </table:table-cell>
          <table:table-cell table:formula="of:=[.L3]*100" office:value-type="float" office:value="2" calcext:value-type="float">
            <text:p>2</text:p>
          </table:table-cell>
          <table:table-cell table:style-name="ce51" table:formula="of:=QUARTILE([.$AO$3:.$AO$102];1)" office:value-type="float" office:value="0.423" calcext:value-type="float">
            <text:p>0,423</text:p>
          </table:table-cell>
          <table:table-cell table:formula="of:=[.N3]*100" office:value-type="float" office:value="42.3" calcext:value-type="float">
            <text:p>42,3</text:p>
          </table:table-cell>
          <table:table-cell table:style-name="ce51" table:formula="of:=QUARTILE([.$AO$3:.$AO$102];2)" office:value-type="float" office:value="0.686" calcext:value-type="float">
            <text:p>0,686</text:p>
          </table:table-cell>
          <table:table-cell table:formula="of:=[.P3]*100" office:value-type="float" office:value="68.6" calcext:value-type="float">
            <text:p>68,6</text:p>
          </table:table-cell>
          <table:table-cell table:style-name="ce51" table:formula="of:=QUARTILE([.$AO$3:.$AO$102];3)" office:value-type="float" office:value="0.889" calcext:value-type="float">
            <text:p>0,889</text:p>
          </table:table-cell>
          <table:table-cell table:formula="of:=[.R3]*100" office:value-type="float" office:value="88.9" calcext:value-type="float">
            <text:p>88,9</text:p>
          </table:table-cell>
          <table:table-cell table:style-name="ce51" table:formula="of:=QUARTILE([.$AO$3:.$AO$102];4)" office:value-type="float" office:value="0.996" calcext:value-type="float">
            <text:p>0,996</text:p>
          </table:table-cell>
          <table:table-cell table:formula="of:=[.T3]*100" office:value-type="float" office:value="99.6" calcext:value-type="float">
            <text:p>99,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table:style-name="ce19" office:value-type="float" office:value="9.04" calcext:value-type="float">
            <text:p>9,04</text:p>
          </table:table-cell>
          <table:table-cell office:value-type="float" office:value="0.184489795918" calcext:value-type="float">
            <text:p>0,184489795918</text:p>
          </table:table-cell>
          <table:table-cell table:formula="of:=[.AD3]-[.AH3]" office:value-type="float" office:value="0" calcext:value-type="float">
            <text:p>0</text:p>
          </table:table-cell>
          <table:table-cell table:formula="of:=[.AL3]/[.AD3]" office:value-type="float" office:value="0" calcext:value-type="float">
            <text:p>0</text:p>
          </table:table-cell>
          <table:table-cell table:formula="of:=[.AE3]-[.AI3]" office:value-type="float" office:value="24" calcext:value-type="float">
            <text:p>24</text:p>
          </table:table-cell>
          <table:table-cell table:formula="of:=[.AN3]/[.AE3]" office:value-type="float" office:value="0.096" calcext:value-type="float">
            <text:p>0,0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table:style-name="ce19" office:value-type="float" office:value="5.64" calcext:value-type="float">
            <text:p>5,64</text:p>
          </table:table-cell>
          <table:table-cell office:value-type="float" office:value="0.0569696969697" calcext:value-type="float">
            <text:p>0,0569696969697</text:p>
          </table:table-cell>
          <table:table-cell table:formula="of:=[.AQ3]-[.AU3]" office:value-type="float" office:value="0" calcext:value-type="float">
            <text:p>0</text:p>
          </table:table-cell>
          <table:table-cell table:formula="of:=[.AY3]/[.AQ3]" office:value-type="float" office:value="0" calcext:value-type="float">
            <text:p>0</text:p>
          </table:table-cell>
          <table:table-cell table:formula="of:=[.AR3]-[.AV3]" office:value-type="float" office:value="718" calcext:value-type="float">
            <text:p>718</text:p>
          </table:table-cell>
          <table:table-cell table:formula="of:=[.BA3]/[.AR3]" office:value-type="float" office:value="0.718" calcext:value-type="float">
            <text:p>0,7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99" calcext:value-type="float">
            <text:p>1699</text:p>
          </table:table-cell>
          <table:table-cell table:style-name="ce19" office:value-type="float" office:value="22.6533333333" calcext:value-type="float">
            <text:p>22,6533333333</text:p>
          </table:table-cell>
          <table:table-cell office:value-type="float" office:value="0.152035794183" calcext:value-type="float">
            <text:p>0,152035794183</text:p>
          </table:table-cell>
          <table:table-cell table:formula="of:=[.BD3]-[.BH3]" office:value-type="float" office:value="0" calcext:value-type="float">
            <text:p>0</text:p>
          </table:table-cell>
          <table:table-cell table:formula="of:=[.BL3]/[.BD3]" office:value-type="float" office:value="0" calcext:value-type="float">
            <text:p>0</text:p>
          </table:table-cell>
          <table:table-cell table:formula="of:=[.BE3]-[.BI3]" office:value-type="float" office:value="551" calcext:value-type="float">
            <text:p>551</text:p>
          </table:table-cell>
          <table:table-cell table:formula="of:=[.BN3]/[.BE3]" office:value-type="float" office:value="0.244888888888889" calcext:value-type="float">
            <text:p>0,244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91" calcext:value-type="float">
            <text:p>2091</text:p>
          </table:table-cell>
          <table:table-cell table:style-name="ce19" office:value-type="float" office:value="20.91" calcext:value-type="float">
            <text:p>20,91</text:p>
          </table:table-cell>
          <table:table-cell office:value-type="float" office:value="0.105075376884" calcext:value-type="float">
            <text:p>0,105075376884</text:p>
          </table:table-cell>
          <table:table-cell table:formula="of:=[.BQ3]-[.BU3]" office:value-type="float" office:value="0" calcext:value-type="float">
            <text:p>0</text:p>
          </table:table-cell>
          <table:table-cell table:formula="of:=[.BY3]/[.BQ3]" office:value-type="float" office:value="0" calcext:value-type="float">
            <text:p>0</text:p>
          </table:table-cell>
          <table:table-cell table:formula="of:=[.BR3]-[.BV3]" office:value-type="float" office:value="1909" calcext:value-type="float">
            <text:p>1909</text:p>
          </table:table-cell>
          <table:table-cell table:formula="of:=[.CA3]/[.BR3]" office:value-type="float" office:value="0.47725" calcext:value-type="float">
            <text:p>0,47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466" calcext:value-type="float">
            <text:p>5466</text:p>
          </table:table-cell>
          <table:table-cell table:style-name="ce19" office:value-type="float" office:value="43.728" calcext:value-type="float">
            <text:p>43,728</text:p>
          </table:table-cell>
          <table:table-cell office:value-type="float" office:value="0.175614457831" calcext:value-type="float">
            <text:p>0,175614457831</text:p>
          </table:table-cell>
          <table:table-cell table:formula="of:=[.CD3]-[.CH3]" office:value-type="float" office:value="0" calcext:value-type="float">
            <text:p>0</text:p>
          </table:table-cell>
          <table:table-cell table:formula="of:=[.CL3]/[.CD3]" office:value-type="float" office:value="0" calcext:value-type="float">
            <text:p>0</text:p>
          </table:table-cell>
          <table:table-cell table:formula="of:=[.CE3]-[.CI3]" office:value-type="float" office:value="784" calcext:value-type="float">
            <text:p>784</text:p>
          </table:table-cell>
          <table:table-cell table:formula="of:=[.CN3]/[.CE3]" office:value-type="float" office:value="0.12544" calcext:value-type="float">
            <text:p>0,125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.01" calcext:value-type="float">
            <text:p>0,01</text:p>
          </table:table-cell>
          <table:table-cell table:formula="of:=[.F4]*100" office:value-type="float" office:value="1" calcext:value-type="float">
            <text:p>1</text:p>
          </table:table-cell>
          <table:table-cell table:style-name="ce51" table:formula="of:=QUARTILE([.$AZ$3:.$AZ$102];3)" office:value-type="float" office:value="0.2" calcext:value-type="float">
            <text:p>0,2</text:p>
          </table:table-cell>
          <table:table-cell table:formula="of:=[.H4]*100" office:value-type="float" office:value="20" calcext:value-type="float">
            <text:p>20</text:p>
          </table:table-cell>
          <table:table-cell table:style-name="ce51" table:formula="of:=QUARTILE([.$AZ$3:.$AZ$102];4)" office:value-type="float" office:value="0.98" calcext:value-type="float">
            <text:p>0,98</text:p>
          </table:table-cell>
          <table:table-cell table:formula="of:=[.J4]*100" office:value-type="float" office:value="98" calcext:value-type="float">
            <text:p>98</text:p>
          </table:table-cell>
          <table:table-cell table:style-name="ce51" table:formula="of:=QUARTILE([.$BB$3:.$BB$102];0)" office:value-type="float" office:value="0.017" calcext:value-type="float">
            <text:p>0,017</text:p>
          </table:table-cell>
          <table:table-cell table:formula="of:=[.L4]*100" office:value-type="float" office:value="1.7" calcext:value-type="float">
            <text:p>1,7</text:p>
          </table:table-cell>
          <table:table-cell table:style-name="ce51" table:formula="of:=QUARTILE([.$BB$3:.$BB$102];1)" office:value-type="float" office:value="0.383" calcext:value-type="float">
            <text:p>0,383</text:p>
          </table:table-cell>
          <table:table-cell table:formula="of:=[.N4]*100" office:value-type="float" office:value="38.3" calcext:value-type="float">
            <text:p>38,3</text:p>
          </table:table-cell>
          <table:table-cell table:style-name="ce51" table:formula="of:=QUARTILE([.$BB$3:.$BB$102];2)" office:value-type="float" office:value="0.646" calcext:value-type="float">
            <text:p>0,646</text:p>
          </table:table-cell>
          <table:table-cell table:formula="of:=[.P4]*100" office:value-type="float" office:value="64.6" calcext:value-type="float">
            <text:p>64,6</text:p>
          </table:table-cell>
          <table:table-cell table:style-name="ce51" table:formula="of:=QUARTILE([.$BB$3:.$BB$102];3)" office:value-type="float" office:value="0.853" calcext:value-type="float">
            <text:p>0,853</text:p>
          </table:table-cell>
          <table:table-cell table:formula="of:=[.R4]*100" office:value-type="float" office:value="85.3" calcext:value-type="float">
            <text:p>85,3</text:p>
          </table:table-cell>
          <table:table-cell table:style-name="ce51" table:formula="of:=QUARTILE([.$BB$3:.$BB$102];4)" office:value-type="float" office:value="0.999" calcext:value-type="float">
            <text:p>0,999</text:p>
          </table:table-cell>
          <table:table-cell table:formula="of:=[.T4]*100" office:value-type="float" office:value="99.9" calcext:value-type="float">
            <text:p>99,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table:style-name="ce19" office:value-type="float" office:value="5.48837209302" calcext:value-type="float">
            <text:p>5,48837209302</text:p>
          </table:table-cell>
          <table:table-cell office:value-type="float" office:value="0.130675526024" calcext:value-type="float">
            <text:p>0,130675526024</text:p>
          </table:table-cell>
          <table:table-cell table:formula="of:=[.AD4]-[.AH4]" office:value-type="float" office:value="7" calcext:value-type="float">
            <text:p>7</text:p>
          </table:table-cell>
          <table:table-cell table:formula="of:=[.AL4]/[.AD4]" office:value-type="float" office:value="0.14" calcext:value-type="float">
            <text:p>0,14</text:p>
          </table:table-cell>
          <table:table-cell table:formula="of:=[.AE4]-[.AI4]" office:value-type="float" office:value="132" calcext:value-type="float">
            <text:p>132</text:p>
          </table:table-cell>
          <table:table-cell table:formula="of:=[.AN4]/[.AE4]" office:value-type="float" office:value="0.528" calcext:value-type="float">
            <text:p>0,5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table:style-name="ce19" office:value-type="float" office:value="3.34831460674" calcext:value-type="float">
            <text:p>3,34831460674</text:p>
          </table:table-cell>
          <table:table-cell office:value-type="float" office:value="0.0380490296221" calcext:value-type="float">
            <text:p>0,0380490296221</text:p>
          </table:table-cell>
          <table:table-cell table:formula="of:=[.AQ4]-[.AU4]" office:value-type="float" office:value="11" calcext:value-type="float">
            <text:p>11</text:p>
          </table:table-cell>
          <table:table-cell table:formula="of:=[.AY4]/[.AQ4]" office:value-type="float" office:value="0.11" calcext:value-type="float">
            <text:p>0,11</text:p>
          </table:table-cell>
          <table:table-cell table:formula="of:=[.AR4]-[.AV4]" office:value-type="float" office:value="851" calcext:value-type="float">
            <text:p>851</text:p>
          </table:table-cell>
          <table:table-cell table:formula="of:=[.BA4]/[.AR4]" office:value-type="float" office:value="0.851" calcext:value-type="float">
            <text:p>0,85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79" calcext:value-type="float">
            <text:p>1979</text:p>
          </table:table-cell>
          <table:table-cell table:style-name="ce19" office:value-type="float" office:value="26.3866666667" calcext:value-type="float">
            <text:p>26,3866666667</text:p>
          </table:table-cell>
          <table:table-cell office:value-type="float" office:value="0.177091722595" calcext:value-type="float">
            <text:p>0,177091722595</text:p>
          </table:table-cell>
          <table:table-cell table:formula="of:=[.BD4]-[.BH4]" office:value-type="float" office:value="0" calcext:value-type="float">
            <text:p>0</text:p>
          </table:table-cell>
          <table:table-cell table:formula="of:=[.BL4]/[.BD4]" office:value-type="float" office:value="0" calcext:value-type="float">
            <text:p>0</text:p>
          </table:table-cell>
          <table:table-cell table:formula="of:=[.BE4]-[.BI4]" office:value-type="float" office:value="271" calcext:value-type="float">
            <text:p>271</text:p>
          </table:table-cell>
          <table:table-cell table:formula="of:=[.BN4]/[.BE4]" office:value-type="float" office:value="0.120444444444444" calcext:value-type="float">
            <text:p>0,120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6" calcext:value-type="float">
            <text:p>196</text:p>
          </table:table-cell>
          <table:table-cell office:value-type="float" office:value="1051" calcext:value-type="float">
            <text:p>1051</text:p>
          </table:table-cell>
          <table:table-cell table:style-name="ce19" office:value-type="float" office:value="10.7244897959" calcext:value-type="float">
            <text:p>10,7244897959</text:p>
          </table:table-cell>
          <table:table-cell office:value-type="float" office:value="0.0549973835688" calcext:value-type="float">
            <text:p>0,0549973835688</text:p>
          </table:table-cell>
          <table:table-cell table:formula="of:=[.BQ4]-[.BU4]" office:value-type="float" office:value="4" calcext:value-type="float">
            <text:p>4</text:p>
          </table:table-cell>
          <table:table-cell table:formula="of:=[.BY4]/[.BQ4]" office:value-type="float" office:value="0.02" calcext:value-type="float">
            <text:p>0,02</text:p>
          </table:table-cell>
          <table:table-cell table:formula="of:=[.BR4]-[.BV4]" office:value-type="float" office:value="2949" calcext:value-type="float">
            <text:p>2949</text:p>
          </table:table-cell>
          <table:table-cell table:formula="of:=[.CA4]/[.BR4]" office:value-type="float" office:value="0.73725" calcext:value-type="float">
            <text:p>0,73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372" calcext:value-type="float">
            <text:p>4372</text:p>
          </table:table-cell>
          <table:table-cell table:style-name="ce19" office:value-type="float" office:value="34.976" calcext:value-type="float">
            <text:p>34,976</text:p>
          </table:table-cell>
          <table:table-cell office:value-type="float" office:value="0.140465863454" calcext:value-type="float">
            <text:p>0,140465863454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1878" calcext:value-type="float">
            <text:p>1878</text:p>
          </table:table-cell>
          <table:table-cell table:formula="of:=[.CN4]/[.CE4]" office:value-type="float" office:value="0.30048" calcext:value-type="float">
            <text:p>0,30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.00666666666666667" calcext:value-type="float">
            <text:p>0,006666666666667</text:p>
          </table:table-cell>
          <table:table-cell table:formula="of:=[.F5]*100" office:value-type="float" office:value="0.666666666666667" calcext:value-type="float">
            <text:p>0,666666666666667</text:p>
          </table:table-cell>
          <table:table-cell table:style-name="ce51" table:formula="of:=QUARTILE([.$BM$3:.$BM$102];3)" office:value-type="float" office:value="0.0933333333333333" calcext:value-type="float">
            <text:p>0,093333333333333</text:p>
          </table:table-cell>
          <table:table-cell table:formula="of:=[.H5]*100" office:value-type="float" office:value="9.33333333333333" calcext:value-type="float">
            <text:p>9,33333333333333</text:p>
          </table:table-cell>
          <table:table-cell table:style-name="ce51" table:formula="of:=QUARTILE([.$BM$3:.$BM$102];4)" office:value-type="float" office:value="0.986666666666667" calcext:value-type="float">
            <text:p>0,986666666666667</text:p>
          </table:table-cell>
          <table:table-cell table:formula="of:=[.J5]*100" office:value-type="float" office:value="98.6666666666667" calcext:value-type="float">
            <text:p>98,6666666666667</text:p>
          </table:table-cell>
          <table:table-cell table:style-name="ce51" table:formula="of:=QUARTILE([.$BO$3:.$BO$102];0)" office:value-type="float" office:value="0.0413333333333333" calcext:value-type="float">
            <text:p>0,041333333333333</text:p>
          </table:table-cell>
          <table:table-cell table:formula="of:=[.L5]*100" office:value-type="float" office:value="4.13333333333333" calcext:value-type="float">
            <text:p>4,13333333333333</text:p>
          </table:table-cell>
          <table:table-cell table:style-name="ce51" table:formula="of:=QUARTILE([.$BO$3:.$BO$102];1)" office:value-type="float" office:value="0.295777777777778" calcext:value-type="float">
            <text:p>0,295777777777778</text:p>
          </table:table-cell>
          <table:table-cell table:formula="of:=[.N5]*100" office:value-type="float" office:value="29.5777777777778" calcext:value-type="float">
            <text:p>29,5777777777778</text:p>
          </table:table-cell>
          <table:table-cell table:style-name="ce51" table:formula="of:=QUARTILE([.$BO$3:.$BO$102];2)" office:value-type="float" office:value="0.652666666666667" calcext:value-type="float">
            <text:p>0,652666666666667</text:p>
          </table:table-cell>
          <table:table-cell table:formula="of:=[.P5]*100" office:value-type="float" office:value="65.2666666666667" calcext:value-type="float">
            <text:p>65,2666666666667</text:p>
          </table:table-cell>
          <table:table-cell table:style-name="ce51" table:formula="of:=QUARTILE([.$BO$3:.$BO$102];3)" office:value-type="float" office:value="0.846111111111111" calcext:value-type="float">
            <text:p>0,846111111111111</text:p>
          </table:table-cell>
          <table:table-cell table:formula="of:=[.R5]*100" office:value-type="float" office:value="84.6111111111111" calcext:value-type="float">
            <text:p>84,6111111111111</text:p>
          </table:table-cell>
          <table:table-cell table:style-name="ce51" table:formula="of:=QUARTILE([.$BO$3:.$BO$102];4)" office:value-type="float" office:value="0.999555555555556" calcext:value-type="float">
            <text:p>0,999555555555556</text:p>
          </table:table-cell>
          <table:table-cell table:formula="of:=[.T5]*100" office:value-type="float" office:value="99.9555555555556" calcext:value-type="float">
            <text:p>99,95555555555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AD5]-[.AH5]" office:value-type="float" office:value="32" calcext:value-type="float">
            <text:p>32</text:p>
          </table:table-cell>
          <table:table-cell table:formula="of:=[.AL5]/[.AD5]" office:value-type="float" office:value="0.64" calcext:value-type="float">
            <text:p>0,64</text:p>
          </table:table-cell>
          <table:table-cell table:formula="of:=[.AE5]-[.AI5]" office:value-type="float" office:value="239" calcext:value-type="float">
            <text:p>239</text:p>
          </table:table-cell>
          <table:table-cell table:formula="of:=[.AN5]/[.AE5]" office:value-type="float" office:value="0.956" calcext:value-type="float">
            <text:p>0,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266" calcext:value-type="float">
            <text:p>266</text:p>
          </table:table-cell>
          <table:table-cell table:style-name="ce19" office:value-type="float" office:value="5.48453608247" calcext:value-type="float">
            <text:p>5,48453608247</text:p>
          </table:table-cell>
          <table:table-cell office:value-type="float" office:value="0.0571305841924" calcext:value-type="float">
            <text:p>0,0571305841924</text:p>
          </table:table-cell>
          <table:table-cell table:formula="of:=[.AQ5]-[.AU5]" office:value-type="float" office:value="3" calcext:value-type="float">
            <text:p>3</text:p>
          </table:table-cell>
          <table:table-cell table:formula="of:=[.AY5]/[.AQ5]" office:value-type="float" office:value="0.03" calcext:value-type="float">
            <text:p>0,03</text:p>
          </table:table-cell>
          <table:table-cell table:formula="of:=[.AR5]-[.AV5]" office:value-type="float" office:value="734" calcext:value-type="float">
            <text:p>734</text:p>
          </table:table-cell>
          <table:table-cell table:formula="of:=[.BA5]/[.AR5]" office:value-type="float" office:value="0.734" calcext:value-type="float">
            <text:p>0,7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411" calcext:value-type="float">
            <text:p>411</text:p>
          </table:table-cell>
          <table:table-cell table:style-name="ce19" office:value-type="float" office:value="5.51677852349" calcext:value-type="float">
            <text:p>5,51677852349</text:p>
          </table:table-cell>
          <table:table-cell office:value-type="float" office:value="0.0372755305641" calcext:value-type="float">
            <text:p>0,0372755305641</text:p>
          </table:table-cell>
          <table:table-cell table:formula="of:=[.BD5]-[.BH5]" office:value-type="float" office:value="1" calcext:value-type="float">
            <text:p>1</text:p>
          </table:table-cell>
          <table:table-cell table:formula="of:=[.BL5]/[.BD5]" office:value-type="float" office:value="0.00666666666666667" calcext:value-type="float">
            <text:p>0,006666666666667</text:p>
          </table:table-cell>
          <table:table-cell table:formula="of:=[.BE5]-[.BI5]" office:value-type="float" office:value="1839" calcext:value-type="float">
            <text:p>1839</text:p>
          </table:table-cell>
          <table:table-cell table:formula="of:=[.BN5]/[.BE5]" office:value-type="float" office:value="0.817333333333333" calcext:value-type="float">
            <text:p>0,817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Q5]-[.BU5]" office:value-type="float" office:value="198" calcext:value-type="float">
            <text:p>198</text:p>
          </table:table-cell>
          <table:table-cell table:formula="of:=[.BY5]/[.BQ5]" office:value-type="float" office:value="0.99" calcext:value-type="float">
            <text:p>0,99</text:p>
          </table:table-cell>
          <table:table-cell table:formula="of:=[.BR5]-[.BV5]" office:value-type="float" office:value="3999" calcext:value-type="float">
            <text:p>3999</text:p>
          </table:table-cell>
          <table:table-cell table:formula="of:=[.CA5]/[.BR5]" office:value-type="float" office:value="0.99975" calcext:value-type="float">
            <text:p>0,99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442" calcext:value-type="float">
            <text:p>1442</text:p>
          </table:table-cell>
          <table:table-cell table:style-name="ce19" office:value-type="float" office:value="11.536" calcext:value-type="float">
            <text:p>11,536</text:p>
          </table:table-cell>
          <table:table-cell office:value-type="float" office:value="0.0463293172691" calcext:value-type="float">
            <text:p>0,0463293172691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4808" calcext:value-type="float">
            <text:p>4808</text:p>
          </table:table-cell>
          <table:table-cell table:formula="of:=[.CN5]/[.CE5]" office:value-type="float" office:value="0.76928" calcext:value-type="float">
            <text:p>0,769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" calcext:value-type="float">
            <text:p>0</text:p>
          </table:table-cell>
          <table:table-cell table:formula="of:=[.F6]*100" office:value-type="float" office:value="0" calcext:value-type="float">
            <text:p>0</text:p>
          </table:table-cell>
          <table:table-cell table:style-name="ce51" table:formula="of:=QUARTILE([.$BZ$3:.$BZ$102];3)" office:value-type="float" office:value="0.02125" calcext:value-type="float">
            <text:p>0,02125</text:p>
          </table:table-cell>
          <table:table-cell table:formula="of:=[.H6]*100" office:value-type="float" office:value="2.125" calcext:value-type="float">
            <text:p>2,125</text:p>
          </table:table-cell>
          <table:table-cell table:style-name="ce51" table:formula="of:=QUARTILE([.$BZ$3:.$BZ$102];4)" office:value-type="float" office:value="0.99" calcext:value-type="float">
            <text:p>0,99</text:p>
          </table:table-cell>
          <table:table-cell table:formula="of:=[.J6]*100" office:value-type="float" office:value="99" calcext:value-type="float">
            <text:p>99</text:p>
          </table:table-cell>
          <table:table-cell table:style-name="ce12" table:formula="of:=QUARTILE([.$CB$3:.$CB$102];0)" office:value-type="float" office:value="0.0235" calcext:value-type="float">
            <text:p>0,0235</text:p>
          </table:table-cell>
          <table:table-cell table:formula="of:=[.L6]*100" office:value-type="float" office:value="2.35" calcext:value-type="float">
            <text:p>2,35</text:p>
          </table:table-cell>
          <table:table-cell table:style-name="ce51" table:formula="of:=QUARTILE([.$CB$3:.$CB$102];1)" office:value-type="float" office:value="0.3865" calcext:value-type="float">
            <text:p>0,3865</text:p>
          </table:table-cell>
          <table:table-cell table:formula="of:=[.N6]*100" office:value-type="float" office:value="38.65" calcext:value-type="float">
            <text:p>38,65</text:p>
          </table:table-cell>
          <table:table-cell table:style-name="ce51" table:formula="of:=QUARTILE([.$CB$3:.$CB$102];2)" office:value-type="float" office:value="0.5605" calcext:value-type="float">
            <text:p>0,5605</text:p>
          </table:table-cell>
          <table:table-cell table:formula="of:=[.P6]*100" office:value-type="float" office:value="56.05" calcext:value-type="float">
            <text:p>56,05</text:p>
          </table:table-cell>
          <table:table-cell table:style-name="ce51" table:formula="of:=QUARTILE([.$CB$3:.$CB$102];3)" office:value-type="float" office:value="0.7771875" calcext:value-type="float">
            <text:p>0,7771875</text:p>
          </table:table-cell>
          <table:table-cell table:formula="of:=[.R6]*100" office:value-type="float" office:value="77.71875" calcext:value-type="float">
            <text:p>77,71875</text:p>
          </table:table-cell>
          <table:table-cell table:style-name="ce51" table:formula="of:=QUARTILE([.$CB$3:.$CB$102];4)" office:value-type="float" office:value="0.99975" calcext:value-type="float">
            <text:p>0,99975</text:p>
          </table:table-cell>
          <table:table-cell table:formula="of:=[.T6]*100" office:value-type="float" office:value="99.975" calcext:value-type="float">
            <text:p>99,97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table:style-name="ce19" office:value-type="float" office:value="6.70833333333" calcext:value-type="float">
            <text:p>6,70833333333</text:p>
          </table:table-cell>
          <table:table-cell office:value-type="float" office:value="0.142730496454" calcext:value-type="float">
            <text:p>0,142730496454</text:p>
          </table:table-cell>
          <table:table-cell table:formula="of:=[.AD6]-[.AH6]" office:value-type="float" office:value="2" calcext:value-type="float">
            <text:p>2</text:p>
          </table:table-cell>
          <table:table-cell table:formula="of:=[.AL6]/[.AD6]" office:value-type="float" office:value="0.04" calcext:value-type="float">
            <text:p>0,04</text:p>
          </table:table-cell>
          <table:table-cell table:formula="of:=[.AE6]-[.AI6]" office:value-type="float" office:value="89" calcext:value-type="float">
            <text:p>89</text:p>
          </table:table-cell>
          <table:table-cell table:formula="of:=[.AN6]/[.AE6]" office:value-type="float" office:value="0.356" calcext:value-type="float">
            <text:p>0,3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AQ6]-[.AU6]" office:value-type="float" office:value="0" calcext:value-type="float">
            <text:p>0</text:p>
          </table:table-cell>
          <table:table-cell table:formula="of:=[.AY6]/[.AQ6]" office:value-type="float" office:value="0" calcext:value-type="float">
            <text:p>0</text:p>
          </table:table-cell>
          <table:table-cell table:formula="of:=[.AR6]-[.AV6]" office:value-type="float" office:value="579" calcext:value-type="float">
            <text:p>579</text:p>
          </table:table-cell>
          <table:table-cell table:formula="of:=[.BA6]/[.AR6]" office:value-type="float" office:value="0.579" calcext:value-type="float">
            <text:p>0,5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table:style-name="ce19" office:value-type="float" office:value="4.80821917808" calcext:value-type="float">
            <text:p>4,80821917808</text:p>
          </table:table-cell>
          <table:table-cell office:value-type="float" office:value="0.0331601322626" calcext:value-type="float">
            <text:p>0,0331601322626</text:p>
          </table:table-cell>
          <table:table-cell table:formula="of:=[.BD6]-[.BH6]" office:value-type="float" office:value="4" calcext:value-type="float">
            <text:p>4</text:p>
          </table:table-cell>
          <table:table-cell table:formula="of:=[.BL6]/[.BD6]" office:value-type="float" office:value="0.0266666666666667" calcext:value-type="float">
            <text:p>0,026666666666667</text:p>
          </table:table-cell>
          <table:table-cell table:formula="of:=[.BE6]-[.BI6]" office:value-type="float" office:value="1899" calcext:value-type="float">
            <text:p>1899</text:p>
          </table:table-cell>
          <table:table-cell table:formula="of:=[.BN6]/[.BE6]" office:value-type="float" office:value="0.844" calcext:value-type="float">
            <text:p>0,8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table:style-name="ce19" office:value-type="float" office:value="8.87179487179" calcext:value-type="float">
            <text:p>8,87179487179</text:p>
          </table:table-cell>
          <table:table-cell office:value-type="float" office:value="0.045730901401" calcext:value-type="float">
            <text:p>0,045730901401</text:p>
          </table:table-cell>
          <table:table-cell table:formula="of:=[.BQ6]-[.BU6]" office:value-type="float" office:value="5" calcext:value-type="float">
            <text:p>5</text:p>
          </table:table-cell>
          <table:table-cell table:formula="of:=[.BY6]/[.BQ6]" office:value-type="float" office:value="0.025" calcext:value-type="float">
            <text:p>0,025</text:p>
          </table:table-cell>
          <table:table-cell table:formula="of:=[.BR6]-[.BV6]" office:value-type="float" office:value="3135" calcext:value-type="float">
            <text:p>3135</text:p>
          </table:table-cell>
          <table:table-cell table:formula="of:=[.CA6]/[.BR6]" office:value-type="float" office:value="0.78375" calcext:value-type="float">
            <text:p>0,78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131" calcext:value-type="float">
            <text:p>4131</text:p>
          </table:table-cell>
          <table:table-cell table:style-name="ce19" office:value-type="float" office:value="33.048" calcext:value-type="float">
            <text:p>33,048</text:p>
          </table:table-cell>
          <table:table-cell office:value-type="float" office:value="0.132722891566" calcext:value-type="float">
            <text:p>0,132722891566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2119" calcext:value-type="float">
            <text:p>2119</text:p>
          </table:table-cell>
          <table:table-cell table:formula="of:=[.CN6]/[.CE6]" office:value-type="float" office:value="0.33904" calcext:value-type="float">
            <text:p>0,33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" calcext:value-type="float">
            <text:p>0</text:p>
          </table:table-cell>
          <table:table-cell table:formula="of:=[.F7]*100" office:value-type="float" office:value="0" calcext:value-type="float">
            <text:p>0</text:p>
          </table:table-cell>
          <table:table-cell table:style-name="ce57" table:formula="of:=QUARTILE([.$CM$3:.$CM$102];3)" office:value-type="float" office:value="0.005" calcext:value-type="float">
            <text:p>0,005</text:p>
          </table:table-cell>
          <table:table-cell table:formula="of:=[.H7]*100" office:value-type="float" office:value="0.5" calcext:value-type="float">
            <text:p>0,5</text:p>
          </table:table-cell>
          <table:table-cell table:style-name="ce57" table:formula="of:=QUARTILE([.$CM$3:.$CM$102];4)" office:value-type="float" office:value="0.948" calcext:value-type="float">
            <text:p>0,948</text:p>
          </table:table-cell>
          <table:table-cell table:formula="of:=[.J7]*100" office:value-type="float" office:value="94.8" calcext:value-type="float">
            <text:p>94,8</text:p>
          </table:table-cell>
          <table:table-cell table:style-name="ce12" table:formula="of:=QUARTILE([.$CO$3:.$CO$102];0)" office:value-type="float" office:value="0" calcext:value-type="float">
            <text:p>0</text:p>
          </table:table-cell>
          <table:table-cell table:formula="of:=[.L7]*100" office:value-type="float" office:value="0" calcext:value-type="float">
            <text:p>0</text:p>
          </table:table-cell>
          <table:table-cell table:style-name="ce51" table:formula="of:=QUARTILE([.$CO$3:.$CO$102];1)" office:value-type="float" office:value="0.30228" calcext:value-type="float">
            <text:p>0,30228</text:p>
          </table:table-cell>
          <table:table-cell table:formula="of:=[.N7]*100" office:value-type="float" office:value="30.228" calcext:value-type="float">
            <text:p>30,228</text:p>
          </table:table-cell>
          <table:table-cell table:style-name="ce51" table:formula="of:=QUARTILE([.$CO$3:.$CO$102];2)" office:value-type="float" office:value="0.5628" calcext:value-type="float">
            <text:p>0,5628</text:p>
          </table:table-cell>
          <table:table-cell table:formula="of:=[.P7]*100" office:value-type="float" office:value="56.28" calcext:value-type="float">
            <text:p>56,28</text:p>
          </table:table-cell>
          <table:table-cell table:style-name="ce51" table:formula="of:=QUARTILE([.$CO$3:.$CO$102];3)" office:value-type="float" office:value="0.75384" calcext:value-type="float">
            <text:p>0,75384</text:p>
          </table:table-cell>
          <table:table-cell table:formula="of:=[.R7]*100" office:value-type="float" office:value="75.384" calcext:value-type="float">
            <text:p>75,384</text:p>
          </table:table-cell>
          <table:table-cell table:style-name="ce51" table:formula="of:=QUARTILE([.$CO$3:.$CO$102];4)" office:value-type="float" office:value="0.99872" calcext:value-type="float">
            <text:p>0,99872</text:p>
          </table:table-cell>
          <table:table-cell table:formula="of:=[.T7]*100" office:value-type="float" office:value="99.872" calcext:value-type="float">
            <text:p>99,87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style-name="ce19" office:value-type="float" office:value="4.48780487805" calcext:value-type="float">
            <text:p>4,48780487805</text:p>
          </table:table-cell>
          <table:table-cell office:value-type="float" office:value="0.112195121951" calcext:value-type="float">
            <text:p>0,112195121951</text:p>
          </table:table-cell>
          <table:table-cell table:formula="of:=[.AD7]-[.AH7]" office:value-type="float" office:value="9" calcext:value-type="float">
            <text:p>9</text:p>
          </table:table-cell>
          <table:table-cell table:formula="of:=[.AL7]/[.AD7]" office:value-type="float" office:value="0.18" calcext:value-type="float">
            <text:p>0,18</text:p>
          </table:table-cell>
          <table:table-cell table:formula="of:=[.AE7]-[.AI7]" office:value-type="float" office:value="158" calcext:value-type="float">
            <text:p>158</text:p>
          </table:table-cell>
          <table:table-cell table:formula="of:=[.AN7]/[.AE7]" office:value-type="float" office:value="0.632" calcext:value-type="float">
            <text:p>0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2.34482758621" calcext:value-type="float">
            <text:p>2,34482758621</text:p>
          </table:table-cell>
          <table:table-cell office:value-type="float" office:value="0.0411373260738" calcext:value-type="float">
            <text:p>0,0411373260738</text:p>
          </table:table-cell>
          <table:table-cell table:formula="of:=[.AQ7]-[.AU7]" office:value-type="float" office:value="42" calcext:value-type="float">
            <text:p>42</text:p>
          </table:table-cell>
          <table:table-cell table:formula="of:=[.AY7]/[.AQ7]" office:value-type="float" office:value="0.42" calcext:value-type="float">
            <text:p>0,42</text:p>
          </table:table-cell>
          <table:table-cell table:formula="of:=[.AR7]-[.AV7]" office:value-type="float" office:value="932" calcext:value-type="float">
            <text:p>932</text:p>
          </table:table-cell>
          <table:table-cell table:formula="of:=[.BA7]/[.AR7]" office:value-type="float" office:value="0.932" calcext:value-type="float">
            <text:p>0,9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24" calcext:value-type="float">
            <text:p>1624</text:p>
          </table:table-cell>
          <table:table-cell table:style-name="ce19" office:value-type="float" office:value="21.6533333333" calcext:value-type="float">
            <text:p>21,6533333333</text:p>
          </table:table-cell>
          <table:table-cell office:value-type="float" office:value="0.145324384787" calcext:value-type="float">
            <text:p>0,145324384787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626" calcext:value-type="float">
            <text:p>626</text:p>
          </table:table-cell>
          <table:table-cell table:formula="of:=[.BN7]/[.BE7]" office:value-type="float" office:value="0.278222222222222" calcext:value-type="float">
            <text:p>0,278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35" calcext:value-type="float">
            <text:p>1635</text:p>
          </table:table-cell>
          <table:table-cell table:style-name="ce19" office:value-type="float" office:value="16.35" calcext:value-type="float">
            <text:p>16,35</text:p>
          </table:table-cell>
          <table:table-cell office:value-type="float" office:value="0.0821608040201" calcext:value-type="float">
            <text:p>0,0821608040201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2365" calcext:value-type="float">
            <text:p>2365</text:p>
          </table:table-cell>
          <table:table-cell table:formula="of:=[.CA7]/[.BR7]" office:value-type="float" office:value="0.59125" calcext:value-type="float">
            <text:p>0,5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3" calcext:value-type="float">
            <text:p>223</text:p>
          </table:table-cell>
          <table:table-cell office:value-type="float" office:value="743" calcext:value-type="float">
            <text:p>743</text:p>
          </table:table-cell>
          <table:table-cell table:style-name="ce19" office:value-type="float" office:value="6.66367713004" calcext:value-type="float">
            <text:p>6,66367713004</text:p>
          </table:table-cell>
          <table:table-cell office:value-type="float" office:value="0.0300165636489" calcext:value-type="float">
            <text:p>0,0300165636489</text:p>
          </table:table-cell>
          <table:table-cell table:formula="of:=[.CD7]-[.CH7]" office:value-type="float" office:value="27" calcext:value-type="float">
            <text:p>27</text:p>
          </table:table-cell>
          <table:table-cell table:formula="of:=[.CL7]/[.CD7]" office:value-type="float" office:value="0.108" calcext:value-type="float">
            <text:p>0,108</text:p>
          </table:table-cell>
          <table:table-cell table:formula="of:=[.CE7]-[.CI7]" office:value-type="float" office:value="5507" calcext:value-type="float">
            <text:p>5507</text:p>
          </table:table-cell>
          <table:table-cell table:formula="of:=[.CN7]/[.CE7]" office:value-type="float" office:value="0.88112" calcext:value-type="float">
            <text:p>0,88112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.93103448276" calcext:value-type="float">
            <text:p>1,93103448276</text:p>
          </table:table-cell>
          <table:table-cell office:value-type="float" office:value="0.0689655172414" calcext:value-type="float">
            <text:p>0,0689655172414</text:p>
          </table:table-cell>
          <table:table-cell table:formula="of:=[.AD8]-[.AH8]" office:value-type="float" office:value="21" calcext:value-type="float">
            <text:p>21</text:p>
          </table:table-cell>
          <table:table-cell table:formula="of:=[.AL8]/[.AD8]" office:value-type="float" office:value="0.42" calcext:value-type="float">
            <text:p>0,42</text:p>
          </table:table-cell>
          <table:table-cell table:formula="of:=[.AE8]-[.AI8]" office:value-type="float" office:value="222" calcext:value-type="float">
            <text:p>222</text:p>
          </table:table-cell>
          <table:table-cell table:formula="of:=[.AN8]/[.AE8]" office:value-type="float" office:value="0.888" calcext:value-type="float">
            <text:p>0,8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412" calcext:value-type="float">
            <text:p>412</text:p>
          </table:table-cell>
          <table:table-cell table:style-name="ce19" office:value-type="float" office:value="8.32323232323" calcext:value-type="float">
            <text:p>8,32323232323</text:p>
          </table:table-cell>
          <table:table-cell office:value-type="float" office:value="0.0849309420738" calcext:value-type="float">
            <text:p>0,0849309420738</text:p>
          </table:table-cell>
          <table:table-cell table:formula="of:=[.AQ8]-[.AU8]" office:value-type="float" office:value="1" calcext:value-type="float">
            <text:p>1</text:p>
          </table:table-cell>
          <table:table-cell table:formula="of:=[.AY8]/[.AQ8]" office:value-type="float" office:value="0.01" calcext:value-type="float">
            <text:p>0,01</text:p>
          </table:table-cell>
          <table:table-cell table:formula="of:=[.AR8]-[.AV8]" office:value-type="float" office:value="588" calcext:value-type="float">
            <text:p>588</text:p>
          </table:table-cell>
          <table:table-cell table:formula="of:=[.BA8]/[.AR8]" office:value-type="float" office:value="0.588" calcext:value-type="float">
            <text:p>0,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586" calcext:value-type="float">
            <text:p>586</text:p>
          </table:table-cell>
          <table:table-cell table:style-name="ce19" office:value-type="float" office:value="8.02739726027" calcext:value-type="float">
            <text:p>8,02739726027</text:p>
          </table:table-cell>
          <table:table-cell office:value-type="float" office:value="0.0553613604157" calcext:value-type="float">
            <text:p>0,0553613604157</text:p>
          </table:table-cell>
          <table:table-cell table:formula="of:=[.BD8]-[.BH8]" office:value-type="float" office:value="4" calcext:value-type="float">
            <text:p>4</text:p>
          </table:table-cell>
          <table:table-cell table:formula="of:=[.BL8]/[.BD8]" office:value-type="float" office:value="0.0266666666666667" calcext:value-type="float">
            <text:p>0,026666666666667</text:p>
          </table:table-cell>
          <table:table-cell table:formula="of:=[.BE8]-[.BI8]" office:value-type="float" office:value="1664" calcext:value-type="float">
            <text:p>1664</text:p>
          </table:table-cell>
          <table:table-cell table:formula="of:=[.BN8]/[.BE8]" office:value-type="float" office:value="0.739555555555556" calcext:value-type="float">
            <text:p>0,739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597" calcext:value-type="float">
            <text:p>3597</text:p>
          </table:table-cell>
          <table:table-cell table:style-name="ce19" office:value-type="float" office:value="35.97" calcext:value-type="float">
            <text:p>35,97</text:p>
          </table:table-cell>
          <table:table-cell office:value-type="float" office:value="0.180753768844" calcext:value-type="float">
            <text:p>0,180753768844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403" calcext:value-type="float">
            <text:p>403</text:p>
          </table:table-cell>
          <table:table-cell table:formula="of:=[.CA8]/[.BR8]" office:value-type="float" office:value="0.10075" calcext:value-type="float">
            <text:p>0,10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038" calcext:value-type="float">
            <text:p>4038</text:p>
          </table:table-cell>
          <table:table-cell table:style-name="ce19" office:value-type="float" office:value="32.304" calcext:value-type="float">
            <text:p>32,304</text:p>
          </table:table-cell>
          <table:table-cell office:value-type="float" office:value="0.129734939759" calcext:value-type="float">
            <text:p>0,129734939759</text:p>
          </table:table-cell>
          <table:table-cell table:formula="of:=[.CD8]-[.CH8]" office:value-type="float" office:value="0" calcext:value-type="float">
            <text:p>0</text:p>
          </table:table-cell>
          <table:table-cell table:formula="of:=[.CL8]/[.CD8]" office:value-type="float" office:value="0" calcext:value-type="float">
            <text:p>0</text:p>
          </table:table-cell>
          <table:table-cell table:formula="of:=[.CE8]-[.CI8]" office:value-type="float" office:value="2212" calcext:value-type="float">
            <text:p>2212</text:p>
          </table:table-cell>
          <table:table-cell table:formula="of:=[.CN8]/[.CE8]" office:value-type="float" office:value="0.35392" calcext:value-type="float">
            <text:p>0,35392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table:style-name="ce19" office:value-type="float" office:value="5.77777777778" calcext:value-type="float">
            <text:p>5,77777777778</text:p>
          </table:table-cell>
          <table:table-cell office:value-type="float" office:value="0.131313131313" calcext:value-type="float">
            <text:p>0,131313131313</text:p>
          </table:table-cell>
          <table:table-cell table:formula="of:=[.AD9]-[.AH9]" office:value-type="float" office:value="5" calcext:value-type="float">
            <text:p>5</text:p>
          </table:table-cell>
          <table:table-cell table:formula="of:=[.AL9]/[.AD9]" office:value-type="float" office:value="0.1" calcext:value-type="float">
            <text:p>0,1</text:p>
          </table:table-cell>
          <table:table-cell table:formula="of:=[.AE9]-[.AI9]" office:value-type="float" office:value="120" calcext:value-type="float">
            <text:p>120</text:p>
          </table:table-cell>
          <table:table-cell table:formula="of:=[.AN9]/[.AE9]" office:value-type="float" office:value="0.48" calcext:value-type="float">
            <text:p>0,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45" calcext:value-type="float">
            <text:p>945</text:p>
          </table:table-cell>
          <table:table-cell table:style-name="ce19" office:value-type="float" office:value="18.9" calcext:value-type="float">
            <text:p>18,9</text:p>
          </table:table-cell>
          <table:table-cell office:value-type="float" office:value="0.190909090909" calcext:value-type="float">
            <text:p>0,190909090909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55" calcext:value-type="float">
            <text:p>55</text:p>
          </table:table-cell>
          <table:table-cell table:formula="of:=[.BA9]/[.AR9]" office:value-type="float" office:value="0.055" calcext:value-type="float">
            <text:p>0,0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751" calcext:value-type="float">
            <text:p>751</text:p>
          </table:table-cell>
          <table:table-cell table:style-name="ce19" office:value-type="float" office:value="10.0805369128" calcext:value-type="float">
            <text:p>10,0805369128</text:p>
          </table:table-cell>
          <table:table-cell office:value-type="float" office:value="0.068111735897" calcext:value-type="float">
            <text:p>0,068111735897</text:p>
          </table:table-cell>
          <table:table-cell table:formula="of:=[.BD9]-[.BH9]" office:value-type="float" office:value="1" calcext:value-type="float">
            <text:p>1</text:p>
          </table:table-cell>
          <table:table-cell table:formula="of:=[.BL9]/[.BD9]" office:value-type="float" office:value="0.00666666666666667" calcext:value-type="float">
            <text:p>0,006666666666667</text:p>
          </table:table-cell>
          <table:table-cell table:formula="of:=[.BE9]-[.BI9]" office:value-type="float" office:value="1499" calcext:value-type="float">
            <text:p>1499</text:p>
          </table:table-cell>
          <table:table-cell table:formula="of:=[.BN9]/[.BE9]" office:value-type="float" office:value="0.666222222222222" calcext:value-type="float">
            <text:p>0,666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633" calcext:value-type="float">
            <text:p>2633</text:p>
          </table:table-cell>
          <table:table-cell table:style-name="ce19" office:value-type="float" office:value="26.33" calcext:value-type="float">
            <text:p>26,33</text:p>
          </table:table-cell>
          <table:table-cell office:value-type="float" office:value="0.132311557789" calcext:value-type="float">
            <text:p>0,132311557789</text:p>
          </table:table-cell>
          <table:table-cell table:formula="of:=[.BQ9]-[.BU9]" office:value-type="float" office:value="0" calcext:value-type="float">
            <text:p>0</text:p>
          </table:table-cell>
          <table:table-cell table:formula="of:=[.BY9]/[.BQ9]" office:value-type="float" office:value="0" calcext:value-type="float">
            <text:p>0</text:p>
          </table:table-cell>
          <table:table-cell table:formula="of:=[.BR9]-[.BV9]" office:value-type="float" office:value="1367" calcext:value-type="float">
            <text:p>1367</text:p>
          </table:table-cell>
          <table:table-cell table:formula="of:=[.CA9]/[.BR9]" office:value-type="float" office:value="0.34175" calcext:value-type="float">
            <text:p>0,341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129" calcext:value-type="float">
            <text:p>3129</text:p>
          </table:table-cell>
          <table:table-cell table:style-name="ce19" office:value-type="float" office:value="25.032" calcext:value-type="float">
            <text:p>25,032</text:p>
          </table:table-cell>
          <table:table-cell office:value-type="float" office:value="0.100530120482" calcext:value-type="float">
            <text:p>0,100530120482</text:p>
          </table:table-cell>
          <table:table-cell table:formula="of:=[.CD9]-[.CH9]" office:value-type="float" office:value="0" calcext:value-type="float">
            <text:p>0</text:p>
          </table:table-cell>
          <table:table-cell table:formula="of:=[.CL9]/[.CD9]" office:value-type="float" office:value="0" calcext:value-type="float">
            <text:p>0</text:p>
          </table:table-cell>
          <table:table-cell table:formula="of:=[.CE9]-[.CI9]" office:value-type="float" office:value="3121" calcext:value-type="float">
            <text:p>3121</text:p>
          </table:table-cell>
          <table:table-cell table:formula="of:=[.CN9]/[.CE9]" office:value-type="float" office:value="0.49936" calcext:value-type="float">
            <text:p>0,49936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3.64444444444" calcext:value-type="float">
            <text:p>3,64444444444</text:p>
          </table:table-cell>
          <table:table-cell office:value-type="float" office:value="0.0828282828283" calcext:value-type="float">
            <text:p>0,0828282828283</text:p>
          </table:table-cell>
          <table:table-cell table:formula="of:=[.AD10]-[.AH10]" office:value-type="float" office:value="5" calcext:value-type="float">
            <text:p>5</text:p>
          </table:table-cell>
          <table:table-cell table:formula="of:=[.AL10]/[.AD10]" office:value-type="float" office:value="0.1" calcext:value-type="float">
            <text:p>0,1</text:p>
          </table:table-cell>
          <table:table-cell table:formula="of:=[.AE10]-[.AI10]" office:value-type="float" office:value="168" calcext:value-type="float">
            <text:p>168</text:p>
          </table:table-cell>
          <table:table-cell table:formula="of:=[.AN10]/[.AE10]" office:value-type="float" office:value="0.672" calcext:value-type="float">
            <text:p>0,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.111111111111" calcext:value-type="float">
            <text:p>0,111111111111</text:p>
          </table:table-cell>
          <table:table-cell table:formula="of:=[.AQ10]-[.AU10]" office:value-type="float" office:value="0" calcext:value-type="float">
            <text:p>0</text:p>
          </table:table-cell>
          <table:table-cell table:formula="of:=[.AY10]/[.AQ10]" office:value-type="float" office:value="0" calcext:value-type="float">
            <text:p>0</text:p>
          </table:table-cell>
          <table:table-cell table:formula="of:=[.AR10]-[.AV10]" office:value-type="float" office:value="450" calcext:value-type="float">
            <text:p>450</text:p>
          </table:table-cell>
          <table:table-cell table:formula="of:=[.BA10]/[.AR10]" office:value-type="float" office:value="0.45" calcext:value-type="float">
            <text:p>0,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style-name="ce19" office:value-type="float" office:value="2.09375" calcext:value-type="float">
            <text:p>2,09375</text:p>
          </table:table-cell>
          <table:table-cell office:value-type="float" office:value="0.0164862204724" calcext:value-type="float">
            <text:p>0,0164862204724</text:p>
          </table:table-cell>
          <table:table-cell table:formula="of:=[.BD10]-[.BH10]" office:value-type="float" office:value="22" calcext:value-type="float">
            <text:p>22</text:p>
          </table:table-cell>
          <table:table-cell table:formula="of:=[.BL10]/[.BD10]" office:value-type="float" office:value="0.146666666666667" calcext:value-type="float">
            <text:p>0,146666666666667</text:p>
          </table:table-cell>
          <table:table-cell table:formula="of:=[.BE10]-[.BI10]" office:value-type="float" office:value="2116" calcext:value-type="float">
            <text:p>2116</text:p>
          </table:table-cell>
          <table:table-cell table:formula="of:=[.BN10]/[.BE10]" office:value-type="float" office:value="0.940444444444444" calcext:value-type="float">
            <text:p>0,940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4" calcext:value-type="float">
            <text:p>194</text:p>
          </table:table-cell>
          <table:table-cell office:value-type="float" office:value="830" calcext:value-type="float">
            <text:p>830</text:p>
          </table:table-cell>
          <table:table-cell table:style-name="ce19" office:value-type="float" office:value="8.55670103093" calcext:value-type="float">
            <text:p>8,55670103093</text:p>
          </table:table-cell>
          <table:table-cell office:value-type="float" office:value="0.0443352385022" calcext:value-type="float">
            <text:p>0,0443352385022</text:p>
          </table:table-cell>
          <table:table-cell table:formula="of:=[.BQ10]-[.BU10]" office:value-type="float" office:value="6" calcext:value-type="float">
            <text:p>6</text:p>
          </table:table-cell>
          <table:table-cell table:formula="of:=[.BY10]/[.BQ10]" office:value-type="float" office:value="0.03" calcext:value-type="float">
            <text:p>0,03</text:p>
          </table:table-cell>
          <table:table-cell table:formula="of:=[.BR10]-[.BV10]" office:value-type="float" office:value="3170" calcext:value-type="float">
            <text:p>3170</text:p>
          </table:table-cell>
          <table:table-cell table:formula="of:=[.CA10]/[.BR10]" office:value-type="float" office:value="0.7925" calcext:value-type="float">
            <text:p>0,7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056" calcext:value-type="float">
            <text:p>2056</text:p>
          </table:table-cell>
          <table:table-cell table:style-name="ce19" office:value-type="float" office:value="16.448" calcext:value-type="float">
            <text:p>16,448</text:p>
          </table:table-cell>
          <table:table-cell office:value-type="float" office:value="0.0660562248996" calcext:value-type="float">
            <text:p>0,0660562248996</text:p>
          </table:table-cell>
          <table:table-cell table:formula="of:=[.CD10]-[.CH10]" office:value-type="float" office:value="0" calcext:value-type="float">
            <text:p>0</text:p>
          </table:table-cell>
          <table:table-cell table:formula="of:=[.CL10]/[.CD10]" office:value-type="float" office:value="0" calcext:value-type="float">
            <text:p>0</text:p>
          </table:table-cell>
          <table:table-cell table:formula="of:=[.CE10]-[.CI10]" office:value-type="float" office:value="4194" calcext:value-type="float">
            <text:p>4194</text:p>
          </table:table-cell>
          <table:table-cell table:formula="of:=[.CN10]/[.CE10]" office:value-type="float" office:value="0.67104" calcext:value-type="float">
            <text:p>0,67104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.47826086957" calcext:value-type="float">
            <text:p>3,47826086957</text:p>
          </table:table-cell>
          <table:table-cell office:value-type="float" office:value="0.0772946859903" calcext:value-type="float">
            <text:p>0,0772946859903</text:p>
          </table:table-cell>
          <table:table-cell table:formula="of:=[.AD11]-[.AH11]" office:value-type="float" office:value="4" calcext:value-type="float">
            <text:p>4</text:p>
          </table:table-cell>
          <table:table-cell table:formula="of:=[.AL11]/[.AD11]" office:value-type="float" office:value="0.08" calcext:value-type="float">
            <text:p>0,08</text:p>
          </table:table-cell>
          <table:table-cell table:formula="of:=[.AE11]-[.AI11]" office:value-type="float" office:value="170" calcext:value-type="float">
            <text:p>170</text:p>
          </table:table-cell>
          <table:table-cell table:formula="of:=[.AN11]/[.AE11]" office:value-type="float" office:value="0.68" calcext:value-type="float">
            <text:p>0,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style-name="ce19" office:value-type="float" office:value="18" calcext:value-type="float">
            <text:p>18</text:p>
          </table:table-cell>
          <table:table-cell office:value-type="float" office:value="0.181818181818" calcext:value-type="float">
            <text:p>0,181818181818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100" calcext:value-type="float">
            <text:p>100</text:p>
          </table:table-cell>
          <table:table-cell table:formula="of:=[.BA11]/[.AR11]" office:value-type="float" office:value="0.1" calcext:value-type="float">
            <text:p>0,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11" calcext:value-type="float">
            <text:p>1411</text:p>
          </table:table-cell>
          <table:table-cell table:style-name="ce19" office:value-type="float" office:value="18.8133333333" calcext:value-type="float">
            <text:p>18,8133333333</text:p>
          </table:table-cell>
          <table:table-cell office:value-type="float" office:value="0.126263982103" calcext:value-type="float">
            <text:p>0,126263982103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839" calcext:value-type="float">
            <text:p>839</text:p>
          </table:table-cell>
          <table:table-cell table:formula="of:=[.BN11]/[.BE11]" office:value-type="float" office:value="0.372888888888889" calcext:value-type="float">
            <text:p>0,372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682" calcext:value-type="float">
            <text:p>3682</text:p>
          </table:table-cell>
          <table:table-cell table:style-name="ce19" office:value-type="float" office:value="36.82" calcext:value-type="float">
            <text:p>36,82</text:p>
          </table:table-cell>
          <table:table-cell office:value-type="float" office:value="0.185025125628" calcext:value-type="float">
            <text:p>0,185025125628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318" calcext:value-type="float">
            <text:p>318</text:p>
          </table:table-cell>
          <table:table-cell table:formula="of:=[.CA11]/[.BR11]" office:value-type="float" office:value="0.0795" calcext:value-type="float">
            <text:p>0,07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329" calcext:value-type="float">
            <text:p>2329</text:p>
          </table:table-cell>
          <table:table-cell table:style-name="ce19" office:value-type="float" office:value="18.632" calcext:value-type="float">
            <text:p>18,632</text:p>
          </table:table-cell>
          <table:table-cell office:value-type="float" office:value="0.0748273092369" calcext:value-type="float">
            <text:p>0,0748273092369</text:p>
          </table:table-cell>
          <table:table-cell table:formula="of:=[.CD11]-[.CH11]" office:value-type="float" office:value="0" calcext:value-type="float">
            <text:p>0</text:p>
          </table:table-cell>
          <table:table-cell table:formula="of:=[.CL11]/[.CD11]" office:value-type="float" office:value="0" calcext:value-type="float">
            <text:p>0</text:p>
          </table:table-cell>
          <table:table-cell table:formula="of:=[.CE11]-[.CI11]" office:value-type="float" office:value="3921" calcext:value-type="float">
            <text:p>3921</text:p>
          </table:table-cell>
          <table:table-cell table:formula="of:=[.CN11]/[.CE11]" office:value-type="float" office:value="0.62736" calcext:value-type="float">
            <text:p>0,62736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19" office:value-type="float" office:value="1.71428571429" calcext:value-type="float">
            <text:p>1,71428571429</text:p>
          </table:table-cell>
          <table:table-cell office:value-type="float" office:value="0.0634920634921" calcext:value-type="float">
            <text:p>0,0634920634921</text:p>
          </table:table-cell>
          <table:table-cell table:formula="of:=[.AD12]-[.AH12]" office:value-type="float" office:value="22" calcext:value-type="float">
            <text:p>22</text:p>
          </table:table-cell>
          <table:table-cell table:formula="of:=[.AL12]/[.AD12]" office:value-type="float" office:value="0.44" calcext:value-type="float">
            <text:p>0,44</text:p>
          </table:table-cell>
          <table:table-cell table:formula="of:=[.AE12]-[.AI12]" office:value-type="float" office:value="226" calcext:value-type="float">
            <text:p>226</text:p>
          </table:table-cell>
          <table:table-cell table:formula="of:=[.AN12]/[.AE12]" office:value-type="float" office:value="0.904" calcext:value-type="float">
            <text:p>0,9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71" calcext:value-type="float">
            <text:p>471</text:p>
          </table:table-cell>
          <table:table-cell table:style-name="ce19" office:value-type="float" office:value="9.42" calcext:value-type="float">
            <text:p>9,42</text:p>
          </table:table-cell>
          <table:table-cell office:value-type="float" office:value="0.0951515151515" calcext:value-type="float">
            <text:p>0,0951515151515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529" calcext:value-type="float">
            <text:p>529</text:p>
          </table:table-cell>
          <table:table-cell table:formula="of:=[.BA12]/[.AR12]" office:value-type="float" office:value="0.529" calcext:value-type="float">
            <text:p>0,5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22" calcext:value-type="float">
            <text:p>1622</text:p>
          </table:table-cell>
          <table:table-cell table:style-name="ce19" office:value-type="float" office:value="21.6266666667" calcext:value-type="float">
            <text:p>21,6266666667</text:p>
          </table:table-cell>
          <table:table-cell office:value-type="float" office:value="0.14514541387" calcext:value-type="float">
            <text:p>0,14514541387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628" calcext:value-type="float">
            <text:p>628</text:p>
          </table:table-cell>
          <table:table-cell table:formula="of:=[.BN12]/[.BE12]" office:value-type="float" office:value="0.279111111111111" calcext:value-type="float">
            <text:p>0,279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584" calcext:value-type="float">
            <text:p>3584</text:p>
          </table:table-cell>
          <table:table-cell table:style-name="ce19" office:value-type="float" office:value="35.84" calcext:value-type="float">
            <text:p>35,84</text:p>
          </table:table-cell>
          <table:table-cell office:value-type="float" office:value="0.180100502513" calcext:value-type="float">
            <text:p>0,180100502513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416" calcext:value-type="float">
            <text:p>416</text:p>
          </table:table-cell>
          <table:table-cell table:formula="of:=[.CA12]/[.BR12]" office:value-type="float" office:value="0.104" calcext:value-type="float">
            <text:p>0,1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432" calcext:value-type="float">
            <text:p>2432</text:p>
          </table:table-cell>
          <table:table-cell table:style-name="ce19" office:value-type="float" office:value="19.456" calcext:value-type="float">
            <text:p>19,456</text:p>
          </table:table-cell>
          <table:table-cell office:value-type="float" office:value="0.0781365461847" calcext:value-type="float">
            <text:p>0,0781365461847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3818" calcext:value-type="float">
            <text:p>3818</text:p>
          </table:table-cell>
          <table:table-cell table:formula="of:=[.CN12]/[.CE12]" office:value-type="float" office:value="0.61088" calcext:value-type="float">
            <text:p>0,61088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style-name="ce19" office:value-type="float" office:value="1.45454545455" calcext:value-type="float">
            <text:p>1,45454545455</text:p>
          </table:table-cell>
          <table:table-cell office:value-type="float" office:value="0.0454545454545" calcext:value-type="float">
            <text:p>0,0454545454545</text:p>
          </table:table-cell>
          <table:table-cell table:formula="of:=[.AD13]-[.AH13]" office:value-type="float" office:value="17" calcext:value-type="float">
            <text:p>17</text:p>
          </table:table-cell>
          <table:table-cell table:formula="of:=[.AL13]/[.AD13]" office:value-type="float" office:value="0.34" calcext:value-type="float">
            <text:p>0,34</text:p>
          </table:table-cell>
          <table:table-cell table:formula="of:=[.AE13]-[.AI13]" office:value-type="float" office:value="226" calcext:value-type="float">
            <text:p>226</text:p>
          </table:table-cell>
          <table:table-cell table:formula="of:=[.AN13]/[.AE13]" office:value-type="float" office:value="0.904" calcext:value-type="float">
            <text:p>0,9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style-name="ce19" office:value-type="float" office:value="2.68235294118" calcext:value-type="float">
            <text:p>2,68235294118</text:p>
          </table:table-cell>
          <table:table-cell office:value-type="float" office:value="0.0319327731092" calcext:value-type="float">
            <text:p>0,0319327731092</text:p>
          </table:table-cell>
          <table:table-cell table:formula="of:=[.AQ13]-[.AU13]" office:value-type="float" office:value="15" calcext:value-type="float">
            <text:p>15</text:p>
          </table:table-cell>
          <table:table-cell table:formula="of:=[.AY13]/[.AQ13]" office:value-type="float" office:value="0.15" calcext:value-type="float">
            <text:p>0,15</text:p>
          </table:table-cell>
          <table:table-cell table:formula="of:=[.AR13]-[.AV13]" office:value-type="float" office:value="886" calcext:value-type="float">
            <text:p>886</text:p>
          </table:table-cell>
          <table:table-cell table:formula="of:=[.BA13]/[.AR13]" office:value-type="float" office:value="0.886" calcext:value-type="float">
            <text:p>0,8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style-name="ce19" office:value-type="float" office:value="2.05357142857" calcext:value-type="float">
            <text:p>2,05357142857</text:p>
          </table:table-cell>
          <table:table-cell office:value-type="float" office:value="0.0185006435006" calcext:value-type="float">
            <text:p>0,0185006435006</text:p>
          </table:table-cell>
          <table:table-cell table:formula="of:=[.BD13]-[.BH13]" office:value-type="float" office:value="38" calcext:value-type="float">
            <text:p>38</text:p>
          </table:table-cell>
          <table:table-cell table:formula="of:=[.BL13]/[.BD13]" office:value-type="float" office:value="0.253333333333333" calcext:value-type="float">
            <text:p>0,253333333333333</text:p>
          </table:table-cell>
          <table:table-cell table:formula="of:=[.BE13]-[.BI13]" office:value-type="float" office:value="2135" calcext:value-type="float">
            <text:p>2135</text:p>
          </table:table-cell>
          <table:table-cell table:formula="of:=[.BN13]/[.BE13]" office:value-type="float" office:value="0.948888888888889" calcext:value-type="float">
            <text:p>0,948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461" calcext:value-type="float">
            <text:p>461</text:p>
          </table:table-cell>
          <table:table-cell table:style-name="ce19" office:value-type="float" office:value="4.82722513089" calcext:value-type="float">
            <text:p>4,82722513089</text:p>
          </table:table-cell>
          <table:table-cell office:value-type="float" office:value="0.0254064480573" calcext:value-type="float">
            <text:p>0,0254064480573</text:p>
          </table:table-cell>
          <table:table-cell table:formula="of:=[.BQ13]-[.BU13]" office:value-type="float" office:value="9" calcext:value-type="float">
            <text:p>9</text:p>
          </table:table-cell>
          <table:table-cell table:formula="of:=[.BY13]/[.BQ13]" office:value-type="float" office:value="0.045" calcext:value-type="float">
            <text:p>0,045</text:p>
          </table:table-cell>
          <table:table-cell table:formula="of:=[.BR13]-[.BV13]" office:value-type="float" office:value="3539" calcext:value-type="float">
            <text:p>3539</text:p>
          </table:table-cell>
          <table:table-cell table:formula="of:=[.CA13]/[.BR13]" office:value-type="float" office:value="0.88475" calcext:value-type="float">
            <text:p>0,88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122" calcext:value-type="float">
            <text:p>1122</text:p>
          </table:table-cell>
          <table:table-cell table:style-name="ce19" office:value-type="float" office:value="8.976" calcext:value-type="float">
            <text:p>8,976</text:p>
          </table:table-cell>
          <table:table-cell office:value-type="float" office:value="0.0360481927711" calcext:value-type="float">
            <text:p>0,0360481927711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5128" calcext:value-type="float">
            <text:p>5128</text:p>
          </table:table-cell>
          <table:table-cell table:formula="of:=[.CN13]/[.CE13]" office:value-type="float" office:value="0.82048" calcext:value-type="float">
            <text:p>0,82048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86206896552" calcext:value-type="float">
            <text:p>1,86206896552</text:p>
          </table:table-cell>
          <table:table-cell office:value-type="float" office:value="0.0665024630542" calcext:value-type="float">
            <text:p>0,0665024630542</text:p>
          </table:table-cell>
          <table:table-cell table:formula="of:=[.AD14]-[.AH14]" office:value-type="float" office:value="21" calcext:value-type="float">
            <text:p>21</text:p>
          </table:table-cell>
          <table:table-cell table:formula="of:=[.AL14]/[.AD14]" office:value-type="float" office:value="0.42" calcext:value-type="float">
            <text:p>0,42</text:p>
          </table:table-cell>
          <table:table-cell table:formula="of:=[.AE14]-[.AI14]" office:value-type="float" office:value="223" calcext:value-type="float">
            <text:p>223</text:p>
          </table:table-cell>
          <table:table-cell table:formula="of:=[.AN14]/[.AE14]" office:value-type="float" office:value="0.892" calcext:value-type="float">
            <text:p>0,8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7" calcext:value-type="float">
            <text:p>767</text:p>
          </table:table-cell>
          <table:table-cell table:style-name="ce19" office:value-type="float" office:value="15.34" calcext:value-type="float">
            <text:p>15,34</text:p>
          </table:table-cell>
          <table:table-cell office:value-type="float" office:value="0.154949494949" calcext:value-type="float">
            <text:p>0,154949494949</text:p>
          </table:table-cell>
          <table:table-cell table:formula="of:=[.AQ14]-[.AU14]" office:value-type="float" office:value="0" calcext:value-type="float">
            <text:p>0</text:p>
          </table:table-cell>
          <table:table-cell table:formula="of:=[.AY14]/[.AQ14]" office:value-type="float" office:value="0" calcext:value-type="float">
            <text:p>0</text:p>
          </table:table-cell>
          <table:table-cell table:formula="of:=[.AR14]-[.AV14]" office:value-type="float" office:value="233" calcext:value-type="float">
            <text:p>233</text:p>
          </table:table-cell>
          <table:table-cell table:formula="of:=[.BA14]/[.AR14]" office:value-type="float" office:value="0.233" calcext:value-type="float">
            <text:p>0,23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0" calcext:value-type="float">
            <text:p>130</text:p>
          </table:table-cell>
          <table:table-cell office:value-type="float" office:value="228" calcext:value-type="float">
            <text:p>228</text:p>
          </table:table-cell>
          <table:table-cell table:style-name="ce19" office:value-type="float" office:value="3.50769230769" calcext:value-type="float">
            <text:p>3,50769230769</text:p>
          </table:table-cell>
          <table:table-cell office:value-type="float" office:value="0.0271914132379" calcext:value-type="float">
            <text:p>0,0271914132379</text:p>
          </table:table-cell>
          <table:table-cell table:formula="of:=[.BD14]-[.BH14]" office:value-type="float" office:value="20" calcext:value-type="float">
            <text:p>20</text:p>
          </table:table-cell>
          <table:table-cell table:formula="of:=[.BL14]/[.BD14]" office:value-type="float" office:value="0.133333333333333" calcext:value-type="float">
            <text:p>0,133333333333333</text:p>
          </table:table-cell>
          <table:table-cell table:formula="of:=[.BE14]-[.BI14]" office:value-type="float" office:value="2022" calcext:value-type="float">
            <text:p>2022</text:p>
          </table:table-cell>
          <table:table-cell table:formula="of:=[.BN14]/[.BE14]" office:value-type="float" office:value="0.898666666666667" calcext:value-type="float">
            <text:p>0,898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1425" calcext:value-type="float">
            <text:p>1425</text:p>
          </table:table-cell>
          <table:table-cell table:style-name="ce19" office:value-type="float" office:value="14.3216080402" calcext:value-type="float">
            <text:p>14,3216080402</text:p>
          </table:table-cell>
          <table:table-cell office:value-type="float" office:value="0.0723313537384" calcext:value-type="float">
            <text:p>0,0723313537384</text:p>
          </table:table-cell>
          <table:table-cell table:formula="of:=[.BQ14]-[.BU14]" office:value-type="float" office:value="1" calcext:value-type="float">
            <text:p>1</text:p>
          </table:table-cell>
          <table:table-cell table:formula="of:=[.BY14]/[.BQ14]" office:value-type="float" office:value="0.005" calcext:value-type="float">
            <text:p>0,005</text:p>
          </table:table-cell>
          <table:table-cell table:formula="of:=[.BR14]-[.BV14]" office:value-type="float" office:value="2575" calcext:value-type="float">
            <text:p>2575</text:p>
          </table:table-cell>
          <table:table-cell table:formula="of:=[.CA14]/[.BR14]" office:value-type="float" office:value="0.64375" calcext:value-type="float">
            <text:p>0,64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521" calcext:value-type="float">
            <text:p>5521</text:p>
          </table:table-cell>
          <table:table-cell table:style-name="ce19" office:value-type="float" office:value="44.168" calcext:value-type="float">
            <text:p>44,168</text:p>
          </table:table-cell>
          <table:table-cell office:value-type="float" office:value="0.177381526104" calcext:value-type="float">
            <text:p>0,177381526104</text:p>
          </table:table-cell>
          <table:table-cell table:formula="of:=[.CD14]-[.CH14]" office:value-type="float" office:value="0" calcext:value-type="float">
            <text:p>0</text:p>
          </table:table-cell>
          <table:table-cell table:formula="of:=[.CL14]/[.CD14]" office:value-type="float" office:value="0" calcext:value-type="float">
            <text:p>0</text:p>
          </table:table-cell>
          <table:table-cell table:formula="of:=[.CE14]-[.CI14]" office:value-type="float" office:value="729" calcext:value-type="float">
            <text:p>729</text:p>
          </table:table-cell>
          <table:table-cell table:formula="of:=[.CN14]/[.CE14]" office:value-type="float" office:value="0.11664" calcext:value-type="float">
            <text:p>0,11664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579710144928" calcext:value-type="float">
            <text:p>0,0579710144928</text:p>
          </table:table-cell>
          <table:table-cell table:formula="of:=[.AD15]-[.AH15]" office:value-type="float" office:value="26" calcext:value-type="float">
            <text:p>26</text:p>
          </table:table-cell>
          <table:table-cell table:formula="of:=[.AL15]/[.AD15]" office:value-type="float" office:value="0.52" calcext:value-type="float">
            <text:p>0,52</text:p>
          </table:table-cell>
          <table:table-cell table:formula="of:=[.AE15]-[.AI15]" office:value-type="float" office:value="234" calcext:value-type="float">
            <text:p>234</text:p>
          </table:table-cell>
          <table:table-cell table:formula="of:=[.AN15]/[.AE15]" office:value-type="float" office:value="0.936" calcext:value-type="float">
            <text:p>0,9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27" calcext:value-type="float">
            <text:p>527</text:p>
          </table:table-cell>
          <table:table-cell table:style-name="ce19" office:value-type="float" office:value="10.54" calcext:value-type="float">
            <text:p>10,54</text:p>
          </table:table-cell>
          <table:table-cell office:value-type="float" office:value="0.106464646465" calcext:value-type="float">
            <text:p>0,106464646465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473" calcext:value-type="float">
            <text:p>473</text:p>
          </table:table-cell>
          <table:table-cell table:formula="of:=[.BA15]/[.AR15]" office:value-type="float" office:value="0.473" calcext:value-type="float">
            <text:p>0,4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942" calcext:value-type="float">
            <text:p>942</text:p>
          </table:table-cell>
          <table:table-cell table:style-name="ce19" office:value-type="float" office:value="12.56" calcext:value-type="float">
            <text:p>12,56</text:p>
          </table:table-cell>
          <table:table-cell office:value-type="float" office:value="0.0842953020134" calcext:value-type="float">
            <text:p>0,0842953020134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1308" calcext:value-type="float">
            <text:p>1308</text:p>
          </table:table-cell>
          <table:table-cell table:formula="of:=[.BN15]/[.BE15]" office:value-type="float" office:value="0.581333333333333" calcext:value-type="float">
            <text:p>0,58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6" calcext:value-type="float">
            <text:p>196</text:p>
          </table:table-cell>
          <table:table-cell office:value-type="float" office:value="568" calcext:value-type="float">
            <text:p>568</text:p>
          </table:table-cell>
          <table:table-cell table:style-name="ce19" office:value-type="float" office:value="5.79591836735" calcext:value-type="float">
            <text:p>5,79591836735</text:p>
          </table:table-cell>
          <table:table-cell office:value-type="float" office:value="0.0297226582941" calcext:value-type="float">
            <text:p>0,0297226582941</text:p>
          </table:table-cell>
          <table:table-cell table:formula="of:=[.BQ15]-[.BU15]" office:value-type="float" office:value="4" calcext:value-type="float">
            <text:p>4</text:p>
          </table:table-cell>
          <table:table-cell table:formula="of:=[.BY15]/[.BQ15]" office:value-type="float" office:value="0.02" calcext:value-type="float">
            <text:p>0,02</text:p>
          </table:table-cell>
          <table:table-cell table:formula="of:=[.BR15]-[.BV15]" office:value-type="float" office:value="3432" calcext:value-type="float">
            <text:p>3432</text:p>
          </table:table-cell>
          <table:table-cell table:formula="of:=[.CA15]/[.BR15]" office:value-type="float" office:value="0.858" calcext:value-type="float">
            <text:p>0,85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958" calcext:value-type="float">
            <text:p>1958</text:p>
          </table:table-cell>
          <table:table-cell table:style-name="ce19" office:value-type="float" office:value="15.664" calcext:value-type="float">
            <text:p>15,664</text:p>
          </table:table-cell>
          <table:table-cell office:value-type="float" office:value="0.0629076305221" calcext:value-type="float">
            <text:p>0,0629076305221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4292" calcext:value-type="float">
            <text:p>4292</text:p>
          </table:table-cell>
          <table:table-cell table:formula="of:=[.CN15]/[.CE15]" office:value-type="float" office:value="0.68672" calcext:value-type="float">
            <text:p>0,68672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table:style-name="ce19" office:value-type="float" office:value="8.92" calcext:value-type="float">
            <text:p>8,92</text:p>
          </table:table-cell>
          <table:table-cell office:value-type="float" office:value="0.182040816327" calcext:value-type="float">
            <text:p>0,182040816327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27" calcext:value-type="float">
            <text:p>27</text:p>
          </table:table-cell>
          <table:table-cell table:formula="of:=[.AN16]/[.AE16]" office:value-type="float" office:value="0.108" calcext:value-type="float">
            <text:p>0,1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64" calcext:value-type="float">
            <text:p>764</text:p>
          </table:table-cell>
          <table:table-cell table:style-name="ce19" office:value-type="float" office:value="15.28" calcext:value-type="float">
            <text:p>15,28</text:p>
          </table:table-cell>
          <table:table-cell office:value-type="float" office:value="0.154343434343" calcext:value-type="float">
            <text:p>0,154343434343</text:p>
          </table:table-cell>
          <table:table-cell table:formula="of:=[.AQ16]-[.AU16]" office:value-type="float" office:value="0" calcext:value-type="float">
            <text:p>0</text:p>
          </table:table-cell>
          <table:table-cell table:formula="of:=[.AY16]/[.AQ16]" office:value-type="float" office:value="0" calcext:value-type="float">
            <text:p>0</text:p>
          </table:table-cell>
          <table:table-cell table:formula="of:=[.AR16]-[.AV16]" office:value-type="float" office:value="236" calcext:value-type="float">
            <text:p>236</text:p>
          </table:table-cell>
          <table:table-cell table:formula="of:=[.BA16]/[.AR16]" office:value-type="float" office:value="0.236" calcext:value-type="float">
            <text:p>0,2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15" calcext:value-type="float">
            <text:p>515</text:p>
          </table:table-cell>
          <table:table-cell table:style-name="ce19" office:value-type="float" office:value="6.86666666667" calcext:value-type="float">
            <text:p>6,86666666667</text:p>
          </table:table-cell>
          <table:table-cell office:value-type="float" office:value="0.0460850111857" calcext:value-type="float">
            <text:p>0,0460850111857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1735" calcext:value-type="float">
            <text:p>1735</text:p>
          </table:table-cell>
          <table:table-cell table:formula="of:=[.BN16]/[.BE16]" office:value-type="float" office:value="0.771111111111111" calcext:value-type="float">
            <text:p>0,77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40" calcext:value-type="float">
            <text:p>2040</text:p>
          </table:table-cell>
          <table:table-cell table:style-name="ce19" office:value-type="float" office:value="20.4" calcext:value-type="float">
            <text:p>20,4</text:p>
          </table:table-cell>
          <table:table-cell office:value-type="float" office:value="0.102512562814" calcext:value-type="float">
            <text:p>0,102512562814</text:p>
          </table:table-cell>
          <table:table-cell table:formula="of:=[.BQ16]-[.BU16]" office:value-type="float" office:value="0" calcext:value-type="float">
            <text:p>0</text:p>
          </table:table-cell>
          <table:table-cell table:formula="of:=[.BY16]/[.BQ16]" office:value-type="float" office:value="0" calcext:value-type="float">
            <text:p>0</text:p>
          </table:table-cell>
          <table:table-cell table:formula="of:=[.BR16]-[.BV16]" office:value-type="float" office:value="1960" calcext:value-type="float">
            <text:p>1960</text:p>
          </table:table-cell>
          <table:table-cell table:formula="of:=[.CA16]/[.BR16]" office:value-type="float" office:value="0.49" calcext:value-type="float">
            <text:p>0,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701" calcext:value-type="float">
            <text:p>2701</text:p>
          </table:table-cell>
          <table:table-cell table:style-name="ce19" office:value-type="float" office:value="21.608" calcext:value-type="float">
            <text:p>21,608</text:p>
          </table:table-cell>
          <table:table-cell office:value-type="float" office:value="0.0867791164659" calcext:value-type="float">
            <text:p>0,0867791164659</text:p>
          </table:table-cell>
          <table:table-cell table:formula="of:=[.CD16]-[.CH16]" office:value-type="float" office:value="0" calcext:value-type="float">
            <text:p>0</text:p>
          </table:table-cell>
          <table:table-cell table:formula="of:=[.CL16]/[.CD16]" office:value-type="float" office:value="0" calcext:value-type="float">
            <text:p>0</text:p>
          </table:table-cell>
          <table:table-cell table:formula="of:=[.CE16]-[.CI16]" office:value-type="float" office:value="3549" calcext:value-type="float">
            <text:p>3549</text:p>
          </table:table-cell>
          <table:table-cell table:formula="of:=[.CN16]/[.CE16]" office:value-type="float" office:value="0.56784" calcext:value-type="float">
            <text:p>0,56784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table:style-name="ce19" office:value-type="float" office:value="9.44" calcext:value-type="float">
            <text:p>9,44</text:p>
          </table:table-cell>
          <table:table-cell office:value-type="float" office:value="0.192653061224" calcext:value-type="float">
            <text:p>0,192653061224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14" calcext:value-type="float">
            <text:p>14</text:p>
          </table:table-cell>
          <table:table-cell table:formula="of:=[.AN17]/[.AE17]" office:value-type="float" office:value="0.056" calcext:value-type="float">
            <text:p>0,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table:style-name="ce19" office:value-type="float" office:value="6.52631578947" calcext:value-type="float">
            <text:p>6,52631578947</text:p>
          </table:table-cell>
          <table:table-cell office:value-type="float" office:value="0.0870175438596" calcext:value-type="float">
            <text:p>0,0870175438596</text:p>
          </table:table-cell>
          <table:table-cell table:formula="of:=[.AQ17]-[.AU17]" office:value-type="float" office:value="24" calcext:value-type="float">
            <text:p>24</text:p>
          </table:table-cell>
          <table:table-cell table:formula="of:=[.AY17]/[.AQ17]" office:value-type="float" office:value="0.24" calcext:value-type="float">
            <text:p>0,24</text:p>
          </table:table-cell>
          <table:table-cell table:formula="of:=[.AR17]-[.AV17]" office:value-type="float" office:value="752" calcext:value-type="float">
            <text:p>752</text:p>
          </table:table-cell>
          <table:table-cell table:formula="of:=[.BA17]/[.AR17]" office:value-type="float" office:value="0.752" calcext:value-type="float">
            <text:p>0,7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6" calcext:value-type="float">
            <text:p>136</text:p>
          </table:table-cell>
          <table:table-cell office:value-type="float" office:value="437" calcext:value-type="float">
            <text:p>437</text:p>
          </table:table-cell>
          <table:table-cell table:style-name="ce19" office:value-type="float" office:value="6.42647058824" calcext:value-type="float">
            <text:p>6,42647058824</text:p>
          </table:table-cell>
          <table:table-cell office:value-type="float" office:value="0.0476034858388" calcext:value-type="float">
            <text:p>0,0476034858388</text:p>
          </table:table-cell>
          <table:table-cell table:formula="of:=[.BD17]-[.BH17]" office:value-type="float" office:value="14" calcext:value-type="float">
            <text:p>14</text:p>
          </table:table-cell>
          <table:table-cell table:formula="of:=[.BL17]/[.BD17]" office:value-type="float" office:value="0.0933333333333333" calcext:value-type="float">
            <text:p>0,093333333333333</text:p>
          </table:table-cell>
          <table:table-cell table:formula="of:=[.BE17]-[.BI17]" office:value-type="float" office:value="1813" calcext:value-type="float">
            <text:p>1813</text:p>
          </table:table-cell>
          <table:table-cell table:formula="of:=[.BN17]/[.BE17]" office:value-type="float" office:value="0.805777777777778" calcext:value-type="float">
            <text:p>0,805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4.84848484848" calcext:value-type="float">
            <text:p>4,84848484848</text:p>
          </table:table-cell>
          <table:table-cell office:value-type="float" office:value="0.029563932003" calcext:value-type="float">
            <text:p>0,029563932003</text:p>
          </table:table-cell>
          <table:table-cell table:formula="of:=[.BQ17]-[.BU17]" office:value-type="float" office:value="35" calcext:value-type="float">
            <text:p>35</text:p>
          </table:table-cell>
          <table:table-cell table:formula="of:=[.BY17]/[.BQ17]" office:value-type="float" office:value="0.175" calcext:value-type="float">
            <text:p>0,175</text:p>
          </table:table-cell>
          <table:table-cell table:formula="of:=[.BR17]-[.BV17]" office:value-type="float" office:value="3600" calcext:value-type="float">
            <text:p>3600</text:p>
          </table:table-cell>
          <table:table-cell table:formula="of:=[.CA17]/[.BR17]" office:value-type="float" office:value="0.9" calcext:value-type="float">
            <text:p>0,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510" calcext:value-type="float">
            <text:p>3510</text:p>
          </table:table-cell>
          <table:table-cell table:style-name="ce19" office:value-type="float" office:value="28.08" calcext:value-type="float">
            <text:p>28,08</text:p>
          </table:table-cell>
          <table:table-cell office:value-type="float" office:value="0.112771084337" calcext:value-type="float">
            <text:p>0,112771084337</text:p>
          </table:table-cell>
          <table:table-cell table:formula="of:=[.CD17]-[.CH17]" office:value-type="float" office:value="0" calcext:value-type="float">
            <text:p>0</text:p>
          </table:table-cell>
          <table:table-cell table:formula="of:=[.CL17]/[.CD17]" office:value-type="float" office:value="0" calcext:value-type="float">
            <text:p>0</text:p>
          </table:table-cell>
          <table:table-cell table:formula="of:=[.CE17]-[.CI17]" office:value-type="float" office:value="2740" calcext:value-type="float">
            <text:p>2740</text:p>
          </table:table-cell>
          <table:table-cell table:formula="of:=[.CN17]/[.CE17]" office:value-type="float" office:value="0.4384" calcext:value-type="float">
            <text:p>0,4384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table:style-name="ce19" office:value-type="float" office:value="5.875" calcext:value-type="float">
            <text:p>5,875</text:p>
          </table:table-cell>
          <table:table-cell office:value-type="float" office:value="0.125" calcext:value-type="float">
            <text:p>0,125</text:p>
          </table:table-cell>
          <table:table-cell table:formula="of:=[.AD18]-[.AH18]" office:value-type="float" office:value="2" calcext:value-type="float">
            <text:p>2</text:p>
          </table:table-cell>
          <table:table-cell table:formula="of:=[.AL18]/[.AD18]" office:value-type="float" office:value="0.04" calcext:value-type="float">
            <text:p>0,04</text:p>
          </table:table-cell>
          <table:table-cell table:formula="of:=[.AE18]-[.AI18]" office:value-type="float" office:value="109" calcext:value-type="float">
            <text:p>109</text:p>
          </table:table-cell>
          <table:table-cell table:formula="of:=[.AN18]/[.AE18]" office:value-type="float" office:value="0.436" calcext:value-type="float">
            <text:p>0,4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table:style-name="ce19" office:value-type="float" office:value="4.42" calcext:value-type="float">
            <text:p>4,42</text:p>
          </table:table-cell>
          <table:table-cell office:value-type="float" office:value="0.0446464646465" calcext:value-type="float">
            <text:p>0,0446464646465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779" calcext:value-type="float">
            <text:p>779</text:p>
          </table:table-cell>
          <table:table-cell table:formula="of:=[.BA18]/[.AR18]" office:value-type="float" office:value="0.779" calcext:value-type="float">
            <text:p>0,7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1209" calcext:value-type="float">
            <text:p>1209</text:p>
          </table:table-cell>
          <table:table-cell table:style-name="ce19" office:value-type="float" office:value="16.2281879195" calcext:value-type="float">
            <text:p>16,2281879195</text:p>
          </table:table-cell>
          <table:table-cell office:value-type="float" office:value="0.109649918375" calcext:value-type="float">
            <text:p>0,109649918375</text:p>
          </table:table-cell>
          <table:table-cell table:formula="of:=[.BD18]-[.BH18]" office:value-type="float" office:value="1" calcext:value-type="float">
            <text:p>1</text:p>
          </table:table-cell>
          <table:table-cell table:formula="of:=[.BL18]/[.BD18]" office:value-type="float" office:value="0.00666666666666667" calcext:value-type="float">
            <text:p>0,006666666666667</text:p>
          </table:table-cell>
          <table:table-cell table:formula="of:=[.BE18]-[.BI18]" office:value-type="float" office:value="1041" calcext:value-type="float">
            <text:p>1041</text:p>
          </table:table-cell>
          <table:table-cell table:formula="of:=[.BN18]/[.BE18]" office:value-type="float" office:value="0.462666666666667" calcext:value-type="float">
            <text:p>0,462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43" calcext:value-type="float">
            <text:p>2243</text:p>
          </table:table-cell>
          <table:table-cell table:style-name="ce19" office:value-type="float" office:value="22.43" calcext:value-type="float">
            <text:p>22,43</text:p>
          </table:table-cell>
          <table:table-cell office:value-type="float" office:value="0.112713567839" calcext:value-type="float">
            <text:p>0,112713567839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1757" calcext:value-type="float">
            <text:p>1757</text:p>
          </table:table-cell>
          <table:table-cell table:formula="of:=[.CA18]/[.BR18]" office:value-type="float" office:value="0.43925" calcext:value-type="float">
            <text:p>0,43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CD18]-[.CH18]" office:value-type="float" office:value="237" calcext:value-type="float">
            <text:p>237</text:p>
          </table:table-cell>
          <table:table-cell table:formula="of:=[.CL18]/[.CD18]" office:value-type="float" office:value="0.948" calcext:value-type="float">
            <text:p>0,948</text:p>
          </table:table-cell>
          <table:table-cell table:formula="of:=[.CE18]-[.CI18]" office:value-type="float" office:value="6242" calcext:value-type="float">
            <text:p>6242</text:p>
          </table:table-cell>
          <table:table-cell table:formula="of:=[.CN18]/[.CE18]" office:value-type="float" office:value="0.99872" calcext:value-type="float">
            <text:p>0,99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10" calcext:value-type="float">
            <text:p>10,00</text:p>
          </table:table-cell>
          <table:table-cell table:style-name="ce41" table:formula="of:=[.I3]" office:value-type="float" office:value="42" calcext:value-type="float">
            <text:p>42,00</text:p>
          </table:table-cell>
          <table:table-cell table:style-name="ce41" table:formula="of:=[.K3]" office:value-type="float" office:value="96" calcext:value-type="float">
            <text:p>96,00</text:p>
          </table:table-cell>
          <table:table-cell table:style-name="ce41" table:formula="of:=[.M3]" office:value-type="float" office:value="2" calcext:value-type="float">
            <text:p>2,00</text:p>
          </table:table-cell>
          <table:table-cell table:style-name="ce41" table:formula="of:=[.O3]" office:value-type="float" office:value="42.3" calcext:value-type="float">
            <text:p>42,30</text:p>
          </table:table-cell>
          <table:table-cell table:style-name="ce41" table:formula="of:=[.Q3]" office:value-type="float" office:value="68.6" calcext:value-type="float">
            <text:p>68,60</text:p>
          </table:table-cell>
          <table:table-cell table:style-name="ce41" table:formula="of:=[.S3]" office:value-type="float" office:value="88.9" calcext:value-type="float">
            <text:p>88,90</text:p>
          </table:table-cell>
          <table:table-cell table:style-name="ce41" table:formula="of:=[.U3]" office:value-type="float" office:value="99.6" calcext:value-type="float">
            <text:p>99,6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3.58974358974" calcext:value-type="float">
            <text:p>3,58974358974</text:p>
          </table:table-cell>
          <table:table-cell office:value-type="float" office:value="0.0944669365722" calcext:value-type="float">
            <text:p>0,0944669365722</text:p>
          </table:table-cell>
          <table:table-cell table:formula="of:=[.AD19]-[.AH19]" office:value-type="float" office:value="11" calcext:value-type="float">
            <text:p>11</text:p>
          </table:table-cell>
          <table:table-cell table:formula="of:=[.AL19]/[.AD19]" office:value-type="float" office:value="0.22" calcext:value-type="float">
            <text:p>0,22</text:p>
          </table:table-cell>
          <table:table-cell table:formula="of:=[.AE19]-[.AI19]" office:value-type="float" office:value="180" calcext:value-type="float">
            <text:p>180</text:p>
          </table:table-cell>
          <table:table-cell table:formula="of:=[.AN19]/[.AE19]" office:value-type="float" office:value="0.72" calcext:value-type="float">
            <text:p>0,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1" calcext:value-type="float">
            <text:p>91</text:p>
          </table:table-cell>
          <table:table-cell office:value-type="float" office:value="583" calcext:value-type="float">
            <text:p>583</text:p>
          </table:table-cell>
          <table:table-cell table:style-name="ce19" office:value-type="float" office:value="12.8131868132" calcext:value-type="float">
            <text:p>12,8131868132</text:p>
          </table:table-cell>
          <table:table-cell office:value-type="float" office:value="0.142368742369" calcext:value-type="float">
            <text:p>0,142368742369</text:p>
          </table:table-cell>
          <table:table-cell table:formula="of:=[.AQ19]-[.AU19]" office:value-type="float" office:value="9" calcext:value-type="float">
            <text:p>9</text:p>
          </table:table-cell>
          <table:table-cell table:formula="of:=[.AY19]/[.AQ19]" office:value-type="float" office:value="0.09" calcext:value-type="float">
            <text:p>0,09</text:p>
          </table:table-cell>
          <table:table-cell table:formula="of:=[.AR19]-[.AV19]" office:value-type="float" office:value="417" calcext:value-type="float">
            <text:p>417</text:p>
          </table:table-cell>
          <table:table-cell table:formula="of:=[.BA19]/[.AR19]" office:value-type="float" office:value="0.417" calcext:value-type="float">
            <text:p>0,4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3" calcext:value-type="float">
            <text:p>143</text:p>
          </table:table-cell>
          <table:table-cell office:value-type="float" office:value="629" calcext:value-type="float">
            <text:p>629</text:p>
          </table:table-cell>
          <table:table-cell table:style-name="ce19" office:value-type="float" office:value="8.7972027972" calcext:value-type="float">
            <text:p>8,7972027972</text:p>
          </table:table-cell>
          <table:table-cell office:value-type="float" office:value="0.0619521323747" calcext:value-type="float">
            <text:p>0,0619521323747</text:p>
          </table:table-cell>
          <table:table-cell table:formula="of:=[.BD19]-[.BH19]" office:value-type="float" office:value="7" calcext:value-type="float">
            <text:p>7</text:p>
          </table:table-cell>
          <table:table-cell table:formula="of:=[.BL19]/[.BD19]" office:value-type="float" office:value="0.0466666666666667" calcext:value-type="float">
            <text:p>0,046666666666667</text:p>
          </table:table-cell>
          <table:table-cell table:formula="of:=[.BE19]-[.BI19]" office:value-type="float" office:value="1621" calcext:value-type="float">
            <text:p>1621</text:p>
          </table:table-cell>
          <table:table-cell table:formula="of:=[.BN19]/[.BE19]" office:value-type="float" office:value="0.720444444444444" calcext:value-type="float">
            <text:p>0,720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857" calcext:value-type="float">
            <text:p>1857</text:p>
          </table:table-cell>
          <table:table-cell table:style-name="ce19" office:value-type="float" office:value="18.57" calcext:value-type="float">
            <text:p>18,57</text:p>
          </table:table-cell>
          <table:table-cell office:value-type="float" office:value="0.0933165829146" calcext:value-type="float">
            <text:p>0,0933165829146</text:p>
          </table:table-cell>
          <table:table-cell table:formula="of:=[.BQ19]-[.BU19]" office:value-type="float" office:value="0" calcext:value-type="float">
            <text:p>0</text:p>
          </table:table-cell>
          <table:table-cell table:formula="of:=[.BY19]/[.BQ19]" office:value-type="float" office:value="0" calcext:value-type="float">
            <text:p>0</text:p>
          </table:table-cell>
          <table:table-cell table:formula="of:=[.BR19]-[.BV19]" office:value-type="float" office:value="2143" calcext:value-type="float">
            <text:p>2143</text:p>
          </table:table-cell>
          <table:table-cell table:formula="of:=[.CA19]/[.BR19]" office:value-type="float" office:value="0.53575" calcext:value-type="float">
            <text:p>0,53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7" calcext:value-type="float">
            <text:p>167</text:p>
          </table:table-cell>
          <table:table-cell office:value-type="float" office:value="236" calcext:value-type="float">
            <text:p>236</text:p>
          </table:table-cell>
          <table:table-cell table:style-name="ce19" office:value-type="float" office:value="2.82634730539" calcext:value-type="float">
            <text:p>2,82634730539</text:p>
          </table:table-cell>
          <table:table-cell office:value-type="float" office:value="0.0170261885867" calcext:value-type="float">
            <text:p>0,0170261885867</text:p>
          </table:table-cell>
          <table:table-cell table:formula="of:=[.CD19]-[.CH19]" office:value-type="float" office:value="83" calcext:value-type="float">
            <text:p>83</text:p>
          </table:table-cell>
          <table:table-cell table:formula="of:=[.CL19]/[.CD19]" office:value-type="float" office:value="0.332" calcext:value-type="float">
            <text:p>0,332</text:p>
          </table:table-cell>
          <table:table-cell table:formula="of:=[.CE19]-[.CI19]" office:value-type="float" office:value="6014" calcext:value-type="float">
            <text:p>6014</text:p>
          </table:table-cell>
          <table:table-cell table:formula="of:=[.CN19]/[.CE19]" office:value-type="float" office:value="0.96224" calcext:value-type="float">
            <text:p>0,96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1" calcext:value-type="float">
            <text:p>1,00</text:p>
          </table:table-cell>
          <table:table-cell table:style-name="ce41" table:formula="of:=[.I4]" office:value-type="float" office:value="20" calcext:value-type="float">
            <text:p>20,00</text:p>
          </table:table-cell>
          <table:table-cell table:style-name="ce41" table:formula="of:=[.K4]" office:value-type="float" office:value="98" calcext:value-type="float">
            <text:p>98,00</text:p>
          </table:table-cell>
          <table:table-cell table:style-name="ce41" table:formula="of:=[.M4]" office:value-type="float" office:value="1.7" calcext:value-type="float">
            <text:p>1,70</text:p>
          </table:table-cell>
          <table:table-cell table:style-name="ce41" table:formula="of:=[.O4]" office:value-type="float" office:value="38.3" calcext:value-type="float">
            <text:p>38,30</text:p>
          </table:table-cell>
          <table:table-cell table:style-name="ce41" table:formula="of:=[.Q4]" office:value-type="float" office:value="64.6" calcext:value-type="float">
            <text:p>64,60</text:p>
          </table:table-cell>
          <table:table-cell table:style-name="ce41" table:formula="of:=[.S4]" office:value-type="float" office:value="85.3" calcext:value-type="float">
            <text:p>85,30</text:p>
          </table:table-cell>
          <table:table-cell table:style-name="ce41" table:formula="of:=[.U4]" office:value-type="float" office:value="99.9" calcext:value-type="float">
            <text:p>99,9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table:style-name="ce19" office:value-type="float" office:value="5.52" calcext:value-type="float">
            <text:p>5,52</text:p>
          </table:table-cell>
          <table:table-cell office:value-type="float" office:value="0.112653061224" calcext:value-type="float">
            <text:p>0,112653061224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112" calcext:value-type="float">
            <text:p>112</text:p>
          </table:table-cell>
          <table:table-cell table:formula="of:=[.AN20]/[.AE20]" office:value-type="float" office:value="0.448" calcext:value-type="float">
            <text:p>0,4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table:style-name="ce19" office:value-type="float" office:value="13.16" calcext:value-type="float">
            <text:p>13,16</text:p>
          </table:table-cell>
          <table:table-cell office:value-type="float" office:value="0.132929292929" calcext:value-type="float">
            <text:p>0,132929292929</text:p>
          </table:table-cell>
          <table:table-cell table:formula="of:=[.AQ20]-[.AU20]" office:value-type="float" office:value="0" calcext:value-type="float">
            <text:p>0</text:p>
          </table:table-cell>
          <table:table-cell table:formula="of:=[.AY20]/[.AQ20]" office:value-type="float" office:value="0" calcext:value-type="float">
            <text:p>0</text:p>
          </table:table-cell>
          <table:table-cell table:formula="of:=[.AR20]-[.AV20]" office:value-type="float" office:value="342" calcext:value-type="float">
            <text:p>342</text:p>
          </table:table-cell>
          <table:table-cell table:formula="of:=[.BA20]/[.AR20]" office:value-type="float" office:value="0.342" calcext:value-type="float">
            <text:p>0,3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990" calcext:value-type="float">
            <text:p>990</text:p>
          </table:table-cell>
          <table:table-cell table:style-name="ce19" office:value-type="float" office:value="13.2" calcext:value-type="float">
            <text:p>13,2</text:p>
          </table:table-cell>
          <table:table-cell office:value-type="float" office:value="0.0885906040268" calcext:value-type="float">
            <text:p>0,0885906040268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1260" calcext:value-type="float">
            <text:p>1260</text:p>
          </table:table-cell>
          <table:table-cell table:formula="of:=[.BN20]/[.BE20]" office:value-type="float" office:value="0.56" calcext:value-type="float">
            <text:p>0,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.66666666667" calcext:value-type="float">
            <text:p>1,66666666667</text:p>
          </table:table-cell>
          <table:table-cell office:value-type="float" office:value="0.0354609929078" calcext:value-type="float">
            <text:p>0,0354609929078</text:p>
          </table:table-cell>
          <table:table-cell table:formula="of:=[.BQ20]-[.BU20]" office:value-type="float" office:value="152" calcext:value-type="float">
            <text:p>152</text:p>
          </table:table-cell>
          <table:table-cell table:formula="of:=[.BY20]/[.BQ20]" office:value-type="float" office:value="0.76" calcext:value-type="float">
            <text:p>0,76</text:p>
          </table:table-cell>
          <table:table-cell table:formula="of:=[.BR20]-[.BV20]" office:value-type="float" office:value="3960" calcext:value-type="float">
            <text:p>3960</text:p>
          </table:table-cell>
          <table:table-cell table:formula="of:=[.CA20]/[.BR20]" office:value-type="float" office:value="0.99" calcext:value-type="float">
            <text:p>0,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409" calcext:value-type="float">
            <text:p>2409</text:p>
          </table:table-cell>
          <table:table-cell table:style-name="ce19" office:value-type="float" office:value="19.272" calcext:value-type="float">
            <text:p>19,272</text:p>
          </table:table-cell>
          <table:table-cell office:value-type="float" office:value="0.0773975903614" calcext:value-type="float">
            <text:p>0,0773975903614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3841" calcext:value-type="float">
            <text:p>3841</text:p>
          </table:table-cell>
          <table:table-cell table:formula="of:=[.CN20]/[.CE20]" office:value-type="float" office:value="0.61456" calcext:value-type="float">
            <text:p>0,61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.666666666666667" calcext:value-type="float">
            <text:p>0,67</text:p>
          </table:table-cell>
          <table:table-cell table:style-name="ce41" table:formula="of:=[.I5]" office:value-type="float" office:value="9.33333333333333" calcext:value-type="float">
            <text:p>9,33</text:p>
          </table:table-cell>
          <table:table-cell table:style-name="ce41" table:formula="of:=[.K5]" office:value-type="float" office:value="98.6666666666667" calcext:value-type="float">
            <text:p>98,67</text:p>
          </table:table-cell>
          <table:table-cell table:style-name="ce41" table:formula="of:=[.M5]" office:value-type="float" office:value="4.13333333333333" calcext:value-type="float">
            <text:p>4,13</text:p>
          </table:table-cell>
          <table:table-cell table:style-name="ce41" table:formula="of:=[.O5]" office:value-type="float" office:value="29.5777777777778" calcext:value-type="float">
            <text:p>29,58</text:p>
          </table:table-cell>
          <table:table-cell table:style-name="ce41" table:formula="of:=[.Q5]" office:value-type="float" office:value="65.2666666666667" calcext:value-type="float">
            <text:p>65,27</text:p>
          </table:table-cell>
          <table:table-cell table:style-name="ce41" table:formula="of:=[.S5]" office:value-type="float" office:value="84.6111111111111" calcext:value-type="float">
            <text:p>84,61</text:p>
          </table:table-cell>
          <table:table-cell table:style-name="ce41" table:formula="of:=[.U5]" office:value-type="float" office:value="99.9555555555556" calcext:value-type="float">
            <text:p>99,96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2.25" calcext:value-type="float">
            <text:p>2,25</text:p>
          </table:table-cell>
          <table:table-cell office:value-type="float" office:value="0.15" calcext:value-type="float">
            <text:p>0,15</text:p>
          </table:table-cell>
          <table:table-cell table:formula="of:=[.AD21]-[.AH21]" office:value-type="float" office:value="34" calcext:value-type="float">
            <text:p>34</text:p>
          </table:table-cell>
          <table:table-cell table:formula="of:=[.AL21]/[.AD21]" office:value-type="float" office:value="0.68" calcext:value-type="float">
            <text:p>0,68</text:p>
          </table:table-cell>
          <table:table-cell table:formula="of:=[.AE21]-[.AI21]" office:value-type="float" office:value="232" calcext:value-type="float">
            <text:p>232</text:p>
          </table:table-cell>
          <table:table-cell table:formula="of:=[.AN21]/[.AE21]" office:value-type="float" office:value="0.928" calcext:value-type="float">
            <text:p>0,9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48387096774" calcext:value-type="float">
            <text:p>1,48387096774</text:p>
          </table:table-cell>
          <table:table-cell office:value-type="float" office:value="0.0494623655914" calcext:value-type="float">
            <text:p>0,0494623655914</text:p>
          </table:table-cell>
          <table:table-cell table:formula="of:=[.AQ21]-[.AU21]" office:value-type="float" office:value="69" calcext:value-type="float">
            <text:p>69</text:p>
          </table:table-cell>
          <table:table-cell table:formula="of:=[.AY21]/[.AQ21]" office:value-type="float" office:value="0.69" calcext:value-type="float">
            <text:p>0,69</text:p>
          </table:table-cell>
          <table:table-cell table:formula="of:=[.AR21]-[.AV21]" office:value-type="float" office:value="977" calcext:value-type="float">
            <text:p>977</text:p>
          </table:table-cell>
          <table:table-cell table:formula="of:=[.BA21]/[.AR21]" office:value-type="float" office:value="0.977" calcext:value-type="float">
            <text:p>0,9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90" calcext:value-type="float">
            <text:p>1990</text:p>
          </table:table-cell>
          <table:table-cell table:style-name="ce19" office:value-type="float" office:value="26.5333333333" calcext:value-type="float">
            <text:p>26,5333333333</text:p>
          </table:table-cell>
          <table:table-cell office:value-type="float" office:value="0.17807606264" calcext:value-type="float">
            <text:p>0,17807606264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260" calcext:value-type="float">
            <text:p>260</text:p>
          </table:table-cell>
          <table:table-cell table:formula="of:=[.BN21]/[.BE21]" office:value-type="float" office:value="0.115555555555556" calcext:value-type="float">
            <text:p>0,115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45" calcext:value-type="float">
            <text:p>3045</text:p>
          </table:table-cell>
          <table:table-cell table:style-name="ce19" office:value-type="float" office:value="30.45" calcext:value-type="float">
            <text:p>30,45</text:p>
          </table:table-cell>
          <table:table-cell office:value-type="float" office:value="0.153015075377" calcext:value-type="float">
            <text:p>0,153015075377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955" calcext:value-type="float">
            <text:p>955</text:p>
          </table:table-cell>
          <table:table-cell table:formula="of:=[.CA21]/[.BR21]" office:value-type="float" office:value="0.23875" calcext:value-type="float">
            <text:p>0,23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038" calcext:value-type="float">
            <text:p>6038</text:p>
          </table:table-cell>
          <table:table-cell table:style-name="ce19" office:value-type="float" office:value="48.304" calcext:value-type="float">
            <text:p>48,304</text:p>
          </table:table-cell>
          <table:table-cell office:value-type="float" office:value="0.193991967871" calcext:value-type="float">
            <text:p>0,193991967871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212" calcext:value-type="float">
            <text:p>212</text:p>
          </table:table-cell>
          <table:table-cell table:formula="of:=[.CN21]/[.CE21]" office:value-type="float" office:value="0.03392" calcext:value-type="float">
            <text:p>0,03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0" calcext:value-type="float">
            <text:p>0,00</text:p>
          </table:table-cell>
          <table:table-cell table:style-name="ce41" table:formula="of:=[.I6]" office:value-type="float" office:value="2.125" calcext:value-type="float">
            <text:p>2,13</text:p>
          </table:table-cell>
          <table:table-cell table:style-name="ce41" table:formula="of:=[.K6]" office:value-type="float" office:value="99" calcext:value-type="float">
            <text:p>99,00</text:p>
          </table:table-cell>
          <table:table-cell table:style-name="ce41" table:formula="of:=[.M6]" office:value-type="float" office:value="2.35" calcext:value-type="float">
            <text:p>2,35</text:p>
          </table:table-cell>
          <table:table-cell table:style-name="ce41" table:formula="of:=[.O6]" office:value-type="float" office:value="38.65" calcext:value-type="float">
            <text:p>38,65</text:p>
          </table:table-cell>
          <table:table-cell table:style-name="ce41" table:formula="of:=[.Q6]" office:value-type="float" office:value="56.05" calcext:value-type="float">
            <text:p>56,05</text:p>
          </table:table-cell>
          <table:table-cell table:style-name="ce41" table:formula="of:=[.S6]" office:value-type="float" office:value="77.71875" calcext:value-type="float">
            <text:p>77,72</text:p>
          </table:table-cell>
          <table:table-cell table:style-name="ce41" table:formula="of:=[.U6]" office:value-type="float" office:value="99.975" calcext:value-type="float">
            <text:p>99,98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47619047619" calcext:value-type="float">
            <text:p>0,047619047619</text:p>
          </table:table-cell>
          <table:table-cell table:formula="of:=[.AD22]-[.AH22]" office:value-type="float" office:value="22" calcext:value-type="float">
            <text:p>22</text:p>
          </table:table-cell>
          <table:table-cell table:formula="of:=[.AL22]/[.AD22]" office:value-type="float" office:value="0.44" calcext:value-type="float">
            <text:p>0,44</text:p>
          </table:table-cell>
          <table:table-cell table:formula="of:=[.AE22]-[.AI22]" office:value-type="float" office:value="232" calcext:value-type="float">
            <text:p>232</text:p>
          </table:table-cell>
          <table:table-cell table:formula="of:=[.AN22]/[.AE22]" office:value-type="float" office:value="0.928" calcext:value-type="float">
            <text:p>0,92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table:style-name="ce19" office:value-type="float" office:value="747" calcext:value-type="float">
            <text:p>747</text:p>
          </table:table-cell>
          <table:table-cell table:style-name="ce19" office:value-type="float" office:value="15.0909090909" calcext:value-type="float">
            <text:p>15,0909090909</text:p>
          </table:table-cell>
          <table:table-cell office:value-type="float" office:value="0.153988868275" calcext:value-type="float">
            <text:p>0,153988868275</text:p>
          </table:table-cell>
          <table:table-cell table:formula="of:=[.AQ22]-[.AU22]" office:value-type="float" office:value="1" calcext:value-type="float">
            <text:p>1</text:p>
          </table:table-cell>
          <table:table-cell table:formula="of:=[.AY22]/[.AQ22]" office:value-type="float" office:value="0.01" calcext:value-type="float">
            <text:p>0,01</text:p>
          </table:table-cell>
          <table:table-cell table:formula="of:=[.AR22]-[.AV22]" office:value-type="float" office:value="253" calcext:value-type="float">
            <text:p>253</text:p>
          </table:table-cell>
          <table:table-cell table:formula="of:=[.BA22]/[.AR22]" office:value-type="float" office:value="0.253" calcext:value-type="float">
            <text:p>0,253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2250" calcext:value-type="float">
            <text:p>2250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4" calcext:value-type="float">
            <text:p>134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.62686567164" calcext:value-type="float">
            <text:p>2,62686567164</text:p>
          </table:table-cell>
          <table:table-cell office:value-type="float" office:value="0.0197508697116" calcext:value-type="float">
            <text:p>0,0197508697116</text:p>
          </table:table-cell>
          <table:table-cell table:formula="of:=[.BD22]-[.BH22]" office:value-type="float" office:value="16" calcext:value-type="float">
            <text:p>16</text:p>
          </table:table-cell>
          <table:table-cell table:formula="of:=[.BL22]/[.BD22]" office:value-type="float" office:value="0.106666666666667" calcext:value-type="float">
            <text:p>0,106666666666667</text:p>
          </table:table-cell>
          <table:table-cell table:formula="of:=[.BE22]-[.BI22]" office:value-type="float" office:value="2074" calcext:value-type="float">
            <text:p>2074</text:p>
          </table:table-cell>
          <table:table-cell table:formula="of:=[.BN22]/[.BE22]" office:value-type="float" office:value="0.921777777777778" calcext:value-type="float">
            <text:p>0,921777777777778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4000" calcext:value-type="float">
            <text:p>400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table:style-name="ce19" office:value-type="float" office:value="1063" calcext:value-type="float">
            <text:p>1063</text:p>
          </table:table-cell>
          <table:table-cell table:style-name="ce19" office:value-type="float" office:value="11.1308900524" calcext:value-type="float">
            <text:p>11,1308900524</text:p>
          </table:table-cell>
          <table:table-cell office:value-type="float" office:value="0.0585836318545" calcext:value-type="float">
            <text:p>0,0585836318545</text:p>
          </table:table-cell>
          <table:table-cell table:formula="of:=[.BQ22]-[.BU22]" office:value-type="float" office:value="9" calcext:value-type="float">
            <text:p>9</text:p>
          </table:table-cell>
          <table:table-cell table:formula="of:=[.BY22]/[.BQ22]" office:value-type="float" office:value="0.045" calcext:value-type="float">
            <text:p>0,045</text:p>
          </table:table-cell>
          <table:table-cell table:formula="of:=[.BR22]-[.BV22]" office:value-type="float" office:value="2937" calcext:value-type="float">
            <text:p>2937</text:p>
          </table:table-cell>
          <table:table-cell table:formula="of:=[.CA22]/[.BR22]" office:value-type="float" office:value="0.73425" calcext:value-type="float">
            <text:p>0,734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5180" calcext:value-type="float">
            <text:p>5180</text:p>
          </table:table-cell>
          <table:table-cell table:style-name="ce19" office:value-type="float" office:value="41.44" calcext:value-type="float">
            <text:p>41,44</text:p>
          </table:table-cell>
          <table:table-cell office:value-type="float" office:value="0.166425702811" calcext:value-type="float">
            <text:p>0,166425702811</text:p>
          </table:table-cell>
          <table:table-cell table:formula="of:=[.CD22]-[.CH22]" office:value-type="float" office:value="0" calcext:value-type="float">
            <text:p>0</text:p>
          </table:table-cell>
          <table:table-cell table:formula="of:=[.CL22]/[.CD22]" office:value-type="float" office:value="0" calcext:value-type="float">
            <text:p>0</text:p>
          </table:table-cell>
          <table:table-cell table:formula="of:=[.CE22]-[.CI22]" office:value-type="float" office:value="1070" calcext:value-type="float">
            <text:p>1070</text:p>
          </table:table-cell>
          <table:table-cell table:formula="of:=[.CN22]/[.CE22]" office:value-type="float" office:value="0.1712" calcext:value-type="float">
            <text:p>0,1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0" calcext:value-type="float">
            <text:p>0,00</text:p>
          </table:table-cell>
          <table:table-cell table:style-name="ce41" table:formula="of:=[.I7]" office:value-type="float" office:value="0.5" calcext:value-type="float">
            <text:p>0,50</text:p>
          </table:table-cell>
          <table:table-cell table:style-name="ce41" table:formula="of:=[.K7]" office:value-type="float" office:value="94.8" calcext:value-type="float">
            <text:p>94,80</text:p>
          </table:table-cell>
          <table:table-cell table:style-name="ce41" table:formula="of:=[.M7]" office:value-type="float" office:value="0" calcext:value-type="float">
            <text:p>0,00</text:p>
          </table:table-cell>
          <table:table-cell table:style-name="ce41" table:formula="of:=[.O7]" office:value-type="float" office:value="30.228" calcext:value-type="float">
            <text:p>30,23</text:p>
          </table:table-cell>
          <table:table-cell table:style-name="ce41" table:formula="of:=[.Q7]" office:value-type="float" office:value="56.28" calcext:value-type="float">
            <text:p>56,28</text:p>
          </table:table-cell>
          <table:table-cell table:style-name="ce41" table:formula="of:=[.S7]" office:value-type="float" office:value="75.384" calcext:value-type="float">
            <text:p>75,38</text:p>
          </table:table-cell>
          <table:table-cell table:style-name="ce41" table:formula="of:=[.U7]" office:value-type="float" office:value="99.872" calcext:value-type="float">
            <text:p>99,87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4.54545454545" calcext:value-type="float">
            <text:p>4,54545454545</text:p>
          </table:table-cell>
          <table:table-cell office:value-type="float" office:value="0.142045454545" calcext:value-type="float">
            <text:p>0,142045454545</text:p>
          </table:table-cell>
          <table:table-cell table:formula="of:=[.AD23]-[.AH23]" office:value-type="float" office:value="17" calcext:value-type="float">
            <text:p>17</text:p>
          </table:table-cell>
          <table:table-cell table:formula="of:=[.AL23]/[.AD23]" office:value-type="float" office:value="0.34" calcext:value-type="float">
            <text:p>0,34</text:p>
          </table:table-cell>
          <table:table-cell table:formula="of:=[.AE23]-[.AI23]" office:value-type="float" office:value="175" calcext:value-type="float">
            <text:p>175</text:p>
          </table:table-cell>
          <table:table-cell table:formula="of:=[.AN23]/[.AE23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23" calcext:value-type="float">
            <text:p>523</text:p>
          </table:table-cell>
          <table:table-cell office:value-type="float" office:value="10.46" calcext:value-type="float">
            <text:p>10,46</text:p>
          </table:table-cell>
          <table:table-cell office:value-type="float" office:value="0.105656565657" calcext:value-type="float">
            <text:p>0,105656565657</text:p>
          </table:table-cell>
          <table:table-cell table:formula="of:=[.AQ23]-[.AU23]" office:value-type="float" office:value="0" calcext:value-type="float">
            <text:p>0</text:p>
          </table:table-cell>
          <table:table-cell table:formula="of:=[.AY23]/[.AQ23]" office:value-type="float" office:value="0" calcext:value-type="float">
            <text:p>0</text:p>
          </table:table-cell>
          <table:table-cell table:formula="of:=[.AR23]-[.AV23]" office:value-type="float" office:value="477" calcext:value-type="float">
            <text:p>477</text:p>
          </table:table-cell>
          <table:table-cell table:formula="of:=[.BA23]/[.AR23]" office:value-type="float" office:value="0.477" calcext:value-type="float">
            <text:p>0,4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27" calcext:value-type="float">
            <text:p>1927</text:p>
          </table:table-cell>
          <table:table-cell office:value-type="float" office:value="25.6933333333" calcext:value-type="float">
            <text:p>25,6933333333</text:p>
          </table:table-cell>
          <table:table-cell office:value-type="float" office:value="0.172438478747" calcext:value-type="float">
            <text:p>0,172438478747</text:p>
          </table:table-cell>
          <table:table-cell table:formula="of:=[.BD23]-[.BH23]" office:value-type="float" office:value="0" calcext:value-type="float">
            <text:p>0</text:p>
          </table:table-cell>
          <table:table-cell table:formula="of:=[.BL23]/[.BD23]" office:value-type="float" office:value="0" calcext:value-type="float">
            <text:p>0</text:p>
          </table:table-cell>
          <table:table-cell table:formula="of:=[.BE23]-[.BI23]" office:value-type="float" office:value="323" calcext:value-type="float">
            <text:p>323</text:p>
          </table:table-cell>
          <table:table-cell table:formula="of:=[.BN23]/[.BE23]" office:value-type="float" office:value="0.143555555555556" calcext:value-type="float">
            <text:p>0,143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1935" calcext:value-type="float">
            <text:p>1935</text:p>
          </table:table-cell>
          <table:table-cell office:value-type="float" office:value="19.5454545455" calcext:value-type="float">
            <text:p>19,5454545455</text:p>
          </table:table-cell>
          <table:table-cell office:value-type="float" office:value="0.0992155053069" calcext:value-type="float">
            <text:p>0,0992155053069</text:p>
          </table:table-cell>
          <table:table-cell table:formula="of:=[.BQ23]-[.BU23]" office:value-type="float" office:value="2" calcext:value-type="float">
            <text:p>2</text:p>
          </table:table-cell>
          <table:table-cell table:formula="of:=[.BY23]/[.BQ23]" office:value-type="float" office:value="0.01" calcext:value-type="float">
            <text:p>0,01</text:p>
          </table:table-cell>
          <table:table-cell table:formula="of:=[.BR23]-[.BV23]" office:value-type="float" office:value="2065" calcext:value-type="float">
            <text:p>2065</text:p>
          </table:table-cell>
          <table:table-cell table:formula="of:=[.CA23]/[.BR23]" office:value-type="float" office:value="0.51625" calcext:value-type="float">
            <text:p>0,51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724" calcext:value-type="float">
            <text:p>5724</text:p>
          </table:table-cell>
          <table:table-cell office:value-type="float" office:value="45.792" calcext:value-type="float">
            <text:p>45,792</text:p>
          </table:table-cell>
          <table:table-cell office:value-type="float" office:value="0.183903614458" calcext:value-type="float">
            <text:p>0,183903614458</text:p>
          </table:table-cell>
          <table:table-cell table:formula="of:=[.CD23]-[.CH23]" office:value-type="float" office:value="0" calcext:value-type="float">
            <text:p>0</text:p>
          </table:table-cell>
          <table:table-cell table:formula="of:=[.CL23]/[.CD23]" office:value-type="float" office:value="0" calcext:value-type="float">
            <text:p>0</text:p>
          </table:table-cell>
          <table:table-cell table:formula="of:=[.CE23]-[.CI23]" office:value-type="float" office:value="526" calcext:value-type="float">
            <text:p>526</text:p>
          </table:table-cell>
          <table:table-cell table:formula="of:=[.CN23]/[.CE23]" office:value-type="float" office:value="0.08416" calcext:value-type="float">
            <text:p>0,08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.68" calcext:value-type="float">
            <text:p>1,68</text:p>
          </table:table-cell>
          <table:table-cell office:value-type="float" office:value="0.07" calcext:value-type="float">
            <text:p>0,07</text:p>
          </table:table-cell>
          <table:table-cell table:formula="of:=[.AD24]-[.AH24]" office:value-type="float" office:value="25" calcext:value-type="float">
            <text:p>25</text:p>
          </table:table-cell>
          <table:table-cell table:formula="of:=[.AL24]/[.AD24]" office:value-type="float" office:value="0.5" calcext:value-type="float">
            <text:p>0,5</text:p>
          </table:table-cell>
          <table:table-cell table:formula="of:=[.AE24]-[.AI24]" office:value-type="float" office:value="229" calcext:value-type="float">
            <text:p>229</text:p>
          </table:table-cell>
          <table:table-cell table:formula="of:=[.AN24]/[.AE24]" office:value-type="float" office:value="0.916" calcext:value-type="float">
            <text:p>0,9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2.64516129032" calcext:value-type="float">
            <text:p>2,64516129032</text:p>
          </table:table-cell>
          <table:table-cell office:value-type="float" office:value="0.0433632998414" calcext:value-type="float">
            <text:p>0,0433632998414</text:p>
          </table:table-cell>
          <table:table-cell table:formula="of:=[.AQ24]-[.AU24]" office:value-type="float" office:value="38" calcext:value-type="float">
            <text:p>38</text:p>
          </table:table-cell>
          <table:table-cell table:formula="of:=[.AY24]/[.AQ24]" office:value-type="float" office:value="0.38" calcext:value-type="float">
            <text:p>0,38</text:p>
          </table:table-cell>
          <table:table-cell table:formula="of:=[.AR24]-[.AV24]" office:value-type="float" office:value="918" calcext:value-type="float">
            <text:p>918</text:p>
          </table:table-cell>
          <table:table-cell table:formula="of:=[.BA24]/[.AR24]" office:value-type="float" office:value="0.918" calcext:value-type="float">
            <text:p>0,9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.22580645161" calcext:value-type="float">
            <text:p>1,22580645161</text:p>
          </table:table-cell>
          <table:table-cell office:value-type="float" office:value="0.0408602150538" calcext:value-type="float">
            <text:p>0,0408602150538</text:p>
          </table:table-cell>
          <table:table-cell table:formula="of:=[.BD24]-[.BH24]" office:value-type="float" office:value="119" calcext:value-type="float">
            <text:p>119</text:p>
          </table:table-cell>
          <table:table-cell table:formula="of:=[.BL24]/[.BD24]" office:value-type="float" office:value="0.793333333333333" calcext:value-type="float">
            <text:p>0,793333333333333</text:p>
          </table:table-cell>
          <table:table-cell table:formula="of:=[.BE24]-[.BI24]" office:value-type="float" office:value="2231" calcext:value-type="float">
            <text:p>2231</text:p>
          </table:table-cell>
          <table:table-cell table:formula="of:=[.BN24]/[.BE24]" office:value-type="float" office:value="0.991555555555556" calcext:value-type="float">
            <text:p>0,991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4" calcext:value-type="float">
            <text:p>144</text:p>
          </table:table-cell>
          <table:table-cell office:value-type="float" office:value="414" calcext:value-type="float">
            <text:p>414</text:p>
          </table:table-cell>
          <table:table-cell office:value-type="float" office:value="5.75" calcext:value-type="float">
            <text:p>5,75</text:p>
          </table:table-cell>
          <table:table-cell office:value-type="float" office:value="0.0402097902098" calcext:value-type="float">
            <text:p>0,0402097902098</text:p>
          </table:table-cell>
          <table:table-cell table:formula="of:=[.BQ24]-[.BU24]" office:value-type="float" office:value="56" calcext:value-type="float">
            <text:p>56</text:p>
          </table:table-cell>
          <table:table-cell table:formula="of:=[.BY24]/[.BQ24]" office:value-type="float" office:value="0.28" calcext:value-type="float">
            <text:p>0,28</text:p>
          </table:table-cell>
          <table:table-cell table:formula="of:=[.BR24]-[.BV24]" office:value-type="float" office:value="3586" calcext:value-type="float">
            <text:p>3586</text:p>
          </table:table-cell>
          <table:table-cell table:formula="of:=[.CA24]/[.BR24]" office:value-type="float" office:value="0.8965" calcext:value-type="float">
            <text:p>0,89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9" calcext:value-type="float">
            <text:p>249</text:p>
          </table:table-cell>
          <table:table-cell office:value-type="float" office:value="1263" calcext:value-type="float">
            <text:p>1263</text:p>
          </table:table-cell>
          <table:table-cell office:value-type="float" office:value="10.1445783133" calcext:value-type="float">
            <text:p>10,1445783133</text:p>
          </table:table-cell>
          <table:table-cell office:value-type="float" office:value="0.0409055577147" calcext:value-type="float">
            <text:p>0,0409055577147</text:p>
          </table:table-cell>
          <table:table-cell table:formula="of:=[.CD24]-[.CH24]" office:value-type="float" office:value="1" calcext:value-type="float">
            <text:p>1</text:p>
          </table:table-cell>
          <table:table-cell table:formula="of:=[.CL24]/[.CD24]" office:value-type="float" office:value="0.004" calcext:value-type="float">
            <text:p>0,004</text:p>
          </table:table-cell>
          <table:table-cell table:formula="of:=[.CE24]-[.CI24]" office:value-type="float" office:value="4987" calcext:value-type="float">
            <text:p>4987</text:p>
          </table:table-cell>
          <table:table-cell table:formula="of:=[.CN24]/[.CE24]" office:value-type="float" office:value="0.79792" calcext:value-type="float">
            <text:p>0,79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7.96" calcext:value-type="float">
            <text:p>7,96</text:p>
          </table:table-cell>
          <table:table-cell office:value-type="float" office:value="0.162448979592" calcext:value-type="float">
            <text:p>0,162448979592</text:p>
          </table:table-cell>
          <table:table-cell table:formula="of:=[.AD25]-[.AH25]" office:value-type="float" office:value="0" calcext:value-type="float">
            <text:p>0</text:p>
          </table:table-cell>
          <table:table-cell table:formula="of:=[.AL25]/[.AD25]" office:value-type="float" office:value="0" calcext:value-type="float">
            <text:p>0</text:p>
          </table:table-cell>
          <table:table-cell table:formula="of:=[.AE25]-[.AI25]" office:value-type="float" office:value="51" calcext:value-type="float">
            <text:p>51</text:p>
          </table:table-cell>
          <table:table-cell table:formula="of:=[.AN25]/[.AE25]" office:value-type="float" office:value="0.204" calcext:value-type="float">
            <text:p>0,2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.22641509434" calcext:value-type="float">
            <text:p>2,22641509434</text:p>
          </table:table-cell>
          <table:table-cell office:value-type="float" office:value="0.0428156748911" calcext:value-type="float">
            <text:p>0,0428156748911</text:p>
          </table:table-cell>
          <table:table-cell table:formula="of:=[.AQ25]-[.AU25]" office:value-type="float" office:value="47" calcext:value-type="float">
            <text:p>47</text:p>
          </table:table-cell>
          <table:table-cell table:formula="of:=[.AY25]/[.AQ25]" office:value-type="float" office:value="0.47" calcext:value-type="float">
            <text:p>0,47</text:p>
          </table:table-cell>
          <table:table-cell table:formula="of:=[.AR25]-[.AV25]" office:value-type="float" office:value="941" calcext:value-type="float">
            <text:p>941</text:p>
          </table:table-cell>
          <table:table-cell table:formula="of:=[.BA25]/[.AR25]" office:value-type="float" office:value="0.941" calcext:value-type="float">
            <text:p>0,9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280" calcext:value-type="float">
            <text:p>1280</text:p>
          </table:table-cell>
          <table:table-cell office:value-type="float" office:value="17.0666666667" calcext:value-type="float">
            <text:p>17,0666666667</text:p>
          </table:table-cell>
          <table:table-cell office:value-type="float" office:value="0.114541387025" calcext:value-type="float">
            <text:p>0,114541387025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970" calcext:value-type="float">
            <text:p>970</text:p>
          </table:table-cell>
          <table:table-cell table:formula="of:=[.BN25]/[.BE25]" office:value-type="float" office:value="0.431111111111111" calcext:value-type="float">
            <text:p>0,43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906" calcext:value-type="float">
            <text:p>3906</text:p>
          </table:table-cell>
          <table:table-cell office:value-type="float" office:value="39.06" calcext:value-type="float">
            <text:p>39,06</text:p>
          </table:table-cell>
          <table:table-cell office:value-type="float" office:value="0.196281407035" calcext:value-type="float">
            <text:p>0,196281407035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94" calcext:value-type="float">
            <text:p>94</text:p>
          </table:table-cell>
          <table:table-cell table:formula="of:=[.CA25]/[.BR25]" office:value-type="float" office:value="0.0235" calcext:value-type="float">
            <text:p>0,02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58" calcext:value-type="float">
            <text:p>158</text:p>
          </table:table-cell>
          <table:table-cell office:value-type="float" office:value="206" calcext:value-type="float">
            <text:p>206</text:p>
          </table:table-cell>
          <table:table-cell office:value-type="float" office:value="2.60759493671" calcext:value-type="float">
            <text:p>2,60759493671</text:p>
          </table:table-cell>
          <table:table-cell office:value-type="float" office:value="0.0166088849472" calcext:value-type="float">
            <text:p>0,0166088849472</text:p>
          </table:table-cell>
          <table:table-cell table:formula="of:=[.CD25]-[.CH25]" office:value-type="float" office:value="92" calcext:value-type="float">
            <text:p>92</text:p>
          </table:table-cell>
          <table:table-cell table:formula="of:=[.CL25]/[.CD25]" office:value-type="float" office:value="0.368" calcext:value-type="float">
            <text:p>0,368</text:p>
          </table:table-cell>
          <table:table-cell table:formula="of:=[.CE25]-[.CI25]" office:value-type="float" office:value="6044" calcext:value-type="float">
            <text:p>6044</text:p>
          </table:table-cell>
          <table:table-cell table:formula="of:=[.CN25]/[.CE25]" office:value-type="float" office:value="0.96704" calcext:value-type="float">
            <text:p>0,96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office:value-type="float" office:value="0.0545454545455" calcext:value-type="float">
            <text:p>0,0545454545455</text:p>
          </table:table-cell>
          <table:table-cell table:formula="of:=[.AD26]-[.AH26]" office:value-type="float" office:value="5" calcext:value-type="float">
            <text:p>5</text:p>
          </table:table-cell>
          <table:table-cell table:formula="of:=[.AL26]/[.AD26]" office:value-type="float" office:value="0.1" calcext:value-type="float">
            <text:p>0,1</text:p>
          </table:table-cell>
          <table:table-cell table:formula="of:=[.AE26]-[.AI26]" office:value-type="float" office:value="196" calcext:value-type="float">
            <text:p>196</text:p>
          </table:table-cell>
          <table:table-cell table:formula="of:=[.AN26]/[.AE26]" office:value-type="float" office:value="0.784" calcext:value-type="float">
            <text:p>0,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305" calcext:value-type="float">
            <text:p>305</text:p>
          </table:table-cell>
          <table:table-cell office:value-type="float" office:value="6.63043478261" calcext:value-type="float">
            <text:p>6,63043478261</text:p>
          </table:table-cell>
          <table:table-cell office:value-type="float" office:value="0.072861920688" calcext:value-type="float">
            <text:p>0,072861920688</text:p>
          </table:table-cell>
          <table:table-cell table:formula="of:=[.AQ26]-[.AU26]" office:value-type="float" office:value="8" calcext:value-type="float">
            <text:p>8</text:p>
          </table:table-cell>
          <table:table-cell table:formula="of:=[.AY26]/[.AQ26]" office:value-type="float" office:value="0.08" calcext:value-type="float">
            <text:p>0,08</text:p>
          </table:table-cell>
          <table:table-cell table:formula="of:=[.AR26]-[.AV26]" office:value-type="float" office:value="695" calcext:value-type="float">
            <text:p>695</text:p>
          </table:table-cell>
          <table:table-cell table:formula="of:=[.BA26]/[.AR26]" office:value-type="float" office:value="0.695" calcext:value-type="float">
            <text:p>0,6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.82608695652" calcext:value-type="float">
            <text:p>2,82608695652</text:p>
          </table:table-cell>
          <table:table-cell office:value-type="float" office:value="0.0628019323671" calcext:value-type="float">
            <text:p>0,0628019323671</text:p>
          </table:table-cell>
          <table:table-cell table:formula="of:=[.BD26]-[.BH26]" office:value-type="float" office:value="104" calcext:value-type="float">
            <text:p>104</text:p>
          </table:table-cell>
          <table:table-cell table:formula="of:=[.BL26]/[.BD26]" office:value-type="float" office:value="0.693333333333333" calcext:value-type="float">
            <text:p>0,693333333333333</text:p>
          </table:table-cell>
          <table:table-cell table:formula="of:=[.BE26]-[.BI26]" office:value-type="float" office:value="2185" calcext:value-type="float">
            <text:p>2185</text:p>
          </table:table-cell>
          <table:table-cell table:formula="of:=[.BN26]/[.BE26]" office:value-type="float" office:value="0.971111111111111" calcext:value-type="float">
            <text:p>0,971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171" calcext:value-type="float">
            <text:p>1171</text:p>
          </table:table-cell>
          <table:table-cell office:value-type="float" office:value="11.71" calcext:value-type="float">
            <text:p>11,71</text:p>
          </table:table-cell>
          <table:table-cell office:value-type="float" office:value="0.0588442211055" calcext:value-type="float">
            <text:p>0,0588442211055</text:p>
          </table:table-cell>
          <table:table-cell table:formula="of:=[.BQ26]-[.BU26]" office:value-type="float" office:value="0" calcext:value-type="float">
            <text:p>0</text:p>
          </table:table-cell>
          <table:table-cell table:formula="of:=[.BY26]/[.BQ26]" office:value-type="float" office:value="0" calcext:value-type="float">
            <text:p>0</text:p>
          </table:table-cell>
          <table:table-cell table:formula="of:=[.BR26]-[.BV26]" office:value-type="float" office:value="2829" calcext:value-type="float">
            <text:p>2829</text:p>
          </table:table-cell>
          <table:table-cell table:formula="of:=[.CA26]/[.BR26]" office:value-type="float" office:value="0.70725" calcext:value-type="float">
            <text:p>0,70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37" calcext:value-type="float">
            <text:p>237</text:p>
          </table:table-cell>
          <table:table-cell office:value-type="float" office:value="893" calcext:value-type="float">
            <text:p>893</text:p>
          </table:table-cell>
          <table:table-cell office:value-type="float" office:value="7.5358649789" calcext:value-type="float">
            <text:p>7,5358649789</text:p>
          </table:table-cell>
          <table:table-cell office:value-type="float" office:value="0.0319316312665" calcext:value-type="float">
            <text:p>0,0319316312665</text:p>
          </table:table-cell>
          <table:table-cell table:formula="of:=[.CD26]-[.CH26]" office:value-type="float" office:value="13" calcext:value-type="float">
            <text:p>13</text:p>
          </table:table-cell>
          <table:table-cell table:formula="of:=[.CL26]/[.CD26]" office:value-type="float" office:value="0.052" calcext:value-type="float">
            <text:p>0,052</text:p>
          </table:table-cell>
          <table:table-cell table:formula="of:=[.CE26]-[.CI26]" office:value-type="float" office:value="5357" calcext:value-type="float">
            <text:p>5357</text:p>
          </table:table-cell>
          <table:table-cell table:formula="of:=[.CN26]/[.CE26]" office:value-type="float" office:value="0.85712" calcext:value-type="float">
            <text:p>0,85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table:formula="of:=[.AD27]-[.AH27]" office:value-type="float" office:value="45" calcext:value-type="float">
            <text:p>45</text:p>
          </table:table-cell>
          <table:table-cell table:formula="of:=[.AL27]/[.AD27]" office:value-type="float" office:value="0.9" calcext:value-type="float">
            <text:p>0,9</text:p>
          </table:table-cell>
          <table:table-cell table:formula="of:=[.AE27]-[.AI27]" office:value-type="float" office:value="246" calcext:value-type="float">
            <text:p>246</text:p>
          </table:table-cell>
          <table:table-cell table:formula="of:=[.AN27]/[.AE27]" office:value-type="float" office:value="0.984" calcext:value-type="float">
            <text:p>0,9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6.14" calcext:value-type="float">
            <text:p>6,14</text:p>
          </table:table-cell>
          <table:table-cell office:value-type="float" office:value="0.0620202020202" calcext:value-type="float">
            <text:p>0,0620202020202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693" calcext:value-type="float">
            <text:p>693</text:p>
          </table:table-cell>
          <table:table-cell table:formula="of:=[.BA27]/[.AR27]" office:value-type="float" office:value="0.693" calcext:value-type="float">
            <text:p>0,6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9" calcext:value-type="float">
            <text:p>139</text:p>
          </table:table-cell>
          <table:table-cell office:value-type="float" office:value="581" calcext:value-type="float">
            <text:p>581</text:p>
          </table:table-cell>
          <table:table-cell office:value-type="float" office:value="8.35971223022" calcext:value-type="float">
            <text:p>8,35971223022</text:p>
          </table:table-cell>
          <table:table-cell office:value-type="float" office:value="0.0605776248566" calcext:value-type="float">
            <text:p>0,0605776248566</text:p>
          </table:table-cell>
          <table:table-cell table:formula="of:=[.BD27]-[.BH27]" office:value-type="float" office:value="11" calcext:value-type="float">
            <text:p>11</text:p>
          </table:table-cell>
          <table:table-cell table:formula="of:=[.BL27]/[.BD27]" office:value-type="float" office:value="0.0733333333333333" calcext:value-type="float">
            <text:p>0,073333333333333</text:p>
          </table:table-cell>
          <table:table-cell table:formula="of:=[.BE27]-[.BI27]" office:value-type="float" office:value="1669" calcext:value-type="float">
            <text:p>1669</text:p>
          </table:table-cell>
          <table:table-cell table:formula="of:=[.BN27]/[.BE27]" office:value-type="float" office:value="0.741777777777778" calcext:value-type="float">
            <text:p>0,74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90" calcext:value-type="float">
            <text:p>1690</text:p>
          </table:table-cell>
          <table:table-cell office:value-type="float" office:value="16.9" calcext:value-type="float">
            <text:p>16,9</text:p>
          </table:table-cell>
          <table:table-cell office:value-type="float" office:value="0.0849246231156" calcext:value-type="float">
            <text:p>0,0849246231156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2310" calcext:value-type="float">
            <text:p>2310</text:p>
          </table:table-cell>
          <table:table-cell table:formula="of:=[.CA27]/[.BR27]" office:value-type="float" office:value="0.5775" calcext:value-type="float">
            <text:p>0,5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525" calcext:value-type="float">
            <text:p>4525</text:p>
          </table:table-cell>
          <table:table-cell office:value-type="float" office:value="36.2" calcext:value-type="float">
            <text:p>36,2</text:p>
          </table:table-cell>
          <table:table-cell office:value-type="float" office:value="0.145381526104" calcext:value-type="float">
            <text:p>0,145381526104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1725" calcext:value-type="float">
            <text:p>1725</text:p>
          </table:table-cell>
          <table:table-cell table:formula="of:=[.CN27]/[.CE27]"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0714285714286" calcext:value-type="float">
            <text:p>0,0714285714286</text:p>
          </table:table-cell>
          <table:table-cell table:formula="of:=[.AD28]-[.AH28]" office:value-type="float" office:value="21" calcext:value-type="float">
            <text:p>21</text:p>
          </table:table-cell>
          <table:table-cell table:formula="of:=[.AL28]/[.AD28]" office:value-type="float" office:value="0.42" calcext:value-type="float">
            <text:p>0,42</text:p>
          </table:table-cell>
          <table:table-cell table:formula="of:=[.AE28]-[.AI28]" office:value-type="float" office:value="221" calcext:value-type="float">
            <text:p>221</text:p>
          </table:table-cell>
          <table:table-cell table:formula="of:=[.AN28]/[.AE28]" office:value-type="float" office:value="0.884" calcext:value-type="float">
            <text:p>0,8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.53846153846" calcext:value-type="float">
            <text:p>1,53846153846</text:p>
          </table:table-cell>
          <table:table-cell office:value-type="float" office:value="0.0404858299595" calcext:value-type="float">
            <text:p>0,0404858299595</text:p>
          </table:table-cell>
          <table:table-cell table:formula="of:=[.AQ28]-[.AU28]" office:value-type="float" office:value="61" calcext:value-type="float">
            <text:p>61</text:p>
          </table:table-cell>
          <table:table-cell table:formula="of:=[.AY28]/[.AQ28]" office:value-type="float" office:value="0.61" calcext:value-type="float">
            <text:p>0,61</text:p>
          </table:table-cell>
          <table:table-cell table:formula="of:=[.AR28]-[.AV28]" office:value-type="float" office:value="970" calcext:value-type="float">
            <text:p>970</text:p>
          </table:table-cell>
          <table:table-cell table:formula="of:=[.BA28]/[.AR28]" office:value-type="float" office:value="0.97" calcext:value-type="float">
            <text:p>0,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3" calcext:value-type="float">
            <text:p>143</text:p>
          </table:table-cell>
          <table:table-cell office:value-type="float" office:value="621" calcext:value-type="float">
            <text:p>621</text:p>
          </table:table-cell>
          <table:table-cell office:value-type="float" office:value="8.68531468531" calcext:value-type="float">
            <text:p>8,68531468531</text:p>
          </table:table-cell>
          <table:table-cell office:value-type="float" office:value="0.0611641879248" calcext:value-type="float">
            <text:p>0,0611641879248</text:p>
          </table:table-cell>
          <table:table-cell table:formula="of:=[.BD28]-[.BH28]" office:value-type="float" office:value="7" calcext:value-type="float">
            <text:p>7</text:p>
          </table:table-cell>
          <table:table-cell table:formula="of:=[.BL28]/[.BD28]" office:value-type="float" office:value="0.0466666666666667" calcext:value-type="float">
            <text:p>0,046666666666667</text:p>
          </table:table-cell>
          <table:table-cell table:formula="of:=[.BE28]-[.BI28]" office:value-type="float" office:value="1629" calcext:value-type="float">
            <text:p>1629</text:p>
          </table:table-cell>
          <table:table-cell table:formula="of:=[.BN28]/[.BE28]" office:value-type="float" office:value="0.724" calcext:value-type="float">
            <text:p>0,7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710" calcext:value-type="float">
            <text:p>3710</text:p>
          </table:table-cell>
          <table:table-cell office:value-type="float" office:value="37.1" calcext:value-type="float">
            <text:p>37,1</text:p>
          </table:table-cell>
          <table:table-cell office:value-type="float" office:value="0.186432160804" calcext:value-type="float">
            <text:p>0,186432160804</text:p>
          </table:table-cell>
          <table:table-cell table:formula="of:=[.BQ28]-[.BU28]" office:value-type="float" office:value="0" calcext:value-type="float">
            <text:p>0</text:p>
          </table:table-cell>
          <table:table-cell table:formula="of:=[.BY28]/[.BQ28]" office:value-type="float" office:value="0" calcext:value-type="float">
            <text:p>0</text:p>
          </table:table-cell>
          <table:table-cell table:formula="of:=[.BR28]-[.BV28]" office:value-type="float" office:value="290" calcext:value-type="float">
            <text:p>290</text:p>
          </table:table-cell>
          <table:table-cell table:formula="of:=[.CA28]/[.BR28]" office:value-type="float" office:value="0.0725" calcext:value-type="float">
            <text:p>0,0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671" calcext:value-type="float">
            <text:p>3671</text:p>
          </table:table-cell>
          <table:table-cell office:value-type="float" office:value="29.368" calcext:value-type="float">
            <text:p>29,368</text:p>
          </table:table-cell>
          <table:table-cell office:value-type="float" office:value="0.1179437751" calcext:value-type="float">
            <text:p>0,1179437751</text:p>
          </table:table-cell>
          <table:table-cell table:formula="of:=[.CD28]-[.CH28]" office:value-type="float" office:value="0" calcext:value-type="float">
            <text:p>0</text:p>
          </table:table-cell>
          <table:table-cell table:formula="of:=[.CL28]/[.CD28]" office:value-type="float" office:value="0" calcext:value-type="float">
            <text:p>0</text:p>
          </table:table-cell>
          <table:table-cell table:formula="of:=[.CE28]-[.CI28]" office:value-type="float" office:value="2579" calcext:value-type="float">
            <text:p>2579</text:p>
          </table:table-cell>
          <table:table-cell table:formula="of:=[.CN28]/[.CE28]" office:value-type="float" office:value="0.41264" calcext:value-type="float">
            <text:p>0,41264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office:value-type="float" office:value="7.24" calcext:value-type="float">
            <text:p>7,24</text:p>
          </table:table-cell>
          <table:table-cell office:value-type="float" office:value="0.147755102041" calcext:value-type="float">
            <text:p>0,147755102041</text:p>
          </table:table-cell>
          <table:table-cell table:formula="of:=[.AD29]-[.AH29]" office:value-type="float" office:value="0" calcext:value-type="float">
            <text:p>0</text:p>
          </table:table-cell>
          <table:table-cell table:formula="of:=[.AL29]/[.AD29]" office:value-type="float" office:value="0" calcext:value-type="float">
            <text:p>0</text:p>
          </table:table-cell>
          <table:table-cell table:formula="of:=[.AE29]-[.AI29]" office:value-type="float" office:value="69" calcext:value-type="float">
            <text:p>69</text:p>
          </table:table-cell>
          <table:table-cell table:formula="of:=[.AN29]/[.AE29]" office:value-type="float" office:value="0.276" calcext:value-type="float">
            <text:p>0,2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4.04" calcext:value-type="float">
            <text:p>4,04</text:p>
          </table:table-cell>
          <table:table-cell office:value-type="float" office:value="0.0824489795918" calcext:value-type="float">
            <text:p>0,0824489795918</text:p>
          </table:table-cell>
          <table:table-cell table:formula="of:=[.AQ29]-[.AU29]" office:value-type="float" office:value="50" calcext:value-type="float">
            <text:p>50</text:p>
          </table:table-cell>
          <table:table-cell table:formula="of:=[.AY29]/[.AQ29]" office:value-type="float" office:value="0.5" calcext:value-type="float">
            <text:p>0,5</text:p>
          </table:table-cell>
          <table:table-cell table:formula="of:=[.AR29]-[.AV29]" office:value-type="float" office:value="899" calcext:value-type="float">
            <text:p>899</text:p>
          </table:table-cell>
          <table:table-cell table:formula="of:=[.BA29]/[.AR29]" office:value-type="float" office:value="0.899" calcext:value-type="float">
            <text:p>0,899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22" calcext:value-type="float">
            <text:p>2122</text:p>
          </table:table-cell>
          <table:table-cell office:value-type="float" office:value="28.2933333333" calcext:value-type="float">
            <text:p>28,2933333333</text:p>
          </table:table-cell>
          <table:table-cell office:value-type="float" office:value="0.189888143177" calcext:value-type="float">
            <text:p>0,189888143177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128" calcext:value-type="float">
            <text:p>128</text:p>
          </table:table-cell>
          <table:table-cell table:formula="of:=[.BN29]/[.BE29]" office:value-type="float" office:value="0.0568888888888889" calcext:value-type="float">
            <text:p>0,056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682" calcext:value-type="float">
            <text:p>3682</text:p>
          </table:table-cell>
          <table:table-cell office:value-type="float" office:value="36.82" calcext:value-type="float">
            <text:p>36,82</text:p>
          </table:table-cell>
          <table:table-cell office:value-type="float" office:value="0.185025125628" calcext:value-type="float">
            <text:p>0,185025125628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318" calcext:value-type="float">
            <text:p>318</text:p>
          </table:table-cell>
          <table:table-cell table:formula="of:=[.CA29]/[.BR29]" office:value-type="float" office:value="0.0795" calcext:value-type="float">
            <text:p>0,07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17" calcext:value-type="float">
            <text:p>117</text:p>
          </table:table-cell>
          <table:table-cell office:value-type="float" office:value="240" calcext:value-type="float">
            <text:p>240</text:p>
          </table:table-cell>
          <table:table-cell office:value-type="float" office:value="4.10256410256" calcext:value-type="float">
            <text:p>4,10256410256</text:p>
          </table:table-cell>
          <table:table-cell office:value-type="float" office:value="0.0353669319187" calcext:value-type="float">
            <text:p>0,0353669319187</text:p>
          </table:table-cell>
          <table:table-cell table:formula="of:=[.CD29]-[.CH29]" office:value-type="float" office:value="133" calcext:value-type="float">
            <text:p>133</text:p>
          </table:table-cell>
          <table:table-cell table:formula="of:=[.CL29]/[.CD29]" office:value-type="float" office:value="0.532" calcext:value-type="float">
            <text:p>0,532</text:p>
          </table:table-cell>
          <table:table-cell table:formula="of:=[.CE29]-[.CI29]" office:value-type="float" office:value="6010" calcext:value-type="float">
            <text:p>6010</text:p>
          </table:table-cell>
          <table:table-cell table:formula="of:=[.CN29]/[.CE29]" office:value-type="float" office:value="0.9616" calcext:value-type="float">
            <text:p>0,9616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3.67346938776" calcext:value-type="float">
            <text:p>3,67346938776</text:p>
          </table:table-cell>
          <table:table-cell office:value-type="float" office:value="0.0765306122449" calcext:value-type="float">
            <text:p>0,0765306122449</text:p>
          </table:table-cell>
          <table:table-cell table:formula="of:=[.AD30]-[.AH30]" office:value-type="float" office:value="1" calcext:value-type="float">
            <text:p>1</text:p>
          </table:table-cell>
          <table:table-cell table:formula="of:=[.AL30]/[.AD30]" office:value-type="float" office:value="0.02" calcext:value-type="float">
            <text:p>0,02</text:p>
          </table:table-cell>
          <table:table-cell table:formula="of:=[.AE30]-[.AI30]" office:value-type="float" office:value="160" calcext:value-type="float">
            <text:p>160</text:p>
          </table:table-cell>
          <table:table-cell table:formula="of:=[.AN30]/[.AE30]" office:value-type="float" office:value="0.64" calcext:value-type="float">
            <text:p>0,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3.10144927536" calcext:value-type="float">
            <text:p>3,10144927536</text:p>
          </table:table-cell>
          <table:table-cell office:value-type="float" office:value="0.0456095481671" calcext:value-type="float">
            <text:p>0,0456095481671</text:p>
          </table:table-cell>
          <table:table-cell table:formula="of:=[.AQ30]-[.AU30]" office:value-type="float" office:value="31" calcext:value-type="float">
            <text:p>31</text:p>
          </table:table-cell>
          <table:table-cell table:formula="of:=[.AY30]/[.AQ30]" office:value-type="float" office:value="0.31" calcext:value-type="float">
            <text:p>0,31</text:p>
          </table:table-cell>
          <table:table-cell table:formula="of:=[.AR30]-[.AV30]" office:value-type="float" office:value="893" calcext:value-type="float">
            <text:p>893</text:p>
          </table:table-cell>
          <table:table-cell table:formula="of:=[.BA30]/[.AR30]" office:value-type="float" office:value="0.893" calcext:value-type="float">
            <text:p>0,8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02" calcext:value-type="float">
            <text:p>1402</text:p>
          </table:table-cell>
          <table:table-cell office:value-type="float" office:value="18.6933333333" calcext:value-type="float">
            <text:p>18,6933333333</text:p>
          </table:table-cell>
          <table:table-cell office:value-type="float" office:value="0.125458612975" calcext:value-type="float">
            <text:p>0,125458612975</text:p>
          </table:table-cell>
          <table:table-cell table:formula="of:=[.BD30]-[.BH30]" office:value-type="float" office:value="0" calcext:value-type="float">
            <text:p>0</text:p>
          </table:table-cell>
          <table:table-cell table:formula="of:=[.BL30]/[.BD30]" office:value-type="float" office:value="0" calcext:value-type="float">
            <text:p>0</text:p>
          </table:table-cell>
          <table:table-cell table:formula="of:=[.BE30]-[.BI30]" office:value-type="float" office:value="848" calcext:value-type="float">
            <text:p>848</text:p>
          </table:table-cell>
          <table:table-cell table:formula="of:=[.BN30]/[.BE30]" office:value-type="float" office:value="0.376888888888889" calcext:value-type="float">
            <text:p>0,376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78" calcext:value-type="float">
            <text:p>178</text:p>
          </table:table-cell>
          <table:table-cell office:value-type="float" office:value="796" calcext:value-type="float">
            <text:p>796</text:p>
          </table:table-cell>
          <table:table-cell office:value-type="float" office:value="8.94382022472" calcext:value-type="float">
            <text:p>8,94382022472</text:p>
          </table:table-cell>
          <table:table-cell office:value-type="float" office:value="0.0505300577668" calcext:value-type="float">
            <text:p>0,0505300577668</text:p>
          </table:table-cell>
          <table:table-cell table:formula="of:=[.BQ30]-[.BU30]" office:value-type="float" office:value="22" calcext:value-type="float">
            <text:p>22</text:p>
          </table:table-cell>
          <table:table-cell table:formula="of:=[.BY30]/[.BQ30]" office:value-type="float" office:value="0.11" calcext:value-type="float">
            <text:p>0,11</text:p>
          </table:table-cell>
          <table:table-cell table:formula="of:=[.BR30]-[.BV30]" office:value-type="float" office:value="3204" calcext:value-type="float">
            <text:p>3204</text:p>
          </table:table-cell>
          <table:table-cell table:formula="of:=[.CA30]/[.BR30]" office:value-type="float" office:value="0.801" calcext:value-type="float">
            <text:p>0,8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22" calcext:value-type="float">
            <text:p>1822</text:p>
          </table:table-cell>
          <table:table-cell office:value-type="float" office:value="14.576" calcext:value-type="float">
            <text:p>14,576</text:p>
          </table:table-cell>
          <table:table-cell office:value-type="float" office:value="0.0585381526104" calcext:value-type="float">
            <text:p>0,0585381526104</text:p>
          </table:table-cell>
          <table:table-cell table:formula="of:=[.CD30]-[.CH30]" office:value-type="float" office:value="0" calcext:value-type="float">
            <text:p>0</text:p>
          </table:table-cell>
          <table:table-cell table:formula="of:=[.CL30]/[.CD30]" office:value-type="float" office:value="0" calcext:value-type="float">
            <text:p>0</text:p>
          </table:table-cell>
          <table:table-cell table:formula="of:=[.CE30]-[.CI30]" office:value-type="float" office:value="4428" calcext:value-type="float">
            <text:p>4428</text:p>
          </table:table-cell>
          <table:table-cell table:formula="of:=[.CN30]/[.CE30]" office:value-type="float" office:value="0.70848" calcext:value-type="float">
            <text:p>0,70848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6.96" calcext:value-type="float">
            <text:p>6,96</text:p>
          </table:table-cell>
          <table:table-cell office:value-type="float" office:value="0.142040816327" calcext:value-type="float">
            <text:p>0,142040816327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76" calcext:value-type="float">
            <text:p>76</text:p>
          </table:table-cell>
          <table:table-cell table:formula="of:=[.AN31]/[.AE31]" office:value-type="float" office:value="0.304" calcext:value-type="float">
            <text:p>0,3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  <table:table-cell office:value-type="float" office:value="12.3" calcext:value-type="float">
            <text:p>12,3</text:p>
          </table:table-cell>
          <table:table-cell office:value-type="float" office:value="0.124242424242" calcext:value-type="float">
            <text:p>0,124242424242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385" calcext:value-type="float">
            <text:p>385</text:p>
          </table:table-cell>
          <table:table-cell table:formula="of:=[.BA31]/[.AR31]" office:value-type="float" office:value="0.385" calcext:value-type="float">
            <text:p>0,3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01" calcext:value-type="float">
            <text:p>2001</text:p>
          </table:table-cell>
          <table:table-cell office:value-type="float" office:value="26.68" calcext:value-type="float">
            <text:p>26,68</text:p>
          </table:table-cell>
          <table:table-cell office:value-type="float" office:value="0.179060402685" calcext:value-type="float">
            <text:p>0,179060402685</text:p>
          </table:table-cell>
          <table:table-cell table:formula="of:=[.BD31]-[.BH31]" office:value-type="float" office:value="0" calcext:value-type="float">
            <text:p>0</text:p>
          </table:table-cell>
          <table:table-cell table:formula="of:=[.BL31]/[.BD31]" office:value-type="float" office:value="0" calcext:value-type="float">
            <text:p>0</text:p>
          </table:table-cell>
          <table:table-cell table:formula="of:=[.BE31]-[.BI31]" office:value-type="float" office:value="249" calcext:value-type="float">
            <text:p>249</text:p>
          </table:table-cell>
          <table:table-cell table:formula="of:=[.BN31]/[.BE31]" office:value-type="float" office:value="0.110666666666667" calcext:value-type="float">
            <text:p>0,110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221" calcext:value-type="float">
            <text:p>3221</text:p>
          </table:table-cell>
          <table:table-cell office:value-type="float" office:value="32.21" calcext:value-type="float">
            <text:p>32,21</text:p>
          </table:table-cell>
          <table:table-cell office:value-type="float" office:value="0.161859296482" calcext:value-type="float">
            <text:p>0,161859296482</text:p>
          </table:table-cell>
          <table:table-cell table:formula="of:=[.BQ31]-[.BU31]" office:value-type="float" office:value="0" calcext:value-type="float">
            <text:p>0</text:p>
          </table:table-cell>
          <table:table-cell table:formula="of:=[.BY31]/[.BQ31]" office:value-type="float" office:value="0" calcext:value-type="float">
            <text:p>0</text:p>
          </table:table-cell>
          <table:table-cell table:formula="of:=[.BR31]-[.BV31]" office:value-type="float" office:value="779" calcext:value-type="float">
            <text:p>779</text:p>
          </table:table-cell>
          <table:table-cell table:formula="of:=[.CA31]/[.BR31]" office:value-type="float" office:value="0.19475" calcext:value-type="float">
            <text:p>0,19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85" calcext:value-type="float">
            <text:p>185</text:p>
          </table:table-cell>
          <table:table-cell office:value-type="float" office:value="313" calcext:value-type="float">
            <text:p>313</text:p>
          </table:table-cell>
          <table:table-cell office:value-type="float" office:value="3.38378378378" calcext:value-type="float">
            <text:p>3,38378378378</text:p>
          </table:table-cell>
          <table:table-cell office:value-type="float" office:value="0.0183901292597" calcext:value-type="float">
            <text:p>0,0183901292597</text:p>
          </table:table-cell>
          <table:table-cell table:formula="of:=[.CD31]-[.CH31]" office:value-type="float" office:value="65" calcext:value-type="float">
            <text:p>65</text:p>
          </table:table-cell>
          <table:table-cell table:formula="of:=[.CL31]/[.CD31]" office:value-type="float" office:value="0.26" calcext:value-type="float">
            <text:p>0,26</text:p>
          </table:table-cell>
          <table:table-cell table:formula="of:=[.CE31]-[.CI31]" office:value-type="float" office:value="5937" calcext:value-type="float">
            <text:p>5937</text:p>
          </table:table-cell>
          <table:table-cell table:formula="of:=[.CN31]/[.CE31]" office:value-type="float" office:value="0.94992" calcext:value-type="float">
            <text:p>0,94992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94" calcext:value-type="float">
            <text:p>94</text:p>
          </table:table-cell>
          <table:table-cell table:formula="of:=[.AN32]/[.AE32]" office:value-type="float" office:value="0.376" calcext:value-type="float">
            <text:p>0,3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0.114285714286" calcext:value-type="float">
            <text:p>0,114285714286</text:p>
          </table:table-cell>
          <table:table-cell table:formula="of:=[.AQ32]-[.AU32]" office:value-type="float" office:value="85" calcext:value-type="float">
            <text:p>85</text:p>
          </table:table-cell>
          <table:table-cell table:formula="of:=[.AY32]/[.AQ32]" office:value-type="float" office:value="0.85" calcext:value-type="float">
            <text:p>0,85</text:p>
          </table:table-cell>
          <table:table-cell table:formula="of:=[.AR32]-[.AV32]" office:value-type="float" office:value="988" calcext:value-type="float">
            <text:p>988</text:p>
          </table:table-cell>
          <table:table-cell table:formula="of:=[.BA32]/[.AR32]" office:value-type="float" office:value="0.988" calcext:value-type="float">
            <text:p>0,9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2.13114754098" calcext:value-type="float">
            <text:p>2,13114754098</text:p>
          </table:table-cell>
          <table:table-cell office:value-type="float" office:value="0.0176127895949" calcext:value-type="float">
            <text:p>0,0176127895949</text:p>
          </table:table-cell>
          <table:table-cell table:formula="of:=[.BD32]-[.BH32]" office:value-type="float" office:value="28" calcext:value-type="float">
            <text:p>28</text:p>
          </table:table-cell>
          <table:table-cell table:formula="of:=[.BL32]/[.BD32]" office:value-type="float" office:value="0.186666666666667" calcext:value-type="float">
            <text:p>0,186666666666667</text:p>
          </table:table-cell>
          <table:table-cell table:formula="of:=[.BE32]-[.BI32]" office:value-type="float" office:value="2120" calcext:value-type="float">
            <text:p>2120</text:p>
          </table:table-cell>
          <table:table-cell table:formula="of:=[.BN32]/[.BE32]" office:value-type="float" office:value="0.942222222222222" calcext:value-type="float">
            <text:p>0,94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89" calcext:value-type="float">
            <text:p>189</text:p>
          </table:table-cell>
          <table:table-cell office:value-type="float" office:value="1112" calcext:value-type="float">
            <text:p>1112</text:p>
          </table:table-cell>
          <table:table-cell office:value-type="float" office:value="11.7671957672" calcext:value-type="float">
            <text:p>11,7671957672</text:p>
          </table:table-cell>
          <table:table-cell office:value-type="float" office:value="0.0625914668468" calcext:value-type="float">
            <text:p>0,0625914668468</text:p>
          </table:table-cell>
          <table:table-cell table:formula="of:=[.BQ32]-[.BU32]" office:value-type="float" office:value="11" calcext:value-type="float">
            <text:p>11</text:p>
          </table:table-cell>
          <table:table-cell table:formula="of:=[.BY32]/[.BQ32]" office:value-type="float" office:value="0.055" calcext:value-type="float">
            <text:p>0,055</text:p>
          </table:table-cell>
          <table:table-cell table:formula="of:=[.BR32]-[.BV32]" office:value-type="float" office:value="2888" calcext:value-type="float">
            <text:p>2888</text:p>
          </table:table-cell>
          <table:table-cell table:formula="of:=[.CA32]/[.BR32]" office:value-type="float" office:value="0.722" calcext:value-type="float">
            <text:p>0,72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6" calcext:value-type="float">
            <text:p>246</text:p>
          </table:table-cell>
          <table:table-cell office:value-type="float" office:value="1504" calcext:value-type="float">
            <text:p>1504</text:p>
          </table:table-cell>
          <table:table-cell office:value-type="float" office:value="12.2276422764" calcext:value-type="float">
            <text:p>12,2276422764</text:p>
          </table:table-cell>
          <table:table-cell office:value-type="float" office:value="0.0499087439854" calcext:value-type="float">
            <text:p>0,0499087439854</text:p>
          </table:table-cell>
          <table:table-cell table:formula="of:=[.CD32]-[.CH32]" office:value-type="float" office:value="4" calcext:value-type="float">
            <text:p>4</text:p>
          </table:table-cell>
          <table:table-cell table:formula="of:=[.CL32]/[.CD32]" office:value-type="float" office:value="0.016" calcext:value-type="float">
            <text:p>0,016</text:p>
          </table:table-cell>
          <table:table-cell table:formula="of:=[.CE32]-[.CI32]" office:value-type="float" office:value="4746" calcext:value-type="float">
            <text:p>4746</text:p>
          </table:table-cell>
          <table:table-cell table:formula="of:=[.CN32]/[.CE32]" office:value-type="float" office:value="0.75936" calcext:value-type="float">
            <text:p>0,75936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.62222222222" calcext:value-type="float">
            <text:p>4,62222222222</text:p>
          </table:table-cell>
          <table:table-cell office:value-type="float" office:value="0.105050505051" calcext:value-type="float">
            <text:p>0,105050505051</text:p>
          </table:table-cell>
          <table:table-cell table:formula="of:=[.AD33]-[.AH33]" office:value-type="float" office:value="5" calcext:value-type="float">
            <text:p>5</text:p>
          </table:table-cell>
          <table:table-cell table:formula="of:=[.AL33]/[.AD33]" office:value-type="float" office:value="0.1" calcext:value-type="float">
            <text:p>0,1</text:p>
          </table:table-cell>
          <table:table-cell table:formula="of:=[.AE33]-[.AI33]" office:value-type="float" office:value="146" calcext:value-type="float">
            <text:p>146</text:p>
          </table:table-cell>
          <table:table-cell table:formula="of:=[.AN33]/[.AE33]" office:value-type="float" office:value="0.584" calcext:value-type="float">
            <text:p>0,5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7.64" calcext:value-type="float">
            <text:p>7,64</text:p>
          </table:table-cell>
          <table:table-cell office:value-type="float" office:value="0.0771717171717" calcext:value-type="float">
            <text:p>0,0771717171717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618" calcext:value-type="float">
            <text:p>618</text:p>
          </table:table-cell>
          <table:table-cell table:formula="of:=[.BA33]/[.AR33]" office:value-type="float" office:value="0.618" calcext:value-type="float">
            <text:p>0,6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3" calcext:value-type="float">
            <text:p>103</text:p>
          </table:table-cell>
          <table:table-cell office:value-type="float" office:value="233" calcext:value-type="float">
            <text:p>233</text:p>
          </table:table-cell>
          <table:table-cell office:value-type="float" office:value="4.52427184466" calcext:value-type="float">
            <text:p>4,52427184466</text:p>
          </table:table-cell>
          <table:table-cell office:value-type="float" office:value="0.0443556063202" calcext:value-type="float">
            <text:p>0,0443556063202</text:p>
          </table:table-cell>
          <table:table-cell table:formula="of:=[.BD33]-[.BH33]" office:value-type="float" office:value="47" calcext:value-type="float">
            <text:p>47</text:p>
          </table:table-cell>
          <table:table-cell table:formula="of:=[.BL33]/[.BD33]" office:value-type="float" office:value="0.313333333333333" calcext:value-type="float">
            <text:p>0,313333333333333</text:p>
          </table:table-cell>
          <table:table-cell table:formula="of:=[.BE33]-[.BI33]" office:value-type="float" office:value="2017" calcext:value-type="float">
            <text:p>2017</text:p>
          </table:table-cell>
          <table:table-cell table:formula="of:=[.BN33]/[.BE33]" office:value-type="float" office:value="0.896444444444444" calcext:value-type="float">
            <text:p>0,896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411" calcext:value-type="float">
            <text:p>2411</text:p>
          </table:table-cell>
          <table:table-cell office:value-type="float" office:value="24.11" calcext:value-type="float">
            <text:p>24,11</text:p>
          </table:table-cell>
          <table:table-cell office:value-type="float" office:value="0.121155778894" calcext:value-type="float">
            <text:p>0,121155778894</text:p>
          </table:table-cell>
          <table:table-cell table:formula="of:=[.BQ33]-[.BU33]" office:value-type="float" office:value="0" calcext:value-type="float">
            <text:p>0</text:p>
          </table:table-cell>
          <table:table-cell table:formula="of:=[.BY33]/[.BQ33]" office:value-type="float" office:value="0" calcext:value-type="float">
            <text:p>0</text:p>
          </table:table-cell>
          <table:table-cell table:formula="of:=[.BR33]-[.BV33]" office:value-type="float" office:value="1589" calcext:value-type="float">
            <text:p>1589</text:p>
          </table:table-cell>
          <table:table-cell table:formula="of:=[.CA33]/[.BR33]" office:value-type="float" office:value="0.39725" calcext:value-type="float">
            <text:p>0,39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1044" calcext:value-type="float">
            <text:p>1044</text:p>
          </table:table-cell>
          <table:table-cell table:formula="of:=[.CN33]/[.CE33]" office:value-type="float" office:value="0.16704" calcext:value-type="float">
            <text:p>0,16704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  <table:table-cell office:value-type="float" office:value="9.36" calcext:value-type="float">
            <text:p>9,36</text:p>
          </table:table-cell>
          <table:table-cell office:value-type="float" office:value="0.191020408163" calcext:value-type="float">
            <text:p>0,191020408163</text:p>
          </table:table-cell>
          <table:table-cell table:formula="of:=[.AD34]-[.AH34]" office:value-type="float" office:value="0" calcext:value-type="float">
            <text:p>0</text:p>
          </table:table-cell>
          <table:table-cell table:formula="of:=[.AL34]/[.AD34]" office:value-type="float" office:value="0" calcext:value-type="float">
            <text:p>0</text:p>
          </table:table-cell>
          <table:table-cell table:formula="of:=[.AE34]-[.AI34]" office:value-type="float" office:value="16" calcext:value-type="float">
            <text:p>16</text:p>
          </table:table-cell>
          <table:table-cell table:formula="of:=[.AN34]/[.AE34]" office:value-type="float" office:value="0.064" calcext:value-type="float">
            <text:p>0,0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.90909090909" calcext:value-type="float">
            <text:p>2,90909090909</text:p>
          </table:table-cell>
          <table:table-cell office:value-type="float" office:value="0.0447552447552" calcext:value-type="float">
            <text:p>0,0447552447552</text:p>
          </table:table-cell>
          <table:table-cell table:formula="of:=[.AQ34]-[.AU34]" office:value-type="float" office:value="34" calcext:value-type="float">
            <text:p>34</text:p>
          </table:table-cell>
          <table:table-cell table:formula="of:=[.AY34]/[.AQ34]" office:value-type="float" office:value="0.34" calcext:value-type="float">
            <text:p>0,34</text:p>
          </table:table-cell>
          <table:table-cell table:formula="of:=[.AR34]-[.AV34]" office:value-type="float" office:value="904" calcext:value-type="float">
            <text:p>904</text:p>
          </table:table-cell>
          <table:table-cell table:formula="of:=[.BA34]/[.AR34]" office:value-type="float" office:value="0.904" calcext:value-type="float">
            <text:p>0,9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4" calcext:value-type="float">
            <text:p>144</text:p>
          </table:table-cell>
          <table:table-cell office:value-type="float" office:value="554" calcext:value-type="float">
            <text:p>554</text:p>
          </table:table-cell>
          <table:table-cell office:value-type="float" office:value="7.69444444444" calcext:value-type="float">
            <text:p>7,69444444444</text:p>
          </table:table-cell>
          <table:table-cell office:value-type="float" office:value="0.0538073038073" calcext:value-type="float">
            <text:p>0,0538073038073</text:p>
          </table:table-cell>
          <table:table-cell table:formula="of:=[.BD34]-[.BH34]" office:value-type="float" office:value="6" calcext:value-type="float">
            <text:p>6</text:p>
          </table:table-cell>
          <table:table-cell table:formula="of:=[.BL34]/[.BD34]" office:value-type="float" office:value="0.04" calcext:value-type="float">
            <text:p>0,04</text:p>
          </table:table-cell>
          <table:table-cell table:formula="of:=[.BE34]-[.BI34]" office:value-type="float" office:value="1696" calcext:value-type="float">
            <text:p>1696</text:p>
          </table:table-cell>
          <table:table-cell table:formula="of:=[.BN34]/[.BE34]" office:value-type="float" office:value="0.753777777777778" calcext:value-type="float">
            <text:p>0,75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.0152671755725" calcext:value-type="float">
            <text:p>0,0152671755725</text:p>
          </table:table-cell>
          <table:table-cell table:formula="of:=[.BQ34]-[.BU34]" office:value-type="float" office:value="68" calcext:value-type="float">
            <text:p>68</text:p>
          </table:table-cell>
          <table:table-cell table:formula="of:=[.BY34]/[.BQ34]" office:value-type="float" office:value="0.34" calcext:value-type="float">
            <text:p>0,34</text:p>
          </table:table-cell>
          <table:table-cell table:formula="of:=[.BR34]-[.BV34]" office:value-type="float" office:value="3868" calcext:value-type="float">
            <text:p>3868</text:p>
          </table:table-cell>
          <table:table-cell table:formula="of:=[.CA34]/[.BR34]" office:value-type="float" office:value="0.967" calcext:value-type="float">
            <text:p>0,9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8" calcext:value-type="float">
            <text:p>248</text:p>
          </table:table-cell>
          <table:table-cell office:value-type="float" office:value="2794" calcext:value-type="float">
            <text:p>2794</text:p>
          </table:table-cell>
          <table:table-cell office:value-type="float" office:value="22.5322580645" calcext:value-type="float">
            <text:p>22,5322580645</text:p>
          </table:table-cell>
          <table:table-cell office:value-type="float" office:value="0.0912237168604" calcext:value-type="float">
            <text:p>0,0912237168604</text:p>
          </table:table-cell>
          <table:table-cell table:formula="of:=[.CD34]-[.CH34]" office:value-type="float" office:value="2" calcext:value-type="float">
            <text:p>2</text:p>
          </table:table-cell>
          <table:table-cell table:formula="of:=[.CL34]/[.CD34]" office:value-type="float" office:value="0.008" calcext:value-type="float">
            <text:p>0,008</text:p>
          </table:table-cell>
          <table:table-cell table:formula="of:=[.CE34]-[.CI34]" office:value-type="float" office:value="3456" calcext:value-type="float">
            <text:p>3456</text:p>
          </table:table-cell>
          <table:table-cell table:formula="of:=[.CN34]/[.CE34]" office:value-type="float" office:value="0.55296" calcext:value-type="float">
            <text:p>0,55296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.65217391304" calcext:value-type="float">
            <text:p>2,65217391304</text:p>
          </table:table-cell>
          <table:table-cell office:value-type="float" office:value="0.0589371980676" calcext:value-type="float">
            <text:p>0,0589371980676</text:p>
          </table:table-cell>
          <table:table-cell table:formula="of:=[.AD35]-[.AH35]" office:value-type="float" office:value="4" calcext:value-type="float">
            <text:p>4</text:p>
          </table:table-cell>
          <table:table-cell table:formula="of:=[.AL35]/[.AD35]" office:value-type="float" office:value="0.08" calcext:value-type="float">
            <text:p>0,08</text:p>
          </table:table-cell>
          <table:table-cell table:formula="of:=[.AE35]-[.AI35]" office:value-type="float" office:value="189" calcext:value-type="float">
            <text:p>189</text:p>
          </table:table-cell>
          <table:table-cell table:formula="of:=[.AN35]/[.AE35]" office:value-type="float" office:value="0.756" calcext:value-type="float">
            <text:p>0,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8" calcext:value-type="float">
            <text:p>98</text:p>
          </table:table-cell>
          <table:table-cell office:value-type="float" office:value="841" calcext:value-type="float">
            <text:p>841</text:p>
          </table:table-cell>
          <table:table-cell office:value-type="float" office:value="17.1632653061" calcext:value-type="float">
            <text:p>17,1632653061</text:p>
          </table:table-cell>
          <table:table-cell office:value-type="float" office:value="0.176940879445" calcext:value-type="float">
            <text:p>0,176940879445</text:p>
          </table:table-cell>
          <table:table-cell table:formula="of:=[.AQ35]-[.AU35]" office:value-type="float" office:value="2" calcext:value-type="float">
            <text:p>2</text:p>
          </table:table-cell>
          <table:table-cell table:formula="of:=[.AY35]/[.AQ35]" office:value-type="float" office:value="0.02" calcext:value-type="float">
            <text:p>0,02</text:p>
          </table:table-cell>
          <table:table-cell table:formula="of:=[.AR35]-[.AV35]" office:value-type="float" office:value="159" calcext:value-type="float">
            <text:p>159</text:p>
          </table:table-cell>
          <table:table-cell table:formula="of:=[.BA35]/[.AR35]" office:value-type="float" office:value="0.159" calcext:value-type="float">
            <text:p>0,1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8" calcext:value-type="float">
            <text:p>148</text:p>
          </table:table-cell>
          <table:table-cell office:value-type="float" office:value="749" calcext:value-type="float">
            <text:p>749</text:p>
          </table:table-cell>
          <table:table-cell office:value-type="float" office:value="10.1216216216" calcext:value-type="float">
            <text:p>10,1216216216</text:p>
          </table:table-cell>
          <table:table-cell office:value-type="float" office:value="0.0688545688546" calcext:value-type="float">
            <text:p>0,0688545688546</text:p>
          </table:table-cell>
          <table:table-cell table:formula="of:=[.BD35]-[.BH35]" office:value-type="float" office:value="2" calcext:value-type="float">
            <text:p>2</text:p>
          </table:table-cell>
          <table:table-cell table:formula="of:=[.BL35]/[.BD35]" office:value-type="float" office:value="0.0133333333333333" calcext:value-type="float">
            <text:p>0,013333333333333</text:p>
          </table:table-cell>
          <table:table-cell table:formula="of:=[.BE35]-[.BI35]" office:value-type="float" office:value="1501" calcext:value-type="float">
            <text:p>1501</text:p>
          </table:table-cell>
          <table:table-cell table:formula="of:=[.BN35]/[.BE35]" office:value-type="float" office:value="0.667111111111111" calcext:value-type="float">
            <text:p>0,667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05" calcext:value-type="float">
            <text:p>2205</text:p>
          </table:table-cell>
          <table:table-cell office:value-type="float" office:value="22.05" calcext:value-type="float">
            <text:p>22,05</text:p>
          </table:table-cell>
          <table:table-cell office:value-type="float" office:value="0.110804020101" calcext:value-type="float">
            <text:p>0,110804020101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1795" calcext:value-type="float">
            <text:p>1795</text:p>
          </table:table-cell>
          <table:table-cell table:formula="of:=[.CA35]/[.BR35]" office:value-type="float" office:value="0.44875" calcext:value-type="float">
            <text:p>0,44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902" calcext:value-type="float">
            <text:p>4902</text:p>
          </table:table-cell>
          <table:table-cell office:value-type="float" office:value="39.216" calcext:value-type="float">
            <text:p>39,216</text:p>
          </table:table-cell>
          <table:table-cell office:value-type="float" office:value="0.157493975904" calcext:value-type="float">
            <text:p>0,157493975904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1348" calcext:value-type="float">
            <text:p>1348</text:p>
          </table:table-cell>
          <table:table-cell table:formula="of:=[.CN35]/[.CE35]" office:value-type="float" office:value="0.21568" calcext:value-type="float">
            <text:p>0,21568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.83783783784" calcext:value-type="float">
            <text:p>1,83783783784</text:p>
          </table:table-cell>
          <table:table-cell office:value-type="float" office:value="0.0510510510511" calcext:value-type="float">
            <text:p>0,0510510510511</text:p>
          </table:table-cell>
          <table:table-cell table:formula="of:=[.AD36]-[.AH36]" office:value-type="float" office:value="13" calcext:value-type="float">
            <text:p>13</text:p>
          </table:table-cell>
          <table:table-cell table:formula="of:=[.AL36]/[.AD36]" office:value-type="float" office:value="0.26" calcext:value-type="float">
            <text:p>0,26</text:p>
          </table:table-cell>
          <table:table-cell table:formula="of:=[.AE36]-[.AI36]" office:value-type="float" office:value="216" calcext:value-type="float">
            <text:p>216</text:p>
          </table:table-cell>
          <table:table-cell table:formula="of:=[.AN36]/[.AE36]" office:value-type="float" office:value="0.864" calcext:value-type="float">
            <text:p>0,8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5.38" calcext:value-type="float">
            <text:p>5,38</text:p>
          </table:table-cell>
          <table:table-cell office:value-type="float" office:value="0.0543434343434" calcext:value-type="float">
            <text:p>0,0543434343434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731" calcext:value-type="float">
            <text:p>731</text:p>
          </table:table-cell>
          <table:table-cell table:formula="of:=[.BA36]/[.AR36]" office:value-type="float" office:value="0.731" calcext:value-type="float">
            <text:p>0,7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14" calcext:value-type="float">
            <text:p>2114</text:p>
          </table:table-cell>
          <table:table-cell office:value-type="float" office:value="28.1866666667" calcext:value-type="float">
            <text:p>28,1866666667</text:p>
          </table:table-cell>
          <table:table-cell office:value-type="float" office:value="0.189172259508" calcext:value-type="float">
            <text:p>0,189172259508</text:p>
          </table:table-cell>
          <table:table-cell table:formula="of:=[.BD36]-[.BH36]" office:value-type="float" office:value="0" calcext:value-type="float">
            <text:p>0</text:p>
          </table:table-cell>
          <table:table-cell table:formula="of:=[.BL36]/[.BD36]" office:value-type="float" office:value="0" calcext:value-type="float">
            <text:p>0</text:p>
          </table:table-cell>
          <table:table-cell table:formula="of:=[.BE36]-[.BI36]" office:value-type="float" office:value="136" calcext:value-type="float">
            <text:p>136</text:p>
          </table:table-cell>
          <table:table-cell table:formula="of:=[.BN36]/[.BE36]" office:value-type="float" office:value="0.0604444444444444" calcext:value-type="float">
            <text:p>0,060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3.23636363636" calcext:value-type="float">
            <text:p>3,23636363636</text:p>
          </table:table-cell>
          <table:table-cell office:value-type="float" office:value="0.0296914095079" calcext:value-type="float">
            <text:p>0,0296914095079</text:p>
          </table:table-cell>
          <table:table-cell table:formula="of:=[.BQ36]-[.BU36]" office:value-type="float" office:value="90" calcext:value-type="float">
            <text:p>90</text:p>
          </table:table-cell>
          <table:table-cell table:formula="of:=[.BY36]/[.BQ36]" office:value-type="float" office:value="0.45" calcext:value-type="float">
            <text:p>0,45</text:p>
          </table:table-cell>
          <table:table-cell table:formula="of:=[.BR36]-[.BV36]" office:value-type="float" office:value="3822" calcext:value-type="float">
            <text:p>3822</text:p>
          </table:table-cell>
          <table:table-cell table:formula="of:=[.CA36]/[.BR36]" office:value-type="float" office:value="0.9555" calcext:value-type="float">
            <text:p>0,95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449" calcext:value-type="float">
            <text:p>2449</text:p>
          </table:table-cell>
          <table:table-cell office:value-type="float" office:value="19.592" calcext:value-type="float">
            <text:p>19,592</text:p>
          </table:table-cell>
          <table:table-cell office:value-type="float" office:value="0.0786827309237" calcext:value-type="float">
            <text:p>0,0786827309237</text:p>
          </table:table-cell>
          <table:table-cell table:formula="of:=[.CD36]-[.CH36]" office:value-type="float" office:value="0" calcext:value-type="float">
            <text:p>0</text:p>
          </table:table-cell>
          <table:table-cell table:formula="of:=[.CL36]/[.CD36]" office:value-type="float" office:value="0" calcext:value-type="float">
            <text:p>0</text:p>
          </table:table-cell>
          <table:table-cell table:formula="of:=[.CE36]-[.CI36]" office:value-type="float" office:value="3801" calcext:value-type="float">
            <text:p>3801</text:p>
          </table:table-cell>
          <table:table-cell table:formula="of:=[.CN36]/[.CE36]" office:value-type="float" office:value="0.60816" calcext:value-type="float">
            <text:p>0,60816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6.56" calcext:value-type="float">
            <text:p>6,56</text:p>
          </table:table-cell>
          <table:table-cell office:value-type="float" office:value="0.13387755102" calcext:value-type="float">
            <text:p>0,13387755102</text:p>
          </table:table-cell>
          <table:table-cell table:formula="of:=[.AD37]-[.AH37]" office:value-type="float" office:value="0" calcext:value-type="float">
            <text:p>0</text:p>
          </table:table-cell>
          <table:table-cell table:formula="of:=[.AL37]/[.AD37]" office:value-type="float" office:value="0" calcext:value-type="float">
            <text:p>0</text:p>
          </table:table-cell>
          <table:table-cell table:formula="of:=[.AE37]-[.AI37]" office:value-type="float" office:value="86" calcext:value-type="float">
            <text:p>86</text:p>
          </table:table-cell>
          <table:table-cell table:formula="of:=[.AN37]/[.AE37]" office:value-type="float" office:value="0.344" calcext:value-type="float">
            <text:p>0,3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2.60377358491" calcext:value-type="float">
            <text:p>2,60377358491</text:p>
          </table:table-cell>
          <table:table-cell office:value-type="float" office:value="0.0500725689405" calcext:value-type="float">
            <text:p>0,0500725689405</text:p>
          </table:table-cell>
          <table:table-cell table:formula="of:=[.AQ37]-[.AU37]" office:value-type="float" office:value="47" calcext:value-type="float">
            <text:p>47</text:p>
          </table:table-cell>
          <table:table-cell table:formula="of:=[.AY37]/[.AQ37]" office:value-type="float" office:value="0.47" calcext:value-type="float">
            <text:p>0,47</text:p>
          </table:table-cell>
          <table:table-cell table:formula="of:=[.AR37]-[.AV37]" office:value-type="float" office:value="931" calcext:value-type="float">
            <text:p>931</text:p>
          </table:table-cell>
          <table:table-cell table:formula="of:=[.BA37]/[.AR37]" office:value-type="float" office:value="0.931" calcext:value-type="float">
            <text:p>0,9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723" calcext:value-type="float">
            <text:p>723</text:p>
          </table:table-cell>
          <table:table-cell office:value-type="float" office:value="9.70469798658" calcext:value-type="float">
            <text:p>9,70469798658</text:p>
          </table:table-cell>
          <table:table-cell office:value-type="float" office:value="0.0655722836931" calcext:value-type="float">
            <text:p>0,0655722836931</text:p>
          </table:table-cell>
          <table:table-cell table:formula="of:=[.BD37]-[.BH37]" office:value-type="float" office:value="1" calcext:value-type="float">
            <text:p>1</text:p>
          </table:table-cell>
          <table:table-cell table:formula="of:=[.BL37]/[.BD37]" office:value-type="float" office:value="0.00666666666666667" calcext:value-type="float">
            <text:p>0,006666666666667</text:p>
          </table:table-cell>
          <table:table-cell table:formula="of:=[.BE37]-[.BI37]" office:value-type="float" office:value="1527" calcext:value-type="float">
            <text:p>1527</text:p>
          </table:table-cell>
          <table:table-cell table:formula="of:=[.BN37]/[.BE37]" office:value-type="float" office:value="0.678666666666667" calcext:value-type="float">
            <text:p>0,678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039" calcext:value-type="float">
            <text:p>2039</text:p>
          </table:table-cell>
          <table:table-cell office:value-type="float" office:value="20.39" calcext:value-type="float">
            <text:p>20,39</text:p>
          </table:table-cell>
          <table:table-cell office:value-type="float" office:value="0.102462311558" calcext:value-type="float">
            <text:p>0,102462311558</text:p>
          </table:table-cell>
          <table:table-cell table:formula="of:=[.BQ37]-[.BU37]" office:value-type="float" office:value="0" calcext:value-type="float">
            <text:p>0</text:p>
          </table:table-cell>
          <table:table-cell table:formula="of:=[.BY37]/[.BQ37]" office:value-type="float" office:value="0" calcext:value-type="float">
            <text:p>0</text:p>
          </table:table-cell>
          <table:table-cell table:formula="of:=[.BR37]-[.BV37]" office:value-type="float" office:value="1961" calcext:value-type="float">
            <text:p>1961</text:p>
          </table:table-cell>
          <table:table-cell table:formula="of:=[.CA37]/[.BR37]" office:value-type="float" office:value="0.49025" calcext:value-type="float">
            <text:p>0,49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628" calcext:value-type="float">
            <text:p>2628</text:p>
          </table:table-cell>
          <table:table-cell office:value-type="float" office:value="21.024" calcext:value-type="float">
            <text:p>21,024</text:p>
          </table:table-cell>
          <table:table-cell office:value-type="float" office:value="0.0844337349398" calcext:value-type="float">
            <text:p>0,0844337349398</text:p>
          </table:table-cell>
          <table:table-cell table:formula="of:=[.CD37]-[.CH37]" office:value-type="float" office:value="0" calcext:value-type="float">
            <text:p>0</text:p>
          </table:table-cell>
          <table:table-cell table:formula="of:=[.CL37]/[.CD37]" office:value-type="float" office:value="0" calcext:value-type="float">
            <text:p>0</text:p>
          </table:table-cell>
          <table:table-cell table:formula="of:=[.CE37]-[.CI37]" office:value-type="float" office:value="3622" calcext:value-type="float">
            <text:p>3622</text:p>
          </table:table-cell>
          <table:table-cell table:formula="of:=[.CN37]/[.CE37]" office:value-type="float" office:value="0.57952" calcext:value-type="float">
            <text:p>0,57952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5.16" calcext:value-type="float">
            <text:p>5,16</text:p>
          </table:table-cell>
          <table:table-cell office:value-type="float" office:value="0.105306122449" calcext:value-type="float">
            <text:p>0,105306122449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121" calcext:value-type="float">
            <text:p>121</text:p>
          </table:table-cell>
          <table:table-cell table:formula="of:=[.AN38]/[.AE38]" office:value-type="float" office:value="0.484" calcext:value-type="float">
            <text:p>0,4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6.26" calcext:value-type="float">
            <text:p>6,26</text:p>
          </table:table-cell>
          <table:table-cell office:value-type="float" office:value="0.0632323232323" calcext:value-type="float">
            <text:p>0,0632323232323</text:p>
          </table:table-cell>
          <table:table-cell table:formula="of:=[.AQ38]-[.AU38]" office:value-type="float" office:value="0" calcext:value-type="float">
            <text:p>0</text:p>
          </table:table-cell>
          <table:table-cell table:formula="of:=[.AY38]/[.AQ38]" office:value-type="float" office:value="0" calcext:value-type="float">
            <text:p>0</text:p>
          </table:table-cell>
          <table:table-cell table:formula="of:=[.AR38]-[.AV38]" office:value-type="float" office:value="687" calcext:value-type="float">
            <text:p>687</text:p>
          </table:table-cell>
          <table:table-cell table:formula="of:=[.BA38]/[.AR38]" office:value-type="float" office:value="0.687" calcext:value-type="float">
            <text:p>0,6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24" calcext:value-type="float">
            <text:p>1824</text:p>
          </table:table-cell>
          <table:table-cell office:value-type="float" office:value="24.32" calcext:value-type="float">
            <text:p>24,32</text:p>
          </table:table-cell>
          <table:table-cell office:value-type="float" office:value="0.16322147651" calcext:value-type="float">
            <text:p>0,16322147651</text:p>
          </table:table-cell>
          <table:table-cell table:formula="of:=[.BD38]-[.BH38]" office:value-type="float" office:value="0" calcext:value-type="float">
            <text:p>0</text:p>
          </table:table-cell>
          <table:table-cell table:formula="of:=[.BL38]/[.BD38]" office:value-type="float" office:value="0" calcext:value-type="float">
            <text:p>0</text:p>
          </table:table-cell>
          <table:table-cell table:formula="of:=[.BE38]-[.BI38]" office:value-type="float" office:value="426" calcext:value-type="float">
            <text:p>426</text:p>
          </table:table-cell>
          <table:table-cell table:formula="of:=[.BN38]/[.BE38]" office:value-type="float" office:value="0.189333333333333" calcext:value-type="float">
            <text:p>0,189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611" calcext:value-type="float">
            <text:p>611</text:p>
          </table:table-cell>
          <table:table-cell office:value-type="float" office:value="6.17171717172" calcext:value-type="float">
            <text:p>6,17171717172</text:p>
          </table:table-cell>
          <table:table-cell office:value-type="float" office:value="0.031328513562" calcext:value-type="float">
            <text:p>0,031328513562</text:p>
          </table:table-cell>
          <table:table-cell table:formula="of:=[.BQ38]-[.BU38]" office:value-type="float" office:value="2" calcext:value-type="float">
            <text:p>2</text:p>
          </table:table-cell>
          <table:table-cell table:formula="of:=[.BY38]/[.BQ38]" office:value-type="float" office:value="0.01" calcext:value-type="float">
            <text:p>0,01</text:p>
          </table:table-cell>
          <table:table-cell table:formula="of:=[.BR38]-[.BV38]" office:value-type="float" office:value="3389" calcext:value-type="float">
            <text:p>3389</text:p>
          </table:table-cell>
          <table:table-cell table:formula="of:=[.CA38]/[.BR38]" office:value-type="float" office:value="0.84725" calcext:value-type="float">
            <text:p>0,84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401" calcext:value-type="float">
            <text:p>5401</text:p>
          </table:table-cell>
          <table:table-cell office:value-type="float" office:value="43.208" calcext:value-type="float">
            <text:p>43,208</text:p>
          </table:table-cell>
          <table:table-cell office:value-type="float" office:value="0.173526104418" calcext:value-type="float">
            <text:p>0,173526104418</text:p>
          </table:table-cell>
          <table:table-cell table:formula="of:=[.CD38]-[.CH38]" office:value-type="float" office:value="0" calcext:value-type="float">
            <text:p>0</text:p>
          </table:table-cell>
          <table:table-cell table:formula="of:=[.CL38]/[.CD38]" office:value-type="float" office:value="0" calcext:value-type="float">
            <text:p>0</text:p>
          </table:table-cell>
          <table:table-cell table:formula="of:=[.CE38]-[.CI38]" office:value-type="float" office:value="849" calcext:value-type="float">
            <text:p>849</text:p>
          </table:table-cell>
          <table:table-cell table:formula="of:=[.CN38]/[.CE38]" office:value-type="float" office:value="0.13584" calcext:value-type="float">
            <text:p>0,1358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6.96" calcext:value-type="float">
            <text:p>6,96</text:p>
          </table:table-cell>
          <table:table-cell office:value-type="float" office:value="0.142040816327" calcext:value-type="float">
            <text:p>0,142040816327</text:p>
          </table:table-cell>
          <table:table-cell table:formula="of:=[.AD39]-[.AH39]" office:value-type="float" office:value="0" calcext:value-type="float">
            <text:p>0</text:p>
          </table:table-cell>
          <table:table-cell table:formula="of:=[.AL39]/[.AD39]" office:value-type="float" office:value="0" calcext:value-type="float">
            <text:p>0</text:p>
          </table:table-cell>
          <table:table-cell table:formula="of:=[.AE39]-[.AI39]" office:value-type="float" office:value="76" calcext:value-type="float">
            <text:p>76</text:p>
          </table:table-cell>
          <table:table-cell table:formula="of:=[.AN39]/[.AE39]" office:value-type="float" office:value="0.304" calcext:value-type="float">
            <text:p>0,3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4.18" calcext:value-type="float">
            <text:p>4,18</text:p>
          </table:table-cell>
          <table:table-cell office:value-type="float" office:value="0.0422222222222" calcext:value-type="float">
            <text:p>0,0422222222222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791" calcext:value-type="float">
            <text:p>791</text:p>
          </table:table-cell>
          <table:table-cell table:formula="of:=[.BA39]/[.AR39]" office:value-type="float" office:value="0.791" calcext:value-type="float">
            <text:p>0,7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46" calcext:value-type="float">
            <text:p>546</text:p>
          </table:table-cell>
          <table:table-cell office:value-type="float" office:value="7.28" calcext:value-type="float">
            <text:p>7,28</text:p>
          </table:table-cell>
          <table:table-cell office:value-type="float" office:value="0.0488590604027" calcext:value-type="float">
            <text:p>0,0488590604027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1704" calcext:value-type="float">
            <text:p>1704</text:p>
          </table:table-cell>
          <table:table-cell table:formula="of:=[.BN39]/[.BE39]" office:value-type="float" office:value="0.757333333333333" calcext:value-type="float">
            <text:p>0,757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1" calcext:value-type="float">
            <text:p>131</text:p>
          </table:table-cell>
          <table:table-cell office:value-type="float" office:value="223" calcext:value-type="float">
            <text:p>223</text:p>
          </table:table-cell>
          <table:table-cell office:value-type="float" office:value="3.40458015267" calcext:value-type="float">
            <text:p>3,40458015267</text:p>
          </table:table-cell>
          <table:table-cell office:value-type="float" office:value="0.0261890780975" calcext:value-type="float">
            <text:p>0,0261890780975</text:p>
          </table:table-cell>
          <table:table-cell table:formula="of:=[.BQ39]-[.BU39]" office:value-type="float" office:value="69" calcext:value-type="float">
            <text:p>69</text:p>
          </table:table-cell>
          <table:table-cell table:formula="of:=[.BY39]/[.BQ39]" office:value-type="float" office:value="0.345" calcext:value-type="float">
            <text:p>0,345</text:p>
          </table:table-cell>
          <table:table-cell table:formula="of:=[.BR39]-[.BV39]" office:value-type="float" office:value="3777" calcext:value-type="float">
            <text:p>3777</text:p>
          </table:table-cell>
          <table:table-cell table:formula="of:=[.CA39]/[.BR39]" office:value-type="float" office:value="0.94425" calcext:value-type="float">
            <text:p>0,94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93" calcext:value-type="float">
            <text:p>1893</text:p>
          </table:table-cell>
          <table:table-cell office:value-type="float" office:value="15.144" calcext:value-type="float">
            <text:p>15,144</text:p>
          </table:table-cell>
          <table:table-cell office:value-type="float" office:value="0.0608192771084" calcext:value-type="float">
            <text:p>0,0608192771084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4357" calcext:value-type="float">
            <text:p>4357</text:p>
          </table:table-cell>
          <table:table-cell table:formula="of:=[.CN39]/[.CE39]" office:value-type="float" office:value="0.69712" calcext:value-type="float">
            <text:p>0,69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3.15555555556" calcext:value-type="float">
            <text:p>3,15555555556</text:p>
          </table:table-cell>
          <table:table-cell office:value-type="float" office:value="0.0717171717172" calcext:value-type="float">
            <text:p>0,0717171717172</text:p>
          </table:table-cell>
          <table:table-cell table:formula="of:=[.AD40]-[.AH40]" office:value-type="float" office:value="5" calcext:value-type="float">
            <text:p>5</text:p>
          </table:table-cell>
          <table:table-cell table:formula="of:=[.AL40]/[.AD40]" office:value-type="float" office:value="0.1" calcext:value-type="float">
            <text:p>0,1</text:p>
          </table:table-cell>
          <table:table-cell table:formula="of:=[.AE40]-[.AI40]" office:value-type="float" office:value="179" calcext:value-type="float">
            <text:p>179</text:p>
          </table:table-cell>
          <table:table-cell table:formula="of:=[.AN40]/[.AE40]" office:value-type="float" office:value="0.716" calcext:value-type="float">
            <text:p>0,7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6" calcext:value-type="float">
            <text:p>56</text:p>
          </table:table-cell>
          <table:table-cell office:value-type="float" office:value="129" calcext:value-type="float">
            <text:p>129</text:p>
          </table:table-cell>
          <table:table-cell office:value-type="float" office:value="4.60714285714" calcext:value-type="float">
            <text:p>4,60714285714</text:p>
          </table:table-cell>
          <table:table-cell office:value-type="float" office:value="0.0837662337662" calcext:value-type="float">
            <text:p>0,0837662337662</text:p>
          </table:table-cell>
          <table:table-cell table:formula="of:=[.AQ40]-[.AU40]" office:value-type="float" office:value="44" calcext:value-type="float">
            <text:p>44</text:p>
          </table:table-cell>
          <table:table-cell table:formula="of:=[.AY40]/[.AQ40]" office:value-type="float" office:value="0.44" calcext:value-type="float">
            <text:p>0,44</text:p>
          </table:table-cell>
          <table:table-cell table:formula="of:=[.AR40]-[.AV40]" office:value-type="float" office:value="871" calcext:value-type="float">
            <text:p>871</text:p>
          </table:table-cell>
          <table:table-cell table:formula="of:=[.BA40]/[.AR40]" office:value-type="float" office:value="0.871" calcext:value-type="float">
            <text:p>0,8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1154" calcext:value-type="float">
            <text:p>1154</text:p>
          </table:table-cell>
          <table:table-cell office:value-type="float" office:value="15.4899328859" calcext:value-type="float">
            <text:p>15,4899328859</text:p>
          </table:table-cell>
          <table:table-cell office:value-type="float" office:value="0.104661708689" calcext:value-type="float">
            <text:p>0,104661708689</text:p>
          </table:table-cell>
          <table:table-cell table:formula="of:=[.BD40]-[.BH40]" office:value-type="float" office:value="1" calcext:value-type="float">
            <text:p>1</text:p>
          </table:table-cell>
          <table:table-cell table:formula="of:=[.BL40]/[.BD40]" office:value-type="float" office:value="0.00666666666666667" calcext:value-type="float">
            <text:p>0,006666666666667</text:p>
          </table:table-cell>
          <table:table-cell table:formula="of:=[.BE40]-[.BI40]" office:value-type="float" office:value="1096" calcext:value-type="float">
            <text:p>1096</text:p>
          </table:table-cell>
          <table:table-cell table:formula="of:=[.BN40]/[.BE40]" office:value-type="float" office:value="0.487111111111111" calcext:value-type="float">
            <text:p>0,487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975" calcext:value-type="float">
            <text:p>1975</text:p>
          </table:table-cell>
          <table:table-cell office:value-type="float" office:value="19.75" calcext:value-type="float">
            <text:p>19,75</text:p>
          </table:table-cell>
          <table:table-cell office:value-type="float" office:value="0.0992462311558" calcext:value-type="float">
            <text:p>0,0992462311558</text:p>
          </table:table-cell>
          <table:table-cell table:formula="of:=[.BQ40]-[.BU40]" office:value-type="float" office:value="0" calcext:value-type="float">
            <text:p>0</text:p>
          </table:table-cell>
          <table:table-cell table:formula="of:=[.BY40]/[.BQ40]" office:value-type="float" office:value="0" calcext:value-type="float">
            <text:p>0</text:p>
          </table:table-cell>
          <table:table-cell table:formula="of:=[.BR40]-[.BV40]" office:value-type="float" office:value="2025" calcext:value-type="float">
            <text:p>2025</text:p>
          </table:table-cell>
          <table:table-cell table:formula="of:=[.CA40]/[.BR40]" office:value-type="float" office:value="0.50625" calcext:value-type="float">
            <text:p>0,50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142" calcext:value-type="float">
            <text:p>4142</text:p>
          </table:table-cell>
          <table:table-cell office:value-type="float" office:value="33.136" calcext:value-type="float">
            <text:p>33,136</text:p>
          </table:table-cell>
          <table:table-cell office:value-type="float" office:value="0.133076305221" calcext:value-type="float">
            <text:p>0,133076305221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2108" calcext:value-type="float">
            <text:p>2108</text:p>
          </table:table-cell>
          <table:table-cell table:formula="of:=[.CN40]/[.CE40]" office:value-type="float" office:value="0.33728" calcext:value-type="float">
            <text:p>0,33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0.136363636364" calcext:value-type="float">
            <text:p>0,136363636364</text:p>
          </table:table-cell>
          <table:table-cell table:formula="of:=[.AD41]-[.AH41]" office:value-type="float" office:value="38" calcext:value-type="float">
            <text:p>38</text:p>
          </table:table-cell>
          <table:table-cell table:formula="of:=[.AL41]/[.AD41]" office:value-type="float" office:value="0.76" calcext:value-type="float">
            <text:p>0,76</text:p>
          </table:table-cell>
          <table:table-cell table:formula="of:=[.AE41]-[.AI41]" office:value-type="float" office:value="241" calcext:value-type="float">
            <text:p>241</text:p>
          </table:table-cell>
          <table:table-cell table:formula="of:=[.AN41]/[.AE41]" office:value-type="float" office:value="0.964" calcext:value-type="float">
            <text:p>0,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196" calcext:value-type="float">
            <text:p>196</text:p>
          </table:table-cell>
          <table:table-cell office:value-type="float" office:value="3.9595959596" calcext:value-type="float">
            <text:p>3,9595959596</text:p>
          </table:table-cell>
          <table:table-cell office:value-type="float" office:value="0.040404040404" calcext:value-type="float">
            <text:p>0,040404040404</text:p>
          </table:table-cell>
          <table:table-cell table:formula="of:=[.AQ41]-[.AU41]" office:value-type="float" office:value="1" calcext:value-type="float">
            <text:p>1</text:p>
          </table:table-cell>
          <table:table-cell table:formula="of:=[.AY41]/[.AQ41]" office:value-type="float" office:value="0.01" calcext:value-type="float">
            <text:p>0,01</text:p>
          </table:table-cell>
          <table:table-cell table:formula="of:=[.AR41]-[.AV41]" office:value-type="float" office:value="804" calcext:value-type="float">
            <text:p>804</text:p>
          </table:table-cell>
          <table:table-cell table:formula="of:=[.BA41]/[.AR41]" office:value-type="float" office:value="0.804" calcext:value-type="float">
            <text:p>0,8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6" calcext:value-type="float">
            <text:p>136</text:p>
          </table:table-cell>
          <table:table-cell office:value-type="float" office:value="202" calcext:value-type="float">
            <text:p>202</text:p>
          </table:table-cell>
          <table:table-cell office:value-type="float" office:value="2.97058823529" calcext:value-type="float">
            <text:p>2,97058823529</text:p>
          </table:table-cell>
          <table:table-cell office:value-type="float" office:value="0.0220043572985" calcext:value-type="float">
            <text:p>0,0220043572985</text:p>
          </table:table-cell>
          <table:table-cell table:formula="of:=[.BD41]-[.BH41]" office:value-type="float" office:value="14" calcext:value-type="float">
            <text:p>14</text:p>
          </table:table-cell>
          <table:table-cell table:formula="of:=[.BL41]/[.BD41]" office:value-type="float" office:value="0.0933333333333333" calcext:value-type="float">
            <text:p>0,093333333333333</text:p>
          </table:table-cell>
          <table:table-cell table:formula="of:=[.BE41]-[.BI41]" office:value-type="float" office:value="2048" calcext:value-type="float">
            <text:p>2048</text:p>
          </table:table-cell>
          <table:table-cell table:formula="of:=[.BN41]/[.BE41]" office:value-type="float" office:value="0.910222222222222" calcext:value-type="float">
            <text:p>0,910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524" calcext:value-type="float">
            <text:p>3524</text:p>
          </table:table-cell>
          <table:table-cell office:value-type="float" office:value="35.24" calcext:value-type="float">
            <text:p>35,24</text:p>
          </table:table-cell>
          <table:table-cell office:value-type="float" office:value="0.177085427136" calcext:value-type="float">
            <text:p>0,177085427136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476" calcext:value-type="float">
            <text:p>476</text:p>
          </table:table-cell>
          <table:table-cell table:formula="of:=[.CA41]/[.BR41]" office:value-type="float" office:value="0.119" calcext:value-type="float">
            <text:p>0,1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149" calcext:value-type="float">
            <text:p>6149</text:p>
          </table:table-cell>
          <table:table-cell office:value-type="float" office:value="49.192" calcext:value-type="float">
            <text:p>49,192</text:p>
          </table:table-cell>
          <table:table-cell office:value-type="float" office:value="0.197558232932" calcext:value-type="float">
            <text:p>0,197558232932</text:p>
          </table:table-cell>
          <table:table-cell table:formula="of:=[.CD41]-[.CH41]" office:value-type="float" office:value="0" calcext:value-type="float">
            <text:p>0</text:p>
          </table:table-cell>
          <table:table-cell table:formula="of:=[.CL41]/[.CD41]" office:value-type="float" office:value="0" calcext:value-type="float">
            <text:p>0</text:p>
          </table:table-cell>
          <table:table-cell table:formula="of:=[.CE41]-[.CI41]" office:value-type="float" office:value="101" calcext:value-type="float">
            <text:p>101</text:p>
          </table:table-cell>
          <table:table-cell table:formula="of:=[.CN41]/[.CE41]" office:value-type="float" office:value="0.01616" calcext:value-type="float">
            <text:p>0,016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3.14893617021" calcext:value-type="float">
            <text:p>3,14893617021</text:p>
          </table:table-cell>
          <table:table-cell office:value-type="float" office:value="0.0684551341351" calcext:value-type="float">
            <text:p>0,0684551341351</text:p>
          </table:table-cell>
          <table:table-cell table:formula="of:=[.AD42]-[.AH42]" office:value-type="float" office:value="3" calcext:value-type="float">
            <text:p>3</text:p>
          </table:table-cell>
          <table:table-cell table:formula="of:=[.AL42]/[.AD42]" office:value-type="float" office:value="0.06" calcext:value-type="float">
            <text:p>0,06</text:p>
          </table:table-cell>
          <table:table-cell table:formula="of:=[.AE42]-[.AI42]" office:value-type="float" office:value="176" calcext:value-type="float">
            <text:p>176</text:p>
          </table:table-cell>
          <table:table-cell table:formula="of:=[.AN42]/[.AE42]" office:value-type="float" office:value="0.704" calcext:value-type="float">
            <text:p>0,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6.18" calcext:value-type="float">
            <text:p>6,18</text:p>
          </table:table-cell>
          <table:table-cell office:value-type="float" office:value="0.0624242424242" calcext:value-type="float">
            <text:p>0,0624242424242</text:p>
          </table:table-cell>
          <table:table-cell table:formula="of:=[.AQ42]-[.AU42]" office:value-type="float" office:value="0" calcext:value-type="float">
            <text:p>0</text:p>
          </table:table-cell>
          <table:table-cell table:formula="of:=[.AY42]/[.AQ42]" office:value-type="float" office:value="0" calcext:value-type="float">
            <text:p>0</text:p>
          </table:table-cell>
          <table:table-cell table:formula="of:=[.AR42]-[.AV42]" office:value-type="float" office:value="691" calcext:value-type="float">
            <text:p>691</text:p>
          </table:table-cell>
          <table:table-cell table:formula="of:=[.BA42]/[.AR42]" office:value-type="float" office:value="0.691" calcext:value-type="float">
            <text:p>0,6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42]-[.BH42]" office:value-type="float" office:value="148" calcext:value-type="float">
            <text:p>148</text:p>
          </table:table-cell>
          <table:table-cell table:formula="of:=[.BL42]/[.BD42]" office:value-type="float" office:value="0.986666666666667" calcext:value-type="float">
            <text:p>0,986666666666667</text:p>
          </table:table-cell>
          <table:table-cell table:formula="of:=[.BE42]-[.BI42]" office:value-type="float" office:value="2249" calcext:value-type="float">
            <text:p>2249</text:p>
          </table:table-cell>
          <table:table-cell table:formula="of:=[.BN42]/[.BE42]" office:value-type="float" office:value="0.999555555555556" calcext:value-type="float">
            <text:p>0,999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0" calcext:value-type="float">
            <text:p>190</text:p>
          </table:table-cell>
          <table:table-cell office:value-type="float" office:value="369" calcext:value-type="float">
            <text:p>369</text:p>
          </table:table-cell>
          <table:table-cell office:value-type="float" office:value="3.88421052632" calcext:value-type="float">
            <text:p>3,88421052632</text:p>
          </table:table-cell>
          <table:table-cell office:value-type="float" office:value="0.0205513784461" calcext:value-type="float">
            <text:p>0,0205513784461</text:p>
          </table:table-cell>
          <table:table-cell table:formula="of:=[.BQ42]-[.BU42]" office:value-type="float" office:value="10" calcext:value-type="float">
            <text:p>10</text:p>
          </table:table-cell>
          <table:table-cell table:formula="of:=[.BY42]/[.BQ42]" office:value-type="float" office:value="0.05" calcext:value-type="float">
            <text:p>0,05</text:p>
          </table:table-cell>
          <table:table-cell table:formula="of:=[.BR42]-[.BV42]" office:value-type="float" office:value="3631" calcext:value-type="float">
            <text:p>3631</text:p>
          </table:table-cell>
          <table:table-cell table:formula="of:=[.CA42]/[.BR42]" office:value-type="float" office:value="0.90775" calcext:value-type="float">
            <text:p>0,90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7" calcext:value-type="float">
            <text:p>247</text:p>
          </table:table-cell>
          <table:table-cell office:value-type="float" office:value="1940" calcext:value-type="float">
            <text:p>1940</text:p>
          </table:table-cell>
          <table:table-cell office:value-type="float" office:value="15.7085020243" calcext:value-type="float">
            <text:p>15,7085020243</text:p>
          </table:table-cell>
          <table:table-cell office:value-type="float" office:value="0.0638556992857" calcext:value-type="float">
            <text:p>0,0638556992857</text:p>
          </table:table-cell>
          <table:table-cell table:formula="of:=[.CD42]-[.CH42]" office:value-type="float" office:value="3" calcext:value-type="float">
            <text:p>3</text:p>
          </table:table-cell>
          <table:table-cell table:formula="of:=[.CL42]/[.CD42]" office:value-type="float" office:value="0.012" calcext:value-type="float">
            <text:p>0,012</text:p>
          </table:table-cell>
          <table:table-cell table:formula="of:=[.CE42]-[.CI42]" office:value-type="float" office:value="4310" calcext:value-type="float">
            <text:p>4310</text:p>
          </table:table-cell>
          <table:table-cell table:formula="of:=[.CN42]/[.CE42]" office:value-type="float" office:value="0.6896" calcext:value-type="float">
            <text:p>0,6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.625" calcext:value-type="float">
            <text:p>2,625</text:p>
          </table:table-cell>
          <table:table-cell office:value-type="float" office:value="0.175" calcext:value-type="float">
            <text:p>0,175</text:p>
          </table:table-cell>
          <table:table-cell table:formula="of:=[.AD43]-[.AH43]" office:value-type="float" office:value="34" calcext:value-type="float">
            <text:p>34</text:p>
          </table:table-cell>
          <table:table-cell table:formula="of:=[.AL43]/[.AD43]" office:value-type="float" office:value="0.68" calcext:value-type="float">
            <text:p>0,68</text:p>
          </table:table-cell>
          <table:table-cell table:formula="of:=[.AE43]-[.AI43]" office:value-type="float" office:value="229" calcext:value-type="float">
            <text:p>229</text:p>
          </table:table-cell>
          <table:table-cell table:formula="of:=[.AN43]/[.AE43]" office:value-type="float" office:value="0.916" calcext:value-type="float">
            <text:p>0,9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.37837837838" calcext:value-type="float">
            <text:p>2,37837837838</text:p>
          </table:table-cell>
          <table:table-cell office:value-type="float" office:value="0.0660660660661" calcext:value-type="float">
            <text:p>0,0660660660661</text:p>
          </table:table-cell>
          <table:table-cell table:formula="of:=[.AQ43]-[.AU43]" office:value-type="float" office:value="63" calcext:value-type="float">
            <text:p>63</text:p>
          </table:table-cell>
          <table:table-cell table:formula="of:=[.AY43]/[.AQ43]" office:value-type="float" office:value="0.63" calcext:value-type="float">
            <text:p>0,63</text:p>
          </table:table-cell>
          <table:table-cell table:formula="of:=[.AR43]-[.AV43]" office:value-type="float" office:value="956" calcext:value-type="float">
            <text:p>956</text:p>
          </table:table-cell>
          <table:table-cell table:formula="of:=[.BA43]/[.AR43]" office:value-type="float" office:value="0.956" calcext:value-type="float">
            <text:p>0,9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3.51724137931" calcext:value-type="float">
            <text:p>3,51724137931</text:p>
          </table:table-cell>
          <table:table-cell office:value-type="float" office:value="0.0244252873563" calcext:value-type="float">
            <text:p>0,0244252873563</text:p>
          </table:table-cell>
          <table:table-cell table:formula="of:=[.BD43]-[.BH43]" office:value-type="float" office:value="5" calcext:value-type="float">
            <text:p>5</text:p>
          </table:table-cell>
          <table:table-cell table:formula="of:=[.BL43]/[.BD43]" office:value-type="float" office:value="0.0333333333333333" calcext:value-type="float">
            <text:p>0,033333333333333</text:p>
          </table:table-cell>
          <table:table-cell table:formula="of:=[.BE43]-[.BI43]" office:value-type="float" office:value="1995" calcext:value-type="float">
            <text:p>1995</text:p>
          </table:table-cell>
          <table:table-cell table:formula="of:=[.BN43]/[.BE43]" office:value-type="float" office:value="0.886666666666667" calcext:value-type="float">
            <text:p>0,88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1390" calcext:value-type="float">
            <text:p>1390</text:p>
          </table:table-cell>
          <table:table-cell office:value-type="float" office:value="13.9698492462" calcext:value-type="float">
            <text:p>13,9698492462</text:p>
          </table:table-cell>
          <table:table-cell office:value-type="float" office:value="0.0705547941729" calcext:value-type="float">
            <text:p>0,0705547941729</text:p>
          </table:table-cell>
          <table:table-cell table:formula="of:=[.BQ43]-[.BU43]" office:value-type="float" office:value="1" calcext:value-type="float">
            <text:p>1</text:p>
          </table:table-cell>
          <table:table-cell table:formula="of:=[.BY43]/[.BQ43]" office:value-type="float" office:value="0.005" calcext:value-type="float">
            <text:p>0,005</text:p>
          </table:table-cell>
          <table:table-cell table:formula="of:=[.BR43]-[.BV43]" office:value-type="float" office:value="2610" calcext:value-type="float">
            <text:p>2610</text:p>
          </table:table-cell>
          <table:table-cell table:formula="of:=[.CA43]/[.BR43]" office:value-type="float" office:value="0.6525" calcext:value-type="float">
            <text:p>0,65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15" calcext:value-type="float">
            <text:p>1815</text:p>
          </table:table-cell>
          <table:table-cell office:value-type="float" office:value="14.52" calcext:value-type="float">
            <text:p>14,52</text:p>
          </table:table-cell>
          <table:table-cell office:value-type="float" office:value="0.058313253012" calcext:value-type="float">
            <text:p>0,058313253012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4435" calcext:value-type="float">
            <text:p>4435</text:p>
          </table:table-cell>
          <table:table-cell table:formula="of:=[.CN43]/[.CE43]" office:value-type="float" office:value="0.7096" calcext:value-type="float">
            <text:p>0,7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65217391304" calcext:value-type="float">
            <text:p>1,65217391304</text:p>
          </table:table-cell>
          <table:table-cell office:value-type="float" office:value="0.0750988142292" calcext:value-type="float">
            <text:p>0,0750988142292</text:p>
          </table:table-cell>
          <table:table-cell table:formula="of:=[.AD44]-[.AH44]" office:value-type="float" office:value="27" calcext:value-type="float">
            <text:p>27</text:p>
          </table:table-cell>
          <table:table-cell table:formula="of:=[.AL44]/[.AD44]" office:value-type="float" office:value="0.54" calcext:value-type="float">
            <text:p>0,54</text:p>
          </table:table-cell>
          <table:table-cell table:formula="of:=[.AE44]-[.AI44]" office:value-type="float" office:value="231" calcext:value-type="float">
            <text:p>231</text:p>
          </table:table-cell>
          <table:table-cell table:formula="of:=[.AN44]/[.AE44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,7</text:p>
          </table:table-cell>
          <table:table-cell office:value-type="float" office:value="0.0575757575758" calcext:value-type="float">
            <text:p>0,0575757575758</text:p>
          </table:table-cell>
          <table:table-cell table:formula="of:=[.AQ44]-[.AU44]" office:value-type="float" office:value="0" calcext:value-type="float">
            <text:p>0</text:p>
          </table:table-cell>
          <table:table-cell table:formula="of:=[.AY44]/[.AQ44]" office:value-type="float" office:value="0" calcext:value-type="float">
            <text:p>0</text:p>
          </table:table-cell>
          <table:table-cell table:formula="of:=[.AR44]-[.AV44]" office:value-type="float" office:value="715" calcext:value-type="float">
            <text:p>715</text:p>
          </table:table-cell>
          <table:table-cell table:formula="of:=[.BA44]/[.AR44]" office:value-type="float" office:value="0.715" calcext:value-type="float">
            <text:p>0,7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3.24050632911" calcext:value-type="float">
            <text:p>3,24050632911</text:p>
          </table:table-cell>
          <table:table-cell office:value-type="float" office:value="0.0415449529374" calcext:value-type="float">
            <text:p>0,0415449529374</text:p>
          </table:table-cell>
          <table:table-cell table:formula="of:=[.BD44]-[.BH44]" office:value-type="float" office:value="71" calcext:value-type="float">
            <text:p>71</text:p>
          </table:table-cell>
          <table:table-cell table:formula="of:=[.BL44]/[.BD44]" office:value-type="float" office:value="0.473333333333333" calcext:value-type="float">
            <text:p>0,473333333333333</text:p>
          </table:table-cell>
          <table:table-cell table:formula="of:=[.BE44]-[.BI44]" office:value-type="float" office:value="2122" calcext:value-type="float">
            <text:p>2122</text:p>
          </table:table-cell>
          <table:table-cell table:formula="of:=[.BN44]/[.BE44]" office:value-type="float" office:value="0.943111111111111" calcext:value-type="float">
            <text:p>0,943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89" calcext:value-type="float">
            <text:p>189</text:p>
          </table:table-cell>
          <table:table-cell office:value-type="float" office:value="1200" calcext:value-type="float">
            <text:p>1200</text:p>
          </table:table-cell>
          <table:table-cell office:value-type="float" office:value="12.6984126984" calcext:value-type="float">
            <text:p>12,6984126984</text:p>
          </table:table-cell>
          <table:table-cell office:value-type="float" office:value="0.0675447483958" calcext:value-type="float">
            <text:p>0,0675447483958</text:p>
          </table:table-cell>
          <table:table-cell table:formula="of:=[.BQ44]-[.BU44]" office:value-type="float" office:value="11" calcext:value-type="float">
            <text:p>11</text:p>
          </table:table-cell>
          <table:table-cell table:formula="of:=[.BY44]/[.BQ44]" office:value-type="float" office:value="0.055" calcext:value-type="float">
            <text:p>0,055</text:p>
          </table:table-cell>
          <table:table-cell table:formula="of:=[.BR44]-[.BV44]" office:value-type="float" office:value="2800" calcext:value-type="float">
            <text:p>2800</text:p>
          </table:table-cell>
          <table:table-cell table:formula="of:=[.CA44]/[.BR44]" office:value-type="float" office:value="0.7" calcext:value-type="float">
            <text:p>0,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4" calcext:value-type="float">
            <text:p>244</text:p>
          </table:table-cell>
          <table:table-cell office:value-type="float" office:value="788" calcext:value-type="float">
            <text:p>788</text:p>
          </table:table-cell>
          <table:table-cell office:value-type="float" office:value="6.45901639344" calcext:value-type="float">
            <text:p>6,45901639344</text:p>
          </table:table-cell>
          <table:table-cell office:value-type="float" office:value="0.0265803143763" calcext:value-type="float">
            <text:p>0,0265803143763</text:p>
          </table:table-cell>
          <table:table-cell table:formula="of:=[.CD44]-[.CH44]" office:value-type="float" office:value="6" calcext:value-type="float">
            <text:p>6</text:p>
          </table:table-cell>
          <table:table-cell table:formula="of:=[.CL44]/[.CD44]" office:value-type="float" office:value="0.024" calcext:value-type="float">
            <text:p>0,024</text:p>
          </table:table-cell>
          <table:table-cell table:formula="of:=[.CE44]-[.CI44]" office:value-type="float" office:value="5462" calcext:value-type="float">
            <text:p>5462</text:p>
          </table:table-cell>
          <table:table-cell table:formula="of:=[.CN44]/[.CE44]" office:value-type="float" office:value="0.87392" calcext:value-type="float">
            <text:p>0,87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4.08" calcext:value-type="float">
            <text:p>4,08</text:p>
          </table:table-cell>
          <table:table-cell office:value-type="float" office:value="0.0832653061224" calcext:value-type="float">
            <text:p>0,0832653061224</text:p>
          </table:table-cell>
          <table:table-cell table:formula="of:=[.AD45]-[.AH45]" office:value-type="float" office:value="0" calcext:value-type="float">
            <text:p>0</text:p>
          </table:table-cell>
          <table:table-cell table:formula="of:=[.AL45]/[.AD45]" office:value-type="float" office:value="0" calcext:value-type="float">
            <text:p>0</text:p>
          </table:table-cell>
          <table:table-cell table:formula="of:=[.AE45]-[.AI45]" office:value-type="float" office:value="148" calcext:value-type="float">
            <text:p>148</text:p>
          </table:table-cell>
          <table:table-cell table:formula="of:=[.AN45]/[.AE45]" office:value-type="float" office:value="0.592" calcext:value-type="float">
            <text:p>0,5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75" calcext:value-type="float">
            <text:p>275</text:p>
          </table:table-cell>
          <table:table-cell office:value-type="float" office:value="5.55555555556" calcext:value-type="float">
            <text:p>5,55555555556</text:p>
          </table:table-cell>
          <table:table-cell office:value-type="float" office:value="0.0566893424036" calcext:value-type="float">
            <text:p>0,0566893424036</text:p>
          </table:table-cell>
          <table:table-cell table:formula="of:=[.AQ45]-[.AU45]" office:value-type="float" office:value="1" calcext:value-type="float">
            <text:p>1</text:p>
          </table:table-cell>
          <table:table-cell table:formula="of:=[.AY45]/[.AQ45]" office:value-type="float" office:value="0.01" calcext:value-type="float">
            <text:p>0,01</text:p>
          </table:table-cell>
          <table:table-cell table:formula="of:=[.AR45]-[.AV45]" office:value-type="float" office:value="725" calcext:value-type="float">
            <text:p>725</text:p>
          </table:table-cell>
          <table:table-cell table:formula="of:=[.BA45]/[.AR45]" office:value-type="float" office:value="0.725" calcext:value-type="float">
            <text:p>0,7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7" calcext:value-type="float">
            <text:p>147</text:p>
          </table:table-cell>
          <table:table-cell office:value-type="float" office:value="357" calcext:value-type="float">
            <text:p>357</text:p>
          </table:table-cell>
          <table:table-cell office:value-type="float" office:value="4.85714285714" calcext:value-type="float">
            <text:p>4,85714285714</text:p>
          </table:table-cell>
          <table:table-cell office:value-type="float" office:value="0.0332681017613" calcext:value-type="float">
            <text:p>0,0332681017613</text:p>
          </table:table-cell>
          <table:table-cell table:formula="of:=[.BD45]-[.BH45]" office:value-type="float" office:value="3" calcext:value-type="float">
            <text:p>3</text:p>
          </table:table-cell>
          <table:table-cell table:formula="of:=[.BL45]/[.BD45]" office:value-type="float" office:value="0.02" calcext:value-type="float">
            <text:p>0,02</text:p>
          </table:table-cell>
          <table:table-cell table:formula="of:=[.BE45]-[.BI45]" office:value-type="float" office:value="1893" calcext:value-type="float">
            <text:p>1893</text:p>
          </table:table-cell>
          <table:table-cell table:formula="of:=[.BN45]/[.BE45]" office:value-type="float" office:value="0.841333333333333" calcext:value-type="float">
            <text:p>0,84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401" calcext:value-type="float">
            <text:p>1401</text:p>
          </table:table-cell>
          <table:table-cell office:value-type="float" office:value="14.01" calcext:value-type="float">
            <text:p>14,01</text:p>
          </table:table-cell>
          <table:table-cell office:value-type="float" office:value="0.0704020100503" calcext:value-type="float">
            <text:p>0,0704020100503</text:p>
          </table:table-cell>
          <table:table-cell table:formula="of:=[.BQ45]-[.BU45]" office:value-type="float" office:value="0" calcext:value-type="float">
            <text:p>0</text:p>
          </table:table-cell>
          <table:table-cell table:formula="of:=[.BY45]/[.BQ45]" office:value-type="float" office:value="0" calcext:value-type="float">
            <text:p>0</text:p>
          </table:table-cell>
          <table:table-cell table:formula="of:=[.BR45]-[.BV45]" office:value-type="float" office:value="2599" calcext:value-type="float">
            <text:p>2599</text:p>
          </table:table-cell>
          <table:table-cell table:formula="of:=[.CA45]/[.BR45]" office:value-type="float" office:value="0.64975" calcext:value-type="float">
            <text:p>0,64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9" calcext:value-type="float">
            <text:p>249</text:p>
          </table:table-cell>
          <table:table-cell office:value-type="float" office:value="1211" calcext:value-type="float">
            <text:p>1211</text:p>
          </table:table-cell>
          <table:table-cell office:value-type="float" office:value="9.72690763052" calcext:value-type="float">
            <text:p>9,72690763052</text:p>
          </table:table-cell>
          <table:table-cell office:value-type="float" office:value="0.039221401736" calcext:value-type="float">
            <text:p>0,039221401736</text:p>
          </table:table-cell>
          <table:table-cell table:formula="of:=[.CD45]-[.CH45]" office:value-type="float" office:value="1" calcext:value-type="float">
            <text:p>1</text:p>
          </table:table-cell>
          <table:table-cell table:formula="of:=[.CL45]/[.CD45]" office:value-type="float" office:value="0.004" calcext:value-type="float">
            <text:p>0,004</text:p>
          </table:table-cell>
          <table:table-cell table:formula="of:=[.CE45]-[.CI45]" office:value-type="float" office:value="5039" calcext:value-type="float">
            <text:p>5039</text:p>
          </table:table-cell>
          <table:table-cell table:formula="of:=[.CN45]/[.CE45]" office:value-type="float" office:value="0.80624" calcext:value-type="float">
            <text:p>0,80624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5.54166666667" calcext:value-type="float">
            <text:p>5,54166666667</text:p>
          </table:table-cell>
          <table:table-cell office:value-type="float" office:value="0.117907801418" calcext:value-type="float">
            <text:p>0,117907801418</text:p>
          </table:table-cell>
          <table:table-cell table:formula="of:=[.AD46]-[.AH46]" office:value-type="float" office:value="2" calcext:value-type="float">
            <text:p>2</text:p>
          </table:table-cell>
          <table:table-cell table:formula="of:=[.AL46]/[.AD46]" office:value-type="float" office:value="0.04" calcext:value-type="float">
            <text:p>0,04</text:p>
          </table:table-cell>
          <table:table-cell table:formula="of:=[.AE46]-[.AI46]" office:value-type="float" office:value="117" calcext:value-type="float">
            <text:p>117</text:p>
          </table:table-cell>
          <table:table-cell table:formula="of:=[.AN46]/[.AE46]" office:value-type="float" office:value="0.468" calcext:value-type="float">
            <text:p>0,4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8.36" calcext:value-type="float">
            <text:p>8,36</text:p>
          </table:table-cell>
          <table:table-cell office:value-type="float" office:value="0.0844444444444" calcext:value-type="float">
            <text:p>0,0844444444444</text:p>
          </table:table-cell>
          <table:table-cell table:formula="of:=[.AQ46]-[.AU46]" office:value-type="float" office:value="0" calcext:value-type="float">
            <text:p>0</text:p>
          </table:table-cell>
          <table:table-cell table:formula="of:=[.AY46]/[.AQ46]" office:value-type="float" office:value="0" calcext:value-type="float">
            <text:p>0</text:p>
          </table:table-cell>
          <table:table-cell table:formula="of:=[.AR46]-[.AV46]" office:value-type="float" office:value="582" calcext:value-type="float">
            <text:p>582</text:p>
          </table:table-cell>
          <table:table-cell table:formula="of:=[.BA46]/[.AR46]" office:value-type="float" office:value="0.582" calcext:value-type="float">
            <text:p>0,58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47" calcext:value-type="float">
            <text:p>1647</text:p>
          </table:table-cell>
          <table:table-cell office:value-type="float" office:value="21.96" calcext:value-type="float">
            <text:p>21,96</text:p>
          </table:table-cell>
          <table:table-cell office:value-type="float" office:value="0.147382550336" calcext:value-type="float">
            <text:p>0,147382550336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603" calcext:value-type="float">
            <text:p>603</text:p>
          </table:table-cell>
          <table:table-cell table:formula="of:=[.BN46]/[.BE46]" office:value-type="float" office:value="0.268" calcext:value-type="float">
            <text:p>0,2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782" calcext:value-type="float">
            <text:p>2782</text:p>
          </table:table-cell>
          <table:table-cell office:value-type="float" office:value="27.82" calcext:value-type="float">
            <text:p>27,82</text:p>
          </table:table-cell>
          <table:table-cell office:value-type="float" office:value="0.139798994975" calcext:value-type="float">
            <text:p>0,139798994975</text:p>
          </table:table-cell>
          <table:table-cell table:formula="of:=[.BQ46]-[.BU46]" office:value-type="float" office:value="0" calcext:value-type="float">
            <text:p>0</text:p>
          </table:table-cell>
          <table:table-cell table:formula="of:=[.BY46]/[.BQ46]" office:value-type="float" office:value="0" calcext:value-type="float">
            <text:p>0</text:p>
          </table:table-cell>
          <table:table-cell table:formula="of:=[.BR46]-[.BV46]" office:value-type="float" office:value="1218" calcext:value-type="float">
            <text:p>1218</text:p>
          </table:table-cell>
          <table:table-cell table:formula="of:=[.CA46]/[.BR46]" office:value-type="float" office:value="0.3045" calcext:value-type="float">
            <text:p>0,30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70" calcext:value-type="float">
            <text:p>1870</text:p>
          </table:table-cell>
          <table:table-cell office:value-type="float" office:value="14.96" calcext:value-type="float">
            <text:p>14,96</text:p>
          </table:table-cell>
          <table:table-cell office:value-type="float" office:value="0.0600803212851" calcext:value-type="float">
            <text:p>0,0600803212851</text:p>
          </table:table-cell>
          <table:table-cell table:formula="of:=[.CD46]-[.CH46]" office:value-type="float" office:value="0" calcext:value-type="float">
            <text:p>0</text:p>
          </table:table-cell>
          <table:table-cell table:formula="of:=[.CL46]/[.CD46]" office:value-type="float" office:value="0" calcext:value-type="float">
            <text:p>0</text:p>
          </table:table-cell>
          <table:table-cell table:formula="of:=[.CE46]-[.CI46]" office:value-type="float" office:value="4380" calcext:value-type="float">
            <text:p>4380</text:p>
          </table:table-cell>
          <table:table-cell table:formula="of:=[.CN46]/[.CE46]" office:value-type="float" office:value="0.7008" calcext:value-type="float">
            <text:p>0,7008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148" calcext:value-type="float">
            <text:p>148</text:p>
          </table:table-cell>
          <table:table-cell office:value-type="float" office:value="6.04081632653" calcext:value-type="float">
            <text:p>6,04081632653</text:p>
          </table:table-cell>
          <table:table-cell office:value-type="float" office:value="0.125850340136" calcext:value-type="float">
            <text:p>0,125850340136</text:p>
          </table:table-cell>
          <table:table-cell table:formula="of:=[.AD47]-[.AH47]" office:value-type="float" office:value="1" calcext:value-type="float">
            <text:p>1</text:p>
          </table:table-cell>
          <table:table-cell table:formula="of:=[.AL47]/[.AD47]" office:value-type="float" office:value="0.02" calcext:value-type="float">
            <text:p>0,02</text:p>
          </table:table-cell>
          <table:table-cell table:formula="of:=[.AE47]-[.AI47]" office:value-type="float" office:value="102" calcext:value-type="float">
            <text:p>102</text:p>
          </table:table-cell>
          <table:table-cell table:formula="of:=[.AN47]/[.AE47]" office:value-type="float" office:value="0.408" calcext:value-type="float">
            <text:p>0,4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3.86" calcext:value-type="float">
            <text:p>3,86</text:p>
          </table:table-cell>
          <table:table-cell office:value-type="float" office:value="0.0389898989899" calcext:value-type="float">
            <text:p>0,0389898989899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807" calcext:value-type="float">
            <text:p>807</text:p>
          </table:table-cell>
          <table:table-cell table:formula="of:=[.BA47]/[.AR47]" office:value-type="float" office:value="0.807" calcext:value-type="float">
            <text:p>0,8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6" calcext:value-type="float">
            <text:p>136</text:p>
          </table:table-cell>
          <table:table-cell office:value-type="float" office:value="858" calcext:value-type="float">
            <text:p>858</text:p>
          </table:table-cell>
          <table:table-cell office:value-type="float" office:value="12.6176470588" calcext:value-type="float">
            <text:p>12,6176470588</text:p>
          </table:table-cell>
          <table:table-cell office:value-type="float" office:value="0.0934640522876" calcext:value-type="float">
            <text:p>0,0934640522876</text:p>
          </table:table-cell>
          <table:table-cell table:formula="of:=[.BD47]-[.BH47]" office:value-type="float" office:value="14" calcext:value-type="float">
            <text:p>14</text:p>
          </table:table-cell>
          <table:table-cell table:formula="of:=[.BL47]/[.BD47]" office:value-type="float" office:value="0.0933333333333333" calcext:value-type="float">
            <text:p>0,093333333333333</text:p>
          </table:table-cell>
          <table:table-cell table:formula="of:=[.BE47]-[.BI47]" office:value-type="float" office:value="1392" calcext:value-type="float">
            <text:p>1392</text:p>
          </table:table-cell>
          <table:table-cell table:formula="of:=[.BN47]/[.BE47]" office:value-type="float" office:value="0.618666666666667" calcext:value-type="float">
            <text:p>0,618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2133" calcext:value-type="float">
            <text:p>2133</text:p>
          </table:table-cell>
          <table:table-cell office:value-type="float" office:value="21.4371859296" calcext:value-type="float">
            <text:p>21,4371859296</text:p>
          </table:table-cell>
          <table:table-cell office:value-type="float" office:value="0.108268615806" calcext:value-type="float">
            <text:p>0,108268615806</text:p>
          </table:table-cell>
          <table:table-cell table:formula="of:=[.BQ47]-[.BU47]" office:value-type="float" office:value="1" calcext:value-type="float">
            <text:p>1</text:p>
          </table:table-cell>
          <table:table-cell table:formula="of:=[.BY47]/[.BQ47]" office:value-type="float" office:value="0.005" calcext:value-type="float">
            <text:p>0,005</text:p>
          </table:table-cell>
          <table:table-cell table:formula="of:=[.BR47]-[.BV47]" office:value-type="float" office:value="1867" calcext:value-type="float">
            <text:p>1867</text:p>
          </table:table-cell>
          <table:table-cell table:formula="of:=[.CA47]/[.BR47]" office:value-type="float" office:value="0.46675" calcext:value-type="float">
            <text:p>0,466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751" calcext:value-type="float">
            <text:p>4751</text:p>
          </table:table-cell>
          <table:table-cell office:value-type="float" office:value="38.008" calcext:value-type="float">
            <text:p>38,008</text:p>
          </table:table-cell>
          <table:table-cell office:value-type="float" office:value="0.152642570281" calcext:value-type="float">
            <text:p>0,152642570281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1499" calcext:value-type="float">
            <text:p>1499</text:p>
          </table:table-cell>
          <table:table-cell table:formula="of:=[.CN47]/[.CE47]" office:value-type="float" office:value="0.23984" calcext:value-type="float">
            <text:p>0,23984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0.183673469388" calcext:value-type="float">
            <text:p>0,183673469388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25" calcext:value-type="float">
            <text:p>25</text:p>
          </table:table-cell>
          <table:table-cell table:formula="of:=[.AN48]/[.AE48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3.325" calcext:value-type="float">
            <text:p>3,325</text:p>
          </table:table-cell>
          <table:table-cell office:value-type="float" office:value="0.0420886075949" calcext:value-type="float">
            <text:p>0,0420886075949</text:p>
          </table:table-cell>
          <table:table-cell table:formula="of:=[.AQ48]-[.AU48]" office:value-type="float" office:value="20" calcext:value-type="float">
            <text:p>20</text:p>
          </table:table-cell>
          <table:table-cell table:formula="of:=[.AY48]/[.AQ48]" office:value-type="float" office:value="0.2" calcext:value-type="float">
            <text:p>0,2</text:p>
          </table:table-cell>
          <table:table-cell table:formula="of:=[.AR48]-[.AV48]" office:value-type="float" office:value="867" calcext:value-type="float">
            <text:p>867</text:p>
          </table:table-cell>
          <table:table-cell table:formula="of:=[.BA48]/[.AR48]" office:value-type="float" office:value="0.867" calcext:value-type="float">
            <text:p>0,8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89" calcext:value-type="float">
            <text:p>1789</text:p>
          </table:table-cell>
          <table:table-cell office:value-type="float" office:value="23.8533333333" calcext:value-type="float">
            <text:p>23,8533333333</text:p>
          </table:table-cell>
          <table:table-cell office:value-type="float" office:value="0.160089485459" calcext:value-type="float">
            <text:p>0,160089485459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461" calcext:value-type="float">
            <text:p>461</text:p>
          </table:table-cell>
          <table:table-cell table:formula="of:=[.BN48]/[.BE48]" office:value-type="float" office:value="0.204888888888889" calcext:value-type="float">
            <text:p>0,204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6" calcext:value-type="float">
            <text:p>146</text:p>
          </table:table-cell>
          <table:table-cell office:value-type="float" office:value="218" calcext:value-type="float">
            <text:p>218</text:p>
          </table:table-cell>
          <table:table-cell office:value-type="float" office:value="2.98630136986" calcext:value-type="float">
            <text:p>2,98630136986</text:p>
          </table:table-cell>
          <table:table-cell office:value-type="float" office:value="0.0205951818611" calcext:value-type="float">
            <text:p>0,0205951818611</text:p>
          </table:table-cell>
          <table:table-cell table:formula="of:=[.BQ48]-[.BU48]" office:value-type="float" office:value="54" calcext:value-type="float">
            <text:p>54</text:p>
          </table:table-cell>
          <table:table-cell table:formula="of:=[.BY48]/[.BQ48]" office:value-type="float" office:value="0.27" calcext:value-type="float">
            <text:p>0,27</text:p>
          </table:table-cell>
          <table:table-cell table:formula="of:=[.BR48]-[.BV48]" office:value-type="float" office:value="3782" calcext:value-type="float">
            <text:p>3782</text:p>
          </table:table-cell>
          <table:table-cell table:formula="of:=[.CA48]/[.BR48]" office:value-type="float" office:value="0.9455" calcext:value-type="float">
            <text:p>0,94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3" calcext:value-type="float">
            <text:p>243</text:p>
          </table:table-cell>
          <table:table-cell office:value-type="float" office:value="3583" calcext:value-type="float">
            <text:p>3583</text:p>
          </table:table-cell>
          <table:table-cell office:value-type="float" office:value="29.4897119342" calcext:value-type="float">
            <text:p>29,4897119342</text:p>
          </table:table-cell>
          <table:table-cell office:value-type="float" office:value="0.121858313778" calcext:value-type="float">
            <text:p>0,121858313778</text:p>
          </table:table-cell>
          <table:table-cell table:formula="of:=[.CD48]-[.CH48]" office:value-type="float" office:value="7" calcext:value-type="float">
            <text:p>7</text:p>
          </table:table-cell>
          <table:table-cell table:formula="of:=[.CL48]/[.CD48]" office:value-type="float" office:value="0.028" calcext:value-type="float">
            <text:p>0,028</text:p>
          </table:table-cell>
          <table:table-cell table:formula="of:=[.CE48]-[.CI48]" office:value-type="float" office:value="2667" calcext:value-type="float">
            <text:p>2667</text:p>
          </table:table-cell>
          <table:table-cell table:formula="of:=[.CN48]/[.CE48]" office:value-type="float" office:value="0.42672" calcext:value-type="float">
            <text:p>0,42672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6.04" calcext:value-type="float">
            <text:p>6,04</text:p>
          </table:table-cell>
          <table:table-cell office:value-type="float" office:value="0.123265306122" calcext:value-type="float">
            <text:p>0,123265306122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99" calcext:value-type="float">
            <text:p>99</text:p>
          </table:table-cell>
          <table:table-cell table:formula="of:=[.AN49]/[.AE49]" office:value-type="float" office:value="0.396" calcext:value-type="float">
            <text:p>0,3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94" calcext:value-type="float">
            <text:p>694</text:p>
          </table:table-cell>
          <table:table-cell office:value-type="float" office:value="13.88" calcext:value-type="float">
            <text:p>13,88</text:p>
          </table:table-cell>
          <table:table-cell office:value-type="float" office:value="0.140202020202" calcext:value-type="float">
            <text:p>0,140202020202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306" calcext:value-type="float">
            <text:p>306</text:p>
          </table:table-cell>
          <table:table-cell table:formula="of:=[.BA49]/[.AR49]" office:value-type="float" office:value="0.306" calcext:value-type="float">
            <text:p>0,3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5.37634408602" calcext:value-type="float">
            <text:p>5,37634408602</text:p>
          </table:table-cell>
          <table:table-cell office:value-type="float" office:value="0.0584385226741" calcext:value-type="float">
            <text:p>0,0584385226741</text:p>
          </table:table-cell>
          <table:table-cell table:formula="of:=[.BD49]-[.BH49]" office:value-type="float" office:value="57" calcext:value-type="float">
            <text:p>57</text:p>
          </table:table-cell>
          <table:table-cell table:formula="of:=[.BL49]/[.BD49]" office:value-type="float" office:value="0.38" calcext:value-type="float">
            <text:p>0,38</text:p>
          </table:table-cell>
          <table:table-cell table:formula="of:=[.BE49]-[.BI49]" office:value-type="float" office:value="2000" calcext:value-type="float">
            <text:p>2000</text:p>
          </table:table-cell>
          <table:table-cell table:formula="of:=[.BN49]/[.BE49]" office:value-type="float" office:value="0.888888888888889" calcext:value-type="float">
            <text:p>0,888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9.08" calcext:value-type="float">
            <text:p>9,08</text:p>
          </table:table-cell>
          <table:table-cell office:value-type="float" office:value="0.0456281407035" calcext:value-type="float">
            <text:p>0,0456281407035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3092" calcext:value-type="float">
            <text:p>3092</text:p>
          </table:table-cell>
          <table:table-cell table:formula="of:=[.CA49]/[.BR49]" office:value-type="float" office:value="0.773" calcext:value-type="float">
            <text:p>0,7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561" calcext:value-type="float">
            <text:p>1561</text:p>
          </table:table-cell>
          <table:table-cell office:value-type="float" office:value="12.488" calcext:value-type="float">
            <text:p>12,488</text:p>
          </table:table-cell>
          <table:table-cell office:value-type="float" office:value="0.0501526104418" calcext:value-type="float">
            <text:p>0,0501526104418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4689" calcext:value-type="float">
            <text:p>4689</text:p>
          </table:table-cell>
          <table:table-cell table:formula="of:=[.CN49]/[.CE49]" office:value-type="float" office:value="0.75024" calcext:value-type="float">
            <text:p>0,75024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7.32" calcext:value-type="float">
            <text:p>7,32</text:p>
          </table:table-cell>
          <table:table-cell office:value-type="float" office:value="0.149387755102" calcext:value-type="float">
            <text:p>0,149387755102</text:p>
          </table:table-cell>
          <table:table-cell table:formula="of:=[.AD50]-[.AH50]" office:value-type="float" office:value="0" calcext:value-type="float">
            <text:p>0</text:p>
          </table:table-cell>
          <table:table-cell table:formula="of:=[.AL50]/[.AD50]" office:value-type="float" office:value="0" calcext:value-type="float">
            <text:p>0</text:p>
          </table:table-cell>
          <table:table-cell table:formula="of:=[.AE50]-[.AI50]" office:value-type="float" office:value="67" calcext:value-type="float">
            <text:p>67</text:p>
          </table:table-cell>
          <table:table-cell table:formula="of:=[.AN50]/[.AE50]" office:value-type="float" office:value="0.268" calcext:value-type="float">
            <text:p>0,2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9" calcext:value-type="float">
            <text:p>99</text:p>
          </table:table-cell>
          <table:table-cell office:value-type="float" office:value="216" calcext:value-type="float">
            <text:p>216</text:p>
          </table:table-cell>
          <table:table-cell office:value-type="float" office:value="4.36363636364" calcext:value-type="float">
            <text:p>4,36363636364</text:p>
          </table:table-cell>
          <table:table-cell office:value-type="float" office:value="0.0445269016698" calcext:value-type="float">
            <text:p>0,0445269016698</text:p>
          </table:table-cell>
          <table:table-cell table:formula="of:=[.AQ50]-[.AU50]" office:value-type="float" office:value="1" calcext:value-type="float">
            <text:p>1</text:p>
          </table:table-cell>
          <table:table-cell table:formula="of:=[.AY50]/[.AQ50]" office:value-type="float" office:value="0.01" calcext:value-type="float">
            <text:p>0,01</text:p>
          </table:table-cell>
          <table:table-cell table:formula="of:=[.AR50]-[.AV50]" office:value-type="float" office:value="784" calcext:value-type="float">
            <text:p>784</text:p>
          </table:table-cell>
          <table:table-cell table:formula="of:=[.BA50]/[.AR50]" office:value-type="float" office:value="0.784" calcext:value-type="float">
            <text:p>0,7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348" calcext:value-type="float">
            <text:p>1348</text:p>
          </table:table-cell>
          <table:table-cell office:value-type="float" office:value="17.9733333333" calcext:value-type="float">
            <text:p>17,9733333333</text:p>
          </table:table-cell>
          <table:table-cell office:value-type="float" office:value="0.12062639821" calcext:value-type="float">
            <text:p>0,12062639821</text:p>
          </table:table-cell>
          <table:table-cell table:formula="of:=[.BD50]-[.BH50]" office:value-type="float" office:value="0" calcext:value-type="float">
            <text:p>0</text:p>
          </table:table-cell>
          <table:table-cell table:formula="of:=[.BL50]/[.BD50]" office:value-type="float" office:value="0" calcext:value-type="float">
            <text:p>0</text:p>
          </table:table-cell>
          <table:table-cell table:formula="of:=[.BE50]-[.BI50]" office:value-type="float" office:value="902" calcext:value-type="float">
            <text:p>902</text:p>
          </table:table-cell>
          <table:table-cell table:formula="of:=[.BN50]/[.BE50]" office:value-type="float" office:value="0.400888888888889" calcext:value-type="float">
            <text:p>0,400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369" calcext:value-type="float">
            <text:p>3369</text:p>
          </table:table-cell>
          <table:table-cell office:value-type="float" office:value="33.69" calcext:value-type="float">
            <text:p>33,69</text:p>
          </table:table-cell>
          <table:table-cell office:value-type="float" office:value="0.169296482412" calcext:value-type="float">
            <text:p>0,169296482412</text:p>
          </table:table-cell>
          <table:table-cell table:formula="of:=[.BQ50]-[.BU50]" office:value-type="float" office:value="0" calcext:value-type="float">
            <text:p>0</text:p>
          </table:table-cell>
          <table:table-cell table:formula="of:=[.BY50]/[.BQ50]" office:value-type="float" office:value="0" calcext:value-type="float">
            <text:p>0</text:p>
          </table:table-cell>
          <table:table-cell table:formula="of:=[.BR50]-[.BV50]" office:value-type="float" office:value="631" calcext:value-type="float">
            <text:p>631</text:p>
          </table:table-cell>
          <table:table-cell table:formula="of:=[.CA50]/[.BR50]" office:value-type="float" office:value="0.15775" calcext:value-type="float">
            <text:p>0,15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167" calcext:value-type="float">
            <text:p>4167</text:p>
          </table:table-cell>
          <table:table-cell office:value-type="float" office:value="33.336" calcext:value-type="float">
            <text:p>33,336</text:p>
          </table:table-cell>
          <table:table-cell office:value-type="float" office:value="0.133879518072" calcext:value-type="float">
            <text:p>0,133879518072</text:p>
          </table:table-cell>
          <table:table-cell table:formula="of:=[.CD50]-[.CH50]" office:value-type="float" office:value="0" calcext:value-type="float">
            <text:p>0</text:p>
          </table:table-cell>
          <table:table-cell table:formula="of:=[.CL50]/[.CD50]" office:value-type="float" office:value="0" calcext:value-type="float">
            <text:p>0</text:p>
          </table:table-cell>
          <table:table-cell table:formula="of:=[.CE50]-[.CI50]" office:value-type="float" office:value="2083" calcext:value-type="float">
            <text:p>2083</text:p>
          </table:table-cell>
          <table:table-cell table:formula="of:=[.CN50]/[.CE50]" office:value-type="float" office:value="0.33328" calcext:value-type="float">
            <text:p>0,33328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5.6170212766" calcext:value-type="float">
            <text:p>5,6170212766</text:p>
          </table:table-cell>
          <table:table-cell office:value-type="float" office:value="0.122109158187" calcext:value-type="float">
            <text:p>0,122109158187</text:p>
          </table:table-cell>
          <table:table-cell table:formula="of:=[.AD51]-[.AH51]" office:value-type="float" office:value="3" calcext:value-type="float">
            <text:p>3</text:p>
          </table:table-cell>
          <table:table-cell table:formula="of:=[.AL51]/[.AD51]" office:value-type="float" office:value="0.06" calcext:value-type="float">
            <text:p>0,06</text:p>
          </table:table-cell>
          <table:table-cell table:formula="of:=[.AE51]-[.AI51]" office:value-type="float" office:value="118" calcext:value-type="float">
            <text:p>118</text:p>
          </table:table-cell>
          <table:table-cell table:formula="of:=[.AN51]/[.AE51]" office:value-type="float" office:value="0.472" calcext:value-type="float">
            <text:p>0,4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8.12" calcext:value-type="float">
            <text:p>8,12</text:p>
          </table:table-cell>
          <table:table-cell office:value-type="float" office:value="0.0820202020202" calcext:value-type="float">
            <text:p>0,0820202020202</text:p>
          </table:table-cell>
          <table:table-cell table:formula="of:=[.AQ51]-[.AU51]" office:value-type="float" office:value="0" calcext:value-type="float">
            <text:p>0</text:p>
          </table:table-cell>
          <table:table-cell table:formula="of:=[.AY51]/[.AQ51]" office:value-type="float" office:value="0" calcext:value-type="float">
            <text:p>0</text:p>
          </table:table-cell>
          <table:table-cell table:formula="of:=[.AR51]-[.AV51]" office:value-type="float" office:value="594" calcext:value-type="float">
            <text:p>594</text:p>
          </table:table-cell>
          <table:table-cell table:formula="of:=[.BA51]/[.AR51]" office:value-type="float" office:value="0.594" calcext:value-type="float">
            <text:p>0,5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5" calcext:value-type="float">
            <text:p>145</text:p>
          </table:table-cell>
          <table:table-cell office:value-type="float" office:value="1184" calcext:value-type="float">
            <text:p>1184</text:p>
          </table:table-cell>
          <table:table-cell office:value-type="float" office:value="16.3310344828" calcext:value-type="float">
            <text:p>16,3310344828</text:p>
          </table:table-cell>
          <table:table-cell office:value-type="float" office:value="0.113409961686" calcext:value-type="float">
            <text:p>0,113409961686</text:p>
          </table:table-cell>
          <table:table-cell table:formula="of:=[.BD51]-[.BH51]" office:value-type="float" office:value="5" calcext:value-type="float">
            <text:p>5</text:p>
          </table:table-cell>
          <table:table-cell table:formula="of:=[.BL51]/[.BD51]" office:value-type="float" office:value="0.0333333333333333" calcext:value-type="float">
            <text:p>0,033333333333333</text:p>
          </table:table-cell>
          <table:table-cell table:formula="of:=[.BE51]-[.BI51]" office:value-type="float" office:value="1066" calcext:value-type="float">
            <text:p>1066</text:p>
          </table:table-cell>
          <table:table-cell table:formula="of:=[.BN51]/[.BE51]" office:value-type="float" office:value="0.473777777777778" calcext:value-type="float">
            <text:p>0,47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15" calcext:value-type="float">
            <text:p>2115</text:p>
          </table:table-cell>
          <table:table-cell office:value-type="float" office:value="21.15" calcext:value-type="float">
            <text:p>21,15</text:p>
          </table:table-cell>
          <table:table-cell office:value-type="float" office:value="0.106281407035" calcext:value-type="float">
            <text:p>0,106281407035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1885" calcext:value-type="float">
            <text:p>1885</text:p>
          </table:table-cell>
          <table:table-cell table:formula="of:=[.CA51]/[.BR51]" office:value-type="float" office:value="0.47125" calcext:value-type="float">
            <text:p>0,4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7" calcext:value-type="float">
            <text:p>247</text:p>
          </table:table-cell>
          <table:table-cell office:value-type="float" office:value="1423" calcext:value-type="float">
            <text:p>1423</text:p>
          </table:table-cell>
          <table:table-cell office:value-type="float" office:value="11.5222672065" calcext:value-type="float">
            <text:p>11,5222672065</text:p>
          </table:table-cell>
          <table:table-cell office:value-type="float" office:value="0.0468384845792" calcext:value-type="float">
            <text:p>0,0468384845792</text:p>
          </table:table-cell>
          <table:table-cell table:formula="of:=[.CD51]-[.CH51]" office:value-type="float" office:value="3" calcext:value-type="float">
            <text:p>3</text:p>
          </table:table-cell>
          <table:table-cell table:formula="of:=[.CL51]/[.CD51]" office:value-type="float" office:value="0.012" calcext:value-type="float">
            <text:p>0,012</text:p>
          </table:table-cell>
          <table:table-cell table:formula="of:=[.CE51]-[.CI51]" office:value-type="float" office:value="4827" calcext:value-type="float">
            <text:p>4827</text:p>
          </table:table-cell>
          <table:table-cell table:formula="of:=[.CN51]/[.CE51]" office:value-type="float" office:value="0.77232" calcext:value-type="float">
            <text:p>0,77232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0" calcext:value-type="float">
            <text:p>10</text:p>
          </table:table-cell>
          <table:table-cell table:style-name="ce29" office:value-type="float" office:value="4.2464927167722" calcext:value-type="float">
            <text:p>4,2464927167722</text:p>
          </table:table-cell>
          <table:table-cell office:value-type="float" office:value="2.4694055787539" calcext:value-type="float">
            <text:p>2,4694055787539</text:p>
          </table:table-cell>
          <table:table-cell office:value-type="float" office:value="0.2469405578754" calcext:value-type="float">
            <text:p>0,2469405578754</text:p>
          </table:table-cell>
          <table:table-cell office:value-type="float" office:value="100" calcext:value-type="float">
            <text:p>100</text:p>
          </table:table-cell>
          <table:table-cell office:value-type="float" office:value="3.8364749325845" calcext:value-type="float">
            <text:p>3,8364749325845</text:p>
          </table:table-cell>
          <table:table-cell office:value-type="float" office:value="4.6565105009599" calcext:value-type="float">
            <text:p>4,6565105009599</text:p>
          </table:table-cell>
          <table:table-cell office:value-type="float" office:value="3.7565089873347" calcext:value-type="float">
            <text:p>3,7565089873347</text:p>
          </table:table-cell>
          <table:table-cell office:value-type="float" office:value="4.7364764462097" calcext:value-type="float">
            <text:p>4,7364764462097</text:p>
          </table:table-cell>
          <table:table-cell office:value-type="float" office:value="3.5979263388828" calcext:value-type="float">
            <text:p>3,5979263388828</text:p>
          </table:table-cell>
          <table:table-cell office:value-type="float" office:value="4.8950590946616" calcext:value-type="float">
            <text:p>4,8950590946616</text:p>
          </table:table-cell>
          <table:table-cell office:value-type="float" office:value="1" calcext:value-type="float">
            <text:p>1</text:p>
          </table:table-cell>
          <table:table-cell office:value-type="float" office:value="3.56082924168" calcext:value-type="float">
            <text:p>3,56082924168</text:p>
          </table:table-cell>
          <table:table-cell office:value-type="float" office:value="9.8" calcext:value-type="float">
            <text:p>9,8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.04255319149" calcext:value-type="float">
            <text:p>4,04255319149</text:p>
          </table:table-cell>
          <table:table-cell office:value-type="float" office:value="0.0878815911193" calcext:value-type="float">
            <text:p>0,0878815911193</text:p>
          </table:table-cell>
          <table:table-cell table:formula="of:=[.AD52]-[.AH52]" office:value-type="float" office:value="3" calcext:value-type="float">
            <text:p>3</text:p>
          </table:table-cell>
          <table:table-cell table:formula="of:=[.AL52]/[.AD52]" office:value-type="float" office:value="0.06" calcext:value-type="float">
            <text:p>0,06</text:p>
          </table:table-cell>
          <table:table-cell table:formula="of:=[.AE52]-[.AI52]" office:value-type="float" office:value="155" calcext:value-type="float">
            <text:p>155</text:p>
          </table:table-cell>
          <table:table-cell table:formula="of:=[.AN52]/[.AE52]" office:value-type="float" office:value="0.62" calcext:value-type="float">
            <text:p>0,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363" calcext:value-type="float">
            <text:p>363</text:p>
          </table:table-cell>
          <table:table-cell office:value-type="float" office:value="7.48453608247" calcext:value-type="float">
            <text:p>7,48453608247</text:p>
          </table:table-cell>
          <table:table-cell office:value-type="float" office:value="0.0779639175258" calcext:value-type="float">
            <text:p>0,0779639175258</text:p>
          </table:table-cell>
          <table:table-cell table:formula="of:=[.AQ52]-[.AU52]" office:value-type="float" office:value="3" calcext:value-type="float">
            <text:p>3</text:p>
          </table:table-cell>
          <table:table-cell table:formula="of:=[.AY52]/[.AQ52]" office:value-type="float" office:value="0.03" calcext:value-type="float">
            <text:p>0,03</text:p>
          </table:table-cell>
          <table:table-cell table:formula="of:=[.AR52]-[.AV52]" office:value-type="float" office:value="637" calcext:value-type="float">
            <text:p>637</text:p>
          </table:table-cell>
          <table:table-cell table:formula="of:=[.BA52]/[.AR52]" office:value-type="float" office:value="0.637" calcext:value-type="float">
            <text:p>0,6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7" calcext:value-type="float">
            <text:p>147</text:p>
          </table:table-cell>
          <table:table-cell office:value-type="float" office:value="784" calcext:value-type="float">
            <text:p>784</text:p>
          </table:table-cell>
          <table:table-cell office:value-type="float" office:value="10.6666666667" calcext:value-type="float">
            <text:p>10,6666666667</text:p>
          </table:table-cell>
          <table:table-cell office:value-type="float" office:value="0.0730593607306" calcext:value-type="float">
            <text:p>0,0730593607306</text:p>
          </table:table-cell>
          <table:table-cell table:formula="of:=[.BD52]-[.BH52]" office:value-type="float" office:value="3" calcext:value-type="float">
            <text:p>3</text:p>
          </table:table-cell>
          <table:table-cell table:formula="of:=[.BL52]/[.BD52]" office:value-type="float" office:value="0.02" calcext:value-type="float">
            <text:p>0,02</text:p>
          </table:table-cell>
          <table:table-cell table:formula="of:=[.BE52]-[.BI52]" office:value-type="float" office:value="1466" calcext:value-type="float">
            <text:p>1466</text:p>
          </table:table-cell>
          <table:table-cell table:formula="of:=[.BN52]/[.BE52]" office:value-type="float" office:value="0.651555555555556" calcext:value-type="float">
            <text:p>0,651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778" calcext:value-type="float">
            <text:p>3778</text:p>
          </table:table-cell>
          <table:table-cell office:value-type="float" office:value="37.78" calcext:value-type="float">
            <text:p>37,78</text:p>
          </table:table-cell>
          <table:table-cell office:value-type="float" office:value="0.189849246231" calcext:value-type="float">
            <text:p>0,189849246231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222" calcext:value-type="float">
            <text:p>222</text:p>
          </table:table-cell>
          <table:table-cell table:formula="of:=[.CA52]/[.BR52]" office:value-type="float" office:value="0.0555" calcext:value-type="float">
            <text:p>0,05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302" calcext:value-type="float">
            <text:p>5302</text:p>
          </table:table-cell>
          <table:table-cell office:value-type="float" office:value="42.416" calcext:value-type="float">
            <text:p>42,416</text:p>
          </table:table-cell>
          <table:table-cell office:value-type="float" office:value="0.170345381526" calcext:value-type="float">
            <text:p>0,170345381526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948" calcext:value-type="float">
            <text:p>948</text:p>
          </table:table-cell>
          <table:table-cell table:formula="of:=[.CN52]/[.CE52]" office:value-type="float" office:value="0.15168" calcext:value-type="float">
            <text:p>0,1516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20" calcext:value-type="float">
            <text:p>20</text:p>
          </table:table-cell>
          <table:table-cell table:style-name="ce29" office:value-type="float" office:value="8.2982180203133" calcext:value-type="float">
            <text:p>8,2982180203133</text:p>
          </table:table-cell>
          <table:table-cell office:value-type="float" office:value="5.2229771220906" calcext:value-type="float">
            <text:p>5,2229771220906</text:p>
          </table:table-cell>
          <table:table-cell office:value-type="float" office:value="0.5222977122091" calcext:value-type="float">
            <text:p>0,5222977122091</text:p>
          </table:table-cell>
          <table:table-cell office:value-type="float" office:value="100" calcext:value-type="float">
            <text:p>100</text:p>
          </table:table-cell>
          <table:table-cell office:value-type="float" office:value="7.4309998019341" calcext:value-type="float">
            <text:p>7,4309998019341</text:p>
          </table:table-cell>
          <table:table-cell office:value-type="float" office:value="9.1654362386926" calcext:value-type="float">
            <text:p>9,1654362386926</text:p>
          </table:table-cell>
          <table:table-cell office:value-type="float" office:value="7.2618658588591" calcext:value-type="float">
            <text:p>7,2618658588591</text:p>
          </table:table-cell>
          <table:table-cell office:value-type="float" office:value="9.3345701817675" calcext:value-type="float">
            <text:p>9,3345701817675</text:p>
          </table:table-cell>
          <table:table-cell office:value-type="float" office:value="6.9264517203511" calcext:value-type="float">
            <text:p>6,9264517203511</text:p>
          </table:table-cell>
          <table:table-cell office:value-type="float" office:value="9.6699843202755" calcext:value-type="float">
            <text:p>9,6699843202755</text:p>
          </table:table-cell>
          <table:table-cell office:value-type="float" office:value="1" calcext:value-type="float">
            <text:p>1</text:p>
          </table:table-cell>
          <table:table-cell office:value-type="float" office:value="7.28226804123" calcext:value-type="float">
            <text:p>7,28226804123</text:p>
          </table:table-cell>
          <table:table-cell office:value-type="float" office:value="19.66" calcext:value-type="float">
            <text:p>19,6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.102040816327" calcext:value-type="float">
            <text:p>0,102040816327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25" calcext:value-type="float">
            <text:p>125</text:p>
          </table:table-cell>
          <table:table-cell table:formula="of:=[.AN53]/[.AE53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7.08" calcext:value-type="float">
            <text:p>7,08</text:p>
          </table:table-cell>
          <table:table-cell office:value-type="float" office:value="0.0715151515152" calcext:value-type="float">
            <text:p>0,0715151515152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646" calcext:value-type="float">
            <text:p>646</text:p>
          </table:table-cell>
          <table:table-cell table:formula="of:=[.BA53]/[.AR53]" office:value-type="float" office:value="0.646" calcext:value-type="float">
            <text:p>0,6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88" calcext:value-type="float">
            <text:p>1788</text:p>
          </table:table-cell>
          <table:table-cell office:value-type="float" office:value="23.84" calcext:value-type="float">
            <text:p>23,84</text:p>
          </table:table-cell>
          <table:table-cell office:value-type="float" office:value="0.16" calcext:value-type="float">
            <text:p>0,16</text:p>
          </table:table-cell>
          <table:table-cell table:formula="of:=[.BD53]-[.BH53]" office:value-type="float" office:value="0" calcext:value-type="float">
            <text:p>0</text:p>
          </table:table-cell>
          <table:table-cell table:formula="of:=[.BL53]/[.BD53]" office:value-type="float" office:value="0" calcext:value-type="float">
            <text:p>0</text:p>
          </table:table-cell>
          <table:table-cell table:formula="of:=[.BE53]-[.BI53]" office:value-type="float" office:value="462" calcext:value-type="float">
            <text:p>462</text:p>
          </table:table-cell>
          <table:table-cell table:formula="of:=[.BN53]/[.BE53]" office:value-type="float" office:value="0.205333333333333" calcext:value-type="float">
            <text:p>0,205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802" calcext:value-type="float">
            <text:p>2802</text:p>
          </table:table-cell>
          <table:table-cell office:value-type="float" office:value="28.02" calcext:value-type="float">
            <text:p>28,02</text:p>
          </table:table-cell>
          <table:table-cell office:value-type="float" office:value="0.140804020101" calcext:value-type="float">
            <text:p>0,140804020101</text:p>
          </table:table-cell>
          <table:table-cell table:formula="of:=[.BQ53]-[.BU53]" office:value-type="float" office:value="0" calcext:value-type="float">
            <text:p>0</text:p>
          </table:table-cell>
          <table:table-cell table:formula="of:=[.BY53]/[.BQ53]" office:value-type="float" office:value="0" calcext:value-type="float">
            <text:p>0</text:p>
          </table:table-cell>
          <table:table-cell table:formula="of:=[.BR53]-[.BV53]" office:value-type="float" office:value="1198" calcext:value-type="float">
            <text:p>1198</text:p>
          </table:table-cell>
          <table:table-cell table:formula="of:=[.CA53]/[.BR53]" office:value-type="float" office:value="0.2995" calcext:value-type="float">
            <text:p>0,29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228" calcext:value-type="float">
            <text:p>1228</text:p>
          </table:table-cell>
          <table:table-cell office:value-type="float" office:value="9.824" calcext:value-type="float">
            <text:p>9,824</text:p>
          </table:table-cell>
          <table:table-cell office:value-type="float" office:value="0.039453815261" calcext:value-type="float">
            <text:p>0,039453815261</text:p>
          </table:table-cell>
          <table:table-cell table:formula="of:=[.CD53]-[.CH53]" office:value-type="float" office:value="0" calcext:value-type="float">
            <text:p>0</text:p>
          </table:table-cell>
          <table:table-cell table:formula="of:=[.CL53]/[.CD53]" office:value-type="float" office:value="0" calcext:value-type="float">
            <text:p>0</text:p>
          </table:table-cell>
          <table:table-cell table:formula="of:=[.CE53]-[.CI53]" office:value-type="float" office:value="5022" calcext:value-type="float">
            <text:p>5022</text:p>
          </table:table-cell>
          <table:table-cell table:formula="of:=[.CN53]/[.CE53]" office:value-type="float" office:value="0.80352" calcext:value-type="float">
            <text:p>0,80352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30" calcext:value-type="float">
            <text:p>30</text:p>
          </table:table-cell>
          <table:table-cell table:style-name="ce29" office:value-type="float" office:value="12.7694280386086" calcext:value-type="float">
            <text:p>12,7694280386086</text:p>
          </table:table-cell>
          <table:table-cell office:value-type="float" office:value="8.6976585087565" calcext:value-type="float">
            <text:p>8,6976585087565</text:p>
          </table:table-cell>
          <table:table-cell office:value-type="float" office:value="0.8697658508756" calcext:value-type="float">
            <text:p>0,8697658508756</text:p>
          </table:table-cell>
          <table:table-cell office:value-type="float" office:value="100" calcext:value-type="float">
            <text:p>100</text:p>
          </table:table-cell>
          <table:table-cell office:value-type="float" office:value="11.3252769845799" calcext:value-type="float">
            <text:p>11,3252769845799</text:p>
          </table:table-cell>
          <table:table-cell office:value-type="float" office:value="14.2135790926373" calcext:value-type="float">
            <text:p>14,2135790926373</text:p>
          </table:table-cell>
          <table:table-cell office:value-type="float" office:value="11.0436235817948" calcext:value-type="float">
            <text:p>11,0436235817948</text:p>
          </table:table-cell>
          <table:table-cell office:value-type="float" office:value="14.4952324954224" calcext:value-type="float">
            <text:p>14,4952324954224</text:p>
          </table:table-cell>
          <table:table-cell office:value-type="float" office:value="10.4850690318596" calcext:value-type="float">
            <text:p>10,4850690318596</text:p>
          </table:table-cell>
          <table:table-cell office:value-type="float" office:value="15.0537870453576" calcext:value-type="float">
            <text:p>15,0537870453576</text:p>
          </table:table-cell>
          <table:table-cell office:value-type="float" office:value="1" calcext:value-type="float">
            <text:p>1</text:p>
          </table:table-cell>
          <table:table-cell office:value-type="float" office:value="10.5266666667" calcext:value-type="float">
            <text:p>10,5266666667</text:p>
          </table:table-cell>
          <table:table-cell office:value-type="float" office:value="28.76" calcext:value-type="float">
            <text:p>28,7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.20512820513" calcext:value-type="float">
            <text:p>2,20512820513</text:p>
          </table:table-cell>
          <table:table-cell office:value-type="float" office:value="0.0580296896086" calcext:value-type="float">
            <text:p>0,0580296896086</text:p>
          </table:table-cell>
          <table:table-cell table:formula="of:=[.AD54]-[.AH54]" office:value-type="float" office:value="11" calcext:value-type="float">
            <text:p>11</text:p>
          </table:table-cell>
          <table:table-cell table:formula="of:=[.AL54]/[.AD54]" office:value-type="float" office:value="0.22" calcext:value-type="float">
            <text:p>0,22</text:p>
          </table:table-cell>
          <table:table-cell table:formula="of:=[.AE54]-[.AI54]" office:value-type="float" office:value="207" calcext:value-type="float">
            <text:p>207</text:p>
          </table:table-cell>
          <table:table-cell table:formula="of:=[.AN54]/[.AE54]" office:value-type="float" office:value="0.828" calcext:value-type="float">
            <text:p>0,8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71" calcext:value-type="float">
            <text:p>771</text:p>
          </table:table-cell>
          <table:table-cell office:value-type="float" office:value="15.42" calcext:value-type="float">
            <text:p>15,42</text:p>
          </table:table-cell>
          <table:table-cell office:value-type="float" office:value="0.155757575758" calcext:value-type="float">
            <text:p>0,155757575758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229" calcext:value-type="float">
            <text:p>229</text:p>
          </table:table-cell>
          <table:table-cell table:formula="of:=[.BA54]/[.AR54]" office:value-type="float" office:value="0.229" calcext:value-type="float">
            <text:p>0,2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38" calcext:value-type="float">
            <text:p>1738</text:p>
          </table:table-cell>
          <table:table-cell office:value-type="float" office:value="23.1733333333" calcext:value-type="float">
            <text:p>23,1733333333</text:p>
          </table:table-cell>
          <table:table-cell office:value-type="float" office:value="0.155525727069" calcext:value-type="float">
            <text:p>0,155525727069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512" calcext:value-type="float">
            <text:p>512</text:p>
          </table:table-cell>
          <table:table-cell table:formula="of:=[.BN54]/[.BE54]" office:value-type="float" office:value="0.227555555555556" calcext:value-type="float">
            <text:p>0,227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9.89" calcext:value-type="float">
            <text:p>9,89</text:p>
          </table:table-cell>
          <table:table-cell office:value-type="float" office:value="0.0496984924623" calcext:value-type="float">
            <text:p>0,0496984924623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3011" calcext:value-type="float">
            <text:p>3011</text:p>
          </table:table-cell>
          <table:table-cell table:formula="of:=[.CA54]/[.BR54]" office:value-type="float" office:value="0.75275" calcext:value-type="float">
            <text:p>0,75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0808823529412" calcext:value-type="float">
            <text:p>0,0808823529412</text:p>
          </table:table-cell>
          <table:table-cell table:formula="of:=[.CD54]-[.CH54]" office:value-type="float" office:value="233" calcext:value-type="float">
            <text:p>233</text:p>
          </table:table-cell>
          <table:table-cell table:formula="of:=[.CL54]/[.CD54]" office:value-type="float" office:value="0.932" calcext:value-type="float">
            <text:p>0,932</text:p>
          </table:table-cell>
          <table:table-cell table:formula="of:=[.CE54]-[.CI54]" office:value-type="float" office:value="6239" calcext:value-type="float">
            <text:p>6239</text:p>
          </table:table-cell>
          <table:table-cell table:formula="of:=[.CN54]/[.CE54]" office:value-type="float" office:value="0.99824" calcext:value-type="float">
            <text:p>0,9982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40" calcext:value-type="float">
            <text:p>40</text:p>
          </table:table-cell>
          <table:table-cell table:style-name="ce29" office:value-type="float" office:value="18.0523548955654" calcext:value-type="float">
            <text:p>18,0523548955654</text:p>
          </table:table-cell>
          <table:table-cell office:value-type="float" office:value="10.7330939462166" calcext:value-type="float">
            <text:p>10,7330939462166</text:p>
          </table:table-cell>
          <table:table-cell office:value-type="float" office:value="1.0733093946217" calcext:value-type="float">
            <text:p>1,0733093946217</text:p>
          </table:table-cell>
          <table:table-cell office:value-type="float" office:value="100" calcext:value-type="float">
            <text:p>100</text:p>
          </table:table-cell>
          <table:table-cell office:value-type="float" office:value="16.270242052228" calcext:value-type="float">
            <text:p>16,270242052228</text:p>
          </table:table-cell>
          <table:table-cell office:value-type="float" office:value="19.8344677389028" calcext:value-type="float">
            <text:p>19,8344677389028</text:p>
          </table:table-cell>
          <table:table-cell office:value-type="float" office:value="15.9226758159449" calcext:value-type="float">
            <text:p>15,9226758159449</text:p>
          </table:table-cell>
          <table:table-cell office:value-type="float" office:value="20.1820339751859" calcext:value-type="float">
            <text:p>20,1820339751859</text:p>
          </table:table-cell>
          <table:table-cell office:value-type="float" office:value="15.2334077270097" calcext:value-type="float">
            <text:p>15,2334077270097</text:p>
          </table:table-cell>
          <table:table-cell office:value-type="float" office:value="20.8713020641211" calcext:value-type="float">
            <text:p>20,8713020641211</text:p>
          </table:table-cell>
          <table:table-cell office:value-type="float" office:value="1" calcext:value-type="float">
            <text:p>1</text:p>
          </table:table-cell>
          <table:table-cell office:value-type="float" office:value="17.58" calcext:value-type="float">
            <text:p>17,58</text:p>
          </table:table-cell>
          <table:table-cell office:value-type="float" office:value="39.06" calcext:value-type="float">
            <text:p>39,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5.55102040816" calcext:value-type="float">
            <text:p>5,55102040816</text:p>
          </table:table-cell>
          <table:table-cell office:value-type="float" office:value="0.115646258503" calcext:value-type="float">
            <text:p>0,115646258503</text:p>
          </table:table-cell>
          <table:table-cell table:formula="of:=[.AD55]-[.AH55]" office:value-type="float" office:value="1" calcext:value-type="float">
            <text:p>1</text:p>
          </table:table-cell>
          <table:table-cell table:formula="of:=[.AL55]/[.AD55]" office:value-type="float" office:value="0.02" calcext:value-type="float">
            <text:p>0,02</text:p>
          </table:table-cell>
          <table:table-cell table:formula="of:=[.AE55]-[.AI55]" office:value-type="float" office:value="114" calcext:value-type="float">
            <text:p>114</text:p>
          </table:table-cell>
          <table:table-cell table:formula="of:=[.AN55]/[.AE55]" office:value-type="float" office:value="0.456" calcext:value-type="float">
            <text:p>0,4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3.76" calcext:value-type="float">
            <text:p>3,76</text:p>
          </table:table-cell>
          <table:table-cell office:value-type="float" office:value="0.0508108108108" calcext:value-type="float">
            <text:p>0,0508108108108</text:p>
          </table:table-cell>
          <table:table-cell table:formula="of:=[.AQ55]-[.AU55]" office:value-type="float" office:value="25" calcext:value-type="float">
            <text:p>25</text:p>
          </table:table-cell>
          <table:table-cell table:formula="of:=[.AY55]/[.AQ55]" office:value-type="float" office:value="0.25" calcext:value-type="float">
            <text:p>0,25</text:p>
          </table:table-cell>
          <table:table-cell table:formula="of:=[.AR55]-[.AV55]" office:value-type="float" office:value="859" calcext:value-type="float">
            <text:p>859</text:p>
          </table:table-cell>
          <table:table-cell table:formula="of:=[.BA55]/[.AR55]" office:value-type="float" office:value="0.859" calcext:value-type="float">
            <text:p>0,8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48" calcext:value-type="float">
            <text:p>1948</text:p>
          </table:table-cell>
          <table:table-cell office:value-type="float" office:value="25.9733333333" calcext:value-type="float">
            <text:p>25,9733333333</text:p>
          </table:table-cell>
          <table:table-cell office:value-type="float" office:value="0.174317673378" calcext:value-type="float">
            <text:p>0,174317673378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302" calcext:value-type="float">
            <text:p>302</text:p>
          </table:table-cell>
          <table:table-cell table:formula="of:=[.BN55]/[.BE55]" office:value-type="float" office:value="0.134222222222222" calcext:value-type="float">
            <text:p>0,134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8" calcext:value-type="float">
            <text:p>198</text:p>
          </table:table-cell>
          <table:table-cell office:value-type="float" office:value="1235" calcext:value-type="float">
            <text:p>1235</text:p>
          </table:table-cell>
          <table:table-cell office:value-type="float" office:value="12.4747474747" calcext:value-type="float">
            <text:p>12,4747474747</text:p>
          </table:table-cell>
          <table:table-cell office:value-type="float" office:value="0.0633235912424" calcext:value-type="float">
            <text:p>0,0633235912424</text:p>
          </table:table-cell>
          <table:table-cell table:formula="of:=[.BQ55]-[.BU55]" office:value-type="float" office:value="2" calcext:value-type="float">
            <text:p>2</text:p>
          </table:table-cell>
          <table:table-cell table:formula="of:=[.BY55]/[.BQ55]" office:value-type="float" office:value="0.01" calcext:value-type="float">
            <text:p>0,01</text:p>
          </table:table-cell>
          <table:table-cell table:formula="of:=[.BR55]-[.BV55]" office:value-type="float" office:value="2765" calcext:value-type="float">
            <text:p>2765</text:p>
          </table:table-cell>
          <table:table-cell table:formula="of:=[.CA55]/[.BR55]" office:value-type="float" office:value="0.69125" calcext:value-type="float">
            <text:p>0,6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0" calcext:value-type="float">
            <text:p>240</text:p>
          </table:table-cell>
          <table:table-cell office:value-type="float" office:value="1221" calcext:value-type="float">
            <text:p>1221</text:p>
          </table:table-cell>
          <table:table-cell office:value-type="float" office:value="10.175" calcext:value-type="float">
            <text:p>10,175</text:p>
          </table:table-cell>
          <table:table-cell office:value-type="float" office:value="0.0425732217573" calcext:value-type="float">
            <text:p>0,0425732217573</text:p>
          </table:table-cell>
          <table:table-cell table:formula="of:=[.CD55]-[.CH55]" office:value-type="float" office:value="10" calcext:value-type="float">
            <text:p>10</text:p>
          </table:table-cell>
          <table:table-cell table:formula="of:=[.CL55]/[.CD55]" office:value-type="float" office:value="0.04" calcext:value-type="float">
            <text:p>0,04</text:p>
          </table:table-cell>
          <table:table-cell table:formula="of:=[.CE55]-[.CI55]" office:value-type="float" office:value="5029" calcext:value-type="float">
            <text:p>5029</text:p>
          </table:table-cell>
          <table:table-cell table:formula="of:=[.CN55]/[.CE55]" office:value-type="float" office:value="0.80464" calcext:value-type="float">
            <text:p>0,80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" table:style-name="ce30" office:value-type="float" office:value="50" calcext:value-type="float">
            <text:p>50</text:p>
          </table:table-cell>
          <table:table-cell table:style-name="ce29" office:value-type="float" office:value="23.6726824530577" calcext:value-type="float">
            <text:p>23,6726824530577</text:p>
          </table:table-cell>
          <table:table-cell office:value-type="float" office:value="13.8256282952625" calcext:value-type="float">
            <text:p>13,8256282952625</text:p>
          </table:table-cell>
          <table:table-cell office:value-type="float" office:value="1.3825628295262" calcext:value-type="float">
            <text:p>1,3825628295262</text:p>
          </table:table-cell>
          <table:table-cell office:value-type="float" office:value="100" calcext:value-type="float">
            <text:p>100</text:p>
          </table:table-cell>
          <table:table-cell office:value-type="float" office:value="21.3770881094638" calcext:value-type="float">
            <text:p>21,3770881094638</text:p>
          </table:table-cell>
          <table:table-cell office:value-type="float" office:value="25.9682767966516" calcext:value-type="float">
            <text:p>25,9682767966516</text:p>
          </table:table-cell>
          <table:table-cell office:value-type="float" office:value="20.9293773547725" calcext:value-type="float">
            <text:p>20,9293773547725</text:p>
          </table:table-cell>
          <table:table-cell office:value-type="float" office:value="26.4159875513429" calcext:value-type="float">
            <text:p>26,4159875513429</text:p>
          </table:table-cell>
          <table:table-cell office:value-type="float" office:value="20.0415099382423" calcext:value-type="float">
            <text:p>20,0415099382423</text:p>
          </table:table-cell>
          <table:table-cell office:value-type="float" office:value="27.3038549678731" calcext:value-type="float">
            <text:p>27,3038549678731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21.9491612903" calcext:value-type="float">
            <text:p>21,949161290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office:value-type="float" office:value="5.79166666667" calcext:value-type="float">
            <text:p>5,79166666667</text:p>
          </table:table-cell>
          <table:table-cell office:value-type="float" office:value="0.123226950355" calcext:value-type="float">
            <text:p>0,123226950355</text:p>
          </table:table-cell>
          <table:table-cell table:formula="of:=[.AD56]-[.AH56]" office:value-type="float" office:value="2" calcext:value-type="float">
            <text:p>2</text:p>
          </table:table-cell>
          <table:table-cell table:formula="of:=[.AL56]/[.AD56]" office:value-type="float" office:value="0.04" calcext:value-type="float">
            <text:p>0,04</text:p>
          </table:table-cell>
          <table:table-cell table:formula="of:=[.AE56]-[.AI56]" office:value-type="float" office:value="111" calcext:value-type="float">
            <text:p>111</text:p>
          </table:table-cell>
          <table:table-cell table:formula="of:=[.AN56]/[.AE56]" office:value-type="float" office:value="0.444" calcext:value-type="float">
            <text:p>0,4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office:value-type="float" office:value="3.55789473684" calcext:value-type="float">
            <text:p>3,55789473684</text:p>
          </table:table-cell>
          <table:table-cell office:value-type="float" office:value="0.037849944009" calcext:value-type="float">
            <text:p>0,037849944009</text:p>
          </table:table-cell>
          <table:table-cell table:formula="of:=[.AQ56]-[.AU56]" office:value-type="float" office:value="5" calcext:value-type="float">
            <text:p>5</text:p>
          </table:table-cell>
          <table:table-cell table:formula="of:=[.AY56]/[.AQ56]" office:value-type="float" office:value="0.05" calcext:value-type="float">
            <text:p>0,05</text:p>
          </table:table-cell>
          <table:table-cell table:formula="of:=[.AR56]-[.AV56]" office:value-type="float" office:value="831" calcext:value-type="float">
            <text:p>831</text:p>
          </table:table-cell>
          <table:table-cell table:formula="of:=[.BA56]/[.AR56]" office:value-type="float" office:value="0.831" calcext:value-type="float">
            <text:p>0,8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.47222222222" calcext:value-type="float">
            <text:p>1,47222222222</text:p>
          </table:table-cell>
          <table:table-cell office:value-type="float" office:value="0.0207355242567" calcext:value-type="float">
            <text:p>0,0207355242567</text:p>
          </table:table-cell>
          <table:table-cell table:formula="of:=[.BD56]-[.BH56]" office:value-type="float" office:value="78" calcext:value-type="float">
            <text:p>78</text:p>
          </table:table-cell>
          <table:table-cell table:formula="of:=[.BL56]/[.BD56]" office:value-type="float" office:value="0.52" calcext:value-type="float">
            <text:p>0,52</text:p>
          </table:table-cell>
          <table:table-cell table:formula="of:=[.BE56]-[.BI56]" office:value-type="float" office:value="2197" calcext:value-type="float">
            <text:p>2197</text:p>
          </table:table-cell>
          <table:table-cell table:formula="of:=[.BN56]/[.BE56]" office:value-type="float" office:value="0.976444444444444" calcext:value-type="float">
            <text:p>0,976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55" calcext:value-type="float">
            <text:p>2255</text:p>
          </table:table-cell>
          <table:table-cell office:value-type="float" office:value="22.55" calcext:value-type="float">
            <text:p>22,55</text:p>
          </table:table-cell>
          <table:table-cell office:value-type="float" office:value="0.113316582915" calcext:value-type="float">
            <text:p>0,113316582915</text:p>
          </table:table-cell>
          <table:table-cell table:formula="of:=[.BQ56]-[.BU56]" office:value-type="float" office:value="0" calcext:value-type="float">
            <text:p>0</text:p>
          </table:table-cell>
          <table:table-cell table:formula="of:=[.BY56]/[.BQ56]" office:value-type="float" office:value="0" calcext:value-type="float">
            <text:p>0</text:p>
          </table:table-cell>
          <table:table-cell table:formula="of:=[.BR56]-[.BV56]" office:value-type="float" office:value="1745" calcext:value-type="float">
            <text:p>1745</text:p>
          </table:table-cell>
          <table:table-cell table:formula="of:=[.CA56]/[.BR56]" office:value-type="float" office:value="0.43625" calcext:value-type="float">
            <text:p>0,43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39" calcext:value-type="float">
            <text:p>1839</text:p>
          </table:table-cell>
          <table:table-cell office:value-type="float" office:value="14.712" calcext:value-type="float">
            <text:p>14,712</text:p>
          </table:table-cell>
          <table:table-cell office:value-type="float" office:value="0.0590843373494" calcext:value-type="float">
            <text:p>0,0590843373494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4411" calcext:value-type="float">
            <text:p>4411</text:p>
          </table:table-cell>
          <table:table-cell table:formula="of:=[.CN56]/[.CE56]" office:value-type="float" office:value="0.70576" calcext:value-type="float">
            <text:p>0,7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4.48" calcext:value-type="float">
            <text:p>4,48</text:p>
          </table:table-cell>
          <table:table-cell office:value-type="float" office:value="0.0914285714286" calcext:value-type="float">
            <text:p>0,0914285714286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138" calcext:value-type="float">
            <text:p>138</text:p>
          </table:table-cell>
          <table:table-cell table:formula="of:=[.AN57]/[.AE57]" office:value-type="float" office:value="0.552" calcext:value-type="float">
            <text:p>0,5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35" calcext:value-type="float">
            <text:p>935</text:p>
          </table:table-cell>
          <table:table-cell office:value-type="float" office:value="18.7" calcext:value-type="float">
            <text:p>18,7</text:p>
          </table:table-cell>
          <table:table-cell office:value-type="float" office:value="0.188888888889" calcext:value-type="float">
            <text:p>0,188888888889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65" calcext:value-type="float">
            <text:p>65</text:p>
          </table:table-cell>
          <table:table-cell table:formula="of:=[.BA57]/[.AR57]" office:value-type="float" office:value="0.065" calcext:value-type="float">
            <text:p>0,0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1782" calcext:value-type="float">
            <text:p>1782</text:p>
          </table:table-cell>
          <table:table-cell office:value-type="float" office:value="23.9194630872" calcext:value-type="float">
            <text:p>23,9194630872</text:p>
          </table:table-cell>
          <table:table-cell office:value-type="float" office:value="0.161617993833" calcext:value-type="float">
            <text:p>0,161617993833</text:p>
          </table:table-cell>
          <table:table-cell table:formula="of:=[.BD57]-[.BH57]" office:value-type="float" office:value="1" calcext:value-type="float">
            <text:p>1</text:p>
          </table:table-cell>
          <table:table-cell table:formula="of:=[.BL57]/[.BD57]" office:value-type="float" office:value="0.00666666666666667" calcext:value-type="float">
            <text:p>0,006666666666667</text:p>
          </table:table-cell>
          <table:table-cell table:formula="of:=[.BE57]-[.BI57]" office:value-type="float" office:value="468" calcext:value-type="float">
            <text:p>468</text:p>
          </table:table-cell>
          <table:table-cell table:formula="of:=[.BN57]/[.BE57]" office:value-type="float" office:value="0.208" calcext:value-type="float">
            <text:p>0,2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543" calcext:value-type="float">
            <text:p>1543</text:p>
          </table:table-cell>
          <table:table-cell office:value-type="float" office:value="15.43" calcext:value-type="float">
            <text:p>15,43</text:p>
          </table:table-cell>
          <table:table-cell office:value-type="float" office:value="0.0775376884422" calcext:value-type="float">
            <text:p>0,0775376884422</text:p>
          </table:table-cell>
          <table:table-cell table:formula="of:=[.BQ57]-[.BU57]" office:value-type="float" office:value="0" calcext:value-type="float">
            <text:p>0</text:p>
          </table:table-cell>
          <table:table-cell table:formula="of:=[.BY57]/[.BQ57]" office:value-type="float" office:value="0" calcext:value-type="float">
            <text:p>0</text:p>
          </table:table-cell>
          <table:table-cell table:formula="of:=[.BR57]-[.BV57]" office:value-type="float" office:value="2457" calcext:value-type="float">
            <text:p>2457</text:p>
          </table:table-cell>
          <table:table-cell table:formula="of:=[.CA57]/[.BR57]" office:value-type="float" office:value="0.61425" calcext:value-type="float">
            <text:p>0,61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025" calcext:value-type="float">
            <text:p>4025</text:p>
          </table:table-cell>
          <table:table-cell office:value-type="float" office:value="32.2" calcext:value-type="float">
            <text:p>32,2</text:p>
          </table:table-cell>
          <table:table-cell office:value-type="float" office:value="0.129317269076" calcext:value-type="float">
            <text:p>0,129317269076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2225" calcext:value-type="float">
            <text:p>2225</text:p>
          </table:table-cell>
          <table:table-cell table:formula="of:=[.CN57]/[.CE57]" office:value-type="float" office:value="0.356" calcext:value-type="float">
            <text:p>0,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.28205128205" calcext:value-type="float">
            <text:p>3,28205128205</text:p>
          </table:table-cell>
          <table:table-cell office:value-type="float" office:value="0.0863697705803" calcext:value-type="float">
            <text:p>0,0863697705803</text:p>
          </table:table-cell>
          <table:table-cell table:formula="of:=[.AD58]-[.AH58]" office:value-type="float" office:value="11" calcext:value-type="float">
            <text:p>11</text:p>
          </table:table-cell>
          <table:table-cell table:formula="of:=[.AL58]/[.AD58]" office:value-type="float" office:value="0.22" calcext:value-type="float">
            <text:p>0,22</text:p>
          </table:table-cell>
          <table:table-cell table:formula="of:=[.AE58]-[.AI58]" office:value-type="float" office:value="186" calcext:value-type="float">
            <text:p>186</text:p>
          </table:table-cell>
          <table:table-cell table:formula="of:=[.AN58]/[.AE58]" office:value-type="float" office:value="0.744" calcext:value-type="float">
            <text:p>0,7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3.82456140351" calcext:value-type="float">
            <text:p>3,82456140351</text:p>
          </table:table-cell>
          <table:table-cell office:value-type="float" office:value="0.0682957393484" calcext:value-type="float">
            <text:p>0,0682957393484</text:p>
          </table:table-cell>
          <table:table-cell table:formula="of:=[.AQ58]-[.AU58]" office:value-type="float" office:value="43" calcext:value-type="float">
            <text:p>43</text:p>
          </table:table-cell>
          <table:table-cell table:formula="of:=[.AY58]/[.AQ58]" office:value-type="float" office:value="0.43" calcext:value-type="float">
            <text:p>0,43</text:p>
          </table:table-cell>
          <table:table-cell table:formula="of:=[.AR58]-[.AV58]" office:value-type="float" office:value="891" calcext:value-type="float">
            <text:p>891</text:p>
          </table:table-cell>
          <table:table-cell table:formula="of:=[.BA58]/[.AR58]" office:value-type="float" office:value="0.891" calcext:value-type="float">
            <text:p>0,8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389" calcext:value-type="float">
            <text:p>1389</text:p>
          </table:table-cell>
          <table:table-cell office:value-type="float" office:value="18.52" calcext:value-type="float">
            <text:p>18,52</text:p>
          </table:table-cell>
          <table:table-cell office:value-type="float" office:value="0.124295302013" calcext:value-type="float">
            <text:p>0,124295302013</text:p>
          </table:table-cell>
          <table:table-cell table:formula="of:=[.BD58]-[.BH58]" office:value-type="float" office:value="0" calcext:value-type="float">
            <text:p>0</text:p>
          </table:table-cell>
          <table:table-cell table:formula="of:=[.BL58]/[.BD58]" office:value-type="float" office:value="0" calcext:value-type="float">
            <text:p>0</text:p>
          </table:table-cell>
          <table:table-cell table:formula="of:=[.BE58]-[.BI58]" office:value-type="float" office:value="861" calcext:value-type="float">
            <text:p>861</text:p>
          </table:table-cell>
          <table:table-cell table:formula="of:=[.BN58]/[.BE58]" office:value-type="float" office:value="0.382666666666667" calcext:value-type="float">
            <text:p>0,382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53" calcext:value-type="float">
            <text:p>2153</text:p>
          </table:table-cell>
          <table:table-cell office:value-type="float" office:value="21.53" calcext:value-type="float">
            <text:p>21,53</text:p>
          </table:table-cell>
          <table:table-cell office:value-type="float" office:value="0.108190954774" calcext:value-type="float">
            <text:p>0,108190954774</text:p>
          </table:table-cell>
          <table:table-cell table:formula="of:=[.BQ58]-[.BU58]" office:value-type="float" office:value="0" calcext:value-type="float">
            <text:p>0</text:p>
          </table:table-cell>
          <table:table-cell table:formula="of:=[.BY58]/[.BQ58]" office:value-type="float" office:value="0" calcext:value-type="float">
            <text:p>0</text:p>
          </table:table-cell>
          <table:table-cell table:formula="of:=[.BR58]-[.BV58]" office:value-type="float" office:value="1847" calcext:value-type="float">
            <text:p>1847</text:p>
          </table:table-cell>
          <table:table-cell table:formula="of:=[.CA58]/[.BR58]" office:value-type="float" office:value="0.46175" calcext:value-type="float">
            <text:p>0,461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8" calcext:value-type="float">
            <text:p>248</text:p>
          </table:table-cell>
          <table:table-cell office:value-type="float" office:value="2303" calcext:value-type="float">
            <text:p>2303</text:p>
          </table:table-cell>
          <table:table-cell office:value-type="float" office:value="18.5725806452" calcext:value-type="float">
            <text:p>18,5725806452</text:p>
          </table:table-cell>
          <table:table-cell office:value-type="float" office:value="0.0751926341909" calcext:value-type="float">
            <text:p>0,0751926341909</text:p>
          </table:table-cell>
          <table:table-cell table:formula="of:=[.CD58]-[.CH58]" office:value-type="float" office:value="2" calcext:value-type="float">
            <text:p>2</text:p>
          </table:table-cell>
          <table:table-cell table:formula="of:=[.CL58]/[.CD58]" office:value-type="float" office:value="0.008" calcext:value-type="float">
            <text:p>0,008</text:p>
          </table:table-cell>
          <table:table-cell table:formula="of:=[.CE58]-[.CI58]" office:value-type="float" office:value="3947" calcext:value-type="float">
            <text:p>3947</text:p>
          </table:table-cell>
          <table:table-cell table:formula="of:=[.CN58]/[.CE58]" office:value-type="float" office:value="0.63152" calcext:value-type="float">
            <text:p>0,63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5.3023255814" calcext:value-type="float">
            <text:p>5,3023255814</text:p>
          </table:table-cell>
          <table:table-cell office:value-type="float" office:value="0.126245847176" calcext:value-type="float">
            <text:p>0,126245847176</text:p>
          </table:table-cell>
          <table:table-cell table:formula="of:=[.AD59]-[.AH59]" office:value-type="float" office:value="7" calcext:value-type="float">
            <text:p>7</text:p>
          </table:table-cell>
          <table:table-cell table:formula="of:=[.AL59]/[.AD59]" office:value-type="float" office:value="0.14" calcext:value-type="float">
            <text:p>0,14</text:p>
          </table:table-cell>
          <table:table-cell table:formula="of:=[.AE59]-[.AI59]" office:value-type="float" office:value="136" calcext:value-type="float">
            <text:p>136</text:p>
          </table:table-cell>
          <table:table-cell table:formula="of:=[.AN59]/[.AE59]" office:value-type="float" office:value="0.544" calcext:value-type="float">
            <text:p>0,5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.76" calcext:value-type="float">
            <text:p>7,76</text:p>
          </table:table-cell>
          <table:table-cell office:value-type="float" office:value="0.0783838383838" calcext:value-type="float">
            <text:p>0,0783838383838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612" calcext:value-type="float">
            <text:p>612</text:p>
          </table:table-cell>
          <table:table-cell table:formula="of:=[.BA59]/[.AR59]" office:value-type="float" office:value="0.612" calcext:value-type="float">
            <text:p>0,6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1" calcext:value-type="float">
            <text:p>131</text:p>
          </table:table-cell>
          <table:table-cell office:value-type="float" office:value="402" calcext:value-type="float">
            <text:p>402</text:p>
          </table:table-cell>
          <table:table-cell office:value-type="float" office:value="6.13740458015" calcext:value-type="float">
            <text:p>6,13740458015</text:p>
          </table:table-cell>
          <table:table-cell office:value-type="float" office:value="0.0472108044627" calcext:value-type="float">
            <text:p>0,0472108044627</text:p>
          </table:table-cell>
          <table:table-cell table:formula="of:=[.BD59]-[.BH59]" office:value-type="float" office:value="19" calcext:value-type="float">
            <text:p>19</text:p>
          </table:table-cell>
          <table:table-cell table:formula="of:=[.BL59]/[.BD59]" office:value-type="float" office:value="0.126666666666667" calcext:value-type="float">
            <text:p>0,126666666666667</text:p>
          </table:table-cell>
          <table:table-cell table:formula="of:=[.BE59]-[.BI59]" office:value-type="float" office:value="1848" calcext:value-type="float">
            <text:p>1848</text:p>
          </table:table-cell>
          <table:table-cell table:formula="of:=[.BN59]/[.BE59]" office:value-type="float" office:value="0.821333333333333" calcext:value-type="float">
            <text:p>0,82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49" calcext:value-type="float">
            <text:p>149</text:p>
          </table:table-cell>
          <table:table-cell office:value-type="float" office:value="472" calcext:value-type="float">
            <text:p>472</text:p>
          </table:table-cell>
          <table:table-cell office:value-type="float" office:value="6.3355704698" calcext:value-type="float">
            <text:p>6,3355704698</text:p>
          </table:table-cell>
          <table:table-cell office:value-type="float" office:value="0.0428079085797" calcext:value-type="float">
            <text:p>0,0428079085797</text:p>
          </table:table-cell>
          <table:table-cell table:formula="of:=[.BQ59]-[.BU59]" office:value-type="float" office:value="51" calcext:value-type="float">
            <text:p>51</text:p>
          </table:table-cell>
          <table:table-cell table:formula="of:=[.BY59]/[.BQ59]" office:value-type="float" office:value="0.255" calcext:value-type="float">
            <text:p>0,255</text:p>
          </table:table-cell>
          <table:table-cell table:formula="of:=[.BR59]-[.BV59]" office:value-type="float" office:value="3528" calcext:value-type="float">
            <text:p>3528</text:p>
          </table:table-cell>
          <table:table-cell table:formula="of:=[.CA59]/[.BR59]" office:value-type="float" office:value="0.882" calcext:value-type="float">
            <text:p>0,88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208" calcext:value-type="float">
            <text:p>4208</text:p>
          </table:table-cell>
          <table:table-cell office:value-type="float" office:value="33.664" calcext:value-type="float">
            <text:p>33,664</text:p>
          </table:table-cell>
          <table:table-cell office:value-type="float" office:value="0.135196787149" calcext:value-type="float">
            <text:p>0,135196787149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2042" calcext:value-type="float">
            <text:p>2042</text:p>
          </table:table-cell>
          <table:table-cell table:formula="of:=[.CN59]/[.CE59]" office:value-type="float" office:value="0.32672" calcext:value-type="float">
            <text:p>0,32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7.48" calcext:value-type="float">
            <text:p>7,48</text:p>
          </table:table-cell>
          <table:table-cell office:value-type="float" office:value="0.152653061224" calcext:value-type="float">
            <text:p>0,152653061224</text:p>
          </table:table-cell>
          <table:table-cell table:formula="of:=[.AD60]-[.AH60]" office:value-type="float" office:value="0" calcext:value-type="float">
            <text:p>0</text:p>
          </table:table-cell>
          <table:table-cell table:formula="of:=[.AL60]/[.AD60]" office:value-type="float" office:value="0" calcext:value-type="float">
            <text:p>0</text:p>
          </table:table-cell>
          <table:table-cell table:formula="of:=[.AE60]-[.AI60]" office:value-type="float" office:value="63" calcext:value-type="float">
            <text:p>63</text:p>
          </table:table-cell>
          <table:table-cell table:formula="of:=[.AN60]/[.AE60]" office:value-type="float" office:value="0.252" calcext:value-type="float">
            <text:p>0,2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0869565217391" calcext:value-type="float">
            <text:p>0,0869565217391</text:p>
          </table:table-cell>
          <table:table-cell table:formula="of:=[.AQ60]-[.AU60]" office:value-type="float" office:value="76" calcext:value-type="float">
            <text:p>76</text:p>
          </table:table-cell>
          <table:table-cell table:formula="of:=[.AY60]/[.AQ60]" office:value-type="float" office:value="0.76" calcext:value-type="float">
            <text:p>0,76</text:p>
          </table:table-cell>
          <table:table-cell table:formula="of:=[.AR60]-[.AV60]" office:value-type="float" office:value="976" calcext:value-type="float">
            <text:p>976</text:p>
          </table:table-cell>
          <table:table-cell table:formula="of:=[.BA60]/[.AR60]" office:value-type="float" office:value="0.976" calcext:value-type="float">
            <text:p>0,9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760" calcext:value-type="float">
            <text:p>760</text:p>
          </table:table-cell>
          <table:table-cell office:value-type="float" office:value="10.1333333333" calcext:value-type="float">
            <text:p>10,1333333333</text:p>
          </table:table-cell>
          <table:table-cell office:value-type="float" office:value="0.0680089485459" calcext:value-type="float">
            <text:p>0,0680089485459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1490" calcext:value-type="float">
            <text:p>1490</text:p>
          </table:table-cell>
          <table:table-cell table:formula="of:=[.BN60]/[.BE60]" office:value-type="float" office:value="0.662222222222222" calcext:value-type="float">
            <text:p>0,66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042" calcext:value-type="float">
            <text:p>1042</text:p>
          </table:table-cell>
          <table:table-cell office:value-type="float" office:value="10.42" calcext:value-type="float">
            <text:p>10,42</text:p>
          </table:table-cell>
          <table:table-cell office:value-type="float" office:value="0.0523618090452" calcext:value-type="float">
            <text:p>0,0523618090452</text:p>
          </table:table-cell>
          <table:table-cell table:formula="of:=[.BQ60]-[.BU60]" office:value-type="float" office:value="0" calcext:value-type="float">
            <text:p>0</text:p>
          </table:table-cell>
          <table:table-cell table:formula="of:=[.BY60]/[.BQ60]" office:value-type="float" office:value="0" calcext:value-type="float">
            <text:p>0</text:p>
          </table:table-cell>
          <table:table-cell table:formula="of:=[.BR60]-[.BV60]" office:value-type="float" office:value="2958" calcext:value-type="float">
            <text:p>2958</text:p>
          </table:table-cell>
          <table:table-cell table:formula="of:=[.CA60]/[.BR60]" office:value-type="float" office:value="0.7395" calcext:value-type="float">
            <text:p>0,73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453" calcext:value-type="float">
            <text:p>3453</text:p>
          </table:table-cell>
          <table:table-cell office:value-type="float" office:value="27.624" calcext:value-type="float">
            <text:p>27,624</text:p>
          </table:table-cell>
          <table:table-cell office:value-type="float" office:value="0.110939759036" calcext:value-type="float">
            <text:p>0,110939759036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2797" calcext:value-type="float">
            <text:p>2797</text:p>
          </table:table-cell>
          <table:table-cell table:formula="of:=[.CN60]/[.CE60]" office:value-type="float" office:value="0.44752" calcext:value-type="float">
            <text:p>0,44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office:value-type="float" office:value="9.44" calcext:value-type="float">
            <text:p>9,44</text:p>
          </table:table-cell>
          <table:table-cell office:value-type="float" office:value="0.192653061224" calcext:value-type="float">
            <text:p>0,192653061224</text:p>
          </table:table-cell>
          <table:table-cell table:formula="of:=[.AD61]-[.AH61]" office:value-type="float" office:value="0" calcext:value-type="float">
            <text:p>0</text:p>
          </table:table-cell>
          <table:table-cell table:formula="of:=[.AL61]/[.AD61]" office:value-type="float" office:value="0" calcext:value-type="float">
            <text:p>0</text:p>
          </table:table-cell>
          <table:table-cell table:formula="of:=[.AE61]-[.AI61]" office:value-type="float" office:value="14" calcext:value-type="float">
            <text:p>14</text:p>
          </table:table-cell>
          <table:table-cell table:formula="of:=[.AN61]/[.AE61]" office:value-type="float" office:value="0.056" calcext:value-type="float">
            <text:p>0,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1" calcext:value-type="float">
            <text:p>81</text:p>
          </table:table-cell>
          <table:table-cell office:value-type="float" office:value="229" calcext:value-type="float">
            <text:p>229</text:p>
          </table:table-cell>
          <table:table-cell office:value-type="float" office:value="5.65432098765" calcext:value-type="float">
            <text:p>5,65432098765</text:p>
          </table:table-cell>
          <table:table-cell office:value-type="float" office:value="0.0706790123457" calcext:value-type="float">
            <text:p>0,0706790123457</text:p>
          </table:table-cell>
          <table:table-cell table:formula="of:=[.AQ61]-[.AU61]" office:value-type="float" office:value="19" calcext:value-type="float">
            <text:p>19</text:p>
          </table:table-cell>
          <table:table-cell table:formula="of:=[.AY61]/[.AQ61]" office:value-type="float" office:value="0.19" calcext:value-type="float">
            <text:p>0,19</text:p>
          </table:table-cell>
          <table:table-cell table:formula="of:=[.AR61]-[.AV61]" office:value-type="float" office:value="771" calcext:value-type="float">
            <text:p>771</text:p>
          </table:table-cell>
          <table:table-cell table:formula="of:=[.BA61]/[.AR61]" office:value-type="float" office:value="0.771" calcext:value-type="float">
            <text:p>0,7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5" calcext:value-type="float">
            <text:p>145</text:p>
          </table:table-cell>
          <table:table-cell office:value-type="float" office:value="468" calcext:value-type="float">
            <text:p>468</text:p>
          </table:table-cell>
          <table:table-cell office:value-type="float" office:value="6.45517241379" calcext:value-type="float">
            <text:p>6,45517241379</text:p>
          </table:table-cell>
          <table:table-cell office:value-type="float" office:value="0.0448275862069" calcext:value-type="float">
            <text:p>0,0448275862069</text:p>
          </table:table-cell>
          <table:table-cell table:formula="of:=[.BD61]-[.BH61]" office:value-type="float" office:value="5" calcext:value-type="float">
            <text:p>5</text:p>
          </table:table-cell>
          <table:table-cell table:formula="of:=[.BL61]/[.BD61]" office:value-type="float" office:value="0.0333333333333333" calcext:value-type="float">
            <text:p>0,033333333333333</text:p>
          </table:table-cell>
          <table:table-cell table:formula="of:=[.BE61]-[.BI61]" office:value-type="float" office:value="1782" calcext:value-type="float">
            <text:p>1782</text:p>
          </table:table-cell>
          <table:table-cell table:formula="of:=[.BN61]/[.BE61]" office:value-type="float" office:value="0.792" calcext:value-type="float">
            <text:p>0,7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668" calcext:value-type="float">
            <text:p>2668</text:p>
          </table:table-cell>
          <table:table-cell office:value-type="float" office:value="26.68" calcext:value-type="float">
            <text:p>26,68</text:p>
          </table:table-cell>
          <table:table-cell office:value-type="float" office:value="0.134070351759" calcext:value-type="float">
            <text:p>0,134070351759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1332" calcext:value-type="float">
            <text:p>1332</text:p>
          </table:table-cell>
          <table:table-cell table:formula="of:=[.CA61]/[.BR61]" office:value-type="float" office:value="0.333" calcext:value-type="float">
            <text:p>0,3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39" calcext:value-type="float">
            <text:p>1839</text:p>
          </table:table-cell>
          <table:table-cell office:value-type="float" office:value="14.712" calcext:value-type="float">
            <text:p>14,712</text:p>
          </table:table-cell>
          <table:table-cell office:value-type="float" office:value="0.0590843373494" calcext:value-type="float">
            <text:p>0,0590843373494</text:p>
          </table:table-cell>
          <table:table-cell table:formula="of:=[.CD61]-[.CH61]" office:value-type="float" office:value="0" calcext:value-type="float">
            <text:p>0</text:p>
          </table:table-cell>
          <table:table-cell table:formula="of:=[.CL61]/[.CD61]" office:value-type="float" office:value="0" calcext:value-type="float">
            <text:p>0</text:p>
          </table:table-cell>
          <table:table-cell table:formula="of:=[.CE61]-[.CI61]" office:value-type="float" office:value="4411" calcext:value-type="float">
            <text:p>4411</text:p>
          </table:table-cell>
          <table:table-cell table:formula="of:=[.CN61]/[.CE61]" office:value-type="float" office:value="0.70576" calcext:value-type="float">
            <text:p>0,70576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.05882352941" calcext:value-type="float">
            <text:p>2,05882352941</text:p>
          </table:table-cell>
          <table:table-cell office:value-type="float" office:value="0.0623885918004" calcext:value-type="float">
            <text:p>0,0623885918004</text:p>
          </table:table-cell>
          <table:table-cell table:formula="of:=[.AD62]-[.AH62]" office:value-type="float" office:value="16" calcext:value-type="float">
            <text:p>16</text:p>
          </table:table-cell>
          <table:table-cell table:formula="of:=[.AL62]/[.AD62]" office:value-type="float" office:value="0.32" calcext:value-type="float">
            <text:p>0,32</text:p>
          </table:table-cell>
          <table:table-cell table:formula="of:=[.AE62]-[.AI62]" office:value-type="float" office:value="215" calcext:value-type="float">
            <text:p>215</text:p>
          </table:table-cell>
          <table:table-cell table:formula="of:=[.AN62]/[.AE62]" office:value-type="float" office:value="0.86" calcext:value-type="float">
            <text:p>0,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float" office:value="3.6170212766" calcext:value-type="float">
            <text:p>3,6170212766</text:p>
          </table:table-cell>
          <table:table-cell office:value-type="float" office:value="0.0388927018989" calcext:value-type="float">
            <text:p>0,0388927018989</text:p>
          </table:table-cell>
          <table:table-cell table:formula="of:=[.AQ62]-[.AU62]" office:value-type="float" office:value="6" calcext:value-type="float">
            <text:p>6</text:p>
          </table:table-cell>
          <table:table-cell table:formula="of:=[.AY62]/[.AQ62]" office:value-type="float" office:value="0.06" calcext:value-type="float">
            <text:p>0,06</text:p>
          </table:table-cell>
          <table:table-cell table:formula="of:=[.AR62]-[.AV62]" office:value-type="float" office:value="830" calcext:value-type="float">
            <text:p>830</text:p>
          </table:table-cell>
          <table:table-cell table:formula="of:=[.BA62]/[.AR62]" office:value-type="float" office:value="0.83" calcext:value-type="float">
            <text:p>0,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7" calcext:value-type="float">
            <text:p>137</text:p>
          </table:table-cell>
          <table:table-cell office:value-type="float" office:value="837" calcext:value-type="float">
            <text:p>837</text:p>
          </table:table-cell>
          <table:table-cell office:value-type="float" office:value="12.2189781022" calcext:value-type="float">
            <text:p>12,2189781022</text:p>
          </table:table-cell>
          <table:table-cell office:value-type="float" office:value="0.089845427222" calcext:value-type="float">
            <text:p>0,089845427222</text:p>
          </table:table-cell>
          <table:table-cell table:formula="of:=[.BD62]-[.BH62]" office:value-type="float" office:value="13" calcext:value-type="float">
            <text:p>13</text:p>
          </table:table-cell>
          <table:table-cell table:formula="of:=[.BL62]/[.BD62]" office:value-type="float" office:value="0.0866666666666667" calcext:value-type="float">
            <text:p>0,086666666666667</text:p>
          </table:table-cell>
          <table:table-cell table:formula="of:=[.BE62]-[.BI62]" office:value-type="float" office:value="1413" calcext:value-type="float">
            <text:p>1413</text:p>
          </table:table-cell>
          <table:table-cell table:formula="of:=[.BN62]/[.BE62]" office:value-type="float" office:value="0.628" calcext:value-type="float">
            <text:p>0,6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935" calcext:value-type="float">
            <text:p>1935</text:p>
          </table:table-cell>
          <table:table-cell office:value-type="float" office:value="19.35" calcext:value-type="float">
            <text:p>19,35</text:p>
          </table:table-cell>
          <table:table-cell office:value-type="float" office:value="0.0972361809045" calcext:value-type="float">
            <text:p>0,0972361809045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2065" calcext:value-type="float">
            <text:p>2065</text:p>
          </table:table-cell>
          <table:table-cell table:formula="of:=[.CA62]/[.BR62]" office:value-type="float" office:value="0.51625" calcext:value-type="float">
            <text:p>0,51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21" calcext:value-type="float">
            <text:p>221</text:p>
          </table:table-cell>
          <table:table-cell office:value-type="float" office:value="662" calcext:value-type="float">
            <text:p>662</text:p>
          </table:table-cell>
          <table:table-cell office:value-type="float" office:value="5.99095022624" calcext:value-type="float">
            <text:p>5,99095022624</text:p>
          </table:table-cell>
          <table:table-cell office:value-type="float" office:value="0.0272315919375" calcext:value-type="float">
            <text:p>0,0272315919375</text:p>
          </table:table-cell>
          <table:table-cell table:formula="of:=[.CD62]-[.CH62]" office:value-type="float" office:value="29" calcext:value-type="float">
            <text:p>29</text:p>
          </table:table-cell>
          <table:table-cell table:formula="of:=[.CL62]/[.CD62]" office:value-type="float" office:value="0.116" calcext:value-type="float">
            <text:p>0,116</text:p>
          </table:table-cell>
          <table:table-cell table:formula="of:=[.CE62]-[.CI62]" office:value-type="float" office:value="5588" calcext:value-type="float">
            <text:p>5588</text:p>
          </table:table-cell>
          <table:table-cell table:formula="of:=[.CN62]/[.CE62]" office:value-type="float" office:value="0.89408" calcext:value-type="float">
            <text:p>0,89408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3.48936170213" calcext:value-type="float">
            <text:p>3,48936170213</text:p>
          </table:table-cell>
          <table:table-cell office:value-type="float" office:value="0.0758556891767" calcext:value-type="float">
            <text:p>0,0758556891767</text:p>
          </table:table-cell>
          <table:table-cell table:formula="of:=[.AD63]-[.AH63]" office:value-type="float" office:value="3" calcext:value-type="float">
            <text:p>3</text:p>
          </table:table-cell>
          <table:table-cell table:formula="of:=[.AL63]/[.AD63]" office:value-type="float" office:value="0.06" calcext:value-type="float">
            <text:p>0,06</text:p>
          </table:table-cell>
          <table:table-cell table:formula="of:=[.AE63]-[.AI63]" office:value-type="float" office:value="168" calcext:value-type="float">
            <text:p>168</text:p>
          </table:table-cell>
          <table:table-cell table:formula="of:=[.AN63]/[.AE63]" office:value-type="float" office:value="0.672" calcext:value-type="float">
            <text:p>0,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16.1" calcext:value-type="float">
            <text:p>16,1</text:p>
          </table:table-cell>
          <table:table-cell office:value-type="float" office:value="0.162626262626" calcext:value-type="float">
            <text:p>0,162626262626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195" calcext:value-type="float">
            <text:p>195</text:p>
          </table:table-cell>
          <table:table-cell table:formula="of:=[.BA63]/[.AR63]" office:value-type="float" office:value="0.195" calcext:value-type="float">
            <text:p>0,1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8" calcext:value-type="float">
            <text:p>148</text:p>
          </table:table-cell>
          <table:table-cell office:value-type="float" office:value="825" calcext:value-type="float">
            <text:p>825</text:p>
          </table:table-cell>
          <table:table-cell office:value-type="float" office:value="11.1486486486" calcext:value-type="float">
            <text:p>11,1486486486</text:p>
          </table:table-cell>
          <table:table-cell office:value-type="float" office:value="0.0758411472697" calcext:value-type="float">
            <text:p>0,0758411472697</text:p>
          </table:table-cell>
          <table:table-cell table:formula="of:=[.BD63]-[.BH63]" office:value-type="float" office:value="2" calcext:value-type="float">
            <text:p>2</text:p>
          </table:table-cell>
          <table:table-cell table:formula="of:=[.BL63]/[.BD63]" office:value-type="float" office:value="0.0133333333333333" calcext:value-type="float">
            <text:p>0,013333333333333</text:p>
          </table:table-cell>
          <table:table-cell table:formula="of:=[.BE63]-[.BI63]" office:value-type="float" office:value="1425" calcext:value-type="float">
            <text:p>1425</text:p>
          </table:table-cell>
          <table:table-cell table:formula="of:=[.BN63]/[.BE63]" office:value-type="float" office:value="0.633333333333333" calcext:value-type="float">
            <text:p>0,6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243" calcext:value-type="float">
            <text:p>2243</text:p>
          </table:table-cell>
          <table:table-cell office:value-type="float" office:value="22.43" calcext:value-type="float">
            <text:p>22,43</text:p>
          </table:table-cell>
          <table:table-cell office:value-type="float" office:value="0.112713567839" calcext:value-type="float">
            <text:p>0,112713567839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1757" calcext:value-type="float">
            <text:p>1757</text:p>
          </table:table-cell>
          <table:table-cell table:formula="of:=[.CA63]/[.BR63]" office:value-type="float" office:value="0.43925" calcext:value-type="float">
            <text:p>0,43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8" calcext:value-type="float">
            <text:p>248</text:p>
          </table:table-cell>
          <table:table-cell office:value-type="float" office:value="2764" calcext:value-type="float">
            <text:p>2764</text:p>
          </table:table-cell>
          <table:table-cell office:value-type="float" office:value="22.2903225806" calcext:value-type="float">
            <text:p>22,2903225806</text:p>
          </table:table-cell>
          <table:table-cell office:value-type="float" office:value="0.0902442209743" calcext:value-type="float">
            <text:p>0,0902442209743</text:p>
          </table:table-cell>
          <table:table-cell table:formula="of:=[.CD63]-[.CH63]" office:value-type="float" office:value="2" calcext:value-type="float">
            <text:p>2</text:p>
          </table:table-cell>
          <table:table-cell table:formula="of:=[.CL63]/[.CD63]" office:value-type="float" office:value="0.008" calcext:value-type="float">
            <text:p>0,008</text:p>
          </table:table-cell>
          <table:table-cell table:formula="of:=[.CE63]-[.CI63]" office:value-type="float" office:value="3486" calcext:value-type="float">
            <text:p>3486</text:p>
          </table:table-cell>
          <table:table-cell table:formula="of:=[.CN63]/[.CE63]" office:value-type="float" office:value="0.55776" calcext:value-type="float">
            <text:p>0,55776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.36363636364" calcext:value-type="float">
            <text:p>2,36363636364</text:p>
          </table:table-cell>
          <table:table-cell office:value-type="float" office:value="0.236363636364" calcext:value-type="float">
            <text:p>0,236363636364</text:p>
          </table:table-cell>
          <table:table-cell table:formula="of:=[.AD64]-[.AH64]" office:value-type="float" office:value="39" calcext:value-type="float">
            <text:p>39</text:p>
          </table:table-cell>
          <table:table-cell table:formula="of:=[.AL64]/[.AD64]" office:value-type="float" office:value="0.78" calcext:value-type="float">
            <text:p>0,78</text:p>
          </table:table-cell>
          <table:table-cell table:formula="of:=[.AE64]-[.AI64]" office:value-type="float" office:value="237" calcext:value-type="float">
            <text:p>237</text:p>
          </table:table-cell>
          <table:table-cell table:formula="of:=[.AN64]/[.AE64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3.09333333333" calcext:value-type="float">
            <text:p>3,09333333333</text:p>
          </table:table-cell>
          <table:table-cell office:value-type="float" office:value="0.0418018018018" calcext:value-type="float">
            <text:p>0,0418018018018</text:p>
          </table:table-cell>
          <table:table-cell table:formula="of:=[.AQ64]-[.AU64]" office:value-type="float" office:value="25" calcext:value-type="float">
            <text:p>25</text:p>
          </table:table-cell>
          <table:table-cell table:formula="of:=[.AY64]/[.AQ64]" office:value-type="float" office:value="0.25" calcext:value-type="float">
            <text:p>0,25</text:p>
          </table:table-cell>
          <table:table-cell table:formula="of:=[.AR64]-[.AV64]" office:value-type="float" office:value="884" calcext:value-type="float">
            <text:p>884</text:p>
          </table:table-cell>
          <table:table-cell table:formula="of:=[.BA64]/[.AR64]" office:value-type="float" office:value="0.884" calcext:value-type="float">
            <text:p>0,8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2.54545454545" calcext:value-type="float">
            <text:p>2,54545454545</text:p>
          </table:table-cell>
          <table:table-cell office:value-type="float" office:value="0.0292580982236" calcext:value-type="float">
            <text:p>0,0292580982236</text:p>
          </table:table-cell>
          <table:table-cell table:formula="of:=[.BD64]-[.BH64]" office:value-type="float" office:value="62" calcext:value-type="float">
            <text:p>62</text:p>
          </table:table-cell>
          <table:table-cell table:formula="of:=[.BL64]/[.BD64]" office:value-type="float" office:value="0.413333333333333" calcext:value-type="float">
            <text:p>0,413333333333333</text:p>
          </table:table-cell>
          <table:table-cell table:formula="of:=[.BE64]-[.BI64]" office:value-type="float" office:value="2138" calcext:value-type="float">
            <text:p>2138</text:p>
          </table:table-cell>
          <table:table-cell table:formula="of:=[.BN64]/[.BE64]" office:value-type="float" office:value="0.950222222222222" calcext:value-type="float">
            <text:p>0,950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78" calcext:value-type="float">
            <text:p>2178</text:p>
          </table:table-cell>
          <table:table-cell office:value-type="float" office:value="21.78" calcext:value-type="float">
            <text:p>21,78</text:p>
          </table:table-cell>
          <table:table-cell office:value-type="float" office:value="0.109447236181" calcext:value-type="float">
            <text:p>0,109447236181</text:p>
          </table:table-cell>
          <table:table-cell table:formula="of:=[.BQ64]-[.BU64]" office:value-type="float" office:value="0" calcext:value-type="float">
            <text:p>0</text:p>
          </table:table-cell>
          <table:table-cell table:formula="of:=[.BY64]/[.BQ64]" office:value-type="float" office:value="0" calcext:value-type="float">
            <text:p>0</text:p>
          </table:table-cell>
          <table:table-cell table:formula="of:=[.BR64]-[.BV64]" office:value-type="float" office:value="1822" calcext:value-type="float">
            <text:p>1822</text:p>
          </table:table-cell>
          <table:table-cell table:formula="of:=[.CA64]/[.BR64]" office:value-type="float" office:value="0.4555" calcext:value-type="float">
            <text:p>0,45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519" calcext:value-type="float">
            <text:p>5519</text:p>
          </table:table-cell>
          <table:table-cell office:value-type="float" office:value="44.152" calcext:value-type="float">
            <text:p>44,152</text:p>
          </table:table-cell>
          <table:table-cell office:value-type="float" office:value="0.177317269076" calcext:value-type="float">
            <text:p>0,177317269076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731" calcext:value-type="float">
            <text:p>731</text:p>
          </table:table-cell>
          <table:table-cell table:formula="of:=[.CN64]/[.CE64]" office:value-type="float" office:value="0.11696" calcext:value-type="float">
            <text:p>0,11696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0492307692308" calcext:value-type="float">
            <text:p>0,0492307692308</text:p>
          </table:table-cell>
          <table:table-cell table:formula="of:=[.AD65]-[.AH65]" office:value-type="float" office:value="24" calcext:value-type="float">
            <text:p>24</text:p>
          </table:table-cell>
          <table:table-cell table:formula="of:=[.AL65]/[.AD65]" office:value-type="float" office:value="0.48" calcext:value-type="float">
            <text:p>0,48</text:p>
          </table:table-cell>
          <table:table-cell table:formula="of:=[.AE65]-[.AI65]" office:value-type="float" office:value="234" calcext:value-type="float">
            <text:p>234</text:p>
          </table:table-cell>
          <table:table-cell table:formula="of:=[.AN65]/[.AE65]" office:value-type="float" office:value="0.936" calcext:value-type="float">
            <text:p>0,9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77" calcext:value-type="float">
            <text:p>677</text:p>
          </table:table-cell>
          <table:table-cell office:value-type="float" office:value="13.54" calcext:value-type="float">
            <text:p>13,54</text:p>
          </table:table-cell>
          <table:table-cell office:value-type="float" office:value="0.136767676768" calcext:value-type="float">
            <text:p>0,136767676768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323" calcext:value-type="float">
            <text:p>323</text:p>
          </table:table-cell>
          <table:table-cell table:formula="of:=[.BA65]/[.AR65]" office:value-type="float" office:value="0.323" calcext:value-type="float">
            <text:p>0,3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470" calcext:value-type="float">
            <text:p>1470</text:p>
          </table:table-cell>
          <table:table-cell office:value-type="float" office:value="19.6" calcext:value-type="float">
            <text:p>19,6</text:p>
          </table:table-cell>
          <table:table-cell office:value-type="float" office:value="0.131543624161" calcext:value-type="float">
            <text:p>0,131543624161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780" calcext:value-type="float">
            <text:p>780</text:p>
          </table:table-cell>
          <table:table-cell table:formula="of:=[.BN65]/[.BE65]" office:value-type="float" office:value="0.346666666666667" calcext:value-type="float">
            <text:p>0,34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347" calcext:value-type="float">
            <text:p>1347</text:p>
          </table:table-cell>
          <table:table-cell office:value-type="float" office:value="13.47" calcext:value-type="float">
            <text:p>13,47</text:p>
          </table:table-cell>
          <table:table-cell office:value-type="float" office:value="0.0676884422111" calcext:value-type="float">
            <text:p>0,0676884422111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2653" calcext:value-type="float">
            <text:p>2653</text:p>
          </table:table-cell>
          <table:table-cell table:formula="of:=[.CA65]/[.BR65]" office:value-type="float" office:value="0.66325" calcext:value-type="float">
            <text:p>0,66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635" calcext:value-type="float">
            <text:p>3635</text:p>
          </table:table-cell>
          <table:table-cell office:value-type="float" office:value="29.08" calcext:value-type="float">
            <text:p>29,08</text:p>
          </table:table-cell>
          <table:table-cell office:value-type="float" office:value="0.116787148594" calcext:value-type="float">
            <text:p>0,116787148594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2615" calcext:value-type="float">
            <text:p>2615</text:p>
          </table:table-cell>
          <table:table-cell table:formula="of:=[.CN65]/[.CE65]" office:value-type="float" office:value="0.4184" calcext:value-type="float">
            <text:p>0,4184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AD66]-[.AH66]" office:value-type="float" office:value="46" calcext:value-type="float">
            <text:p>46</text:p>
          </table:table-cell>
          <table:table-cell table:formula="of:=[.AL66]/[.AD66]" office:value-type="float" office:value="0.92" calcext:value-type="float">
            <text:p>0,92</text:p>
          </table:table-cell>
          <table:table-cell table:formula="of:=[.AE66]-[.AI66]" office:value-type="float" office:value="247" calcext:value-type="float">
            <text:p>247</text:p>
          </table:table-cell>
          <table:table-cell table:formula="of:=[.AN66]/[.AE66]" office:value-type="float" office:value="0.988" calcext:value-type="float">
            <text:p>0,9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77" calcext:value-type="float">
            <text:p>877</text:p>
          </table:table-cell>
          <table:table-cell office:value-type="float" office:value="17.54" calcext:value-type="float">
            <text:p>17,54</text:p>
          </table:table-cell>
          <table:table-cell office:value-type="float" office:value="0.177171717172" calcext:value-type="float">
            <text:p>0,177171717172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123" calcext:value-type="float">
            <text:p>123</text:p>
          </table:table-cell>
          <table:table-cell table:formula="of:=[.BA66]/[.AR66]" office:value-type="float" office:value="0.123" calcext:value-type="float">
            <text:p>0,1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5.38356164384" calcext:value-type="float">
            <text:p>5,38356164384</text:p>
          </table:table-cell>
          <table:table-cell office:value-type="float" office:value="0.0371280113368" calcext:value-type="float">
            <text:p>0,0371280113368</text:p>
          </table:table-cell>
          <table:table-cell table:formula="of:=[.BD66]-[.BH66]" office:value-type="float" office:value="4" calcext:value-type="float">
            <text:p>4</text:p>
          </table:table-cell>
          <table:table-cell table:formula="of:=[.BL66]/[.BD66]" office:value-type="float" office:value="0.0266666666666667" calcext:value-type="float">
            <text:p>0,026666666666667</text:p>
          </table:table-cell>
          <table:table-cell table:formula="of:=[.BE66]-[.BI66]" office:value-type="float" office:value="1857" calcext:value-type="float">
            <text:p>1857</text:p>
          </table:table-cell>
          <table:table-cell table:formula="of:=[.BN66]/[.BE66]" office:value-type="float" office:value="0.825333333333333" calcext:value-type="float">
            <text:p>0,825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717" calcext:value-type="float">
            <text:p>717</text:p>
          </table:table-cell>
          <table:table-cell office:value-type="float" office:value="7.20603015075" calcext:value-type="float">
            <text:p>7,20603015075</text:p>
          </table:table-cell>
          <table:table-cell office:value-type="float" office:value="0.0363940916705" calcext:value-type="float">
            <text:p>0,0363940916705</text:p>
          </table:table-cell>
          <table:table-cell table:formula="of:=[.BQ66]-[.BU66]" office:value-type="float" office:value="1" calcext:value-type="float">
            <text:p>1</text:p>
          </table:table-cell>
          <table:table-cell table:formula="of:=[.BY66]/[.BQ66]" office:value-type="float" office:value="0.005" calcext:value-type="float">
            <text:p>0,005</text:p>
          </table:table-cell>
          <table:table-cell table:formula="of:=[.BR66]-[.BV66]" office:value-type="float" office:value="3283" calcext:value-type="float">
            <text:p>3283</text:p>
          </table:table-cell>
          <table:table-cell table:formula="of:=[.CA66]/[.BR66]" office:value-type="float" office:value="0.82075" calcext:value-type="float">
            <text:p>0,82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637" calcext:value-type="float">
            <text:p>2637</text:p>
          </table:table-cell>
          <table:table-cell office:value-type="float" office:value="21.096" calcext:value-type="float">
            <text:p>21,096</text:p>
          </table:table-cell>
          <table:table-cell office:value-type="float" office:value="0.0847228915663" calcext:value-type="float">
            <text:p>0,0847228915663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3613" calcext:value-type="float">
            <text:p>3613</text:p>
          </table:table-cell>
          <table:table-cell table:formula="of:=[.CN66]/[.CE66]" office:value-type="float" office:value="0.57808" calcext:value-type="float">
            <text:p>0,57808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65217391304" calcext:value-type="float">
            <text:p>1,65217391304</text:p>
          </table:table-cell>
          <table:table-cell office:value-type="float" office:value="0.0750988142292" calcext:value-type="float">
            <text:p>0,0750988142292</text:p>
          </table:table-cell>
          <table:table-cell table:formula="of:=[.AD67]-[.AH67]" office:value-type="float" office:value="27" calcext:value-type="float">
            <text:p>27</text:p>
          </table:table-cell>
          <table:table-cell table:formula="of:=[.AL67]/[.AD67]" office:value-type="float" office:value="0.54" calcext:value-type="float">
            <text:p>0,54</text:p>
          </table:table-cell>
          <table:table-cell table:formula="of:=[.AE67]-[.AI67]" office:value-type="float" office:value="231" calcext:value-type="float">
            <text:p>231</text:p>
          </table:table-cell>
          <table:table-cell table:formula="of:=[.AN67]/[.AE67]" office:value-type="float" office:value="0.924" calcext:value-type="float">
            <text:p>0,9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office:value-type="float" office:value="6.44210526316" calcext:value-type="float">
            <text:p>6,44210526316</text:p>
          </table:table-cell>
          <table:table-cell office:value-type="float" office:value="0.0685330347144" calcext:value-type="float">
            <text:p>0,0685330347144</text:p>
          </table:table-cell>
          <table:table-cell table:formula="of:=[.AQ67]-[.AU67]" office:value-type="float" office:value="5" calcext:value-type="float">
            <text:p>5</text:p>
          </table:table-cell>
          <table:table-cell table:formula="of:=[.AY67]/[.AQ67]" office:value-type="float" office:value="0.05" calcext:value-type="float">
            <text:p>0,05</text:p>
          </table:table-cell>
          <table:table-cell table:formula="of:=[.AR67]-[.AV67]" office:value-type="float" office:value="694" calcext:value-type="float">
            <text:p>694</text:p>
          </table:table-cell>
          <table:table-cell table:formula="of:=[.BA67]/[.AR67]" office:value-type="float" office:value="0.694" calcext:value-type="float">
            <text:p>0,6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2.32394366197" calcext:value-type="float">
            <text:p>2,32394366197</text:p>
          </table:table-cell>
          <table:table-cell office:value-type="float" office:value="0.0164818699431" calcext:value-type="float">
            <text:p>0,0164818699431</text:p>
          </table:table-cell>
          <table:table-cell table:formula="of:=[.BD67]-[.BH67]" office:value-type="float" office:value="8" calcext:value-type="float">
            <text:p>8</text:p>
          </table:table-cell>
          <table:table-cell table:formula="of:=[.BL67]/[.BD67]" office:value-type="float" office:value="0.0533333333333333" calcext:value-type="float">
            <text:p>0,053333333333333</text:p>
          </table:table-cell>
          <table:table-cell table:formula="of:=[.BE67]-[.BI67]" office:value-type="float" office:value="2085" calcext:value-type="float">
            <text:p>2085</text:p>
          </table:table-cell>
          <table:table-cell table:formula="of:=[.BN67]/[.BE67]" office:value-type="float" office:value="0.926666666666667" calcext:value-type="float">
            <text:p>0,92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841" calcext:value-type="float">
            <text:p>841</text:p>
          </table:table-cell>
          <table:table-cell office:value-type="float" office:value="8.41" calcext:value-type="float">
            <text:p>8,41</text:p>
          </table:table-cell>
          <table:table-cell office:value-type="float" office:value="0.0422613065327" calcext:value-type="float">
            <text:p>0,0422613065327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3159" calcext:value-type="float">
            <text:p>3159</text:p>
          </table:table-cell>
          <table:table-cell table:formula="of:=[.CA67]/[.BR67]" office:value-type="float" office:value="0.78975" calcext:value-type="float">
            <text:p>0,78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357" calcext:value-type="float">
            <text:p>4357</text:p>
          </table:table-cell>
          <table:table-cell office:value-type="float" office:value="34.856" calcext:value-type="float">
            <text:p>34,856</text:p>
          </table:table-cell>
          <table:table-cell office:value-type="float" office:value="0.139983935743" calcext:value-type="float">
            <text:p>0,139983935743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1893" calcext:value-type="float">
            <text:p>1893</text:p>
          </table:table-cell>
          <table:table-cell table:formula="of:=[.CN67]/[.CE67]" office:value-type="float" office:value="0.30288" calcext:value-type="float">
            <text:p>0,30288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5" calcext:value-type="float">
            <text:p>5</text:p>
          </table:table-cell>
          <table:table-cell table:formula="of:=[.AN68]/[.AE68]" office:value-type="float" office:value="0.02" calcext:value-type="float">
            <text:p>0,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68]-[.AU68]" office:value-type="float" office:value="98" calcext:value-type="float">
            <text:p>98</text:p>
          </table:table-cell>
          <table:table-cell table:formula="of:=[.AY68]/[.AQ68]" office:value-type="float" office:value="0.98" calcext:value-type="float">
            <text:p>0,98</text:p>
          </table:table-cell>
          <table:table-cell table:formula="of:=[.AR68]-[.AV68]" office:value-type="float" office:value="999" calcext:value-type="float">
            <text:p>999</text:p>
          </table:table-cell>
          <table:table-cell table:formula="of:=[.BA68]/[.AR68]" office:value-type="float" office:value="0.999" calcext:value-type="float">
            <text:p>0,9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097" calcext:value-type="float">
            <text:p>2097</text:p>
          </table:table-cell>
          <table:table-cell office:value-type="float" office:value="27.96" calcext:value-type="float">
            <text:p>27,96</text:p>
          </table:table-cell>
          <table:table-cell office:value-type="float" office:value="0.187651006711" calcext:value-type="float">
            <text:p>0,187651006711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153" calcext:value-type="float">
            <text:p>153</text:p>
          </table:table-cell>
          <table:table-cell table:formula="of:=[.BN68]/[.BE68]" office:value-type="float" office:value="0.068" calcext:value-type="float">
            <text:p>0,0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6" calcext:value-type="float">
            <text:p>196</text:p>
          </table:table-cell>
          <table:table-cell office:value-type="float" office:value="900" calcext:value-type="float">
            <text:p>900</text:p>
          </table:table-cell>
          <table:table-cell office:value-type="float" office:value="9.18367346939" calcext:value-type="float">
            <text:p>9,18367346939</text:p>
          </table:table-cell>
          <table:table-cell office:value-type="float" office:value="0.0470957613815" calcext:value-type="float">
            <text:p>0,0470957613815</text:p>
          </table:table-cell>
          <table:table-cell table:formula="of:=[.BQ68]-[.BU68]" office:value-type="float" office:value="4" calcext:value-type="float">
            <text:p>4</text:p>
          </table:table-cell>
          <table:table-cell table:formula="of:=[.BY68]/[.BQ68]" office:value-type="float" office:value="0.02" calcext:value-type="float">
            <text:p>0,02</text:p>
          </table:table-cell>
          <table:table-cell table:formula="of:=[.BR68]-[.BV68]" office:value-type="float" office:value="3100" calcext:value-type="float">
            <text:p>3100</text:p>
          </table:table-cell>
          <table:table-cell table:formula="of:=[.CA68]/[.BR68]" office:value-type="float" office:value="0.775" calcext:value-type="float">
            <text:p>0,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519" calcext:value-type="float">
            <text:p>5519</text:p>
          </table:table-cell>
          <table:table-cell office:value-type="float" office:value="44.152" calcext:value-type="float">
            <text:p>44,152</text:p>
          </table:table-cell>
          <table:table-cell office:value-type="float" office:value="0.177317269076" calcext:value-type="float">
            <text:p>0,177317269076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731" calcext:value-type="float">
            <text:p>731</text:p>
          </table:table-cell>
          <table:table-cell table:formula="of:=[.CN68]/[.CE68]" office:value-type="float" office:value="0.11696" calcext:value-type="float">
            <text:p>0,11696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41" office:value-type="float" office:value="10" calcext:value-type="float">
            <text:p>10,00</text:p>
          </table:table-cell>
          <table:table-cell table:style-name="ce24" office:value-type="float" office:value="0.204081632653" calcext:value-type="float">
            <text:p>0,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69]-[.AH69]" office:value-type="float" office:value="48" calcext:value-type="float">
            <text:p>48</text:p>
          </table:table-cell>
          <table:table-cell table:formula="of:=[.AL69]/[.AD69]" office:value-type="float" office:value="0.96" calcext:value-type="float">
            <text:p>0,96</text:p>
          </table:table-cell>
          <table:table-cell table:formula="of:=[.AE69]-[.AI69]" office:value-type="float" office:value="249" calcext:value-type="float">
            <text:p>249</text:p>
          </table:table-cell>
          <table:table-cell table:formula="of:=[.AN69]/[.AE69]" office:value-type="float" office:value="0.996" calcext:value-type="float">
            <text:p>0,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office:value-type="float" office:value="889" calcext:value-type="float">
            <text:p>889</text:p>
          </table:table-cell>
          <table:table-cell office:value-type="float" office:value="17.78" calcext:value-type="float">
            <text:p>17,78</text:p>
          </table:table-cell>
          <table:table-cell office:value-type="float" office:value="0.179595959596" calcext:value-type="float">
            <text:p>0,179595959596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111" calcext:value-type="float">
            <text:p>111</text:p>
          </table:table-cell>
          <table:table-cell table:formula="of:=[.BA69]/[.AR69]" office:value-type="float" office:value="0.111" calcext:value-type="float">
            <text:p>0,1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41" office:value-type="float" office:value="30" calcext:value-type="float">
            <text:p>30,00</text:p>
          </table:table-cell>
          <table:table-cell table:style-name="ce24" office:value-type="float" office:value="0.201342281879" calcext:value-type="float">
            <text:p>0,20</text:p>
          </table:table-cell>
          <table:table-cell office:value-type="float" office:value="149" calcext:value-type="float">
            <text:p>149</text:p>
          </table:table-cell>
          <table:table-cell office:value-type="float" office:value="696" calcext:value-type="float">
            <text:p>696</text:p>
          </table:table-cell>
          <table:table-cell office:value-type="float" office:value="9.34228187919" calcext:value-type="float">
            <text:p>9,34228187919</text:p>
          </table:table-cell>
          <table:table-cell office:value-type="float" office:value="0.0631235262108" calcext:value-type="float">
            <text:p>0,0631235262108</text:p>
          </table:table-cell>
          <table:table-cell table:formula="of:=[.BD69]-[.BH69]" office:value-type="float" office:value="1" calcext:value-type="float">
            <text:p>1</text:p>
          </table:table-cell>
          <table:table-cell table:formula="of:=[.BL69]/[.BD69]" office:value-type="float" office:value="0.00666666666666667" calcext:value-type="float">
            <text:p>0,006666666666667</text:p>
          </table:table-cell>
          <table:table-cell table:formula="of:=[.BE69]-[.BI69]" office:value-type="float" office:value="1554" calcext:value-type="float">
            <text:p>1554</text:p>
          </table:table-cell>
          <table:table-cell table:formula="of:=[.BN69]/[.BE69]" office:value-type="float" office:value="0.690666666666667" calcext:value-type="float">
            <text:p>0,690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41" office:value-type="float" office:value="40" calcext:value-type="float">
            <text:p>40,00</text:p>
          </table:table-cell>
          <table:table-cell table:style-name="ce24" office:value-type="float" office:value="0.201005025126" calcext:value-type="float">
            <text:p>0,20</text:p>
          </table:table-cell>
          <table:table-cell office:value-type="float" office:value="200" calcext:value-type="float">
            <text:p>200</text:p>
          </table:table-cell>
          <table:table-cell office:value-type="float" office:value="1594" calcext:value-type="float">
            <text:p>1594</text:p>
          </table:table-cell>
          <table:table-cell office:value-type="float" office:value="15.94" calcext:value-type="float">
            <text:p>15,94</text:p>
          </table:table-cell>
          <table:table-cell office:value-type="float" office:value="0.0801005025126" calcext:value-type="float">
            <text:p>0,0801005025126</text:p>
          </table:table-cell>
          <table:table-cell table:formula="of:=[.BQ69]-[.BU69]" office:value-type="float" office:value="0" calcext:value-type="float">
            <text:p>0</text:p>
          </table:table-cell>
          <table:table-cell table:formula="of:=[.BY69]/[.BQ69]" office:value-type="float" office:value="0" calcext:value-type="float">
            <text:p>0</text:p>
          </table:table-cell>
          <table:table-cell table:formula="of:=[.BR69]-[.BV69]" office:value-type="float" office:value="2406" calcext:value-type="float">
            <text:p>2406</text:p>
          </table:table-cell>
          <table:table-cell table:formula="of:=[.CA69]/[.BR69]" office:value-type="float" office:value="0.6015" calcext:value-type="float">
            <text:p>0,60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41" office:value-type="float" office:value="50" calcext:value-type="float">
            <text:p>50,00</text:p>
          </table:table-cell>
          <table:table-cell table:style-name="ce24" office:value-type="float" office:value="0.200803212851" calcext:value-type="float">
            <text:p>0,20</text:p>
          </table:table-cell>
          <table:table-cell office:value-type="float" office:value="250" calcext:value-type="float">
            <text:p>250</text:p>
          </table:table-cell>
          <table:table-cell office:value-type="float" office:value="1673" calcext:value-type="float">
            <text:p>1673</text:p>
          </table:table-cell>
          <table:table-cell office:value-type="float" office:value="13.384" calcext:value-type="float">
            <text:p>13,384</text:p>
          </table:table-cell>
          <table:table-cell office:value-type="float" office:value="0.0537510040161" calcext:value-type="float">
            <text:p>0,0537510040161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4577" calcext:value-type="float">
            <text:p>4577</text:p>
          </table:table-cell>
          <table:table-cell table:formula="of:=[.CN69]/[.CE69]" office:value-type="float" office:value="0.73232" calcext:value-type="float">
            <text:p>0,73232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office:value-type="float" office:value="0.0615384615385" calcext:value-type="float">
            <text:p>0,0615384615385</text:p>
          </table:table-cell>
          <table:table-cell table:formula="of:=[.AD70]-[.AH70]" office:value-type="float" office:value="10" calcext:value-type="float">
            <text:p>10</text:p>
          </table:table-cell>
          <table:table-cell table:formula="of:=[.AL70]/[.AD70]" office:value-type="float" office:value="0.2" calcext:value-type="float">
            <text:p>0,2</text:p>
          </table:table-cell>
          <table:table-cell table:formula="of:=[.AE70]-[.AI70]" office:value-type="float" office:value="202" calcext:value-type="float">
            <text:p>202</text:p>
          </table:table-cell>
          <table:table-cell table:formula="of:=[.AN70]/[.AE70]" office:value-type="float" office:value="0.808" calcext:value-type="float">
            <text:p>0,8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389" calcext:value-type="float">
            <text:p>389</text:p>
          </table:table-cell>
          <table:table-cell office:value-type="float" office:value="8.18947368421" calcext:value-type="float">
            <text:p>8,18947368421</text:p>
          </table:table-cell>
          <table:table-cell office:value-type="float" office:value="0.0871220604703" calcext:value-type="float">
            <text:p>0,0871220604703</text:p>
          </table:table-cell>
          <table:table-cell table:formula="of:=[.AQ70]-[.AU70]" office:value-type="float" office:value="5" calcext:value-type="float">
            <text:p>5</text:p>
          </table:table-cell>
          <table:table-cell table:formula="of:=[.AY70]/[.AQ70]" office:value-type="float" office:value="0.05" calcext:value-type="float">
            <text:p>0,05</text:p>
          </table:table-cell>
          <table:table-cell table:formula="of:=[.AR70]-[.AV70]" office:value-type="float" office:value="611" calcext:value-type="float">
            <text:p>611</text:p>
          </table:table-cell>
          <table:table-cell table:formula="of:=[.BA70]/[.AR70]" office:value-type="float" office:value="0.611" calcext:value-type="float">
            <text:p>0,6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515" calcext:value-type="float">
            <text:p>1515</text:p>
          </table:table-cell>
          <table:table-cell office:value-type="float" office:value="20.2" calcext:value-type="float">
            <text:p>20,2</text:p>
          </table:table-cell>
          <table:table-cell office:value-type="float" office:value="0.135570469799" calcext:value-type="float">
            <text:p>0,135570469799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735" calcext:value-type="float">
            <text:p>735</text:p>
          </table:table-cell>
          <table:table-cell table:formula="of:=[.BN70]/[.BE70]" office:value-type="float" office:value="0.326666666666667" calcext:value-type="float">
            <text:p>0,32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583" calcext:value-type="float">
            <text:p>2583</text:p>
          </table:table-cell>
          <table:table-cell office:value-type="float" office:value="25.83" calcext:value-type="float">
            <text:p>25,83</text:p>
          </table:table-cell>
          <table:table-cell office:value-type="float" office:value="0.129798994975" calcext:value-type="float">
            <text:p>0,129798994975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1417" calcext:value-type="float">
            <text:p>1417</text:p>
          </table:table-cell>
          <table:table-cell table:formula="of:=[.CA70]/[.BR70]" office:value-type="float" office:value="0.35425" calcext:value-type="float">
            <text:p>0,35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996" calcext:value-type="float">
            <text:p>2996</text:p>
          </table:table-cell>
          <table:table-cell office:value-type="float" office:value="23.968" calcext:value-type="float">
            <text:p>23,968</text:p>
          </table:table-cell>
          <table:table-cell office:value-type="float" office:value="0.0962570281124" calcext:value-type="float">
            <text:p>0,0962570281124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3254" calcext:value-type="float">
            <text:p>3254</text:p>
          </table:table-cell>
          <table:table-cell table:formula="of:=[.CN70]/[.CE70]" office:value-type="float" office:value="0.52064" calcext:value-type="float">
            <text:p>0,52064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3.38095238095" calcext:value-type="float">
            <text:p>3,38095238095</text:p>
          </table:table-cell>
          <table:table-cell office:value-type="float" office:value="0.082462253194" calcext:value-type="float">
            <text:p>0,082462253194</text:p>
          </table:table-cell>
          <table:table-cell table:formula="of:=[.AD71]-[.AH71]" office:value-type="float" office:value="8" calcext:value-type="float">
            <text:p>8</text:p>
          </table:table-cell>
          <table:table-cell table:formula="of:=[.AL71]/[.AD71]" office:value-type="float" office:value="0.16" calcext:value-type="float">
            <text:p>0,16</text:p>
          </table:table-cell>
          <table:table-cell table:formula="of:=[.AE71]-[.AI71]" office:value-type="float" office:value="179" calcext:value-type="float">
            <text:p>179</text:p>
          </table:table-cell>
          <table:table-cell table:formula="of:=[.AN71]/[.AE71]" office:value-type="float" office:value="0.716" calcext:value-type="float">
            <text:p>0,7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18.04" calcext:value-type="float">
            <text:p>18,04</text:p>
          </table:table-cell>
          <table:table-cell office:value-type="float" office:value="0.182222222222" calcext:value-type="float">
            <text:p>0,182222222222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98" calcext:value-type="float">
            <text:p>98</text:p>
          </table:table-cell>
          <table:table-cell table:formula="of:=[.BA71]/[.AR71]" office:value-type="float" office:value="0.098" calcext:value-type="float">
            <text:p>0,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2157" calcext:value-type="float">
            <text:p>2157</text:p>
          </table:table-cell>
          <table:table-cell office:value-type="float" office:value="28.76" calcext:value-type="float">
            <text:p>28,76</text:p>
          </table:table-cell>
          <table:table-cell office:value-type="float" office:value="0.193020134228" calcext:value-type="float">
            <text:p>0,193020134228</text:p>
          </table:table-cell>
          <table:table-cell table:formula="of:=[.BD71]-[.BH71]" office:value-type="float" office:value="0" calcext:value-type="float">
            <text:p>0</text:p>
          </table:table-cell>
          <table:table-cell table:formula="of:=[.BL71]/[.BD71]" office:value-type="float" office:value="0" calcext:value-type="float">
            <text:p>0</text:p>
          </table:table-cell>
          <table:table-cell table:formula="of:=[.BE71]-[.BI71]" office:value-type="float" office:value="93" calcext:value-type="float">
            <text:p>93</text:p>
          </table:table-cell>
          <table:table-cell table:formula="of:=[.BN71]/[.BE71]" office:value-type="float" office:value="0.0413333333333333" calcext:value-type="float">
            <text:p>0,04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35" calcext:value-type="float">
            <text:p>1635</text:p>
          </table:table-cell>
          <table:table-cell office:value-type="float" office:value="16.35" calcext:value-type="float">
            <text:p>16,35</text:p>
          </table:table-cell>
          <table:table-cell office:value-type="float" office:value="0.0821608040201" calcext:value-type="float">
            <text:p>0,0821608040201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2365" calcext:value-type="float">
            <text:p>2365</text:p>
          </table:table-cell>
          <table:table-cell table:formula="of:=[.CA71]/[.BR71]" office:value-type="float" office:value="0.59125" calcext:value-type="float">
            <text:p>0,5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237" calcext:value-type="float">
            <text:p>3237</text:p>
          </table:table-cell>
          <table:table-cell office:value-type="float" office:value="25.896" calcext:value-type="float">
            <text:p>25,896</text:p>
          </table:table-cell>
          <table:table-cell office:value-type="float" office:value="0.104" calcext:value-type="float">
            <text:p>0,104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3013" calcext:value-type="float">
            <text:p>3013</text:p>
          </table:table-cell>
          <table:table-cell table:formula="of:=[.CN71]/[.CE71]" office:value-type="float" office:value="0.48208" calcext:value-type="float">
            <text:p>0,48208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,1</text:p>
          </table:table-cell>
          <table:table-cell office:value-type="float" office:value="0.163157894737" calcext:value-type="float">
            <text:p>0,163157894737</text:p>
          </table:table-cell>
          <table:table-cell table:formula="of:=[.AD72]-[.AH72]" office:value-type="float" office:value="30" calcext:value-type="float">
            <text:p>30</text:p>
          </table:table-cell>
          <table:table-cell table:formula="of:=[.AL72]/[.AD72]" office:value-type="float" office:value="0.6" calcext:value-type="float">
            <text:p>0,6</text:p>
          </table:table-cell>
          <table:table-cell table:formula="of:=[.AE72]-[.AI72]" office:value-type="float" office:value="219" calcext:value-type="float">
            <text:p>219</text:p>
          </table:table-cell>
          <table:table-cell table:formula="of:=[.AN72]/[.AE72]" office:value-type="float" office:value="0.876" calcext:value-type="float">
            <text:p>0,8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.62068965517" calcext:value-type="float">
            <text:p>2,62068965517</text:p>
          </table:table-cell>
          <table:table-cell office:value-type="float" office:value="0.0935960591133" calcext:value-type="float">
            <text:p>0,0935960591133</text:p>
          </table:table-cell>
          <table:table-cell table:formula="of:=[.AQ72]-[.AU72]" office:value-type="float" office:value="71" calcext:value-type="float">
            <text:p>71</text:p>
          </table:table-cell>
          <table:table-cell table:formula="of:=[.AY72]/[.AQ72]" office:value-type="float" office:value="0.71" calcext:value-type="float">
            <text:p>0,71</text:p>
          </table:table-cell>
          <table:table-cell table:formula="of:=[.AR72]-[.AV72]" office:value-type="float" office:value="962" calcext:value-type="float">
            <text:p>962</text:p>
          </table:table-cell>
          <table:table-cell table:formula="of:=[.BA72]/[.AR72]" office:value-type="float" office:value="0.962" calcext:value-type="float">
            <text:p>0,9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7.8125" calcext:value-type="float">
            <text:p>7,8125</text:p>
          </table:table-cell>
          <table:table-cell office:value-type="float" office:value="0.0615157480315" calcext:value-type="float">
            <text:p>0,0615157480315</text:p>
          </table:table-cell>
          <table:table-cell table:formula="of:=[.BD72]-[.BH72]" office:value-type="float" office:value="22" calcext:value-type="float">
            <text:p>22</text:p>
          </table:table-cell>
          <table:table-cell table:formula="of:=[.BL72]/[.BD72]" office:value-type="float" office:value="0.146666666666667" calcext:value-type="float">
            <text:p>0,146666666666667</text:p>
          </table:table-cell>
          <table:table-cell table:formula="of:=[.BE72]-[.BI72]" office:value-type="float" office:value="1750" calcext:value-type="float">
            <text:p>1750</text:p>
          </table:table-cell>
          <table:table-cell table:formula="of:=[.BN72]/[.BE72]" office:value-type="float" office:value="0.777777777777778" calcext:value-type="float">
            <text:p>0,777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93" calcext:value-type="float">
            <text:p>3093</text:p>
          </table:table-cell>
          <table:table-cell office:value-type="float" office:value="30.93" calcext:value-type="float">
            <text:p>30,93</text:p>
          </table:table-cell>
          <table:table-cell office:value-type="float" office:value="0.155427135678" calcext:value-type="float">
            <text:p>0,155427135678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907" calcext:value-type="float">
            <text:p>907</text:p>
          </table:table-cell>
          <table:table-cell table:formula="of:=[.CA72]/[.BR72]" office:value-type="float" office:value="0.22675" calcext:value-type="float">
            <text:p>0,226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842" calcext:value-type="float">
            <text:p>2842</text:p>
          </table:table-cell>
          <table:table-cell office:value-type="float" office:value="22.736" calcext:value-type="float">
            <text:p>22,736</text:p>
          </table:table-cell>
          <table:table-cell office:value-type="float" office:value="0.0913092369478" calcext:value-type="float">
            <text:p>0,0913092369478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3408" calcext:value-type="float">
            <text:p>3408</text:p>
          </table:table-cell>
          <table:table-cell table:formula="of:=[.CN72]/[.CE72]" office:value-type="float" office:value="0.54528" calcext:value-type="float">
            <text:p>0,54528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.69230769231" calcext:value-type="float">
            <text:p>1,69230769231</text:p>
          </table:table-cell>
          <table:table-cell office:value-type="float" office:value="0.0676923076923" calcext:value-type="float">
            <text:p>0,0676923076923</text:p>
          </table:table-cell>
          <table:table-cell table:formula="of:=[.AD73]-[.AH73]" office:value-type="float" office:value="24" calcext:value-type="float">
            <text:p>24</text:p>
          </table:table-cell>
          <table:table-cell table:formula="of:=[.AL73]/[.AD73]" office:value-type="float" office:value="0.48" calcext:value-type="float">
            <text:p>0,48</text:p>
          </table:table-cell>
          <table:table-cell table:formula="of:=[.AE73]-[.AI73]" office:value-type="float" office:value="228" calcext:value-type="float">
            <text:p>228</text:p>
          </table:table-cell>
          <table:table-cell table:formula="of:=[.AN73]/[.AE73]" office:value-type="float" office:value="0.912" calcext:value-type="float">
            <text:p>0,9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54" calcext:value-type="float">
            <text:p>754</text:p>
          </table:table-cell>
          <table:table-cell office:value-type="float" office:value="15.08" calcext:value-type="float">
            <text:p>15,08</text:p>
          </table:table-cell>
          <table:table-cell office:value-type="float" office:value="0.152323232323" calcext:value-type="float">
            <text:p>0,152323232323</text:p>
          </table:table-cell>
          <table:table-cell table:formula="of:=[.AQ73]-[.AU73]" office:value-type="float" office:value="0" calcext:value-type="float">
            <text:p>0</text:p>
          </table:table-cell>
          <table:table-cell table:formula="of:=[.AY73]/[.AQ73]" office:value-type="float" office:value="0" calcext:value-type="float">
            <text:p>0</text:p>
          </table:table-cell>
          <table:table-cell table:formula="of:=[.AR73]-[.AV73]" office:value-type="float" office:value="246" calcext:value-type="float">
            <text:p>246</text:p>
          </table:table-cell>
          <table:table-cell table:formula="of:=[.BA73]/[.AR73]" office:value-type="float" office:value="0.246" calcext:value-type="float">
            <text:p>0,2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3.31851851852" calcext:value-type="float">
            <text:p>3,31851851852</text:p>
          </table:table-cell>
          <table:table-cell office:value-type="float" office:value="0.024765063571" calcext:value-type="float">
            <text:p>0,024765063571</text:p>
          </table:table-cell>
          <table:table-cell table:formula="of:=[.BD73]-[.BH73]" office:value-type="float" office:value="15" calcext:value-type="float">
            <text:p>15</text:p>
          </table:table-cell>
          <table:table-cell table:formula="of:=[.BL73]/[.BD73]" office:value-type="float" office:value="0.1" calcext:value-type="float">
            <text:p>0,1</text:p>
          </table:table-cell>
          <table:table-cell table:formula="of:=[.BE73]-[.BI73]" office:value-type="float" office:value="2026" calcext:value-type="float">
            <text:p>2026</text:p>
          </table:table-cell>
          <table:table-cell table:formula="of:=[.BN73]/[.BE73]" office:value-type="float" office:value="0.900444444444445" calcext:value-type="float">
            <text:p>0,900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36" calcext:value-type="float">
            <text:p>3036</text:p>
          </table:table-cell>
          <table:table-cell office:value-type="float" office:value="30.36" calcext:value-type="float">
            <text:p>30,36</text:p>
          </table:table-cell>
          <table:table-cell office:value-type="float" office:value="0.15256281407" calcext:value-type="float">
            <text:p>0,15256281407</text:p>
          </table:table-cell>
          <table:table-cell table:formula="of:=[.BQ73]-[.BU73]" office:value-type="float" office:value="0" calcext:value-type="float">
            <text:p>0</text:p>
          </table:table-cell>
          <table:table-cell table:formula="of:=[.BY73]/[.BQ73]" office:value-type="float" office:value="0" calcext:value-type="float">
            <text:p>0</text:p>
          </table:table-cell>
          <table:table-cell table:formula="of:=[.BR73]-[.BV73]" office:value-type="float" office:value="964" calcext:value-type="float">
            <text:p>964</text:p>
          </table:table-cell>
          <table:table-cell table:formula="of:=[.CA73]/[.BR73]" office:value-type="float" office:value="0.241" calcext:value-type="float">
            <text:p>0,2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263" calcext:value-type="float">
            <text:p>4263</text:p>
          </table:table-cell>
          <table:table-cell office:value-type="float" office:value="34.104" calcext:value-type="float">
            <text:p>34,104</text:p>
          </table:table-cell>
          <table:table-cell office:value-type="float" office:value="0.136963855422" calcext:value-type="float">
            <text:p>0,136963855422</text:p>
          </table:table-cell>
          <table:table-cell table:formula="of:=[.CD73]-[.CH73]" office:value-type="float" office:value="0" calcext:value-type="float">
            <text:p>0</text:p>
          </table:table-cell>
          <table:table-cell table:formula="of:=[.CL73]/[.CD73]" office:value-type="float" office:value="0" calcext:value-type="float">
            <text:p>0</text:p>
          </table:table-cell>
          <table:table-cell table:formula="of:=[.CE73]-[.CI73]" office:value-type="float" office:value="1987" calcext:value-type="float">
            <text:p>1987</text:p>
          </table:table-cell>
          <table:table-cell table:formula="of:=[.CN73]/[.CE73]" office:value-type="float" office:value="0.31792" calcext:value-type="float">
            <text:p>0,31792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AD74]-[.AH74]" office:value-type="float" office:value="41" calcext:value-type="float">
            <text:p>41</text:p>
          </table:table-cell>
          <table:table-cell table:formula="of:=[.AL74]/[.AD74]" office:value-type="float" office:value="0.82" calcext:value-type="float">
            <text:p>0,82</text:p>
          </table:table-cell>
          <table:table-cell table:formula="of:=[.AE74]-[.AI74]" office:value-type="float" office:value="244" calcext:value-type="float">
            <text:p>244</text:p>
          </table:table-cell>
          <table:table-cell table:formula="of:=[.AN74]/[.AE74]" office:value-type="float" office:value="0.976" calcext:value-type="float">
            <text:p>0,9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5.22891566265" calcext:value-type="float">
            <text:p>5,22891566265</text:p>
          </table:table-cell>
          <table:table-cell office:value-type="float" office:value="0.0637672641787" calcext:value-type="float">
            <text:p>0,0637672641787</text:p>
          </table:table-cell>
          <table:table-cell table:formula="of:=[.AQ74]-[.AU74]" office:value-type="float" office:value="17" calcext:value-type="float">
            <text:p>17</text:p>
          </table:table-cell>
          <table:table-cell table:formula="of:=[.AY74]/[.AQ74]" office:value-type="float" office:value="0.17" calcext:value-type="float">
            <text:p>0,17</text:p>
          </table:table-cell>
          <table:table-cell table:formula="of:=[.AR74]-[.AV74]" office:value-type="float" office:value="783" calcext:value-type="float">
            <text:p>783</text:p>
          </table:table-cell>
          <table:table-cell table:formula="of:=[.BA74]/[.AR74]" office:value-type="float" office:value="0.783" calcext:value-type="float">
            <text:p>0,7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31" calcext:value-type="float">
            <text:p>1031</text:p>
          </table:table-cell>
          <table:table-cell office:value-type="float" office:value="13.7466666667" calcext:value-type="float">
            <text:p>13,7466666667</text:p>
          </table:table-cell>
          <table:table-cell office:value-type="float" office:value="0.09225950783" calcext:value-type="float">
            <text:p>0,09225950783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1219" calcext:value-type="float">
            <text:p>1219</text:p>
          </table:table-cell>
          <table:table-cell table:formula="of:=[.BN74]/[.BE74]" office:value-type="float" office:value="0.541777777777778" calcext:value-type="float">
            <text:p>0,54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889" calcext:value-type="float">
            <text:p>1889</text:p>
          </table:table-cell>
          <table:table-cell office:value-type="float" office:value="18.89" calcext:value-type="float">
            <text:p>18,89</text:p>
          </table:table-cell>
          <table:table-cell office:value-type="float" office:value="0.0949246231156" calcext:value-type="float">
            <text:p>0,0949246231156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2111" calcext:value-type="float">
            <text:p>2111</text:p>
          </table:table-cell>
          <table:table-cell table:formula="of:=[.CA74]/[.BR74]" office:value-type="float" office:value="0.52775" calcext:value-type="float">
            <text:p>0,52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939" calcext:value-type="float">
            <text:p>4939</text:p>
          </table:table-cell>
          <table:table-cell office:value-type="float" office:value="39.512" calcext:value-type="float">
            <text:p>39,512</text:p>
          </table:table-cell>
          <table:table-cell office:value-type="float" office:value="0.158682730924" calcext:value-type="float">
            <text:p>0,158682730924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1311" calcext:value-type="float">
            <text:p>1311</text:p>
          </table:table-cell>
          <table:table-cell table:formula="of:=[.CN74]/[.CE74]" office:value-type="float" office:value="0.20976" calcext:value-type="float">
            <text:p>0,20976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7.92" calcext:value-type="float">
            <text:p>7,92</text:p>
          </table:table-cell>
          <table:table-cell office:value-type="float" office:value="0.161632653061" calcext:value-type="float">
            <text:p>0,161632653061</text:p>
          </table:table-cell>
          <table:table-cell table:formula="of:=[.AD75]-[.AH75]" office:value-type="float" office:value="0" calcext:value-type="float">
            <text:p>0</text:p>
          </table:table-cell>
          <table:table-cell table:formula="of:=[.AL75]/[.AD75]" office:value-type="float" office:value="0" calcext:value-type="float">
            <text:p>0</text:p>
          </table:table-cell>
          <table:table-cell table:formula="of:=[.AE75]-[.AI75]" office:value-type="float" office:value="52" calcext:value-type="float">
            <text:p>52</text:p>
          </table:table-cell>
          <table:table-cell table:formula="of:=[.AN75]/[.AE75]" office:value-type="float" office:value="0.208" calcext:value-type="float">
            <text:p>0,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652" calcext:value-type="float">
            <text:p>652</text:p>
          </table:table-cell>
          <table:table-cell office:value-type="float" office:value="13.7263157895" calcext:value-type="float">
            <text:p>13,7263157895</text:p>
          </table:table-cell>
          <table:table-cell office:value-type="float" office:value="0.146024636058" calcext:value-type="float">
            <text:p>0,146024636058</text:p>
          </table:table-cell>
          <table:table-cell table:formula="of:=[.AQ75]-[.AU75]" office:value-type="float" office:value="5" calcext:value-type="float">
            <text:p>5</text:p>
          </table:table-cell>
          <table:table-cell table:formula="of:=[.AY75]/[.AQ75]" office:value-type="float" office:value="0.05" calcext:value-type="float">
            <text:p>0,05</text:p>
          </table:table-cell>
          <table:table-cell table:formula="of:=[.AR75]-[.AV75]" office:value-type="float" office:value="348" calcext:value-type="float">
            <text:p>348</text:p>
          </table:table-cell>
          <table:table-cell table:formula="of:=[.BA75]/[.AR75]" office:value-type="float" office:value="0.348" calcext:value-type="float">
            <text:p>0,3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779" calcext:value-type="float">
            <text:p>779</text:p>
          </table:table-cell>
          <table:table-cell office:value-type="float" office:value="10.3866666667" calcext:value-type="float">
            <text:p>10,3866666667</text:p>
          </table:table-cell>
          <table:table-cell office:value-type="float" office:value="0.0697091722595" calcext:value-type="float">
            <text:p>0,0697091722595</text:p>
          </table:table-cell>
          <table:table-cell table:formula="of:=[.BD75]-[.BH75]" office:value-type="float" office:value="0" calcext:value-type="float">
            <text:p>0</text:p>
          </table:table-cell>
          <table:table-cell table:formula="of:=[.BL75]/[.BD75]" office:value-type="float" office:value="0" calcext:value-type="float">
            <text:p>0</text:p>
          </table:table-cell>
          <table:table-cell table:formula="of:=[.BE75]-[.BI75]" office:value-type="float" office:value="1471" calcext:value-type="float">
            <text:p>1471</text:p>
          </table:table-cell>
          <table:table-cell table:formula="of:=[.BN75]/[.BE75]" office:value-type="float" office:value="0.653777777777778" calcext:value-type="float">
            <text:p>0,653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799" calcext:value-type="float">
            <text:p>3799</text:p>
          </table:table-cell>
          <table:table-cell office:value-type="float" office:value="37.99" calcext:value-type="float">
            <text:p>37,99</text:p>
          </table:table-cell>
          <table:table-cell office:value-type="float" office:value="0.190904522613" calcext:value-type="float">
            <text:p>0,190904522613</text:p>
          </table:table-cell>
          <table:table-cell table:formula="of:=[.BQ75]-[.BU75]" office:value-type="float" office:value="0" calcext:value-type="float">
            <text:p>0</text:p>
          </table:table-cell>
          <table:table-cell table:formula="of:=[.BY75]/[.BQ75]" office:value-type="float" office:value="0" calcext:value-type="float">
            <text:p>0</text:p>
          </table:table-cell>
          <table:table-cell table:formula="of:=[.BR75]-[.BV75]" office:value-type="float" office:value="201" calcext:value-type="float">
            <text:p>201</text:p>
          </table:table-cell>
          <table:table-cell table:formula="of:=[.CA75]/[.BR75]" office:value-type="float" office:value="0.05025" calcext:value-type="float">
            <text:p>0,05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67" calcext:value-type="float">
            <text:p>167</text:p>
          </table:table-cell>
          <table:table-cell office:value-type="float" office:value="480" calcext:value-type="float">
            <text:p>480</text:p>
          </table:table-cell>
          <table:table-cell office:value-type="float" office:value="5.74850299401" calcext:value-type="float">
            <text:p>5,74850299401</text:p>
          </table:table-cell>
          <table:table-cell office:value-type="float" office:value="0.0346295361085" calcext:value-type="float">
            <text:p>0,0346295361085</text:p>
          </table:table-cell>
          <table:table-cell table:formula="of:=[.CD75]-[.CH75]" office:value-type="float" office:value="83" calcext:value-type="float">
            <text:p>83</text:p>
          </table:table-cell>
          <table:table-cell table:formula="of:=[.CL75]/[.CD75]" office:value-type="float" office:value="0.332" calcext:value-type="float">
            <text:p>0,332</text:p>
          </table:table-cell>
          <table:table-cell table:formula="of:=[.CE75]-[.CI75]" office:value-type="float" office:value="5770" calcext:value-type="float">
            <text:p>5770</text:p>
          </table:table-cell>
          <table:table-cell table:formula="of:=[.CN75]/[.CE75]" office:value-type="float" office:value="0.9232" calcext:value-type="float">
            <text:p>0,9232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6]-[.AH76]" office:value-type="float" office:value="48" calcext:value-type="float">
            <text:p>48</text:p>
          </table:table-cell>
          <table:table-cell table:formula="of:=[.AL76]/[.AD76]" office:value-type="float" office:value="0.96" calcext:value-type="float">
            <text:p>0,96</text:p>
          </table:table-cell>
          <table:table-cell table:formula="of:=[.AE76]-[.AI76]" office:value-type="float" office:value="249" calcext:value-type="float">
            <text:p>249</text:p>
          </table:table-cell>
          <table:table-cell table:formula="of:=[.AN76]/[.AE76]" office:value-type="float" office:value="0.996" calcext:value-type="float">
            <text:p>0,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37" calcext:value-type="float">
            <text:p>537</text:p>
          </table:table-cell>
          <table:table-cell office:value-type="float" office:value="10.74" calcext:value-type="float">
            <text:p>10,74</text:p>
          </table:table-cell>
          <table:table-cell office:value-type="float" office:value="0.108484848485" calcext:value-type="float">
            <text:p>0,108484848485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463" calcext:value-type="float">
            <text:p>463</text:p>
          </table:table-cell>
          <table:table-cell table:formula="of:=[.BA76]/[.AR76]" office:value-type="float" office:value="0.463" calcext:value-type="float">
            <text:p>0,4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477" calcext:value-type="float">
            <text:p>477</text:p>
          </table:table-cell>
          <table:table-cell office:value-type="float" office:value="6.53424657534" calcext:value-type="float">
            <text:p>6,53424657534</text:p>
          </table:table-cell>
          <table:table-cell office:value-type="float" office:value="0.0450637694851" calcext:value-type="float">
            <text:p>0,0450637694851</text:p>
          </table:table-cell>
          <table:table-cell table:formula="of:=[.BD76]-[.BH76]" office:value-type="float" office:value="4" calcext:value-type="float">
            <text:p>4</text:p>
          </table:table-cell>
          <table:table-cell table:formula="of:=[.BL76]/[.BD76]" office:value-type="float" office:value="0.0266666666666667" calcext:value-type="float">
            <text:p>0,026666666666667</text:p>
          </table:table-cell>
          <table:table-cell table:formula="of:=[.BE76]-[.BI76]" office:value-type="float" office:value="1773" calcext:value-type="float">
            <text:p>1773</text:p>
          </table:table-cell>
          <table:table-cell table:formula="of:=[.BN76]/[.BE76]" office:value-type="float" office:value="0.788" calcext:value-type="float">
            <text:p>0,7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047" calcext:value-type="float">
            <text:p>3047</text:p>
          </table:table-cell>
          <table:table-cell office:value-type="float" office:value="30.47" calcext:value-type="float">
            <text:p>30,47</text:p>
          </table:table-cell>
          <table:table-cell office:value-type="float" office:value="0.153115577889" calcext:value-type="float">
            <text:p>0,153115577889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953" calcext:value-type="float">
            <text:p>953</text:p>
          </table:table-cell>
          <table:table-cell table:formula="of:=[.CA76]/[.BR76]" office:value-type="float" office:value="0.23825" calcext:value-type="float">
            <text:p>0,23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3" calcext:value-type="float">
            <text:p>243</text:p>
          </table:table-cell>
          <table:table-cell office:value-type="float" office:value="759" calcext:value-type="float">
            <text:p>759</text:p>
          </table:table-cell>
          <table:table-cell office:value-type="float" office:value="6.24691358025" calcext:value-type="float">
            <text:p>6,24691358025</text:p>
          </table:table-cell>
          <table:table-cell office:value-type="float" office:value="0.0258136924804" calcext:value-type="float">
            <text:p>0,0258136924804</text:p>
          </table:table-cell>
          <table:table-cell table:formula="of:=[.CD76]-[.CH76]" office:value-type="float" office:value="7" calcext:value-type="float">
            <text:p>7</text:p>
          </table:table-cell>
          <table:table-cell table:formula="of:=[.CL76]/[.CD76]" office:value-type="float" office:value="0.028" calcext:value-type="float">
            <text:p>0,028</text:p>
          </table:table-cell>
          <table:table-cell table:formula="of:=[.CE76]-[.CI76]" office:value-type="float" office:value="5491" calcext:value-type="float">
            <text:p>5491</text:p>
          </table:table-cell>
          <table:table-cell table:formula="of:=[.CN76]/[.CE76]" office:value-type="float" office:value="0.87856" calcext:value-type="float">
            <text:p>0,87856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0.183673469388" calcext:value-type="float">
            <text:p>0,183673469388</text:p>
          </table:table-cell>
          <table:table-cell table:formula="of:=[.AD77]-[.AH77]" office:value-type="float" office:value="0" calcext:value-type="float">
            <text:p>0</text:p>
          </table:table-cell>
          <table:table-cell table:formula="of:=[.AL77]/[.AD77]" office:value-type="float" office:value="0" calcext:value-type="float">
            <text:p>0</text:p>
          </table:table-cell>
          <table:table-cell table:formula="of:=[.AE77]-[.AI77]" office:value-type="float" office:value="25" calcext:value-type="float">
            <text:p>25</text:p>
          </table:table-cell>
          <table:table-cell table:formula="of:=[.AN77]/[.AE77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float" office:value="8.64" calcext:value-type="float">
            <text:p>8,64</text:p>
          </table:table-cell>
          <table:table-cell office:value-type="float" office:value="0.0872727272727" calcext:value-type="float">
            <text:p>0,0872727272727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568" calcext:value-type="float">
            <text:p>568</text:p>
          </table:table-cell>
          <table:table-cell table:formula="of:=[.BA77]/[.AR77]" office:value-type="float" office:value="0.568" calcext:value-type="float">
            <text:p>0,5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.24242424242" calcext:value-type="float">
            <text:p>1,24242424242</text:p>
          </table:table-cell>
          <table:table-cell office:value-type="float" office:value="0.0191142191142" calcext:value-type="float">
            <text:p>0,0191142191142</text:p>
          </table:table-cell>
          <table:table-cell table:formula="of:=[.BD77]-[.BH77]" office:value-type="float" office:value="84" calcext:value-type="float">
            <text:p>84</text:p>
          </table:table-cell>
          <table:table-cell table:formula="of:=[.BL77]/[.BD77]" office:value-type="float" office:value="0.56" calcext:value-type="float">
            <text:p>0,56</text:p>
          </table:table-cell>
          <table:table-cell table:formula="of:=[.BE77]-[.BI77]" office:value-type="float" office:value="2209" calcext:value-type="float">
            <text:p>2209</text:p>
          </table:table-cell>
          <table:table-cell table:formula="of:=[.BN77]/[.BE77]" office:value-type="float" office:value="0.981777777777778" calcext:value-type="float">
            <text:p>0,98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25" calcext:value-type="float">
            <text:p>2125</text:p>
          </table:table-cell>
          <table:table-cell office:value-type="float" office:value="21.25" calcext:value-type="float">
            <text:p>21,25</text:p>
          </table:table-cell>
          <table:table-cell office:value-type="float" office:value="0.106783919598" calcext:value-type="float">
            <text:p>0,106783919598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1875" calcext:value-type="float">
            <text:p>1875</text:p>
          </table:table-cell>
          <table:table-cell table:formula="of:=[.CA77]/[.BR77]" office:value-type="float" office:value="0.46875" calcext:value-type="float">
            <text:p>0,46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456" calcext:value-type="float">
            <text:p>3456</text:p>
          </table:table-cell>
          <table:table-cell office:value-type="float" office:value="27.648" calcext:value-type="float">
            <text:p>27,648</text:p>
          </table:table-cell>
          <table:table-cell office:value-type="float" office:value="0.111036144578" calcext:value-type="float">
            <text:p>0,111036144578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2794" calcext:value-type="float">
            <text:p>2794</text:p>
          </table:table-cell>
          <table:table-cell table:formula="of:=[.CN77]/[.CE77]" office:value-type="float" office:value="0.44704" calcext:value-type="float">
            <text:p>0,44704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4.73469387755" calcext:value-type="float">
            <text:p>4,73469387755</text:p>
          </table:table-cell>
          <table:table-cell office:value-type="float" office:value="0.0986394557823" calcext:value-type="float">
            <text:p>0,0986394557823</text:p>
          </table:table-cell>
          <table:table-cell table:formula="of:=[.AD78]-[.AH78]" office:value-type="float" office:value="1" calcext:value-type="float">
            <text:p>1</text:p>
          </table:table-cell>
          <table:table-cell table:formula="of:=[.AL78]/[.AD78]" office:value-type="float" office:value="0.02" calcext:value-type="float">
            <text:p>0,02</text:p>
          </table:table-cell>
          <table:table-cell table:formula="of:=[.AE78]-[.AI78]" office:value-type="float" office:value="134" calcext:value-type="float">
            <text:p>134</text:p>
          </table:table-cell>
          <table:table-cell table:formula="of:=[.AN78]/[.AE78]" office:value-type="float" office:value="0.536" calcext:value-type="float">
            <text:p>0,5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31" calcext:value-type="float">
            <text:p>431</text:p>
          </table:table-cell>
          <table:table-cell office:value-type="float" office:value="8.62" calcext:value-type="float">
            <text:p>8,62</text:p>
          </table:table-cell>
          <table:table-cell office:value-type="float" office:value="0.0870707070707" calcext:value-type="float">
            <text:p>0,0870707070707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569" calcext:value-type="float">
            <text:p>569</text:p>
          </table:table-cell>
          <table:table-cell table:formula="of:=[.BA78]/[.AR78]" office:value-type="float" office:value="0.569" calcext:value-type="float">
            <text:p>0,5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572" calcext:value-type="float">
            <text:p>1572</text:p>
          </table:table-cell>
          <table:table-cell office:value-type="float" office:value="20.96" calcext:value-type="float">
            <text:p>20,96</text:p>
          </table:table-cell>
          <table:table-cell office:value-type="float" office:value="0.14067114094" calcext:value-type="float">
            <text:p>0,14067114094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678" calcext:value-type="float">
            <text:p>678</text:p>
          </table:table-cell>
          <table:table-cell table:formula="of:=[.BN78]/[.BE78]" office:value-type="float" office:value="0.301333333333333" calcext:value-type="float">
            <text:p>0,30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51" calcext:value-type="float">
            <text:p>151</text:p>
          </table:table-cell>
          <table:table-cell office:value-type="float" office:value="321" calcext:value-type="float">
            <text:p>321</text:p>
          </table:table-cell>
          <table:table-cell office:value-type="float" office:value="4.25165562914" calcext:value-type="float">
            <text:p>4,25165562914</text:p>
          </table:table-cell>
          <table:table-cell office:value-type="float" office:value="0.0283443708609" calcext:value-type="float">
            <text:p>0,0283443708609</text:p>
          </table:table-cell>
          <table:table-cell table:formula="of:=[.BQ78]-[.BU78]" office:value-type="float" office:value="49" calcext:value-type="float">
            <text:p>49</text:p>
          </table:table-cell>
          <table:table-cell table:formula="of:=[.BY78]/[.BQ78]" office:value-type="float" office:value="0.245" calcext:value-type="float">
            <text:p>0,245</text:p>
          </table:table-cell>
          <table:table-cell table:formula="of:=[.BR78]-[.BV78]" office:value-type="float" office:value="3679" calcext:value-type="float">
            <text:p>3679</text:p>
          </table:table-cell>
          <table:table-cell table:formula="of:=[.CA78]/[.BR78]" office:value-type="float" office:value="0.91975" calcext:value-type="float">
            <text:p>0,91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882" calcext:value-type="float">
            <text:p>1882</text:p>
          </table:table-cell>
          <table:table-cell office:value-type="float" office:value="15.056" calcext:value-type="float">
            <text:p>15,056</text:p>
          </table:table-cell>
          <table:table-cell office:value-type="float" office:value="0.0604658634538" calcext:value-type="float">
            <text:p>0,0604658634538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4368" calcext:value-type="float">
            <text:p>4368</text:p>
          </table:table-cell>
          <table:table-cell table:formula="of:=[.CN78]/[.CE78]" office:value-type="float" office:value="0.69888" calcext:value-type="float">
            <text:p>0,69888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512820512821" calcext:value-type="float">
            <text:p>0,0512820512821</text:p>
          </table:table-cell>
          <table:table-cell table:formula="of:=[.AD79]-[.AH79]" office:value-type="float" office:value="10" calcext:value-type="float">
            <text:p>10</text:p>
          </table:table-cell>
          <table:table-cell table:formula="of:=[.AL79]/[.AD79]" office:value-type="float" office:value="0.2" calcext:value-type="float">
            <text:p>0,2</text:p>
          </table:table-cell>
          <table:table-cell table:formula="of:=[.AE79]-[.AI79]" office:value-type="float" office:value="210" calcext:value-type="float">
            <text:p>210</text:p>
          </table:table-cell>
          <table:table-cell table:formula="of:=[.AN79]/[.AE79]" office:value-type="float" office:value="0.84" calcext:value-type="float">
            <text:p>0,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.11235955056" calcext:value-type="float">
            <text:p>2,11235955056</text:p>
          </table:table-cell>
          <table:table-cell office:value-type="float" office:value="0.0240040858018" calcext:value-type="float">
            <text:p>0,0240040858018</text:p>
          </table:table-cell>
          <table:table-cell table:formula="of:=[.AQ79]-[.AU79]" office:value-type="float" office:value="11" calcext:value-type="float">
            <text:p>11</text:p>
          </table:table-cell>
          <table:table-cell table:formula="of:=[.AY79]/[.AQ79]" office:value-type="float" office:value="0.11" calcext:value-type="float">
            <text:p>0,11</text:p>
          </table:table-cell>
          <table:table-cell table:formula="of:=[.AR79]-[.AV79]" office:value-type="float" office:value="906" calcext:value-type="float">
            <text:p>906</text:p>
          </table:table-cell>
          <table:table-cell table:formula="of:=[.BA79]/[.AR79]" office:value-type="float" office:value="0.906" calcext:value-type="float">
            <text:p>0,9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1030" calcext:value-type="float">
            <text:p>1030</text:p>
          </table:table-cell>
          <table:table-cell office:value-type="float" office:value="14.1095890411" calcext:value-type="float">
            <text:p>14,1095890411</text:p>
          </table:table-cell>
          <table:table-cell office:value-type="float" office:value="0.0973075106282" calcext:value-type="float">
            <text:p>0,0973075106282</text:p>
          </table:table-cell>
          <table:table-cell table:formula="of:=[.BD79]-[.BH79]" office:value-type="float" office:value="4" calcext:value-type="float">
            <text:p>4</text:p>
          </table:table-cell>
          <table:table-cell table:formula="of:=[.BL79]/[.BD79]" office:value-type="float" office:value="0.0266666666666667" calcext:value-type="float">
            <text:p>0,026666666666667</text:p>
          </table:table-cell>
          <table:table-cell table:formula="of:=[.BE79]-[.BI79]" office:value-type="float" office:value="1220" calcext:value-type="float">
            <text:p>1220</text:p>
          </table:table-cell>
          <table:table-cell table:formula="of:=[.BN79]/[.BE79]" office:value-type="float" office:value="0.542222222222222" calcext:value-type="float">
            <text:p>0,542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92" calcext:value-type="float">
            <text:p>2192</text:p>
          </table:table-cell>
          <table:table-cell office:value-type="float" office:value="21.92" calcext:value-type="float">
            <text:p>21,92</text:p>
          </table:table-cell>
          <table:table-cell office:value-type="float" office:value="0.110150753769" calcext:value-type="float">
            <text:p>0,110150753769</text:p>
          </table:table-cell>
          <table:table-cell table:formula="of:=[.BQ79]-[.BU79]" office:value-type="float" office:value="0" calcext:value-type="float">
            <text:p>0</text:p>
          </table:table-cell>
          <table:table-cell table:formula="of:=[.BY79]/[.BQ79]" office:value-type="float" office:value="0" calcext:value-type="float">
            <text:p>0</text:p>
          </table:table-cell>
          <table:table-cell table:formula="of:=[.BR79]-[.BV79]" office:value-type="float" office:value="1808" calcext:value-type="float">
            <text:p>1808</text:p>
          </table:table-cell>
          <table:table-cell table:formula="of:=[.CA79]/[.BR79]" office:value-type="float" office:value="0.452" calcext:value-type="float">
            <text:p>0,4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124" calcext:value-type="float">
            <text:p>4124</text:p>
          </table:table-cell>
          <table:table-cell office:value-type="float" office:value="32.992" calcext:value-type="float">
            <text:p>32,992</text:p>
          </table:table-cell>
          <table:table-cell office:value-type="float" office:value="0.132497991968" calcext:value-type="float">
            <text:p>0,132497991968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2126" calcext:value-type="float">
            <text:p>2126</text:p>
          </table:table-cell>
          <table:table-cell table:formula="of:=[.CN79]/[.CE79]" office:value-type="float" office:value="0.34016" calcext:value-type="float">
            <text:p>0,34016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5.72" calcext:value-type="float">
            <text:p>5,72</text:p>
          </table:table-cell>
          <table:table-cell office:value-type="float" office:value="0.116734693878" calcext:value-type="float">
            <text:p>0,116734693878</text:p>
          </table:table-cell>
          <table:table-cell table:formula="of:=[.AD80]-[.AH80]" office:value-type="float" office:value="0" calcext:value-type="float">
            <text:p>0</text:p>
          </table:table-cell>
          <table:table-cell table:formula="of:=[.AL80]/[.AD80]" office:value-type="float" office:value="0" calcext:value-type="float">
            <text:p>0</text:p>
          </table:table-cell>
          <table:table-cell table:formula="of:=[.AE80]-[.AI80]" office:value-type="float" office:value="107" calcext:value-type="float">
            <text:p>107</text:p>
          </table:table-cell>
          <table:table-cell table:formula="of:=[.AN80]/[.AE80]" office:value-type="float" office:value="0.428" calcext:value-type="float">
            <text:p>0,4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446" calcext:value-type="float">
            <text:p>446</text:p>
          </table:table-cell>
          <table:table-cell office:value-type="float" office:value="9.38947368421" calcext:value-type="float">
            <text:p>9,38947368421</text:p>
          </table:table-cell>
          <table:table-cell office:value-type="float" office:value="0.0998880179171" calcext:value-type="float">
            <text:p>0,0998880179171</text:p>
          </table:table-cell>
          <table:table-cell table:formula="of:=[.AQ80]-[.AU80]" office:value-type="float" office:value="5" calcext:value-type="float">
            <text:p>5</text:p>
          </table:table-cell>
          <table:table-cell table:formula="of:=[.AY80]/[.AQ80]" office:value-type="float" office:value="0.05" calcext:value-type="float">
            <text:p>0,05</text:p>
          </table:table-cell>
          <table:table-cell table:formula="of:=[.AR80]-[.AV80]" office:value-type="float" office:value="554" calcext:value-type="float">
            <text:p>554</text:p>
          </table:table-cell>
          <table:table-cell table:formula="of:=[.BA80]/[.AR80]" office:value-type="float" office:value="0.554" calcext:value-type="float">
            <text:p>0,5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2.11570247934" calcext:value-type="float">
            <text:p>2,11570247934</text:p>
          </table:table-cell>
          <table:table-cell office:value-type="float" office:value="0.0176308539945" calcext:value-type="float">
            <text:p>0,0176308539945</text:p>
          </table:table-cell>
          <table:table-cell table:formula="of:=[.BD80]-[.BH80]" office:value-type="float" office:value="29" calcext:value-type="float">
            <text:p>29</text:p>
          </table:table-cell>
          <table:table-cell table:formula="of:=[.BL80]/[.BD80]" office:value-type="float" office:value="0.193333333333333" calcext:value-type="float">
            <text:p>0,193333333333333</text:p>
          </table:table-cell>
          <table:table-cell table:formula="of:=[.BE80]-[.BI80]" office:value-type="float" office:value="2122" calcext:value-type="float">
            <text:p>2122</text:p>
          </table:table-cell>
          <table:table-cell table:formula="of:=[.BN80]/[.BE80]" office:value-type="float" office:value="0.943111111111111" calcext:value-type="float">
            <text:p>0,943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214" calcext:value-type="float">
            <text:p>1214</text:p>
          </table:table-cell>
          <table:table-cell office:value-type="float" office:value="12.14" calcext:value-type="float">
            <text:p>12,14</text:p>
          </table:table-cell>
          <table:table-cell office:value-type="float" office:value="0.0610050251256" calcext:value-type="float">
            <text:p>0,0610050251256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2786" calcext:value-type="float">
            <text:p>2786</text:p>
          </table:table-cell>
          <table:table-cell table:formula="of:=[.CA80]/[.BR80]" office:value-type="float" office:value="0.6965" calcext:value-type="float">
            <text:p>0,69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450" calcext:value-type="float">
            <text:p>4450</text:p>
          </table:table-cell>
          <table:table-cell office:value-type="float" office:value="35.6" calcext:value-type="float">
            <text:p>35,6</text:p>
          </table:table-cell>
          <table:table-cell office:value-type="float" office:value="0.14297188755" calcext:value-type="float">
            <text:p>0,14297188755</text:p>
          </table:table-cell>
          <table:table-cell table:formula="of:=[.CD80]-[.CH80]" office:value-type="float" office:value="0" calcext:value-type="float">
            <text:p>0</text:p>
          </table:table-cell>
          <table:table-cell table:formula="of:=[.CL80]/[.CD80]" office:value-type="float" office:value="0" calcext:value-type="float">
            <text:p>0</text:p>
          </table:table-cell>
          <table:table-cell table:formula="of:=[.CE80]-[.CI80]" office:value-type="float" office:value="1800" calcext:value-type="float">
            <text:p>1800</text:p>
          </table:table-cell>
          <table:table-cell table:formula="of:=[.CN80]/[.CE80]" office:value-type="float" office:value="0.288" calcext:value-type="float">
            <text:p>0,288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3.10638297872" calcext:value-type="float">
            <text:p>3,10638297872</text:p>
          </table:table-cell>
          <table:table-cell office:value-type="float" office:value="0.0675300647549" calcext:value-type="float">
            <text:p>0,0675300647549</text:p>
          </table:table-cell>
          <table:table-cell table:formula="of:=[.AD81]-[.AH81]" office:value-type="float" office:value="3" calcext:value-type="float">
            <text:p>3</text:p>
          </table:table-cell>
          <table:table-cell table:formula="of:=[.AL81]/[.AD81]" office:value-type="float" office:value="0.06" calcext:value-type="float">
            <text:p>0,06</text:p>
          </table:table-cell>
          <table:table-cell table:formula="of:=[.AE81]-[.AI81]" office:value-type="float" office:value="177" calcext:value-type="float">
            <text:p>177</text:p>
          </table:table-cell>
          <table:table-cell table:formula="of:=[.AN81]/[.AE81]" office:value-type="float" office:value="0.708" calcext:value-type="float">
            <text:p>0,7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69" calcext:value-type="float">
            <text:p>669</text:p>
          </table:table-cell>
          <table:table-cell office:value-type="float" office:value="13.38" calcext:value-type="float">
            <text:p>13,38</text:p>
          </table:table-cell>
          <table:table-cell office:value-type="float" office:value="0.135151515152" calcext:value-type="float">
            <text:p>0,135151515152</text:p>
          </table:table-cell>
          <table:table-cell table:formula="of:=[.AQ81]-[.AU81]" office:value-type="float" office:value="0" calcext:value-type="float">
            <text:p>0</text:p>
          </table:table-cell>
          <table:table-cell table:formula="of:=[.AY81]/[.AQ81]" office:value-type="float" office:value="0" calcext:value-type="float">
            <text:p>0</text:p>
          </table:table-cell>
          <table:table-cell table:formula="of:=[.AR81]-[.AV81]" office:value-type="float" office:value="331" calcext:value-type="float">
            <text:p>331</text:p>
          </table:table-cell>
          <table:table-cell table:formula="of:=[.BA81]/[.AR81]" office:value-type="float" office:value="0.331" calcext:value-type="float">
            <text:p>0,3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1786" calcext:value-type="float">
            <text:p>1786</text:p>
          </table:table-cell>
          <table:table-cell office:value-type="float" office:value="23.9731543624" calcext:value-type="float">
            <text:p>23,9731543624</text:p>
          </table:table-cell>
          <table:table-cell office:value-type="float" office:value="0.161980772719" calcext:value-type="float">
            <text:p>0,161980772719</text:p>
          </table:table-cell>
          <table:table-cell table:formula="of:=[.BD81]-[.BH81]" office:value-type="float" office:value="1" calcext:value-type="float">
            <text:p>1</text:p>
          </table:table-cell>
          <table:table-cell table:formula="of:=[.BL81]/[.BD81]" office:value-type="float" office:value="0.00666666666666667" calcext:value-type="float">
            <text:p>0,006666666666667</text:p>
          </table:table-cell>
          <table:table-cell table:formula="of:=[.BE81]-[.BI81]" office:value-type="float" office:value="464" calcext:value-type="float">
            <text:p>464</text:p>
          </table:table-cell>
          <table:table-cell table:formula="of:=[.BN81]/[.BE81]" office:value-type="float" office:value="0.206222222222222" calcext:value-type="float">
            <text:p>0,206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826" calcext:value-type="float">
            <text:p>1826</text:p>
          </table:table-cell>
          <table:table-cell office:value-type="float" office:value="18.26" calcext:value-type="float">
            <text:p>18,26</text:p>
          </table:table-cell>
          <table:table-cell office:value-type="float" office:value="0.0917587939698" calcext:value-type="float">
            <text:p>0,0917587939698</text:p>
          </table:table-cell>
          <table:table-cell table:formula="of:=[.BQ81]-[.BU81]" office:value-type="float" office:value="0" calcext:value-type="float">
            <text:p>0</text:p>
          </table:table-cell>
          <table:table-cell table:formula="of:=[.BY81]/[.BQ81]" office:value-type="float" office:value="0" calcext:value-type="float">
            <text:p>0</text:p>
          </table:table-cell>
          <table:table-cell table:formula="of:=[.BR81]-[.BV81]" office:value-type="float" office:value="2174" calcext:value-type="float">
            <text:p>2174</text:p>
          </table:table-cell>
          <table:table-cell table:formula="of:=[.CA81]/[.BR81]" office:value-type="float" office:value="0.5435" calcext:value-type="float">
            <text:p>0,5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0" calcext:value-type="float">
            <text:p>0</text:p>
          </table:table-cell>
          <table:table-cell table:formula="of:=[.CN81]/[.CE81]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3.42222222222" calcext:value-type="float">
            <text:p>3,42222222222</text:p>
          </table:table-cell>
          <table:table-cell office:value-type="float" office:value="0.0777777777778" calcext:value-type="float">
            <text:p>0,0777777777778</text:p>
          </table:table-cell>
          <table:table-cell table:formula="of:=[.AD82]-[.AH82]" office:value-type="float" office:value="5" calcext:value-type="float">
            <text:p>5</text:p>
          </table:table-cell>
          <table:table-cell table:formula="of:=[.AL82]/[.AD82]" office:value-type="float" office:value="0.1" calcext:value-type="float">
            <text:p>0,1</text:p>
          </table:table-cell>
          <table:table-cell table:formula="of:=[.AE82]-[.AI82]" office:value-type="float" office:value="173" calcext:value-type="float">
            <text:p>173</text:p>
          </table:table-cell>
          <table:table-cell table:formula="of:=[.AN82]/[.AE82]" office:value-type="float" office:value="0.692" calcext:value-type="float">
            <text:p>0,6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 office:value-type="float" office:value="9.9381443299" calcext:value-type="float">
            <text:p>9,9381443299</text:p>
          </table:table-cell>
          <table:table-cell office:value-type="float" office:value="0.10352233677" calcext:value-type="float">
            <text:p>0,10352233677</text:p>
          </table:table-cell>
          <table:table-cell table:formula="of:=[.AQ82]-[.AU82]" office:value-type="float" office:value="3" calcext:value-type="float">
            <text:p>3</text:p>
          </table:table-cell>
          <table:table-cell table:formula="of:=[.AY82]/[.AQ82]" office:value-type="float" office:value="0.03" calcext:value-type="float">
            <text:p>0,03</text:p>
          </table:table-cell>
          <table:table-cell table:formula="of:=[.AR82]-[.AV82]" office:value-type="float" office:value="518" calcext:value-type="float">
            <text:p>518</text:p>
          </table:table-cell>
          <table:table-cell table:formula="of:=[.BA82]/[.AR82]" office:value-type="float" office:value="0.518" calcext:value-type="float">
            <text:p>0,5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959" calcext:value-type="float">
            <text:p>1959</text:p>
          </table:table-cell>
          <table:table-cell office:value-type="float" office:value="26.12" calcext:value-type="float">
            <text:p>26,12</text:p>
          </table:table-cell>
          <table:table-cell office:value-type="float" office:value="0.175302013423" calcext:value-type="float">
            <text:p>0,175302013423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291" calcext:value-type="float">
            <text:p>291</text:p>
          </table:table-cell>
          <table:table-cell table:formula="of:=[.BN82]/[.BE82]" office:value-type="float" office:value="0.129333333333333" calcext:value-type="float">
            <text:p>0,129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298" calcext:value-type="float">
            <text:p>3298</text:p>
          </table:table-cell>
          <table:table-cell office:value-type="float" office:value="32.98" calcext:value-type="float">
            <text:p>32,98</text:p>
          </table:table-cell>
          <table:table-cell office:value-type="float" office:value="0.165728643216" calcext:value-type="float">
            <text:p>0,165728643216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702" calcext:value-type="float">
            <text:p>702</text:p>
          </table:table-cell>
          <table:table-cell table:formula="of:=[.CA82]/[.BR82]" office:value-type="float" office:value="0.1755" calcext:value-type="float">
            <text:p>0,17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597" calcext:value-type="float">
            <text:p>1597</text:p>
          </table:table-cell>
          <table:table-cell office:value-type="float" office:value="12.776" calcext:value-type="float">
            <text:p>12,776</text:p>
          </table:table-cell>
          <table:table-cell office:value-type="float" office:value="0.0513092369478" calcext:value-type="float">
            <text:p>0,0513092369478</text:p>
          </table:table-cell>
          <table:table-cell table:formula="of:=[.CD82]-[.CH82]" office:value-type="float" office:value="0" calcext:value-type="float">
            <text:p>0</text:p>
          </table:table-cell>
          <table:table-cell table:formula="of:=[.CL82]/[.CD82]" office:value-type="float" office:value="0" calcext:value-type="float">
            <text:p>0</text:p>
          </table:table-cell>
          <table:table-cell table:formula="of:=[.CE82]-[.CI82]" office:value-type="float" office:value="4653" calcext:value-type="float">
            <text:p>4653</text:p>
          </table:table-cell>
          <table:table-cell table:formula="of:=[.CN82]/[.CE82]" office:value-type="float" office:value="0.74448" calcext:value-type="float">
            <text:p>0,74448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D83]-[.AH83]" office:value-type="float" office:value="23" calcext:value-type="float">
            <text:p>23</text:p>
          </table:table-cell>
          <table:table-cell table:formula="of:=[.AL83]/[.AD83]" office:value-type="float" office:value="0.46" calcext:value-type="float">
            <text:p>0,46</text:p>
          </table:table-cell>
          <table:table-cell table:formula="of:=[.AE83]-[.AI83]" office:value-type="float" office:value="233" calcext:value-type="float">
            <text:p>233</text:p>
          </table:table-cell>
          <table:table-cell table:formula="of:=[.AN83]/[.AE83]" office:value-type="float" office:value="0.932" calcext:value-type="float">
            <text:p>0,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office:value-type="float" office:value="0.0246835443038" calcext:value-type="float">
            <text:p>0,0246835443038</text:p>
          </table:table-cell>
          <table:table-cell table:formula="of:=[.AQ83]-[.AU83]" office:value-type="float" office:value="20" calcext:value-type="float">
            <text:p>20</text:p>
          </table:table-cell>
          <table:table-cell table:formula="of:=[.AY83]/[.AQ83]" office:value-type="float" office:value="0.2" calcext:value-type="float">
            <text:p>0,2</text:p>
          </table:table-cell>
          <table:table-cell table:formula="of:=[.AR83]-[.AV83]" office:value-type="float" office:value="922" calcext:value-type="float">
            <text:p>922</text:p>
          </table:table-cell>
          <table:table-cell table:formula="of:=[.BA83]/[.AR83]" office:value-type="float" office:value="0.922" calcext:value-type="float">
            <text:p>0,9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41" calcext:value-type="float">
            <text:p>1841</text:p>
          </table:table-cell>
          <table:table-cell office:value-type="float" office:value="24.5466666667" calcext:value-type="float">
            <text:p>24,5466666667</text:p>
          </table:table-cell>
          <table:table-cell office:value-type="float" office:value="0.164742729306" calcext:value-type="float">
            <text:p>0,164742729306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409" calcext:value-type="float">
            <text:p>409</text:p>
          </table:table-cell>
          <table:table-cell table:formula="of:=[.BN83]/[.BE83]" office:value-type="float" office:value="0.181777777777778" calcext:value-type="float">
            <text:p>0,18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547" calcext:value-type="float">
            <text:p>1547</text:p>
          </table:table-cell>
          <table:table-cell office:value-type="float" office:value="15.47" calcext:value-type="float">
            <text:p>15,47</text:p>
          </table:table-cell>
          <table:table-cell office:value-type="float" office:value="0.0777386934673" calcext:value-type="float">
            <text:p>0,0777386934673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2453" calcext:value-type="float">
            <text:p>2453</text:p>
          </table:table-cell>
          <table:table-cell table:formula="of:=[.CA83]/[.BR83]" office:value-type="float" office:value="0.61325" calcext:value-type="float">
            <text:p>0,61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1044" calcext:value-type="float">
            <text:p>1044</text:p>
          </table:table-cell>
          <table:table-cell table:formula="of:=[.CN83]/[.CE83]" office:value-type="float" office:value="0.16704" calcext:value-type="float">
            <text:p>0,16704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AD84]-[.AH84]" office:value-type="float" office:value="36" calcext:value-type="float">
            <text:p>36</text:p>
          </table:table-cell>
          <table:table-cell table:formula="of:=[.AL84]/[.AD84]" office:value-type="float" office:value="0.72" calcext:value-type="float">
            <text:p>0,72</text:p>
          </table:table-cell>
          <table:table-cell table:formula="of:=[.AE84]-[.AI84]" office:value-type="float" office:value="241" calcext:value-type="float">
            <text:p>241</text:p>
          </table:table-cell>
          <table:table-cell table:formula="of:=[.AN84]/[.AE84]" office:value-type="float" office:value="0.964" calcext:value-type="float">
            <text:p>0,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94" calcext:value-type="float">
            <text:p>494</text:p>
          </table:table-cell>
          <table:table-cell office:value-type="float" office:value="9.88" calcext:value-type="float">
            <text:p>9,88</text:p>
          </table:table-cell>
          <table:table-cell office:value-type="float" office:value="0.099797979798" calcext:value-type="float">
            <text:p>0,099797979798</text:p>
          </table:table-cell>
          <table:table-cell table:formula="of:=[.AQ84]-[.AU84]" office:value-type="float" office:value="0" calcext:value-type="float">
            <text:p>0</text:p>
          </table:table-cell>
          <table:table-cell table:formula="of:=[.AY84]/[.AQ84]" office:value-type="float" office:value="0" calcext:value-type="float">
            <text:p>0</text:p>
          </table:table-cell>
          <table:table-cell table:formula="of:=[.AR84]-[.AV84]" office:value-type="float" office:value="506" calcext:value-type="float">
            <text:p>506</text:p>
          </table:table-cell>
          <table:table-cell table:formula="of:=[.BA84]/[.AR84]" office:value-type="float" office:value="0.506" calcext:value-type="float">
            <text:p>0,5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2.7380952381" calcext:value-type="float">
            <text:p>2,7380952381</text:p>
          </table:table-cell>
          <table:table-cell office:value-type="float" office:value="0.0329890992542" calcext:value-type="float">
            <text:p>0,0329890992542</text:p>
          </table:table-cell>
          <table:table-cell table:formula="of:=[.BD84]-[.BH84]" office:value-type="float" office:value="66" calcext:value-type="float">
            <text:p>66</text:p>
          </table:table-cell>
          <table:table-cell table:formula="of:=[.BL84]/[.BD84]" office:value-type="float" office:value="0.44" calcext:value-type="float">
            <text:p>0,44</text:p>
          </table:table-cell>
          <table:table-cell table:formula="of:=[.BE84]-[.BI84]" office:value-type="float" office:value="2135" calcext:value-type="float">
            <text:p>2135</text:p>
          </table:table-cell>
          <table:table-cell table:formula="of:=[.BN84]/[.BE84]" office:value-type="float" office:value="0.948888888888889" calcext:value-type="float">
            <text:p>0,948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564" calcext:value-type="float">
            <text:p>3564</text:p>
          </table:table-cell>
          <table:table-cell office:value-type="float" office:value="35.64" calcext:value-type="float">
            <text:p>35,64</text:p>
          </table:table-cell>
          <table:table-cell office:value-type="float" office:value="0.179095477387" calcext:value-type="float">
            <text:p>0,179095477387</text:p>
          </table:table-cell>
          <table:table-cell table:formula="of:=[.BQ84]-[.BU84]" office:value-type="float" office:value="0" calcext:value-type="float">
            <text:p>0</text:p>
          </table:table-cell>
          <table:table-cell table:formula="of:=[.BY84]/[.BQ84]" office:value-type="float" office:value="0" calcext:value-type="float">
            <text:p>0</text:p>
          </table:table-cell>
          <table:table-cell table:formula="of:=[.BR84]-[.BV84]" office:value-type="float" office:value="436" calcext:value-type="float">
            <text:p>436</text:p>
          </table:table-cell>
          <table:table-cell table:formula="of:=[.CA84]/[.BR84]" office:value-type="float" office:value="0.109" calcext:value-type="float">
            <text:p>0,1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673" calcext:value-type="float">
            <text:p>3673</text:p>
          </table:table-cell>
          <table:table-cell office:value-type="float" office:value="29.384" calcext:value-type="float">
            <text:p>29,384</text:p>
          </table:table-cell>
          <table:table-cell office:value-type="float" office:value="0.118008032129" calcext:value-type="float">
            <text:p>0,118008032129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2577" calcext:value-type="float">
            <text:p>2577</text:p>
          </table:table-cell>
          <table:table-cell table:formula="of:=[.CN84]/[.CE84]" office:value-type="float" office:value="0.41232" calcext:value-type="float">
            <text:p>0,41232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.11428571429" calcext:value-type="float">
            <text:p>2,11428571429</text:p>
          </table:table-cell>
          <table:table-cell office:value-type="float" office:value="0.0621848739496" calcext:value-type="float">
            <text:p>0,0621848739496</text:p>
          </table:table-cell>
          <table:table-cell table:formula="of:=[.AD85]-[.AH85]" office:value-type="float" office:value="15" calcext:value-type="float">
            <text:p>15</text:p>
          </table:table-cell>
          <table:table-cell table:formula="of:=[.AL85]/[.AD85]" office:value-type="float" office:value="0.3" calcext:value-type="float">
            <text:p>0,3</text:p>
          </table:table-cell>
          <table:table-cell table:formula="of:=[.AE85]-[.AI85]" office:value-type="float" office:value="213" calcext:value-type="float">
            <text:p>213</text:p>
          </table:table-cell>
          <table:table-cell table:formula="of:=[.AN85]/[.AE85]" office:value-type="float" office:value="0.852" calcext:value-type="float">
            <text:p>0,8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752" calcext:value-type="float">
            <text:p>752</text:p>
          </table:table-cell>
          <table:table-cell office:value-type="float" office:value="15.04" calcext:value-type="float">
            <text:p>15,04</text:p>
          </table:table-cell>
          <table:table-cell office:value-type="float" office:value="0.151919191919" calcext:value-type="float">
            <text:p>0,151919191919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248" calcext:value-type="float">
            <text:p>248</text:p>
          </table:table-cell>
          <table:table-cell table:formula="of:=[.BA85]/[.AR85]" office:value-type="float" office:value="0.248" calcext:value-type="float">
            <text:p>0,2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85]-[.BH85]" office:value-type="float" office:value="141" calcext:value-type="float">
            <text:p>141</text:p>
          </table:table-cell>
          <table:table-cell table:formula="of:=[.BL85]/[.BD85]" office:value-type="float" office:value="0.94" calcext:value-type="float">
            <text:p>0,94</text:p>
          </table:table-cell>
          <table:table-cell table:formula="of:=[.BE85]-[.BI85]" office:value-type="float" office:value="2245" calcext:value-type="float">
            <text:p>2245</text:p>
          </table:table-cell>
          <table:table-cell table:formula="of:=[.BN85]/[.BE85]" office:value-type="float" office:value="0.997777777777778" calcext:value-type="float">
            <text:p>0,997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1" calcext:value-type="float">
            <text:p>191</text:p>
          </table:table-cell>
          <table:table-cell office:value-type="float" office:value="801" calcext:value-type="float">
            <text:p>801</text:p>
          </table:table-cell>
          <table:table-cell office:value-type="float" office:value="8.38743455497" calcext:value-type="float">
            <text:p>8,38743455497</text:p>
          </table:table-cell>
          <table:table-cell office:value-type="float" office:value="0.0441443923946" calcext:value-type="float">
            <text:p>0,0441443923946</text:p>
          </table:table-cell>
          <table:table-cell table:formula="of:=[.BQ85]-[.BU85]" office:value-type="float" office:value="9" calcext:value-type="float">
            <text:p>9</text:p>
          </table:table-cell>
          <table:table-cell table:formula="of:=[.BY85]/[.BQ85]" office:value-type="float" office:value="0.045" calcext:value-type="float">
            <text:p>0,045</text:p>
          </table:table-cell>
          <table:table-cell table:formula="of:=[.BR85]-[.BV85]" office:value-type="float" office:value="3199" calcext:value-type="float">
            <text:p>3199</text:p>
          </table:table-cell>
          <table:table-cell table:formula="of:=[.CA85]/[.BR85]" office:value-type="float" office:value="0.79975" calcext:value-type="float">
            <text:p>0,79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948" calcext:value-type="float">
            <text:p>1948</text:p>
          </table:table-cell>
          <table:table-cell office:value-type="float" office:value="15.584" calcext:value-type="float">
            <text:p>15,584</text:p>
          </table:table-cell>
          <table:table-cell office:value-type="float" office:value="0.0625863453815" calcext:value-type="float">
            <text:p>0,0625863453815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4302" calcext:value-type="float">
            <text:p>4302</text:p>
          </table:table-cell>
          <table:table-cell table:formula="of:=[.CN85]/[.CE85]" office:value-type="float" office:value="0.68832" calcext:value-type="float">
            <text:p>0,68832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6.12" calcext:value-type="float">
            <text:p>6,12</text:p>
          </table:table-cell>
          <table:table-cell office:value-type="float" office:value="0.124897959184" calcext:value-type="float">
            <text:p>0,124897959184</text:p>
          </table:table-cell>
          <table:table-cell table:formula="of:=[.AD86]-[.AH86]" office:value-type="float" office:value="0" calcext:value-type="float">
            <text:p>0</text:p>
          </table:table-cell>
          <table:table-cell table:formula="of:=[.AL86]/[.AD86]" office:value-type="float" office:value="0" calcext:value-type="float">
            <text:p>0</text:p>
          </table:table-cell>
          <table:table-cell table:formula="of:=[.AE86]-[.AI86]" office:value-type="float" office:value="97" calcext:value-type="float">
            <text:p>97</text:p>
          </table:table-cell>
          <table:table-cell table:formula="of:=[.AN86]/[.AE86]" office:value-type="float" office:value="0.388" calcext:value-type="float">
            <text:p>0,3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23" calcext:value-type="float">
            <text:p>623</text:p>
          </table:table-cell>
          <table:table-cell office:value-type="float" office:value="12.46" calcext:value-type="float">
            <text:p>12,46</text:p>
          </table:table-cell>
          <table:table-cell office:value-type="float" office:value="0.125858585859" calcext:value-type="float">
            <text:p>0,125858585859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377" calcext:value-type="float">
            <text:p>377</text:p>
          </table:table-cell>
          <table:table-cell table:formula="of:=[.BA86]/[.AR86]" office:value-type="float" office:value="0.377" calcext:value-type="float">
            <text:p>0,3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.7037037037" calcext:value-type="float">
            <text:p>1,7037037037</text:p>
          </table:table-cell>
          <table:table-cell office:value-type="float" office:value="0.0159224645206" calcext:value-type="float">
            <text:p>0,0159224645206</text:p>
          </table:table-cell>
          <table:table-cell table:formula="of:=[.BD86]-[.BH86]" office:value-type="float" office:value="42" calcext:value-type="float">
            <text:p>42</text:p>
          </table:table-cell>
          <table:table-cell table:formula="of:=[.BL86]/[.BD86]" office:value-type="float" office:value="0.28" calcext:value-type="float">
            <text:p>0,28</text:p>
          </table:table-cell>
          <table:table-cell table:formula="of:=[.BE86]-[.BI86]" office:value-type="float" office:value="2158" calcext:value-type="float">
            <text:p>2158</text:p>
          </table:table-cell>
          <table:table-cell table:formula="of:=[.BN86]/[.BE86]" office:value-type="float" office:value="0.959111111111111" calcext:value-type="float">
            <text:p>0,959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53" calcext:value-type="float">
            <text:p>153</text:p>
          </table:table-cell>
          <table:table-cell office:value-type="float" office:value="213" calcext:value-type="float">
            <text:p>213</text:p>
          </table:table-cell>
          <table:table-cell office:value-type="float" office:value="2.78431372549" calcext:value-type="float">
            <text:p>2,78431372549</text:p>
          </table:table-cell>
          <table:table-cell office:value-type="float" office:value="0.0183178534572" calcext:value-type="float">
            <text:p>0,0183178534572</text:p>
          </table:table-cell>
          <table:table-cell table:formula="of:=[.BQ86]-[.BU86]" office:value-type="float" office:value="47" calcext:value-type="float">
            <text:p>47</text:p>
          </table:table-cell>
          <table:table-cell table:formula="of:=[.BY86]/[.BQ86]" office:value-type="float" office:value="0.235" calcext:value-type="float">
            <text:p>0,235</text:p>
          </table:table-cell>
          <table:table-cell table:formula="of:=[.BR86]-[.BV86]" office:value-type="float" office:value="3787" calcext:value-type="float">
            <text:p>3787</text:p>
          </table:table-cell>
          <table:table-cell table:formula="of:=[.CA86]/[.BR86]" office:value-type="float" office:value="0.94675" calcext:value-type="float">
            <text:p>0,946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843" calcext:value-type="float">
            <text:p>4843</text:p>
          </table:table-cell>
          <table:table-cell office:value-type="float" office:value="38.744" calcext:value-type="float">
            <text:p>38,744</text:p>
          </table:table-cell>
          <table:table-cell office:value-type="float" office:value="0.155598393574" calcext:value-type="float">
            <text:p>0,155598393574</text:p>
          </table:table-cell>
          <table:table-cell table:formula="of:=[.CD86]-[.CH86]" office:value-type="float" office:value="0" calcext:value-type="float">
            <text:p>0</text:p>
          </table:table-cell>
          <table:table-cell table:formula="of:=[.CL86]/[.CD86]" office:value-type="float" office:value="0" calcext:value-type="float">
            <text:p>0</text:p>
          </table:table-cell>
          <table:table-cell table:formula="of:=[.CE86]-[.CI86]" office:value-type="float" office:value="1407" calcext:value-type="float">
            <text:p>1407</text:p>
          </table:table-cell>
          <table:table-cell table:formula="of:=[.CN86]/[.CE86]" office:value-type="float" office:value="0.22512" calcext:value-type="float">
            <text:p>0,22512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.6511627907" calcext:value-type="float">
            <text:p>2,6511627907</text:p>
          </table:table-cell>
          <table:table-cell office:value-type="float" office:value="0.063122923588" calcext:value-type="float">
            <text:p>0,063122923588</text:p>
          </table:table-cell>
          <table:table-cell table:formula="of:=[.AD87]-[.AH87]" office:value-type="float" office:value="7" calcext:value-type="float">
            <text:p>7</text:p>
          </table:table-cell>
          <table:table-cell table:formula="of:=[.AL87]/[.AD87]" office:value-type="float" office:value="0.14" calcext:value-type="float">
            <text:p>0,14</text:p>
          </table:table-cell>
          <table:table-cell table:formula="of:=[.AE87]-[.AI87]" office:value-type="float" office:value="193" calcext:value-type="float">
            <text:p>193</text:p>
          </table:table-cell>
          <table:table-cell table:formula="of:=[.AN87]/[.AE87]" office:value-type="float" office:value="0.772" calcext:value-type="float">
            <text:p>0,7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2.51219512195" calcext:value-type="float">
            <text:p>2,51219512195</text:p>
          </table:table-cell>
          <table:table-cell office:value-type="float" office:value="0.031014754592" calcext:value-type="float">
            <text:p>0,031014754592</text:p>
          </table:table-cell>
          <table:table-cell table:formula="of:=[.AQ87]-[.AU87]" office:value-type="float" office:value="18" calcext:value-type="float">
            <text:p>18</text:p>
          </table:table-cell>
          <table:table-cell table:formula="of:=[.AY87]/[.AQ87]" office:value-type="float" office:value="0.18" calcext:value-type="float">
            <text:p>0,18</text:p>
          </table:table-cell>
          <table:table-cell table:formula="of:=[.AR87]-[.AV87]" office:value-type="float" office:value="897" calcext:value-type="float">
            <text:p>897</text:p>
          </table:table-cell>
          <table:table-cell table:formula="of:=[.BA87]/[.AR87]" office:value-type="float" office:value="0.897" calcext:value-type="float">
            <text:p>0,8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1146" calcext:value-type="float">
            <text:p>1146</text:p>
          </table:table-cell>
          <table:table-cell office:value-type="float" office:value="15.3825503356" calcext:value-type="float">
            <text:p>15,3825503356</text:p>
          </table:table-cell>
          <table:table-cell office:value-type="float" office:value="0.103936150916" calcext:value-type="float">
            <text:p>0,103936150916</text:p>
          </table:table-cell>
          <table:table-cell table:formula="of:=[.BD87]-[.BH87]" office:value-type="float" office:value="1" calcext:value-type="float">
            <text:p>1</text:p>
          </table:table-cell>
          <table:table-cell table:formula="of:=[.BL87]/[.BD87]" office:value-type="float" office:value="0.00666666666666667" calcext:value-type="float">
            <text:p>0,006666666666667</text:p>
          </table:table-cell>
          <table:table-cell table:formula="of:=[.BE87]-[.BI87]" office:value-type="float" office:value="1104" calcext:value-type="float">
            <text:p>1104</text:p>
          </table:table-cell>
          <table:table-cell table:formula="of:=[.BN87]/[.BE87]" office:value-type="float" office:value="0.490666666666667" calcext:value-type="float">
            <text:p>0,490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72" calcext:value-type="float">
            <text:p>2172</text:p>
          </table:table-cell>
          <table:table-cell office:value-type="float" office:value="21.72" calcext:value-type="float">
            <text:p>21,72</text:p>
          </table:table-cell>
          <table:table-cell office:value-type="float" office:value="0.109145728643" calcext:value-type="float">
            <text:p>0,109145728643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1828" calcext:value-type="float">
            <text:p>1828</text:p>
          </table:table-cell>
          <table:table-cell table:formula="of:=[.CA87]/[.BR87]" office:value-type="float" office:value="0.457" calcext:value-type="float">
            <text:p>0,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33" calcext:value-type="float">
            <text:p>233</text:p>
          </table:table-cell>
          <table:table-cell office:value-type="float" office:value="1099" calcext:value-type="float">
            <text:p>1099</text:p>
          </table:table-cell>
          <table:table-cell office:value-type="float" office:value="9.43347639485" calcext:value-type="float">
            <text:p>9,43347639485</text:p>
          </table:table-cell>
          <table:table-cell office:value-type="float" office:value="0.0406615361847" calcext:value-type="float">
            <text:p>0,0406615361847</text:p>
          </table:table-cell>
          <table:table-cell table:formula="of:=[.CD87]-[.CH87]" office:value-type="float" office:value="17" calcext:value-type="float">
            <text:p>17</text:p>
          </table:table-cell>
          <table:table-cell table:formula="of:=[.CL87]/[.CD87]" office:value-type="float" office:value="0.068" calcext:value-type="float">
            <text:p>0,068</text:p>
          </table:table-cell>
          <table:table-cell table:formula="of:=[.CE87]-[.CI87]" office:value-type="float" office:value="5151" calcext:value-type="float">
            <text:p>5151</text:p>
          </table:table-cell>
          <table:table-cell table:formula="of:=[.CN87]/[.CE87]" office:value-type="float" office:value="0.82416" calcext:value-type="float">
            <text:p>0,82416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.68" calcext:value-type="float">
            <text:p>1,68</text:p>
          </table:table-cell>
          <table:table-cell office:value-type="float" office:value="0.07" calcext:value-type="float">
            <text:p>0,07</text:p>
          </table:table-cell>
          <table:table-cell table:formula="of:=[.AD88]-[.AH88]" office:value-type="float" office:value="25" calcext:value-type="float">
            <text:p>25</text:p>
          </table:table-cell>
          <table:table-cell table:formula="of:=[.AL88]/[.AD88]" office:value-type="float" office:value="0.5" calcext:value-type="float">
            <text:p>0,5</text:p>
          </table:table-cell>
          <table:table-cell table:formula="of:=[.AE88]-[.AI88]" office:value-type="float" office:value="229" calcext:value-type="float">
            <text:p>229</text:p>
          </table:table-cell>
          <table:table-cell table:formula="of:=[.AN88]/[.AE88]" office:value-type="float" office:value="0.916" calcext:value-type="float">
            <text:p>0,9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132929292929" calcext:value-type="float">
            <text:p>0,132929292929</text:p>
          </table:table-cell>
          <table:table-cell table:formula="of:=[.AQ88]-[.AU88]" office:value-type="float" office:value="0" calcext:value-type="float">
            <text:p>0</text:p>
          </table:table-cell>
          <table:table-cell table:formula="of:=[.AY88]/[.AQ88]" office:value-type="float" office:value="0" calcext:value-type="float">
            <text:p>0</text:p>
          </table:table-cell>
          <table:table-cell table:formula="of:=[.AR88]-[.AV88]" office:value-type="float" office:value="342" calcext:value-type="float">
            <text:p>342</text:p>
          </table:table-cell>
          <table:table-cell table:formula="of:=[.BA88]/[.AR88]" office:value-type="float" office:value="0.342" calcext:value-type="float">
            <text:p>0,3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office:value-type="float" office:value="7.03355704698" calcext:value-type="float">
            <text:p>7,03355704698</text:p>
          </table:table-cell>
          <table:table-cell office:value-type="float" office:value="0.0475240341012" calcext:value-type="float">
            <text:p>0,0475240341012</text:p>
          </table:table-cell>
          <table:table-cell table:formula="of:=[.BD88]-[.BH88]" office:value-type="float" office:value="1" calcext:value-type="float">
            <text:p>1</text:p>
          </table:table-cell>
          <table:table-cell table:formula="of:=[.BL88]/[.BD88]" office:value-type="float" office:value="0.00666666666666667" calcext:value-type="float">
            <text:p>0,006666666666667</text:p>
          </table:table-cell>
          <table:table-cell table:formula="of:=[.BE88]-[.BI88]" office:value-type="float" office:value="1726" calcext:value-type="float">
            <text:p>1726</text:p>
          </table:table-cell>
          <table:table-cell table:formula="of:=[.BN88]/[.BE88]" office:value-type="float" office:value="0.767111111111111" calcext:value-type="float">
            <text:p>0,767111111111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887" calcext:value-type="float">
            <text:p>1887</text:p>
          </table:table-cell>
          <table:table-cell office:value-type="float" office:value="18.87" calcext:value-type="float">
            <text:p>18,87</text:p>
          </table:table-cell>
          <table:table-cell office:value-type="float" office:value="0.094824120603" calcext:value-type="float">
            <text:p>0,094824120603</text:p>
          </table:table-cell>
          <table:table-cell table:formula="of:=[.BQ88]-[.BU88]" office:value-type="float" office:value="0" calcext:value-type="float">
            <text:p>0</text:p>
          </table:table-cell>
          <table:table-cell table:formula="of:=[.BY88]/[.BQ88]" office:value-type="float" office:value="0" calcext:value-type="float">
            <text:p>0</text:p>
          </table:table-cell>
          <table:table-cell table:formula="of:=[.BR88]-[.BV88]" office:value-type="float" office:value="2113" calcext:value-type="float">
            <text:p>2113</text:p>
          </table:table-cell>
          <table:table-cell table:formula="of:=[.CA88]/[.BR88]" office:value-type="float" office:value="0.52825" calcext:value-type="float">
            <text:p>0,52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30" calcext:value-type="float">
            <text:p>230</text:p>
          </table:table-cell>
          <table:table-cell office:value-type="float" office:value="354" calcext:value-type="float">
            <text:p>354</text:p>
          </table:table-cell>
          <table:table-cell office:value-type="float" office:value="3.07826086957" calcext:value-type="float">
            <text:p>3,07826086957</text:p>
          </table:table-cell>
          <table:table-cell office:value-type="float" office:value="0.0134421872033" calcext:value-type="float">
            <text:p>0,0134421872033</text:p>
          </table:table-cell>
          <table:table-cell table:formula="of:=[.CD88]-[.CH88]" office:value-type="float" office:value="20" calcext:value-type="float">
            <text:p>20</text:p>
          </table:table-cell>
          <table:table-cell table:formula="of:=[.CL88]/[.CD88]" office:value-type="float" office:value="0.08" calcext:value-type="float">
            <text:p>0,08</text:p>
          </table:table-cell>
          <table:table-cell table:formula="of:=[.CE88]-[.CI88]" office:value-type="float" office:value="5896" calcext:value-type="float">
            <text:p>5896</text:p>
          </table:table-cell>
          <table:table-cell table:formula="of:=[.CN88]/[.CE88]" office:value-type="float" office:value="0.94336" calcext:value-type="float">
            <text:p>0,94336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5.86956521739" calcext:value-type="float">
            <text:p>5,86956521739</text:p>
          </table:table-cell>
          <table:table-cell office:value-type="float" office:value="0.130434782609" calcext:value-type="float">
            <text:p>0,130434782609</text:p>
          </table:table-cell>
          <table:table-cell table:formula="of:=[.AD89]-[.AH89]" office:value-type="float" office:value="4" calcext:value-type="float">
            <text:p>4</text:p>
          </table:table-cell>
          <table:table-cell table:formula="of:=[.AL89]/[.AD89]" office:value-type="float" office:value="0.08" calcext:value-type="float">
            <text:p>0,08</text:p>
          </table:table-cell>
          <table:table-cell table:formula="of:=[.AE89]-[.AI89]" office:value-type="float" office:value="115" calcext:value-type="float">
            <text:p>115</text:p>
          </table:table-cell>
          <table:table-cell table:formula="of:=[.AN89]/[.AE89]" office:value-type="float" office:value="0.46" calcext:value-type="float">
            <text:p>0,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8" calcext:value-type="float">
            <text:p>78</text:p>
          </table:table-cell>
          <table:table-cell office:value-type="float" office:value="354" calcext:value-type="float">
            <text:p>354</text:p>
          </table:table-cell>
          <table:table-cell office:value-type="float" office:value="9.07692307692" calcext:value-type="float">
            <text:p>9,07692307692</text:p>
          </table:table-cell>
          <table:table-cell office:value-type="float" office:value="0.117882117882" calcext:value-type="float">
            <text:p>0,117882117882</text:p>
          </table:table-cell>
          <table:table-cell table:formula="of:=[.AQ89]-[.AU89]" office:value-type="float" office:value="22" calcext:value-type="float">
            <text:p>22</text:p>
          </table:table-cell>
          <table:table-cell table:formula="of:=[.AY89]/[.AQ89]" office:value-type="float" office:value="0.22" calcext:value-type="float">
            <text:p>0,22</text:p>
          </table:table-cell>
          <table:table-cell table:formula="of:=[.AR89]-[.AV89]" office:value-type="float" office:value="646" calcext:value-type="float">
            <text:p>646</text:p>
          </table:table-cell>
          <table:table-cell table:formula="of:=[.BA89]/[.AR89]" office:value-type="float" office:value="0.646" calcext:value-type="float">
            <text:p>0,6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25" calcext:value-type="float">
            <text:p>125</text:p>
          </table:table-cell>
          <table:table-cell office:value-type="float" office:value="322" calcext:value-type="float">
            <text:p>322</text:p>
          </table:table-cell>
          <table:table-cell office:value-type="float" office:value="5.152" calcext:value-type="float">
            <text:p>5,152</text:p>
          </table:table-cell>
          <table:table-cell office:value-type="float" office:value="0.0415483870968" calcext:value-type="float">
            <text:p>0,0415483870968</text:p>
          </table:table-cell>
          <table:table-cell table:formula="of:=[.BD89]-[.BH89]" office:value-type="float" office:value="25" calcext:value-type="float">
            <text:p>25</text:p>
          </table:table-cell>
          <table:table-cell table:formula="of:=[.BL89]/[.BD89]" office:value-type="float" office:value="0.166666666666667" calcext:value-type="float">
            <text:p>0,166666666666667</text:p>
          </table:table-cell>
          <table:table-cell table:formula="of:=[.BE89]-[.BI89]" office:value-type="float" office:value="1928" calcext:value-type="float">
            <text:p>1928</text:p>
          </table:table-cell>
          <table:table-cell table:formula="of:=[.BN89]/[.BE89]" office:value-type="float" office:value="0.856888888888889" calcext:value-type="float">
            <text:p>0,856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97" calcext:value-type="float">
            <text:p>2197</text:p>
          </table:table-cell>
          <table:table-cell office:value-type="float" office:value="21.97" calcext:value-type="float">
            <text:p>21,97</text:p>
          </table:table-cell>
          <table:table-cell office:value-type="float" office:value="0.11040201005" calcext:value-type="float">
            <text:p>0,11040201005</text:p>
          </table:table-cell>
          <table:table-cell table:formula="of:=[.BQ89]-[.BU89]" office:value-type="float" office:value="0" calcext:value-type="float">
            <text:p>0</text:p>
          </table:table-cell>
          <table:table-cell table:formula="of:=[.BY89]/[.BQ89]" office:value-type="float" office:value="0" calcext:value-type="float">
            <text:p>0</text:p>
          </table:table-cell>
          <table:table-cell table:formula="of:=[.BR89]-[.BV89]" office:value-type="float" office:value="1803" calcext:value-type="float">
            <text:p>1803</text:p>
          </table:table-cell>
          <table:table-cell table:formula="of:=[.CA89]/[.BR89]" office:value-type="float" office:value="0.45075" calcext:value-type="float">
            <text:p>0,45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984" calcext:value-type="float">
            <text:p>3984</text:p>
          </table:table-cell>
          <table:table-cell office:value-type="float" office:value="31.872" calcext:value-type="float">
            <text:p>31,872</text:p>
          </table:table-cell>
          <table:table-cell office:value-type="float" office:value="0.128" calcext:value-type="float">
            <text:p>0,128</text:p>
          </table:table-cell>
          <table:table-cell table:formula="of:=[.CD89]-[.CH89]" office:value-type="float" office:value="0" calcext:value-type="float">
            <text:p>0</text:p>
          </table:table-cell>
          <table:table-cell table:formula="of:=[.CL89]/[.CD89]" office:value-type="float" office:value="0" calcext:value-type="float">
            <text:p>0</text:p>
          </table:table-cell>
          <table:table-cell table:formula="of:=[.CE89]-[.CI89]" office:value-type="float" office:value="2266" calcext:value-type="float">
            <text:p>2266</text:p>
          </table:table-cell>
          <table:table-cell table:formula="of:=[.CN89]/[.CE89]" office:value-type="float" office:value="0.36256" calcext:value-type="float">
            <text:p>0,36256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.83333333333" calcext:value-type="float">
            <text:p>1,83333333333</text:p>
          </table:table-cell>
          <table:table-cell office:value-type="float" office:value="0.0797101449275" calcext:value-type="float">
            <text:p>0,0797101449275</text:p>
          </table:table-cell>
          <table:table-cell table:formula="of:=[.AD90]-[.AH90]" office:value-type="float" office:value="26" calcext:value-type="float">
            <text:p>26</text:p>
          </table:table-cell>
          <table:table-cell table:formula="of:=[.AL90]/[.AD90]" office:value-type="float" office:value="0.52" calcext:value-type="float">
            <text:p>0,52</text:p>
          </table:table-cell>
          <table:table-cell table:formula="of:=[.AE90]-[.AI90]" office:value-type="float" office:value="228" calcext:value-type="float">
            <text:p>228</text:p>
          </table:table-cell>
          <table:table-cell table:formula="of:=[.AN90]/[.AE90]" office:value-type="float" office:value="0.912" calcext:value-type="float">
            <text:p>0,9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983" calcext:value-type="float">
            <text:p>983</text:p>
          </table:table-cell>
          <table:table-cell office:value-type="float" office:value="19.66" calcext:value-type="float">
            <text:p>19,66</text:p>
          </table:table-cell>
          <table:table-cell office:value-type="float" office:value="0.198585858586" calcext:value-type="float">
            <text:p>0,198585858586</text:p>
          </table:table-cell>
          <table:table-cell table:formula="of:=[.AQ90]-[.AU90]" office:value-type="float" office:value="0" calcext:value-type="float">
            <text:p>0</text:p>
          </table:table-cell>
          <table:table-cell table:formula="of:=[.AY90]/[.AQ90]" office:value-type="float" office:value="0" calcext:value-type="float">
            <text:p>0</text:p>
          </table:table-cell>
          <table:table-cell table:formula="of:=[.AR90]-[.AV90]" office:value-type="float" office:value="17" calcext:value-type="float">
            <text:p>17</text:p>
          </table:table-cell>
          <table:table-cell table:formula="of:=[.BA90]/[.AR90]" office:value-type="float" office:value="0.017" calcext:value-type="float">
            <text:p>0,0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9" calcext:value-type="float">
            <text:p>149</text:p>
          </table:table-cell>
          <table:table-cell office:value-type="float" office:value="332" calcext:value-type="float">
            <text:p>332</text:p>
          </table:table-cell>
          <table:table-cell office:value-type="float" office:value="4.45637583893" calcext:value-type="float">
            <text:p>4,45637583893</text:p>
          </table:table-cell>
          <table:table-cell office:value-type="float" office:value="0.0301106475603" calcext:value-type="float">
            <text:p>0,0301106475603</text:p>
          </table:table-cell>
          <table:table-cell table:formula="of:=[.BD90]-[.BH90]" office:value-type="float" office:value="1" calcext:value-type="float">
            <text:p>1</text:p>
          </table:table-cell>
          <table:table-cell table:formula="of:=[.BL90]/[.BD90]" office:value-type="float" office:value="0.00666666666666667" calcext:value-type="float">
            <text:p>0,006666666666667</text:p>
          </table:table-cell>
          <table:table-cell table:formula="of:=[.BE90]-[.BI90]" office:value-type="float" office:value="1918" calcext:value-type="float">
            <text:p>1918</text:p>
          </table:table-cell>
          <table:table-cell table:formula="of:=[.BN90]/[.BE90]" office:value-type="float" office:value="0.852444444444445" calcext:value-type="float">
            <text:p>0,852444444444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9" calcext:value-type="float">
            <text:p>199</text:p>
          </table:table-cell>
          <table:table-cell office:value-type="float" office:value="806" calcext:value-type="float">
            <text:p>806</text:p>
          </table:table-cell>
          <table:table-cell office:value-type="float" office:value="8.10050251256" calcext:value-type="float">
            <text:p>8,10050251256</text:p>
          </table:table-cell>
          <table:table-cell office:value-type="float" office:value="0.0409116288513" calcext:value-type="float">
            <text:p>0,0409116288513</text:p>
          </table:table-cell>
          <table:table-cell table:formula="of:=[.BQ90]-[.BU90]" office:value-type="float" office:value="1" calcext:value-type="float">
            <text:p>1</text:p>
          </table:table-cell>
          <table:table-cell table:formula="of:=[.BY90]/[.BQ90]" office:value-type="float" office:value="0.005" calcext:value-type="float">
            <text:p>0,005</text:p>
          </table:table-cell>
          <table:table-cell table:formula="of:=[.BR90]-[.BV90]" office:value-type="float" office:value="3194" calcext:value-type="float">
            <text:p>3194</text:p>
          </table:table-cell>
          <table:table-cell table:formula="of:=[.CA90]/[.BR90]" office:value-type="float" office:value="0.7985" calcext:value-type="float">
            <text:p>0,79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738" calcext:value-type="float">
            <text:p>4738</text:p>
          </table:table-cell>
          <table:table-cell office:value-type="float" office:value="37.904" calcext:value-type="float">
            <text:p>37,904</text:p>
          </table:table-cell>
          <table:table-cell office:value-type="float" office:value="0.152224899598" calcext:value-type="float">
            <text:p>0,152224899598</text:p>
          </table:table-cell>
          <table:table-cell table:formula="of:=[.CD90]-[.CH90]" office:value-type="float" office:value="0" calcext:value-type="float">
            <text:p>0</text:p>
          </table:table-cell>
          <table:table-cell table:formula="of:=[.CL90]/[.CD90]" office:value-type="float" office:value="0" calcext:value-type="float">
            <text:p>0</text:p>
          </table:table-cell>
          <table:table-cell table:formula="of:=[.CE90]-[.CI90]" office:value-type="float" office:value="1512" calcext:value-type="float">
            <text:p>1512</text:p>
          </table:table-cell>
          <table:table-cell table:formula="of:=[.CN90]/[.CE90]" office:value-type="float" office:value="0.24192" calcext:value-type="float">
            <text:p>0,24192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41" office:value-type="float" office:value="10" calcext:value-type="float">
            <text:p>10,00</text:p>
          </table:table-cell>
          <table:table-cell table:style-name="ce24" office:value-type="float" office:value="0.204081632653" calcext:value-type="float">
            <text:p>0,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.04761904762" calcext:value-type="float">
            <text:p>3,04761904762</text:p>
          </table:table-cell>
          <table:table-cell office:value-type="float" office:value="0.0743321718931" calcext:value-type="float">
            <text:p>0,0743321718931</text:p>
          </table:table-cell>
          <table:table-cell table:formula="of:=[.AD91]-[.AH91]" office:value-type="float" office:value="8" calcext:value-type="float">
            <text:p>8</text:p>
          </table:table-cell>
          <table:table-cell table:formula="of:=[.AL91]/[.AD91]" office:value-type="float" office:value="0.16" calcext:value-type="float">
            <text:p>0,16</text:p>
          </table:table-cell>
          <table:table-cell table:formula="of:=[.AE91]-[.AI91]" office:value-type="float" office:value="186" calcext:value-type="float">
            <text:p>186</text:p>
          </table:table-cell>
          <table:table-cell table:formula="of:=[.AN91]/[.AE91]" office:value-type="float" office:value="0.744" calcext:value-type="float">
            <text:p>0,7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1" office:value-type="float" office:value="20" calcext:value-type="float">
            <text:p>20,00</text:p>
          </table:table-cell>
          <table:table-cell table:style-name="ce24" office:value-type="float" office:value="0.20202020202" calcext:value-type="float">
            <text:p>0,20</text:p>
          </table:table-cell>
          <table:table-cell office:value-type="float" office:value="99" calcext:value-type="float">
            <text:p>99</text:p>
          </table:table-cell>
          <table:table-cell office:value-type="float" office:value="606" calcext:value-type="float">
            <text:p>606</text:p>
          </table:table-cell>
          <table:table-cell office:value-type="float" office:value="12.2424242424" calcext:value-type="float">
            <text:p>12,2424242424</text:p>
          </table:table-cell>
          <table:table-cell office:value-type="float" office:value="0.124922696351" calcext:value-type="float">
            <text:p>0,124922696351</text:p>
          </table:table-cell>
          <table:table-cell table:formula="of:=[.AQ91]-[.AU91]" office:value-type="float" office:value="1" calcext:value-type="float">
            <text:p>1</text:p>
          </table:table-cell>
          <table:table-cell table:formula="of:=[.AY91]/[.AQ91]" office:value-type="float" office:value="0.01" calcext:value-type="float">
            <text:p>0,01</text:p>
          </table:table-cell>
          <table:table-cell table:formula="of:=[.AR91]-[.AV91]" office:value-type="float" office:value="394" calcext:value-type="float">
            <text:p>394</text:p>
          </table:table-cell>
          <table:table-cell table:formula="of:=[.BA91]/[.AR91]" office:value-type="float" office:value="0.394" calcext:value-type="float">
            <text:p>0,3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table:style-name="ce41" office:value-type="float" office:value="30" calcext:value-type="float">
            <text:p>30,00</text:p>
          </table:table-cell>
          <table:table-cell table:style-name="ce24" office:value-type="float" office:value="0.201342281879" calcext:value-type="float">
            <text:p>0,20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2.27722772277" calcext:value-type="float">
            <text:p>2,27722772277</text:p>
          </table:table-cell>
          <table:table-cell office:value-type="float" office:value="0.0227722772277" calcext:value-type="float">
            <text:p>0,0227722772277</text:p>
          </table:table-cell>
          <table:table-cell table:formula="of:=[.BD91]-[.BH91]" office:value-type="float" office:value="49" calcext:value-type="float">
            <text:p>49</text:p>
          </table:table-cell>
          <table:table-cell table:formula="of:=[.BL91]/[.BD91]" office:value-type="float" office:value="0.326666666666667" calcext:value-type="float">
            <text:p>0,326666666666667</text:p>
          </table:table-cell>
          <table:table-cell table:formula="of:=[.BE91]-[.BI91]" office:value-type="float" office:value="2135" calcext:value-type="float">
            <text:p>2135</text:p>
          </table:table-cell>
          <table:table-cell table:formula="of:=[.BN91]/[.BE91]" office:value-type="float" office:value="0.948888888888889" calcext:value-type="float">
            <text:p>0,948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table:style-name="ce41" office:value-type="float" office:value="40" calcext:value-type="float">
            <text:p>40,00</text:p>
          </table:table-cell>
          <table:table-cell table:style-name="ce24" office:value-type="float" office:value="0.201005025126" calcext:value-type="float">
            <text:p>0,20</text:p>
          </table:table-cell>
          <table:table-cell office:value-type="float" office:value="199" calcext:value-type="float">
            <text:p>199</text:p>
          </table:table-cell>
          <table:table-cell office:value-type="float" office:value="1163" calcext:value-type="float">
            <text:p>1163</text:p>
          </table:table-cell>
          <table:table-cell office:value-type="float" office:value="11.6884422111" calcext:value-type="float">
            <text:p>11,6884422111</text:p>
          </table:table-cell>
          <table:table-cell office:value-type="float" office:value="0.0590325364195" calcext:value-type="float">
            <text:p>0,0590325364195</text:p>
          </table:table-cell>
          <table:table-cell table:formula="of:=[.BQ91]-[.BU91]" office:value-type="float" office:value="1" calcext:value-type="float">
            <text:p>1</text:p>
          </table:table-cell>
          <table:table-cell table:formula="of:=[.BY91]/[.BQ91]" office:value-type="float" office:value="0.005" calcext:value-type="float">
            <text:p>0,005</text:p>
          </table:table-cell>
          <table:table-cell table:formula="of:=[.BR91]-[.BV91]" office:value-type="float" office:value="2837" calcext:value-type="float">
            <text:p>2837</text:p>
          </table:table-cell>
          <table:table-cell table:formula="of:=[.CA91]/[.BR91]" office:value-type="float" office:value="0.70925" calcext:value-type="float">
            <text:p>0,70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table:style-name="ce41" office:value-type="float" office:value="50" calcext:value-type="float">
            <text:p>50,00</text:p>
          </table:table-cell>
          <table:table-cell table:style-name="ce24" office:value-type="float" office:value="0.200803212851" calcext:value-type="float">
            <text:p>0,20</text:p>
          </table:table-cell>
          <table:table-cell office:value-type="float" office:value="250" calcext:value-type="float">
            <text:p>250</text:p>
          </table:table-cell>
          <table:table-cell office:value-type="float" office:value="4396" calcext:value-type="float">
            <text:p>4396</text:p>
          </table:table-cell>
          <table:table-cell office:value-type="float" office:value="35.168" calcext:value-type="float">
            <text:p>35,168</text:p>
          </table:table-cell>
          <table:table-cell office:value-type="float" office:value="0.141236947791" calcext:value-type="float">
            <text:p>0,141236947791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1854" calcext:value-type="float">
            <text:p>1854</text:p>
          </table:table-cell>
          <table:table-cell table:formula="of:=[.CN91]/[.CE91]" office:value-type="float" office:value="0.29664" calcext:value-type="float">
            <text:p>0,29664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36842105263" calcext:value-type="float">
            <text:p>1,36842105263</text:p>
          </table:table-cell>
          <table:table-cell office:value-type="float" office:value="0.0760233918129" calcext:value-type="float">
            <text:p>0,0760233918129</text:p>
          </table:table-cell>
          <table:table-cell table:formula="of:=[.AD92]-[.AH92]" office:value-type="float" office:value="31" calcext:value-type="float">
            <text:p>31</text:p>
          </table:table-cell>
          <table:table-cell table:formula="of:=[.AL92]/[.AD92]" office:value-type="float" office:value="0.62" calcext:value-type="float">
            <text:p>0,62</text:p>
          </table:table-cell>
          <table:table-cell table:formula="of:=[.AE92]-[.AI92]" office:value-type="float" office:value="237" calcext:value-type="float">
            <text:p>237</text:p>
          </table:table-cell>
          <table:table-cell table:formula="of:=[.AN92]/[.AE92]" office:value-type="float" office:value="0.948" calcext:value-type="float">
            <text:p>0,9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office:value-type="float" office:value="16.34" calcext:value-type="float">
            <text:p>16,34</text:p>
          </table:table-cell>
          <table:table-cell office:value-type="float" office:value="0.165050505051" calcext:value-type="float">
            <text:p>0,165050505051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183" calcext:value-type="float">
            <text:p>183</text:p>
          </table:table-cell>
          <table:table-cell table:formula="of:=[.BA92]/[.AR92]" office:value-type="float" office:value="0.183" calcext:value-type="float">
            <text:p>0,1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360" calcext:value-type="float">
            <text:p>1360</text:p>
          </table:table-cell>
          <table:table-cell office:value-type="float" office:value="18.1333333333" calcext:value-type="float">
            <text:p>18,1333333333</text:p>
          </table:table-cell>
          <table:table-cell office:value-type="float" office:value="0.121700223714" calcext:value-type="float">
            <text:p>0,121700223714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890" calcext:value-type="float">
            <text:p>890</text:p>
          </table:table-cell>
          <table:table-cell table:formula="of:=[.BN92]/[.BE92]" office:value-type="float" office:value="0.395555555555556" calcext:value-type="float">
            <text:p>0,3955555555555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638" calcext:value-type="float">
            <text:p>1638</text:p>
          </table:table-cell>
          <table:table-cell office:value-type="float" office:value="16.38" calcext:value-type="float">
            <text:p>16,38</text:p>
          </table:table-cell>
          <table:table-cell office:value-type="float" office:value="0.0823115577889" calcext:value-type="float">
            <text:p>0,0823115577889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2362" calcext:value-type="float">
            <text:p>2362</text:p>
          </table:table-cell>
          <table:table-cell table:formula="of:=[.CA92]/[.BR92]" office:value-type="float" office:value="0.5905" calcext:value-type="float">
            <text:p>0,59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229" calcext:value-type="float">
            <text:p>1229</text:p>
          </table:table-cell>
          <table:table-cell office:value-type="float" office:value="9.832" calcext:value-type="float">
            <text:p>9,832</text:p>
          </table:table-cell>
          <table:table-cell office:value-type="float" office:value="0.0394859437751" calcext:value-type="float">
            <text:p>0,0394859437751</text:p>
          </table:table-cell>
          <table:table-cell table:formula="of:=[.CD92]-[.CH92]" office:value-type="float" office:value="0" calcext:value-type="float">
            <text:p>0</text:p>
          </table:table-cell>
          <table:table-cell table:formula="of:=[.CL92]/[.CD92]" office:value-type="float" office:value="0" calcext:value-type="float">
            <text:p>0</text:p>
          </table:table-cell>
          <table:table-cell table:formula="of:=[.CE92]-[.CI92]" office:value-type="float" office:value="5021" calcext:value-type="float">
            <text:p>5021</text:p>
          </table:table-cell>
          <table:table-cell table:formula="of:=[.CN92]/[.CE92]" office:value-type="float" office:value="0.80336" calcext:value-type="float">
            <text:p>0,80336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4.38709677419" calcext:value-type="float">
            <text:p>4,38709677419</text:p>
          </table:table-cell>
          <table:table-cell office:value-type="float" office:value="0.14623655914" calcext:value-type="float">
            <text:p>0,14623655914</text:p>
          </table:table-cell>
          <table:table-cell table:formula="of:=[.AD93]-[.AH93]" office:value-type="float" office:value="19" calcext:value-type="float">
            <text:p>19</text:p>
          </table:table-cell>
          <table:table-cell table:formula="of:=[.AL93]/[.AD93]" office:value-type="float" office:value="0.38" calcext:value-type="float">
            <text:p>0,38</text:p>
          </table:table-cell>
          <table:table-cell table:formula="of:=[.AE93]-[.AI93]" office:value-type="float" office:value="182" calcext:value-type="float">
            <text:p>182</text:p>
          </table:table-cell>
          <table:table-cell table:formula="of:=[.AN93]/[.AE93]" office:value-type="float" office:value="0.728" calcext:value-type="float">
            <text:p>0,7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2" calcext:value-type="float">
            <text:p>92</text:p>
          </table:table-cell>
          <table:table-cell office:value-type="float" office:value="511" calcext:value-type="float">
            <text:p>511</text:p>
          </table:table-cell>
          <table:table-cell office:value-type="float" office:value="11.1086956522" calcext:value-type="float">
            <text:p>11,1086956522</text:p>
          </table:table-cell>
          <table:table-cell office:value-type="float" office:value="0.122073578595" calcext:value-type="float">
            <text:p>0,122073578595</text:p>
          </table:table-cell>
          <table:table-cell table:formula="of:=[.AQ93]-[.AU93]" office:value-type="float" office:value="8" calcext:value-type="float">
            <text:p>8</text:p>
          </table:table-cell>
          <table:table-cell table:formula="of:=[.AY93]/[.AQ93]" office:value-type="float" office:value="0.08" calcext:value-type="float">
            <text:p>0,08</text:p>
          </table:table-cell>
          <table:table-cell table:formula="of:=[.AR93]-[.AV93]" office:value-type="float" office:value="489" calcext:value-type="float">
            <text:p>489</text:p>
          </table:table-cell>
          <table:table-cell table:formula="of:=[.BA93]/[.AR93]" office:value-type="float" office:value="0.489" calcext:value-type="float">
            <text:p>0,48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46" calcext:value-type="float">
            <text:p>146</text:p>
          </table:table-cell>
          <table:table-cell office:value-type="float" office:value="1336" calcext:value-type="float">
            <text:p>1336</text:p>
          </table:table-cell>
          <table:table-cell office:value-type="float" office:value="18.301369863" calcext:value-type="float">
            <text:p>18,301369863</text:p>
          </table:table-cell>
          <table:table-cell office:value-type="float" office:value="0.126216343883" calcext:value-type="float">
            <text:p>0,126216343883</text:p>
          </table:table-cell>
          <table:table-cell table:formula="of:=[.BD93]-[.BH93]" office:value-type="float" office:value="4" calcext:value-type="float">
            <text:p>4</text:p>
          </table:table-cell>
          <table:table-cell table:formula="of:=[.BL93]/[.BD93]" office:value-type="float" office:value="0.0266666666666667" calcext:value-type="float">
            <text:p>0,026666666666667</text:p>
          </table:table-cell>
          <table:table-cell table:formula="of:=[.BE93]-[.BI93]" office:value-type="float" office:value="914" calcext:value-type="float">
            <text:p>914</text:p>
          </table:table-cell>
          <table:table-cell table:formula="of:=[.BN93]/[.BE93]" office:value-type="float" office:value="0.406222222222222" calcext:value-type="float">
            <text:p>0,406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2197" calcext:value-type="float">
            <text:p>2197</text:p>
          </table:table-cell>
          <table:table-cell office:value-type="float" office:value="21.97" calcext:value-type="float">
            <text:p>21,97</text:p>
          </table:table-cell>
          <table:table-cell office:value-type="float" office:value="0.11040201005" calcext:value-type="float">
            <text:p>0,11040201005</text:p>
          </table:table-cell>
          <table:table-cell table:formula="of:=[.BQ93]-[.BU93]" office:value-type="float" office:value="0" calcext:value-type="float">
            <text:p>0</text:p>
          </table:table-cell>
          <table:table-cell table:formula="of:=[.BY93]/[.BQ93]" office:value-type="float" office:value="0" calcext:value-type="float">
            <text:p>0</text:p>
          </table:table-cell>
          <table:table-cell table:formula="of:=[.BR93]-[.BV93]" office:value-type="float" office:value="1803" calcext:value-type="float">
            <text:p>1803</text:p>
          </table:table-cell>
          <table:table-cell table:formula="of:=[.CA93]/[.BR93]" office:value-type="float" office:value="0.45075" calcext:value-type="float">
            <text:p>0,45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4626" calcext:value-type="float">
            <text:p>4626</text:p>
          </table:table-cell>
          <table:table-cell office:value-type="float" office:value="37.008" calcext:value-type="float">
            <text:p>37,008</text:p>
          </table:table-cell>
          <table:table-cell office:value-type="float" office:value="0.148626506024" calcext:value-type="float">
            <text:p>0,148626506024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1624" calcext:value-type="float">
            <text:p>1624</text:p>
          </table:table-cell>
          <table:table-cell table:formula="of:=[.CN93]/[.CE93]" office:value-type="float" office:value="0.25984" calcext:value-type="float">
            <text:p>0,25984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6.36" calcext:value-type="float">
            <text:p>6,36</text:p>
          </table:table-cell>
          <table:table-cell office:value-type="float" office:value="0.129795918367" calcext:value-type="float">
            <text:p>0,129795918367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91" calcext:value-type="float">
            <text:p>91</text:p>
          </table:table-cell>
          <table:table-cell table:formula="of:=[.AN94]/[.AE94]" office:value-type="float" office:value="0.364" calcext:value-type="float">
            <text:p>0,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94]-[.AU94]" office:value-type="float" office:value="93" calcext:value-type="float">
            <text:p>93</text:p>
          </table:table-cell>
          <table:table-cell table:formula="of:=[.AY94]/[.AQ94]" office:value-type="float" office:value="0.93" calcext:value-type="float">
            <text:p>0,93</text:p>
          </table:table-cell>
          <table:table-cell table:formula="of:=[.AR94]-[.AV94]" office:value-type="float" office:value="996" calcext:value-type="float">
            <text:p>996</text:p>
          </table:table-cell>
          <table:table-cell table:formula="of:=[.BA94]/[.AR94]" office:value-type="float" office:value="0.996" calcext:value-type="float">
            <text:p>0,9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69" calcext:value-type="float">
            <text:p>1869</text:p>
          </table:table-cell>
          <table:table-cell office:value-type="float" office:value="24.92" calcext:value-type="float">
            <text:p>24,92</text:p>
          </table:table-cell>
          <table:table-cell office:value-type="float" office:value="0.167248322148" calcext:value-type="float">
            <text:p>0,167248322148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381" calcext:value-type="float">
            <text:p>381</text:p>
          </table:table-cell>
          <table:table-cell table:formula="of:=[.BN94]/[.BE94]" office:value-type="float" office:value="0.169333333333333" calcext:value-type="float">
            <text:p>0,169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36" calcext:value-type="float">
            <text:p>136</text:p>
          </table:table-cell>
          <table:table-cell office:value-type="float" office:value="181" calcext:value-type="float">
            <text:p>181</text:p>
          </table:table-cell>
          <table:table-cell office:value-type="float" office:value="2.66176470588" calcext:value-type="float">
            <text:p>2,66176470588</text:p>
          </table:table-cell>
          <table:table-cell office:value-type="float" office:value="0.0197167755991" calcext:value-type="float">
            <text:p>0,0197167755991</text:p>
          </table:table-cell>
          <table:table-cell table:formula="of:=[.BQ94]-[.BU94]" office:value-type="float" office:value="64" calcext:value-type="float">
            <text:p>64</text:p>
          </table:table-cell>
          <table:table-cell table:formula="of:=[.BY94]/[.BQ94]" office:value-type="float" office:value="0.32" calcext:value-type="float">
            <text:p>0,32</text:p>
          </table:table-cell>
          <table:table-cell table:formula="of:=[.BR94]-[.BV94]" office:value-type="float" office:value="3819" calcext:value-type="float">
            <text:p>3819</text:p>
          </table:table-cell>
          <table:table-cell table:formula="of:=[.CA94]/[.BR94]" office:value-type="float" office:value="0.95475" calcext:value-type="float">
            <text:p>0,95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2625" calcext:value-type="float">
            <text:p>2625</text:p>
          </table:table-cell>
          <table:table-cell office:value-type="float" office:value="21" calcext:value-type="float">
            <text:p>21</text:p>
          </table:table-cell>
          <table:table-cell office:value-type="float" office:value="0.0843373493976" calcext:value-type="float">
            <text:p>0,0843373493976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3625" calcext:value-type="float">
            <text:p>3625</text:p>
          </table:table-cell>
          <table:table-cell table:formula="of:=[.CN94]/[.CE94]" office:value-type="float" office:value="0.58" calcext:value-type="float">
            <text:p>0,58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3.53191489362" calcext:value-type="float">
            <text:p>3,53191489362</text:p>
          </table:table-cell>
          <table:table-cell office:value-type="float" office:value="0.0767807585569" calcext:value-type="float">
            <text:p>0,0767807585569</text:p>
          </table:table-cell>
          <table:table-cell table:formula="of:=[.AD95]-[.AH95]" office:value-type="float" office:value="3" calcext:value-type="float">
            <text:p>3</text:p>
          </table:table-cell>
          <table:table-cell table:formula="of:=[.AL95]/[.AD95]" office:value-type="float" office:value="0.06" calcext:value-type="float">
            <text:p>0,06</text:p>
          </table:table-cell>
          <table:table-cell table:formula="of:=[.AE95]-[.AI95]" office:value-type="float" office:value="167" calcext:value-type="float">
            <text:p>167</text:p>
          </table:table-cell>
          <table:table-cell table:formula="of:=[.AN95]/[.AE95]" office:value-type="float" office:value="0.668" calcext:value-type="float">
            <text:p>0,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  <table:table-cell office:value-type="float" office:value="13.6" calcext:value-type="float">
            <text:p>13,6</text:p>
          </table:table-cell>
          <table:table-cell office:value-type="float" office:value="0.137373737374" calcext:value-type="float">
            <text:p>0,137373737374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320" calcext:value-type="float">
            <text:p>320</text:p>
          </table:table-cell>
          <table:table-cell table:formula="of:=[.BA95]/[.AR95]" office:value-type="float" office:value="0.32" calcext:value-type="float">
            <text:p>0,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031" calcext:value-type="float">
            <text:p>1031</text:p>
          </table:table-cell>
          <table:table-cell office:value-type="float" office:value="13.7466666667" calcext:value-type="float">
            <text:p>13,7466666667</text:p>
          </table:table-cell>
          <table:table-cell office:value-type="float" office:value="0.09225950783" calcext:value-type="float">
            <text:p>0,09225950783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1219" calcext:value-type="float">
            <text:p>1219</text:p>
          </table:table-cell>
          <table:table-cell table:formula="of:=[.BN95]/[.BE95]" office:value-type="float" office:value="0.541777777777778" calcext:value-type="float">
            <text:p>0,54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92" calcext:value-type="float">
            <text:p>192</text:p>
          </table:table-cell>
          <table:table-cell office:value-type="float" office:value="1274" calcext:value-type="float">
            <text:p>1274</text:p>
          </table:table-cell>
          <table:table-cell office:value-type="float" office:value="13.2708333333" calcext:value-type="float">
            <text:p>13,2708333333</text:p>
          </table:table-cell>
          <table:table-cell office:value-type="float" office:value="0.0694808027923" calcext:value-type="float">
            <text:p>0,0694808027923</text:p>
          </table:table-cell>
          <table:table-cell table:formula="of:=[.BQ95]-[.BU95]" office:value-type="float" office:value="8" calcext:value-type="float">
            <text:p>8</text:p>
          </table:table-cell>
          <table:table-cell table:formula="of:=[.BY95]/[.BQ95]" office:value-type="float" office:value="0.04" calcext:value-type="float">
            <text:p>0,04</text:p>
          </table:table-cell>
          <table:table-cell table:formula="of:=[.BR95]-[.BV95]" office:value-type="float" office:value="2726" calcext:value-type="float">
            <text:p>2726</text:p>
          </table:table-cell>
          <table:table-cell table:formula="of:=[.CA95]/[.BR95]" office:value-type="float" office:value="0.6815" calcext:value-type="float">
            <text:p>0,68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3961" calcext:value-type="float">
            <text:p>3961</text:p>
          </table:table-cell>
          <table:table-cell office:value-type="float" office:value="31.688" calcext:value-type="float">
            <text:p>31,688</text:p>
          </table:table-cell>
          <table:table-cell office:value-type="float" office:value="0.127261044177" calcext:value-type="float">
            <text:p>0,127261044177</text:p>
          </table:table-cell>
          <table:table-cell table:formula="of:=[.CD95]-[.CH95]" office:value-type="float" office:value="0" calcext:value-type="float">
            <text:p>0</text:p>
          </table:table-cell>
          <table:table-cell table:formula="of:=[.CL95]/[.CD95]" office:value-type="float" office:value="0" calcext:value-type="float">
            <text:p>0</text:p>
          </table:table-cell>
          <table:table-cell table:formula="of:=[.CE95]-[.CI95]" office:value-type="float" office:value="2289" calcext:value-type="float">
            <text:p>2289</text:p>
          </table:table-cell>
          <table:table-cell table:formula="of:=[.CN95]/[.CE95]" office:value-type="float" office:value="0.36624" calcext:value-type="float">
            <text:p>0,36624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7.92" calcext:value-type="float">
            <text:p>7,92</text:p>
          </table:table-cell>
          <table:table-cell office:value-type="float" office:value="0.161632653061" calcext:value-type="float">
            <text:p>0,161632653061</text:p>
          </table:table-cell>
          <table:table-cell table:formula="of:=[.AD96]-[.AH96]" office:value-type="float" office:value="0" calcext:value-type="float">
            <text:p>0</text:p>
          </table:table-cell>
          <table:table-cell table:formula="of:=[.AL96]/[.AD96]" office:value-type="float" office:value="0" calcext:value-type="float">
            <text:p>0</text:p>
          </table:table-cell>
          <table:table-cell table:formula="of:=[.AE96]-[.AI96]" office:value-type="float" office:value="52" calcext:value-type="float">
            <text:p>52</text:p>
          </table:table-cell>
          <table:table-cell table:formula="of:=[.AN96]/[.AE96]" office:value-type="float" office:value="0.208" calcext:value-type="float">
            <text:p>0,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95" calcext:value-type="float">
            <text:p>95</text:p>
          </table:table-cell>
          <table:table-cell office:value-type="float" office:value="290" calcext:value-type="float">
            <text:p>290</text:p>
          </table:table-cell>
          <table:table-cell office:value-type="float" office:value="6.10526315789" calcext:value-type="float">
            <text:p>6,10526315789</text:p>
          </table:table-cell>
          <table:table-cell office:value-type="float" office:value="0.0649496080627" calcext:value-type="float">
            <text:p>0,0649496080627</text:p>
          </table:table-cell>
          <table:table-cell table:formula="of:=[.AQ96]-[.AU96]" office:value-type="float" office:value="5" calcext:value-type="float">
            <text:p>5</text:p>
          </table:table-cell>
          <table:table-cell table:formula="of:=[.AY96]/[.AQ96]" office:value-type="float" office:value="0.05" calcext:value-type="float">
            <text:p>0,05</text:p>
          </table:table-cell>
          <table:table-cell table:formula="of:=[.AR96]-[.AV96]" office:value-type="float" office:value="710" calcext:value-type="float">
            <text:p>710</text:p>
          </table:table-cell>
          <table:table-cell table:formula="of:=[.BA96]/[.AR96]" office:value-type="float" office:value="0.71" calcext:value-type="float">
            <text:p>0,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687" calcext:value-type="float">
            <text:p>1687</text:p>
          </table:table-cell>
          <table:table-cell office:value-type="float" office:value="22.4933333333" calcext:value-type="float">
            <text:p>22,4933333333</text:p>
          </table:table-cell>
          <table:table-cell office:value-type="float" office:value="0.15096196868" calcext:value-type="float">
            <text:p>0,15096196868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563" calcext:value-type="float">
            <text:p>563</text:p>
          </table:table-cell>
          <table:table-cell table:formula="of:=[.BN96]/[.BE96]" office:value-type="float" office:value="0.250222222222222" calcext:value-type="float">
            <text:p>0,250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1931" calcext:value-type="float">
            <text:p>1931</text:p>
          </table:table-cell>
          <table:table-cell office:value-type="float" office:value="19.31" calcext:value-type="float">
            <text:p>19,31</text:p>
          </table:table-cell>
          <table:table-cell office:value-type="float" office:value="0.0970351758794" calcext:value-type="float">
            <text:p>0,0970351758794</text:p>
          </table:table-cell>
          <table:table-cell table:formula="of:=[.BQ96]-[.BU96]" office:value-type="float" office:value="0" calcext:value-type="float">
            <text:p>0</text:p>
          </table:table-cell>
          <table:table-cell table:formula="of:=[.BY96]/[.BQ96]" office:value-type="float" office:value="0" calcext:value-type="float">
            <text:p>0</text:p>
          </table:table-cell>
          <table:table-cell table:formula="of:=[.BR96]-[.BV96]" office:value-type="float" office:value="2069" calcext:value-type="float">
            <text:p>2069</text:p>
          </table:table-cell>
          <table:table-cell table:formula="of:=[.CA96]/[.BR96]" office:value-type="float" office:value="0.51725" calcext:value-type="float">
            <text:p>0,51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1550" calcext:value-type="float">
            <text:p>1550</text:p>
          </table:table-cell>
          <table:table-cell office:value-type="float" office:value="12.4" calcext:value-type="float">
            <text:p>12,4</text:p>
          </table:table-cell>
          <table:table-cell office:value-type="float" office:value="0.0497991967871" calcext:value-type="float">
            <text:p>0,0497991967871</text:p>
          </table:table-cell>
          <table:table-cell table:formula="of:=[.CD96]-[.CH96]" office:value-type="float" office:value="0" calcext:value-type="float">
            <text:p>0</text:p>
          </table:table-cell>
          <table:table-cell table:formula="of:=[.CL96]/[.CD96]" office:value-type="float" office:value="0" calcext:value-type="float">
            <text:p>0</text:p>
          </table:table-cell>
          <table:table-cell table:formula="of:=[.CE96]-[.CI96]" office:value-type="float" office:value="4700" calcext:value-type="float">
            <text:p>4700</text:p>
          </table:table-cell>
          <table:table-cell table:formula="of:=[.CN96]/[.CE96]" office:value-type="float" office:value="0.752" calcext:value-type="float">
            <text:p>0,752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8.28" calcext:value-type="float">
            <text:p>8,28</text:p>
          </table:table-cell>
          <table:table-cell office:value-type="float" office:value="0.168979591837" calcext:value-type="float">
            <text:p>0,168979591837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43" calcext:value-type="float">
            <text:p>43</text:p>
          </table:table-cell>
          <table:table-cell table:formula="of:=[.AN97]/[.AE97]" office:value-type="float" office:value="0.172" calcext:value-type="float">
            <text:p>0,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  <table:table-cell office:value-type="float" office:value="9.1" calcext:value-type="float">
            <text:p>9,1</text:p>
          </table:table-cell>
          <table:table-cell office:value-type="float" office:value="0.0919191919192" calcext:value-type="float">
            <text:p>0,0919191919192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545" calcext:value-type="float">
            <text:p>545</text:p>
          </table:table-cell>
          <table:table-cell table:formula="of:=[.BA97]/[.AR97]" office:value-type="float" office:value="0.545" calcext:value-type="float">
            <text:p>0,5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958" calcext:value-type="float">
            <text:p>958</text:p>
          </table:table-cell>
          <table:table-cell office:value-type="float" office:value="12.7733333333" calcext:value-type="float">
            <text:p>12,7733333333</text:p>
          </table:table-cell>
          <table:table-cell office:value-type="float" office:value="0.0857270693512" calcext:value-type="float">
            <text:p>0,0857270693512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1292" calcext:value-type="float">
            <text:p>1292</text:p>
          </table:table-cell>
          <table:table-cell table:formula="of:=[.BN97]/[.BE97]" office:value-type="float" office:value="0.574222222222222" calcext:value-type="float">
            <text:p>0,5742222222222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473" calcext:value-type="float">
            <text:p>3473</text:p>
          </table:table-cell>
          <table:table-cell office:value-type="float" office:value="34.73" calcext:value-type="float">
            <text:p>34,73</text:p>
          </table:table-cell>
          <table:table-cell office:value-type="float" office:value="0.174522613065" calcext:value-type="float">
            <text:p>0,174522613065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527" calcext:value-type="float">
            <text:p>527</text:p>
          </table:table-cell>
          <table:table-cell table:formula="of:=[.CA97]/[.BR97]" office:value-type="float" office:value="0.13175" calcext:value-type="float">
            <text:p>0,131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189" calcext:value-type="float">
            <text:p>189</text:p>
          </table:table-cell>
          <table:table-cell office:value-type="float" office:value="254" calcext:value-type="float">
            <text:p>254</text:p>
          </table:table-cell>
          <table:table-cell office:value-type="float" office:value="2.68783068783" calcext:value-type="float">
            <text:p>2,68783068783</text:p>
          </table:table-cell>
          <table:table-cell office:value-type="float" office:value="0.0142969717438" calcext:value-type="float">
            <text:p>0,0142969717438</text:p>
          </table:table-cell>
          <table:table-cell table:formula="of:=[.CD97]-[.CH97]" office:value-type="float" office:value="61" calcext:value-type="float">
            <text:p>61</text:p>
          </table:table-cell>
          <table:table-cell table:formula="of:=[.CL97]/[.CD97]" office:value-type="float" office:value="0.244" calcext:value-type="float">
            <text:p>0,244</text:p>
          </table:table-cell>
          <table:table-cell table:formula="of:=[.CE97]-[.CI97]" office:value-type="float" office:value="5996" calcext:value-type="float">
            <text:p>5996</text:p>
          </table:table-cell>
          <table:table-cell table:formula="of:=[.CN97]/[.CE97]" office:value-type="float" office:value="0.95936" calcext:value-type="float">
            <text:p>0,95936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.11627906977" calcext:value-type="float">
            <text:p>3,11627906977</text:p>
          </table:table-cell>
          <table:table-cell office:value-type="float" office:value="0.0741971207087" calcext:value-type="float">
            <text:p>0,0741971207087</text:p>
          </table:table-cell>
          <table:table-cell table:formula="of:=[.AD98]-[.AH98]" office:value-type="float" office:value="7" calcext:value-type="float">
            <text:p>7</text:p>
          </table:table-cell>
          <table:table-cell table:formula="of:=[.AL98]/[.AD98]" office:value-type="float" office:value="0.14" calcext:value-type="float">
            <text:p>0,14</text:p>
          </table:table-cell>
          <table:table-cell table:formula="of:=[.AE98]-[.AI98]" office:value-type="float" office:value="183" calcext:value-type="float">
            <text:p>183</text:p>
          </table:table-cell>
          <table:table-cell table:formula="of:=[.AN98]/[.AE98]" office:value-type="float" office:value="0.732" calcext:value-type="float">
            <text:p>0,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100" calcext:value-type="float">
            <text:p>100</text:p>
          </table:table-cell>
          <table:table-cell office:value-type="float" office:value="572" calcext:value-type="float">
            <text:p>572</text:p>
          </table:table-cell>
          <table:table-cell office:value-type="float" office:value="11.44" calcext:value-type="float">
            <text:p>11,44</text:p>
          </table:table-cell>
          <table:table-cell office:value-type="float" office:value="0.115555555556" calcext:value-type="float">
            <text:p>0,115555555556</text:p>
          </table:table-cell>
          <table:table-cell table:formula="of:=[.AQ98]-[.AU98]" office:value-type="float" office:value="0" calcext:value-type="float">
            <text:p>0</text:p>
          </table:table-cell>
          <table:table-cell table:formula="of:=[.AY98]/[.AQ98]" office:value-type="float" office:value="0" calcext:value-type="float">
            <text:p>0</text:p>
          </table:table-cell>
          <table:table-cell table:formula="of:=[.AR98]-[.AV98]" office:value-type="float" office:value="428" calcext:value-type="float">
            <text:p>428</text:p>
          </table:table-cell>
          <table:table-cell table:formula="of:=[.BA98]/[.AR98]" office:value-type="float" office:value="0.428" calcext:value-type="float">
            <text:p>0,4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582" calcext:value-type="float">
            <text:p>582</text:p>
          </table:table-cell>
          <table:table-cell office:value-type="float" office:value="7.76" calcext:value-type="float">
            <text:p>7,76</text:p>
          </table:table-cell>
          <table:table-cell office:value-type="float" office:value="0.0520805369128" calcext:value-type="float">
            <text:p>0,0520805369128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1668" calcext:value-type="float">
            <text:p>1668</text:p>
          </table:table-cell>
          <table:table-cell table:formula="of:=[.BN98]/[.BE98]" office:value-type="float" office:value="0.741333333333333" calcext:value-type="float">
            <text:p>0,741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89" calcext:value-type="float">
            <text:p>189</text:p>
          </table:table-cell>
          <table:table-cell office:value-type="float" office:value="365" calcext:value-type="float">
            <text:p>365</text:p>
          </table:table-cell>
          <table:table-cell office:value-type="float" office:value="3.86243386243" calcext:value-type="float">
            <text:p>3,86243386243</text:p>
          </table:table-cell>
          <table:table-cell office:value-type="float" office:value="0.0205448609704" calcext:value-type="float">
            <text:p>0,0205448609704</text:p>
          </table:table-cell>
          <table:table-cell table:formula="of:=[.BQ98]-[.BU98]" office:value-type="float" office:value="11" calcext:value-type="float">
            <text:p>11</text:p>
          </table:table-cell>
          <table:table-cell table:formula="of:=[.BY98]/[.BQ98]" office:value-type="float" office:value="0.055" calcext:value-type="float">
            <text:p>0,055</text:p>
          </table:table-cell>
          <table:table-cell table:formula="of:=[.BR98]-[.BV98]" office:value-type="float" office:value="3635" calcext:value-type="float">
            <text:p>3635</text:p>
          </table:table-cell>
          <table:table-cell table:formula="of:=[.CA98]/[.BR98]" office:value-type="float" office:value="0.90875" calcext:value-type="float">
            <text:p>0,90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150" calcext:value-type="float">
            <text:p>6150</text:p>
          </table:table-cell>
          <table:table-cell office:value-type="float" office:value="49.2" calcext:value-type="float">
            <text:p>49,2</text:p>
          </table:table-cell>
          <table:table-cell office:value-type="float" office:value="0.197590361446" calcext:value-type="float">
            <text:p>0,197590361446</text:p>
          </table:table-cell>
          <table:table-cell table:formula="of:=[.CD98]-[.CH98]" office:value-type="float" office:value="0" calcext:value-type="float">
            <text:p>0</text:p>
          </table:table-cell>
          <table:table-cell table:formula="of:=[.CL98]/[.CD98]" office:value-type="float" office:value="0" calcext:value-type="float">
            <text:p>0</text:p>
          </table:table-cell>
          <table:table-cell table:formula="of:=[.CE98]-[.CI98]" office:value-type="float" office:value="100" calcext:value-type="float">
            <text:p>100</text:p>
          </table:table-cell>
          <table:table-cell table:formula="of:=[.CN98]/[.CE98]" office:value-type="float" office:value="0.016" calcext:value-type="float">
            <text:p>0,016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.73913043478" calcext:value-type="float">
            <text:p>2,73913043478</text:p>
          </table:table-cell>
          <table:table-cell office:value-type="float" office:value="0.0608695652174" calcext:value-type="float">
            <text:p>0,0608695652174</text:p>
          </table:table-cell>
          <table:table-cell table:formula="of:=[.AD99]-[.AH99]" office:value-type="float" office:value="4" calcext:value-type="float">
            <text:p>4</text:p>
          </table:table-cell>
          <table:table-cell table:formula="of:=[.AL99]/[.AD99]" office:value-type="float" office:value="0.08" calcext:value-type="float">
            <text:p>0,08</text:p>
          </table:table-cell>
          <table:table-cell table:formula="of:=[.AE99]-[.AI99]" office:value-type="float" office:value="187" calcext:value-type="float">
            <text:p>187</text:p>
          </table:table-cell>
          <table:table-cell table:formula="of:=[.AN99]/[.AE99]" office:value-type="float" office:value="0.748" calcext:value-type="float">
            <text:p>0,7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5.42857142857" calcext:value-type="float">
            <text:p>5,42857142857</text:p>
          </table:table-cell>
          <table:table-cell office:value-type="float" office:value="0.0786749482402" calcext:value-type="float">
            <text:p>0,0786749482402</text:p>
          </table:table-cell>
          <table:table-cell table:formula="of:=[.AQ99]-[.AU99]" office:value-type="float" office:value="30" calcext:value-type="float">
            <text:p>30</text:p>
          </table:table-cell>
          <table:table-cell table:formula="of:=[.AY99]/[.AQ99]" office:value-type="float" office:value="0.3" calcext:value-type="float">
            <text:p>0,3</text:p>
          </table:table-cell>
          <table:table-cell table:formula="of:=[.AR99]-[.AV99]" office:value-type="float" office:value="810" calcext:value-type="float">
            <text:p>810</text:p>
          </table:table-cell>
          <table:table-cell table:formula="of:=[.BA99]/[.AR99]" office:value-type="float" office:value="0.81" calcext:value-type="float">
            <text:p>0,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796" calcext:value-type="float">
            <text:p>1796</text:p>
          </table:table-cell>
          <table:table-cell office:value-type="float" office:value="23.9466666667" calcext:value-type="float">
            <text:p>23,9466666667</text:p>
          </table:table-cell>
          <table:table-cell office:value-type="float" office:value="0.160715883669" calcext:value-type="float">
            <text:p>0,160715883669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454" calcext:value-type="float">
            <text:p>454</text:p>
          </table:table-cell>
          <table:table-cell table:formula="of:=[.BN99]/[.BE99]" office:value-type="float" office:value="0.201777777777778" calcext:value-type="float">
            <text:p>0,201777777777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200" calcext:value-type="float">
            <text:p>200</text:p>
          </table:table-cell>
          <table:table-cell office:value-type="float" office:value="3452" calcext:value-type="float">
            <text:p>3452</text:p>
          </table:table-cell>
          <table:table-cell office:value-type="float" office:value="34.52" calcext:value-type="float">
            <text:p>34,52</text:p>
          </table:table-cell>
          <table:table-cell office:value-type="float" office:value="0.173467336683" calcext:value-type="float">
            <text:p>0,173467336683</text:p>
          </table:table-cell>
          <table:table-cell table:formula="of:=[.BQ99]-[.BU99]" office:value-type="float" office:value="0" calcext:value-type="float">
            <text:p>0</text:p>
          </table:table-cell>
          <table:table-cell table:formula="of:=[.BY99]/[.BQ99]" office:value-type="float" office:value="0" calcext:value-type="float">
            <text:p>0</text:p>
          </table:table-cell>
          <table:table-cell table:formula="of:=[.BR99]-[.BV99]" office:value-type="float" office:value="548" calcext:value-type="float">
            <text:p>548</text:p>
          </table:table-cell>
          <table:table-cell table:formula="of:=[.CA99]/[.BR99]" office:value-type="float" office:value="0.137" calcext:value-type="float">
            <text:p>0,13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6" calcext:value-type="float">
            <text:p>246</text:p>
          </table:table-cell>
          <table:table-cell office:value-type="float" office:value="1170" calcext:value-type="float">
            <text:p>1170</text:p>
          </table:table-cell>
          <table:table-cell office:value-type="float" office:value="9.51219512195" calcext:value-type="float">
            <text:p>9,51219512195</text:p>
          </table:table-cell>
          <table:table-cell office:value-type="float" office:value="0.038825286212" calcext:value-type="float">
            <text:p>0,038825286212</text:p>
          </table:table-cell>
          <table:table-cell table:formula="of:=[.CD99]-[.CH99]" office:value-type="float" office:value="4" calcext:value-type="float">
            <text:p>4</text:p>
          </table:table-cell>
          <table:table-cell table:formula="of:=[.CL99]/[.CD99]" office:value-type="float" office:value="0.016" calcext:value-type="float">
            <text:p>0,016</text:p>
          </table:table-cell>
          <table:table-cell table:formula="of:=[.CE99]-[.CI99]" office:value-type="float" office:value="5080" calcext:value-type="float">
            <text:p>5080</text:p>
          </table:table-cell>
          <table:table-cell table:formula="of:=[.CN99]/[.CE99]" office:value-type="float" office:value="0.8128" calcext:value-type="float">
            <text:p>0,8128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3.52380952381" calcext:value-type="float">
            <text:p>3,52380952381</text:p>
          </table:table-cell>
          <table:table-cell office:value-type="float" office:value="0.0859465737515" calcext:value-type="float">
            <text:p>0,0859465737515</text:p>
          </table:table-cell>
          <table:table-cell table:formula="of:=[.AD100]-[.AH100]" office:value-type="float" office:value="8" calcext:value-type="float">
            <text:p>8</text:p>
          </table:table-cell>
          <table:table-cell table:formula="of:=[.AL100]/[.AD100]" office:value-type="float" office:value="0.16" calcext:value-type="float">
            <text:p>0,16</text:p>
          </table:table-cell>
          <table:table-cell table:formula="of:=[.AE100]-[.AI100]" office:value-type="float" office:value="176" calcext:value-type="float">
            <text:p>176</text:p>
          </table:table-cell>
          <table:table-cell table:formula="of:=[.AN100]/[.AE100]" office:value-type="float" office:value="0.704" calcext:value-type="float">
            <text:p>0,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645161290323" calcext:value-type="float">
            <text:p>0,0645161290323</text:p>
          </table:table-cell>
          <table:table-cell table:formula="of:=[.AQ100]-[.AU100]" office:value-type="float" office:value="68" calcext:value-type="float">
            <text:p>68</text:p>
          </table:table-cell>
          <table:table-cell table:formula="of:=[.AY100]/[.AQ100]" office:value-type="float" office:value="0.68" calcext:value-type="float">
            <text:p>0,68</text:p>
          </table:table-cell>
          <table:table-cell table:formula="of:=[.AR100]-[.AV100]" office:value-type="float" office:value="968" calcext:value-type="float">
            <text:p>968</text:p>
          </table:table-cell>
          <table:table-cell table:formula="of:=[.BA100]/[.AR100]" office:value-type="float" office:value="0.968" calcext:value-type="float">
            <text:p>0,9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222" calcext:value-type="float">
            <text:p>1222</text:p>
          </table:table-cell>
          <table:table-cell office:value-type="float" office:value="16.2933333333" calcext:value-type="float">
            <text:p>16,2933333333</text:p>
          </table:table-cell>
          <table:table-cell office:value-type="float" office:value="0.109351230425" calcext:value-type="float">
            <text:p>0,109351230425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1028" calcext:value-type="float">
            <text:p>1028</text:p>
          </table:table-cell>
          <table:table-cell table:formula="of:=[.BN100]/[.BE100]" office:value-type="float" office:value="0.456888888888889" calcext:value-type="float">
            <text:p>0,456888888888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89" calcext:value-type="float">
            <text:p>189</text:p>
          </table:table-cell>
          <table:table-cell office:value-type="float" office:value="435" calcext:value-type="float">
            <text:p>435</text:p>
          </table:table-cell>
          <table:table-cell office:value-type="float" office:value="4.60317460317" calcext:value-type="float">
            <text:p>4,60317460317</text:p>
          </table:table-cell>
          <table:table-cell office:value-type="float" office:value="0.0244849712935" calcext:value-type="float">
            <text:p>0,0244849712935</text:p>
          </table:table-cell>
          <table:table-cell table:formula="of:=[.BQ100]-[.BU100]" office:value-type="float" office:value="11" calcext:value-type="float">
            <text:p>11</text:p>
          </table:table-cell>
          <table:table-cell table:formula="of:=[.BY100]/[.BQ100]" office:value-type="float" office:value="0.055" calcext:value-type="float">
            <text:p>0,055</text:p>
          </table:table-cell>
          <table:table-cell table:formula="of:=[.BR100]-[.BV100]" office:value-type="float" office:value="3565" calcext:value-type="float">
            <text:p>3565</text:p>
          </table:table-cell>
          <table:table-cell table:formula="of:=[.CA100]/[.BR100]" office:value-type="float" office:value="0.89125" calcext:value-type="float">
            <text:p>0,8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50" calcext:value-type="float">
            <text:p>250</text:p>
          </table:table-cell>
          <table:table-cell office:value-type="float" office:value="6171" calcext:value-type="float">
            <text:p>6171</text:p>
          </table:table-cell>
          <table:table-cell office:value-type="float" office:value="49.368" calcext:value-type="float">
            <text:p>49,368</text:p>
          </table:table-cell>
          <table:table-cell office:value-type="float" office:value="0.198265060241" calcext:value-type="float">
            <text:p>0,198265060241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79" calcext:value-type="float">
            <text:p>79</text:p>
          </table:table-cell>
          <table:table-cell table:formula="of:=[.CN100]/[.CE100]" office:value-type="float" office:value="0.01264" calcext:value-type="float">
            <text:p>0,01264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" calcext:value-type="float">
            <text:p>0,204081632653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4.68292682927" calcext:value-type="float">
            <text:p>4,68292682927</text:p>
          </table:table-cell>
          <table:table-cell office:value-type="float" office:value="0.117073170732" calcext:value-type="float">
            <text:p>0,117073170732</text:p>
          </table:table-cell>
          <table:table-cell table:formula="of:=[.AD101]-[.AH101]" office:value-type="float" office:value="9" calcext:value-type="float">
            <text:p>9</text:p>
          </table:table-cell>
          <table:table-cell table:formula="of:=[.AL101]/[.AD101]" office:value-type="float" office:value="0.18" calcext:value-type="float">
            <text:p>0,18</text:p>
          </table:table-cell>
          <table:table-cell table:formula="of:=[.AE101]-[.AI101]" office:value-type="float" office:value="154" calcext:value-type="float">
            <text:p>154</text:p>
          </table:table-cell>
          <table:table-cell table:formula="of:=[.AN101]/[.AE101]" office:value-type="float" office:value="0.616" calcext:value-type="float">
            <text:p>0,6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20202020202" calcext:value-type="float">
            <text:p>0,20202020202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4.95081967213" calcext:value-type="float">
            <text:p>4,95081967213</text:p>
          </table:table-cell>
          <table:table-cell office:value-type="float" office:value="0.0825136612022" calcext:value-type="float">
            <text:p>0,0825136612022</text:p>
          </table:table-cell>
          <table:table-cell table:formula="of:=[.AQ101]-[.AU101]" office:value-type="float" office:value="39" calcext:value-type="float">
            <text:p>39</text:p>
          </table:table-cell>
          <table:table-cell table:formula="of:=[.AY101]/[.AQ101]" office:value-type="float" office:value="0.39" calcext:value-type="float">
            <text:p>0,39</text:p>
          </table:table-cell>
          <table:table-cell table:formula="of:=[.AR101]-[.AV101]" office:value-type="float" office:value="849" calcext:value-type="float">
            <text:p>849</text:p>
          </table:table-cell>
          <table:table-cell table:formula="of:=[.BA101]/[.AR101]" office:value-type="float" office:value="0.849" calcext:value-type="float">
            <text:p>0,8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.201342281879" calcext:value-type="float">
            <text:p>0,201342281879</text:p>
          </table:table-cell>
          <table:table-cell office:value-type="float" office:value="150" calcext:value-type="float">
            <text:p>150</text:p>
          </table:table-cell>
          <table:table-cell office:value-type="float" office:value="1826" calcext:value-type="float">
            <text:p>1826</text:p>
          </table:table-cell>
          <table:table-cell office:value-type="float" office:value="24.3466666667" calcext:value-type="float">
            <text:p>24,3466666667</text:p>
          </table:table-cell>
          <table:table-cell office:value-type="float" office:value="0.163400447427" calcext:value-type="float">
            <text:p>0,163400447427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424" calcext:value-type="float">
            <text:p>424</text:p>
          </table:table-cell>
          <table:table-cell table:formula="of:=[.BN101]/[.BE101]" office:value-type="float" office:value="0.188444444444444" calcext:value-type="float">
            <text:p>0,1884444444444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201005025126" calcext:value-type="float">
            <text:p>0,201005025126</text:p>
          </table:table-cell>
          <table:table-cell office:value-type="float" office:value="187" calcext:value-type="float">
            <text:p>187</text:p>
          </table:table-cell>
          <table:table-cell office:value-type="float" office:value="1030" calcext:value-type="float">
            <text:p>1030</text:p>
          </table:table-cell>
          <table:table-cell office:value-type="float" office:value="11.0160427807" calcext:value-type="float">
            <text:p>11,0160427807</text:p>
          </table:table-cell>
          <table:table-cell office:value-type="float" office:value="0.0592260364556" calcext:value-type="float">
            <text:p>0,0592260364556</text:p>
          </table:table-cell>
          <table:table-cell table:formula="of:=[.BQ101]-[.BU101]" office:value-type="float" office:value="13" calcext:value-type="float">
            <text:p>13</text:p>
          </table:table-cell>
          <table:table-cell table:formula="of:=[.BY101]/[.BQ101]" office:value-type="float" office:value="0.065" calcext:value-type="float">
            <text:p>0,065</text:p>
          </table:table-cell>
          <table:table-cell table:formula="of:=[.BR101]-[.BV101]" office:value-type="float" office:value="2970" calcext:value-type="float">
            <text:p>2970</text:p>
          </table:table-cell>
          <table:table-cell table:formula="of:=[.CA101]/[.BR101]" office:value-type="float" office:value="0.7425" calcext:value-type="float">
            <text:p>0,7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0.200803212851" calcext:value-type="float">
            <text:p>0,200803212851</text:p>
          </table:table-cell>
          <table:table-cell office:value-type="float" office:value="242" calcext:value-type="float">
            <text:p>242</text:p>
          </table:table-cell>
          <table:table-cell office:value-type="float" office:value="2906" calcext:value-type="float">
            <text:p>2906</text:p>
          </table:table-cell>
          <table:table-cell office:value-type="float" office:value="24.0165289256" calcext:value-type="float">
            <text:p>24,0165289256</text:p>
          </table:table-cell>
          <table:table-cell office:value-type="float" office:value="0.0996536469943" calcext:value-type="float">
            <text:p>0,0996536469943</text:p>
          </table:table-cell>
          <table:table-cell table:formula="of:=[.CD101]-[.CH101]" office:value-type="float" office:value="8" calcext:value-type="float">
            <text:p>8</text:p>
          </table:table-cell>
          <table:table-cell table:formula="of:=[.CL101]/[.CD101]" office:value-type="float" office:value="0.032" calcext:value-type="float">
            <text:p>0,032</text:p>
          </table:table-cell>
          <table:table-cell table:formula="of:=[.CE101]-[.CI101]" office:value-type="float" office:value="3344" calcext:value-type="float">
            <text:p>3344</text:p>
          </table:table-cell>
          <table:table-cell table:formula="of:=[.CN101]/[.CE101]" office:value-type="float" office:value="0.53504" calcext:value-type="float">
            <text:p>0,53504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.204081632653" calcext:value-type="float">
            <text:p>0,204081632653</text:p>
          </table:table-cell>
          <table:table-cell table:style-name="ce33" office:value-type="float" office:value="49" calcext:value-type="float">
            <text:p>49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6.20408163265" calcext:value-type="float">
            <text:p>6,20408163265</text:p>
          </table:table-cell>
          <table:table-cell table:style-name="ce40" office:value-type="float" office:value="0.12925170068" calcext:value-type="float">
            <text:p>0,12925170068</text:p>
          </table:table-cell>
          <table:table-cell table:style-name="ce33" table:formula="of:=[.AD102]-[.AH102]" office:value-type="float" office:value="1" calcext:value-type="float">
            <text:p>1</text:p>
          </table:table-cell>
          <table:table-cell table:style-name="ce40" table:formula="of:=[.AL102]/[.AD102]" office:value-type="float" office:value="0.02" calcext:value-type="float">
            <text:p>0,02</text:p>
          </table:table-cell>
          <table:table-cell table:style-name="ce33" table:formula="of:=[.AE102]-[.AI102]" office:value-type="float" office:value="98" calcext:value-type="float">
            <text:p>98</text:p>
          </table:table-cell>
          <table:table-cell table:style-name="ce40" table:formula="of:=[.AN102]/[.AE102]" office:value-type="float" office:value="0.392" calcext:value-type="float">
            <text:p>0,392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20" calcext:value-type="float">
            <text:p>20</text:p>
          </table:table-cell>
          <table:table-cell table:style-name="ce40" office:value-type="float" office:value="0.20202020202" calcext:value-type="float">
            <text:p>0,20202020202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862" calcext:value-type="float">
            <text:p>862</text:p>
          </table:table-cell>
          <table:table-cell table:style-name="ce36" office:value-type="float" office:value="17.24" calcext:value-type="float">
            <text:p>17,24</text:p>
          </table:table-cell>
          <table:table-cell table:style-name="ce40" office:value-type="float" office:value="0.174141414141" calcext:value-type="float">
            <text:p>0,174141414141</text:p>
          </table:table-cell>
          <table:table-cell table:style-name="ce33" table:formula="of:=[.AQ102]-[.AU102]" office:value-type="float" office:value="0" calcext:value-type="float">
            <text:p>0</text:p>
          </table:table-cell>
          <table:table-cell table:style-name="ce40" table:formula="of:=[.AY102]/[.AQ102]" office:value-type="float" office:value="0" calcext:value-type="float">
            <text:p>0</text:p>
          </table:table-cell>
          <table:table-cell table:style-name="ce33" table:formula="of:=[.AR102]-[.AV102]" office:value-type="float" office:value="138" calcext:value-type="float">
            <text:p>138</text:p>
          </table:table-cell>
          <table:table-cell table:style-name="ce40" table:formula="of:=[.BA102]/[.AR102]" office:value-type="float" office:value="0.138" calcext:value-type="float">
            <text:p>0,138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2250" calcext:value-type="float">
            <text:p>2250</text:p>
          </table:table-cell>
          <table:table-cell table:style-name="ce36" office:value-type="float" office:value="30" calcext:value-type="float">
            <text:p>30</text:p>
          </table:table-cell>
          <table:table-cell table:style-name="ce40" office:value-type="float" office:value="0.201342281879" calcext:value-type="float">
            <text:p>0,201342281879</text:p>
          </table:table-cell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645" calcext:value-type="float">
            <text:p>645</text:p>
          </table:table-cell>
          <table:table-cell table:style-name="ce36" office:value-type="float" office:value="8.6" calcext:value-type="float">
            <text:p>8,6</text:p>
          </table:table-cell>
          <table:table-cell table:style-name="ce40" office:value-type="float" office:value="0.0577181208054" calcext:value-type="float">
            <text:p>0,0577181208054</text:p>
          </table:table-cell>
          <table:table-cell table:style-name="ce33" table:formula="of:=[.BD102]-[.BH102]" office:value-type="float" office:value="0" calcext:value-type="float">
            <text:p>0</text:p>
          </table:table-cell>
          <table:table-cell table:style-name="ce40" table:formula="of:=[.BL102]/[.BD102]" office:value-type="float" office:value="0" calcext:value-type="float">
            <text:p>0</text:p>
          </table:table-cell>
          <table:table-cell table:style-name="ce33" table:formula="of:=[.BE102]-[.BI102]" office:value-type="float" office:value="1605" calcext:value-type="float">
            <text:p>1605</text:p>
          </table:table-cell>
          <table:table-cell table:style-name="ce40" table:formula="of:=[.BN102]/[.BE102]" office:value-type="float" office:value="0.713333333333333" calcext:value-type="float">
            <text:p>0,713333333333333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0" calcext:value-type="float">
            <text:p>40</text:p>
          </table:table-cell>
          <table:table-cell table:style-name="ce40" office:value-type="float" office:value="0.201005025126" calcext:value-type="float">
            <text:p>0,201005025126</text:p>
          </table:table-cell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3508" calcext:value-type="float">
            <text:p>3508</text:p>
          </table:table-cell>
          <table:table-cell table:style-name="ce36" office:value-type="float" office:value="35.08" calcext:value-type="float">
            <text:p>35,08</text:p>
          </table:table-cell>
          <table:table-cell table:style-name="ce40" office:value-type="float" office:value="0.176281407035" calcext:value-type="float">
            <text:p>0,176281407035</text:p>
          </table:table-cell>
          <table:table-cell table:style-name="ce33" table:formula="of:=[.BQ102]-[.BU102]" office:value-type="float" office:value="0" calcext:value-type="float">
            <text:p>0</text:p>
          </table:table-cell>
          <table:table-cell table:style-name="ce40" table:formula="of:=[.BY102]/[.BQ102]" office:value-type="float" office:value="0" calcext:value-type="float">
            <text:p>0</text:p>
          </table:table-cell>
          <table:table-cell table:style-name="ce33" table:formula="of:=[.BR102]-[.BV102]" office:value-type="float" office:value="492" calcext:value-type="float">
            <text:p>492</text:p>
          </table:table-cell>
          <table:table-cell table:style-name="ce40" table:formula="of:=[.CA102]/[.BR102]" office:value-type="float" office:value="0.123" calcext:value-type="float">
            <text:p>0,123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6250" calcext:value-type="float">
            <text:p>6250</text:p>
          </table:table-cell>
          <table:table-cell table:style-name="ce36" office:value-type="float" office:value="50" calcext:value-type="float">
            <text:p>50</text:p>
          </table:table-cell>
          <table:table-cell table:style-name="ce40" office:value-type="float" office:value="0.200803212851" calcext:value-type="float">
            <text:p>0,200803212851</text:p>
          </table:table-cell>
          <table:table-cell table:style-name="ce33" office:value-type="float" office:value="249" calcext:value-type="float">
            <text:p>249</text:p>
          </table:table-cell>
          <table:table-cell table:style-name="ce36" office:value-type="float" office:value="1870" calcext:value-type="float">
            <text:p>1870</text:p>
          </table:table-cell>
          <table:table-cell table:style-name="ce36" office:value-type="float" office:value="15.0200803213" calcext:value-type="float">
            <text:p>15,0200803213</text:p>
          </table:table-cell>
          <table:table-cell table:style-name="ce40" office:value-type="float" office:value="0.0605648400052" calcext:value-type="float">
            <text:p>0,0605648400052</text:p>
          </table:table-cell>
          <table:table-cell table:style-name="ce33" table:formula="of:=[.CD102]-[.CH102]" office:value-type="float" office:value="1" calcext:value-type="float">
            <text:p>1</text:p>
          </table:table-cell>
          <table:table-cell table:style-name="ce40" table:formula="of:=[.CL102]/[.CD102]" office:value-type="float" office:value="0.004" calcext:value-type="float">
            <text:p>0,004</text:p>
          </table:table-cell>
          <table:table-cell table:style-name="ce33" table:formula="of:=[.CE102]-[.CI102]" office:value-type="float" office:value="4380" calcext:value-type="float">
            <text:p>4380</text:p>
          </table:table-cell>
          <table:table-cell table:style-name="ce40" table:formula="of:=[.CN102]/[.CE102]" office:value-type="float" office:value="0.7008" calcext:value-type="float">
            <text:p>0,7008</text:p>
          </table:table-cell>
        </table:table-row>
      </table:table>
      <table:named-expressions/>
      <table:database-ranges>
        <table:database-range table:name="__Anonymous_Sheet_DB__0" table:target-range-address="'mod1-node'.A51:'mod1-node'.AA61" table:orientation="column"/>
        <table:database-range table:name="__Anonymous_Sheet_DB__1" table:target-range-address="'mod1-edge'.A51:'mod1-edge'.AA61" table:orientation="column"/>
        <table:database-range table:name="__Anonymous_Sheet_DB__2" table:target-range-address="'mod1-node-edge'.A51:'mod1-node-edge'.AA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00:45.167376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7:21.096356360</meta:creation-date>
    <dc:date>2021-02-16T19:01:25.742359120</dc:date>
    <meta:editing-duration>P9DT2H30S</meta:editing-duration>
    <meta:editing-cycles>318</meta:editing-cycles>
    <meta:generator>LibreOffice/6.0.7.3$Linux_X86_64 LibreOffice_project/00m0$Build-3</meta:generator>
    <meta:document-statistic meta:table-count="3" meta:cell-count="19680" meta:object-count="0"/>
  </office:meta>
</office:document-meta>
</file>